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Topoli, Fyholivka, Dvorichna, Masutivka, Kupyansk,...</text:span>
</text:h>
      <text:p text:style-name="P4">
Authors: liveuamap (Language: en)</text:p>
      <text:p text:style-name="P4">
Time: 2023-04-06T-52:48:00</text:p>
      <text:p text:style-name="P4">
Location: Svatove (Latitude:49.46612 Longtitude:37.9073)</text:p>
      <text:p text:style-name="P4">
Videos: []</text:p>
      <text:p text:style-name="P4">
Images: []</text:p>
      <text:p text:style-name="P4">
Tags: ["Russia"]</text:p>
      <text:p text:style-name="P4">
ID: 22554109</text:p>
      <!--METADATA-->
      <text:p text:style-name="P4">
At Kupiansk direction Russian army shelled Topoli, Fyholivka, Dvorichna,Masutivka, Kupyansk, Kucherivka, Krokhmalne, Berestove of Kharkiv region andNovoselivske and Stelmakhivka of Luhansk region, - General Staff of ArmedForces of Ukraine says in the morning report</text:p>
      <text:p text:style-name="P4">
News Collection Link: <text:a xlink:type="simple" xlink:href="https://liveuamap.com/en/2023/6-april-at-kupiansk-direction-russian-army-shelled-topoli" text:style-name="Internet_20_link" text:visited-style-name="Visited_20_Internet_20_Link">
https://liveuamap.com/en/2023/6-april-at-kupiansk-direction-russian-army-shelled-topoli</text:a>
</text:p>
      <text:p text:style-name="P4">
Source: <text:a xlink:type="simple" xlink:href="https://t.me/lumsrc/4423" text:style-name="Internet_20_link" text:visited-style-name="Visited_20_Internet_20_Link">
https://t.me/lumsrc/4423</text:a>
</text:p>
      <!--NEWS-->
      <text:h text:style-name="P10" text:outline-level="1">
<text:span text:style-name="T4">
At Lyman direction Russian army shelled Makiyivka, Nevske, Bilohorivka of Luhansk region and ...</text:span>
</text:h>
      <text:p text:style-name="P4">
Authors: liveuamap (Language: en)</text:p>
      <text:p text:style-name="P4">
Time: 2023-04-06T-54:48:00</text:p>
      <text:p text:style-name="P4">
Location: Donetsk (Latitude:48.74747 Longtitude:38.08411)</text:p>
      <text:p text:style-name="P4">
Videos: []</text:p>
      <text:p text:style-name="P4">
Images: []</text:p>
      <text:p text:style-name="P4">
Tags: ["Russia"]</text:p>
      <text:p text:style-name="P4">
ID: 22554108</text:p>
      <!--METADATA-->
      <text:p text:style-name="P4">
At Lyman direction Russian army shelled Makiyivka, Nevske, Bilohorivka ofLuhansk region and Terny, Zarichne, Torske, Spirne and Rozdolivka of Donetskregion, - General Staff of Armed Forces of Ukraine says in the morning report</text:p>
      <text:p text:style-name="P4">
News Collection Link: <text:a xlink:type="simple" xlink:href="https://liveuamap.com/en/2023/6-april-at-lyman-direction-russian-army-shelled-makiyivka" text:style-name="Internet_20_link" text:visited-style-name="Visited_20_Internet_20_Link">
https://liveuamap.com/en/2023/6-april-at-lyman-direction-russian-army-shelled-makiyivka</text:a>
</text:p>
      <text:p text:style-name="P4">
Source: <text:a xlink:type="simple" xlink:href="https://t.me/lumsrc/4424" text:style-name="Internet_20_link" text:visited-style-name="Visited_20_Internet_20_Link">
https://t.me/lumsrc/4424</text:a>
</text:p>
      <!--NEWS-->
      <text:h text:style-name="P10" text:outline-level="1">
<text:span text:style-name="T4">
At Bakhmut direction Russian army shelled Vasukivka, Minkivka, Orikhovo-Vasylivka, Novomarkov...</text:span>
</text:h>
      <text:p text:style-name="P4">
Authors: liveuamap (Language: en)</text:p>
      <text:p text:style-name="P4">
Time: 2023-04-06T-56:48:00</text:p>
      <text:p text:style-name="P4">
Location: Kostyantynivka (Latitude:48.54755 Longtitude:37.73158)</text:p>
      <text:p text:style-name="P4">
Videos: []</text:p>
      <text:p text:style-name="P4">
Images: []</text:p>
      <text:p text:style-name="P4">
Tags: ["Russia"]</text:p>
      <text:p text:style-name="P4">
ID: 22554107</text:p>
      <!--METADATA-->
      <text:p text:style-name="P4">
At Bakhmut direction Russian army shelled Vasukivka, Minkivka, Orikhovo-Vasylivka, Novomarkove, Hryhorivka, Bakhmut, Ivanivske, Chasiv Yar,Novodmytrivka, Bila Hora, Kleban-Byk, Toretsk and Shumy of Donetsk region, -General Staff of Armed Forces of Ukraine says in the morning report</text:p>
      <text:p text:style-name="P4">
News Collection Link: <text:a xlink:type="simple" xlink:href="https://liveuamap.com/en/2023/6-april-at-bakhmut-direction-russian-army-shelled-vasukivka" text:style-name="Internet_20_link" text:visited-style-name="Visited_20_Internet_20_Link">
https://liveuamap.com/en/2023/6-april-at-bakhmut-direction-russian-army-shelled-vasukivka</text:a>
</text:p>
      <text:p text:style-name="P4">
Source: <text:a xlink:type="simple" xlink:href="https://t.me/lumsrc/4425" text:style-name="Internet_20_link" text:visited-style-name="Visited_20_Internet_20_Link">
https://t.me/lumsrc/4425</text:a>
</text:p>
      <!--NEWS-->
      <text:h text:style-name="P10" text:outline-level="1">
<text:span text:style-name="T4">
At Avdiyivka and Maryinka directions Russian army shelled Novokalynove, Berdychi, Lastochkyne...</text:span>
</text:h>
      <text:p text:style-name="P4">
Authors: liveuamap (Language: en)</text:p>
      <text:p text:style-name="P4">
Time: 2023-04-06T-58:48:00</text:p>
      <text:p text:style-name="P4">
Location: Donetsk Oblast (Latitude:47.91583 Longtitude:37.46602)</text:p>
      <text:p text:style-name="P4">
Videos: []</text:p>
      <text:p text:style-name="P4">
Images: []</text:p>
      <text:p text:style-name="P4">
Tags: ["Russia"]</text:p>
      <text:p text:style-name="P4">
ID: 22554106</text:p>
      <!--METADATA-->
      <text:p text:style-name="P4">
At Avdiyivka and Maryinka directions Russian army shelled Novokalynove,Berdychi, Lastochkyne, Avdiyivka, Netaylove, Pervomayske, Krasnohorivka,Heorhiyivka, Maryinka and Pobyeda, - General Staff of Armed Forces of Ukrainesays in the morning report</text:p>
      <text:p text:style-name="P4">
News Collection Link: <text:a xlink:type="simple" xlink:href="https://liveuamap.com/en/2023/6-april-at-avdiyivka-and-maryinka-directions-russian-army" text:style-name="Internet_20_link" text:visited-style-name="Visited_20_Internet_20_Link">
https://liveuamap.com/en/2023/6-april-at-avdiyivka-and-maryinka-directions-russian-army</text:a>
</text:p>
      <text:p text:style-name="P4">
Source: <text:a xlink:type="simple" xlink:href="https://t.me/lumsrc/4426" text:style-name="Internet_20_link" text:visited-style-name="Visited_20_Internet_20_Link">
https://t.me/lumsrc/4426</text:a>
</text:p>
      <!--NEWS-->
      <text:h text:style-name="P10" text:outline-level="1">
<text:span text:style-name="T4">
At Shaktarske direction Russian army shelled Novomykhaylivka, Vuhledar, Prechystivka and Vely...</text:span>
</text:h>
      <text:p text:style-name="P4">
Authors: liveuamap (Language: en)</text:p>
      <text:p text:style-name="P4">
Time: 2023-04-06T-60:48:00</text:p>
      <text:p text:style-name="P4">
Location: Donetsk (Latitude:47.85487 Longtitude:37.47437)</text:p>
      <text:p text:style-name="P4">
Videos: []</text:p>
      <text:p text:style-name="P4">
Images: []</text:p>
      <text:p text:style-name="P4">
Tags: ["Russia"]</text:p>
      <text:p text:style-name="P4">
ID: 22554105</text:p>
      <!--METADATA-->
      <text:p text:style-name="P4">
At Shaktarske direction Russian army shelled Novomykhaylivka, Vuhledar,Prechystivka and Velyka Novosilka of Donetsk region, - General Staff of ArmedForces of Ukraine says in the morning report</text:p>
      <text:p text:style-name="P4">
News Collection Link: <text:a xlink:type="simple" xlink:href="https://liveuamap.com/en/2023/6-april-at-shaktarske-direction-russian-army-shelled-novomykhaylivka" text:style-name="Internet_20_link" text:visited-style-name="Visited_20_Internet_20_Link">
https://liveuamap.com/en/2023/6-april-at-shaktarske-direction-russian-army-shelled-novomykhaylivka</text:a>
</text:p>
      <text:p text:style-name="P4">
Source: <text:a xlink:type="simple" xlink:href="https://t.me/lumsrc/4427" text:style-name="Internet_20_link" text:visited-style-name="Visited_20_Internet_20_Link">
https://t.me/lumsrc/4427</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4-06T-62:48:00</text:p>
      <text:p text:style-name="P4">
Location: Kherson (Latitude:46.63005 Longtitude:32.6015)</text:p>
      <text:p text:style-name="P4">
Videos: []</text:p>
      <text:p text:style-name="P4">
Images: []</text:p>
      <text:p text:style-name="P4">
Tags: ["Russia"]</text:p>
      <text:p text:style-name="P4">
ID: 22554104</text:p>
      <!--METADATA-->
      <text:p text:style-name="P4">
At Zaporizhzhia and Kherson directions Russian army shelled Vremivka andNovopil of Donetsk region; Malynivka, Zaliznychne, Huliaipilske, MalaTokmachka, Novopavlivka, Kamyanske of Zaporizhzhia region, alsoNovooleksandrivka, Havrylivka, Novoberyslav, Kozatske, Mykolayivka, Lvove,Ivanivka, Antonivka, Stepanivka and Chornobayivka of Kherson region, - GeneralStaff of Armed Forces of Ukraine says in the morning report</text:p>
      <text:p text:style-name="P4">
News Collection Link: <text:a xlink:type="simple" xlink:href="https://liveuamap.com/en/2023/6-april-at-zaporizhzhia-and-kherson-directions-russian-army" text:style-name="Internet_20_link" text:visited-style-name="Visited_20_Internet_20_Link">
https://liveuamap.com/en/2023/6-april-at-zaporizhzhia-and-kherson-directions-russian-army</text:a>
</text:p>
      <text:p text:style-name="P4">
Source: <text:a xlink:type="simple" xlink:href="https://t.me/lumsrc/4428" text:style-name="Internet_20_link" text:visited-style-name="Visited_20_Internet_20_Link">
https://t.me/lumsrc/442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6T-64:48:00</text:p>
      <text:p text:style-name="P4">
Location: Marinka, Donetsk Oblast (Latitude:47.94349 Longtitude:37.5008)</text:p>
      <text:p text:style-name="P4">
Videos: []</text:p>
      <text:p text:style-name="P4">
Images: []</text:p>
      <text:p text:style-name="P4">
Tags: ["Russia"]</text:p>
      <text:p text:style-name="P4">
ID: 22554103</text:p>
      <!--METADATA-->
      <text:p text:style-name="P4">
Russian forces conducting offensive actions at Lyman, Bakhmut, Avdiivka andMaryinka directions. Ukrainian military repelled over 60 Russian attacks.Russian forces attempting to advance near Nevske and Serebryanske forestry,Bakhmut, Bohdanivka and Ivanivske, Novokalynove, Avdiyivka and Maryinka ofDonetsk region, - General Staff of Armed Forces of Ukraine says in the morningreport</text:p>
      <text:p text:style-name="P4">
News Collection Link: <text:a xlink:type="simple" xlink:href="https://liveuamap.com/en/2023/6-april-russian-forces-conducting-offensive-actions-at-lyman" text:style-name="Internet_20_link" text:visited-style-name="Visited_20_Internet_20_Link">
https://liveuamap.com/en/2023/6-april-russian-forces-conducting-offensive-actions-at-lyman</text:a>
</text:p>
      <text:p text:style-name="P4">
Source: <text:a xlink:type="simple" xlink:href="https://t.me/lumsrc/4429" text:style-name="Internet_20_link" text:visited-style-name="Visited_20_Internet_20_Link">
https://t.me/lumsrc/4429</text:a>
</text:p>
      <!--NEWS-->
      <text:h text:style-name="P10" text:outline-level="1">
<text:span text:style-name="T4">
Chernihivska Oblast, Sumska Oblast(22:26). Red Alert: aerial threat. Sirens sounding. Take co...</text:span>
</text:h>
      <text:p text:style-name="P4">
Authors: liveuamap (Language: en)</text:p>
      <text:p text:style-name="P4">
Time: 2023-04-06T16:27:00</text:p>
      <text:p text:style-name="P4">
Location: Chernihivska Oblast (Latitude:51.33325 Longtitude:32.00031)</text:p>
      <text:p text:style-name="P4">
Videos: []</text:p>
      <text:p text:style-name="P4">
Images: []</text:p>
      <text:p text:style-name="P4">
Tags: ["Europe", "Central and Eastern Europe"]</text:p>
      <text:p text:style-name="P4">
ID: 22554245</text:p>
      <!--METADATA-->
      <text:p text:style-name="P4">
Chernihivska Oblast, Sumska Oblast(22:26). Red Alert: aerial threat. Sirenssounding. Take cover now!</text:p>
      <text:p text:style-name="P4">
News Collection Link: <text:a xlink:type="simple" xlink:href="https://liveuamap.com/en/2023/06-april-chernihivska-oblast-sumska-oblast222g" text:style-name="Internet_20_link" text:visited-style-name="Visited_20_Internet_20_Link">
https://liveuamap.com/en/2023/06-april-chernihivska-oblast-sumska-oblast222g</text:a>
</text:p>
      <text:p text:style-name="P4">
Source: <text:a xlink:type="simple" xlink:href="https://t.me/air_alert_ua/42701" text:style-name="Internet_20_link" text:visited-style-name="Visited_20_Internet_20_Link">
https://t.me/air_alert_ua/42701</text:a>
</text:p>
      <!--NEWS-->
      <text:h text:style-name="P10" text:outline-level="1">
<text:span text:style-name="T4">
РНБО та уряд готують санкції проти осіб, які працюють на російську агресію - Президент</text:span>
</text:h>
      <text:p text:style-name="P4">
Authors: Ukrinform (Person)</text:p>
      <text:p text:style-name="P4">
Publisher: Укринформ (Organization)</text:p>
      <text:p text:style-name="P4">
Published Time: 2023-04-07T-15:48:00+03:00</text:p>
      <text:p text:style-name="P4">
Modified Time: 2023-04-07T23:48:00+03:00</text:p>
      <text:p text:style-name="P4">
Description: РНБО та уряд готують санкції проти осіб, що працюють на російську агресію.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Агресія РФ', 'Зеленський']</text:p>
      <text:p text:style-name="P4">
Type: Article</text:p>
      <!--METADATA-->
      <text:p text:style-name="P4">
<draw:frame draw:style-name="fr1" draw:name="Image2" text:anchor-type="as-char" svg:width="6.9236in" svg:height="3.956343in" draw:z-index="0">
<draw:image xlink:href="../Images/yкринформ/2023-04-07T-15-48-00-03-00/630_360_1678962741-175.jpeg" xlink:type="simple" xlink:show="embed" xlink:actuate="onLoad" draw:mime-type="image/jpeg"/>
</draw:frame>
 РНБО тауряд готують санкції проти осіб, що працюють на російську агресію.</text:p>
      <text:p text:style-name="P4">
Про це під час вечірнього <text:a xlink:type="simple" xlink:href="https://www.youtube.com/watch" text:style-name="Internet_20_link" text:visited-style-name="Visited_20_Internet_20_Link">
 </text:a>
заявив Президент України Володимир Зеленський, передає Укрінформ.</text:p>
      <text:p text:style-name="P4">
_<text:span text:style-name="T4">
Відео</text:span>
 : <text:a xlink:type="simple" xlink:href="https://t.me/OP_UA/9196" text:style-name="Internet_20_link" text:visited-style-name="Visited_20_Internet_20_Link">
 </text:a>
 _</text:p>
      <text:p text:style-name="P4">
"Апарат РНБО разом з урядом, разом з міністерствами готує новий потужнийсанкційний список осіб, які працюють на агресію. Вони будуть заблоковані", -сказа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economy/3690406-zelenskij-vviv-sankcii-proti-bils-ak-650-fizicnih-i-uridicnih-osib-aki-pracuut-na-agresiu-rf.html" text:style-name="Internet_20_link" text:visited-style-name="Visited_20_Internet_20_Link">
 <text:span text:style-name="T4">
санкції</text:span>
 </text:a>
</text:p>
      <text:p text:style-name="P4">
Як повідомляв Укрінформ, Національне агентство з питань запобігання корупціїнесло найбільшу нафтопромислову компанії у світі SLB до списку міжнароднихспонсорів війни через співпрацю російськими нафтогазовими гігантами.</text:p>
      <text:p text:style-name="P4">
<text:span text:style-name="T5">
Фото: Офіс Президента</text:span>
</text:p>
      <text:p text:style-name="P4">
Source: <text:a xlink:type="simple" xlink:href="https://www.ukrinform.ua/rubric-polytics/3693104-rnbo-ta-urad-gotuut-sankcii-proti-osib-aki-pracuut-na-rosijsku-agresiu-zelenskij.html" text:style-name="Internet_20_link" text:visited-style-name="Visited_20_Internet_20_Link">
https://www.ukrinform.ua/rubric-polytics/3693104-rnbo-ta-urad-gotuut-sankcii-proti-osib-aki-pracuut-na-rosijsku-agresiu-zelenskij.html</text:a>
</text:p>
      <!--NEWS-->
      <text:h text:style-name="P10" text:outline-level="1">
<text:span text:style-name="T4">
At Kupiansk direction Russian army shelled Topoli, Fyholivka, Novomlynsk, Dvorichna, Zapadne,...</text:span>
</text:h>
      <text:p text:style-name="P4">
Authors: liveuamap (Language: en)</text:p>
      <text:p text:style-name="P4">
Time: 2023-04-07T-15:52:00</text:p>
      <text:p text:style-name="P4">
Location: Kharkiv (Latitude:49.52343 Longtitude:37.95055)</text:p>
      <text:p text:style-name="P4">
Videos: []</text:p>
      <text:p text:style-name="P4">
Images: []</text:p>
      <text:p text:style-name="P4">
Tags: ["Russia"]</text:p>
      <text:p text:style-name="P4">
ID: 22554367</text:p>
      <!--METADATA-->
      <text:p text:style-name="P4">
At Kupiansk direction Russian army shelled Topoli, Fyholivka, Novomlynsk,Dvorichna, Zapadne, Lyman Pershyy, Krokhmalne, Berestove of Kharkiv region andNovoselivske of Luhansk region, - General Staff of Armed Forces of Ukrainesays in the morning report</text:p>
      <text:p text:style-name="P4">
News Collection Link: <text:a xlink:type="simple" xlink:href="https://liveuamap.com/en/2023/7-april-at-kupiansk-direction-russian-army-shelled-topoli" text:style-name="Internet_20_link" text:visited-style-name="Visited_20_Internet_20_Link">
https://liveuamap.com/en/2023/7-april-at-kupiansk-direction-russian-army-shelled-topoli</text:a>
</text:p>
      <text:p text:style-name="P4">
Source: <text:a xlink:type="simple" xlink:href="https://t.me/lumsrc/4431" text:style-name="Internet_20_link" text:visited-style-name="Visited_20_Internet_20_Link">
https://t.me/lumsrc/4431</text:a>
</text:p>
      <!--NEWS-->
      <text:h text:style-name="P10" text:outline-level="1">
<text:span text:style-name="T4">
Албанія продовжила термін дії захисту українців</text:span>
</text:h>
      <text:p text:style-name="P4">
Authors: Ukrinform (Person)</text:p>
      <text:p text:style-name="P4">
Publisher: Укринформ (Organization)</text:p>
      <text:p text:style-name="P4">
Published Time: 2023-04-07T-17:41:00+03:00</text:p>
      <text:p text:style-name="P4">
Modified Time: 2023-04-07T23:41:00+03:00</text:p>
      <text:p text:style-name="P4">
Description: Уряд Албанії продовжив до вересня цього року термін дії захисту українських біженців, які вимушено виїхали з України внаслідок повномасштабної російської агресії. — Укрінформ.</text:p>
      <text:p text:style-name="P4">
Images: ["<text:a xlink:type="simple" xlink:href="https://static.ukrinform.com/photos/2020_01/thumb_files/630_360_1579512029-298.jpg" text:style-name="Internet_20_link" text:visited-style-name="Visited_20_Internet_20_Link">
630_360_15795...</text:a>
"]</text:p>
      <text:p text:style-name="P4">
Tags: ['Албанія', 'Україна', 'Біженці']</text:p>
      <text:p text:style-name="P4">
Type: Article</text:p>
      <!--METADATA-->
      <text:p text:style-name="P4">
<draw:frame draw:style-name="fr1" draw:name="Image3" text:anchor-type="as-char" svg:width="6.9236in" svg:height="3.956343in" draw:z-index="0">
<draw:image xlink:href="../Images/yкринформ/2023-04-07T-17-41-00-03-00/630_360_1579512029-298.jpg" xlink:type="simple" xlink:show="embed" xlink:actuate="onLoad" draw:mime-type="image/jpeg"/>
</draw:frame>
 УрядАлбанії продовжив до вересня цього року термін дії захисту українськихбіженців, які вимушено виїхали з України внаслідок повномасштабної російськоїагресії.</text:p>
      <text:p text:style-name="P4">
Про це повідомляє <text:a xlink:type="simple" xlink:href="https://www.euractiv.com/section/politics/news/albania-extends-protection-for-ukrainian-afghan-refugees/" text:style-name="Internet_20_link" text:visited-style-name="Visited_20_Internet_20_Link">
 </text:a>
 , передає Укрінформ.</text:p>
      <text:p text:style-name="P4">
Після повномасштабного вторгнення росії в Україну в лютому 2022 року Албаніяприйняла сотні українських жінок і дітей, переважно у Дурресі, найбільшомуприбережному місті країн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text:p>
      <text:p text:style-name="P4">
Також зазначається, що влітку 2021 року Албанія відкрила свої кордони дляпонад двох тисяч афганських біженців, які втекли з країни після захопленнявлади талібами.</text:p>
      <text:p text:style-name="P4">
Їх розмістили спочатку в університетських гуртожитках, а потім у готелях, покибіженці оформлювали візи до інших країн. Більшість афганських втікачівпрацювали на міжнародні організації, місцеві НУО, були журналістами або мализв'язки з НАТО.</text:p>
      <text:p text:style-name="P4">
Як повідомляв Укрінформ, Словацька Республіка продовжила термін діїтимчасового притулку для українських біженців до 4 березня 2024 року.</text:p>
      <text:p text:style-name="P4">
Source: <text:a xlink:type="simple" xlink:href="https://www.ukrinform.ua/rubric-society/3692931-albania-prodovzila-termin-dii-zahistu-ukrainciv.html" text:style-name="Internet_20_link" text:visited-style-name="Visited_20_Internet_20_Link">
https://www.ukrinform.ua/rubric-society/3692931-albania-prodovzila-termin-dii-zahistu-ukrainciv.html</text:a>
</text:p>
      <!--NEWS-->
      <text:h text:style-name="P10" text:outline-level="1">
<text:span text:style-name="T4">
At Lyman direction Russian army shelled Nevske, Dibrova, Bilohorivka of Luhansk region and Te...</text:span>
</text:h>
      <text:p text:style-name="P4">
Authors: liveuamap (Language: en)</text:p>
      <text:p text:style-name="P4">
Time: 2023-04-07T-17:52:00</text:p>
      <text:p text:style-name="P4">
Location: Donetsk (Latitude:48.75336 Longtitude:38.0757)</text:p>
      <text:p text:style-name="P4">
Videos: []</text:p>
      <text:p text:style-name="P4">
Images: []</text:p>
      <text:p text:style-name="P4">
Tags: ["Russia"]</text:p>
      <text:p text:style-name="P4">
ID: 22554366</text:p>
      <!--METADATA-->
      <text:p text:style-name="P4">
At Lyman direction Russian army shelled Nevske, Dibrova, Bilohorivka ofLuhansk region and Terny, Spirne and Rozdolivka of Donetsk region, - GeneralStaff of Armed Forces of Ukraine says in the morning report</text:p>
      <text:p text:style-name="P4">
News Collection Link: <text:a xlink:type="simple" xlink:href="https://liveuamap.com/en/2023/7-april-at-lyman-direction-russian-army-shelled-nevske-dibrova" text:style-name="Internet_20_link" text:visited-style-name="Visited_20_Internet_20_Link">
https://liveuamap.com/en/2023/7-april-at-lyman-direction-russian-army-shelled-nevske-dibrova</text:a>
</text:p>
      <text:p text:style-name="P4">
Source: <text:a xlink:type="simple" xlink:href="https://t.me/lumsrc/4432" text:style-name="Internet_20_link" text:visited-style-name="Visited_20_Internet_20_Link">
https://t.me/lumsrc/4432</text:a>
</text:p>
      <!--NEWS-->
      <text:h text:style-name="P10" text:outline-level="1">
<text:span text:style-name="T4">
Зеленський про засідання Ставки: Основна увага – боям за Авдіївку, Бахмут та Луганщину</text:span>
</text:h>
      <text:p text:style-name="P4">
Authors: Ukrinform (Person)</text:p>
      <text:p text:style-name="P4">
Publisher: Укринформ (Organization)</text:p>
      <text:p text:style-name="P4">
Published Time: 2023-04-07T-19:34:00+03:00</text:p>
      <text:p text:style-name="P4">
Modified Time: 2023-04-07T23:34:00+03:00</text:p>
      <text:p text:style-name="P4">
Description: Основна увага на Ставці була приділена боям за Авдіївку та Бахмут. — Укрінформ.</text:p>
      <text:p text:style-name="P4">
Images: ["<text:a xlink:type="simple" xlink:href="https://static.ukrinform.com/photos/2023_04/thumb_files/630_360_1680900004-679.jpeg" text:style-name="Internet_20_link" text:visited-style-name="Visited_20_Internet_20_Link">
630_360_16809...</text:a>
"]</text:p>
      <text:p text:style-name="P4">
Tags: ['Бахмут', 'Авдіївка', 'Зеленський', 'Війна з росією']</text:p>
      <text:p text:style-name="P4">
Type: Article</text:p>
      <!--METADATA-->
      <text:p text:style-name="P4">
<draw:frame draw:style-name="fr1" draw:name="Image4" text:anchor-type="as-char" svg:width="6.9236in" svg:height="3.956343in" draw:z-index="0">
<draw:image xlink:href="../Images/yкринформ/2023-04-07T-19-34-00-03-00/630_360_1680900004-679.jpeg" xlink:type="simple" xlink:show="embed" xlink:actuate="onLoad" draw:mime-type="image/jpeg"/>
</draw:frame>
 Основнаувага на Ставці була приділена боям за Авдіївку та Бахмут.</text:p>
      <text:p text:style-name="P4">
Про це Президент сказав <text:a xlink:type="simple" xlink:href="https://www.youtube.com/watch" text:style-name="Internet_20_link" text:visited-style-name="Visited_20_Internet_20_Link">
</text:a>
, передає Укрінформ.</text:p>
      <text:p text:style-name="P4">
"Ставка. Основна увага – боям за Авдіївку і Бахмут, за Луганщину, за кожен ізтих напрямків, де ворог намагається зламати оборону всієї України", - сказавВолодимир Зеленський.</text:p>
      <text:p text:style-name="P4">
Окремо, за його словами було розглянуто питання підготовки нових бригад,постачання боєприпасів та зброї у війська.</text:p>
      <text:p text:style-name="P4">
<text:span text:style-name="T4">
Читайте також:</text:span>
 <text:a xlink:type="simple" xlink:href="https://www.ukrinform.ua/rubric-ato/3692919-protidia-vitoku-informacii-ta-situacia-na-fronti-zelenskij-proviv-zasidanna-stavki.html" text:style-name="Internet_20_link" text:visited-style-name="Visited_20_Internet_20_Link">
 <text:span text:style-name="T4">
Ставк</text:span>
 </text:a>
</text:p>
      <text:p text:style-name="P4">
Також глава держави провів нараду щодо стратегічних та поточних питаньукраїнської енергетики, зокрема щодо розвитку й захисту нашої енергосистеми забудь-яких умов, та щодо енергозабезпечення населення та бізнесу.</text:p>
      <text:p text:style-name="P4">
Як повідомляв Укрінформ, <text:a xlink:type="simple" xlink:href="https://www.ukrinform.ua/rubric-ato/3693101-prezident-vidznaciv-derzavnimi-nagorodami-771-ukrainskogo-voina.html" text:style-name="Internet_20_link" text:visited-style-name="Visited_20_Internet_20_Link">
 </text:a>
 . Загалом за час повномасштабної війни більше ніж 43,5 тисячінаших захисників і захисниць відзначені державними нагородами.</text:p>
      <text:p text:style-name="P4">
Фото: ОП</text:p>
      <text:p text:style-name="P4">
Source: <text:a xlink:type="simple" xlink:href="https://www.ukrinform.ua/rubric-ato/3693103-zelenskij-pro-zasidanna-stavki-osnovna-uvaga-boam-za-avdiivku-bahmut-ta-lugansinu.html" text:style-name="Internet_20_link" text:visited-style-name="Visited_20_Internet_20_Link">
https://www.ukrinform.ua/rubric-ato/3693103-zelenskij-pro-zasidanna-stavki-osnovna-uvaga-boam-za-avdiivku-bahmut-ta-lugansinu.html</text:a>
</text:p>
      <!--NEWS-->
      <text:h text:style-name="P10" text:outline-level="1">
<text:span text:style-name="T4">
At Bakhmut direction Russian army shelled Vasukivka, Orikhovo-Vasylivka, Novomarkove, Bakhmut...</text:span>
</text:h>
      <text:p text:style-name="P4">
Authors: liveuamap (Language: en)</text:p>
      <text:p text:style-name="P4">
Time: 2023-04-07T-19:52:00</text:p>
      <text:p text:style-name="P4">
Location: Donetsk Oblast (Latitude:48.37986 Longtitude:37.9327)</text:p>
      <text:p text:style-name="P4">
Videos: []</text:p>
      <text:p text:style-name="P4">
Images: []</text:p>
      <text:p text:style-name="P4">
Tags: ["Russia"]</text:p>
      <text:p text:style-name="P4">
ID: 22554365</text:p>
      <!--METADATA-->
      <text:p text:style-name="P4">
At Bakhmut direction Russian army shelled Vasukivka, Orikhovo-Vasylivka,Novomarkove, Bakhmut, Ivanivske, Chasiv Yar, Novodmytrivka, Oleksandro-Shultyne, Dyliyivka and Shumy of Donetsk region, - General Staff of ArmedForces of Ukraine says in the morning report</text:p>
      <text:p text:style-name="P4">
News Collection Link: <text:a xlink:type="simple" xlink:href="https://liveuamap.com/en/2023/7-april-at-bakhmut-direction-russian-army-shelled-vasukivka" text:style-name="Internet_20_link" text:visited-style-name="Visited_20_Internet_20_Link">
https://liveuamap.com/en/2023/7-april-at-bakhmut-direction-russian-army-shelled-vasukivka</text:a>
</text:p>
      <text:p text:style-name="P4">
Source: <text:a xlink:type="simple" xlink:href="https://t.me/lumsrc/4433" text:style-name="Internet_20_link" text:visited-style-name="Visited_20_Internet_20_Link">
https://t.me/lumsrc/4433</text:a>
</text:p>
      <!--NEWS-->
      <text:h text:style-name="P10" text:outline-level="1">
<text:span text:style-name="T4">
У Міноборони розповіли, як можна пришвидшити розмінування території України</text:span>
</text:h>
      <text:p text:style-name="P4">
Authors: Ukrinform (Person)</text:p>
      <text:p text:style-name="P4">
Publisher: Укринформ (Organization)</text:p>
      <text:p text:style-name="P4">
Published Time: 2023-04-07T-21:31:00+03:00</text:p>
      <text:p text:style-name="P4">
Modified Time: 2023-04-07T23:31:00+03:00</text:p>
      <text:p text:style-name="P4">
Description: Перший заступник міністра оборони генерал-лейтенант Олександр Павлюк заявляє, що для пришвидшення робіт з розмінування в Україні потрібно максимально залучити вітчизняних виробників. — Укрінформ.</text:p>
      <text:p text:style-name="P4">
Images: ["<text:a xlink:type="simple" xlink:href="https://static.ukrinform.com/photos/2022_09/thumb_files/630_360_1664275783-472.jpg" text:style-name="Internet_20_link" text:visited-style-name="Visited_20_Internet_20_Link">
630_360_16642...</text:a>
"]</text:p>
      <text:p text:style-name="P4">
Tags: ['ДСНС', 'Міноборони', 'Розмінування']</text:p>
      <text:p text:style-name="P4">
Type: Article</text:p>
      <!--METADATA-->
      <text:p text:style-name="P4">
<draw:frame draw:style-name="fr1" draw:name="Image5" text:anchor-type="as-char" svg:width="6.9236in" svg:height="3.956343in" draw:z-index="0">
<draw:image xlink:href="../Images/yкринформ/2023-04-07T-21-31-00-03-00/630_360_1664275783-472.jpg" xlink:type="simple" xlink:show="embed" xlink:actuate="onLoad" draw:mime-type="image/jpeg"/>
</draw:frame>
 Першийзаступник міністра оборони генерал-лейтенант Олександр Павлюк заявляє, що дляпришвидшення робіт з розмінування в Україні потрібно максимально залучитивітчизняних виробників.</text:p>
      <text:p text:style-name="P4">
Як передає Укрінформ, про це Павлюк написав у <text:a xlink:type="simple" xlink:href="https://t.me/Pavliuk_KSV/3881" text:style-name="Internet_20_link" text:visited-style-name="Visited_20_Internet_20_Link">
</text:a>
 .</text:p>
      <text:p text:style-name="P4">
За його словами, Україна є найбільш замінованою країною світу. Площазабрудненої вибухонебезпечними предметами території становить 180 тис. кв. км.</text:p>
      <text:p text:style-name="P4">
"Ми постійно підвищуємо наші спроможності в галузі розмінування: збільшуємокількість підрозділів, навчаємо фахівців, отримуємо допомогу та устаткуваннявід партнерів. Проте обсяг роботи надзвичайно серйозний. За поточного темпу нарозмінування підуть десятиліття. Щоб пришвидшити роботи, потрібно максимальнозалучити наших виробників", - зазначив Павлюк.</text:p>
      <text:p text:style-name="P4">
<text:span text:style-name="T4">
Читайте також:</text:span>
 <text:a xlink:type="simple" xlink:href="https://www.ukrinform.ua/rubric-society/3691914-ukraina-vipuskatime-tehniku-ta-obladnanna-dla-gumanitarnogo-rozminuvanna.html" text:style-name="Internet_20_link" text:visited-style-name="Visited_20_Internet_20_Link">
 <text:span text:style-name="T4">
розмінува</text:span>
 </text:a>
</text:p>
      <text:p text:style-name="P4">
Він повідомив, що напередодні провів нараду з представниками різнихміністерств, відомств та підприємств, на якій опрацьовувались питанняорганізації виробництва необхідного обладнання в Україні.</text:p>
      <text:p text:style-name="P4">
"Це і комплекти саперів, і техніка для перевезення особового складу, длявиявлених боєприпасів, для розмінування, роботизовані платформи, трали длярозмінування місцевості тощо. Опрацьовуємо потреби, озвучені різнимиоператорами: і ДСНС, і Держспецтрансслужбою МО, і Командуванням Сил підтримкиЗСУ", - зауважив Павлюк.</text:p>
      <text:p text:style-name="P4">
Він подякував за позицію і готовність виробників запропонувати свої рішення івідзначив високу зацікавленість у всіх учасників наради: Мінстратегпрому,Укроборонпрому, ДСНС, ДССТ, КСП ЗСУ, Федерація роботодавців України.є</text:p>
      <text:p text:style-name="P4">
<text:span text:style-name="T4">
Читайте також:</text:span>
 <text:a xlink:type="simple" xlink:href="https://www.ukrinform.ua/rubric-world/3691542-v-ukraini-stvorat-derzavnij-centr-gumanitarnogo-rozminuvanna-smigal.html" text:style-name="Internet_20_link" text:visited-style-name="Visited_20_Internet_20_Link">
 <text:span text:style-name="T4">
розмінуван</text:span>
 </text:a>
</text:p>
      <text:p text:style-name="P4">
Як повідомляв Укрінформ, за словами начальника відділу організаційної роботи згуманітарного розмінування ДСНС Сергія Реви, в Україні потребують розмінуванняблизько 470 тисяч гектарів сільгоспугідь.</text:p>
      <text:p text:style-name="P4">
Source: <text:a xlink:type="simple" xlink:href="https://www.ukrinform.ua/rubric-ato/3692864-u-minoboroni-rozpovili-ak-mozna-prisvidsiti-rozminuvanna-teritorii-ukraini.html" text:style-name="Internet_20_link" text:visited-style-name="Visited_20_Internet_20_Link">
https://www.ukrinform.ua/rubric-ato/3692864-u-minoboroni-rozpovili-ak-mozna-prisvidsiti-rozminuvanna-teritorii-ukraini.html</text:a>
</text:p>
      <!--NEWS-->
      <text:h text:style-name="P10" text:outline-level="1">
<text:span text:style-name="T4">
At Avdiyivka and Maryinka directions Russian army shelled Novokalynove, Avdiyivka, Netaylove,...</text:span>
</text:h>
      <text:p text:style-name="P4">
Authors: liveuamap (Language: en)</text:p>
      <text:p text:style-name="P4">
Time: 2023-04-07T-21:52:00</text:p>
      <text:p text:style-name="P4">
Location: Donetsk Oblast (Latitude:47.91439 Longtitude:37.4596)</text:p>
      <text:p text:style-name="P4">
Videos: []</text:p>
      <text:p text:style-name="P4">
Images: []</text:p>
      <text:p text:style-name="P4">
Tags: ["Russia"]</text:p>
      <text:p text:style-name="P4">
ID: 22554363</text:p>
      <!--METADATA-->
      <text:p text:style-name="P4">
At Avdiyivka and Maryinka directions Russian army shelled Novokalynove,Avdiyivka, Netaylove, Pervomayske, Maryinka and Pobyeda, - General Staff ofArmed Forces of Ukraine says in the morning report</text:p>
      <text:p text:style-name="P4">
News Collection Link: <text:a xlink:type="simple" xlink:href="https://liveuamap.com/en/2023/7-april-at-avdiyivka-and-maryinka-directions-russian-army" text:style-name="Internet_20_link" text:visited-style-name="Visited_20_Internet_20_Link">
https://liveuamap.com/en/2023/7-april-at-avdiyivka-and-maryinka-directions-russian-army</text:a>
</text:p>
      <text:p text:style-name="P4">
Source: <text:a xlink:type="simple" xlink:href="https://t.me/lumsrc/4434" text:style-name="Internet_20_link" text:visited-style-name="Visited_20_Internet_20_Link">
https://t.me/lumsrc/4434</text:a>
</text:p>
      <!--NEWS-->
      <text:h text:style-name="P10" text:outline-level="1">
<text:span text:style-name="T4">
Президент відзначив державними нагородами 771 українського воїна</text:span>
</text:h>
      <text:p text:style-name="P4">
Authors: Ukrinform (Person)</text:p>
      <text:p text:style-name="P4">
Publisher: Укринформ (Organization)</text:p>
      <text:p text:style-name="P4">
Published Time: 2023-04-07T-23:27:00+03:00</text:p>
      <text:p text:style-name="P4">
Modified Time: 2023-04-07T23:27:00+03:00</text:p>
      <text:p text:style-name="P4">
Description: Президент відзначив державними нагородами 771 українського воїна. Загалом за час повномасштабної війни більше ніж 43,5 тисячі наших захисників і захисниць відзначені державними нагородами.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6" text:anchor-type="as-char" svg:width="6.9236in" svg:height="3.956343in" draw:z-index="0">
<draw:image xlink:href="../Images/yкринформ/2023-04-07T-23-27-00-03-00/630_360_1664353648-814.jpeg" xlink:type="simple" xlink:show="embed" xlink:actuate="onLoad" draw:mime-type="image/jpeg"/>
</draw:frame>
Президент відзначив державними нагородами 771 українського воїна. Загалом зачас повномасштабної війни більше ніж 43,5 тисячі наших захисників і захисницьвідзначені державними нагородами.</text:p>
      <text:p text:style-name="P4">
Про це Президент сказав під час <text:a xlink:type="simple" xlink:href="https://www.youtube.com/watch" text:style-name="Internet_20_link" text:visited-style-name="Visited_20_Internet_20_Link">
</text:a>
 ,передає Укрінформ.</text:p>
      <text:p text:style-name="P4">
_Відео:<text:a xlink:type="simple" xlink:href="https://t.me/OP_UA/9196" text:style-name="Internet_20_link" text:visited-style-name="Visited_20_Internet_20_Link">
 </text:a>
 _</text:p>
      <text:p text:style-name="P4">
"Підписав сьогодні кілька указів про відзначення державними нагородами нашихвоїнів: 771 боєць. Воїни механізованих бригад, штурмових бригад, тероборони,наші зенітники, тактична авіація, розвідбати, інженерні бригади та танкісти.Загалом за час повномасштабної війни більше ніж 43,5 тисячі наших захисників ізахисниць відзначені державними нагородами", - сказав глава держави.</text:p>
      <text:p text:style-name="P4">
<text:span text:style-name="T4">
Читайте також:</text:span>
 <text:a xlink:type="simple" xlink:href="https://www.ukrinform.ua/rubric-crimea/3693078-deokupacia-krimu-e-bezalternativnou-ne-lise-dla-ukraini-a-dla-vsogo-svitu-zelenskij.html" text:style-name="Internet_20_link" text:visited-style-name="Visited_20_Internet_20_Link">
 <text:span text:style-name="T4">
Зеленський</text:span>
 </text:a>
</text:p>
      <text:p text:style-name="P4">
Президент також подякував всім, хто боронить українську державу та привітав зісвятом Благовіщення всіх, хто святкує.</text:p>
      <text:p text:style-name="P4">
Як повідомляв Укрінформ, сьогодні <text:a xlink:type="simple" xlink:href="https://www.ukrinform.ua/rubric-society/3693070-zelenskij-ogolosiv-pro-zapocatkuvanna-v-ukraini-novoi-tradicii-iftaru.html" text:style-name="Internet_20_link" text:visited-style-name="Visited_20_Internet_20_Link">
 </text:a>
 .</text:p>
      <text:p text:style-name="P4">
Source: <text:a xlink:type="simple" xlink:href="https://www.ukrinform.ua/rubric-ato/3693101-prezident-vidznaciv-derzavnimi-nagorodami-771-ukrainskogo-voina.html" text:style-name="Internet_20_link" text:visited-style-name="Visited_20_Internet_20_Link">
https://www.ukrinform.ua/rubric-ato/3693101-prezident-vidznaciv-derzavnimi-nagorodami-771-ukrainskogo-voina.html</text:a>
</text:p>
      <!--NEWS-->
      <text:h text:style-name="P10" text:outline-level="1">
<text:span text:style-name="T4">
At Shaktarske direction Russian army shelled Vuhledar, Prechystivka and Velyka Novosilka of D...</text:span>
</text:h>
      <text:p text:style-name="P4">
Authors: liveuamap (Language: en)</text:p>
      <text:p text:style-name="P4">
Time: 2023-04-07T-23:52:00</text:p>
      <text:p text:style-name="P4">
Location: Velyka Novosilka (Latitude:47.83793 Longtitude:36.83304)</text:p>
      <text:p text:style-name="P4">
Videos: []</text:p>
      <text:p text:style-name="P4">
Images: []</text:p>
      <text:p text:style-name="P4">
Tags: ["Russia"]</text:p>
      <text:p text:style-name="P4">
ID: 22554362</text:p>
      <!--METADATA-->
      <text:p text:style-name="P4">
At Shaktarske direction Russian army shelled Vuhledar, Prechystivka and VelykaNovosilka of Donetsk region, - General Staff of Armed Forces of Ukraine saysin the morning report</text:p>
      <text:p text:style-name="P4">
News Collection Link: <text:a xlink:type="simple" xlink:href="https://liveuamap.com/en/2023/7-april-at-shaktarske-direction-russian-army-shelled-vuhledar" text:style-name="Internet_20_link" text:visited-style-name="Visited_20_Internet_20_Link">
https://liveuamap.com/en/2023/7-april-at-shaktarske-direction-russian-army-shelled-vuhledar</text:a>
</text:p>
      <text:p text:style-name="P4">
Source: <text:a xlink:type="simple" xlink:href="https://t.me/lumsrc/4435" text:style-name="Internet_20_link" text:visited-style-name="Visited_20_Internet_20_Link">
https://t.me/lumsrc/4435</text:a>
</text:p>
      <!--NEWS-->
      <text:h text:style-name="P10" text:outline-level="1">
<text:span text:style-name="T4">
Штати вважають появу в мережі секретних файлів справжнім витоком, за яким стоїть росія - ЗМІ</text:span>
</text:h>
      <text:p text:style-name="P4">
Authors: Ukrinform (Person)</text:p>
      <text:p text:style-name="P4">
Publisher: Укринформ (Organization)</text:p>
      <text:p text:style-name="P4">
Published Time: 2023-04-07T-25:22:00+03:00</text:p>
      <text:p text:style-name="P4">
Modified Time: 2023-04-07T23:22:00+03:00</text:p>
      <text:p text:style-name="P4">
Description: Поява в соціальних мережах зображень документів Пентагону із позначками секретності може бути результатом справжнього витоку з оборонного відомства США, за яким стоїть росія.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Пентагон', 'Цілком таємно', 'Війна з росією']</text:p>
      <text:p text:style-name="P4">
Type: Article</text:p>
      <!--METADATA-->
      <text:p text:style-name="P4">
<draw:frame draw:style-name="fr1" draw:name="Image7" text:anchor-type="as-char" svg:width="6.9236in" svg:height="3.956343in" draw:z-index="0">
<draw:image xlink:href="../Images/yкринформ/2023-04-07T-25-22-00-03-00/630_360_1530736867-9723.jpg" xlink:type="simple" xlink:show="embed" xlink:actuate="onLoad" draw:mime-type="image/jpeg"/>
</draw:frame>
 Поява всоціальних мережах зображень документів Пентагону із позначками секретностіможе бути результатом справжнього витоку з оборонного відомства США, за якимстоїть росія.</text:p>
      <text:p text:style-name="P4">
Про це повідомляє в п’ятницю агентство <text:a xlink:type="simple" xlink:href="https://www.reuters.com/world/us/russia-likely-behind-us-military-document-leak-us-officials-say-2023-04-07/" text:style-name="Internet_20_link" text:visited-style-name="Visited_20_Internet_20_Link">
</text:a>
 із посиланням на трьох чиновниківамериканського Міноборони, передає Укрінформ.</text:p>
      <text:p text:style-name="P4">
«За витоком кількох секретних документів військового відомства США,опублікованих у соціальних мережах, стоять російські або проросійськіелементи»,- зазначається в повідомленні.</text:p>
      <text:p text:style-name="P4">
<text:span text:style-name="T4">
Читайте також:</text:span>
 <text:a xlink:type="simple" xlink:href="https://www.ukrinform.ua/rubric-ato/3692907-v-op-nazvali-rosijskim-blefom-publikaciu-nibito-dokumentiv-pro-kontrnastup-ukraini.html" text:style-name="Internet_20_link" text:visited-style-name="Visited_20_Internet_20_Link">
 <text:span text:style-name="T4">
документ</text:span>
 </text:a>
</text:p>
      <text:p text:style-name="P4">
Зокрема, йдеться, про фото бойових позицій в Україні місячної давності, атакож деякі інші файли. Водночас зазначається, що в опубліковані документи,вочевидь, були внесені зміни, зокрема, «щоби зменшити кількість втрат,понесених російськими військами».</text:p>
      <text:p text:style-name="P4">
Тим часом на офіційному рівні в Пентагоні відмовляються від коментарів щодоавтентичності паперів, які мають грифи «Таємно» й «Цілком таємно». У цьомузв’язку у відомстві зазначили, що це є незвичайною ситуацією, яка вимагаєрозслідування.</text:p>
      <text:p text:style-name="P4">
<text:span text:style-name="T4">
Читайте також:</text:span>
 <text:a xlink:type="simple" xlink:href="https://www.ukrinform.ua/rubric-ato/3692686-nyt-pentagon-rozslidue-vitik-taemnih-dokumentiv-pro-pidgotovku-kontrnastupu-zsu.html" text:style-name="Internet_20_link" text:visited-style-name="Visited_20_Internet_20_Link">
 <text:span text:style-name="T4">
Пентагон</text:span>
 </text:a>
</text:p>
      <text:p text:style-name="P4">
Як повідомляв Укрінформ, упродовж останньої доби в російськомовному сегментісоціальних мереж з’явилися зображення документів із грифами секретності ізпозначками американського оборонного відомства щодо поточної ситуації вУкраїні. Деякі з них були датовані початком березня нинішнього року.</text:p>
      <text:p text:style-name="P4">
В Головному управлінні розвідки МО України у цьому зв’язку заявили, що <text:a xlink:type="simple" xlink:href="https://www.ukrinform.ua/rubric-ato/3692948-gur-pro-vitik-sekretnih-dokumentiv-sodo-kontrnastupu-rosia-provodit-svoi-specoperacii-u-fotosopi.html" text:style-name="Internet_20_link" text:visited-style-name="Visited_20_Internet_20_Link">
</text:a>
.</text:p>
      <text:p text:style-name="P4">
Source: <text:a xlink:type="simple" xlink:href="https://www.ukrinform.ua/rubric-ato/3693100-stati-vvazaut-poavu-v-merezi-sekretnih-fajliv-spravznim-vitokom-za-akim-stoit-rosia-zmi.html" text:style-name="Internet_20_link" text:visited-style-name="Visited_20_Internet_20_Link">
https://www.ukrinform.ua/rubric-ato/3693100-stati-vvazaut-poavu-v-merezi-sekretnih-fajliv-spravznim-vitokom-za-akim-stoit-rosia-zmi.html</text:a>
</text:p>
      <!--NEWS-->
      <text:h text:style-name="P10" text:outline-level="1">
<text:span text:style-name="T4">
At Zaporizhzhia and Kherson directions Russian army shelled Vremivka of Donetsk region; Hulia...</text:span>
</text:h>
      <text:p text:style-name="P4">
Authors: liveuamap (Language: en)</text:p>
      <text:p text:style-name="P4">
Time: 2023-04-07T-25:52:00</text:p>
      <text:p text:style-name="P4">
Location: Kherson (Latitude:46.63541 Longtitude:32.62081)</text:p>
      <text:p text:style-name="P4">
Videos: []</text:p>
      <text:p text:style-name="P4">
Images: []</text:p>
      <text:p text:style-name="P4">
Tags: ["Russia"]</text:p>
      <text:p text:style-name="P4">
ID: 22554361</text:p>
      <!--METADATA-->
      <text:p text:style-name="P4">
At Zaporizhzhia and Kherson directions Russian army shelled Vremivka ofDonetsk region; Huliaipole, Zaliznychne, Huliaipilske, Mala Tokmachka,Novodanylivka, Novoandriyivka and Kamyanske of Zaporizhzhia region oblasti,also Antonivka and Kherson, - General Staff of Armed Forces of Ukraine says inthe morning report</text:p>
      <text:p text:style-name="P4">
News Collection Link: <text:a xlink:type="simple" xlink:href="https://liveuamap.com/en/2023/7-april-at-zaporizhzhia-and-kherson-directions-russian-army" text:style-name="Internet_20_link" text:visited-style-name="Visited_20_Internet_20_Link">
https://liveuamap.com/en/2023/7-april-at-zaporizhzhia-and-kherson-directions-russian-army</text:a>
</text:p>
      <text:p text:style-name="P4">
Source: <text:a xlink:type="simple" xlink:href="https://t.me/lumsrc/4436" text:style-name="Internet_20_link" text:visited-style-name="Visited_20_Internet_20_Link">
https://t.me/lumsrc/4436</text:a>
</text:p>
      <!--NEWS-->
      <text:h text:style-name="P10" text:outline-level="1">
<text:span text:style-name="T4">
Повага у міжнародні відносини повернеться, коли Україна поверне Крим - Зеленський</text:span>
</text:h>
      <text:p text:style-name="P4">
Authors: Ukrinform (Person)</text:p>
      <text:p text:style-name="P4">
Publisher: Укринформ (Organization)</text:p>
      <text:p text:style-name="P4">
Published Time: 2023-04-07T-27:13:00+03:00</text:p>
      <text:p text:style-name="P4">
Modified Time: 2023-04-07T23:13:00+03:00</text:p>
      <text:p text:style-name="P4">
Description: Світ має знати: повага й порядок повернуться в міжнародні відносини лише тоді, коли у Крим повернеться український прапор, коли там буде свобода – так само, як і всюди в Україні.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Деокупація', 'Крим', 'Зеленський', 'Війна з росією']</text:p>
      <text:p text:style-name="P4">
Type: Article</text:p>
      <!--METADATA-->
      <text:p text:style-name="P4">
<draw:frame draw:style-name="fr1" draw:name="Image8" text:anchor-type="as-char" svg:width="6.9236in" svg:height="3.956343in" draw:z-index="0">
<draw:image xlink:href="../Images/yкринформ/2023-04-07T-27-13-00-03-00/630_360_1679682020-565.jpeg" xlink:type="simple" xlink:show="embed" xlink:actuate="onLoad" draw:mime-type="image/jpeg"/>
</draw:frame>
 Світ маєзнати: повага й порядок повернуться в міжнародні відносини лише тоді, коли уКрим повернеться український прапор, коли там буде свобода – так само, як івсюди в Україні.</text:p>
      <text:p text:style-name="P4">
На цьому наголосив у своєму вечірньому <text:a xlink:type="simple" xlink:href="https://www.youtube.com/watch" text:style-name="Internet_20_link" text:visited-style-name="Visited_20_Internet_20_Link">
</text:a>
 Президент України ВолодимирЗеленський, передає Укрінформ.</text:p>
      <text:p text:style-name="P4">
_<text:span text:style-name="T4">
Відео:</text:span>
 <text:a xlink:type="simple" xlink:href="https://t.me/OP_UA/9196" text:style-name="Internet_20_link" text:visited-style-name="Visited_20_Internet_20_Link">
 </text:a>
 _</text:p>
      <text:p text:style-name="P4">
<text:span text:style-name="T4">
<text:span text:style-name="T5">
Бажаю здоровʼя, шановні українці!</text:span>
 </text:span>
</text:p>
      <text:p text:style-name="P4">
Сьогодні насичений день.</text:p>
      <text:p text:style-name="P4">
Перше – Ставка. Основна увага – боям за Авдіївку й Бахмут, за Луганщину, закожен із тих напрямків, де ворог намагається зламати оборону всієї України.</text:p>
      <text:p text:style-name="P4">
І я дякую кожному солдату, сержанту, офіцеру й генералу, які протистоятьцьому. Які здобувають Україні стійкість – усій державі – саме там, у боях унайгарячіших точках передової.</text:p>
      <text:p text:style-name="P4">
На Ставці доповідали командувачі напрямків, Головком, розвідка.</text:p>
      <text:p text:style-name="P4">
Окремо – підготовка нових бригад. Постачання боєприпасів і зброї у війська.</text:p>
      <text:p text:style-name="P4">
Друге. Апарат РНБО разом з урядом, разом з міністерствами готує новий потужнийсанкційний список осіб, які працюють на агресію. Вони будуть заблоковані.</text:p>
      <text:p text:style-name="P4">
Третє. Провів тривалу нараду щодо енергетики, питань як стратегічних –розвитку й захисту нашої енергосистеми за будь-яких умов, так і поточнихпитань – про енергозабезпечення наших людей і українського бізнесу.</text:p>
      <text:p text:style-name="P4">
Четверте. В офіційне життя нашої держави додаємо нову традицію поваги.</text:p>
      <text:p text:style-name="P4">
Сотні тисяч мусульман України й мусульманська спільнота світу – різні держави,різні народи – у період священного Рамадану дотримуються суворого посту. Колисідає сонце, відбувається іфтар – вечеря.</text:p>
      <text:p text:style-name="P4">
В Україні це шанується всюди, і навіть на передовій, навіть в умовах боїв.Кримськотатарський народ шанує Рамадан... Повага завжди має бути обопільною.Тож від цього року щорічно в Україні за участю Глави держави буде проводитисятакий спеціальний захід поваги. І сьогодні вперше – в кримськотатарськомукультурному центрі.</text:p>
      <text:p text:style-name="P4">
Світ має знати: повернуться в міжнародні відносини повага й порядок лише тоді,коли у Крим повернеться український прапор, коли там буде свобода – так само,як і всюди в Україні.</text:p>
      <text:p text:style-name="P4">
Мав честь нагородити наших воїнів, українських мусульман, які бʼються разом зусіма в силах оборони України. Мав честь розділити іфтар з нашими воїнами,представниками Меджлісу, всією українською мусульманською спільнотою.</text:p>
      <text:p text:style-name="P4">
І хочу подякувати всім у великій мусульманській спільноті світу, хто підтримуєнаш принцип – принцип про те, що нікому не дозволено агресією руйнувати мир,який усім на землі дарований Богом однаково, який цінує кожен народ так само,як ми в Україні.</text:p>
      <text:p text:style-name="P4">
І пʼяте. Підписав сьогодні кілька указів про відзначення державними нагородаминаших воїнів. 771 боєць.</text:p>
      <text:p text:style-name="P4">
Воїни механізованих бригад, штурмових, бригад тероборони, наші зенітники,тактична авіація, артилерія, розвідбати, інженерні бригади, танкісти. Загаломза час повномасштабної війни понад 43,5 тисячі наших захисників і захисницьвідзначені державними нагородами.</text:p>
      <text:p text:style-name="P4">
Я дякую всім, хто боронить державу! Слава всім, хто зараз у бою зарадиУкраїни!</text:p>
      <text:p text:style-name="P4">
І вітаю всіх, хто сьогодні святкує Благовіщення! Молимося за перемогу нашихвоїнів і порятунок усіх наших людей від зла окупації!</text:p>
      <text:p text:style-name="P4">
<text:span text:style-name="T4">
<text:span text:style-name="T5">
Слава Україні!</text:span>
 </text:span>
</text:p>
      <text:p text:style-name="P4">
Source: <text:a xlink:type="simple" xlink:href="https://www.ukrinform.ua/rubric-polytics/3693102-povaga-u-miznarodni-vidnosini-povernetsa-koli-ukraina-poverne-krim-zelenskij.html" text:style-name="Internet_20_link" text:visited-style-name="Visited_20_Internet_20_Link">
https://www.ukrinform.ua/rubric-polytics/3693102-povaga-u-miznarodni-vidnosini-povernetsa-koli-ukraina-poverne-krim-zelenskij.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7T-27:52:00</text:p>
      <text:p text:style-name="P4">
Location: Marinka, Donetsk Oblast (Latitude:47.93843 Longtitude:37.50011)</text:p>
      <text:p text:style-name="P4">
Videos: []</text:p>
      <text:p text:style-name="P4">
Images: []</text:p>
      <text:p text:style-name="P4">
Tags: ["Russia"]</text:p>
      <text:p text:style-name="P4">
ID: 22554360</text:p>
      <!--METADATA-->
      <text:p text:style-name="P4">
Russian forces conducting offensive actions at Lyman, Bakhmut, Avdiivka andMaryinka directions. Ukrainian military repelled over 40 Russian attacks.Russian forces attempting to advance near Kreminna and Spirne, Bakhmut,Orikhovo-Vasylivka, Bohdanivka and Bila Hora, Novokalynove, Syeverne,Pervomayske and Maryinka of Donetsk region, - General Staff of Armed Forces ofUkraine says in the morning report</text:p>
      <text:p text:style-name="P4">
News Collection Link: <text:a xlink:type="simple" xlink:href="https://liveuamap.com/en/2023/7-april-russian-forces-conducting-offensive-actions-at-lyman" text:style-name="Internet_20_link" text:visited-style-name="Visited_20_Internet_20_Link">
https://liveuamap.com/en/2023/7-april-russian-forces-conducting-offensive-actions-at-lyman</text:a>
</text:p>
      <text:p text:style-name="P4">
Source: <text:a xlink:type="simple" xlink:href="https://t.me/lumsrc/4437" text:style-name="Internet_20_link" text:visited-style-name="Visited_20_Internet_20_Link">
https://t.me/lumsrc/4437</text:a>
</text:p>
      <!--NEWS-->
      <text:h text:style-name="P10" text:outline-level="1">
<text:span text:style-name="T4">
Петиція про повернення військовим премії у ₴30 тисяч зібрала необхідну кількість голосів</text:span>
</text:h>
      <text:p text:style-name="P4">
Authors: Ukrinform (Person)</text:p>
      <text:p text:style-name="P4">
Publisher: Укринформ (Organization)</text:p>
      <text:p text:style-name="P4">
Published Time: 2023-04-07T-29:10:50+03:00</text:p>
      <text:p text:style-name="P4">
Modified Time: 2023-04-07T23:10:50+03:00</text:p>
      <text:p text:style-name="P4">
Description: Петиція про повернення військовим премії у 30 тисяч гривень набрала необхідну кількість голосів для розгляду. — Укрінформ.</text:p>
      <text:p text:style-name="P4">
Images: ["<text:a xlink:type="simple" xlink:href="https://static.ukrinform.com/photos/2022_03/thumb_files/630_360_1648629925-771.jpg" text:style-name="Internet_20_link" text:visited-style-name="Visited_20_Internet_20_Link">
630_360_16486...</text:a>
"]</text:p>
      <text:p text:style-name="P4">
Tags: ['Премія', 'ЗСУ', 'Військові', 'Війна з росією']</text:p>
      <text:p text:style-name="P4">
Type: Article</text:p>
      <!--METADATA-->
      <text:p text:style-name="P4">
<draw:frame draw:style-name="fr1" draw:name="Image9" text:anchor-type="as-char" svg:width="6.9236in" svg:height="3.956343in" draw:z-index="0">
<draw:image xlink:href="../Images/yкринформ/2023-04-07T-29-10-50-03-00/630_360_1648629925-771.jpg" xlink:type="simple" xlink:show="embed" xlink:actuate="onLoad" draw:mime-type="image/jpeg"/>
</draw:frame>
 Петиціяпро повернення військовим премії у 30 тисяч гривень набрала необхіднукількість голосів для розгляду.</text:p>
      <text:p text:style-name="P4">
Про це свідчать результати голосування за цю <text:a xlink:type="simple" xlink:href="https://petition.president.gov.ua/petition/185018" text:style-name="Internet_20_link" text:visited-style-name="Visited_20_Internet_20_Link">
</text:a>
 на сайті Президента,повідомляє кореспондент Укрінформу.</text:p>
      <text:p text:style-name="P4">
У петиції автор і підписанти звертаються до Президента з проханням дативідповідні розпорядження уряду і знайти можливість повернути <text:a xlink:type="simple" xlink:href="https://www.ukrinform.ua/tag-vijskovi" text:style-name="Internet_20_link" text:visited-style-name="Visited_20_Internet_20_Link">
</text:a>
 додаткові ₴30 тисяч премії.</text:p>
      <text:p text:style-name="P4">
Зазначається, зокрема, що Верховна Рада ухвалила в цілому зміни до державногобюджету, яким видатки на оборону збільшуються на понад пів трильйона гривень.Але запропоновані зміни до бюджету не стосуються повернення додатковоївинагороди в ЗСУ.</text:p>
      <text:p text:style-name="P4">
У документі нагадали, що зараз ₴30 тисяч доплати залишили тільки тимвійськовим, які виконують бойові завдання. Мінімальна заробітна плата у ЗСУбула підвищена з ₴13 тисяч до ₴20 100, однак таке підвищення, на думкупідписантів, не може компенсувати втрати 30-тисячної доплати. Крім того, вармії негативно сприйняли зниження виплат, адже це підриває довіру військових.</text:p>
      <text:p text:style-name="P4">
<text:span text:style-name="T4">
Читайте також:</text:span>
 <text:a xlink:type="simple" xlink:href="https://www.ukrinform.ua/rubric-ato/3693093-peticia-pro-demobilizaciu-vijskovih-pisla-18-misaciv-sluzbi-zibrala-neobhidni-golosi.html" text:style-name="Internet_20_link" text:visited-style-name="Visited_20_Internet_20_Link">
 <text:span text:style-name="T4">
Петиція</text:span>
 </text:a>
</text:p>
      <text:p text:style-name="P4">
Саме тому у петиції йдеться про необхідність відновити соціальнусправедливість для військових, які, ризикуючи власним життям, зараз борютьсяза незалежність та свободу нашої держави.</text:p>
      <text:p text:style-name="P4">
Петицію було оприлюднено 24 березня. Станом на сьогодні вона набрала майже 26тисяч голосів.</text:p>
      <text:p text:style-name="P4">
Як повідомлялося, з 1 лютого 2023 року змінився порядок виплат премійвійськовим. Тепер виплати безпосередньо залежать від районів перебуваннявоїнів, складності та специфіки виконання ними бойових чи спеціальних завдань.</text:p>
      <text:p text:style-name="P4">
Source: <text:a xlink:type="simple" xlink:href="https://www.ukrinform.ua/rubric-ato/3693099-peticia-pro-povernenna-vijskovim-premii-u-30-tisac-zibrala-neobhidnu-kilkist-golosiv.html" text:style-name="Internet_20_link" text:visited-style-name="Visited_20_Internet_20_Link">
https://www.ukrinform.ua/rubric-ato/3693099-peticia-pro-povernenna-vijskovim-premii-u-30-tisac-zibrala-neobhidnu-kilkist-golosiv.html</text:a>
</text:p>
      <!--NEWS-->
      <text:h text:style-name="P10" text:outline-level="1">
<text:span text:style-name="T4">
«Прометей» - чемпіон України з волейболу</text:span>
</text:h>
      <text:p text:style-name="P4">
Authors: Ukrinform (Person)</text:p>
      <text:p text:style-name="P4">
Publisher: Укринформ (Organization)</text:p>
      <text:p text:style-name="P4">
Published Time: 2023-04-07T-31:04:14+03:00</text:p>
      <text:p text:style-name="P4">
Modified Time: 2023-04-07T23:04:14+03:00</text:p>
      <text:p text:style-name="P4">
Description: Фінальну серію підопічні Івана Пєткова виграли з рахунком 3:0. — Укрінформ.</text:p>
      <text:p text:style-name="P4">
Images: ["<text:a xlink:type="simple" xlink:href="https://static.ukrinform.com/photos/2023_04/thumb_files/630_360_1680897698-452.jpg" text:style-name="Internet_20_link" text:visited-style-name="Visited_20_Internet_20_Link">
630_360_16808...</text:a>
"]</text:p>
      <text:p text:style-name="P4">
Tags: ['Волейбол']</text:p>
      <text:p text:style-name="P4">
Type: Article</text:p>
      <!--METADATA-->
      <text:p text:style-name="P4">
<draw:frame draw:style-name="fr1" draw:name="Image10" text:anchor-type="as-char" svg:width="6.9236in" svg:height="3.956343in" draw:z-index="0">
<draw:image xlink:href="../Images/yкринформ/2023-04-07T-31-04-14-03-00/630_360_1680897698-452.jpg" xlink:type="simple" xlink:show="embed" xlink:actuate="onLoad" draw:mime-type="image/jpeg"/>
</draw:frame>
 Фінальнусерію підопічні Івана Пєткова виграли з рахунком 3:0.</text:p>
      <text:p text:style-name="P4">
У Чернівцях завершився чемпіонат України з волейболу серед жінок Суперліги,передає Укрінформ.</text:p>
      <text:p text:style-name="P4">
У третьому фінальному матчі «Прометей» із Дніпропетровської області перемігклуб «Добродій-Медуніверситет-ШВСМ» із Вінниці - 3:0 (25:22, 25:13, 25:14).</text:p>
      <text:p text:style-name="P4">
Лише у першій партії на майданчику точилася рівна боротьба, яка завершилася зрахунком 25:22 на користь «Прометея». Далі перевага чемпіонок країни булапросто вражаючою – 25:13 та 25:14.</text:p>
      <text:p text:style-name="P4">
У складі переможців 20 очок набрала Олександра Міленко.</text:p>
      <text:p text:style-name="P4">
Рахунок у серії став 3:0 на користь підопічних Івана Пєткова, «Прометей»втретє поспіль виграв чемпіонат України.</text:p>
      <text:p text:style-name="P4">
Вінницький клуб вперше став срібним призером, а третє місце також в перший раззавоювала «Аланта» (Дніпро).</text:p>
      <text:p text:style-name="P4">
<text:span text:style-name="T4">
Читайте також:</text:span>
 <text:a xlink:type="simple" xlink:href="https://www.ukrinform.ua/rubric-sports/3693027-alanta-vperse-vigrala-medali-zinocoi-superligi-z-volejbolu.html" text:style-name="Internet_20_link" text:visited-style-name="Visited_20_Internet_20_Link">
 </text:a>
</text:p>
      <text:p text:style-name="P4">
Як повідомляв Укрінформ, у матчі за 3 місце чемпіонату України з волейболусеред жінок Суперліги дніпровська «Аланта» перемогла молодіжну збірну Українивікової категорії до 17 років.</text:p>
      <text:p text:style-name="P4">
Фото: prometeyvc.com/ua</text:p>
      <text:p text:style-name="P4">
Source: <text:a xlink:type="simple" xlink:href="https://www.ukrinform.ua/rubric-sports/3693098-prometej-cempion-ukraini-z-volejbolu.html" text:style-name="Internet_20_link" text:visited-style-name="Visited_20_Internet_20_Link">
https://www.ukrinform.ua/rubric-sports/3693098-prometej-cempion-ukraini-z-volejbolu.html</text:a>
</text:p>
      <!--NEWS-->
      <text:h text:style-name="P10" text:outline-level="1">
<text:span text:style-name="T4">
В австрійській Стратегії безпеки росія досі має статус «важливого партнера» на рівні із США</text:span>
</text:h>
      <text:p text:style-name="P4">
Authors: Ukrinform (Person)</text:p>
      <text:p text:style-name="P4">
Publisher: Укринформ (Organization)</text:p>
      <text:p text:style-name="P4">
Published Time: 2023-04-07T-34:51:00+03:00</text:p>
      <text:p text:style-name="P4">
Modified Time: 2023-04-07T22:51:00+03:00</text:p>
      <text:p text:style-name="P4">
Description: Чинна версія Стратегії безпеки Австрії, яка є основоположним документом країни у сфері нацбезпеки та зовнішньої політики, досі розглядає російську федерацію як "важливого" та "стратегічного" партнера Євросоюзу на рівні зі Сполученими Штатами. — Укрінформ.</text:p>
      <text:p text:style-name="P4">
Images: ["<text:a xlink:type="simple" xlink:href="https://static.ukrinform.com/photos/2018_03/thumb_files/630_360_1520003230-7360.jpg" text:style-name="Internet_20_link" text:visited-style-name="Visited_20_Internet_20_Link">
630_360_15200...</text:a>
"]</text:p>
      <text:p text:style-name="P4">
Tags: ['Австрія', 'США', 'росія']</text:p>
      <text:p text:style-name="P4">
Type: Article</text:p>
      <!--METADATA-->
      <text:p text:style-name="P4">
<draw:frame draw:style-name="fr1" draw:name="Image11" text:anchor-type="as-char" svg:width="6.9236in" svg:height="3.956343in" draw:z-index="0">
<draw:image xlink:href="../Images/yкринформ/2023-04-07T-34-51-00-03-00/630_360_1520003230-7360.jpg" xlink:type="simple" xlink:show="embed" xlink:actuate="onLoad" draw:mime-type="image/jpeg"/>
</draw:frame>
 Чиннаверсія Стратегії безпеки Австрії, яка є основоположним документом країни усфері нацбезпеки та зовнішньої політики, досі розглядає російську федерацію як"важливого" та "стратегічного" партнера Євросоюзу на рівні зі СполученимиШтатами.</text:p>
      <text:p text:style-name="P4">
Про це повідомляє Укрінформ з посиланням на розміщений на <text:a xlink:type="simple" xlink:href="https://www.bundeskanzleramt.gv.at/themen/sicherheitspolitik/sicherheitsstrategie.html" text:style-name="Internet_20_link" text:visited-style-name="Visited_20_Internet_20_Link">
</text:a>
федеральної канцелярії текст документу.</text:p>
      <text:p text:style-name="P4">
Так, у частині "Австрійська безпекова політика у міжнародних рамках" визначеноу якості цілі "цілеспрямовану співпрацю зі США та росією як стратегічнимипартнерами ЄС у сфері внутрішньої безпеки, також безпосередньо важливихприлеглих до Австрії регіонах".</text:p>
      <text:p text:style-name="P4">
<text:span text:style-name="T4">
Читайте також:</text:span>
 <text:a xlink:type="simple" xlink:href="https://www.ukrinform.ua/rubric-polytics/3690129-glava-mzs-avstrii-rosii-ne-mae-zijti-z-ruk-zlocin-agresii.html" text:style-name="Internet_20_link" text:visited-style-name="Visited_20_Internet_20_Link">
 <text:span text:style-name="T4">
Австрі</text:span>
 </text:a>
</text:p>
      <text:p text:style-name="P4">
Також у розділі "Зовнішньополітичні аспекти безпекової політики" зазначено, щозовнішня політика Австрії має формуватися на подальшому розвитку співпраціАвстрії та Євросоюзу, а також "з такими важливими партнерами, як США, росія тадержави, що розвиваються".</text:p>
      <text:p text:style-name="P4">
Крім того, у чинній Стратегії безпеки Австрії, в оцінці ситуації у Європі тана міжнародній арені, міститься твердження про те, що НАТО тісно співпрацює зісвоїми міжнародними партнерами, включаючи росію, "у дусі спільного розуміннябезпеки".</text:p>
      <text:p text:style-name="P4">
Чинна Стратегія безпеки Австрії, яка почала розроблятися у 2011 році і буласхвалена у 2013 році, не зазнала змін ні після російської агресії протиУкраїни та введення санкцій ЄС проти рф, ні після повномасштабного вторгненняросії в Україну 24 лютого 2022 року.</text:p>
      <text:p text:style-name="P4">
<text:span text:style-name="T4">
Читайте також:</text:span>
 <text:a xlink:type="simple" xlink:href="https://www.ukrinform.ua/rubric-polytics/3689660-glava-mzs-avstrii-pidtrimav-order-mks-na-arest-putina-ce-pravilnij-signal.html" text:style-name="Internet_20_link" text:visited-style-name="Visited_20_Internet_20_Link">
 <text:span text:style-name="T4">
Австрі</text:span>
 </text:a>
</text:p>
      <text:p text:style-name="P4">
В експертних та політичних колах Австрії закликають федеральний уряд на чолі зканцлером Карлом Негаммером розпочати змістовну дискусію щодо майбутньоїсистеми безпеки країни, у т.ч. нейтралітету країни.</text:p>
      <text:p text:style-name="P4">
Як повідомляв Укрінформ, раніше колишні міністри оборони Австрії ВернерФассльабенд та Герберт Шайбнер виступили за перегляд "застарілого"нейтрального статусу країни, вказавши на доцільність вступу Австрії умайбутньому в НАТО.</text:p>
      <text:p text:style-name="P4">
Source: <text:a xlink:type="simple" xlink:href="https://www.ukrinform.ua/rubric-world/3692944-v-avstrijskij-strategii-bezpeki-rosia-dosi-mae-status-vazlivogo-partnera-na-rivni-iz-ssa.html" text:style-name="Internet_20_link" text:visited-style-name="Visited_20_Internet_20_Link">
https://www.ukrinform.ua/rubric-world/3692944-v-avstrijskij-strategii-bezpeki-rosia-dosi-mae-status-vazlivogo-partnera-na-rivni-iz-ssa.html</text:a>
</text:p>
      <!--NEWS-->
      <text:h text:style-name="P10" text:outline-level="1">
<text:span text:style-name="T4">
Костюк: На зустрічі з WTA я поставила просте питання – чи в рівних ми умовах щодо росіянок і білорусок?</text:span>
</text:h>
      <text:p text:style-name="P4">
Authors: Ukrinform (Person)</text:p>
      <text:p text:style-name="P4">
Publisher: Укринформ (Organization)</text:p>
      <text:p text:style-name="P4">
Published Time: 2023-04-07T-36:40:15+03:00</text:p>
      <text:p text:style-name="P4">
Modified Time: 2023-04-07T22:40:15+03:00</text:p>
      <text:p text:style-name="P4">
Description: Українські тенісистки Марта Костюк, Леся Цуренко та Еліна Світоліна провели онлайн-зустріч із керівництвом WTA. — Укрінформ.</text:p>
      <text:p text:style-name="P4">
Images: ["<text:a xlink:type="simple" xlink:href="https://static.ukrinform.com/photos/2023_04/thumb_files/630_360_1680896000-465.jpg" text:style-name="Internet_20_link" text:visited-style-name="Visited_20_Internet_20_Link">
630_360_16808...</text:a>
"]</text:p>
      <text:p text:style-name="P4">
Tags: ['Теніс', 'Марта Костюк']</text:p>
      <text:p text:style-name="P4">
Type: Article</text:p>
      <!--METADATA-->
      <text:p text:style-name="P4">
<draw:frame draw:style-name="fr1" draw:name="Image12" text:anchor-type="as-char" svg:width="6.9236in" svg:height="3.956343in" draw:z-index="0">
<draw:image xlink:href="../Images/yкринформ/2023-04-07T-36-40-15-03-00/630_360_1680896000-465.jpg" xlink:type="simple" xlink:show="embed" xlink:actuate="onLoad" draw:mime-type="image/jpeg"/>
</draw:frame>
Українські тенісистки Марта Костюк, Леся Цуренко та Еліна Світоліна провелионлайн-зустріч із керівництвом WTA.</text:p>
      <text:p text:style-name="P4">
Українська тенісистка Марта Костюк поділилась подробицями зустрічі в <text:a xlink:type="simple" xlink:href="https://btu.org.ua/ua/golovne/44551-she-raz-perekonalisya-v-tomu-sho-pro-ukrayinskih-gravciv-vzagali-nihto-ne-dumav-svitolina-curenko-i-kostyuk-rozpovili-pro-zustrich-iz-predstavnikami-wta.html" text:style-name="Internet_20_link" text:visited-style-name="Visited_20_Internet_20_Link">
</text:a>
 BTU, передає Укрінформ.</text:p>
      <text:p text:style-name="P4">
«Під час нашої зустрічі я була в Києві. На моїй Батьківщині триває війна, ідопомагати в цей час надзвичайно важливо. Я їхала в автомобілі й уважнослухала все, що відбувалося на зустрічі, і раптом увімкнулася повітрянатривога (на Київ летіли безпілотні апарати), коли дійшла моя черга говорити, япоставила просте запитання - чи в рівних ми (українки) умовах щодо росіянок ібілорусок? Ми навіть не можемо хоча б один день просто бути в безпеці вдома.Тренувальні бази розбомблені. Країну щодня бомблять. У нас немає транспортногосполучення з іншими країнами. Кожен ранок починається з перевірки, чи не вбиликогось із рідних або знайомих.</text:p>
      <text:p text:style-name="P4">
Ментально ми перебуваємо в постійному стресі. А в конкретний момент, коли яставила запитання, я була у смертельній небезпеці. І в цих умовах ми мусимозмагатися з представниками країн-агресорів, бо WTA вирішила їх невідсторонювати. Українці перебувають у таких умовах через діяльність росії табілорусі. Тобто ці країни своїми діями свідомо створили перевагу для своїхгравців відносно нас. На моє запитання ніхто не відповів... Я повторила йогоще раз, і ще раз, і ще раз, і ще раз... Поки ми не почули відповідь від СлоанСтівенс. Вона сказала, що не зовсім розуміє, що саме я маю на увазі, кажучипро рівні умови, але Рада гравців готова допомагати українцям і вони хотіли бзнати, що можна для нас зробити. Я хочу зазначити, що спілкування зпредставниками Ради гравців відбулося вперше з початку війни. До цієї розмовинікого не цікавило, чим можна і потрібно допомогти українцям, які страждаютьчерез війну», - сказала Костюк.</text:p>
      <text:p text:style-name="P4">
<text:span text:style-name="T4">
Читайте також:</text:span>
 <text:a xlink:type="simple" xlink:href="https://www.ukrinform.ua/rubric-sports/3691563-svitolina-wta-mala-b-zrobiti-znacno-bilse-z-bagatoh-pitan.html" text:style-name="Internet_20_link" text:visited-style-name="Visited_20_Internet_20_Link">
 </text:a>
</text:p>
      <text:p text:style-name="P4">
Як повідомляв Укрінформ, на зустрічі було обговорено питання порушення правукраїнців та бездіяльності WTA стосовно пропаганди та підтримки військовоїагресії проти України в Турі, запобігання проявам неетичної поведінки з бокупрацівників WTA.</text:p>
      <text:p text:style-name="P4">
Фото: btu.org.ua</text:p>
      <text:p text:style-name="P4">
Source: <text:a xlink:type="simple" xlink:href="https://www.ukrinform.ua/rubric-sports/3693095-kostuk-na-zustrici-z-wta-a-postavila-proste-pitanna-ci-v-rivnih-mi-umovah-sodo-rosianok-i-bilorusok.html" text:style-name="Internet_20_link" text:visited-style-name="Visited_20_Internet_20_Link">
https://www.ukrinform.ua/rubric-sports/3693095-kostuk-na-zustrici-z-wta-a-postavila-proste-pitanna-ci-v-rivnih-mi-umovah-sodo-rosianok-i-bilorusok.html</text:a>
</text:p>
      <!--NEWS-->
      <text:h text:style-name="P10" text:outline-level="1">
<text:span text:style-name="T4">
росіянка намагалась потрапити до України за підробленими документами</text:span>
</text:h>
      <text:p text:style-name="P4">
Authors: Ukrinform (Person)</text:p>
      <text:p text:style-name="P4">
Publisher: Укринформ (Organization)</text:p>
      <text:p text:style-name="P4">
Published Time: 2023-04-07T-38:32:00+03:00</text:p>
      <text:p text:style-name="P4">
Modified Time: 2023-04-07T22:32:00+03:00</text:p>
      <text:p text:style-name="P4">
Description: Прикордонники Білгород-Дністровського загону заборонили на 3 роки в’їзд до України громадянці росії, яка намагалась перетнути кордон за підробленими документами. — Укрінформ.</text:p>
      <text:p text:style-name="P4">
Images: ["<text:a xlink:type="simple" xlink:href="https://static.ukrinform.com/photos/2022_05/thumb_files/630_360_1652180233-240.jpg" text:style-name="Internet_20_link" text:visited-style-name="Visited_20_Internet_20_Link">
630_360_16521...</text:a>
"]</text:p>
      <text:p text:style-name="P4">
Tags: ['Паспорт', 'Прикордонники', 'росія', 'Кордон']</text:p>
      <text:p text:style-name="P4">
Type: Article</text:p>
      <!--METADATA-->
      <text:p text:style-name="P4">
<draw:frame draw:style-name="fr1" draw:name="Image13" text:anchor-type="as-char" svg:width="6.9236in" svg:height="3.956343in" draw:z-index="0">
<draw:image xlink:href="../Images/yкринформ/2023-04-07T-38-32-00-03-00/630_360_1652180233-240.jpg" xlink:type="simple" xlink:show="embed" xlink:actuate="onLoad" draw:mime-type="image/jpeg"/>
</draw:frame>
Прикордонники Білгород-Дністровського загону заборонили на 3 роки в’їзд доУкраїни громадянці росії, яка намагалась перетнути кордон за підробленимидокументами.</text:p>
      <text:p text:style-name="P4">
Як передає Укрінформ, про це повідомляє <text:a xlink:type="simple" xlink:href="https://dpsu.gov.ua/ua/news/sprobi-rosiyanki-potrapiti-v-ukrainu-zavershilis-zaboronoyu-vizdu/" text:style-name="Internet_20_link" text:visited-style-name="Visited_20_Internet_20_Link">
</text:a>
 .</text:p>
      <text:p text:style-name="P4">
«Учора прикордонники Білгород-Дністровського загону в пункті пропуску«Паланка-Маяки-Удобне» виявили громадянку росії, яка намагалась потрапити вУкраїну з недійсним та підробленим документами», - йдеться в повідомленні.</text:p>
      <text:p text:style-name="P4">
Як зазначається, під час проходження прикордонного контролю іноземка,сподіваючись на неуважність охоронців кордону, надала для перевірки свійпаспорт та посвідку, термін дії якої закінчився. Дізнавшись, що в неї відсутнізаконні підстави для перетину надала інший <text:a xlink:type="simple" xlink:href="https://www.ukrinform.ua/tag-pasport" text:style-name="Internet_20_link" text:visited-style-name="Visited_20_Internet_20_Link">
 </text:a>
 – громадянки Вірменії, який в результаті вивчення виявився повністюпідробленим. Порушниця пояснила, що на території України в неї проживає їїчоловік, і щоб мати змогу з ним зустрітись вирішила скористатись послугами«продажу» недійсних паспортів.</text:p>
      <text:p text:style-name="P4">
<text:span text:style-name="T4">
Читайте також:</text:span>
 <text:a xlink:type="simple" xlink:href="https://www.ukrinform.ua/rubric-regions/3679784-na-zakarpatti-zatrimali-10-porusnikiv-kordonu.html" text:style-name="Internet_20_link" text:visited-style-name="Visited_20_Internet_20_Link">
 </text:a>
</text:p>
      <text:p text:style-name="P4">
За інформацією пресслужби, правопорушниці заборонили в’їзд на територіюУкраїни на 3 роки.</text:p>
      <text:p text:style-name="P4">
Як повідомляв Укрінформ, пасажиропотік громадян, які прямують в Україну,збільшився напередодні Великодніх свят. Якщо раніше в середньому за добукордон перетинало до 80 тисяч осіб в обидва боки, то останнім часом - понад110 тисяч осіб.</text:p>
      <text:p text:style-name="P4">
Source: <text:a xlink:type="simple" xlink:href="https://www.ukrinform.ua/rubric-regions/3692893-rosianka-namagalas-potrapiti-do-ukraini-za-pidroblenimi-dokumentami.html" text:style-name="Internet_20_link" text:visited-style-name="Visited_20_Internet_20_Link">
https://www.ukrinform.ua/rubric-regions/3692893-rosianka-namagalas-potrapiti-do-ukraini-za-pidroblenimi-dokumentami.html</text:a>
</text:p>
      <!--NEWS-->
      <text:h text:style-name="P10" text:outline-level="1">
<text:span text:style-name="T4">
Петиція про демобілізацію військових після 18 місяців служби зібрала необхідні голоси</text:span>
</text:h>
      <text:p text:style-name="P4">
Authors: Ukrinform (Person)</text:p>
      <text:p text:style-name="P4">
Publisher: Укринформ (Organization)</text:p>
      <text:p text:style-name="P4">
Published Time: 2023-04-07T-40:11:00+03:00</text:p>
      <text:p text:style-name="P4">
Modified Time: 2023-04-07T22:11:00+03:00</text:p>
      <text:p text:style-name="P4">
Description: Петиція про демобілізацію військових, які відслужили 18 місяців з моменту мобілізації, набрала необхідну кількість голосів для розгляду. — Укрінформ.</text:p>
      <text:p text:style-name="P4">
Images: ["<text:a xlink:type="simple" xlink:href="https://static.ukrinform.com/photos/2016_02/thumb_files/630_360_1454938234-9771.jpg" text:style-name="Internet_20_link" text:visited-style-name="Visited_20_Internet_20_Link">
630_360_14549...</text:a>
"]</text:p>
      <text:p text:style-name="P4">
Tags: ['Мобілізація', 'Петиція', 'ЗСУ', 'Військові', 'Війна з росією', 'Демобілізація']</text:p>
      <text:p text:style-name="P4">
Type: Article</text:p>
      <!--METADATA-->
      <text:p text:style-name="P4">
<draw:frame draw:style-name="fr1" draw:name="Image14" text:anchor-type="as-char" svg:width="6.9236in" svg:height="3.956343in" draw:z-index="0">
<draw:image xlink:href="../Images/yкринформ/2023-04-07T-40-11-00-03-00/630_360_1454938234-9771.jpg" xlink:type="simple" xlink:show="embed" xlink:actuate="onLoad" draw:mime-type="image/jpeg"/>
</draw:frame>
 Петиціяпро демобілізацію військових, які відслужили 18 місяців з моменту мобілізації,набрала необхідну кількість голосів для розгляду.</text:p>
      <text:p text:style-name="P4">
Про це свідчать результати голосування за цю <text:a xlink:type="simple" xlink:href="https://petition.president.gov.ua/petition/185770" text:style-name="Internet_20_link" text:visited-style-name="Visited_20_Internet_20_Link">
</text:a>
 на сайті Президента, повідомляєкореспондент Укрінформу.</text:p>
      <text:p text:style-name="P4">
У петиції автор і підписанти звертаються до Президента з проханням сприятискорішому розгляду у Верховній Раді законопроєкту №9142 "Про внесення змін додеяких законодавчих актів України щодо уточнення строків військової служби запризовом під час мобілізації". Цей законопроєкт пропонує, щоб громадяниУкраїни мали право на звільнення через півтора року після мобілізації, якщовони не висловили бажання продовжувати військову службу.</text:p>
      <text:p text:style-name="P4">
Крім цього, законопроєкт пропонує надати відстрочку від призову на п’ять роківдля тих, хто демобілізований та відслужив максимальний термін служби запризовом під час мобілізації.</text:p>
      <text:p text:style-name="P4">
У петиції зазначається, що невизначеність термінів служби призводить допогіршення морально-психологічного стану <text:a xlink:type="simple" xlink:href="https://www.ukrinform.ua/tag-vijskovi" text:style-name="Internet_20_link" text:visited-style-name="Visited_20_Internet_20_Link">
 </text:a>
 , адже загальна мобілізація триває з 24 лютого 2022 року. Тобто вжебільше року українські військові знаходяться на фронті і не розуміють, скількиїм ще доведеться там бути, тобто існує нагальна необхідність врегулюватитерміни.</text:p>
      <text:p text:style-name="P4">
<text:span text:style-name="T4">
Читайте також:</text:span>
 <text:a xlink:type="simple" xlink:href="https://www.ukrinform.ua/rubric-ato/3626007-zelenskij-vidpoviv-na-peticiu-pro-demobilizacii-vijskovih-aki-vidsluzili-rik.html" text:style-name="Internet_20_link" text:visited-style-name="Visited_20_Internet_20_Link">
 <text:span text:style-name="T4">
демобілізацію</text:span>
 </text:a>
</text:p>
      <text:p text:style-name="P4">
Петицію було оприлюднено 29 березня. Станом на сьогодні вона набрала трохибільше 25 тисяч голосів.</text:p>
      <text:p text:style-name="P4">
Зараз законопроєкт №9142 перебуває на розгляді в Комітеті ВР з питаньнаціональної безпеки, оборони та розвідки.</text:p>
      <text:p text:style-name="P4">
Source: <text:a xlink:type="simple" xlink:href="https://www.ukrinform.ua/rubric-ato/3693093-peticia-pro-demobilizaciu-vijskovih-pisla-18-misaciv-sluzbi-zibrala-neobhidni-golosi.html" text:style-name="Internet_20_link" text:visited-style-name="Visited_20_Internet_20_Link">
https://www.ukrinform.ua/rubric-ato/3693093-peticia-pro-demobilizaciu-vijskovih-pisla-18-misaciv-sluzbi-zibrala-neobhidni-golosi.html</text:a>
</text:p>
      <!--NEWS-->
      <text:h text:style-name="P10" text:outline-level="1">
<text:span text:style-name="T4">
росіяни обстріляли п’ять громад на Сумщині – 125 «прильотів»</text:span>
</text:h>
      <text:p text:style-name="P4">
Authors: Ukrinform (Person)</text:p>
      <text:p text:style-name="P4">
Publisher: Укринформ (Organization)</text:p>
      <text:p text:style-name="P4">
Published Time: 2023-04-07T-43:58:28+03:00</text:p>
      <text:p text:style-name="P4">
Modified Time: 2023-04-07T21:58:28+03:00</text:p>
      <text:p text:style-name="P4">
Description: російські загарбники у п'ятницю, 7 квітня, обстріляли п'ять громад Сумської області, зафіксовано 125 влучань.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15" text:anchor-type="as-char" svg:width="6.9236in" svg:height="3.956343in" draw:z-index="0">
<draw:image xlink:href="../Images/yкринформ/2023-04-07T-43-58-28-03-00/630_360_1479558145-5682.jpg" xlink:type="simple" xlink:show="embed" xlink:actuate="onLoad" draw:mime-type="image/jpeg"/>
</draw:frame>
російські загарбники у п'ятницю, 7 квітня, обстріляли п'ять громад Сумськоїобласті, зафіксовано 125 влучань.</text:p>
      <text:p text:style-name="P4">
Як передає Укрінформ, про це Сумська обласна військова адміністраціяповідомляє у <text:a xlink:type="simple" xlink:href="https://t.me/Sumy_news_ODA/15326" text:style-name="Internet_20_link" text:visited-style-name="Visited_20_Internet_20_Link">
 </text:a>
 .</text:p>
      <text:p text:style-name="P4">
“Протягом дня росіяни здійснили 12 обстрілів прикордонних громад області –Білопільської, Краснопільської, Середино-Будської, Новослобідської,Есманської. Зафіксовано 125 прильотів, із них 12 прильотів з артилерії, 30прильотів з мінометів, авіаційний обстріл та 66 пострілів з АГС та СПГ”, -ідеться в повідомленні.</text:p>
      <text:p text:style-name="P4">
<text:span text:style-name="T4">
Читайте також:</text:span>
 <text:a xlink:type="simple" xlink:href="https://www.ukrinform.ua/rubric-ato/3693064-kilkist-poranenih-cerez-obstril-svidkoi-v-berislavi-zrosla-do-vosmi.html" text:style-name="Internet_20_link" text:visited-style-name="Visited_20_Internet_20_Link">
 <text:span text:style-name="T4">
обстріл</text:span>
 </text:a>
</text:p>
      <text:p text:style-name="P4">
росіяни обстріляли Середино-Будську громаду. По околиці міста Середина-Будазагарбники здійснили авіаційний обстріл, внаслідок якого пошкодженодомогосподарство.</text:p>
      <text:p text:style-name="P4">
По Білопільській громаді росіяни били з мінометів, випустивши 14 мін. Такожзагарбники стріляли по громаді з автоматичного гранатомета (50 пострілів) тапротитанкового гранатомета (6 пострілів).</text:p>
      <text:p text:style-name="P4">
По Новослобідській громаді з території російської федерації було 10 пострілівз АГС та 8 ударів з міномета.</text:p>
      <text:p text:style-name="P4">
<text:span text:style-name="T4">
Читайте також:</text:span>
 <text:a xlink:type="simple" xlink:href="https://www.ukrinform.ua/rubric-ato/3693041-rosiani-obstrilali-z-gelikoptera-misto-na-sumsini.html" text:style-name="Internet_20_link" text:visited-style-name="Visited_20_Internet_20_Link">
 <text:span text:style-name="T4">
Сумщ</text:span>
 </text:a>
</text:p>
      <text:p text:style-name="P4">
Також загарбник здійснив артилерійський обстріл Есманської громади, випустивши12 снарядів.</text:p>
      <text:p text:style-name="P4">
На територію Краснопільської громади агресор скинув 8 мін.</text:p>
      <text:p text:style-name="P4">
Як повідомляв Укрінформ, російські загарбники 7 квітня обстріляли згелікоптера прикордонне місто Середина-Буда Сумської області, випустивширакети.</text:p>
      <text:p text:style-name="P4">
Фото ілюстративне</text:p>
      <text:p text:style-name="P4">
Source: <text:a xlink:type="simple" xlink:href="https://www.ukrinform.ua/rubric-ato/3693091-rosiani-obstrilali-pat-gromad-na-sumsini-125-prilotiv.html" text:style-name="Internet_20_link" text:visited-style-name="Visited_20_Internet_20_Link">
https://www.ukrinform.ua/rubric-ato/3693091-rosiani-obstrilali-pat-gromad-na-sumsini-125-prilotiv.html</text:a>
</text:p>
      <!--NEWS-->
      <text:h text:style-name="P10" text:outline-level="1">
<text:span text:style-name="T4">
Джемілєв закликав мусульманські країни подолати страх перед росією й підтримати Україну</text:span>
</text:h>
      <text:p text:style-name="P4">
Authors: Ukrinform (Person)</text:p>
      <text:p text:style-name="P4">
Publisher: Укринформ (Organization)</text:p>
      <text:p text:style-name="P4">
Published Time: 2023-04-07T-45:46:53+03:00</text:p>
      <text:p text:style-name="P4">
Modified Time: 2023-04-07T21:46:53+03:00</text:p>
      <text:p text:style-name="P4">
Description: Лідер кримськотатарського народу Мустафа Джемілєв вважає недостатньою підтримку мусульманськими країнами України в її боротьбі з російською агресією і закликає такі держави подолати страх перед росією і стати на бік добра та справедливості. — Укрінформ.</text:p>
      <text:p text:style-name="P4">
Images: ["<text:a xlink:type="simple" xlink:href="https://static.ukrinform.com/photos/2023_04/thumb_files/630_360_1680893123-762.jpg" text:style-name="Internet_20_link" text:visited-style-name="Visited_20_Internet_20_Link">
630_360_16808...</text:a>
"]</text:p>
      <text:p text:style-name="P4">
Tags: ['Джемілєв', 'Кримські татари', 'Мусульмани', 'Війна з росією']</text:p>
      <text:p text:style-name="P4">
Type: Article</text:p>
      <!--METADATA-->
      <text:p text:style-name="P4">
<draw:frame draw:style-name="fr1" draw:name="Image16" text:anchor-type="as-char" svg:width="6.9236in" svg:height="3.956343in" draw:z-index="0">
<draw:image xlink:href="../Images/yкринформ/2023-04-07T-45-46-53-03-00/630_360_1680893123-762.jpg" xlink:type="simple" xlink:show="embed" xlink:actuate="onLoad" draw:mime-type="image/jpeg"/>
</draw:frame>
 Лідеркримськотатарського народу Мустафа Джемілєв вважає недостатньою підтримкумусульманськими країнами України в її боротьбі з російською агресією ізакликає такі держави подолати страх перед росією і стати на бік добра тасправедливості.</text:p>
      <text:p text:style-name="P4">
Про це він заявив під час проведення першого Іфтару на офіційному рівні заучастю Президента Володимира Зеленського, воїнів-мусульман і представниківіноземного дипкорпусу, повідомляє кореспондент Укрінформу.</text:p>
      <text:p text:style-name="P4">
"Якщо бути відвертим, то маю визнати, що ми, мусульмани Криму, чекали значнобільшої підтримки з боку мусульманських країн. Тим більше, російська агресіярозпочалася саме з окупації нашої Батьківщини у лютому 2014 року, а найбільшимрепресіям і знищенням, викраденнями та вбивствам, арештам та незаконнимсудилищам піддавалися мусульмани", - сказав <text:a xlink:type="simple" xlink:href="https://www.ukrinform.ua/tag-dzemilev" text:style-name="Internet_20_link" text:visited-style-name="Visited_20_Internet_20_Link">
 </text:a>
 .</text:p>
      <text:p text:style-name="P4">
Він розповів, що в міжнародних організаціях, насамперед Генасамблеї ООН,резолюції із засудженням російської агресії щодо порушення прав людини та звимогою виведення російських військ з української території підтримуваланезначна кількість мусульманських країн, переважна більшість займають позиціюнейтралітету, а дві країни - режим Башара Асада в Сирії та Афганістанпідтримали анексію Криму росією.</text:p>
      <text:p text:style-name="P4">
Водночас лідер кримськотатарського народу розповів, що коли 1979 роцірадянські війська вторглися в Афганістан, то він висловив протест і отримавтри роки ув'язнення в радянських таборах.</text:p>
      <text:p text:style-name="P4">
<text:span text:style-name="T4">
Читайте також:</text:span>
 <text:a xlink:type="simple" xlink:href="https://www.ukrinform.ua/rubric-crimea/3675875-u-skladi-zsu-vouut-ponad-10-tisac-ziteliv-krimu.html" text:style-name="Internet_20_link" text:visited-style-name="Visited_20_Internet_20_Link">
 </text:a>
</text:p>
      <text:p text:style-name="P4">
"Я не теолог і не знаю всіх тонкощів мусульманського права, але я знаю точно,що мусульманин не може бути нейтральним між добром і злом, між бандитом іжертвою бандитизму, а стати на бік бандита - це серйозний гріх передвсемогутнім Аллахом. Я сподіваюсь, що ісламські країни подолають свій страхперед країною-агресором, якому українська армія вже досить ефективно вирвалаікла, і займуть більш активну позицію у протистоянні України та агресора", -наголосив Джемілєв.</text:p>
      <text:p text:style-name="P4">
Він додав, що чим активніше мусульмани будуть на боці добра і справедливості,тим вищим буде й авторитет ісламу у світі.</text:p>
      <text:p text:style-name="P4">
Як повідомлялося, Президент Володимир Зеленський оголосив про започаткування вУкраїні нової традиції - проведення на офіційному рівні Іфтару під чассвященного для мусульман <text:a xlink:type="simple" xlink:href="https://www.ukrinform.ua/rubric-society/3693070-zelenskij-ogolosiv-pro-zapocatkuvanna-v-ukraini-novoi-tradicii-iftaru.html" text:style-name="Internet_20_link" text:visited-style-name="Visited_20_Internet_20_Link">
 </text:a>
</text:p>
      <text:p text:style-name="P4">
<text:span text:style-name="T5">
Фото: Геннадій Мінченко</text:span>
</text:p>
      <text:p text:style-name="P4">
Source: <text:a xlink:type="simple" xlink:href="https://www.ukrinform.ua/rubric-polytics/3693088-dzemilev-zaklikav-musulmanski-kraini-podolati-strah-pered-rosieu-j-pidtrimati-ukrainu.html" text:style-name="Internet_20_link" text:visited-style-name="Visited_20_Internet_20_Link">
https://www.ukrinform.ua/rubric-polytics/3693088-dzemilev-zaklikav-musulmanski-kraini-podolati-strah-pered-rosieu-j-pidtrimati-ukrainu.html</text:a>
</text:p>
      <!--NEWS-->
      <text:h text:style-name="P10" text:outline-level="1">
<text:span text:style-name="T4">
Американка Аббі Мьорфі закинула найшвидшу в історії шайбу на ЧС з хокею</text:span>
</text:h>
      <text:p text:style-name="P4">
Authors: Ukrinform (Person)</text:p>
      <text:p text:style-name="P4">
Publisher: Укринформ (Organization)</text:p>
      <text:p text:style-name="P4">
Published Time: 2023-04-07T-47:45:36+03:00</text:p>
      <text:p text:style-name="P4">
Modified Time: 2023-04-07T21:45:36+03:00</text:p>
      <text:p text:style-name="P4">
Description: Попереднє досягнення було перевершено майже вдвічі. — Укрінформ.</text:p>
      <text:p text:style-name="P4">
Images: ["<text:a xlink:type="simple" xlink:href="https://static.ukrinform.com/photos/2023_04/thumb_files/630_360_1680893026-888.jpg" text:style-name="Internet_20_link" text:visited-style-name="Visited_20_Internet_20_Link">
630_360_16808...</text:a>
"]</text:p>
      <text:p text:style-name="P4">
Tags: ['Чемпіонат світу з хокею', 'хокей']</text:p>
      <text:p text:style-name="P4">
Type: Article</text:p>
      <!--METADATA-->
      <text:p text:style-name="P4">
<draw:frame draw:style-name="fr1" draw:name="Image17" text:anchor-type="as-char" svg:width="6.9236in" svg:height="3.956343in" draw:z-index="0">
<draw:image xlink:href="../Images/yкринформ/2023-04-07T-47-45-36-03-00/630_360_1680893026-888.jpg" xlink:type="simple" xlink:show="embed" xlink:actuate="onLoad" draw:mime-type="image/jpeg"/>
</draw:frame>
 Попереднєдосягнення було перевершено майже вдвічі.</text:p>
      <text:p text:style-name="P4">
На жіночому чемпіонаті світу з хокею було побито історичний рекорд занайшвидшою шайбою, сталося це в матчі елітного дивізіону між США таШвейцарією, передає Укрінформ.</text:p>
      <text:p text:style-name="P4">
Хокеїстка Аббі Мьорфі відкрила рахунок у матчі вже на сьомій секунді гри.Закинути швидкий гол Мьорфі змогла завдяки виграному вкидуванню від своєїпартнерки Еббі Рок.</text:p>
      <text:p text:style-name="P4">
Мьорфі змогла перевершити попередній рекорд чемпіонатів світу, встановлений у1994 році - 13 секунд - майже вдвічі.</text:p>
      <text:p text:style-name="P4">
США розгромили Швейцарію на груповій стадії чемпіонату світу з хокею зрахунком 9:1. Це друга перемога США на чемпіонаті світу-2023 з хокею. Післядвох матчів американки - проміжні лідерки група А - шість очок та 16:2 різницяшайб.</text:p>
      <text:p text:style-name="P4">
<text:span text:style-name="T4">
Читайте також:</text:span>
 <text:a xlink:type="simple" xlink:href="https://www.ukrinform.ua/rubric-sports/3692914-zinoca-zbirna-ukraini-rozgromila-bolgarok-na-cempionati-svitu-z-hokeu.html" text:style-name="Internet_20_link" text:visited-style-name="Visited_20_Internet_20_Link">
 <text:span text:style-name="T4">
хокею</text:span>
 </text:a>
</text:p>
      <text:p text:style-name="P4">
Як повідомляв Укрінформ, національна жіноча збірна України з хокею упевненообіграла команду Болгарії у своєму четвертому матчі на чемпіонаті світу-2023 удивізіоні IIIA.</text:p>
      <text:p text:style-name="P4">
Фото: Getty Image</text:p>
      <text:p text:style-name="P4">
Source: <text:a xlink:type="simple" xlink:href="https://www.ukrinform.ua/rubric-sports/3693087-amerikanka-abbi-morfi-zakinula-najsvidsu-v-istorii-sajbu-na-cs-z-hokeu.html" text:style-name="Internet_20_link" text:visited-style-name="Visited_20_Internet_20_Link">
https://www.ukrinform.ua/rubric-sports/3693087-amerikanka-abbi-morfi-zakinula-najsvidsu-v-istorii-sajbu-na-cs-z-hokeu.html</text:a>
</text:p>
      <!--NEWS-->
      <text:h text:style-name="P10" text:outline-level="1">
<text:span text:style-name="T4">
На авіазаводі у Воронежі пролунав вибух</text:span>
</text:h>
      <text:p text:style-name="P4">
Authors: Ukrinform (Person)</text:p>
      <text:p text:style-name="P4">
Publisher: Укринформ (Organization)</text:p>
      <text:p text:style-name="P4">
Published Time: 2023-04-07T-49:24:00+03:00</text:p>
      <text:p text:style-name="P4">
Modified Time: 2023-04-07T21:24:00+03:00</text:p>
      <text:p text:style-name="P4">
Description: У Воронежі пролунав вибух у районі авіазаводу, що належить підприємству "Воронезьке акціонерне літакобудівне товариство" (ВАСО). — Укрінформ.</text:p>
      <text:p text:style-name="P4">
Images: ["<text:a xlink:type="simple" xlink:href="https://static.ukrinform.com/photos/2023_04/thumb_files/630_360_1680891831-458.jpg" text:style-name="Internet_20_link" text:visited-style-name="Visited_20_Internet_20_Link">
630_360_16808...</text:a>
"]</text:p>
      <text:p text:style-name="P4">
Tags: ['Вибух', 'Завод', 'Російська авіація', 'росія']</text:p>
      <text:p text:style-name="P4">
Type: Article</text:p>
      <!--METADATA-->
      <text:p text:style-name="P4">
<draw:frame draw:style-name="fr1" draw:name="Image18" text:anchor-type="as-char" svg:width="6.9236in" svg:height="3.956343in" draw:z-index="0">
<draw:image xlink:href="../Images/yкринформ/2023-04-07T-49-24-00-03-00/630_360_1680891831-458.jpg" xlink:type="simple" xlink:show="embed" xlink:actuate="onLoad" draw:mime-type="image/jpeg"/>
</draw:frame>
 УВоронежі пролунав вибух у районі авіазаводу, що належить підприємству"Воронезьке акціонерне літакобудівне товариство" (ВАСО).</text:p>
      <text:p text:style-name="P4">
Про це повідомляють російські <text:a xlink:type="simple" xlink:href="https://t.me/sotaproject/56730" text:style-name="Internet_20_link" text:visited-style-name="Visited_20_Internet_20_Link">
 </text:a>
 , передаєУкрінформ.</text:p>
      <text:p text:style-name="P4">
<text:a xlink:type="simple" xlink:href="https://www.ukrinform.ua/tag-vibuh" text:style-name="Internet_20_link" text:visited-style-name="Visited_20_Internet_20_Link">
 </text:a>
 було чутно у районі злітно-посадковоїсмуги.</text:p>
      <text:p text:style-name="P4">
"У небі видно довгий слід, який різко змінює кут у бік землі", - йдеться уповідомленні.</text:p>
      <text:p text:style-name="P4">
Водночас у мнс по Воронезькій області заявили, що пожежно-рятувальніпідрозділи на місце вибуху не відправляли.</text:p>
      <text:p text:style-name="P4">
<text:span text:style-name="T4">
Читайте також:</text:span>
 <text:a xlink:type="simple" xlink:href="https://www.ukrinform.ua/rubric-world/3692182-u-centri-moskvi-gorila-budivla-minoboroni.html" text:style-name="Internet_20_link" text:visited-style-name="Visited_20_Internet_20_Link">
 </text:a>
</text:p>
      <text:p text:style-name="P4">
На авіазаводі у Воронежі збирають літаки у тому числі й на замовленняросійського міноборони, зокрема «літак судного дня».</text:p>
      <text:p text:style-name="P4">
Source: <text:a xlink:type="simple" xlink:href="https://www.ukrinform.ua/rubric-world/3693083-na-aviazavodi-u-voronezi-prolunav-vibuh.html" text:style-name="Internet_20_link" text:visited-style-name="Visited_20_Internet_20_Link">
https://www.ukrinform.ua/rubric-world/3693083-na-aviazavodi-u-voronezi-prolunav-vibuh.html</text:a>
</text:p>
      <!--NEWS-->
      <text:h text:style-name="P10" text:outline-level="1">
<text:span text:style-name="T4">
Україна відновлює експорт електроенергії</text:span>
</text:h>
      <text:p text:style-name="P4">
Authors: Ukrinform (Person)</text:p>
      <text:p text:style-name="P4">
Publisher: Укринформ (Organization)</text:p>
      <text:p text:style-name="P4">
Published Time: 2023-04-07T-51:17:25+03:00</text:p>
      <text:p text:style-name="P4">
Modified Time: 2023-04-07T21:17:25+03:00</text:p>
      <text:p text:style-name="P4">
Description: Міністр енергетики України Герман Галущенко підписав розпорядчий документ, що дозволяє розпочати процес відновлення експорту електроенергії в умовах профіциту генеруючої потужності.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Галущенко']</text:p>
      <text:p text:style-name="P4">
Type: Article</text:p>
      <!--METADATA-->
      <text:p text:style-name="P4">
<draw:frame draw:style-name="fr1" draw:name="Image19" text:anchor-type="as-char" svg:width="6.9236in" svg:height="3.956343in" draw:z-index="0">
<draw:image xlink:href="../Images/yкринформ/2023-04-07T-51-17-25-03-00/630_360_1675414663-980.jpg" xlink:type="simple" xlink:show="embed" xlink:actuate="onLoad" draw:mime-type="image/jpeg"/>
</draw:frame>
 Міністренергетики України Герман Галущенко підписав розпорядчий документ, що дозволяєрозпочати процес відновлення експорту електроенергії в умовах профіцитугенеруючої потужності.</text:p>
      <text:p text:style-name="P4">
Як передає Укрінформ, про це повідомляє Міненерго в <text:a xlink:type="simple" xlink:href="https://t.me/energyofukraine/342" text:style-name="Internet_20_link" text:visited-style-name="Visited_20_Internet_20_Link">
</text:a>
 .</text:p>
      <text:p text:style-name="P4">
«Українська енергосистема вже майже два місяці працює без обмежень споживачів,із запасом потужності. Цього результату ми досягли завдяки титанічній роботіенергетиків, наших міжнародних партнерів, які допомагали у відновленнісистеми. Найскладнішу зиму пройдено. Наступний крок - відкриття експортуелектроенергії, що дозволить залучити додатковий фінансовий ресурс длянеобхідної відбудови знищеної та ремонту пошкодженої енергетичноїінфраструктури», - зазначив Галущенко.</text:p>
      <text:p text:style-name="P4">
<text:span text:style-name="T4">
Читайте також:</text:span>
 <text:a xlink:type="simple" xlink:href="https://www.ukrinform.ua/rubric-economy/3693026-ukraina-u-berezni-mogla-b-otrimati-blizko-500-miljoniv-vid-eksportu-elektroenergii-gerus.html" text:style-name="Internet_20_link" text:visited-style-name="Visited_20_Internet_20_Link">
 <text:span text:style-name="T4">
Герус</text:span>
 </text:a>
</text:p>
      <text:p text:style-name="P4">
За інформацією Міненерго, дозволена європейською мережею операторів системипередачі ENTSO-E потужність для експорту становить 400 МВт. Однак фактичніобсяги експорту можуть коливатися залежно від часу доби та кон’юнктури ринку.</text:p>
      <text:p text:style-name="P4">
Водночас Галущенко акцентував на тому, що забезпечення потреб в електроенергіїдля українських споживачів залишається пріоритетом.</text:p>
      <text:p text:style-name="P4">
«Забезпечення електроенергією наших споживачів - це безумовний пріоритет. Томуекспорт електроенергії буде працювати за умови забезпечення українськихспоживачів електроенергією та може бути припинений у разі зміни ситуації», -сказав міністр.</text:p>
      <text:p text:style-name="P4">
<text:span text:style-name="T4">
Читайте також:</text:span>
 <text:a xlink:type="simple" xlink:href="https://www.ukrinform.ua/rubric-economy/3692740-energosistema-pracue-bez-obmezen-spozivaciv-iz-rezervom-potuznosti-minenergo.html" text:style-name="Internet_20_link" text:visited-style-name="Visited_20_Internet_20_Link">
 </text:a>
</text:p>
      <text:p text:style-name="P4">
За його словами, збільшення генерації та відкриття експорту - це відповідьукраїнських енергетиків на російські обстріли і намагання знищитиенергосистему.</text:p>
      <text:p text:style-name="P4">
Як повідомлялося, Україна експортувала електроенергію до Молдови та країн ЄСіз червня до 11 жовтня минулого року. За цей період було реалізовано 2,6 млрдкіловат/годин.</text:p>
      <text:p text:style-name="P4">
Враховуючи, що на експортерів були покладені спеціальні обов’язки іззабезпечення доступності електричної енергії для побутових споживачів, зотриманих експортерами прибутків на підтримку пільгової ціни для населеннябуло сплачено 2,8 мільярда гривень.</text:p>
      <text:p text:style-name="P4">
З 11 жовтня 2022 року Україна припинила експорт електроенергії через російськіракетні обстріли енергетичних об'єктів.</text:p>
      <text:p text:style-name="P4">
Source: <text:a xlink:type="simple" xlink:href="https://www.ukrinform.ua/rubric-economy/3693082-ukraina-vidnovlue-eksport-elektroenergii.html" text:style-name="Internet_20_link" text:visited-style-name="Visited_20_Internet_20_Link">
https://www.ukrinform.ua/rubric-economy/3693082-ukraina-vidnovlue-eksport-elektroenergii.html</text:a>
</text:p>
      <!--NEWS-->
      <text:h text:style-name="P10" text:outline-level="1">
<text:span text:style-name="T4">
Деокупація Криму є безальтернативною не лише для України, а й для світу - Зеленський</text:span>
</text:h>
      <text:p text:style-name="P4">
Authors: Ukrinform (Person)</text:p>
      <text:p text:style-name="P4">
Publisher: Укринформ (Organization)</text:p>
      <text:p text:style-name="P4">
Published Time: 2023-04-07T-53:03:00+03:00</text:p>
      <text:p text:style-name="P4">
Modified Time: 2023-04-07T21:03:00+03:00</text:p>
      <text:p text:style-name="P4">
Description: Деокупація українського Криму від російських загарбників є безальтернативною. — Укрінформ.</text:p>
      <text:p text:style-name="P4">
Images: ["<text:a xlink:type="simple" xlink:href="https://static.ukrinform.com/photos/2023_04/thumb_files/630_360_1680890478-868.jpg" text:style-name="Internet_20_link" text:visited-style-name="Visited_20_Internet_20_Link">
630_360_16808...</text:a>
"]</text:p>
      <text:p text:style-name="P4">
Tags: ['Крим',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4-07T-53-03-00-03-00/630_360_1680890478-868.jpg" xlink:type="simple" xlink:show="embed" xlink:actuate="onLoad" draw:mime-type="image/jpeg"/>
</draw:frame>
Деокупація українського Криму від російських загарбників є безальтернативною.</text:p>
      <text:p text:style-name="P4">
Про це заявив Президент Володимир Зеленський під час першого проведення наофіційному рівні Іфтару за участю військовослужбовців-мусульман, представниківдипкорпусу і Меджлісу кримськотатарського народу, повідомляє кореспондентУкрінформу.</text:p>
      <text:p text:style-name="P4">
"На землі Криму зараз під російським триколором зараз панує зло, приниження,репресії, вбивства, війна. Але там, де почався шлях зла, саме там на насчекає, я впевнений, і перемога, перемога над цим злом. Деокупація Криму єбезальтернативною не лише для України, а для всього світу. І я впевнений уцьому", - підкреслив Зеленський.</text:p>
      <text:p text:style-name="P4">
<text:span text:style-name="T4">
Читайте також:</text:span>
 <text:a xlink:type="simple" xlink:href="https://www.ukrinform.ua/rubric-society/3693070-zelenskij-ogolosiv-pro-zapocatkuvanna-v-ukraini-novoi-tradicii-iftaru.html" text:style-name="Internet_20_link" text:visited-style-name="Visited_20_Internet_20_Link">
 <text:span text:style-name="T4">
Зеленський</text:span>
 </text:a>
</text:p>
      <text:p text:style-name="P4">
Він нагадав, що саме з окупації Криму, саме репресій у Криму проти українськоїта кримськотатарської свободи, проти кримських мусульман почалась спроба росіїпоставити в рабство Україну та інші народи цивілізованої Європи.</text:p>
      <text:p text:style-name="P4">
Глава держави наголошує, що звільнення Кримського півострова потрібне дляпорядку у світі, що заснований на конвенціях і статуті ООН, а не "накримінальних звичках вбивць, гвалтівників, грабіжників, які росія намагаєтьсяпоширити".</text:p>
      <text:p text:style-name="P4">
Водночас Президент закликав усі країни поважати територіальну цілісність ісуверенітет України.</text:p>
      <text:p text:style-name="P4">
<text:span text:style-name="T4">
Читайте також:</text:span>
 <text:a xlink:type="simple" xlink:href="https://www.ukrinform.ua/rubric-crimea/3692911-sbu-povidomila-pro-pidozru-politologu-medvedcuka-akij-hovaetsa-v-krimu.html" text:style-name="Internet_20_link" text:visited-style-name="Visited_20_Internet_20_Link">
 <text:span text:style-name="T4">
Крим</text:span>
 </text:a>
</text:p>
      <text:p text:style-name="P4">
"Так само, як ми поважаємо територіальну цілісність усіх держав від Європи доЛатинської Америки, ми справедливо очікуємо поваги до територіальноїцілісності нашої держави усієї України від Полісся до узбережжя Чорного таАзовського морів, від північних міст до Севастополя і Керчі. Увесь наш схід,південь, кожна наша громада, кожна наша людина однаково заслуговують жити іжити вільно", - підкреслив Зеленський.</text:p>
      <text:p text:style-name="P4">
Він пояснив, що коли Україна повернеться у Крим, тоді світові повернетьсяспокій, бо, за його словами, агресор програє.</text:p>
      <text:p text:style-name="P4">
"Усе інше може тільки розпалити жагу росії воювати. Хай же агресор відчуває насобі, що нікому не дозволено ламати життя народів і обкрадати народи, нікомуне дозволено ширити світом зло, руїни", - відзначив Президент.</text:p>
      <text:p text:style-name="P4">
<text:span text:style-name="T4">
Читайте також:</text:span>
 <text:a xlink:type="simple" xlink:href="https://www.ukrinform.ua/rubric-crimea/3692884-rosiani-rozumiut-so-cas-nasolodi-vkradenim-krimom-dobigae-kinca-dmitro-kuleba.html" text:style-name="Internet_20_link" text:visited-style-name="Visited_20_Internet_20_Link">
 <text:span text:style-name="T4">
Крим</text:span>
 </text:a>
</text:p>
      <text:p text:style-name="P4">
Як повідомлялося, <text:a xlink:type="simple" xlink:href="https://www.ukrinform.ua/rubric-crimea/3692790-prezident-brazilii-proponue-ukraini-vidmovitisa-vid-krimu-dla-dosagnenna-miru.html" text:style-name="Internet_20_link" text:visited-style-name="Visited_20_Internet_20_Link">
 </text:a>
 , щоб припинити війну.</text:p>
      <text:p text:style-name="P4">
У МЗС у відповідь на це заявили, що Україна не торгує своїми територіями і невбачає жодної причини поступатися хоча би сантиметром української землі.</text:p>
      <text:p text:style-name="P4">
Source: <text:a xlink:type="simple" xlink:href="https://www.ukrinform.ua/rubric-crimea/3693078-deokupacia-krimu-e-bezalternativnou-ne-lise-dla-ukraini-a-dla-vsogo-svitu-zelenskij.html" text:style-name="Internet_20_link" text:visited-style-name="Visited_20_Internet_20_Link">
https://www.ukrinform.ua/rubric-crimea/3693078-deokupacia-krimu-e-bezalternativnou-ne-lise-dla-ukraini-a-dla-vsogo-svitu-zelenskij.html</text:a>
</text:p>
      <!--NEWS-->
      <text:h text:style-name="P10" text:outline-level="1">
<text:span text:style-name="T4">
Український баскетболіст Кравцов став гравцем «Іттіхада»</text:span>
</text:h>
      <text:p text:style-name="P4">
Authors: Ukrinform (Person)</text:p>
      <text:p text:style-name="P4">
Publisher: Укринформ (Organization)</text:p>
      <text:p text:style-name="P4">
Published Time: 2023-04-07T-55:01:14+03:00</text:p>
      <text:p text:style-name="P4">
Modified Time: 2023-04-07T21:01:14+03:00</text:p>
      <text:p text:style-name="P4">
Description: Українець перейшов до клубу з чемпіонату Бахрейну. — Укрінформ.</text:p>
      <text:p text:style-name="P4">
Images: ["<text:a xlink:type="simple" xlink:href="https://static.ukrinform.com/photos/2023_04/thumb_files/630_360_1680890411-609.jpg" text:style-name="Internet_20_link" text:visited-style-name="Visited_20_Internet_20_Link">
630_360_16808...</text:a>
"]</text:p>
      <text:p text:style-name="P4">
Tags: ['Баскетбол', 'Кравцов']</text:p>
      <text:p text:style-name="P4">
Type: Article</text:p>
      <!--METADATA-->
      <text:p text:style-name="P4">
<draw:frame draw:style-name="fr1" draw:name="Image21" text:anchor-type="as-char" svg:width="6.9236in" svg:height="3.956343in" draw:z-index="0">
<draw:image xlink:href="../Images/yкринформ/2023-04-07T-55-01-14-03-00/630_360_1680890411-609.jpg" xlink:type="simple" xlink:show="embed" xlink:actuate="onLoad" draw:mime-type="image/jpeg"/>
</draw:frame>
 Українецьперейшов до клубу з чемпіонату Бахрейну.</text:p>
      <text:p text:style-name="P4">
В’ячеслав Кравцов став гравцем «Іттіхада» з чемпіонату Бахрейну, <text:a xlink:type="simple" xlink:href="https://www.instagram.com/p/Cqi-5A9LjkF/" text:style-name="Internet_20_link" text:visited-style-name="Visited_20_Internet_20_Link">
</text:a>
 пресслужбаклубу, передає Укрінформ.</text:p>
      <text:p text:style-name="P4">
Українець втретє за сезон змінив команду – до цього він виступав за «Стілерс»з тайванської P. League+, а сезон розпочинав в іспанський «Менорці».</text:p>
      <text:p text:style-name="P4">
У Лізі LEB Silver (3-й Дивізіон чемпіонату Іспанії) він набирав 19,1 очка і6,8 підбирання в середньому за 31 хвилину на майданчику.</text:p>
      <text:p text:style-name="P4">
<text:span text:style-name="T4">
Читайте також:</text:span>
 <text:a xlink:type="simple" xlink:href="https://www.ukrinform.ua/rubric-sports/3691706-nba-mihajluk-nabrav-17-ocok-za-sarlott-len-4-za-sakramento.html" text:style-name="Internet_20_link" text:visited-style-name="Visited_20_Internet_20_Link">
 <text:span text:style-name="T4">
Михайлюк</text:span>
 </text:a>
</text:p>
      <text:p text:style-name="P4">
Як повідомляв Укрінформ, Святослав Михайлюк провів найрезультативніший матч укар'єрі в НБА.</text:p>
      <text:p text:style-name="P4">
Фото: fbu.ua</text:p>
      <text:p text:style-name="P4">
Source: <text:a xlink:type="simple" xlink:href="https://www.ukrinform.ua/rubric-sports/3693077-ukrainskij-basketbolist-kravcov-stav-gravcem-ittihada.html" text:style-name="Internet_20_link" text:visited-style-name="Visited_20_Internet_20_Link">
https://www.ukrinform.ua/rubric-sports/3693077-ukrainskij-basketbolist-kravcov-stav-gravcem-ittihada.html</text:a>
</text:p>
      <!--NEWS-->
      <text:h text:style-name="P10" text:outline-level="1">
<text:span text:style-name="T4">
На Київщині виявили залишки російського безпілотника</text:span>
</text:h>
      <text:p text:style-name="P4">
Authors: Ukrinform (Person)</text:p>
      <text:p text:style-name="P4">
Publisher: Укринформ (Organization)</text:p>
      <text:p text:style-name="P4">
Published Time: 2023-04-07T-58:55:02+03:00</text:p>
      <text:p text:style-name="P4">
Modified Time: 2023-04-07T20:55:02+03:00</text:p>
      <text:p text:style-name="P4">
Description: У Бориспільському районі Київської області виявили залишки російського безпілотника. — Укрінформ.</text:p>
      <text:p text:style-name="P4">
Images: ["<text:a xlink:type="simple" xlink:href="https://static.ukrinform.com/photos/2023_04/thumb_files/630_360_1680889727-460.jpeg" text:style-name="Internet_20_link" text:visited-style-name="Visited_20_Internet_20_Link">
630_360_16808...</text:a>
"]</text:p>
      <text:p text:style-name="P4">
Tags: ['Безпілотник', 'Поліція', 'Київщина']</text:p>
      <text:p text:style-name="P4">
Type: Article</text:p>
      <!--METADATA-->
      <text:p text:style-name="P4">
<draw:frame draw:style-name="fr1" draw:name="Image22" text:anchor-type="as-char" svg:width="6.9236in" svg:height="3.946452in" draw:z-index="0">
<draw:image xlink:href="../Images/yкринформ/2023-04-07T-58-55-02-03-00/630_360_1680889727-460.jpeg" xlink:type="simple" xlink:show="embed" xlink:actuate="onLoad" draw:mime-type="image/jpeg"/>
</draw:frame>
 УБориспільському районі Київської області виявили залишки російськогобезпілотника.</text:p>
      <text:p text:style-name="P4">
Про це в <text:a xlink:type="simple" xlink:href="https://t.me/andrii_nebytov/1173" text:style-name="Internet_20_link" text:visited-style-name="Visited_20_Internet_20_Link">
 </text:a>
 повідомив начальник Головногоуправління Національної поліції в Київській області Андрій Нєбитов, передаєУкрінформ.</text:p>
      <text:p text:style-name="P4">
"Поблизу села Вороньків щойно знайшли залишки нерозірваної бойової частиниворожого безпілотника, збитого раніше. Працівниками вибухотехнічної службиКиївщини буде виконане кероване знищення боєприпасу. Поліція Київщини намісці. Ситуація під контроле <text:span text:style-name="T5">
м", -</text:span>
 написав Нєбитов.</text:p>
      <text:p text:style-name="P4">
<text:span text:style-name="T4">
Читайте також:</text:span>
 <text:a xlink:type="simple" xlink:href="https://www.ukrinform.ua/rubric-ato/3692835-na-kupanskomu-napramku-nacgvardijci-zbili-dva-dronikamikadze-rosian.html" text:style-name="Internet_20_link" text:visited-style-name="Visited_20_Internet_20_Link">
 </text:a>
</text:p>
      <text:p text:style-name="P4">
Як повідомляв Укрінформ, російські загарбники протягом доби здійснили два <text:a xlink:type="simple" xlink:href="https://www.ukrinform.ua/tag-raketa" text:style-name="Internet_20_link" text:visited-style-name="Visited_20_Internet_20_Link">
</text:a>
 та 14 авіаційних ударів, а також понад10 обстрілів з реактивних систем залпового вогню по позиціях Сил оборони тацивільній інфраструктурі населених пунктів.</text:p>
      <text:p text:style-name="P4">
Source: <text:a xlink:type="simple" xlink:href="https://www.ukrinform.ua/rubric-regions/3693075-na-kiivsini-viavili-zaliski-rosijskogo-bezpilotnika.html" text:style-name="Internet_20_link" text:visited-style-name="Visited_20_Internet_20_Link">
https://www.ukrinform.ua/rubric-regions/3693075-na-kiivsini-viavili-zaliski-rosijskogo-bezpilotnika.html</text:a>
</text:p>
      <!--NEWS-->
      <text:h text:style-name="P10" text:outline-level="1">
<text:span text:style-name="T4">
Блінкен закликав Китай переконати росію поважати суверенітет України</text:span>
</text:h>
      <text:p text:style-name="P4">
Authors: Ukrinform (Person)</text:p>
      <text:p text:style-name="P4">
Publisher: Укринформ (Organization)</text:p>
      <text:p text:style-name="P4">
Published Time: 2023-04-07T-60:39:50+03:00</text:p>
      <text:p text:style-name="P4">
Modified Time: 2023-04-07T20:39:50+03:00</text:p>
      <text:p text:style-name="P4">
Description: Державний секретар США Ентоні Блінкен висловив переконання, що Китаю зараз слід використати свій вплив на кремль та переконати росію відновити суверенітет і територіальну цілісність України. — Укрінформ.</text:p>
      <text:p text:style-name="P4">
Images: ["<text:a xlink:type="simple" xlink:href="https://static.ukrinform.com/photos/2022_02/thumb_files/630_360_1645570165-812.jpg" text:style-name="Internet_20_link" text:visited-style-name="Visited_20_Internet_20_Link">
630_360_16455...</text:a>
"]</text:p>
      <text:p text:style-name="P4">
Tags: ['Китай', 'США', 'Україна', 'Держдеп', 'Блінкен', 'Війна з росією']</text:p>
      <text:p text:style-name="P4">
Type: Article</text:p>
      <!--METADATA-->
      <text:p text:style-name="P4">
<draw:frame draw:style-name="fr1" draw:name="Image23" text:anchor-type="as-char" svg:width="6.9236in" svg:height="3.956343in" draw:z-index="0">
<draw:image xlink:href="../Images/yкринформ/2023-04-07T-60-39-50-03-00/630_360_1645570165-812.jpg" xlink:type="simple" xlink:show="embed" xlink:actuate="onLoad" draw:mime-type="image/jpeg"/>
</draw:frame>
 Державнийсекретар США Ентоні Блінкен висловив переконання, що Китаю зараз слідвикористати свій вплив на кремль та переконати росію відновити суверенітет ітериторіальну цілісність України.</text:p>
      <text:p text:style-name="P4">
Про це глава американської дипломатії сказав у інтерв’ю телеканалу <text:a xlink:type="simple" xlink:href="https://www.youtube.com/watch" text:style-name="Internet_20_link" text:visited-style-name="Visited_20_Internet_20_Link">
</text:a>
 , передає Укрінформ.</text:p>
      <text:p text:style-name="P4">
«Насамперед, ідеї миру, які китайці виклали на стіл – і деякі з них справді єпозитивними – відображають те, що Китай, а також багато хто з нас говориввпродовж тривалого часу», - зазначив держсекретар <text:a xlink:type="simple" xlink:href="https://www.ukrinform.ua/tag-ssa" text:style-name="Internet_20_link" text:visited-style-name="Visited_20_Internet_20_Link">
</text:a>
 .</text:p>
      <text:p text:style-name="P4">
У цьому зв’язку він звернув увагу, що найперший елемент китайських пропозиціймає на увазі суверенітет, і саме на цьому має бути зосереджена увага.</text:p>
      <text:p text:style-name="P4">
«Тож, Китай має зосередитися на тому, щоби переконати росію дійсно поважатисуверенітет України та повернути територію, яка була захоплена силоміць, зпорушенням Статуту ООН, з порушенням суверенітету України», - зауважив главаДерждепартаменту США.</text:p>
      <text:p text:style-name="P4">
<text:span text:style-name="T4">
Читайте також:</text:span>
 <text:a xlink:type="simple" xlink:href="https://www.ukrinform.ua/rubric-world/3692898-pekin-kontaktue-z-usima-storonami-konfliktu-v-ukraini-mzs-kitau.html" text:style-name="Internet_20_link" text:visited-style-name="Visited_20_Internet_20_Link">
 <text:span text:style-name="T4">
Китаю</text:span>
 </text:a>
</text:p>
      <text:p text:style-name="P4">
Він також висловив переконання, що Пекін намагається підійти до врегулювання вУкраїні двояко. З одного боку, він прагне зробити все по-своєму, підтриматиросію в різні способи, в тому числі, на політичному рівні та своєю риторикою.З іншого, Китай хоче, щоби у світі сприймали це як зусилля з просування миру.Крім того, Блінкен зазначив, що Сполучені Штати продовжують зберігатизанепокоєння щодо можливих поставок росії зброї з боку Китаю.</text:p>
      <text:p text:style-name="P4">
Як повідомляв Укрінформ, за інформацією ЗМІ, під час зустрічі в Пекініпрезидента Франції Еммануеля Макрона з лідером КНР Сі Цзіньпінем, останній <text:a xlink:type="simple" xlink:href="https://www.ukrinform.ua/rubric-world/3692943-si-czinpin-shilav-makrona-do-protistoanna-z-ssa-reuters.html" text:style-name="Internet_20_link" text:visited-style-name="Visited_20_Internet_20_Link">
</text:a>
 до протистояння зі Сполученими Штатами.</text:p>
      <text:p text:style-name="P4">
Source: <text:a xlink:type="simple" xlink:href="https://www.ukrinform.ua/rubric-world/3693071-blinken-zaklikav-kitaj-perekonati-rosiu-povazati-suverenitet-ukraini.html" text:style-name="Internet_20_link" text:visited-style-name="Visited_20_Internet_20_Link">
https://www.ukrinform.ua/rubric-world/3693071-blinken-zaklikav-kitaj-perekonati-rosiu-povazati-suverenitet-ukraini.html</text:a>
</text:p>
      <!--NEWS-->
      <text:h text:style-name="P10" text:outline-level="1">
<text:span text:style-name="T4">
Зеленський оголосив про започаткування в Україні нової традиції - Іфтару</text:span>
</text:h>
      <text:p text:style-name="P4">
Authors: Ukrinform (Person)</text:p>
      <text:p text:style-name="P4">
Publisher: Укринформ (Organization)</text:p>
      <text:p text:style-name="P4">
Published Time: 2023-04-07T-62:35:00+03:00</text:p>
      <text:p text:style-name="P4">
Modified Time: 2023-04-07T20:35:00+03:00</text:p>
      <text:p text:style-name="P4">
Description: Президент Володимир Зеленський оголосив про започаткування в Україні нової традиції - проведення на офіційному рівні Іфтару під час священного для мусульман місяця Рамадан. — Укрінформ.</text:p>
      <text:p text:style-name="P4">
Images: ["<text:a xlink:type="simple" xlink:href="https://static.ukrinform.com/photos/2023_04/thumb_files/630_360_1680889667-457.jpg" text:style-name="Internet_20_link" text:visited-style-name="Visited_20_Internet_20_Link">
630_360_16808...</text:a>
", "<text:a xlink:type="simple" xlink:href="https://static.ukrinform.com/photos/2023_04/thumb_files/630_360_1680889708-7410.jpeg" text:style-name="Internet_20_link" text:visited-style-name="Visited_20_Internet_20_Link">
630_360_16808...</text:a>
", "<text:a xlink:type="simple" xlink:href="https://static.ukrinform.com/photos/2023_04/thumb_files/630_360_1680889708-5830.jpeg" text:style-name="Internet_20_link" text:visited-style-name="Visited_20_Internet_20_Link">
630_360_16808...</text:a>
", "<text:a xlink:type="simple" xlink:href="https://static.ukrinform.com/photos/2023_04/thumb_files/630_360_1680889708-4220.jpeg" text:style-name="Internet_20_link" text:visited-style-name="Visited_20_Internet_20_Link">
630_360_16808...</text:a>
", "<text:a xlink:type="simple" xlink:href="https://static.ukrinform.com/photos/2023_04/thumb_files/630_360_1680889708-3681.jpeg" text:style-name="Internet_20_link" text:visited-style-name="Visited_20_Internet_20_Link">
630_360_16808...</text:a>
", "<text:a xlink:type="simple" xlink:href="https://static.ukrinform.com/photos/2023_04/thumb_files/630_360_1680889708-1756.jpeg" text:style-name="Internet_20_link" text:visited-style-name="Visited_20_Internet_20_Link">
630_360_16808...</text:a>
", "<text:a xlink:type="simple" xlink:href="https://static.ukrinform.com/photos/2023_04/thumb_files/630_360_1680889708-1719.jpeg" text:style-name="Internet_20_link" text:visited-style-name="Visited_20_Internet_20_Link">
630_360_16808...</text:a>
", "<text:a xlink:type="simple" xlink:href="https://static.ukrinform.com/photos/2023_04/thumb_files/630_360_1680889708-4721.jpeg" text:style-name="Internet_20_link" text:visited-style-name="Visited_20_Internet_20_Link">
630_360_16808...</text:a>
"]</text:p>
      <text:p text:style-name="P4">
Tags: ['Іслам', 'Рамадан', 'Зеленський']</text:p>
      <text:p text:style-name="P4">
Type: Article</text:p>
      <!--METADATA-->
      <text:p text:style-name="P4">
<draw:frame draw:style-name="fr1" draw:name="Image24" text:anchor-type="as-char" svg:width="6.9236in" svg:height="3.956343in" draw:z-index="0">
<draw:image xlink:href="../Images/yкринформ/2023-04-07T-62-35-00-03-00/630_360_1680889667-457.jpg" xlink:type="simple" xlink:show="embed" xlink:actuate="onLoad" draw:mime-type="image/jpeg"/>
</draw:frame>
 ПрезидентВолодимир Зеленський оголосив про започаткування в Україні нової традиції -проведення на офіційному рівні Іфтару під час священного для мусульман місяцяРамадан.</text:p>
      <text:p text:style-name="P4">
Про це він зазначив під час першого такого Іфтару за участювійськовослужбовців-мусульман, представників дипкорпусу і Меджлісукримськотатарського народу, повідомляє кореспондент Укрінформу.</text:p>
      <text:p text:style-name="P4">
"Сьогодні ми започатковуємо таку традицію для України - Іфтару саме наофіційному рівні разом з нашими героями - присутніми воїнами-мусульманами,разом з Меджлісом кримськотатарського народу, разом з представниками всієїмусульманської спільноти України. І цим ми стверджуємо, що Україна цінує кожнулюдину, цінує кожну спільноту", - сказав глава держави.</text:p>
      <text:p text:style-name="P4">
<text:span text:style-name="T4">
Читайте також:</text:span>
 <text:a xlink:type="simple" xlink:href="https://www.ukrinform.ua/rubric-regions/3692987-zelenskij-priznaciv-ocilnikiv-troh-vijskovih-administracij-na-lugansini.html" text:style-name="Internet_20_link" text:visited-style-name="Visited_20_Internet_20_Link">
 <text:span text:style-name="T4">
Зеленський</text:span>
 </text:a>
</text:p>
      <text:p text:style-name="P4">
Президент підкреслив, що різноманіття, закріплене повагою, є частиноюхарактеру незалежної України.</text:p>
      <text:p text:style-name="P4">
"І хай такий наш характер завжди зміцнюється і направляє саме на добрісправи", - зауважив він.</text:p>
      <text:p text:style-name="P4">
<draw:frame draw:style-name="fr1" draw:name="Image25" text:anchor-type="as-char" svg:width="6.9236in" svg:height="3.956343in" draw:z-index="0">
<draw:image xlink:href="../Images/yкринформ/2023-04-07T-62-35-00-03-00/630_360_1680889708-7410.jpeg" xlink:type="simple" xlink:show="embed" xlink:actuate="onLoad" draw:mime-type="image/jpeg"/>
</draw:frame>
Зеленський оголосив про започаткування в Україні нової традиції - Іфтару ФотоГеннадій Мінченко  <text:a xlink:type="simple" xlink:href="https://static.ukrinform.com/photos/2023_04/1680889708-7410.jpeg" text:style-name="Internet_20_link" text:visited-style-name="Visited_20_Internet_20_Link">
<draw:frame draw:style-name="fr1" draw:name="Image26" text:anchor-type="as-char" svg:width="6.9236in" svg:height="3.956343in" draw:z-index="0">
<draw:image xlink:href="../Images/yкринформ/2023-04-07T-62-35-00-03-00/630_360_1680889708-7410.jpeg" xlink:type="simple" xlink:show="embed" xlink:actuate="onLoad" draw:mime-type="image/jpeg"/>
</draw:frame>
</text:a>
 <text:a xlink:type="simple" xlink:href="https://static.ukrinform.com/photos/2023_04/1680889708-5830.jpeg" text:style-name="Internet_20_link" text:visited-style-name="Visited_20_Internet_20_Link">
<draw:frame draw:style-name="fr1" draw:name="Image27" text:anchor-type="as-char" svg:width="6.9236in" svg:height="3.956343in" draw:z-index="0">
<draw:image xlink:href="../Images/yкринформ/2023-04-07T-62-35-00-03-00/630_360_1680889708-5830.jpeg" xlink:type="simple" xlink:show="embed" xlink:actuate="onLoad" draw:mime-type="image/jpeg"/>
</draw:frame>
</text:a>
 <text:a xlink:type="simple" xlink:href="https://static.ukrinform.com/photos/2023_04/1680889708-4220.jpeg" text:style-name="Internet_20_link" text:visited-style-name="Visited_20_Internet_20_Link">
<draw:frame draw:style-name="fr1" draw:name="Image28" text:anchor-type="as-char" svg:width="6.9236in" svg:height="3.956343in" draw:z-index="0">
<draw:image xlink:href="../Images/yкринформ/2023-04-07T-62-35-00-03-00/630_360_1680889708-4220.jpeg" xlink:type="simple" xlink:show="embed" xlink:actuate="onLoad" draw:mime-type="image/jpeg"/>
</draw:frame>
</text:a>
 <text:a xlink:type="simple" xlink:href="https://static.ukrinform.com/photos/2023_04/1680889708-3681.jpeg" text:style-name="Internet_20_link" text:visited-style-name="Visited_20_Internet_20_Link">
<draw:frame draw:style-name="fr1" draw:name="Image29" text:anchor-type="as-char" svg:width="6.9236in" svg:height="3.956343in" draw:z-index="0">
<draw:image xlink:href="../Images/yкринформ/2023-04-07T-62-35-00-03-00/630_360_1680889708-3681.jpeg" xlink:type="simple" xlink:show="embed" xlink:actuate="onLoad" draw:mime-type="image/jpeg"/>
</draw:frame>
</text:a>
 <text:a xlink:type="simple" xlink:href="https://static.ukrinform.com/photos/2023_04/1680889708-1756.jpeg" text:style-name="Internet_20_link" text:visited-style-name="Visited_20_Internet_20_Link">
<draw:frame draw:style-name="fr1" draw:name="Image30" text:anchor-type="as-char" svg:width="6.9236in" svg:height="3.956343in" draw:z-index="0">
<draw:image xlink:href="../Images/yкринформ/2023-04-07T-62-35-00-03-00/630_360_1680889708-1756.jpeg" xlink:type="simple" xlink:show="embed" xlink:actuate="onLoad" draw:mime-type="image/jpeg"/>
</draw:frame>
</text:a>
 <text:a xlink:type="simple" xlink:href="https://static.ukrinform.com/photos/2023_04/1680889708-1719.jpeg" text:style-name="Internet_20_link" text:visited-style-name="Visited_20_Internet_20_Link">
<draw:frame draw:style-name="fr1" draw:name="Image31" text:anchor-type="as-char" svg:width="6.9236in" svg:height="3.956343in" draw:z-index="0">
<draw:image xlink:href="../Images/yкринформ/2023-04-07T-62-35-00-03-00/630_360_1680889708-1719.jpeg" xlink:type="simple" xlink:show="embed" xlink:actuate="onLoad" draw:mime-type="image/jpeg"/>
</draw:frame>
</text:a>
 <text:a xlink:type="simple" xlink:href="https://static.ukrinform.com/photos/2023_04/1680889708-4721.jpeg" text:style-name="Internet_20_link" text:visited-style-name="Visited_20_Internet_20_Link">
<draw:frame draw:style-name="fr1" draw:name="Image32" text:anchor-type="as-char" svg:width="6.9236in" svg:height="3.956343in" draw:z-index="0">
<draw:image xlink:href="../Images/yкринформ/2023-04-07T-62-35-00-03-00/630_360_1680889708-4721.jpeg" xlink:type="simple" xlink:show="embed" xlink:actuate="onLoad" draw:mime-type="image/jpeg"/>
</draw:frame>
</text:a>
</text:p>
      <text:p text:style-name="P4">
Зеленський запевнив, що Україна вдячна мусульманам нашої держави і всіймусульманській спільноті світу, хто однаково з українцями прагне миру ізахисту від зла.</text:p>
      <text:p text:style-name="P4">
<text:span text:style-name="T4">
Читайте також:</text:span>
 <text:a xlink:type="simple" xlink:href="https://www.ukrinform.ua/rubric-ato/3692919-protidia-vitoku-informacii-ta-situacia-na-fronti-zelenskij-proviv-zasidanna-stavki.html" text:style-name="Internet_20_link" text:visited-style-name="Visited_20_Internet_20_Link">
 <text:span text:style-name="T4">
Зеленський</text:span>
 </text:a>
</text:p>
      <text:p text:style-name="P4">
"Україна завжди пам'ятатиме тих, хто б'ється, аби на всій нашій території буласвобода і безпека. Усі ми об'єднані вірою, і нам напевно не дано знати усьогошляху, який попереду, але ми всі впевнені в одному: нас не зламати, нероз'єднати і не стерти, особливо наше головне - не стерти наші цінності, бо мийдемо з повагою заради єдності і ради свободи. Ми довіряємо Тому, хто дав намце головне, хто дав нам життя, і віримо, що прийде день, коли Він дасть нам іПеремогу", - сказав Президент.</text:p>
      <text:p text:style-name="P4">
Як відомо, Іфтар - розговіння, вечірній прийом їжі під час місяця Рамадан.Проводиться після вечірньої молитви за місцевим часом.</text:p>
      <text:p text:style-name="P4">
Наприкінці ХХ ст. мусульмани стали організовувати Іфтар в різних країнах дляне тільки для мусульман. Вони використовують його для зміцнення зв'язків міжпредставниками різних національностей, що проживають у країні, ознайомлення зжиттям мусульман.</text:p>
      <text:p text:style-name="P4">
Source: <text:a xlink:type="simple" xlink:href="https://www.ukrinform.ua/rubric-society/3693070-zelenskij-ogolosiv-pro-zapocatkuvanna-v-ukraini-novoi-tradicii-iftaru.html" text:style-name="Internet_20_link" text:visited-style-name="Visited_20_Internet_20_Link">
https://www.ukrinform.ua/rubric-society/3693070-zelenskij-ogolosiv-pro-zapocatkuvanna-v-ukraini-novoi-tradicii-iftaru.html</text:a>
</text:p>
      <!--NEWS-->
      <text:h text:style-name="P10" text:outline-level="1">
<text:span text:style-name="T4">
На Харківщині троє людей підірвалися на вибухівці у полі</text:span>
</text:h>
      <text:p text:style-name="P4">
Authors: Ukrinform (Person)</text:p>
      <text:p text:style-name="P4">
Publisher: Укринформ (Organization)</text:p>
      <text:p text:style-name="P4">
Published Time: 2023-04-07T-64:25:00+03:00</text:p>
      <text:p text:style-name="P4">
Modified Time: 2023-04-07T20:25:00+03:00</text:p>
      <text:p text:style-name="P4">
Description: У полі біля села Миколаївка Харківської області троє людей отримали поранення внаслідок вибуху невідомого вибухонебезпечного предмета.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Вибух', 'Харківщина', 'Війна з росією']</text:p>
      <text:p text:style-name="P4">
Type: Article</text:p>
      <!--METADATA-->
      <text:p text:style-name="P4">
<draw:frame draw:style-name="fr1" draw:name="Image33" text:anchor-type="as-char" svg:width="6.9236in" svg:height="3.956343in" draw:z-index="0">
<draw:image xlink:href="../Images/yкринформ/2023-04-07T-64-25-00-03-00/630_360_1676281282-210.jpg" xlink:type="simple" xlink:show="embed" xlink:actuate="onLoad" draw:mime-type="image/jpeg"/>
</draw:frame>
 У полібіля села Миколаївка Харківської області троє людей отримали пораненнявнаслідок вибуху невідомого вибухонебезпечного предмета.</text:p>
      <text:p text:style-name="P4">
Як передає Укрінформ, про це Головне управління Державної служби знадзвичайних ситуацій України у Харківській області повідомляє у <text:a xlink:type="simple" xlink:href="https://www.facebook.com/DSNSKHARKIV/posts/pfbid0UXLyTxtxefvFzBCwdp595dgYfrYxgBy9kvha1YgC4LMt53rsbbKVadx5cg2GGcb7l" text:style-name="Internet_20_link" text:visited-style-name="Visited_20_Internet_20_Link">
</text:a>
.</text:p>
      <text:p text:style-name="P4">
“7 квітня в Чугуївському районі стався черговий <text:a xlink:type="simple" xlink:href="https://www.ukrinform.ua/tag-vibuh" text:style-name="Internet_20_link" text:visited-style-name="Visited_20_Internet_20_Link">
</text:a>
 невідомого вибухонебезпечного предмета.Подія сталась у полі біля села Миколаївка Чкалівської громади. Внаслідоквибуху троє цивільних осіб (2 чоловіки і жінка) отримали поранення різногоступеня важкості”- йдеться у повідомленні.</text:p>
      <text:p text:style-name="P4">
<text:span text:style-name="T4">
Читайте також:</text:span>
 <text:a xlink:type="simple" xlink:href="https://www.ukrinform.ua/rubric-regions/3692767-ocisav-pole-vid-minpelustok-na-hersonsini-distav-poranenna-colovik.html" text:style-name="Internet_20_link" text:visited-style-name="Visited_20_Internet_20_Link">
 </text:a>
</text:p>
      <text:p text:style-name="P4">
Остаточні обставини надзвичайної події з’ясовуються.</text:p>
      <text:p text:style-name="P4">
Як повідомляв Укрінформ, 7 квітня унаслідок обстрілу російськими військамисела на <text:a xlink:type="simple" xlink:href="https://www.ukrinform.ua/rubric-ato/3692967-zagarbniki-obstrilali-selo-na-harkivsini-zaginuv-civilnij.html" text:style-name="Internet_20_link" text:visited-style-name="Visited_20_Internet_20_Link">
 </text:a>
 загинув цивільний.</text:p>
      <text:p text:style-name="P4">
<text:span text:style-name="T5">
Фото ілюстративне</text:span>
</text:p>
      <text:p text:style-name="P4">
Source: <text:a xlink:type="simple" xlink:href="https://www.ukrinform.ua/rubric-regions/3693069-na-harkivsini-troe-ludej-pidirvalisa-na-vibuhivci-u-poli.html" text:style-name="Internet_20_link" text:visited-style-name="Visited_20_Internet_20_Link">
https://www.ukrinform.ua/rubric-regions/3693069-na-harkivsini-troe-ludej-pidirvalisa-na-vibuhivci-u-poli.html</text:a>
</text:p>
      <!--NEWS-->
      <text:h text:style-name="P10" text:outline-level="1">
<text:span text:style-name="T4">
Беленюк: Потрібно боротися з допуском росіян, інакше заручниками стануть наші спортсмени</text:span>
</text:h>
      <text:p text:style-name="P4">
Authors: Ukrinform (Person)</text:p>
      <text:p text:style-name="P4">
Publisher: Укринформ (Organization)</text:p>
      <text:p text:style-name="P4">
Published Time: 2023-04-07T-66:24:08+03:00</text:p>
      <text:p text:style-name="P4">
Modified Time: 2023-04-07T20:24:08+03:00</text:p>
      <text:p text:style-name="P4">
Description: Олімпійський чемпіон з греко-римьскої боротьби, депутат Верховної Ради України Жан Беленюк висловив своє невдоволення роботою національного олімпійського комітету України.</text:p>
      <text:p text:style-name="P4">
— Укрінформ.</text:p>
      <text:p text:style-name="P4">
Images: ["<text:a xlink:type="simple" xlink:href="https://static.ukrinform.com/photos/2023_04/thumb_files/630_360_1680888059-420.jpg" text:style-name="Internet_20_link" text:visited-style-name="Visited_20_Internet_20_Link">
630_360_16808...</text:a>
"]</text:p>
      <text:p text:style-name="P4">
Tags: ['Олімпійські ігри', 'НОК України', 'Беленюк']</text:p>
      <text:p text:style-name="P4">
Type: Article</text:p>
      <!--METADATA-->
      <text:p text:style-name="P4">
<draw:frame draw:style-name="fr1" draw:name="Image34" text:anchor-type="as-char" svg:width="6.9236in" svg:height="3.956343in" draw:z-index="0">
<draw:image xlink:href="../Images/yкринформ/2023-04-07T-66-24-08-03-00/630_360_1680888059-420.jpg" xlink:type="simple" xlink:show="embed" xlink:actuate="onLoad" draw:mime-type="image/jpeg"/>
</draw:frame>
Олімпійський чемпіон з греко-римьскої боротьби, депутат Верховної Ради УкраїниЖан Беленюк висловив своє невдоволення роботою національного олімпійськогокомітету України.</text:p>
      <text:p text:style-name="P4">
Він розповів про це ексклюзивно в коментарі кореспонденту Укрінформу.</text:p>
      <text:p text:style-name="P4">
«Ми маємо приклади по суті двох паралельних організацій – міжнароднийолімпійський комітет і міжнародний паралімпійський комітет. Але вонипротилежні на цей момент їх роботи. Оскільки я комунікував з паном ВалеріємШушкевичом, який очолює паралімпійський комітет України, то він менірозповідав, яким чином вони домоглися не тільки не допущення цих спортсменів,навіть на разі розмов про можливе повернення представників росії та білорусінемає. Плюс до цього всього, вони взагалі вивели представників росії табілорусі з членства всієї організації. Це масштабна кулуарна робота саме там.З іншої сторони ми чуємо заяви пана Гутцайта з приводу того, що він розіславвсім листи, але ми бачимо нагальний результат», - пояснив Беленюк.</text:p>
      <text:p text:style-name="P4">
Він підкреслив, що аргументи допустити росіян і білорусів до змаганьвиглядають цинічними.</text:p>
      <text:p text:style-name="P4">
«Я думаю, що точно не росіянам казати про дискримінацію в тих умовах, колиукраїнські спортсмени взагалі мало того, що втрачають своїх рідних та близькихта ще й не мають змоги тренуватись всередині нашої країни. Вони релоковані наінші локації в Європі, або просто тимчасово переміщені особи, які знаходятьсяпоза межами своїх домівок і тренуються на західній частині нашої країни. Саметакі аргументи точно були б актуальними для того, щоб спілкуватися на рівніООН з цими доповідачами, які якось дуже однобоко розглядають цю історію. Аколи ми починаємо цим займатися, коли ситуація розгорілася, борючисьбезпосередньо з наслідками, то, звісно, нам важче», - висловився Беленюк.</text:p>
      <text:p text:style-name="P4">
Олімпійський чемпіон впевнений, потрібно до кінця боротися задля того, аби недопустити росіян до Ігор у Парижі.</text:p>
      <text:p text:style-name="P4">
«До мене дзвонять спортсмени з закликом того, що вони взагалі не розуміютьсвоїх перспектив далі. Чи треба їм займатися спортом, чи вже можна зав’язуватизі спортом і йти працювати на якусь іншу роботу. Моя позиція в цій ситуації,яку я озвучував ще до цього звучить наступним чином: треба було боротися ізараз продовжувати боротися за те, щоби відсторонити представників росії табілорусі від змагань. Тому що в іншому випадку заручниками ситуації станутьнаші спортсмени. І дуже не хочеться щоб в нас був подібний вибір», - додавБеленюк.</text:p>
      <text:p text:style-name="P4">
<text:span text:style-name="T4">
Читайте також:</text:span>
 <text:a xlink:type="simple" xlink:href="https://www.ukrinform.ua/rubric-sports/3692579-mok-perekladae-vidpovidalnist-na-miznarodni-federacii-abramenko.html" text:style-name="Internet_20_link" text:visited-style-name="Visited_20_Internet_20_Link">
 </text:a>
</text:p>
      <text:p text:style-name="P4">
Як повідомляв Укрінформ, Кабінет Міністрів ухвалив, що українські спортсменине змагатимуться на міжнародних турнірах, де будуть представлені атлети зросії та білорусі.</text:p>
      <text:p text:style-name="P4">
Фото: Getty Image</text:p>
      <text:p text:style-name="P4">
Source: <text:a xlink:type="simple" xlink:href="https://www.ukrinform.ua/rubric-sports/3693068-belenuk-potribno-borotisa-z-dopuskom-rosian-inakse-zarucnikami-stanut-nasi-sportsmeni.html" text:style-name="Internet_20_link" text:visited-style-name="Visited_20_Internet_20_Link">
https://www.ukrinform.ua/rubric-sports/3693068-belenuk-potribno-borotisa-z-dopuskom-rosian-inakse-zarucnikami-stanut-nasi-sportsmeni.html</text:a>
</text:p>
      <!--NEWS-->
      <text:h text:style-name="P10" text:outline-level="1">
<text:span text:style-name="T4">
2 person wounded as result of Russian shelling in Ochakiv this morning</text:span>
</text:h>
      <text:p text:style-name="P4">
Authors: liveuamap (Language: en)</text:p>
      <text:p text:style-name="P4">
Time: 2023-04-07T00:34:15</text:p>
      <text:p text:style-name="P4">
Location: Mykolaiv, Ukraine (Latitude:46.61431 Longtitude:31.54621)</text:p>
      <text:p text:style-name="P4">
Videos: []</text:p>
      <text:p text:style-name="P4">
Images: []</text:p>
      <text:p text:style-name="P4">
Tags: ["Central and Eastern Europe"]</text:p>
      <text:p text:style-name="P4">
ID: 22554254</text:p>
      <!--METADATA-->
      <text:p text:style-name="P4">
2 person wounded as result of Russian shelling in Ochakiv this morning</text:p>
      <text:p text:style-name="P4">
News Collection Link: <text:a xlink:type="simple" xlink:href="https://liveuamap.com/en/2023/7-april-2-person-wounded-as-result-of-russian-shelling-in" text:style-name="Internet_20_link" text:visited-style-name="Visited_20_Internet_20_Link">
https://liveuamap.com/en/2023/7-april-2-person-wounded-as-result-of-russian-shelling-in</text:a>
</text:p>
      <text:p text:style-name="P4">
Source: <text:a xlink:type="simple" xlink:href="https://t.me/suspilnemykolaiv/23979" text:style-name="Internet_20_link" text:visited-style-name="Visited_20_Internet_20_Link">
https://t.me/suspilnemykolaiv/23979</text:a>
</text:p>
      <!--NEWS-->
      <text:h text:style-name="P10" text:outline-level="1">
<text:span text:style-name="T4">
Donetsk Oblast(09:04). Red Alert: aerial threat. Sirens sounding. Take cover now!</text:span>
</text:h>
      <text:p text:style-name="P4">
Authors: liveuamap (Language: en)</text:p>
      <text:p text:style-name="P4">
Time: 2023-04-07T03:05:00</text:p>
      <text:p text:style-name="P4">
Location: Donetsk Oblast (Latitude:48.72744 Longtitude:37.5781)</text:p>
      <text:p text:style-name="P4">
Videos: []</text:p>
      <text:p text:style-name="P4">
Images: []</text:p>
      <text:p text:style-name="P4">
Tags: ["Europe", "Central and Eastern Europe"]</text:p>
      <text:p text:style-name="P4">
ID: 22554337</text:p>
      <!--METADATA-->
      <text:p text:style-name="P4">
Donetsk Oblast(09:04). Red Alert: aerial threat. Sirens sounding. Take covernow!</text:p>
      <text:p text:style-name="P4">
News Collection Link: <text:a xlink:type="simple" xlink:href="https://liveuamap.com/en/2023/07-april-donetsk-oblast0904-red-alert-aerial-g" text:style-name="Internet_20_link" text:visited-style-name="Visited_20_Internet_20_Link">
https://liveuamap.com/en/2023/07-april-donetsk-oblast0904-red-alert-aerial-g</text:a>
</text:p>
      <text:p text:style-name="P4">
Source: <text:a xlink:type="simple" xlink:href="https://t.me/air_alert_ua/42705" text:style-name="Internet_20_link" text:visited-style-name="Visited_20_Internet_20_Link">
https://t.me/air_alert_ua/42705</text:a>
</text:p>
      <!--NEWS-->
      <text:h text:style-name="P10" text:outline-level="1">
<text:span text:style-name="T4">
Donetsk Oblast(10:05). Red Alert: aerial threat. Sirens sounding. Take cover now!</text:span>
</text:h>
      <text:p text:style-name="P4">
Authors: liveuamap (Language: en)</text:p>
      <text:p text:style-name="P4">
Time: 2023-04-07T04:07:00</text:p>
      <text:p text:style-name="P4">
Location: Donetsk Oblast (Latitude:48.72683 Longtitude:37.57845)</text:p>
      <text:p text:style-name="P4">
Videos: []</text:p>
      <text:p text:style-name="P4">
Images: []</text:p>
      <text:p text:style-name="P4">
Tags: ["Europe", "Central and Eastern Europe"]</text:p>
      <text:p text:style-name="P4">
ID: 22554339</text:p>
      <!--METADATA-->
      <text:p text:style-name="P4">
Donetsk Oblast(10:05). Red Alert: aerial threat. Sirens sounding. Take covernow!</text:p>
      <text:p text:style-name="P4">
News Collection Link: <text:a xlink:type="simple" xlink:href="https://liveuamap.com/en/2023/07-april-donetsk-oblast1005-red-alert-aerial-g" text:style-name="Internet_20_link" text:visited-style-name="Visited_20_Internet_20_Link">
https://liveuamap.com/en/2023/07-april-donetsk-oblast1005-red-alert-aerial-g</text:a>
</text:p>
      <text:p text:style-name="P4">
Source: <text:a xlink:type="simple" xlink:href="https://t.me/air_alert_ua/42707" text:style-name="Internet_20_link" text:visited-style-name="Visited_20_Internet_20_Link">
https://t.me/air_alert_ua/42707</text:a>
</text:p>
      <!--NEWS-->
      <text:h text:style-name="P10" text:outline-level="1">
<text:span text:style-name="T4">
Chernihivska Oblast(10:13). Red Alert: aerial threat. Sirens sounding. Take cover now!</text:span>
</text:h>
      <text:p text:style-name="P4">
Authors: liveuamap (Language: en)</text:p>
      <text:p text:style-name="P4">
Time: 2023-04-07T04:14:00</text:p>
      <text:p text:style-name="P4">
Location: Chernihivska Oblast (Latitude:51.33223 Longtitude:31.99916)</text:p>
      <text:p text:style-name="P4">
Videos: []</text:p>
      <text:p text:style-name="P4">
Images: []</text:p>
      <text:p text:style-name="P4">
Tags: ["Europe", "Central and Eastern Europe"]</text:p>
      <text:p text:style-name="P4">
ID: 22554340</text:p>
      <!--METADATA-->
      <text:p text:style-name="P4">
Chernihivska Oblast(10:13). Red Alert: aerial threat. Sirens sounding. Takecover now!</text:p>
      <text:p text:style-name="P4">
News Collection Link: <text:a xlink:type="simple" xlink:href="https://liveuamap.com/en/2023/07-april-chernihivska-oblast1013-red-alert-aeg" text:style-name="Internet_20_link" text:visited-style-name="Visited_20_Internet_20_Link">
https://liveuamap.com/en/2023/07-april-chernihivska-oblast1013-red-alert-aeg</text:a>
</text:p>
      <text:p text:style-name="P4">
Source: <text:a xlink:type="simple" xlink:href="https://t.me/suspilnechernihiv/17397" text:style-name="Internet_20_link" text:visited-style-name="Visited_20_Internet_20_Link">
https://t.me/suspilnechernihiv/17397</text:a>
</text:p>
      <!--NEWS-->
      <text:h text:style-name="P10" text:outline-level="1">
<text:span text:style-name="T4">
Sumska Oblast(10:13). Red Alert: aerial threat. Sirens sounding. Take cover now!</text:span>
</text:h>
      <text:p text:style-name="P4">
Authors: liveuamap (Language: en)</text:p>
      <text:p text:style-name="P4">
Time: 2023-04-07T04:16:00</text:p>
      <text:p text:style-name="P4">
Location: Sumska Oblast (Latitude:50.99944 Longtitude:34.00014)</text:p>
      <text:p text:style-name="P4">
Videos: []</text:p>
      <text:p text:style-name="P4">
Images: []</text:p>
      <text:p text:style-name="P4">
Tags: ["Europe", "Central and Eastern Europe"]</text:p>
      <text:p text:style-name="P4">
ID: 22554341</text:p>
      <!--METADATA-->
      <text:p text:style-name="P4">
Sumska Oblast(10:13). Red Alert: aerial threat. Sirens sounding. Take covernow!</text:p>
      <text:p text:style-name="P4">
News Collection Link: <text:a xlink:type="simple" xlink:href="https://liveuamap.com/en/2023/07-april-sumska-oblast1013-red-alert-aerial-tg" text:style-name="Internet_20_link" text:visited-style-name="Visited_20_Internet_20_Link">
https://liveuamap.com/en/2023/07-april-sumska-oblast1013-red-alert-aerial-tg</text:a>
</text:p>
      <text:p text:style-name="P4">
Source: <text:a xlink:type="simple" xlink:href="https://t.me/air_alert_ua/42709" text:style-name="Internet_20_link" text:visited-style-name="Visited_20_Internet_20_Link">
https://t.me/air_alert_ua/42709</text:a>
</text:p>
      <!--NEWS-->
      <text:h text:style-name="P10" text:outline-level="1">
<text:span text:style-name="T4">
3 person wounded, including 2 children as result of Russian shelling in Stanislav village of ...</text:span>
</text:h>
      <text:p text:style-name="P4">
Authors: liveuamap (Language: en)</text:p>
      <text:p text:style-name="P4">
Time: 2023-04-07T04:41:49</text:p>
      <text:p text:style-name="P4">
Location: Kherson, Khersons'ka oblast (Latitude:46.56685 Longtitude:32.14291)</text:p>
      <text:p text:style-name="P4">
Videos: []</text:p>
      <text:p text:style-name="P4">
Images: ["<text:a xlink:type="simple" xlink:href="https://liveuamap.com/pics/2023/04/07/22554348_0.jpg" text:style-name="Internet_20_link" text:visited-style-name="Visited_20_Internet_20_Link">
22554348_0.jpg</text:a>
", "<text:a xlink:type="simple" xlink:href="https://liveuamap.com/pics/2023/04/07/22554348_1.jpg" text:style-name="Internet_20_link" text:visited-style-name="Visited_20_Internet_20_Link">
22554348_1.jpg</text:a>
", "<text:a xlink:type="simple" xlink:href="https://liveuamap.com/pics/2023/04/07/22554348_2.jpg" text:style-name="Internet_20_link" text:visited-style-name="Visited_20_Internet_20_Link">
22554348_2.jpg</text:a>
"]</text:p>
      <text:p text:style-name="P4">
Tags: []</text:p>
      <text:p text:style-name="P4">
ID: 22554348</text:p>
      <!--METADATA-->
      <text:p text:style-name="P4">
3 person wounded, including 2 children as result of Russian shelling inStanislav village of Kherson region</text:p>
      <text:p text:style-name="P4">
<draw:frame draw:style-name="fr1" draw:name="Image35" text:anchor-type="as-char" svg:width="6.9236in" svg:height="5.184046in" draw:z-index="0">
<draw:image xlink:href="../Images/liveuamap/2023-04-07T04-41-49/22554348_0.jpg" xlink:type="simple" xlink:show="embed" xlink:actuate="onLoad" draw:mime-type="image/jpeg"/>
</draw:frame>
<draw:frame draw:style-name="fr1" draw:name="Image36" text:anchor-type="as-char" svg:width="6.9236in" svg:height="5.184046in" draw:z-index="0">
<draw:image xlink:href="../Images/liveuamap/2023-04-07T04-41-49/22554348_1.jpg" xlink:type="simple" xlink:show="embed" xlink:actuate="onLoad" draw:mime-type="image/jpeg"/>
</draw:frame>
<draw:frame draw:style-name="fr1" draw:name="Image37" text:anchor-type="as-char" svg:width="6.9236in" svg:height="5.184046in" draw:z-index="0">
<draw:image xlink:href="../Images/liveuamap/2023-04-07T04-41-49/22554348_2.jpg" xlink:type="simple" xlink:show="embed" xlink:actuate="onLoad" draw:mime-type="image/jpeg"/>
</draw:frame>
</text:p>
      <text:p text:style-name="P4">
News Collection Link: <text:a xlink:type="simple" xlink:href="https://liveuamap.com/en/2023/7-april-3-person-wounded-including-2-children-as-result-of" text:style-name="Internet_20_link" text:visited-style-name="Visited_20_Internet_20_Link">
https://liveuamap.com/en/2023/7-april-3-person-wounded-including-2-children-as-result-of</text:a>
</text:p>
      <text:p text:style-name="P4">
Source: <text:a xlink:type="simple" xlink:href="https://t.me/hueviyherson/37620" text:style-name="Internet_20_link" text:visited-style-name="Visited_20_Internet_20_Link">
https://t.me/hueviyherson/37620</text:a>
</text:p>
      <!--NEWS-->
      <text:h text:style-name="P10" text:outline-level="1">
<text:span text:style-name="T4">
At Sivershchyna and Slobozhanschyna directions Russian army shelled Leonivka, Hremyach, Novov...</text:span>
</text:h>
      <text:p text:style-name="P4">
Authors: liveuamap (Language: en)</text:p>
      <text:p text:style-name="P4">
Time: 2023-04-07T04:52:00</text:p>
      <text:p text:style-name="P4">
Location: Kharkiv (Latitude:50.00851 Longtitude:37.69152)</text:p>
      <text:p text:style-name="P4">
Videos: []</text:p>
      <text:p text:style-name="P4">
Images: []</text:p>
      <text:p text:style-name="P4">
Tags: ["Russia"]</text:p>
      <text:p text:style-name="P4">
ID: 22554368</text:p>
      <!--METADATA-->
      <text:p text:style-name="P4">
At Sivershchyna and Slobozhanschyna directions Russian army shelled Leonivka,Hremyach, Novovasylivka of Chernihiv region; Prohres, Zarutske, Rivne,Volfyne, also Veterynarne, Neskuchne, Ohirtseve, Tykhe, Zybyne, Bochkove,Budarky, Vilkhuvatka, Chuhunivka, Zarubynka, Bolohivka, Starytsya, Kolodyazneof Kharkiv region, - General Staff of Armed Forces of Ukraine says in themorning report</text:p>
      <text:p text:style-name="P4">
News Collection Link: <text:a xlink:type="simple" xlink:href="https://liveuamap.com/en/2023/7-april-at-sivershchyna-and-slobozhanschyna-directions-russian" text:style-name="Internet_20_link" text:visited-style-name="Visited_20_Internet_20_Link">
https://liveuamap.com/en/2023/7-april-at-sivershchyna-and-slobozhanschyna-directions-russian</text:a>
</text:p>
      <text:p text:style-name="P4">
Source: <text:a xlink:type="simple" xlink:href="https://t.me/lumsrc/4430" text:style-name="Internet_20_link" text:visited-style-name="Visited_20_Internet_20_Link">
https://t.me/lumsrc/4430</text:a>
</text:p>
      <!--NEWS-->
      <text:h text:style-name="P10" text:outline-level="1">
<text:span text:style-name="T4">
Russian air defense reportedly shot down Ukrainian Leleka-100 UAV over Khomutovsky district o...</text:span>
</text:h>
      <text:p text:style-name="P4">
Authors: liveuamap (Language: en)</text:p>
      <text:p text:style-name="P4">
Time: 2023-04-07T05:39:23</text:p>
      <text:p text:style-name="P4">
Location: Khomutovka (Latitude:51.84299 Longtitude:34.43659)</text:p>
      <text:p text:style-name="P4">
Videos: []</text:p>
      <text:p text:style-name="P4">
Images: []</text:p>
      <text:p text:style-name="P4">
Tags: ["Russia"]</text:p>
      <text:p text:style-name="P4">
ID: 22554370</text:p>
      <!--METADATA-->
      <text:p text:style-name="P4">
Russian air defense reportedly shot down Ukrainian Leleka-100 UAV overKhomutovsky district of Kursk region</text:p>
      <text:p text:style-name="P4">
News Collection Link: <text:a xlink:type="simple" xlink:href="https://liveuamap.com/en/2023/7-april-russian-air-defense-reportedly-shot-down-ukrainian" text:style-name="Internet_20_link" text:visited-style-name="Visited_20_Internet_20_Link">
https://liveuamap.com/en/2023/7-april-russian-air-defense-reportedly-shot-down-ukrainian</text:a>
</text:p>
      <text:p text:style-name="P4">
Source: <text:a xlink:type="simple" xlink:href="https://t.me/shot_shot/49937" text:style-name="Internet_20_link" text:visited-style-name="Visited_20_Internet_20_Link">
https://t.me/shot_shot/49937</text:a>
</text:p>
      <!--NEWS-->
      <text:h text:style-name="P10" text:outline-level="1">
<text:span text:style-name="T4">
Kharkiv, Kharkivska Oblast(11:42). Red Alert: aerial threat. Sirens sounding. Take cover now!</text:span>
</text:h>
      <text:p text:style-name="P4">
Authors: liveuamap (Language: en)</text:p>
      <text:p text:style-name="P4">
Time: 2023-04-07T05:43:00</text:p>
      <text:p text:style-name="P4">
Location: Kharkiv (Latitude:49.98081000 Longtitude:36.25272000)</text:p>
      <text:p text:style-name="P4">
Videos: []</text:p>
      <text:p text:style-name="P4">
Images: []</text:p>
      <text:p text:style-name="P4">
Tags: ["Europe", "Central and Eastern Europe"]</text:p>
      <text:p text:style-name="P4">
ID: 22554372</text:p>
      <!--METADATA-->
      <text:p text:style-name="P4">
Kharkiv, Kharkivska Oblast(11:42). Red Alert: aerial threat. Sirens sounding.Take cover now!</text:p>
      <text:p text:style-name="P4">
News Collection Link: <text:a xlink:type="simple" xlink:href="https://liveuamap.com/en/2023/07-april-kharkiv-kharkivska-oblast1142-red-alg" text:style-name="Internet_20_link" text:visited-style-name="Visited_20_Internet_20_Link">
https://liveuamap.com/en/2023/07-april-kharkiv-kharkivska-oblast1142-red-alg</text:a>
</text:p>
      <text:p text:style-name="P4">
Source: <text:a xlink:type="simple" xlink:href="https://t.me/air_alert_ua/42713" text:style-name="Internet_20_link" text:visited-style-name="Visited_20_Internet_20_Link">
https://t.me/air_alert_ua/42713</text:a>
</text:p>
      <!--NEWS-->
      <text:h text:style-name="P10" text:outline-level="1">
<text:span text:style-name="T4">
Ukrainian air defense shot down Russian Su-25 near Maryinka</text:span>
</text:h>
      <text:p text:style-name="P4">
Authors: liveuamap (Language: en)</text:p>
      <text:p text:style-name="P4">
Time: 2023-04-07T05:45:58</text:p>
      <text:p text:style-name="P4">
Location: Marinka, Donetsk Oblast (Latitude:47.94717 Longtitude:37.50389)</text:p>
      <text:p text:style-name="P4">
Videos: []</text:p>
      <text:p text:style-name="P4">
Images: []</text:p>
      <text:p text:style-name="P4">
Tags: ["Minsk Monitor", "Europe"]</text:p>
      <text:p text:style-name="P4">
ID: 22554373</text:p>
      <!--METADATA-->
      <text:p text:style-name="P4">
Ukrainian air defense shot down Russian Su-25 near Maryinka</text:p>
      <text:p text:style-name="P4">
News Collection Link: <text:a xlink:type="simple" xlink:href="https://liveuamap.com/en/2023/7-april-ukrainian-air-defense-shot-down-russian-su25-near" text:style-name="Internet_20_link" text:visited-style-name="Visited_20_Internet_20_Link">
https://liveuamap.com/en/2023/7-april-ukrainian-air-defense-shot-down-russian-su25-near</text:a>
</text:p>
      <text:p text:style-name="P4">
Source: <text:a xlink:type="simple" xlink:href="https://t.me/ukrpravda_news/29335" text:style-name="Internet_20_link" text:visited-style-name="Visited_20_Internet_20_Link">
https://t.me/ukrpravda_news/29335</text:a>
</text:p>
      <!--NEWS-->
      <text:h text:style-name="P10" text:outline-level="1">
<text:span text:style-name="T4">
Sumska Oblast, Chernihivska Oblast(13:45). Red Alert: aerial threat. Sirens sounding. Take co...</text:span>
</text:h>
      <text:p text:style-name="P4">
Authors: liveuamap (Language: en)</text:p>
      <text:p text:style-name="P4">
Time: 2023-04-07T07:46:00</text:p>
      <text:p text:style-name="P4">
Location: Sumska Oblast (Latitude:50.9992 Longtitude:33.9994)</text:p>
      <text:p text:style-name="P4">
Videos: []</text:p>
      <text:p text:style-name="P4">
Images: []</text:p>
      <text:p text:style-name="P4">
Tags: ["Europe", "Central and Eastern Europe"]</text:p>
      <text:p text:style-name="P4">
ID: 22554389</text:p>
      <!--METADATA-->
      <text:p text:style-name="P4">
Sumska Oblast, Chernihivska Oblast(13:45). Red Alert: aerial threat. Sirenssounding. Take cover now!</text:p>
      <text:p text:style-name="P4">
News Collection Link: <text:a xlink:type="simple" xlink:href="https://liveuamap.com/en/2023/07-april-sumska-oblast-chernihivska-oblast134g" text:style-name="Internet_20_link" text:visited-style-name="Visited_20_Internet_20_Link">
https://liveuamap.com/en/2023/07-april-sumska-oblast-chernihivska-oblast134g</text:a>
</text:p>
      <text:p text:style-name="P4">
Source: <text:a xlink:type="simple" xlink:href="https://t.me/air_alert_ua/42716" text:style-name="Internet_20_link" text:visited-style-name="Visited_20_Internet_20_Link">
https://t.me/air_alert_ua/42716</text:a>
</text:p>
      <!--NEWS-->
      <text:h text:style-name="P10" text:outline-level="1">
<text:span text:style-name="T4">
Zaporizka Oblast(15:01). Red Alert: aerial threat. Sirens sounding. Take cover now!</text:span>
</text:h>
      <text:p text:style-name="P4">
Authors: liveuamap (Language: en)</text:p>
      <text:p text:style-name="P4">
Time: 2023-04-07T09:01:00</text:p>
      <text:p text:style-name="P4">
Location: Zaporizka Oblast (Latitude:47.612021 Longtitude:35.765261)</text:p>
      <text:p text:style-name="P4">
Videos: []</text:p>
      <text:p text:style-name="P4">
Images: []</text:p>
      <text:p text:style-name="P4">
Tags: ["Europe", "Central and Eastern Europe"]</text:p>
      <text:p text:style-name="P4">
ID: 22554391</text:p>
      <!--METADATA-->
      <text:p text:style-name="P4">
Zaporizka Oblast(15:01). Red Alert: aerial threat. Sirens sounding. Take covernow!</text:p>
      <text:p text:style-name="P4">
News Collection Link: <text:a xlink:type="simple" xlink:href="https://liveuamap.com/en/2023/07-april-zaporizka-oblast1501-red-alert-aeriag" text:style-name="Internet_20_link" text:visited-style-name="Visited_20_Internet_20_Link">
https://liveuamap.com/en/2023/07-april-zaporizka-oblast1501-red-alert-aeriag</text:a>
</text:p>
      <text:p text:style-name="P4">
Source: <text:a xlink:type="simple" xlink:href="https://t.me/suspilnezaporizhzhya/11933" text:style-name="Internet_20_link" text:visited-style-name="Visited_20_Internet_20_Link">
https://t.me/suspilnezaporizhzhya/11933</text:a>
</text:p>
      <!--NEWS-->
      <text:h text:style-name="P10" text:outline-level="1">
<text:span text:style-name="T4">
Sumska Oblast(15:25). Red Alert: aerial threat. Sirens sounding. Take cover now!</text:span>
</text:h>
      <text:p text:style-name="P4">
Authors: liveuamap (Language: en)</text:p>
      <text:p text:style-name="P4">
Time: 2023-04-07T09:27:00</text:p>
      <text:p text:style-name="P4">
Location: Sumska Oblast (Latitude:50.99935 Longtitude:34.00013)</text:p>
      <text:p text:style-name="P4">
Videos: []</text:p>
      <text:p text:style-name="P4">
Images: []</text:p>
      <text:p text:style-name="P4">
Tags: ["Europe", "Central and Eastern Europe"]</text:p>
      <text:p text:style-name="P4">
ID: 22554392</text:p>
      <!--METADATA-->
      <text:p text:style-name="P4">
Sumska Oblast(15:25). Red Alert: aerial threat. Sirens sounding. Take covernow!</text:p>
      <text:p text:style-name="P4">
News Collection Link: <text:a xlink:type="simple" xlink:href="https://liveuamap.com/en/2023/07-april-sumska-oblast1525-red-alert-aerial-tg" text:style-name="Internet_20_link" text:visited-style-name="Visited_20_Internet_20_Link">
https://liveuamap.com/en/2023/07-april-sumska-oblast1525-red-alert-aerial-tg</text:a>
</text:p>
      <text:p text:style-name="P4">
Source: <text:a xlink:type="simple" xlink:href="https://t.me/air_alert_ua/42720" text:style-name="Internet_20_link" text:visited-style-name="Visited_20_Internet_20_Link">
https://t.me/air_alert_ua/42720</text:a>
</text:p>
      <!--NEWS-->
      <text:h text:style-name="P10" text:outline-level="1">
<text:span text:style-name="T4">
Cherkaska Oblast(18:24). Red Alert: aerial threat. Sirens sounding. Take cover now!</text:span>
</text:h>
      <text:p text:style-name="P4">
Authors: liveuamap (Language: en)</text:p>
      <text:p text:style-name="P4">
Time: 2023-04-07T12:25:00</text:p>
      <text:p text:style-name="P4">
Location: Cherkaska Oblast (Latitude:49.25000000 Longtitude:31.33333000)</text:p>
      <text:p text:style-name="P4">
Videos: []</text:p>
      <text:p text:style-name="P4">
Images: []</text:p>
      <text:p text:style-name="P4">
Tags: ["Europe", "Central and Eastern Europe"]</text:p>
      <text:p text:style-name="P4">
ID: 22554393</text:p>
      <!--METADATA-->
      <text:p text:style-name="P4">
Cherkaska Oblast(18:24). Red Alert: aerial threat. Sirens sounding. Take covernow!</text:p>
      <text:p text:style-name="P4">
News Collection Link: <text:a xlink:type="simple" xlink:href="https://liveuamap.com/en/2023/07-april-cherkaska-oblast1824-red-alert-aeriag" text:style-name="Internet_20_link" text:visited-style-name="Visited_20_Internet_20_Link">
https://liveuamap.com/en/2023/07-april-cherkaska-oblast1824-red-alert-aeriag</text:a>
</text:p>
      <text:p text:style-name="P4">
Source: <text:a xlink:type="simple" xlink:href="https://t.me/air_alert_ua/42723" text:style-name="Internet_20_link" text:visited-style-name="Visited_20_Internet_20_Link">
https://t.me/air_alert_ua/42723</text:a>
</text:p>
      <!--NEWS-->
      <text:h text:style-name="P10" text:outline-level="1">
<text:span text:style-name="T4">
Mykolaiv, Mykolayivska Oblast, Kherson, Khersonska Oblast, Kirovohradska Oblast(18:25). Red A...</text:span>
</text:h>
      <text:p text:style-name="P4">
Authors: liveuamap (Language: en)</text:p>
      <text:p text:style-name="P4">
Time: 2023-04-07T12:27:00</text:p>
      <text:p text:style-name="P4">
Location: Mykolaiv (Latitude:46.94866 Longtitude:32.00639)</text:p>
      <text:p text:style-name="P4">
Videos: []</text:p>
      <text:p text:style-name="P4">
Images: []</text:p>
      <text:p text:style-name="P4">
Tags: ["Europe", "Central and Eastern Europe"]</text:p>
      <text:p text:style-name="P4">
ID: 22554394</text:p>
      <!--METADATA-->
      <text:p text:style-name="P4">
Mykolaiv, Mykolayivska Oblast, Kherson, Khersonska Oblast, KirovohradskaOblast(18:25). Red Alert: aerial threat. Sirens sounding. Take cover now!</text:p>
      <text:p text:style-name="P4">
News Collection Link: <text:a xlink:type="simple" xlink:href="https://liveuamap.com/en/2023/07-april-mykolaiv-mykolayivska-oblast-khersong" text:style-name="Internet_20_link" text:visited-style-name="Visited_20_Internet_20_Link">
https://liveuamap.com/en/2023/07-april-mykolaiv-mykolayivska-oblast-khersong</text:a>
</text:p>
      <text:p text:style-name="P4">
Source: <text:a xlink:type="simple" xlink:href="https://t.me/air_alert_ua/42726" text:style-name="Internet_20_link" text:visited-style-name="Visited_20_Internet_20_Link">
https://t.me/air_alert_ua/42726</text:a>
</text:p>
      <!--NEWS-->
      <text:h text:style-name="P10" text:outline-level="1">
<text:span text:style-name="T4">
Kyiv(18:28). Red Alert: aerial threat. Sirens sounding. Take cover now!</text:span>
</text:h>
      <text:p text:style-name="P4">
Authors: liveuamap (Language: en)</text:p>
      <text:p text:style-name="P4">
Time: 2023-04-07T12:29:00</text:p>
      <text:p text:style-name="P4">
Location: Kyiv (Latitude:50.44343 Longtitude:30.53022)</text:p>
      <text:p text:style-name="P4">
Videos: []</text:p>
      <text:p text:style-name="P4">
Images: []</text:p>
      <text:p text:style-name="P4">
Tags: ["Europe", "Central and Eastern Europe"]</text:p>
      <text:p text:style-name="P4">
ID: 22554395</text:p>
      <!--METADATA-->
      <text:p text:style-name="P4">
Kyiv(18:28). Red Alert: aerial threat. Sirens sounding. Take cover now!</text:p>
      <text:p text:style-name="P4">
News Collection Link: <text:a xlink:type="simple" xlink:href="https://liveuamap.com/en/2023/07-april-kyiv1828-red-alert-aerial-threat-sirg" text:style-name="Internet_20_link" text:visited-style-name="Visited_20_Internet_20_Link">
https://liveuamap.com/en/2023/07-april-kyiv1828-red-alert-aerial-threat-sirg</text:a>
</text:p>
      <text:p text:style-name="P4">
Source: <text:a xlink:type="simple" xlink:href="https://t.me/KyivCityOfficial/6426" text:style-name="Internet_20_link" text:visited-style-name="Visited_20_Internet_20_Link">
https://t.me/KyivCityOfficial/6426</text:a>
</text:p>
      <!--NEWS-->
      <text:h text:style-name="P10" text:outline-level="1">
<text:span text:style-name="T4">
Vinnytska Oblast(18:27). Red Alert: aerial threat. Sirens sounding. Take cover now!</text:span>
</text:h>
      <text:p text:style-name="P4">
Authors: liveuamap (Language: en)</text:p>
      <text:p text:style-name="P4">
Time: 2023-04-07T12:31:00</text:p>
      <text:p text:style-name="P4">
Location: Vinnytska Oblast (Latitude:48.91667000 Longtitude:28.66667000)</text:p>
      <text:p text:style-name="P4">
Videos: []</text:p>
      <text:p text:style-name="P4">
Images: []</text:p>
      <text:p text:style-name="P4">
Tags: ["Europe", "Central and Eastern Europe"]</text:p>
      <text:p text:style-name="P4">
ID: 22554396</text:p>
      <!--METADATA-->
      <text:p text:style-name="P4">
Vinnytska Oblast(18:27). Red Alert: aerial threat. Sirens sounding. Take covernow!</text:p>
      <text:p text:style-name="P4">
News Collection Link: <text:a xlink:type="simple" xlink:href="https://liveuamap.com/en/2023/07-april-vinnytska-oblast1827-red-alert-aeriag" text:style-name="Internet_20_link" text:visited-style-name="Visited_20_Internet_20_Link">
https://liveuamap.com/en/2023/07-april-vinnytska-oblast1827-red-alert-aeriag</text:a>
</text:p>
      <text:p text:style-name="P4">
Source: <text:a xlink:type="simple" xlink:href="https://t.me/air_alert_ua/42727" text:style-name="Internet_20_link" text:visited-style-name="Visited_20_Internet_20_Link">
https://t.me/air_alert_ua/42727</text:a>
</text:p>
      <!--NEWS-->
      <text:h text:style-name="P10" text:outline-level="1">
<text:span text:style-name="T4">
Odeska Oblast, Kyiv Oblast(18:30). Red Alert: aerial threat. Sirens sounding. Take cover now!</text:span>
</text:h>
      <text:p text:style-name="P4">
Authors: liveuamap (Language: en)</text:p>
      <text:p text:style-name="P4">
Time: 2023-04-07T12:32:00</text:p>
      <text:p text:style-name="P4">
Location: Odeska Oblast (Latitude:46.75000000 Longtitude:30.25000000)</text:p>
      <text:p text:style-name="P4">
Videos: []</text:p>
      <text:p text:style-name="P4">
Images: []</text:p>
      <text:p text:style-name="P4">
Tags: ["Europe", "Central and Eastern Europe"]</text:p>
      <text:p text:style-name="P4">
ID: 22554397</text:p>
      <!--METADATA-->
      <text:p text:style-name="P4">
Odeska Oblast, Kyiv Oblast(18:30). Red Alert: aerial threat. Sirens sounding.Take cover now!</text:p>
      <text:p text:style-name="P4">
News Collection Link: <text:a xlink:type="simple" xlink:href="https://liveuamap.com/en/2023/07-april-odeska-oblast-kyiv-oblast1830-red-alg" text:style-name="Internet_20_link" text:visited-style-name="Visited_20_Internet_20_Link">
https://liveuamap.com/en/2023/07-april-odeska-oblast-kyiv-oblast1830-red-alg</text:a>
</text:p>
      <text:p text:style-name="P4">
Source: <text:a xlink:type="simple" xlink:href="https://t.me/air_alert_ua/42730" text:style-name="Internet_20_link" text:visited-style-name="Visited_20_Internet_20_Link">
https://t.me/air_alert_ua/42730</text:a>
</text:p>
      <!--NEWS-->
      <text:h text:style-name="P10" text:outline-level="1">
<text:span text:style-name="T4">
Explosions were reported in Voronezh</text:span>
</text:h>
      <text:p text:style-name="P4">
Authors: liveuamap (Language: en)</text:p>
      <text:p text:style-name="P4">
Time: 2023-04-07T12:35:30</text:p>
      <text:p text:style-name="P4">
Location: Voronezh (Latitude:51.62124 Longtitude:39.15047)</text:p>
      <text:p text:style-name="P4">
Videos: []</text:p>
      <text:p text:style-name="P4">
Images: ["<text:a xlink:type="simple" xlink:href="https://liveuamap.com/pics/2023/04/07/22554398_0.jpg" text:style-name="Internet_20_link" text:visited-style-name="Visited_20_Internet_20_Link">
22554398_0.jpg</text:a>
"]</text:p>
      <text:p text:style-name="P4">
Tags: ["Russia"]</text:p>
      <text:p text:style-name="P4">
ID: 22554398</text:p>
      <!--METADATA-->
      <text:p text:style-name="P4">
Explosions were reported in Voronezh</text:p>
      <text:p text:style-name="P4">
<draw:frame draw:style-name="fr1" draw:name="Image38" text:anchor-type="as-char" svg:width="6.9236in" svg:height="8.004162in" draw:z-index="0">
<draw:image xlink:href="../Images/liveuamap/2023-04-07T12-35-30/22554398_0.jpg" xlink:type="simple" xlink:show="embed" xlink:actuate="onLoad" draw:mime-type="image/jpeg"/>
</draw:frame>
</text:p>
      <text:p text:style-name="P4">
News Collection Link: <text:a xlink:type="simple" xlink:href="https://liveuamap.com/en/2023/7-april-explosions-were-reported-in-voronezh" text:style-name="Internet_20_link" text:visited-style-name="Visited_20_Internet_20_Link">
https://liveuamap.com/en/2023/7-april-explosions-were-reported-in-voronezh</text:a>
</text:p>
      <text:p text:style-name="P4">
Source: <text:a xlink:type="simple" xlink:href="https://t.me/channel24_ua/83771" text:style-name="Internet_20_link" text:visited-style-name="Visited_20_Internet_20_Link">
https://t.me/channel24_ua/83771</text:a>
</text:p>
      <!--NEWS-->
      <text:h text:style-name="P10" text:outline-level="1">
<text:span text:style-name="T4">
Shelling reported in Bilozerka of Kherson region</text:span>
</text:h>
      <text:p text:style-name="P4">
Authors: liveuamap (Language: en)</text:p>
      <text:p text:style-name="P4">
Time: 2023-04-07T13:31:00</text:p>
      <text:p text:style-name="P4">
Location: Kherson (Latitude:46.63073 Longtitude:32.44559)</text:p>
      <text:p text:style-name="P4">
Videos: []</text:p>
      <text:p text:style-name="P4">
Images: []</text:p>
      <text:p text:style-name="P4">
Tags: []</text:p>
      <text:p text:style-name="P4">
ID: 22554453</text:p>
      <!--METADATA-->
      <text:p text:style-name="P4">
Shelling reported in Bilozerka of Kherson region</text:p>
      <text:p text:style-name="P4">
News Collection Link: <text:a xlink:type="simple" xlink:href="https://liveuamap.com/en/2023/7-april-shelling-reported-in-bilozerka-of-kherson-region" text:style-name="Internet_20_link" text:visited-style-name="Visited_20_Internet_20_Link">
https://liveuamap.com/en/2023/7-april-shelling-reported-in-bilozerka-of-kherson-region</text:a>
</text:p>
      <text:p text:style-name="P4">
Source: <text:a xlink:type="simple" xlink:href="https://t.me/hueviyherson/37644" text:style-name="Internet_20_link" text:visited-style-name="Visited_20_Internet_20_Link">
https://t.me/hueviyherson/37644</text:a>
</text:p>
      <!--NEWS-->
      <text:h text:style-name="P10" text:outline-level="1">
<text:span text:style-name="T4">
Kherson, Khersonska Oblast(19:53). Red Alert: aerial threat. Sirens sounding. Take cover now!</text:span>
</text:h>
      <text:p text:style-name="P4">
Authors: liveuamap (Language: en)</text:p>
      <text:p text:style-name="P4">
Time: 2023-04-07T13:55:00</text:p>
      <text:p text:style-name="P4">
Location: Kherson (Latitude:46.65581000 Longtitude:32.61780000)</text:p>
      <text:p text:style-name="P4">
Videos: []</text:p>
      <text:p text:style-name="P4">
Images: []</text:p>
      <text:p text:style-name="P4">
Tags: ["Europe", "Central and Eastern Europe"]</text:p>
      <text:p text:style-name="P4">
ID: 22554459</text:p>
      <!--METADATA-->
      <text:p text:style-name="P4">
Kherson, Khersonska Oblast(19:53). Red Alert: aerial threat. Sirens sounding.Take cover now!</text:p>
      <text:p text:style-name="P4">
News Collection Link: <text:a xlink:type="simple" xlink:href="https://liveuamap.com/en/2023/07-april-kherson-khersonska-oblast1953-red-alg" text:style-name="Internet_20_link" text:visited-style-name="Visited_20_Internet_20_Link">
https://liveuamap.com/en/2023/07-april-kherson-khersonska-oblast1953-red-alg</text:a>
</text:p>
      <text:p text:style-name="P4">
Source: <text:a xlink:type="simple" xlink:href="https://t.me/air_alert_ua/42739" text:style-name="Internet_20_link" text:visited-style-name="Visited_20_Internet_20_Link">
https://t.me/air_alert_ua/42739</text:a>
</text:p>
      <!--NEWS-->
      <text:h text:style-name="P10" text:outline-level="1">
<text:span text:style-name="T4">
В ОП назвали російським блефом публікацію нібито документів про контрнаступ України</text:span>
</text:h>
      <text:p text:style-name="P4">
Authors: Ukrinform (Person)</text:p>
      <text:p text:style-name="P4">
Publisher: Укринформ (Organization)</text:p>
      <text:p text:style-name="P4">
Published Time: 2023-04-07T14:47:49+03:00</text:p>
      <text:p text:style-name="P4">
Modified Time: 2023-04-07T14:47:49+03:00</text:p>
      <text:p text:style-name="P4">
Description: Оприлюднення нібито документів про контрнаступ України - це російський блеф, пил в очі. — Укрінформ.</text:p>
      <text:p text:style-name="P4">
Images: ["<text:a xlink:type="simple" xlink:href="https://static.ukrinform.com/photos/2022_11/thumb_files/630_360_1669378289-203.jpg" text:style-name="Internet_20_link" text:visited-style-name="Visited_20_Internet_20_Link">
630_360_16693...</text:a>
"]</text:p>
      <text:p text:style-name="P4">
Tags: ['Офіс Президента', 'Подоляк', 'Війна з росією']</text:p>
      <text:p text:style-name="P4">
Type: Article</text:p>
      <!--METADATA-->
      <text:p text:style-name="P4">
<draw:frame draw:style-name="fr1" draw:name="Image39" text:anchor-type="as-char" svg:width="6.9236in" svg:height="3.956343in" draw:z-index="0">
<draw:image xlink:href="../Images/yкринформ/2023-04-07T14-47-49-03-00/630_360_1669378289-203.jpg" xlink:type="simple" xlink:show="embed" xlink:actuate="onLoad" draw:mime-type="image/jpeg"/>
</draw:frame>
Оприлюднення нібито документів про контрнаступ України - це російський блеф,пил в очі.</text:p>
      <text:p text:style-name="P4">
Тому така публікація є доказом оперативної інформаційної гри ворога, зазначиврадник керівника Офісу Президента Михайло Подоляк у <text:a xlink:type="simple" xlink:href="https://t.me/M_Podolyak/131" text:style-name="Internet_20_link" text:visited-style-name="Visited_20_Internet_20_Link">
</text:a>
 , передає Укрінформ.</text:p>
      <text:p text:style-name="P4">
"Якщо у вас є робочий канал отримання розвідданих із Пентагону – ви не станетейого руйнувати заради одноденного інформаційного приводу. Якщо ви володієтеінформацією про рівень забезпечення та військові задуми противника – виудасте, що нею не володієте. Якщо намагаєтеся створити вигляд, що ви знаєте, –отже, ви нічого не знаєте. Це блеф, пил в очі. Ви не володієте даними, а лишенамагаєтеся зіграти в дестабілізацію, інформаційно та психологічно вплинути наосіб, що ухвалюють рішення", - написав Подоляк.</text:p>
      <text:p text:style-name="P4">
<text:span text:style-name="T4">
Читайте також:</text:span>
 <text:a xlink:type="simple" xlink:href="https://www.ukrinform.ua/rubric-polytics/3692620-kitaj-mae-zrobiti-vibir-u-pitanni-vijni-v-ukraini-podolak.html" text:style-name="Internet_20_link" text:visited-style-name="Visited_20_Internet_20_Link">
 <text:span text:style-name="T4">
Подоляк</text:span>
 </text:a>
</text:p>
      <text:p text:style-name="P4">
За його словами, росія шукає будь-яких способів перехопити інформаційнуініціативу, спробувати вплинути на сценарні плани контрнаступу України, внестисумніви, скомпрометувати попередні ідеї, налякати своєю «обізнаністю».</text:p>
      <text:p text:style-name="P4">
"Але це лише стандартні елементи оперативної гри російської розвідки – інічого більше. До реальних планів України це не має відношення", - запевниврадник очільника ОП.</text:p>
      <text:p text:style-name="P4">
Він розповів, що опубліковані дані, скоріше, спираються на статистичний аналізпоставок, можливих оперативно-тактичних задумів, а також великий обсягфіктивної інформації.</text:p>
      <text:p text:style-name="P4">
<text:span text:style-name="T4">
Читайте також:</text:span>
 <text:a xlink:type="simple" xlink:href="https://www.ukrinform.ua/rubric-crimea/3688015-vijna-bez-krimu-ne-zakincitsa-pivostriv-e-koseevou-smertu-dla-putina-podolak.html" text:style-name="Internet_20_link" text:visited-style-name="Visited_20_Internet_20_Link">
 <text:span text:style-name="T4">
Подоляк</text:span>
 </text:a>
</text:p>
      <text:p text:style-name="P4">
"Безперечно, будь-яка війна передбачає постійні спроби розвідорганів ворожоїсторони отримати доступ до напрацювань Генерального штабу. І якби росіясправді отримала реальні сценарні заготовки – вона навряд чи оприлюднила б їх.Адже набагато вигідніше заготувати власні зустрічні пастки, залишаючи прицьому другий бік у незнанні про власне знання. Натомість публікація сьогодні –це безумовний доказ виключно оперативної інформаційної гри росії", - наголосивПодоляк.</text:p>
      <text:p text:style-name="P4">
Водночас він відзначив, що російські війська "ознайомляться" першими зреальними планами контрнаступу ЗСУ, припустивши, що це станеться "дуже скоро".</text:p>
      <text:p text:style-name="P4">
Як повідомлялося, <text:a xlink:type="simple" xlink:href="https://www.nytimes.com/2023/04/06/us/politics/ukraine-war-plan-russia.html" text:style-name="Internet_20_link" text:visited-style-name="Visited_20_Internet_20_Link">
 </text:a>
 опублікувало матеріал, у якому йдеться про те, щоПентагон розслідує витік нібито секретних документів у соцмережі, якістосуються планів США й НАТО щодо контрнаступу ЗСУ.</text:p>
      <text:p text:style-name="P4">
Source: <text:a xlink:type="simple" xlink:href="https://www.ukrinform.ua/rubric-ato/3692907-v-op-nazvali-rosijskim-blefom-publikaciu-nibito-dokumentiv-pro-kontrnastup-ukraini.html" text:style-name="Internet_20_link" text:visited-style-name="Visited_20_Internet_20_Link">
https://www.ukrinform.ua/rubric-ato/3692907-v-op-nazvali-rosijskim-blefom-publikaciu-nibito-dokumentiv-pro-kontrnastup-ukraini.html</text:a>
</text:p>
      <!--NEWS-->
      <text:h text:style-name="P10" text:outline-level="1">
<text:span text:style-name="T4">
2 loud explosions were reported in Melitopol</text:span>
</text:h>
      <text:p text:style-name="P4">
Authors: liveuamap (Language: en)</text:p>
      <text:p text:style-name="P4">
Time: 2023-04-07T14:48:22</text:p>
      <text:p text:style-name="P4">
Location: Melitopol (Latitude:46.86195 Longtitude:35.31178)</text:p>
      <text:p text:style-name="P4">
Videos: []</text:p>
      <text:p text:style-name="P4">
Images: []</text:p>
      <text:p text:style-name="P4">
Tags: ["Europe", "Central and Eastern Europe"]</text:p>
      <text:p text:style-name="P4">
ID: 22554463</text:p>
      <!--METADATA-->
      <text:p text:style-name="P4">
2 loud explosions were reported in Melitopol</text:p>
      <text:p text:style-name="P4">
News Collection Link: <text:a xlink:type="simple" xlink:href="https://liveuamap.com/en/2023/7-april-2-loud-explosions-were-reported-in-melitopol" text:style-name="Internet_20_link" text:visited-style-name="Visited_20_Internet_20_Link">
https://liveuamap.com/en/2023/7-april-2-loud-explosions-were-reported-in-melitopol</text:a>
</text:p>
      <text:p text:style-name="P4">
Source: <text:a xlink:type="simple" xlink:href="https://t.me/info_zp/32606" text:style-name="Internet_20_link" text:visited-style-name="Visited_20_Internet_20_Link">
https://t.me/info_zp/32606</text:a>
</text:p>
      <!--NEWS-->
      <text:h text:style-name="P10" text:outline-level="1">
<text:span text:style-name="T4">
Ворог за добу понад 100 разів обстріляв Гуляйполе та Оріхів на Запоріжжі</text:span>
</text:h>
      <text:p text:style-name="P4">
Authors: Ukrinform (Person)</text:p>
      <text:p text:style-name="P4">
Publisher: Укринформ (Organization)</text:p>
      <text:p text:style-name="P4">
Published Time: 2023-04-07T14:49:26+03:00</text:p>
      <text:p text:style-name="P4">
Modified Time: 2023-04-07T14:49:26+03:00</text:p>
      <text:p text:style-name="P4">
Description: Ворожа армія минулої доби вдарила по Гуляйполю та Оріхову 111 разів. Є руйнування цивільної інфраструктури. — Укрінформ.</text:p>
      <text:p text:style-name="P4">
Images: ["<text:a xlink:type="simple" xlink:href="https://static.ukrinform.com/photos/2023_04/thumb_files/630_360_1680868074-365.jpg" text:style-name="Internet_20_link" text:visited-style-name="Visited_20_Internet_20_Link">
630_360_16808...</text:a>
"]</text:p>
      <text:p text:style-name="P4">
Tags: ['Обстріл', 'Запоріжжя', 'Війна з росією']</text:p>
      <text:p text:style-name="P4">
Type: Article</text:p>
      <!--METADATA-->
      <text:p text:style-name="P4">
<draw:frame draw:style-name="fr1" draw:name="Image40" text:anchor-type="as-char" svg:width="6.9236in" svg:height="3.956343in" draw:z-index="0">
<draw:image xlink:href="../Images/yкринформ/2023-04-07T14-49-26-03-00/630_360_1680868074-365.jpg" xlink:type="simple" xlink:show="embed" xlink:actuate="onLoad" draw:mime-type="image/jpeg"/>
</draw:frame>
 Ворожаармія минулої доби вдарила по Гуляйполю та Оріхову 111 разів. Є руйнуванняцивільної інфраструктури.</text:p>
      <text:p text:style-name="P4">
Про це повідомляє пресслужба <text:a xlink:type="simple" xlink:href="https://zp.npu.gov.ua/news/cherhovi-akty-rosiiskoi-zbroinoi-ahresii-na-polohivshchyni-politsiia-dokumentuie-naslidky-voiennykh-zlochyniv" text:style-name="Internet_20_link" text:visited-style-name="Visited_20_Internet_20_Link">
 </text:a>
 у Запорізькій області, передає Укрінформ.</text:p>
      <text:p text:style-name="P4">
"Минула доба була пекельною для мешканців прифронтових населених пунктівПологівського району. Гуляйполе та Оріхів витримали 111 ворожих ударів ізрізних видів озброєння. Влучання російських снарядів також зафіксовані уселищах, розташованих поблизу", - йдеться у дописі.</text:p>
      <text:p text:style-name="P4">
Зазначається, що упродовж 6 квітня ворог двічі застосовував авіацію, наніс 11ударів із <text:a xlink:type="simple" xlink:href="https://www.ukrinform.ua/tag-bezpilotnik" text:style-name="Internet_20_link" text:visited-style-name="Visited_20_Internet_20_Link">
 </text:a>
 , 6 – з реактивнихсистем залпового вогню та 92 – з артилерійських установок різного калібру.</text:p>
      <text:p text:style-name="P4">
Постраждали квартири багатоповерхівок та близько 20 будинків – у нихпошкоджені дахи, вікна, стіни та фасади, зруйновані двори, паркани,прибудинкові території, гаражні приміщення, господарські будівлі татранспортні засоби. Деякі домоволодіння знищені вщент. Також руйнувань зазналидва об’єкти цивільної інфраструктури та два приватних підприємства.</text:p>
      <text:p text:style-name="P4">
Втрат серед цивільного населення немає.</text:p>
      <text:p text:style-name="P4">
<text:span text:style-name="T4">
Читайте також:</text:span>
 <text:a xlink:type="simple" xlink:href="https://www.ukrinform.ua/rubric-regions/3692331-u-zaporizzi-zatrimali-agenta-akij-zbirav-dla-rosian-dani-pro-naslidki-raketnogo-udaru.html" text:style-name="Internet_20_link" text:visited-style-name="Visited_20_Internet_20_Link">
 <text:span text:style-name="T4">
Запоріжж</text:span>
 </text:a>
</text:p>
      <text:p text:style-name="P4">
За фактом збройної агресії російських військовослужбовців поліцейські зібралидоказові матеріали воєнних злочинів та передали до УСБУ в Запорізькій областідля вирішення питання про відкриття кримінальних проваджень за ч. 1 ст. 438(Порушення законів та звичаїв війни) Кримінального кодексу України.</text:p>
      <text:p text:style-name="P4">
Source: <text:a xlink:type="simple" xlink:href="https://www.ukrinform.ua/rubric-regions/3692909-vorog-za-dobu-ponad-100-raziv-obstrilav-gulajpole-ta-orihiv-na-zaporizzi.html" text:style-name="Internet_20_link" text:visited-style-name="Visited_20_Internet_20_Link">
https://www.ukrinform.ua/rubric-regions/3692909-vorog-za-dobu-ponad-100-raziv-obstrilav-gulajpole-ta-orihiv-na-zaporizzi.html</text:a>
</text:p>
      <!--NEWS-->
      <text:h text:style-name="P10" text:outline-level="1">
<text:span text:style-name="T4">
Загарбники викрали чотирьох працівників ЗАЕС</text:span>
</text:h>
      <text:p text:style-name="P4">
Authors: Ukrinform (Person)</text:p>
      <text:p text:style-name="P4">
Publisher: Укринформ (Organization)</text:p>
      <text:p text:style-name="P4">
Published Time: 2023-04-07T14:54:00+03:00</text:p>
      <text:p text:style-name="P4">
Modified Time: 2023-04-07T14:54:00+03:00</text:p>
      <text:p text:style-name="P4">
Description: В Енергодарі загарбники викрали чотирьох працівників Запорізької АЕС. — Укрінформ.</text:p>
      <text:p text:style-name="P4">
Images: ["<text:a xlink:type="simple" xlink:href="https://static.ukrinform.com/photos/2022_09/thumb_files/630_360_1662125466-706.jpeg" text:style-name="Internet_20_link" text:visited-style-name="Visited_20_Internet_20_Link">
630_360_16621...</text:a>
"]</text:p>
      <text:p text:style-name="P4">
Tags: ['АЕС', 'Війна з росією', 'Енергодар']</text:p>
      <text:p text:style-name="P4">
Type: Article</text:p>
      <!--METADATA-->
      <text:p text:style-name="P4">
<draw:frame draw:style-name="fr1" draw:name="Image41" text:anchor-type="as-char" svg:width="6.9236in" svg:height="3.956343in" draw:z-index="0">
<draw:image xlink:href="../Images/yкринформ/2023-04-07T14-54-00-03-00/630_360_1662125466-706.jpeg" xlink:type="simple" xlink:show="embed" xlink:actuate="onLoad" draw:mime-type="image/jpeg"/>
</draw:frame>
 ВЕнергодарі загарбники викрали чотирьох працівників Запорізької АЕС.</text:p>
      <text:p text:style-name="P4">
Про це в <text:a xlink:type="simple" xlink:href="https://t.me/energoatom_ua/12654" text:style-name="Internet_20_link" text:visited-style-name="Visited_20_Internet_20_Link">
 </text:a>
 повідомляє Енергоатом, передаєУкрінформ.</text:p>
      <text:p text:style-name="P4">
"Ввечері 6 квітня окупанти у масках вдерлися до одного із приміщень тимчасовоокупованої Запорізької АЕС та забрали чотирьох працівників служби фізичногозахисту станції. Атомників вивезли в невідомому напрямку і наразі місцеїхнього перебування залишається невідомим", - йдеться у дописі.</text:p>
      <text:p text:style-name="P4">
Зазначається, що всі четверо вважалися лояльними до окупаційного керівництваЗАЕС, адже підписали контракти з фейковою АО «Эксплуатирующая организацияЗапорожской <text:a xlink:type="simple" xlink:href="https://www.ukrinform.ua/tag-aes" text:style-name="Internet_20_link" text:visited-style-name="Visited_20_Internet_20_Link">
 </text:a>
 ». Серед затриманих,зокрема, був і заступник «начальника» служби Марк Волков, котрий всілякосприяв незаконній діяльності загарбників.</text:p>
      <text:p text:style-name="P4">
"Попри «офіційний» перехід на роботу до окупантів, їхні боси не можутьвіднайти у затриманих паспорти рф: чи то не взяли поки, чи ретельноприховують. Можливо, таким чином вони прагнуть «пройти між крапельками», абипісля деокупації не потрапити до списку колаборантів, і саме це не сподобалосьрашистам", - зазначили в Енергоатомі.</text:p>
      <text:p text:style-name="P4">
<text:span text:style-name="T4">
Читайте також:</text:span>
 <text:a xlink:type="simple" xlink:href="https://www.ukrinform.ua/rubric-regions/3692727-rosijski-vijskovi-minuut-teritoriu-poblizu-energodara.html" text:style-name="Internet_20_link" text:visited-style-name="Visited_20_Internet_20_Link">
 </text:a>
</text:p>
      <text:p text:style-name="P4">
Окупанти захопили атомну станцію у березні минулого року. Вони змушуютьпрацівників підписувати договори з Росатомом. Саму станцію використовують, яквійськову базу, де розміщено техніку та особовий склад.</text:p>
      <text:p text:style-name="P4">
Source: <text:a xlink:type="simple" xlink:href="https://www.ukrinform.ua/rubric-ato/3692910-zagarbniki-vikrali-cotiroh-pracivnikiv-zaes.html" text:style-name="Internet_20_link" text:visited-style-name="Visited_20_Internet_20_Link">
https://www.ukrinform.ua/rubric-ato/3692910-zagarbniki-vikrali-cotiroh-pracivnikiv-zaes.html</text:a>
</text:p>
      <!--NEWS-->
      <text:h text:style-name="P10" text:outline-level="1">
<text:span text:style-name="T4">
Sumska Oblast, Chernihivska Oblast(20:55). Red Alert: aerial threat. Sirens sounding. Take co...</text:span>
</text:h>
      <text:p text:style-name="P4">
Authors: liveuamap (Language: en)</text:p>
      <text:p text:style-name="P4">
Time: 2023-04-07T14:56:00</text:p>
      <text:p text:style-name="P4">
Location: Sumska Oblast (Latitude:51.00000000 Longtitude:34.00000000)</text:p>
      <text:p text:style-name="P4">
Videos: []</text:p>
      <text:p text:style-name="P4">
Images: []</text:p>
      <text:p text:style-name="P4">
Tags: ["Europe", "Central and Eastern Europe"]</text:p>
      <text:p text:style-name="P4">
ID: 22554464</text:p>
      <!--METADATA-->
      <text:p text:style-name="P4">
Sumska Oblast, Chernihivska Oblast(20:55). Red Alert: aerial threat. Sirenssounding. Take cover now!</text:p>
      <text:p text:style-name="P4">
News Collection Link: <text:a xlink:type="simple" xlink:href="https://liveuamap.com/en/2023/07-april-sumska-oblast-chernihivska-oblast205g" text:style-name="Internet_20_link" text:visited-style-name="Visited_20_Internet_20_Link">
https://liveuamap.com/en/2023/07-april-sumska-oblast-chernihivska-oblast205g</text:a>
</text:p>
      <text:p text:style-name="P4">
Source: <text:a xlink:type="simple" xlink:href="https://t.me/air_alert_ua/42742" text:style-name="Internet_20_link" text:visited-style-name="Visited_20_Internet_20_Link">
https://t.me/air_alert_ua/42742</text:a>
</text:p>
      <!--NEWS-->
      <text:h text:style-name="P10" text:outline-level="1">
<text:span text:style-name="T4">
Russian aviation launched several guided bombs at Beryslav district</text:span>
</text:h>
      <text:p text:style-name="P4">
Authors: liveuamap (Language: en)</text:p>
      <text:p text:style-name="P4">
Time: 2023-04-07T14:58:27</text:p>
      <text:p text:style-name="P4">
Location: Kherson (Latitude:46.83054 Longtitude:33.4138)</text:p>
      <text:p text:style-name="P4">
Videos: []</text:p>
      <text:p text:style-name="P4">
Images: []</text:p>
      <text:p text:style-name="P4">
Tags: ["Europe", "Central and Eastern Europe"]</text:p>
      <text:p text:style-name="P4">
ID: 22554465</text:p>
      <!--METADATA-->
      <text:p text:style-name="P4">
Russian aviation launched several guided bombs at Beryslav district</text:p>
      <text:p text:style-name="P4">
News Collection Link: <text:a xlink:type="simple" xlink:href="https://liveuamap.com/en/2023/7-april-russian-aviation-launched-several-guided-bombs-at" text:style-name="Internet_20_link" text:visited-style-name="Visited_20_Internet_20_Link">
https://liveuamap.com/en/2023/7-april-russian-aviation-launched-several-guided-bombs-at</text:a>
</text:p>
      <text:p text:style-name="P4">
Source: <text:a xlink:type="simple" xlink:href="https://t.me/hueviyherson/37650" text:style-name="Internet_20_link" text:visited-style-name="Visited_20_Internet_20_Link">
https://t.me/hueviyherson/37650</text:a>
</text:p>
      <!--NEWS-->
      <text:h text:style-name="P10" text:outline-level="1">
<text:span text:style-name="T4">
СБУ повідомила про підозру «політологу» Медведчука, який ховається в Криму</text:span>
</text:h>
      <text:p text:style-name="P4">
Authors: Ukrinform (Person)</text:p>
      <text:p text:style-name="P4">
Publisher: Укринформ (Organization)</text:p>
      <text:p text:style-name="P4">
Published Time: 2023-04-07T15:00:00+03:00</text:p>
      <text:p text:style-name="P4">
Modified Time: 2023-04-07T15:00:00+03:00</text:p>
      <text:p text:style-name="P4">
Description: Служба безпеки України повідомила про підозру «політологу» підозрюваного у державній зраді колишнього народного депутата Віктора Медведчука Олександру Лазарєву. — Укрінформ.</text:p>
      <text:p text:style-name="P4">
Images: ["<text:a xlink:type="simple" xlink:href="https://static.ukrinform.com/photos/2023_04/thumb_files/630_360_1680868300-899.jpg" text:style-name="Internet_20_link" text:visited-style-name="Visited_20_Internet_20_Link">
630_360_16808...</text:a>
"]</text:p>
      <text:p text:style-name="P4">
Tags: ['Крим', 'Медведєв', 'Підозра', 'СБУ']</text:p>
      <text:p text:style-name="P4">
Type: Article</text:p>
      <!--METADATA-->
      <text:p text:style-name="P4">
<draw:frame draw:style-name="fr1" draw:name="Image42" text:anchor-type="as-char" svg:width="6.9236in" svg:height="3.956343in" draw:z-index="0">
<draw:image xlink:href="../Images/yкринформ/2023-04-07T15-00-00-03-00/630_360_1680868300-899.jpg" xlink:type="simple" xlink:show="embed" xlink:actuate="onLoad" draw:mime-type="image/jpeg"/>
</draw:frame>
 Службабезпеки України повідомила про підозру «політологу» підозрюваного у державнійзраді колишнього народного депутата Віктора Медведчука Олександру Лазарєву.</text:p>
      <text:p text:style-name="P4">
Як передає Укрінформ, про це СБУ повідомляє у <text:a xlink:type="simple" xlink:href="https://t.me/SBUkr/7863" text:style-name="Internet_20_link" text:visited-style-name="Visited_20_Internet_20_Link">
 </text:a>
 .</text:p>
      <text:p text:style-name="P4">
Спецслужба зібрала доказову базу на прокремлівського «політолога» Лазарєва,який допомагає агресору у війні проти України.</text:p>
      <text:p text:style-name="P4">
Фігурант до початку повномасштабного вторгнення росії входив до пулу публічнихпсевдоекспертів, які працювали на <text:a xlink:type="simple" xlink:href="https://www.ukrinform.ua/tag-medvedcuk" text:style-name="Internet_20_link" text:visited-style-name="Visited_20_Internet_20_Link">
 </text:a>
, а також на власника забороненого телеканалу НАШ, колишнього народногодепутата Євгена Мураєва та підозрюваного у державній зраді підсанкціонногоблогера Анатолія Шарія.</text:p>
      <text:p text:style-name="P4">
Сам Лазарєв безпосередньо займався «розкруткою» медійних образів поплічниківкремля і допомагав їм у просуванні ворожих наративів в інформаційномупросторі.</text:p>
      <text:p text:style-name="P4">
Для цього він був частим гостем в ефірах підсанкційних телеканалів НАШ, Zik,NewsOne, 112-й і russia today.</text:p>
      <text:p text:style-name="P4">
У своїх коментарях Лазарєв виправдовував агресивну політику москви і називавбойові дії на сході України «громадянською війною».</text:p>
      <text:p text:style-name="P4">
<text:span text:style-name="T4">
Читайте також:</text:span>
 <text:a xlink:type="simple" xlink:href="https://www.ukrinform.ua/rubric-society/3686785-sud-arestuvav-aktivi-druzini-medvedcuka-na-ponad-440-miljoniv.html" text:style-name="Internet_20_link" text:visited-style-name="Visited_20_Internet_20_Link">
 <text:span text:style-name="T4">
Медведчук</text:span>
 </text:a>
</text:p>
      <text:p text:style-name="P4">
Після 24 лютого минулого року Лазарєв приховано виїхав за кордон.</text:p>
      <text:p text:style-name="P4">
Згодом він прибув на територію тимчасово окупованого Криму та приєднався донайближчого оточення «глави» Криму Сергія Аксьонова, якому допомагає упроведенні ворожих інформкампаній на півострові.</text:p>
      <text:p text:style-name="P4">
На підставі зібраних доказів слідчі СБУ повідомили фігуранту про підозру за ч.1 ст. 111 Кримінального кодексу України (державна зрада), а також за ч. 1 ст.161 (порушення рівноправності громадян залежно від їх расової, національної,регіональної належності, релігійних переконань, інвалідності та за іншимиознаками).</text:p>
      <text:p text:style-name="P4">
Тривають комплексні заходи для притягнення його до відповідальності.</text:p>
      <text:p text:style-name="P4">
Як повідомляв Укрінформ, правоохоронці повідомили про підозру <text:a xlink:type="simple" xlink:href="https://www.ukrinform.ua/rubric-society/3691063-antiukrainska-propaganda-prokuratura-povidomila-pidozru-blogerumiljonniku.html" text:style-name="Internet_20_link" text:visited-style-name="Visited_20_Internet_20_Link">
</text:a>
. За інформацією СБУ, перебуваючи в росії, він бере активну участь вінформаційно-психологічних операціях російських спецслужб та виступає наворожих телеканалах.</text:p>
      <text:p text:style-name="P4">
Source: <text:a xlink:type="simple" xlink:href="https://www.ukrinform.ua/rubric-crimea/3692911-sbu-povidomila-pro-pidozru-politologu-medvedcuka-akij-hovaetsa-v-krimu.html" text:style-name="Internet_20_link" text:visited-style-name="Visited_20_Internet_20_Link">
https://www.ukrinform.ua/rubric-crimea/3692911-sbu-povidomila-pro-pidozru-politologu-medvedcuka-akij-hovaetsa-v-krimu.html</text:a>
</text:p>
      <!--NEWS-->
      <text:h text:style-name="P10" text:outline-level="1">
<text:span text:style-name="T4">
Загребське «Динамо» очолив переможець Ліги чемпіонів УЄФА</text:span>
</text:h>
      <text:p text:style-name="P4">
Authors: Ukrinform (Person)</text:p>
      <text:p text:style-name="P4">
Publisher: Укринформ (Organization)</text:p>
      <text:p text:style-name="P4">
Published Time: 2023-04-07T15:01:04+03:00</text:p>
      <text:p text:style-name="P4">
Modified Time: 2023-04-07T15:01:04+03:00</text:p>
      <text:p text:style-name="P4">
Description: Чемпіон Хорватії з футболу «Динамо» (Загреб) оголосив про призначення на посаду головного тренера Ігора Бішчана. — Укрінформ.</text:p>
      <text:p text:style-name="P4">
Images: ["<text:a xlink:type="simple" xlink:href="https://static.ukrinform.com/photos/2023_04/thumb_files/630_360_1680868439-392.jpg" text:style-name="Internet_20_link" text:visited-style-name="Visited_20_Internet_20_Link">
630_360_16808...</text:a>
"]</text:p>
      <text:p text:style-name="P4">
Tags: ['Футбол']</text:p>
      <text:p text:style-name="P4">
Type: Article</text:p>
      <!--METADATA-->
      <text:p text:style-name="P4">
<draw:frame draw:style-name="fr1" draw:name="Image43" text:anchor-type="as-char" svg:width="6.9236in" svg:height="3.956343in" draw:z-index="0">
<draw:image xlink:href="../Images/yкринформ/2023-04-07T15-01-04-03-00/630_360_1680868439-392.jpg" xlink:type="simple" xlink:show="embed" xlink:actuate="onLoad" draw:mime-type="image/jpeg"/>
</draw:frame>
 ЧемпіонХорватії з футболу «Динамо» (Загреб) оголосив про призначення на посадуголовного тренера Ігора Бішчана.</text:p>
      <text:p text:style-name="P4">
Як повідомляє офіційний <text:a xlink:type="simple" xlink:href="https://www.gnkdinamo.hr/" text:style-name="Internet_20_link" text:visited-style-name="Visited_20_Internet_20_Link">
 </text:a>
 «синіх», на цій посаді44-річний Бішчан замінив Анте Чачича, передає Укрінформ.</text:p>
      <text:p text:style-name="P4">
Новий наставник динамівців останні три з половиною роки очолював молодіжнузбірну Хорватії (U21).</text:p>
      <text:p text:style-name="P4">
<text:span text:style-name="T4">
Читайте також:</text:span>
 <text:a xlink:type="simple" xlink:href="https://www.ukrinform.ua/rubric-sports/3692439-futbolnij-klub-dinamo-vidkriv-sucasnij-trenazernij-zal.html" text:style-name="Internet_20_link" text:visited-style-name="Visited_20_Internet_20_Link">
 <text:span text:style-name="T4">
Динамо</text:span>
 </text:a>
</text:p>
      <text:p text:style-name="P4">
Бішчан є вихованцем «Динамо» (Загреб), як гравець виступав за клуб у 1997-2000і 2007-2012 роках. У 2005 році Бішчан виграв Лігу чемпіонів УЄФА у складіанглійського «Ліверпуля», який у фіналі обіграв по пенальті італійський«Мілан» Андрія Шевченка (3:2).</text:p>
      <text:p text:style-name="P4">
Фото: gnkdinamo.hr.</text:p>
      <text:p text:style-name="P4">
Source: <text:a xlink:type="simple" xlink:href="https://www.ukrinform.ua/rubric-sports/3692912-zagrebske-dinamo-ocoliv-peremozec-ligi-cempioniv-uefa.html" text:style-name="Internet_20_link" text:visited-style-name="Visited_20_Internet_20_Link">
https://www.ukrinform.ua/rubric-sports/3692912-zagrebske-dinamo-ocoliv-peremozec-ligi-cempioniv-uefa.html</text:a>
</text:p>
      <!--NEWS-->
      <text:h text:style-name="P10" text:outline-level="1">
<text:span text:style-name="T4">
ЗМІ дізнались, чому затягується надання допомоги Україні від продажу футбольного клубу «Челсі»</text:span>
</text:h>
      <text:p text:style-name="P4">
Authors: Ukrinform (Person)</text:p>
      <text:p text:style-name="P4">
Publisher: Укринформ (Organization)</text:p>
      <text:p text:style-name="P4">
Published Time: 2023-04-07T15:03:12+03:00</text:p>
      <text:p text:style-name="P4">
Modified Time: 2023-04-07T15:03:12+03:00</text:p>
      <text:p text:style-name="P4">
Description: Допомога Україні від продажу футбольного клубу "Челсі", що належить російському олігарху Роману Абрамовичу, затримується через затягування процесу погодження. — Укрінформ.</text:p>
      <text:p text:style-name="P4">
Images: ["<text:a xlink:type="simple" xlink:href="https://static.ukrinform.com/photos/2023_04/thumb_files/630_360_1680868967-134.jpg" text:style-name="Internet_20_link" text:visited-style-name="Visited_20_Internet_20_Link">
630_360_16808...</text:a>
"]</text:p>
      <text:p text:style-name="P4">
Tags: ['Челсі', 'Гроші', 'Абрамович']</text:p>
      <text:p text:style-name="P4">
Type: Article</text:p>
      <!--METADATA-->
      <text:p text:style-name="P4">
<draw:frame draw:style-name="fr1" draw:name="Image44" text:anchor-type="as-char" svg:width="6.9236in" svg:height="3.956343in" draw:z-index="0">
<draw:image xlink:href="../Images/yкринформ/2023-04-07T15-03-12-03-00/630_360_1680868967-134.jpg" xlink:type="simple" xlink:show="embed" xlink:actuate="onLoad" draw:mime-type="image/jpeg"/>
</draw:frame>
 ДопомогаУкраїні від продажу футбольного клубу "Челсі", що належить російськомуолігарху Роману Абрамовичу, затримується через затягування процесу погодження.</text:p>
      <text:p text:style-name="P4">
Як передає Укрінформ, про це повідомляє агенція <text:a xlink:type="simple" xlink:href="https://www.bloomberg.com/news/articles/2023-04-07/ukraine-aid-from-chelsea-sale-delayed-as-approval-process-drags" text:style-name="Internet_20_link" text:visited-style-name="Visited_20_Internet_20_Link">
</text:a>
 .</text:p>
      <text:p text:style-name="P4">
Як зазначається, через рік після продажу клубу кошти залишаються замороженимина рахунку у Великій Британії.</text:p>
      <text:p text:style-name="P4">
<text:span text:style-name="T4">
Читайте також:</text:span>
 <text:a xlink:type="simple" xlink:href="https://www.ukrinform.ua/rubric-world/3637433-kanada-arestue-aktivi-rosijskogo-oligarha-abramovica-grosi-hocut-peredati-ukraini.html" text:style-name="Internet_20_link" text:visited-style-name="Visited_20_Internet_20_Link">
 <text:span text:style-name="T4">
Абрамови</text:span>
 </text:a>
</text:p>
      <text:p text:style-name="P4">
Фонд, який створюється для допомоги Україні з капіталом у 2,34 млрд фунтівстерлінгів (2,9 млрд доларів США), отриманих від продажу Абрамовичемфутбольного клубу «Челсі», майже готовий до роботи із визначеною кандидатуроюочільника фонду, але процес затвердження урядом Великої Британії триває довше,ніж очікувалося.</text:p>
      <text:p text:style-name="P4">
«Ми готові до роботи, і ми просто чекаємо на схвалення», — сказав МайкПенроуз, колишній виконавчий директор відділення Unicef у Великій Британії,який виконує обов’язки генерального директора нового фонду.</text:p>
      <text:p text:style-name="P4">
«Існують складнощі та затримки, пов’язані з політичним рішенням як між ВеликоюБританією та ЄС, так і всередині Великої Британії», - додав він.</text:p>
      <text:p text:style-name="P4">
<text:span text:style-name="T4">
Читайте також:</text:span>
 <text:a xlink:type="simple" xlink:href="https://www.ukrinform.ua/rubric-sports/3610761-grosi-z-prodazu-celsi-peredadut-na-potrebi-ukraini.html" text:style-name="Internet_20_link" text:visited-style-name="Visited_20_Internet_20_Link">
 <text:span text:style-name="T4">
Гроші</text:span>
 <text:span text:style-name="T4">
продажу</text:span>
 <text:span text:style-name="T4">
Челсі</text:span>
 <text:span text:style-name="T4">
передадуть</text:span>
<text:span text:style-name="T4">
потреби</text:span>
 <text:span text:style-name="T4">
України</text:span>
 </text:a>
</text:p>
      <text:p text:style-name="P4">
За словами Пенроуза, його клуб завершив усю паперову роботу, необхідну длястворення фонду. Зокрема, запропонував кандидатуру генерального секретаряНорвезької ради у справах біженців Яна Егеланда на посаду голови фонду тауклав міжнародний шорт-лист кандидатів до складу правління.</text:p>
      <text:p text:style-name="P4">
Торік уряд Великої Британії виділив близько 200 000 фунтів стерлінгів дляфінансування юридичних та адміністративних витрат, пов’язаних зі створеннямблагодійної організації, а також для найму експертів для розробки планувикористання коштів.</text:p>
      <text:p text:style-name="P4">
За словами Пенроуза, фонд планує зосередитися на гуманітарних проєктах, якіпідтримують медичні, освітні програми та програми надання житла для українців.</text:p>
      <text:p text:style-name="P4">
<text:span text:style-name="T4">
Читайте також:</text:span>
 <text:a xlink:type="simple" xlink:href="https://www.ukrinform.ua/rubric-world/3606188-britania-vvela-sankcii-proti-se-cotiroh-rosijskih-oligarhiv.html" text:style-name="Internet_20_link" text:visited-style-name="Visited_20_Internet_20_Link">
 </text:a>
</text:p>
      <text:p text:style-name="P4">
Міністерство закордонних справ Великої Британії відмовилося від коментарів зцього приводу.</text:p>
      <text:p text:style-name="P4">
Згідно з даними Bloomberg Billionaires Index, російський бізнесмен зі статкамипонад 7,5 мільярдів доларів Абрамович продав лондонський футбольний клуб"Челсі" консорціуму на чолі з американським інвестором Тоддом Белі у травні2022 року після того, як Велика Британія та ЄС запровадили санкції проти ньогоза його зв'язки з президентом росії володимиром путіним.</text:p>
      <text:p text:style-name="P4">
Як повідомляли західні ЗМІ, десятки російських олігархів, які заробилимільярди завдяки президенту рф путіну, нібито не хочуть мати з ним нічогоспільного та подають позов до Суду ЄС, оскільки вважають європейські санкціїнесправедливим баченням їх близькості до диктатора. У списку позивачів, середінших, колишній власник клубу «Челсі» Абрамович.</text:p>
      <text:p text:style-name="P4">
Фото з відкритих джерел</text:p>
      <text:p text:style-name="P4">
Source: <text:a xlink:type="simple" xlink:href="https://www.ukrinform.ua/rubric-sports/3692913-zmi-diznalis-comu-zataguetsa-nadanna-dopomogi-ukraini-vid-prodazu-futbolnogo-klubu-celsi.html" text:style-name="Internet_20_link" text:visited-style-name="Visited_20_Internet_20_Link">
https://www.ukrinform.ua/rubric-sports/3692913-zmi-diznalis-comu-zataguetsa-nadanna-dopomogi-ukraini-vid-prodazu-futbolnogo-klubu-celsi.html</text:a>
</text:p>
      <!--NEWS-->
      <text:h text:style-name="P10" text:outline-level="1">
<text:span text:style-name="T4">
Жіноча збірна України розгромила болгарок на чемпіонаті світу з хокею</text:span>
</text:h>
      <text:p text:style-name="P4">
Authors: Ukrinform (Person)</text:p>
      <text:p text:style-name="P4">
Publisher: Укринформ (Organization)</text:p>
      <text:p text:style-name="P4">
Published Time: 2023-04-07T15:05:00+03:00</text:p>
      <text:p text:style-name="P4">
Modified Time: 2023-04-07T15:05:00+03:00</text:p>
      <text:p text:style-name="P4">
Description: Національна жіноча збірна України з хокею упевнено обіграла команду Болгарії у своєму четвертому матчі на чемпіонаті світу-2023 у дивізіоні IIIA, що триває у румунському місті Брашов. — Укрінформ.</text:p>
      <text:p text:style-name="P4">
Images: ["<text:a xlink:type="simple" xlink:href="https://static.ukrinform.com/photos/2023_04/thumb_files/630_360_1680864024-790.jpg" text:style-name="Internet_20_link" text:visited-style-name="Visited_20_Internet_20_Link">
630_360_16808...</text:a>
"]</text:p>
      <text:p text:style-name="P4">
Tags: ['Болгарія', 'Чемпіонат світу', 'хокей', 'Збірна України', 'Жінки']</text:p>
      <text:p text:style-name="P4">
Type: Article</text:p>
      <!--METADATA-->
      <text:p text:style-name="P4">
<draw:frame draw:style-name="fr1" draw:name="Image45" text:anchor-type="as-char" svg:width="6.9236in" svg:height="3.956343in" draw:z-index="0">
<draw:image xlink:href="../Images/yкринформ/2023-04-07T15-05-00-03-00/630_360_1680864024-790.jpg" xlink:type="simple" xlink:show="embed" xlink:actuate="onLoad" draw:mime-type="image/jpeg"/>
</draw:frame>
Національна жіноча збірна України з хокею упевнено обіграла команду Болгарії усвоєму четвертому матчі на чемпіонаті світу-2023 у дивізіоні IIIA, що триває урумунському місті Брашов.</text:p>
      <text:p text:style-name="P4">
Результат поєдинку - 10:3 (3:1, 3:1, 4:1), передає Укрінформ.</text:p>
      <text:p text:style-name="P4">
Шайби: Єлізабет Аліпова (1-а і 8-та хвилини), Дар'я Цимиренко (12, 33), ТетянаКириченко (29, 36), Поліна Телегіна (51), Софія Гутор (52), Олександра Машкіна(53), Елен Аліпова (58) - Марія Руневська (5), Симона Аспарухова (40), СтефаніСтоянова (41).</text:p>
      <text:p text:style-name="P4">
Як повідомляв Укрінформ, у стартовому турі українки пепремогли Румунію (4:0),у другому матчі поступилися Гонконгу (1:2), у третьому обіграли Естонію (5:0).</text:p>
      <text:p text:style-name="P4">
У заключному турі «синьо-жовті» 9 квітня зіграють проти збірної Литви.</text:p>
      <text:p text:style-name="P4">
Сьогодні ж на ЧС відбудуться ще два поєдинки: Гонконг зкстрічається з Литвою,Естонія - з Румунією.</text:p>
      <text:p text:style-name="P4">
<text:span text:style-name="T4">
Читайте також:</text:span>
 <text:a xlink:type="simple" xlink:href="https://www.ukrinform.ua/rubric-sports/3692741-dubl-oleksia-voroni-dopomig-hokeistam-ukraini-znovu-peremogti-ugorsinu.html" text:style-name="Internet_20_link" text:visited-style-name="Visited_20_Internet_20_Link">
 </text:a>
</text:p>
      <text:p text:style-name="P4">
Турнірна таблиця на цю годину: Литва - 9 очок (після 3-х ігор), Гонконг - 9(3), Україна - 9 (4), Болгарія - 3 (4), Румунія - 0 (3), Естонія - 0 (3).</text:p>
      <text:p text:style-name="P4">
Фото: fhu.com.ua.</text:p>
      <text:p text:style-name="P4">
Source: <text:a xlink:type="simple" xlink:href="https://www.ukrinform.ua/rubric-sports/3692914-zinoca-zbirna-ukraini-rozgromila-bolgarok-na-cempionati-svitu-z-hokeu.html" text:style-name="Internet_20_link" text:visited-style-name="Visited_20_Internet_20_Link">
https://www.ukrinform.ua/rubric-sports/3692914-zinoca-zbirna-ukraini-rozgromila-bolgarok-na-cempionati-svitu-z-hokeu.html</text:a>
</text:p>
      <!--NEWS-->
      <text:h text:style-name="P10" text:outline-level="1">
<text:span text:style-name="T4">
Протидія витоку інформації та ситуація на фронті: Зеленський провів засідання Ставки</text:span>
</text:h>
      <text:p text:style-name="P4">
Authors: Ukrinform (Person)</text:p>
      <text:p text:style-name="P4">
Publisher: Укринформ (Organization)</text:p>
      <text:p text:style-name="P4">
Published Time: 2023-04-07T15:09:00+03:00</text:p>
      <text:p text:style-name="P4">
Modified Time: 2023-04-07T15:09:00+03:00</text:p>
      <text:p text:style-name="P4">
Description: Президент Володимир Зеленський у п’ятницю провів чергове засідання Ставки Верховного Головнокомандувача щодо ситуації на фронті, комплектування нових бригад і запобігання витоку інформації. — Укрінформ.</text:p>
      <text:p text:style-name="P4">
Images: ["<text:a xlink:type="simple" xlink:href="https://static.ukrinform.com/photos/2022_12/thumb_files/630_360_1672113951-752.jpeg" text:style-name="Internet_20_link" text:visited-style-name="Visited_20_Internet_20_Link">
630_360_16721...</text:a>
"]</text:p>
      <text:p text:style-name="P4">
Tags: ['ЗСУ', 'Зеленський', 'Валерій Залужний', 'Війна з росією']</text:p>
      <text:p text:style-name="P4">
Type: Article</text:p>
      <!--METADATA-->
      <text:p text:style-name="P4">
<draw:frame draw:style-name="fr1" draw:name="Image46" text:anchor-type="as-char" svg:width="6.9236in" svg:height="3.956343in" draw:z-index="0">
<draw:image xlink:href="../Images/yкринформ/2023-04-07T15-09-00-03-00/630_360_1672113951-752.jpeg" xlink:type="simple" xlink:show="embed" xlink:actuate="onLoad" draw:mime-type="image/jpeg"/>
</draw:frame>
 ПрезидентВолодимир Зеленський у п’ятницю провів чергове засідання Ставки ВерховногоГоловнокомандувача щодо ситуації на фронті, комплектування нових бригад ізапобігання витоку інформації.</text:p>
      <text:p text:style-name="P4">
Про це повідомляє <text:a xlink:type="simple" xlink:href="https://www.president.gov.ua/news/prezident-proviv-zasidannya-stavki-verhovnogo-golovnokomandu-82149" text:style-name="Internet_20_link" text:visited-style-name="Visited_20_Internet_20_Link">
 </text:a>
 , передає Укрінформ.</text:p>
      <text:p text:style-name="P4">
Як зазначається, Головнокомандувач Збройних сил України Валерій Залужнийпоінформував учасників про оперативну обстановку на основних напрямках фронту.</text:p>
      <text:p text:style-name="P4">
Командувачі оперативно-стратегічних угруповань військ доповіли про перебігбойових дій на ділянках фронту в межах зон їхньої відповідальності.</text:p>
      <text:p text:style-name="P4">
<text:span text:style-name="T4">
Читайте також:</text:span>
 <text:a xlink:type="simple" xlink:href="https://www.ukrinform.ua/rubric-ato/3692117-prezident-napolagae-na-stvorenni-aviacijnoi-koalicii-dla-ukraini.html" text:style-name="Internet_20_link" text:visited-style-name="Visited_20_Internet_20_Link">
 </text:a>
</text:p>
      <text:p text:style-name="P4">
Начальник Головного управління розвідки Міноборони Кирило Буданов розповів проймовірні дії ворога в найближчий період.</text:p>
      <text:p text:style-name="P4">
Крім того, члени Ставки детально розглянули перебіг формування таукомплектування озброєнням нових бригад. Також було приділено увагу рівнюпідготовки особового складу.</text:p>
      <text:p text:style-name="P4">
<text:span text:style-name="T4">
Читайте також:</text:span>
 <text:a xlink:type="simple" xlink:href="https://www.ukrinform.ua/rubric-ato/3692897-rosiani-ne-maut-strategicnogo-uspihu-v-bahmuti-cerevatij.html" text:style-name="Internet_20_link" text:visited-style-name="Visited_20_Internet_20_Link">
 <text:span text:style-name="T4">
Бахмут</text:span>
 </text:a>
</text:p>
      <text:p text:style-name="P4">
Окремо учасники засідання зупинилися на заходах із запобігання витокуінформації стосовно планів Сил оборони.</text:p>
      <text:p text:style-name="P4">
У засіданні також узяли участь Прем’єр-міністр Денис Шмигаль, секретар <text:a xlink:type="simple" xlink:href="https://www.ukrinform.ua/tag-rnbo" text:style-name="Internet_20_link" text:visited-style-name="Visited_20_Internet_20_Link">
</text:a>
 Олексій Данілов, командувачі родів військта оперативних напрямків, керівник ОП Андрій Єрмак. До засідання Ставки такождолучилися члени уряду, очільники силових відомств і правоохоронних органів.</text:p>
      <text:p text:style-name="P4">
Source: <text:a xlink:type="simple" xlink:href="https://www.ukrinform.ua/rubric-ato/3692919-protidia-vitoku-informacii-ta-situacia-na-fronti-zelenskij-proviv-zasidanna-stavki.html" text:style-name="Internet_20_link" text:visited-style-name="Visited_20_Internet_20_Link">
https://www.ukrinform.ua/rubric-ato/3692919-protidia-vitoku-informacii-ta-situacia-na-fronti-zelenskij-proviv-zasidanna-stavki.html</text:a>
</text:p>
      <!--NEWS-->
      <text:h text:style-name="P10" text:outline-level="1">
<text:span text:style-name="T4">
Суд не дозволив ексакціонеру ПриватБанку анулювати кредитні договори з НБУ</text:span>
</text:h>
      <text:p text:style-name="P4">
Authors: Ukrinform (Person)</text:p>
      <text:p text:style-name="P4">
Publisher: Укринформ (Organization)</text:p>
      <text:p text:style-name="P4">
Published Time: 2023-04-07T15:14:24+03:00</text:p>
      <text:p text:style-name="P4">
Modified Time: 2023-04-07T15:14:24+03:00</text:p>
      <text:p text:style-name="P4">
Description: Верховний Суд не дозволив ексакціонеру ПриватБанку анулювати кредитні договори з Національним банком. — Укрінформ.</text:p>
      <text:p text:style-name="P4">
Images: ["<text:a xlink:type="simple" xlink:href="https://static.ukrinform.com/photos/2020_09/thumb_files/630_360_1599564939-423.jpg" text:style-name="Internet_20_link" text:visited-style-name="Visited_20_Internet_20_Link">
630_360_15995...</text:a>
"]</text:p>
      <text:p text:style-name="P4">
Tags: ['Коломойський', 'Кредит', 'Нацбанк', 'Приватбанк', 'Суд']</text:p>
      <text:p text:style-name="P4">
Type: Article</text:p>
      <!--METADATA-->
      <text:p text:style-name="P4">
<draw:frame draw:style-name="fr1" draw:name="Image47" text:anchor-type="as-char" svg:width="6.9236in" svg:height="3.956343in" draw:z-index="0">
<draw:image xlink:href="../Images/yкринформ/2023-04-07T15-14-24-03-00/630_360_1599564939-423.jpg" xlink:type="simple" xlink:show="embed" xlink:actuate="onLoad" draw:mime-type="image/jpeg"/>
</draw:frame>
 ВерховнийСуд не дозволив ексакціонеру ПриватБанку анулювати кредитні договори зНаціональним банком.</text:p>
      <text:p text:style-name="P4">
Як передає Укрінформ, про це повідомляє <text:a xlink:type="simple" xlink:href="https://bank.gov.ua/ua/news/all/sud-ne-dozvoliv-eksaktsioneru-privatbanku-anulyuvati-kreditni-dogovori-z-natsionalnim-bankom" text:style-name="Internet_20_link" text:visited-style-name="Visited_20_Internet_20_Link">
</text:a>
</text:p>
      <text:p text:style-name="P4">
"Верховний Суд 7 квітня 2023 року задовольнив касаційну скаргу Національногобанку та підтвердив законність п’яти кредитних договорів, укладених міжНаціональним банком та ПриватБанком у 2008–2015 роках та договорів поруки, щозабезпечували їх виконання", - йдеться у повідомленні.</text:p>
      <text:p text:style-name="P4">
Зокрема, суд касаційної інстанції скасував рішення Господарського суду містаКиєва від 19 червня 2020 року та постанову Північного апеляційногогосподарського суду від 3 серпня 2022 року, якими було задоволено позовексакціонера ПриватБанку Ігоря Коломойського та визнано недійсними ці кредитнідоговори та його особиста порука за наданими кредитами. Постанова ВерховногоСуду є остаточною та оскарженню не підлягає.</text:p>
      <text:p text:style-name="P4">
<text:span text:style-name="T4">
Читайте також:</text:span>
 <text:a xlink:type="simple" xlink:href="https://www.ukrinform.ua/rubric-economy/3691749-nbu-cogoric-provede-viiznij-monitoring-ukrposti-j-privatbanku.html" text:style-name="Internet_20_link" text:visited-style-name="Visited_20_Internet_20_Link">
 <text:span text:style-name="T4">
ПриватБанк</text:span>
 </text:a>
</text:p>
      <text:p text:style-name="P4">
Як повідомлялось, протягом 2008 – 2015 років Національний банк за оспорюванимидоговорами надав ПриватБанку кредити для підтримання ліквідності на загальнусуму 18,3 млрд грн. У 2016 році Коломойський, який на той час бувспіввласником ПриватБанку, уклав з Національним банком договори поруки, заякими він особисто гарантував повернення банком отриманих кредитів.</text:p>
      <text:p text:style-name="P4">
У травні 2019 року <text:a xlink:type="simple" xlink:href="https://www.ukrinform.ua/tag-kolomojskij" text:style-name="Internet_20_link" text:visited-style-name="Visited_20_Internet_20_Link">
 </text:a>
 подав позовдо Господарського суду міста Києва про визнання недійсними цих кредитнихдоговорів, а також договорів поруки. У червні 2020 року суд першої інстанціїзадовольнив позов колишнього акціонера. Це рішення підтвердив і судапеляційної інстанції. Не погодившись з винесеним рішенням, Національний банкоскаржив його у Верховному Суді, який підтримав правову позицію Національногобанку. У квітні 2020 року державний ПриватБанк повністю повернув Національномубанку отримані кредити.</text:p>
      <text:p text:style-name="P4">
Source: <text:a xlink:type="simple" xlink:href="https://www.ukrinform.ua/rubric-economy/3692918-sud-ne-dozvoliv-eksakcioneru-privatbanku-anuluvati-kreditni-dogovori-z-nbu.html" text:style-name="Internet_20_link" text:visited-style-name="Visited_20_Internet_20_Link">
https://www.ukrinform.ua/rubric-economy/3692918-sud-ne-dozvoliv-eksakcioneru-privatbanku-anuluvati-kreditni-dogovori-z-nbu.html</text:a>
</text:p>
      <!--NEWS-->
      <text:h text:style-name="P10" text:outline-level="1">
<text:span text:style-name="T4">
У Празі презентували мультимедійний проєкт «Українське відродження»</text:span>
</text:h>
      <text:p text:style-name="P4">
Authors: Ukrinform (Person)</text:p>
      <text:p text:style-name="P4">
Publisher: Укринформ (Organization)</text:p>
      <text:p text:style-name="P4">
Published Time: 2023-04-07T15:15:00+03:00</text:p>
      <text:p text:style-name="P4">
Modified Time: 2023-04-07T15:15:00+03:00</text:p>
      <text:p text:style-name="P4">
Description: У Празі відбулася презентація мультимедійного проєкту «Українське відродження», на якому представлені роботи відомих українських художників. — Укрінформ.</text:p>
      <text:p text:style-name="P4">
Images: ["<text:a xlink:type="simple" xlink:href="https://static.ukrinform.com/photos/2023_04/thumb_files/630_360_1680862436-699.jpg" text:style-name="Internet_20_link" text:visited-style-name="Visited_20_Internet_20_Link">
630_360_16808...</text:a>
", "<text:a xlink:type="simple" xlink:href="https://static.ukrinform.com/photos/2023_04/1680862454-176.jpg" text:style-name="Internet_20_link" text:visited-style-name="Visited_20_Internet_20_Link">
1680862454-17...</text:a>
", "<text:a xlink:type="simple" xlink:href="https://static.ukrinform.com/photos/2023_04/1680862467-785.jpg" text:style-name="Internet_20_link" text:visited-style-name="Visited_20_Internet_20_Link">
1680862467-78...</text:a>
", "<text:a xlink:type="simple" xlink:href="https://static.ukrinform.com/photos/2023_04/1680862480-314.jpg" text:style-name="Internet_20_link" text:visited-style-name="Visited_20_Internet_20_Link">
1680862480-31...</text:a>
"]</text:p>
      <text:p text:style-name="P4">
Tags: ['Чехія', 'Культура', 'Посольство', 'Виставка', 'Прага']</text:p>
      <text:p text:style-name="P4">
Type: Article</text:p>
      <!--METADATA-->
      <text:p text:style-name="P4">
<draw:frame draw:style-name="fr1" draw:name="Image48" text:anchor-type="as-char" svg:width="6.9236in" svg:height="3.956343in" draw:z-index="0">
<draw:image xlink:href="../Images/yкринформ/2023-04-07T15-15-00-03-00/630_360_1680862436-699.jpg" xlink:type="simple" xlink:show="embed" xlink:actuate="onLoad" draw:mime-type="image/jpeg"/>
</draw:frame>
 У Празівідбулася презентація мультимедійного проєкту «Українське відродження», наякому представлені роботи відомих українських художників.</text:p>
      <text:p text:style-name="P4">
Як передає Укрінформ, про це йдеться на <text:a xlink:type="simple" xlink:href="https://www.facebook.com/UkraineEmbassyinCzechia/posts/pfbid02wcSVb5yUuFf586Dr6rFSceSZLh2WiMRwx4uo4mokaovKLhznuqKdSpbSFKztKkRpl" text:style-name="Internet_20_link" text:visited-style-name="Visited_20_Internet_20_Link">
</text:a>
Посольства України в Чехії.</text:p>
      <text:p text:style-name="P4">
<draw:frame draw:style-name="fr1" draw:name="Image49" text:anchor-type="as-char" svg:width="6.9236in" svg:height="9.231467in" draw:z-index="0">
<draw:image xlink:href="../Images/yкринформ/2023-04-07T15-15-00-03-00/1680862454-176.jpg" xlink:type="simple" xlink:show="embed" xlink:actuate="onLoad" draw:mime-type="image/jpeg"/>
</draw:frame>
</text:p>
      <text:p text:style-name="P4">
У відкритті виставки взяли участь тимчасовий повірений у справах України вЧеській Республіці Віталій Усатий та другий секретар Посольства НадіяМальована.</text:p>
      <text:p text:style-name="P4">
<draw:frame draw:style-name="fr1" draw:name="Image50" text:anchor-type="as-char" svg:width="6.9236in" svg:height="9.231467in" draw:z-index="0">
<draw:image xlink:href="../Images/yкринформ/2023-04-07T15-15-00-03-00/1680862467-785.jpg" xlink:type="simple" xlink:show="embed" xlink:actuate="onLoad" draw:mime-type="image/jpeg"/>
</draw:frame>
</text:p>
      <text:p text:style-name="P4">
У межах виставки, яка включає живопис, скульптуру, фотографію, представленіроботи таких митців як Володимир Гарбуз, Оксана Фурса, Сергій Попов, ВолодимирКаминін і Віталій Власенко.</text:p>
      <text:p text:style-name="P4">
<draw:frame draw:style-name="fr1" draw:name="Image51" text:anchor-type="as-char" svg:width="6.9236in" svg:height="5.1927in" draw:z-index="0">
<draw:image xlink:href="../Images/yкринформ/2023-04-07T15-15-00-03-00/1680862480-314.jpg" xlink:type="simple" xlink:show="embed" xlink:actuate="onLoad" draw:mime-type="image/jpeg"/>
</draw:frame>
</text:p>
      <text:p text:style-name="P4">
Експозиція триватиме до 18 квітня в Galerie Lapidárium.</text:p>
      <text:p text:style-name="P4">
Нагадаємо, у столиці Австрії 12-14 травня <text:a xlink:type="simple" xlink:href="https://www.ukrinform.ua/rubric-culture/3692623-u-vidni-projde-vistavka-tvoriv-ivana-marcuka.html" text:style-name="Internet_20_link" text:visited-style-name="Visited_20_Internet_20_Link">
 </text:a>
 виставкатворів про Україну та нескорений дух її народу одного з найвідомішихукраїнських художників сучасності Івана Марчука.</text:p>
      <text:p text:style-name="P4">
<text:span text:style-name="T5">
Фото: Embassy of Ukraine in Prague / Фейсбук</text:span>
</text:p>
      <text:p text:style-name="P4">
Source: <text:a xlink:type="simple" xlink:href="https://www.ukrinform.ua/rubric-diaspora/3692861-u-prazi-prezentuvali-multimedijnij-proekt-ukrainske-vidrodzenna.html" text:style-name="Internet_20_link" text:visited-style-name="Visited_20_Internet_20_Link">
https://www.ukrinform.ua/rubric-diaspora/3692861-u-prazi-prezentuvali-multimedijnij-proekt-ukrainske-vidrodzenna.html</text:a>
</text:p>
      <!--NEWS-->
      <text:h text:style-name="P10" text:outline-level="1">
<text:span text:style-name="T4">
Китай запровадив санкції проти бібліотеки Рейгана й Інституту Гудзона</text:span>
</text:h>
      <text:p text:style-name="P4">
Authors: Ukrinform (Person)</text:p>
      <text:p text:style-name="P4">
Publisher: Укринформ (Organization)</text:p>
      <text:p text:style-name="P4">
Published Time: 2023-04-07T15:18:42+03:00</text:p>
      <text:p text:style-name="P4">
Modified Time: 2023-04-07T15:18:42+03:00</text:p>
      <text:p text:style-name="P4">
Description: Китай ввів санкції проти бібліотеки Рональда Рейгана й аналітичного центру Інституту Гудзона та ряду інших установ і осіб, які брали участь в організації поїздки президента Тайваню Цай Інвень до Сполучених Штатів та її зустрічі зі спікером Палати представників Конгресу США Кевіном Маккарті. — Укрінформ.</text:p>
      <text:p text:style-name="P4">
Images: ["<text:a xlink:type="simple" xlink:href="https://static.ukrinform.com/photos/2023_03/thumb_files/630_360_1677726227-487.jpg" text:style-name="Internet_20_link" text:visited-style-name="Visited_20_Internet_20_Link">
630_360_16777...</text:a>
"]</text:p>
      <text:p text:style-name="P4">
Tags: ['Китай', 'Санкції', 'США', 'Тайвань']</text:p>
      <text:p text:style-name="P4">
Type: Article</text:p>
      <!--METADATA-->
      <text:p text:style-name="P4">
<draw:frame draw:style-name="fr1" draw:name="Image52" text:anchor-type="as-char" svg:width="6.9236in" svg:height="3.956343in" draw:z-index="0">
<draw:image xlink:href="../Images/yкринформ/2023-04-07T15-18-42-03-00/630_360_1677726227-487.jpg" xlink:type="simple" xlink:show="embed" xlink:actuate="onLoad" draw:mime-type="image/jpeg"/>
</draw:frame>
 Китай ввівсанкції проти бібліотеки Рональда Рейгана й аналітичного центру ІнститутуГудзона та ряду інших установ і осіб, які брали участь в організації поїздкипрезидента Тайваню Цай Інвень до Сполучених Штатів та її зустрічі зі спікеромПалати представників Конгресу США Кевіном Маккарті.</text:p>
      <text:p text:style-name="P4">
Про це йдеться в <text:a xlink:type="simple" xlink:href="https://www.mfa.gov.cn/wjb_673085/zfxxgk_674865/gknrlb/fzcqdcs/202304/t20230407_11055802.shtml" text:style-name="Internet_20_link" text:visited-style-name="Visited_20_Internet_20_Link">
</text:a>
за підписом міністра закордонних справ КНР Цінь Гана, опублікованій на сайтівідомства, передає кореспондент Укрінформу.</text:p>
      <text:p text:style-name="P4">
У МЗС Китаю зазначили, що Сполучені Штати «знехтували» неодноразовими заявамий протестами Китаю і дозволили лідеру Тайваню Цай Інвень «транзит» до США «дляучасті в політичній діяльності».</text:p>
      <text:p text:style-name="P4">
<text:span text:style-name="T4">
Читайте також:</text:span>
 <text:a xlink:type="simple" xlink:href="https://www.ukrinform.ua/rubric-world/3692444-kitaj-vivcae-vijnu-rf-v-ukraini-so-signalizue-pro-mozlivi-dii-proti-tajvanu-glava-fbr.html" text:style-name="Internet_20_link" text:visited-style-name="Visited_20_Internet_20_Link">
 <text:span text:style-name="T4">
Тайва</text:span>
 </text:a>
</text:p>
      <text:p text:style-name="P4">
Інститут Гудзона та бібліотека Рейгана забезпечили платформу для«сепаратистської діяльності» Цай Інвень у Сполучених Штатах і просування«незалежності Тайваню», що «серйозно порушує принцип одного Китаю і завдаєсерйозної шкоди його суверенітету та територіальній цілісності».</text:p>
      <text:p text:style-name="P4">
Фото: АА</text:p>
      <text:p text:style-name="P4">
Санкції Пекіна включають заборону китайським установам і закладамспівпрацювати з підсанкційними організаціями, заборону діяльності цихорганізацій у Китаї та в’їзд до країни їхніх керівників, а також заморожуванняактивів американських установ і їхніх керівників на території КНР.</text:p>
      <text:p text:style-name="P4">
Обмежувальні заходи набули чинності від сьогодні.</text:p>
      <text:p text:style-name="P4">
<text:span text:style-name="T4">
Читайте також:</text:span>
 <text:a xlink:type="simple" xlink:href="https://www.ukrinform.ua/rubric-world/3692217-cervoni-linii-aki-ne-mozna-peretinati-u-kitai-vidreaguvali-na-vizit-liderki-tajvanu-do-ssa.html" text:style-name="Internet_20_link" text:visited-style-name="Visited_20_Internet_20_Link">
 <text:span text:style-name="T4">
Тайва</text:span>
 </text:a>
</text:p>
      <text:p text:style-name="P4">
З тих же підстав Китай також наклав санкції на Сяо Біхім, представника Тайбеюу США, і заборонив керівникам тайванського аналітичного центру ProspectFoundation та Ради азійських лібералів і демократів Тайваню поїздки наматерик, до Гонконгу і Макао та будь-яку їхню співпрацю з партнерами зматерикового Китаю.</text:p>
      <text:p text:style-name="P4">
Як повідомляв Укрінформ, спікер Палати представників Конгресу США КевінМаккарті з <text:a xlink:type="simple" xlink:href="https://www.ukrinform.ua/rubric-world/3692213-popri-pogrozi-kitau-u-statah-zustrilis-spiker-palati-predstavnikiv-ssa-ta-liderka-tajvanu.html" text:style-name="Internet_20_link" text:visited-style-name="Visited_20_Internet_20_Link">
 </text:a>
 , поблизу Лос-Анджелеса, попри погрози помсти з боку Китаю.</text:p>
      <text:p text:style-name="P4">
Source: <text:a xlink:type="simple" xlink:href="https://www.ukrinform.ua/rubric-world/3692920-kitaj-zaprovadiv-sankcii-proti-biblioteki-rejgana-j-institutu-gudzona.html" text:style-name="Internet_20_link" text:visited-style-name="Visited_20_Internet_20_Link">
https://www.ukrinform.ua/rubric-world/3692920-kitaj-zaprovadiv-sankcii-proti-biblioteki-rejgana-j-institutu-gudzona.html</text:a>
</text:p>
      <!--NEWS-->
      <text:h text:style-name="P10" text:outline-level="1">
<text:span text:style-name="T4">
У Вінниці відкрилася виставка народного мистецтва «Великодня писанка»</text:span>
</text:h>
      <text:p text:style-name="P4">
Authors: Ukrinform (Person)</text:p>
      <text:p text:style-name="P4">
Publisher: Укринформ (Organization)</text:p>
      <text:p text:style-name="P4">
Published Time: 2023-04-07T15:20:00+03:00</text:p>
      <text:p text:style-name="P4">
Modified Time: 2023-04-07T15:20:00+03:00</text:p>
      <text:p text:style-name="P4">
Description: У Вінниці відкрилася обласна виставка народного мистецтва «Великодня писанка», на якій представлені роботи 68 майстрів. — Укрінформ.</text:p>
      <text:p text:style-name="P4">
Images: ["<text:a xlink:type="simple" xlink:href="https://static.ukrinform.com/photos/2023_04/thumb_files/630_360_1680869668-558.jpg" text:style-name="Internet_20_link" text:visited-style-name="Visited_20_Internet_20_Link">
630_360_16808...</text:a>
", "<text:a xlink:type="simple" xlink:href="https://static.ukrinform.com/photos/2023_04/thumb_files/630_360_1680869793-7404.jpeg" text:style-name="Internet_20_link" text:visited-style-name="Visited_20_Internet_20_Link">
630_360_16808...</text:a>
", "<text:a xlink:type="simple" xlink:href="https://static.ukrinform.com/photos/2023_04/thumb_files/630_360_1680869793-8356.jpeg" text:style-name="Internet_20_link" text:visited-style-name="Visited_20_Internet_20_Link">
630_360_16808...</text:a>
", "<text:a xlink:type="simple" xlink:href="https://static.ukrinform.com/photos/2023_04/thumb_files/630_360_1680869793-5466.jpeg" text:style-name="Internet_20_link" text:visited-style-name="Visited_20_Internet_20_Link">
630_360_16808...</text:a>
", "<text:a xlink:type="simple" xlink:href="https://static.ukrinform.com/photos/2023_04/thumb_files/630_360_1680869793-6104.jpeg" text:style-name="Internet_20_link" text:visited-style-name="Visited_20_Internet_20_Link">
630_360_16808...</text:a>
", "<text:a xlink:type="simple" xlink:href="https://static.ukrinform.com/photos/2023_04/thumb_files/630_360_1680869793-6910.jpeg" text:style-name="Internet_20_link" text:visited-style-name="Visited_20_Internet_20_Link">
630_360_16808...</text:a>
", "<text:a xlink:type="simple" xlink:href="https://static.ukrinform.com/photos/2023_04/thumb_files/630_360_1680869794-3640.jpeg" text:style-name="Internet_20_link" text:visited-style-name="Visited_20_Internet_20_Link">
630_360_16808...</text:a>
"]</text:p>
      <text:p text:style-name="P4">
Tags: ['Великдень', 'Вінниця', 'Виставка']</text:p>
      <text:p text:style-name="P4">
Type: Article</text:p>
      <!--METADATA-->
      <text:p text:style-name="P4">
<draw:frame draw:style-name="fr1" draw:name="Image53" text:anchor-type="as-char" svg:width="6.9236in" svg:height="3.956343in" draw:z-index="0">
<draw:image xlink:href="../Images/yкринформ/2023-04-07T15-20-00-03-00/630_360_1680869668-558.jpg" xlink:type="simple" xlink:show="embed" xlink:actuate="onLoad" draw:mime-type="image/jpeg"/>
</draw:frame>
 У Вінницівідкрилася обласна виставка народного мистецтва «Великодня писанка», на якійпредставлені роботи 68 майстрів.</text:p>
      <text:p text:style-name="P4">
Про це <text:a xlink:type="simple" xlink:href="https://vin.gov.ua/news/ostanni-novyny/54053-pid-chas-vistavki-velikodnya-pisanka-prezentuyut-200-robit-vid-68-majstriv-vinnichchini-natalya-zabolotna" text:style-name="Internet_20_link" text:visited-style-name="Visited_20_Internet_20_Link">
 </text:a>
 Вінницька ОВА, передає Укрінформ.</text:p>
      <text:p text:style-name="P4">
«На виставці «Великодня писанка» презентують 200 робіт від 68 майстрівВінниччини. Свої роботи презентують як відомі, так і ще зовсім молоді майстриі майстрині подільського писанкарства, але всі вони вражають своєюнеповторністю, колоритністю та якісним рівнем виконання представлених робіт»,- йдеться у повідомленні.</text:p>
      <text:p text:style-name="P4">
<draw:frame draw:style-name="fr1" draw:name="Image54" text:anchor-type="as-char" svg:width="6.9236in" svg:height="3.956343in" draw:z-index="0">
<draw:image xlink:href="../Images/yкринформ/2023-04-07T15-20-00-03-00/630_360_1680869793-7404.jpeg" xlink:type="simple" xlink:show="embed" xlink:actuate="onLoad" draw:mime-type="image/jpeg"/>
</draw:frame>
 УВінниці відкрилася виставка народного мистецтва «Великодня писанка» / Фото:Вінницька ОВА  <text:a xlink:type="simple" xlink:href="https://static.ukrinform.com/photos/2023_04/1680869793-7404.jpeg" text:style-name="Internet_20_link" text:visited-style-name="Visited_20_Internet_20_Link">
<draw:frame draw:style-name="fr1" draw:name="Image55" text:anchor-type="as-char" svg:width="6.9236in" svg:height="3.956343in" draw:z-index="0">
<draw:image xlink:href="../Images/yкринформ/2023-04-07T15-20-00-03-00/630_360_1680869793-7404.jpeg" xlink:type="simple" xlink:show="embed" xlink:actuate="onLoad" draw:mime-type="image/jpeg"/>
</draw:frame>
</text:a>
 <text:a xlink:type="simple" xlink:href="https://static.ukrinform.com/photos/2023_04/1680869793-8356.jpeg" text:style-name="Internet_20_link" text:visited-style-name="Visited_20_Internet_20_Link">
<draw:frame draw:style-name="fr1" draw:name="Image56" text:anchor-type="as-char" svg:width="6.9236in" svg:height="3.956343in" draw:z-index="0">
<draw:image xlink:href="../Images/yкринформ/2023-04-07T15-20-00-03-00/630_360_1680869793-8356.jpeg" xlink:type="simple" xlink:show="embed" xlink:actuate="onLoad" draw:mime-type="image/jpeg"/>
</draw:frame>
</text:a>
 <text:a xlink:type="simple" xlink:href="https://static.ukrinform.com/photos/2023_04/1680869793-5466.jpeg" text:style-name="Internet_20_link" text:visited-style-name="Visited_20_Internet_20_Link">
<draw:frame draw:style-name="fr1" draw:name="Image57" text:anchor-type="as-char" svg:width="6.9236in" svg:height="3.956343in" draw:z-index="0">
<draw:image xlink:href="../Images/yкринформ/2023-04-07T15-20-00-03-00/630_360_1680869793-5466.jpeg" xlink:type="simple" xlink:show="embed" xlink:actuate="onLoad" draw:mime-type="image/jpeg"/>
</draw:frame>
</text:a>
 <text:a xlink:type="simple" xlink:href="https://static.ukrinform.com/photos/2023_04/1680869793-6104.jpeg" text:style-name="Internet_20_link" text:visited-style-name="Visited_20_Internet_20_Link">
<draw:frame draw:style-name="fr1" draw:name="Image58" text:anchor-type="as-char" svg:width="6.9236in" svg:height="3.956343in" draw:z-index="0">
<draw:image xlink:href="../Images/yкринформ/2023-04-07T15-20-00-03-00/630_360_1680869793-6104.jpeg" xlink:type="simple" xlink:show="embed" xlink:actuate="onLoad" draw:mime-type="image/jpeg"/>
</draw:frame>
</text:a>
 <text:a xlink:type="simple" xlink:href="https://static.ukrinform.com/photos/2023_04/1680869793-6910.jpeg" text:style-name="Internet_20_link" text:visited-style-name="Visited_20_Internet_20_Link">
<draw:frame draw:style-name="fr1" draw:name="Image59" text:anchor-type="as-char" svg:width="6.9236in" svg:height="3.956343in" draw:z-index="0">
<draw:image xlink:href="../Images/yкринформ/2023-04-07T15-20-00-03-00/630_360_1680869793-6910.jpeg" xlink:type="simple" xlink:show="embed" xlink:actuate="onLoad" draw:mime-type="image/jpeg"/>
</draw:frame>
</text:a>
 <text:a xlink:type="simple" xlink:href="https://static.ukrinform.com/photos/2023_04/1680869794-3640.jpeg" text:style-name="Internet_20_link" text:visited-style-name="Visited_20_Internet_20_Link">
<draw:frame draw:style-name="fr1" draw:name="Image60" text:anchor-type="as-char" svg:width="6.9236in" svg:height="3.956343in" draw:z-index="0">
<draw:image xlink:href="../Images/yкринформ/2023-04-07T15-20-00-03-00/630_360_1680869794-3640.jpeg" xlink:type="simple" xlink:show="embed" xlink:actuate="onLoad" draw:mime-type="image/jpeg"/>
</draw:frame>
</text:a>
</text:p>
      <text:p text:style-name="P4">
Зазначається, що <text:a xlink:type="simple" xlink:href="https://www.ukrinform.ua/tag-vistavka" text:style-name="Internet_20_link" text:visited-style-name="Visited_20_Internet_20_Link">
 </text:a>
 народногомистецтва «Великодня писанка» проводиться обласним центром народної творчостівже 23 роки поспіль. Цьогоріч в експозиції представлені зразки традиційноїписанки, а також писанки керамічні, дряпанки, мальованки та писанковікомпозиції.</text:p>
      <text:p text:style-name="P4">
<text:span text:style-name="T4">
Читайте також:</text:span>
 <text:a xlink:type="simple" xlink:href="https://www.ukrinform.ua/rubric-culture/3692070-u-kropivnickomu-provodat-vistavku-pisanok-u-solomah-specpriznacenciv.html" text:style-name="Internet_20_link" text:visited-style-name="Visited_20_Internet_20_Link">
 </text:a>
</text:p>
      <text:p text:style-name="P4">
Довершують атмосферність виставки картини, вишивки, вироби по дереву,керамічні вироби та ляльки-мотанки на великодню тематику.</text:p>
      <text:p text:style-name="P4">
Побачити представлені на виставці експонати можна до 24 квітня у Вінницькомуобласному центрі народної творчості.</text:p>
      <text:p text:style-name="P4">
Як повідомлялося, в Івано-Франківську художник Богдан Макаренко <text:a xlink:type="simple" xlink:href="https://www.ukrinform.ua/rubric-culture/3692572-u-frankivsku-hudoznik-bogdan-makarenko-vidkriv-blagodijnu-vistavku-sob-dopomogti-zsu.html" text:style-name="Internet_20_link" text:visited-style-name="Visited_20_Internet_20_Link">
</text:a>
 .</text:p>
      <text:p text:style-name="P4">
<text:span text:style-name="T5">
Фото: Вінницька ОВА</text:span>
</text:p>
      <text:p text:style-name="P4">
Source: <text:a xlink:type="simple" xlink:href="https://www.ukrinform.ua/rubric-culture/3692923-u-vinnici-vidkrilasa-vistavka-narodnogo-mistectva-velikodna-pisanka.html" text:style-name="Internet_20_link" text:visited-style-name="Visited_20_Internet_20_Link">
https://www.ukrinform.ua/rubric-culture/3692923-u-vinnici-vidkrilasa-vistavka-narodnogo-mistectva-velikodna-pisanka.html</text:a>
</text:p>
      <!--NEWS-->
      <text:h text:style-name="P10" text:outline-level="1">
<text:span text:style-name="T4">
Уряд погодив призначення Руслана Кравченка головою Київської ОДА</text:span>
</text:h>
      <text:p text:style-name="P4">
Authors: Ukrinform (Person)</text:p>
      <text:p text:style-name="P4">
Publisher: Укринформ (Organization)</text:p>
      <text:p text:style-name="P4">
Published Time: 2023-04-07T15:21:00+03:00</text:p>
      <text:p text:style-name="P4">
Modified Time: 2023-04-07T15:21:00+03:00</text:p>
      <text:p text:style-name="P4">
Description: Кабінет Міністрів погодив призначення Руслана Кравченка головою Київської обласної державної адміністрації. — Укрінформ.</text:p>
      <text:p text:style-name="P4">
Images: ["<text:a xlink:type="simple" xlink:href="https://static.ukrinform.com/photos/2023_04/thumb_files/630_360_1680884733-301.jpg" text:style-name="Internet_20_link" text:visited-style-name="Visited_20_Internet_20_Link">
630_360_16808...</text:a>
"]</text:p>
      <text:p text:style-name="P4">
Tags: ['Кабмін', 'Призначення', 'Уряд']</text:p>
      <text:p text:style-name="P4">
Type: Article</text:p>
      <!--METADATA-->
      <text:p text:style-name="P4">
<draw:frame draw:style-name="fr1" draw:name="Image61" text:anchor-type="as-char" svg:width="6.9236in" svg:height="3.956343in" draw:z-index="0">
<draw:image xlink:href="../Images/yкринформ/2023-04-07T15-21-00-03-00/630_360_1680884733-301.jpg" xlink:type="simple" xlink:show="embed" xlink:actuate="onLoad" draw:mime-type="image/jpeg"/>
</draw:frame>
 КабінетМіністрів погодив призначення Руслана Кравченка головою Київської обласноїдержавної адміністрації.</text:p>
      <text:p text:style-name="P4">
Про це повідомив у <text:a xlink:type="simple" xlink:href="https://t.me/tmelnychuk/2032" text:style-name="Internet_20_link" text:visited-style-name="Visited_20_Internet_20_Link">
 </text:a>
 постійний представникКабміну у Верховній Раді Тарас Мельничук, передає Укрінформ.</text:p>
      <text:p text:style-name="P4">
«Погоджено призначення Кравченка Руслана Андрійовича головою Київськоїобласної державної адміністрації», - йдеться у повідомленні.</text:p>
      <text:p text:style-name="P4">
Уряд також погодив призначення Ірини Грицай заступником головиДніпропетровської обласної державної адміністрації.</text:p>
      <text:p text:style-name="P4">
Крім того, <text:a xlink:type="simple" xlink:href="https://www.ukrinform.ua/tag-kabmin" text:style-name="Internet_20_link" text:visited-style-name="Visited_20_Internet_20_Link">
 </text:a>
 звільнив Максима Ярмистогоз посади першого заступника голови Українського інституту національної пам’ятіта одразу призначив його державним секретарем Міністерства освіти і наукиУкраїни.</text:p>
      <text:p text:style-name="P4">
<text:span text:style-name="T4">
Читайте також:</text:span>
 <text:a xlink:type="simple" xlink:href="https://www.ukrinform.ua/rubric-regions/3692987-zelenskij-priznaciv-ocilnikiv-troh-vijskovih-administracij-na-lugansini.html" text:style-name="Internet_20_link" text:visited-style-name="Visited_20_Internet_20_Link">
 <text:span text:style-name="T4">
признач</text:span>
 </text:a>
</text:p>
      <text:p text:style-name="P4">
Погоджено також звільнення: Олександра Гомона з посади голови Обухівськоїрайонної державної адміністрації Київської області, Юрія Волкова - з посадиголови Фастівської районної державної адміністрації Київської області.</text:p>
      <text:p text:style-name="P4">
Як повідомлялося, раніше Київську ОДА очолював Олексій Кулеба, якогонаприкінці січня було призначено заступником керівника Офісу Президента.</text:p>
      <text:p text:style-name="P4">
Руслан Кравченко обіймає посаду керівника Бучанської окружної прокуратуриКиївської області.</text:p>
      <text:p text:style-name="P4">
Згідно зі статтею 118 Конституції України, голови місцевих державнихадміністрацій призначаються на посаду і звільняються з посади ПрезидентомУкраїни за поданням Кабінету Міністрів.</text:p>
      <text:p text:style-name="P4">
<text:span text:style-name="T5">
Фото з сайту LIGA.net</text:span>
</text:p>
      <text:p text:style-name="P4">
Source: <text:a xlink:type="simple" xlink:href="https://www.ukrinform.ua/rubric-regions/3693039-urad-pogodiv-priznacenna-ruslana-kravcenka-golovou-kiivskoi-oda.html" text:style-name="Internet_20_link" text:visited-style-name="Visited_20_Internet_20_Link">
https://www.ukrinform.ua/rubric-regions/3693039-urad-pogodiv-priznacenna-ruslana-kravcenka-golovou-kiivskoi-oda.html</text:a>
</text:p>
      <!--NEWS-->
      <text:h text:style-name="P10" text:outline-level="1">
<text:span text:style-name="T4">
Пограбування келії намісника Лаври від ПЦУ: поліція Києва перевіряє інформацію</text:span>
</text:h>
      <text:p text:style-name="P4">
Authors: Ukrinform (Person)</text:p>
      <text:p text:style-name="P4">
Publisher: Укринформ (Organization)</text:p>
      <text:p text:style-name="P4">
Published Time: 2023-04-07T15:25:00+03:00</text:p>
      <text:p text:style-name="P4">
Modified Time: 2023-04-07T15:25:00+03:00</text:p>
      <text:p text:style-name="P4">
Description: Столична поліція перевіряє інформацію про пограбування келії, де проживав новий намісник Києво-Печерської лаври від Православної церкви України архімандрит Авраамій (Лотиш). — Укрінформ.</text:p>
      <text:p text:style-name="P4">
Images: ["<text:a xlink:type="simple" xlink:href="https://static.ukrinform.com/photos/2023_03/thumb_files/630_360_1677825304-294.jpg" text:style-name="Internet_20_link" text:visited-style-name="Visited_20_Internet_20_Link">
630_360_16778...</text:a>
"]</text:p>
      <text:p text:style-name="P4">
Tags: ['Пограбування', 'Київська Лавра', 'Православна церква України']</text:p>
      <text:p text:style-name="P4">
Type: Article</text:p>
      <!--METADATA-->
      <text:p text:style-name="P4">
<draw:frame draw:style-name="fr1" draw:name="Image62" text:anchor-type="as-char" svg:width="6.9236in" svg:height="3.956343in" draw:z-index="0">
<draw:image xlink:href="../Images/yкринформ/2023-04-07T15-25-00-03-00/630_360_1677825304-294.jpg" xlink:type="simple" xlink:show="embed" xlink:actuate="onLoad" draw:mime-type="image/jpeg"/>
</draw:frame>
 Столичнаполіція перевіряє інформацію про пограбування келії, де проживав новийнамісник Києво-Печерської лаври від Православної церкви України архімандритАвраамій (Лотиш).</text:p>
      <text:p text:style-name="P4">
Про це у коментарі Укрінформу сказала речниця поліції Києва Юлія Гірдвіліс.</text:p>
      <text:p text:style-name="P4">
«Ми перевіряємо цю інформацію», - зазначила вона.</text:p>
      <text:p text:style-name="P4">
Раніше у ЗМІ з’явилася інформація, що на території <text:a xlink:type="simple" xlink:href="https://www.ukrinform.ua/tag-kiivska-lavra" text:style-name="Internet_20_link" text:visited-style-name="Visited_20_Internet_20_Link">
</text:a>
 пограбували келію, де проживавархімандрит Авраамій (Лотиш), який виконує обов'язки намісника Києво-Печерської лаври від ПЦУ.</text:p>
      <text:p text:style-name="P4">
<text:span text:style-name="T4">
Читайте також:</text:span>
 <text:a xlink:type="simple" xlink:href="https://www.ukrinform.ua/rubric-regions/3691464-sbu-vikrila-kolisnogo-nastoatela-hramu-izumskoi-eparhii-upc-mp-akij-osvacuvav-koloni-okupantiv.html" text:style-name="Internet_20_link" text:visited-style-name="Visited_20_Internet_20_Link">
 </text:a>
</text:p>
      <text:p text:style-name="P4">
Як повідомлялося, 29 березня Предстоятель Православної церкви України,митрополит Епіфаній призначив архімандрита Авраамія (Лотиша) виконуватиобов’язки намісника Свято-Успенської Києво-Печерської лаври у складіПравославної церкви України.</text:p>
      <text:p text:style-name="P4">
Source: <text:a xlink:type="simple" xlink:href="https://www.ukrinform.ua/rubric-society/3692926-pograbuvanna-kelii-namisnika-lavri-vid-pcu-policia-kieva-perevirae-informaciu.html" text:style-name="Internet_20_link" text:visited-style-name="Visited_20_Internet_20_Link">
https://www.ukrinform.ua/rubric-society/3692926-pograbuvanna-kelii-namisnika-lavri-vid-pcu-policia-kieva-perevirae-informaciu.html</text:a>
</text:p>
      <!--NEWS-->
      <text:h text:style-name="P10" text:outline-level="1">
<text:span text:style-name="T4">
Окупанти на Херсонщині грабують аграріїв, які відмовляються працювати за законами рф - Хлань</text:span>
</text:h>
      <text:p text:style-name="P4">
Authors: Ukrinform (Person)</text:p>
      <text:p text:style-name="P4">
Publisher: Укринформ (Organization)</text:p>
      <text:p text:style-name="P4">
Published Time: 2023-04-07T15:28:23+03:00</text:p>
      <text:p text:style-name="P4">
Modified Time: 2023-04-07T15:28:23+03:00</text:p>
      <text:p text:style-name="P4">
Description: На загарбаній території Херсонщини триває тотальне пограбування аграріїв, які відмовляються перереєстровуватися та працювати за російським законодавством. — Укрінформ.</text:p>
      <text:p text:style-name="P4">
Images: ["<text:a xlink:type="simple" xlink:href="https://static.ukrinform.com/photos/2023_04/thumb_files/630_360_1680860837-224.jpg" text:style-name="Internet_20_link" text:visited-style-name="Visited_20_Internet_20_Link">
630_360_16808...</text:a>
"]</text:p>
      <text:p text:style-name="P4">
Tags: ['Херсонщина', 'Аграрії', 'Війна з росією']</text:p>
      <text:p text:style-name="P4">
Type: Article</text:p>
      <!--METADATA-->
      <text:p text:style-name="P4">
<draw:frame draw:style-name="fr1" draw:name="Image63" text:anchor-type="as-char" svg:width="6.9236in" svg:height="3.956343in" draw:z-index="0">
<draw:image xlink:href="../Images/yкринформ/2023-04-07T15-28-23-03-00/630_360_1680860837-224.jpg" xlink:type="simple" xlink:show="embed" xlink:actuate="onLoad" draw:mime-type="image/jpeg"/>
</draw:frame>
 Назагарбаній території Херсонщини триває тотальне пограбування аграріїв, яківідмовляються перереєстровуватися та працювати за російським законодавством.</text:p>
      <text:p text:style-name="P4">
Про це на брифінгу в Медіацентрі Україна - Укрінформ повідомив депутатХерсонської обласної ради Сергій Хлань.</text:p>
      <text:p text:style-name="P4">
«Окупанти тиснуть на тих аграріїв, які залишилися в окупації… Працювати можутьлише ті підприємства, які перереєструвалися за російським законодавством. Є,дійсно, частина таких підприємств, які перереєструвалися, і вони на сьогодніведуть весняно-польові роботи, ведуть свою діяльність», - сказав Хлань.</text:p>
      <text:p text:style-name="P4">
<text:span text:style-name="T4">
Читайте також:</text:span>
 <text:a xlink:type="simple" xlink:href="https://www.ukrinform.ua/rubric-regions/3692903-na-zahoplenij-teritorii-hersonsini-trivaut-deportacia-ta-obsuki.html" text:style-name="Internet_20_link" text:visited-style-name="Visited_20_Internet_20_Link">
 </text:a>
</text:p>
      <text:p text:style-name="P4">
Ті ж підприємства, які не перереєструвалися, ворог «націоналізує», фактично -викрадає їх у законних власників. Зараз відбувається перерозподіл такихпідприємств серед тих, хто перереєструвався, заявив депутат.</text:p>
      <text:p text:style-name="P4">
Він підкреслив, що відбувається тотальне пограбування.</text:p>
      <text:p text:style-name="P4">
Хлань також підтвердив, що загарбники «націоналізували» підприємство міськогоголови Херсона Ігоря Колихаєва, якого затримали торік улітку, і досі йогомісцеперебування достеменно невідоме.</text:p>
      <text:p text:style-name="P4">
<text:span text:style-name="T4">
Читайте також:</text:span>
 <text:a xlink:type="simple" xlink:href="https://www.ukrinform.ua/rubric-regions/3692844-blizko-120-ludej-sodenno-evakuuut-iz-hersona-hlan.html" text:style-name="Internet_20_link" text:visited-style-name="Visited_20_Internet_20_Link">
 <text:span text:style-name="T4">
Хлань</text:span>
 </text:a>
</text:p>
      <text:p text:style-name="P4">
Як повідомляв Укрінформ, про з <text:a xlink:type="simple" xlink:href="https://www.ukrinform.ua/rubric-regions/3594995-ridni-mera-hersona-dumaut-so-vin-dosi-v-misti-cotiri-misaci-z-kolihaevom-nemae-zvazku.html" text:style-name="Internet_20_link" text:visited-style-name="Visited_20_Internet_20_Link">
 </text:a>
 .</text:p>
      <text:p text:style-name="P4">
Source: <text:a xlink:type="simple" xlink:href="https://www.ukrinform.ua/rubric-regions/3692927-okupanti-na-hersonsini-grabuut-agrariiv-aki-vidmovlautsa-pracuvati-za-zakonami-rf-hlan.html" text:style-name="Internet_20_link" text:visited-style-name="Visited_20_Internet_20_Link">
https://www.ukrinform.ua/rubric-regions/3692927-okupanti-na-hersonsini-grabuut-agrariiv-aki-vidmovlautsa-pracuvati-za-zakonami-rf-hlan.html</text:a>
</text:p>
      <!--NEWS-->
      <text:h text:style-name="P10" text:outline-level="1">
<text:span text:style-name="T4">
На Одещині призначили нового керівника поліції</text:span>
</text:h>
      <text:p text:style-name="P4">
Authors: Ukrinform (Person)</text:p>
      <text:p text:style-name="P4">
Publisher: Укринформ (Organization)</text:p>
      <text:p text:style-name="P4">
Published Time: 2023-04-07T15:31:17+03:00</text:p>
      <text:p text:style-name="P4">
Modified Time: 2023-04-07T15:31:17+03:00</text:p>
      <text:p text:style-name="P4">
Description: Полковника Івана Жука призначено тимчасовим виконувачем обов'язків начальника Головного управління Національної поліції в Одеській області. — Укрінформ.</text:p>
      <text:p text:style-name="P4">
Images: ["<text:a xlink:type="simple" xlink:href="https://static.ukrinform.com/photos/2023_04/thumb_files/630_360_1680870664-532.jpg" text:style-name="Internet_20_link" text:visited-style-name="Visited_20_Internet_20_Link">
630_360_16808...</text:a>
"]</text:p>
      <text:p text:style-name="P4">
Tags: ['Одещина', 'Поліція', 'Призначення']</text:p>
      <text:p text:style-name="P4">
Type: Article</text:p>
      <!--METADATA-->
      <text:p text:style-name="P4">
<draw:frame draw:style-name="fr1" draw:name="Image64" text:anchor-type="as-char" svg:width="6.9236in" svg:height="3.956343in" draw:z-index="0">
<draw:image xlink:href="../Images/yкринформ/2023-04-07T15-31-17-03-00/630_360_1680870664-532.jpg" xlink:type="simple" xlink:show="embed" xlink:actuate="onLoad" draw:mime-type="image/jpeg"/>
</draw:frame>
 ПолковникаІвана Жука призначено тимчасовим виконувачем обов'язків начальника Головногоуправління Національної поліції в Одеській області.</text:p>
      <text:p text:style-name="P4">
Про це повідомили у <text:a xlink:type="simple" xlink:href="https://od.npu.gov.ua/news/v-odesi-pryznachyly-novoho-kerivnyka-holovnoho-upravlinnia-natsionalnoi-politsii-oblasti" text:style-name="Internet_20_link" text:visited-style-name="Visited_20_Internet_20_Link">
 </text:a>
 передаєУкрінформ.</text:p>
      <text:p text:style-name="P4">
«Начальник Департаменту кадрового забезпечення Національної поліції Україниполковник поліції Сергій Кобець представив особовому складу поліції Одещинитимчасового виконувача обов’язків начальника Головного управління Національноїполіції в Одеській області - полковника поліції Івана Жука», - йдеться вповідомленні.</text:p>
      <text:p text:style-name="P4">
Зазначається, що Жук працював у підрозділах апарату Головного управлінняНацполіції в Миколаївській області, також обіймав кілька керівних посад утериторіальних підрозділах поліції Миколаївської та Полтавській областях. Досьогодні був начальником Солом’янського районного управління ГУНП у містіКиєві.</text:p>
      <text:p text:style-name="P4">
<text:span text:style-name="T4">
Читайте також:</text:span>
 <text:a xlink:type="simple" xlink:href="https://www.ukrinform.ua/rubric-regions/3692895-zelenskij-utvoriv-19-vijskovih-administracij-u-zaporizkij-oblasti.html" text:style-name="Internet_20_link" text:visited-style-name="Visited_20_Internet_20_Link">
 </text:a>
</text:p>
      <text:p text:style-name="P4">
До Івана Жука поліцію Одещини із серпня 2021 року очолював Микола Семенишин.</text:p>
      <text:p text:style-name="P4">
Як повідомлялося, управління патрульної поліції Києва очолив <text:a xlink:type="simple" xlink:href="https://www.ukrinform.ua/rubric-kyiv/3689177-patrulnu-policiu-kieva-ocoliv-aroslav-kurbakov.html" text:style-name="Internet_20_link" text:visited-style-name="Visited_20_Internet_20_Link">
</text:a>
</text:p>
      <text:p text:style-name="P4">
Source: <text:a xlink:type="simple" xlink:href="https://www.ukrinform.ua/rubric-regions/3692929-na-odesini-priznacili-novogo-kerivnika-policii.html" text:style-name="Internet_20_link" text:visited-style-name="Visited_20_Internet_20_Link">
https://www.ukrinform.ua/rubric-regions/3692929-na-odesini-priznacili-novogo-kerivnika-policii.html</text:a>
</text:p>
      <!--NEWS-->
      <text:h text:style-name="P10" text:outline-level="1">
<text:span text:style-name="T4">
Франківські депутати вимагають заборонити діяльність УПЦ МП</text:span>
</text:h>
      <text:p text:style-name="P4">
Authors: Ukrinform (Person)</text:p>
      <text:p text:style-name="P4">
Publisher: Укринформ (Organization)</text:p>
      <text:p text:style-name="P4">
Published Time: 2023-04-07T15:34:00+03:00</text:p>
      <text:p text:style-name="P4">
Modified Time: 2023-04-07T15:34:00+03:00</text:p>
      <text:p text:style-name="P4">
Description: Депутати Івано-Франківської міської ради вимагають у Президента та Верховної Ради України заборонити діяльність УПЦ МП. — Укрінформ.</text:p>
      <text:p text:style-name="P4">
Images: ["<text:a xlink:type="simple" xlink:href="https://static.ukrinform.com/photos/2023_04/thumb_files/630_360_1680620828-572.jpg" text:style-name="Internet_20_link" text:visited-style-name="Visited_20_Internet_20_Link">
630_360_16806...</text:a>
"]</text:p>
      <text:p text:style-name="P4">
Tags: ['Депутат', 'Івано-Франківськ', 'УПЦ МП', 'Заборона']</text:p>
      <text:p text:style-name="P4">
Type: Article</text:p>
      <!--METADATA-->
      <text:p text:style-name="P4">
<draw:frame draw:style-name="fr1" draw:name="Image65" text:anchor-type="as-char" svg:width="6.9236in" svg:height="3.956343in" draw:z-index="0">
<draw:image xlink:href="../Images/yкринформ/2023-04-07T15-34-00-03-00/630_360_1680620828-572.jpg" xlink:type="simple" xlink:show="embed" xlink:actuate="onLoad" draw:mime-type="image/jpeg"/>
</draw:frame>
 ДепутатиІвано-Франківської міської ради вимагають у Президента та Верховної РадиУкраїни заборонити діяльність УПЦ МП.</text:p>
      <text:p text:style-name="P4">
Про звернення міської ради, яке ухвалили одноголосно, на своїй сторінці у <text:a xlink:type="simple" xlink:href="https://www.facebook.com/ruslan.martsinkiv/videos/786681709439663/" text:style-name="Internet_20_link" text:visited-style-name="Visited_20_Internet_20_Link">
</text:a>
повідомив Івано-Франківський міський голова Руслан Марцінків, передаєУкрінформ.</text:p>
      <text:p text:style-name="P4">
«Разом з депутатами звертаємось до Президента та Верховної Ради України звимогами: заборонити діяльність Української православної церкви московськогопатріархату на території України», - йдеться у зверненні депутатів.</text:p>
      <text:p text:style-name="P4">
_Відео:<text:a xlink:type="simple" xlink:href="https://www.facebook.com/watch/" text:style-name="Internet_20_link" text:visited-style-name="Visited_20_Internet_20_Link">
 </text:a>
 _</text:p>
      <text:p text:style-name="P4">
На їхнє переконання УПЦ МП так і не розірвала зв'язок з російською церквою, авідмова виконувати українське законодавство дозволяє їй здійснювати підривнудіяльність в Україні.</text:p>
      <text:p text:style-name="P4">
«Численні колаборанти в рясах не лише благословляли «визволителів» та активноз ними співпрацювали, але й здійснювали розвідувальну діяльність та сприялитерору проти українських націоналістів», - йдеться у зверненні депутатів.</text:p>
      <text:p text:style-name="P4">
Вони додають, що ці «рупори кремля» прикриваються вірними та побожністю.</text:p>
      <text:p text:style-name="P4">
Франківські депутати зауважили, що у ВР України є кілька законопроєктів щодозаборони <text:a xlink:type="simple" xlink:href="https://www.ukrinform.ua/tag-upc-mp" text:style-name="Internet_20_link" text:visited-style-name="Visited_20_Internet_20_Link">
 </text:a>
 і вони вимагали врегулюватице питання ще рік тому.</text:p>
      <text:p text:style-name="P4">
«Сподіваємось на вашу рішучість та безкомпромісність у розв'язанні цієїпроблеми», - зазначено у зверненні.</text:p>
      <text:p text:style-name="P4">
<text:span text:style-name="T4">
Читайте також:</text:span>
 <text:a xlink:type="simple" xlink:href="https://www.ukrinform.ua/rubric-regions/3691581-mer-frankivska-zaklikav-verhovnu-radu-zaboroniti-moskovskij-patriarhat.html" text:style-name="Internet_20_link" text:visited-style-name="Visited_20_Internet_20_Link">
 </text:a>
</text:p>
      <text:p text:style-name="P4">
Наразі, окрім заборони діяльності УПЦ МП, депутати вимагають у своємузверненні притягнути до відповідальності усіх представників цієї церкви, якіпринижували честь та гідність громадян України, завдавали їм тілеснихушкоджень та поширювали промосковські наративи й розпалювали ворожнечувсередині країни.</text:p>
      <text:p text:style-name="P4">
Також франківські депутати наполягають на поверненні українському народуСвято-Успенської Києво-Печерської лаври та Свято-Успенської Почаївської лаври.</text:p>
      <text:p text:style-name="P4">
Як повідомлялося, <text:a xlink:type="simple" xlink:href="https://www.ukrinform.ua/rubric-regions/3692292-na-zitomirsini-se-odna-parafia-upc-mp-perejsla-do-pcu.html" text:style-name="Internet_20_link" text:visited-style-name="Visited_20_Internet_20_Link">
 </text:a>
</text:p>
      <text:p text:style-name="P4">
Source: <text:a xlink:type="simple" xlink:href="https://www.ukrinform.ua/rubric-regions/3692934-frankivski-deputati-vimagaut-zaboroniti-dialnist-upc-mp.html" text:style-name="Internet_20_link" text:visited-style-name="Visited_20_Internet_20_Link">
https://www.ukrinform.ua/rubric-regions/3692934-frankivski-deputati-vimagaut-zaboroniti-dialnist-upc-mp.html</text:a>
</text:p>
      <!--NEWS-->
      <text:h text:style-name="P10" text:outline-level="1">
<text:span text:style-name="T4">
На Київщині відновили близько 85% пошкоджених об’єктів енергоінфраструктури</text:span>
</text:h>
      <text:p text:style-name="P4">
Authors: Ukrinform (Person)</text:p>
      <text:p text:style-name="P4">
Publisher: Укринформ (Organization)</text:p>
      <text:p text:style-name="P4">
Published Time: 2023-04-07T15:36:00+03:00</text:p>
      <text:p text:style-name="P4">
Modified Time: 2023-04-07T15:36:00+03:00</text:p>
      <text:p text:style-name="P4">
Description: У Київській області завдяки фахівцям теплопостачальних організацій та оператора систем розподілу (ОСР) відновлено близько 85% пошкоджених унаслідок ворожих обстрілів об’єктів енергетичної інфраструктури. — Укрінформ.</text:p>
      <text:p text:style-name="P4">
Images: ["<text:a xlink:type="simple" xlink:href="https://static.ukrinform.com/photos/2022_12/thumb_files/630_360_1671098433-923.jpg" text:style-name="Internet_20_link" text:visited-style-name="Visited_20_Internet_20_Link">
630_360_16710...</text:a>
", "<text:a xlink:type="simple" xlink:href="https://static.ukrinform.com/photos/2023_04/1680871238-830.jpg" text:style-name="Internet_20_link" text:visited-style-name="Visited_20_Internet_20_Link">
1680871238-83...</text:a>
", "<text:a xlink:type="simple" xlink:href="https://static.ukrinform.com/photos/2023_04/1680871255-363.jpg" text:style-name="Internet_20_link" text:visited-style-name="Visited_20_Internet_20_Link">
1680871255-36...</text:a>
", "<text:a xlink:type="simple" xlink:href="https://static.ukrinform.com/photos/2023_04/1680871223-740.jpeg" text:style-name="Internet_20_link" text:visited-style-name="Visited_20_Internet_20_Link">
1680871223-74...</text:a>
"]</text:p>
      <text:p text:style-name="P4">
Tags: ['Електроенергія', 'Енергетика', 'Київщина', 'Ремонт', 'обладнання']</text:p>
      <text:p text:style-name="P4">
Type: Article</text:p>
      <!--METADATA-->
      <text:p text:style-name="P4">
<draw:frame draw:style-name="fr1" draw:name="Image66" text:anchor-type="as-char" svg:width="6.9236in" svg:height="3.956343in" draw:z-index="0">
<draw:image xlink:href="../Images/yкринформ/2023-04-07T15-36-00-03-00/630_360_1671098433-923.jpg" xlink:type="simple" xlink:show="embed" xlink:actuate="onLoad" draw:mime-type="image/jpeg"/>
</draw:frame>
 УКиївській області завдяки фахівцям теплопостачальних організацій та операторасистем розподілу (ОСР) відновлено близько 85% пошкоджених унаслідок ворожихобстрілів об’єктів енергетичної інфраструктури.</text:p>
      <text:p text:style-name="P4">
Як передає Укрінформ, про це повідомляє <text:a xlink:type="simple" xlink:href="https://sies.gov.ua/news/vidnovlennia-enerhetychnoi-infrastruktury-kyivska-oblast" text:style-name="Internet_20_link" text:visited-style-name="Visited_20_Internet_20_Link">
</text:a>
</text:p>
      <text:p text:style-name="P4">
«Наразі в регіоні тривають активні відновлювальні та ремонтні роботи. Завдякифахівцям теплопостачальних організацій та оператора систем розподілу (ОСР) вобласті відновлено близько 85% пошкоджених об’єктів електроенергетичноїінфраструктури, а також майже всі котельні», – йдеться у повідомленні.</text:p>
      <text:p text:style-name="P4">
<draw:frame draw:style-name="fr1" draw:name="Image67" text:anchor-type="as-char" svg:width="6.297376in" svg:height="10.0in" draw:z-index="0">
<draw:image xlink:href="../Images/yкринформ/2023-04-07T15-36-00-03-00/1680871238-830.jpg" xlink:type="simple" xlink:show="embed" xlink:actuate="onLoad" draw:mime-type="image/jpeg"/>
</draw:frame>
</text:p>
      <text:p text:style-name="P4">
Зазначається, що на сьогодні представники Держенергонагляду в Київськійобласті взяли участь в огляді 879 пошкоджених об’єктів електричних мереж абоїх складових. За результатами оглядів оформлено 681 дефектний акт. Інші актизнаходяться на стадії погодження.</text:p>
      <text:p text:style-name="P4">
<text:span text:style-name="T4">
Читайте також:</text:span>
 <text:a xlink:type="simple" xlink:href="https://www.ukrinform.ua/rubric-economy/3692569-na-shodi-vidnovili-majze-400-kilometriv-visokovoltnih-linij-poskodzenih-atakami-rf-ukrenergo.html" text:style-name="Internet_20_link" text:visited-style-name="Visited_20_Internet_20_Link">
 <text:span text:style-name="T4">
високовольтних</text:span>
 </text:a>
</text:p>
      <text:p text:style-name="P4">
<draw:frame draw:style-name="fr1" draw:name="Image68" text:anchor-type="as-char" svg:width="6.9236in" svg:height="9.231467in" draw:z-index="0">
<draw:image xlink:href="../Images/yкринформ/2023-04-07T15-36-00-03-00/1680871255-363.jpg" xlink:type="simple" xlink:show="embed" xlink:actuate="onLoad" draw:mime-type="image/jpeg"/>
</draw:frame>
<draw:frame draw:style-name="fr1" draw:name="Image69" text:anchor-type="as-char" svg:width="6.9236in" svg:height="4.748396in" draw:z-index="0">
<draw:image xlink:href="../Images/yкринформ/2023-04-07T15-36-00-03-00/1680871223-740.jpeg" xlink:type="simple" xlink:show="embed" xlink:actuate="onLoad" draw:mime-type="image/jpeg"/>
</draw:frame>
</text:p>
      <text:p text:style-name="P4">
На постійній основі фахівці Держенергонагляду у Київській області берутьучасть у роботі комісій щодо оглядів пошкоджених об’єктів електричних мережабо їх складових.</text:p>
      <text:p text:style-name="P4">
«Також з метою підвищення якості та надійності функціонування тепловогоустаткування суб’єктів відносин у сфері теплопостачання під час проходженняопалювального періоду, Держенергонагляд здійснює моніторинг проходженняопалювального періоду соціально важливих закладів в області та надаєвідповідні рекомендації щодо усунення виявлених порушень вимог нормативнихдокументів у галузі електроенергетики та теплопостачання», – додали вінспекції.</text:p>
      <text:p text:style-name="P4">
Як повідомлялося, протягом останньої доби <text:a xlink:type="simple" xlink:href="https://www.ukrinform.ua/rubric-economy/3692740-energosistema-pracue-bez-obmezen-spozivaciv-iz-rezervom-potuznosti-minenergo.html" text:style-name="Internet_20_link" text:visited-style-name="Visited_20_Internet_20_Link">
 </text:a>
</text:p>
      <text:p text:style-name="P4">
<text:span text:style-name="T5">
Фото: Державна інспекція енергетичного нагляду України</text:span>
</text:p>
      <text:p text:style-name="P4">
Source: <text:a xlink:type="simple" xlink:href="https://www.ukrinform.ua/rubric-vidbudova/3692936-na-kiivsini-vidnovleno-blizko-85-poskodzenih-obektiv-energoinfrastrukturi.html" text:style-name="Internet_20_link" text:visited-style-name="Visited_20_Internet_20_Link">
https://www.ukrinform.ua/rubric-vidbudova/3692936-na-kiivsini-vidnovleno-blizko-85-poskodzenih-obektiv-energoinfrastrukturi.html</text:a>
</text:p>
      <!--NEWS-->
      <text:h text:style-name="P10" text:outline-level="1">
<text:span text:style-name="T4">
Уряд підтримав рішення застосувати секторальні санкції проти Сирії</text:span>
</text:h>
      <text:p text:style-name="P4">
Authors: Ukrinform (Person)</text:p>
      <text:p text:style-name="P4">
Publisher: Укринформ (Organization)</text:p>
      <text:p text:style-name="P4">
Published Time: 2023-04-07T15:36:54+03:00</text:p>
      <text:p text:style-name="P4">
Modified Time: 2023-04-07T15:36:54+03:00</text:p>
      <text:p text:style-name="P4">
Description: Кабінет Міністрів підтримав рішення внести на розгляд Ради національної безпеки та оборони пропозиції щодо застосування санкцій проти Сирії.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Санкції', 'Сирія']</text:p>
      <text:p text:style-name="P4">
Type: Article</text:p>
      <!--METADATA-->
      <text:p text:style-name="P4">
<draw:frame draw:style-name="fr1" draw:name="Image70" text:anchor-type="as-char" svg:width="6.9236in" svg:height="3.956343in" draw:z-index="0">
<draw:image xlink:href="../Images/yкринформ/2023-04-07T15-36-54-03-00/630_360_1678738628-217.jpg" xlink:type="simple" xlink:show="embed" xlink:actuate="onLoad" draw:mime-type="image/jpeg"/>
</draw:frame>
 КабінетМіністрів підтримав рішення внести на розгляд Ради національної безпеки таоборони пропозиції щодо застосування санкцій проти Сирії.</text:p>
      <text:p text:style-name="P4">
Як передає Укрінформ, про це повідомляє <text:a xlink:type="simple" xlink:href="https://www.me.gov.ua/News/Detail" text:style-name="Internet_20_link" text:visited-style-name="Visited_20_Internet_20_Link">
</text:a>
 .</text:p>
      <text:p text:style-name="P4">
Відповідне розпорядження ухвалене на засіданні уряду 7 квітня 2023 року.Попередньо пропозиції були розглянуті та рекомендовані до подання в РНБОУМіжвідомчою робочою групою з питань реалізації державної санкційної політикипід головуванням першого віцепрем’єр-міністра – міністра економіки ЮліїСвириденко.</text:p>
      <text:p text:style-name="P4">
<text:span text:style-name="T4">
Читайте також:</text:span>
 <text:a xlink:type="simple" xlink:href="https://www.ukrinform.ua/rubric-world/3691681-tureccina-iran-siria-ta-rf-domovlautsa-pro-zustric-na-rivni-ocilnikiv-mzs.html" text:style-name="Internet_20_link" text:visited-style-name="Visited_20_Internet_20_Link">
 <text:span text:style-name="T4">
Сирі</text:span>
 </text:a>
</text:p>
      <text:p text:style-name="P4">
«Участь сирійських суден у нелегальному вивезенні з окупованої територіїУкраїни зерна, «визнання» т.з. «днр» та «лнр», постачання росії зброї, яказастосовується в агресії проти України, всебічна підтримка керівництвом Сиріїрежиму путіна. Перелік недружніх кроків Сирійської Арабської Республіки щодоУкраїни можна продовжувати. Сьогодні Уряд запропонував фінальну жорстку, алеабсолютно адекватну відповідь на позицію Сирії – запровадження секторальнихсанкцій проти країни терміном на 50 років», - зазначила Свириденко.</text:p>
      <text:p text:style-name="P4">
Вона наголосила, що таким чином "питання економічних відносин з Сирією будезакрито й надовго".</text:p>
      <text:p text:style-name="P4">
Згідно з рішенням уряду, проти Сирії пропонується запровадити, зокрема,обмеження торговельних операцій у частині заборони експортно-імпортнихоперацій із резидентами Сирійської Арабської Республіки, операцій із переробкиіз підприємствами - резидентами САР, заборону на здійснення інвестицій вСирію, повне припинення транзиту ресурсів, польотів і перевезень резидентамиСАР територією України.</text:p>
      <text:p text:style-name="P4">
<text:span text:style-name="T4">
Читайте також:</text:span>
 <text:a xlink:type="simple" xlink:href="https://www.ukrinform.ua/rubric-economy/3688620-ukraina-rozrivae-z-sirieu-torgovelnu-ugodu-risenna-uradu.html" text:style-name="Internet_20_link" text:visited-style-name="Visited_20_Internet_20_Link">
 <text:span text:style-name="T4">
Сирі</text:span>
 </text:a>
</text:p>
      <text:p text:style-name="P4">
Також передбачається зупинення виконання економічних та фінансових зобов’язаньна користь резидентів САР, запобігання виведенню ними капіталів за межі нашоїдержави, заборона здійснення НБУ реєстрації міжнародної платіжної системи,оператором якої є резидент САР, зупинення обслуговування електронних платіжнихзасобів (включаючи перекази, здійснення розрахунків та видачу готівки),емітованих резидентами Сирійської Арабської Республіки.</text:p>
      <text:p text:style-name="P4">
Окрім цього, резидентам Сирійської Арабської Республіки забороняєтьсяпередавати технології, права на об’єкти права інтелектуальної власності. Аневійськовим суднам та військовим кораблям під прапором САР та забороняєтьсязаходити до територіального моря України, її внутрішніх вод, портів.</text:p>
      <text:p text:style-name="P4">
Запропоновані урядом санкції наберуть чинності після ухвалення відповідногорішення Радою національної безпеки та оборони, введення його в дію ПрезидентомУкраїни та затвердження постановою Верховної Ради України.</text:p>
      <text:p text:style-name="P4">
Як повідомляв Укрінформ, Кабінет Міністрів 28 березня 2023 року схваливзаконопроєкт про припинення дії міжурядової угоди між Україною та Сирією проторговельне, економічне і технічне співробітництво.</text:p>
      <text:p text:style-name="P4">
Source: <text:a xlink:type="simple" xlink:href="https://www.ukrinform.ua/rubric-economy/3692932-urad-pidtrimav-risenna-zastosuvati-sektoralni-sankcii-proti-sirii.html" text:style-name="Internet_20_link" text:visited-style-name="Visited_20_Internet_20_Link">
https://www.ukrinform.ua/rubric-economy/3692932-urad-pidtrimav-risenna-zastosuvati-sektoralni-sankcii-proti-sirii.html</text:a>
</text:p>
      <!--NEWS-->
      <text:h text:style-name="P10" text:outline-level="1">
<text:span text:style-name="T4">
Кабмін схвалив Стратегію держполітики щодо внутрішнього переміщення до 2025 року</text:span>
</text:h>
      <text:p text:style-name="P4">
Authors: Ukrinform (Person)</text:p>
      <text:p text:style-name="P4">
Publisher: Укринформ (Organization)</text:p>
      <text:p text:style-name="P4">
Published Time: 2023-04-07T15:43:22+03:00</text:p>
      <text:p text:style-name="P4">
Modified Time: 2023-04-07T15:43:22+03:00</text:p>
      <text:p text:style-name="P4">
Description: Кабінет Міністрів на засіданні у п'ятницю схвалив Стратегію державної політики щодо внутрішнього переміщення на період до 2025 року, а також відповідний операційний план. — Укрінформ.</text:p>
      <text:p text:style-name="P4">
Images: ["<text:a xlink:type="simple" xlink:href="https://static.ukrinform.com/photos/2022_06/thumb_files/630_360_1654614058-410.jpg" text:style-name="Internet_20_link" text:visited-style-name="Visited_20_Internet_20_Link">
630_360_16546...</text:a>
"]</text:p>
      <text:p text:style-name="P4">
Tags: ['Кабмін', 'Уряд', 'Мінреінтеграції']</text:p>
      <text:p text:style-name="P4">
Type: Article</text:p>
      <!--METADATA-->
      <text:p text:style-name="P4">
<draw:frame draw:style-name="fr1" draw:name="Image71" text:anchor-type="as-char" svg:width="6.9236in" svg:height="3.956343in" draw:z-index="0">
<draw:image xlink:href="../Images/yкринформ/2023-04-07T15-43-22-03-00/630_360_1654614058-410.jpg" xlink:type="simple" xlink:show="embed" xlink:actuate="onLoad" draw:mime-type="image/jpeg"/>
</draw:frame>
 КабінетМіністрів на засіданні у п'ятницю схвалив Стратегію державної політики щодовнутрішнього переміщення на період до 2025 року, а також відповіднийопераційний план.</text:p>
      <text:p text:style-name="P4">
Про це повідомляє Укрінформ із посиланням на <text:a xlink:type="simple" xlink:href="https://minre.gov.ua/2023/04/07/uryad-shvalyv-strategiyu-derzhavnoyi-polityky-shhodo-vnutrishnogo-peremishhennya-na-period-do-2025-roku/" text:style-name="Internet_20_link" text:visited-style-name="Visited_20_Internet_20_Link">
</text:a>
 .</text:p>
      <text:p text:style-name="P4">
«Державна політика щодо внутрішнього переміщення має формуватися комплексно.Зараз основну увагу маємо зосередити на адаптації та подальшій інтеграціївнутрішньо переміщених осіб у приймаючих громадах. Це і доступ до освітніхпослуг, і працевлаштування, і підтримка самозайнятості. Важливою складовою єнадання фахової психологічної допомоги», – наголосила віцепрем’єр-міністрІрина Верещук.</text:p>
      <text:p text:style-name="P4">
<text:span text:style-name="T4">
Читайте також:</text:span>
 <text:a xlink:type="simple" xlink:href="https://www.ukrinform.ua/rubric-economy/3692932-urad-pidtrimav-risenna-zastosuvati-sektoralni-sankcii-proti-sirii.html" text:style-name="Internet_20_link" text:visited-style-name="Visited_20_Internet_20_Link">
 <text:span text:style-name="T4">
Уряд</text:span>
 </text:a>
</text:p>
      <text:p text:style-name="P4">
Прийняття нової Стратегії – це реакція держави на виклики масового переміщеннянаселення, спричинені повномасштабною агресією рф. Нею передбачена державнапідтримка ВПО на всіх етапах – від евакуації, у процесі соціальної адаптаціїна новому місці й до моменту повернення до місця постійного проживання.</text:p>
      <text:p text:style-name="P4">
Документ розроблений Мінреінтеграції за підтримки Ради Європи. До йогонапрацювання також долучилися експерти міжнародних і громадських організацій,які опікуються захистом прав внутрішньо переміщених осіб.</text:p>
      <text:p text:style-name="P4">
Фото ілюстративне, КМУ</text:p>
      <text:p text:style-name="P4">
Source: <text:a xlink:type="simple" xlink:href="https://www.ukrinform.ua/rubric-society/3692935-kabmin-shvaliv-strategiu-derzpolitiki-sodo-vnutrisnogo-peremisenna-do-2025-roku.html" text:style-name="Internet_20_link" text:visited-style-name="Visited_20_Internet_20_Link">
https://www.ukrinform.ua/rubric-society/3692935-kabmin-shvaliv-strategiu-derzpolitiki-sodo-vnutrisnogo-peremisenna-do-2025-roku.html</text:a>
</text:p>
      <!--NEWS-->
      <text:h text:style-name="P10" text:outline-level="1">
<text:span text:style-name="T4">
На Прикарпатті три дні вирував циклон - подекуди намело до 25 сантиметрів снігу</text:span>
</text:h>
      <text:p text:style-name="P4">
Authors: Ukrinform (Person)</text:p>
      <text:p text:style-name="P4">
Publisher: Укринформ (Organization)</text:p>
      <text:p text:style-name="P4">
Published Time: 2023-04-07T15:49:51+03:00</text:p>
      <text:p text:style-name="P4">
Modified Time: 2023-04-07T15:49:51+03:00</text:p>
      <text:p text:style-name="P4">
Description: На Прикарпатті 5-7 квітня через снігопади дорожники працювали цілодобово. Для розчистки доріг були задіяні понад 100 одиниць техніки. — Укрінформ.</text:p>
      <text:p text:style-name="P4">
Images: ["<text:a xlink:type="simple" xlink:href="https://static.ukrinform.com/photos/2023_04/thumb_files/630_360_1680871677-531.jpg" text:style-name="Internet_20_link" text:visited-style-name="Visited_20_Internet_20_Link">
630_360_16808...</text:a>
"]</text:p>
      <text:p text:style-name="P4">
Tags: ['Дороги', 'Прикарпаття', 'Сніг', 'Негода']</text:p>
      <text:p text:style-name="P4">
Type: Article</text:p>
      <!--METADATA-->
      <text:p text:style-name="P4">
<draw:frame draw:style-name="fr1" draw:name="Image72" text:anchor-type="as-char" svg:width="6.9236in" svg:height="3.956343in" draw:z-index="0">
<draw:image xlink:href="../Images/yкринформ/2023-04-07T15-49-51-03-00/630_360_1680871677-531.jpg" xlink:type="simple" xlink:show="embed" xlink:actuate="onLoad" draw:mime-type="image/jpeg"/>
</draw:frame>
 НаПрикарпатті 5-7 квітня через снігопади дорожники працювали цілодобово. Длярозчистки доріг були задіяні понад 100 одиниць техніки.</text:p>
      <text:p text:style-name="P4">
Про це у <text:a xlink:type="simple" xlink:href="https://www.facebook.com/SvitlIana.Onyshchuk/posts/pfbid02PatLu9Kx72T4vy4ZPqonvJu7t6e3mMEcG4xVqArd74wGQCPo5YMTCVGQ9NSFTNj1l" text:style-name="Internet_20_link" text:visited-style-name="Visited_20_Internet_20_Link">
</text:a>
повідомила голова Івано-Франківської ОВА Світлана Онищук, передає Укрінформ.</text:p>
      <text:p text:style-name="P4">
«Потужний циклон 5-7 квітня вирував на всій території Прикарпаття. Товщинаснігового покриву сягала 15 см, подекуди й 25 см. Для розчищення від снігу тапроведення протиожеледної обробки було задіяно понад 100 одиниць техніки.Дорожники працювали цілодобово», - зазначила Онищук.</text:p>
      <text:p text:style-name="P4">
<text:span text:style-name="T4">
Читайте також:</text:span>
 <text:a xlink:type="simple" xlink:href="https://www.ukrinform.ua/rubric-regions/3692546-kvitnevij-snigopad-ak-na-bukovini-rozcisaut-dorogi.html" text:style-name="Internet_20_link" text:visited-style-name="Visited_20_Internet_20_Link">
 <text:span text:style-name="T4">
сніг</text:span>
 </text:a>
</text:p>
      <text:p text:style-name="P4">
За її інформацією, наразі проїзд дорогами державного та місцевого значенняІвано-Франківщини забезпечено.</text:p>
      <text:p text:style-name="P4">
Попри це, водіїв просять бути обережними, а пішоходів - обачними під час руху.Синоптики прогнозують на <text:a xlink:type="simple" xlink:href="https://www.ukrinform.ua/tag-prikarpatta" text:style-name="Internet_20_link" text:visited-style-name="Visited_20_Internet_20_Link">
 </text:a>
 кількадощових днів, а у гірській місцевості – сніг. Такі погодні умови можутьспричинити ожеледицю на дорогах.</text:p>
      <text:p text:style-name="P4">
За інформацією <text:a xlink:type="simple" xlink:href="https://www.facebook.com/frankivsk.police/videos/1179223552789068/" text:style-name="Internet_20_link" text:visited-style-name="Visited_20_Internet_20_Link">
</text:a>
правоохоронці посилено працювали на дорогах, щоб допомогти громадянам тавитягнути транспортні засоби зі снігових наметів.</text:p>
      <text:p text:style-name="P4">
<text:span text:style-name="T5">
Фото: соцмережі</text:span>
</text:p>
      <text:p text:style-name="P4">
Source: <text:a xlink:type="simple" xlink:href="https://www.ukrinform.ua/rubric-regions/3692939-na-prikarpatti-tri-dni-viruvav-ciklon-podekudi-namelo-do-25-santimetriv-snigu.html" text:style-name="Internet_20_link" text:visited-style-name="Visited_20_Internet_20_Link">
https://www.ukrinform.ua/rubric-regions/3692939-na-prikarpatti-tri-dni-viruvav-ciklon-podekudi-namelo-do-25-santimetriv-snigu.html</text:a>
</text:p>
      <!--NEWS-->
      <text:h text:style-name="P10" text:outline-level="1">
<text:span text:style-name="T4">
Сі Цзіньпін схиляв Макрона до «протистояння» зі США - Reuters</text:span>
</text:h>
      <text:p text:style-name="P4">
Authors: Ukrinform (Person)</text:p>
      <text:p text:style-name="P4">
Publisher: Укринформ (Organization)</text:p>
      <text:p text:style-name="P4">
Published Time: 2023-04-07T15:55:00+03:00</text:p>
      <text:p text:style-name="P4">
Modified Time: 2023-04-07T15:55:00+03:00</text:p>
      <text:p text:style-name="P4">
Description: Голова КНР Сі Цзіньпін під час зустрічі з президентом Франції Еммануелем Макроном схиляв його до "протистояння" зі США. — Укрінформ.</text:p>
      <text:p text:style-name="P4">
Images: ["<text:a xlink:type="simple" xlink:href="https://static.ukrinform.com/photos/2023_04/thumb_files/630_360_1680790821-903.jpg" text:style-name="Internet_20_link" text:visited-style-name="Visited_20_Internet_20_Link">
630_360_16807...</text:a>
"]</text:p>
      <text:p text:style-name="P4">
Tags: ['Макрон', 'Сі Цзіньпін', 'США', 'Війна з росією']</text:p>
      <text:p text:style-name="P4">
Type: Article</text:p>
      <!--METADATA-->
      <text:p text:style-name="P4">
<draw:frame draw:style-name="fr1" draw:name="Image73" text:anchor-type="as-char" svg:width="6.9236in" svg:height="3.956343in" draw:z-index="0">
<draw:image xlink:href="../Images/yкринформ/2023-04-07T15-55-00-03-00/630_360_1680790821-903.jpg" xlink:type="simple" xlink:show="embed" xlink:actuate="onLoad" draw:mime-type="image/jpeg"/>
</draw:frame>
 Голова КНРСі Цзіньпін під час зустрічі з президентом Франції Еммануелем Макроном схилявйого до "протистояння" зі США.</text:p>
      <text:p text:style-name="P4">
Про це повідомляє <text:a xlink:type="simple" xlink:href="https://www.reuters.com/world/with-lavish-treatment-macron-chinas-xi-woos-france-counter-us-2023-04-07/" text:style-name="Internet_20_link" text:visited-style-name="Visited_20_Internet_20_Link">
 </text:a>
 , передає Укрінформ.</text:p>
      <text:p text:style-name="P4">
Аналітики зазначають, що Пекін вважає Францію одним з імовірних союзників уЄвропі, і Макрону влаштували "розкішний прийом". Про це також свідчить меншаувага Китаю до візиту голови Єврокомісії Урсули фон дер Ляєн, яка прибуларазом із Макроном.</text:p>
      <text:p text:style-name="P4">
На думку аналітика з Rhodium Group Ноа Баркіна, головна мета Китаю полягає втому, щоб запобігти зближенню Європи зі Сполученими Штатами.</text:p>
      <text:p text:style-name="P4">
"У цьому сенсі Макрон є, мабуть, найважливішим партнером Пекіна в Європі", -сказав він.</text:p>
      <text:p text:style-name="P4">
Зазначається, що <text:a xlink:type="simple" xlink:href="https://www.ukrinform.ua/tag-makron" text:style-name="Internet_20_link" text:visited-style-name="Visited_20_Internet_20_Link">
 </text:a>
 не досягнув під часвізиту до Китаю своєї мети - Сі не змінив свою риторику щодо війни в Україніта підтримки росії.</text:p>
      <text:p text:style-name="P4">
<text:span text:style-name="T4">
Читайте також:</text:span>
 <text:a xlink:type="simple" xlink:href="https://www.ukrinform.ua/rubric-polytics/3692681-makronu-ne-vdalosa-perekonati-si-vimagati-vid-rosii-pripinenna-vijni-proti-ukraini.html" text:style-name="Internet_20_link" text:visited-style-name="Visited_20_Internet_20_Link">
 <text:span text:style-name="T4">
Макрон</text:span>
 </text:a>
</text:p>
      <text:p text:style-name="P4">
Згідно з даними Reuters, у США дипломатичні відносини Китаю з Францієюсприймаються зі скепсисом. Джерела видання зазначають, що Вашингтон поки щозайняв "вичікувальну позицію".</text:p>
      <text:p text:style-name="P4">
Як повідомлялося, голова КНР Сі Цзіньпін під час переговорів із президентомФранції Еммануелем Макроном <text:a xlink:type="simple" xlink:href="https://www.ukrinform.ua/rubric-polytics/3692545-makron-ta-si-domovilisa-napoleglivo-pracuvati-sob-priskoriti-zakincenna-vijni-zmi.html" text:style-name="Internet_20_link" text:visited-style-name="Visited_20_Internet_20_Link">
 </text:a>
</text:p>
      <text:p text:style-name="P4">
Фото: ЕРА</text:p>
      <text:p text:style-name="P4">
Source: <text:a xlink:type="simple" xlink:href="https://www.ukrinform.ua/rubric-world/3692943-si-czinpin-shilav-makrona-do-protistoanna-z-ssa-reuters.html" text:style-name="Internet_20_link" text:visited-style-name="Visited_20_Internet_20_Link">
https://www.ukrinform.ua/rubric-world/3692943-si-czinpin-shilav-makrona-do-protistoanna-z-ssa-reuters.html</text:a>
</text:p>
      <!--NEWS-->
      <text:h text:style-name="P10" text:outline-level="1">
<text:span text:style-name="T4">
У пункті пропуску «Порубне – Сірет» призупинили оформлення вантажівок через протести в Румунії</text:span>
</text:h>
      <text:p text:style-name="P4">
Authors: Ukrinform (Person)</text:p>
      <text:p text:style-name="P4">
Publisher: Укринформ (Organization)</text:p>
      <text:p text:style-name="P4">
Published Time: 2023-04-07T15:56:17+03:00</text:p>
      <text:p text:style-name="P4">
Modified Time: 2023-04-07T15:56:17+03:00</text:p>
      <text:p text:style-name="P4">
Description: У пункті пропуску “Порубне – Сірет” тимчасово припинилось оформлення вантажних автомобілів на виїзд з України через акції протесту в Румунії. — Укрінформ.</text:p>
      <text:p text:style-name="P4">
Images: ["<text:a xlink:type="simple" xlink:href="https://static.ukrinform.com/photos/2021_12/thumb_files/630_360_1639642063-323.jpg" text:style-name="Internet_20_link" text:visited-style-name="Visited_20_Internet_20_Link">
630_360_16396...</text:a>
"]</text:p>
      <text:p text:style-name="P4">
Tags: ['Прикордонники', 'Протест', 'Румунія']</text:p>
      <text:p text:style-name="P4">
Type: Article</text:p>
      <!--METADATA-->
      <text:p text:style-name="P4">
<draw:frame draw:style-name="fr1" draw:name="Image74" text:anchor-type="as-char" svg:width="6.9236in" svg:height="3.956343in" draw:z-index="0">
<draw:image xlink:href="../Images/yкринформ/2023-04-07T15-56-17-03-00/630_360_1639642063-323.jpg" xlink:type="simple" xlink:show="embed" xlink:actuate="onLoad" draw:mime-type="image/jpeg"/>
</draw:frame>
 У пунктіпропуску “Порубне – Сірет” тимчасово припинилось оформлення вантажнихавтомобілів на виїзд з України через акції протесту в Румунії.</text:p>
      <text:p text:style-name="P4">
Як передає Укрінформ, про це Державна прикордонна служба України повідомляє у<text:a xlink:type="simple" xlink:href="https://www.facebook.com/DPSUkraine/posts/pfbid02AqhjRdHBqEESQb3CqijT2TkqKJRJncJkYnHa3yUvLiitGSQJ2BuyQ3RmnooBuCSl" text:style-name="Internet_20_link" text:visited-style-name="Visited_20_Internet_20_Link">
</text:a>
</text:p>
      <text:p text:style-name="P4">
“До уваги громадян, які планують перетин кордону в пункті пропуску “Порубне –Сірет”. Через заплановані сьогодні акції <text:a xlink:type="simple" xlink:href="https://www.ukrinform.ua/tag-protest" text:style-name="Internet_20_link" text:visited-style-name="Visited_20_Internet_20_Link">
 </text:a>
 в різних регіонах Румунії можливе блокування доріг перед пунктомпропуску “Порубне – Сірет”. Це може уповільнити пропуск громадян татранспортних засобів в обох напрямках”, - ідеться в повідомленні.</text:p>
      <text:p text:style-name="P4">
Окрім того, в пункті пропуску “Порубне – Сірет” тимчасово припинено оформленнявантажних автомобілів на виїзд з України.</text:p>
      <text:p text:style-name="P4">
<text:span text:style-name="T4">
Читайте також:</text:span>
 <text:a xlink:type="simple" xlink:href="https://www.ukrinform.ua/rubric-economy/3691713-rumunia-vidilit-ukraini-800-tisac-cerez-mehanizmi-nato.html" text:style-name="Internet_20_link" text:visited-style-name="Visited_20_Internet_20_Link">
 <text:span text:style-name="T4">
Румунія</text:span>
 </text:a>
</text:p>
      <text:p text:style-name="P4">
В ДПСУ закликали громадян врахувати дану інформацію при плануванні поїздок абообрати інші пункти пропуску на кордоні з Румунією, найближчі з яких “Дяківці –Раковець” та “Красноїльськ – Вікову де Сус”.</text:p>
      <text:p text:style-name="P4">
Як повідомляв Укрінформ, 6 квітня Румунія у зв’язку з погіршенням погоднихумов <text:a xlink:type="simple" xlink:href="https://www.ukrinform.ua/rubric-regions/3692383-rumunia-cerez-negodu-prizupinila-propusk-vantazivok-na-kordoni-z-ukrainou.html" text:style-name="Internet_20_link" text:visited-style-name="Visited_20_Internet_20_Link">
 </text:a>
</text:p>
      <text:p text:style-name="P4">
Source: <text:a xlink:type="simple" xlink:href="https://www.ukrinform.ua/rubric-society/3692942-u-punkti-propusku-porubne-siret-prizupinili-oformlenna-vantazivok-cerez-protesti-v-rumunii.html" text:style-name="Internet_20_link" text:visited-style-name="Visited_20_Internet_20_Link">
https://www.ukrinform.ua/rubric-society/3692942-u-punkti-propusku-porubne-siret-prizupinili-oformlenna-vantazivok-cerez-protesti-v-rumunii.html</text:a>
</text:p>
      <!--NEWS-->
      <text:h text:style-name="P10" text:outline-level="1">
<text:span text:style-name="T4">
ГУР про витік «документів щодо контрнаступу» : росія проводить свої спецоперації у фотошопі</text:span>
</text:h>
      <text:p text:style-name="P4">
Authors: Ukrinform (Person)</text:p>
      <text:p text:style-name="P4">
Publisher: Укринформ (Organization)</text:p>
      <text:p text:style-name="P4">
Published Time: 2023-04-07T16:04:00+03:00</text:p>
      <text:p text:style-name="P4">
Modified Time: 2023-04-07T16:04:00+03:00</text:p>
      <text:p text:style-name="P4">
Description: Україна повинна дочекатися результатів розслідування Пентагону щодо начебто витоку секретних документів про контрнаступ в Україні, однак варто пам’ятати, що останні десятиліття найбільш успішні спецоперації російських спецслужб проходять у фотошопі. — Укрінформ.</text:p>
      <text:p text:style-name="P4">
Images: ["<text:a xlink:type="simple" xlink:href="https://static.ukrinform.com/photos/2022_03/thumb_files/630_360_1646152322-572.jpg" text:style-name="Internet_20_link" text:visited-style-name="Visited_20_Internet_20_Link">
630_360_16461...</text:a>
"]</text:p>
      <text:p text:style-name="P4">
Tags: ['Розвідка', 'росія', 'Війна з росією', 'Контрнаступ', 'Єдині новини']</text:p>
      <text:p text:style-name="P4">
Type: Article</text:p>
      <!--METADATA-->
      <text:p text:style-name="P4">
<draw:frame draw:style-name="fr1" draw:name="Image75" text:anchor-type="as-char" svg:width="6.9236in" svg:height="3.956343in" draw:z-index="0">
<draw:image xlink:href="../Images/yкринформ/2023-04-07T16-04-00-03-00/630_360_1646152322-572.jpg" xlink:type="simple" xlink:show="embed" xlink:actuate="onLoad" draw:mime-type="image/jpeg"/>
</draw:frame>
 Українаповинна дочекатися результатів розслідування Пентагону щодо начебто витокусекретних документів про контрнаступ в Україні, однак варто пам’ятати, щоостанні десятиліття найбільш успішні спецоперації російських спецслужбпроходять у фотошопі.</text:p>
      <text:p text:style-name="P4">
Як передає Укрінформ, про це в ефірі телемарафону «Єдині новини» повідомивпредставник Головного управління розвідки Міноборони Андрій Юсов, коментуючипитання начебто витоку інформації про контрнаступ України.</text:p>
      <text:p text:style-name="P4">
«Оскільки є інформація, що Пентагон проводить розслідування, то ми повинні відПентагону почути інформацію про це розслідування. Дуже важливо пам’ятати, щоостанні десятиліття найбільш успішні спецоперації російських спецслужбпроходять, власне, у фотошопі. Із попереднього аналізу цих матеріалів мибачимо там викривлені цифри по втратах з обох сторін, бачимо частинуінформації, явно зібраної з відкритих джерел. Якщо говорити про потребиукраїнської армії, то це ... багато і змістовно обговорювалось на всіх рівнях,зокрема офіційними особами. Ні для кого не секрет, що Україна ставила іставить питання і про авіацію, і про танки, про боєприпаси і багато іншихречей, які нам потрібні для швидшого звільнення окупованих територій, длязбереження життів українських військових і мирного населення», - зазначивЮсов.</text:p>
      <text:p text:style-name="P4">
<text:span text:style-name="T4">
Читайте також:</text:span>
 <text:a xlink:type="simple" xlink:href="https://www.ukrinform.ua/rubric-ato/3692631-gur-anonsue-rosianam-bagato-cikavogo-u-povitri-na-zemli-j-vodi.html" text:style-name="Internet_20_link" text:visited-style-name="Visited_20_Internet_20_Link">
 </text:a>
</text:p>
      <text:p text:style-name="P4">
Він наголосив, що українському суспільству точно не варто хвилюватися зприводу цієї ситуації. «Контрнаступ буде, і головні плани справді ворогпобачить і відчує на собі на полі бою», - запевнив представник розвідки.</text:p>
      <text:p text:style-name="P4">
Юсов нагадав, що рішення про контрнаступ ухвалюватиме вище військовекерівництво України, а коло людей, які поінформовані про плани наступу,максимально звужене.</text:p>
      <text:p text:style-name="P4">
Відповідаючи на запитання, навіщо <text:a xlink:type="simple" xlink:href="https://www.ukrinform.ua/tag-rosia" text:style-name="Internet_20_link" text:visited-style-name="Visited_20_Internet_20_Link">
 </text:a>
 булооприлюднювати документ, навіть якщо він був викрадений російськимиспецслужбами, Юсов зазначив: «Мова йде не лише про витік, це може бутисуцільно вигадана інформація. Сьогодні використовуються всі засоби йінструменти для того, щоб уповільнити або зірвати українських контрнаступ ізвільнення українських територій, для того, щоб уповільнити або зірватидопомогу міжнародної проукраїнської коаліції для українських Сил безпеки іоборони, і, звичайно, росія залишається потужним гравцем з чималим фінансовимресурсом, який може застосовувати і проводити різноманітні кампанії, ІПСО,дуже дороговартісні часом".</text:p>
      <text:p text:style-name="P4">
На його думку, для того щоб зірвати допомогу Україні, рф може підніматиставки, наприклад, займатись шантажем і розповідати, що в білорусь поставлятьядерну зброю, а вся зброя з України начебто крадеться і опиняється на чорнихринках.</text:p>
      <text:p text:style-name="P4">
Він запевнив, що незабаром громадськість дізнається відповіді на питання іщодо останньої інформації про секретні документи.</text:p>
      <text:p text:style-name="P4">
<text:span text:style-name="T4">
Читайте також:</text:span>
 <text:a xlink:type="simple" xlink:href="https://www.ukrinform.ua/rubric-crimea/3689562-deokupacia-krimu-rozvidka-retelno-analizue-dani-pro-riziki-pid-cas-zvilnenna-pivostrova.html" text:style-name="Internet_20_link" text:visited-style-name="Visited_20_Internet_20_Link">
 </text:a>
</text:p>
      <text:p text:style-name="P4">
«Чи ми маємо справу з витоком інформації, чи з банальним ІПСО, тобто фотошопом– це окрема історія, відповіді незабаром будуть», - наголосив Юсов.</text:p>
      <text:p text:style-name="P4">
Як повідомляв Укрінформ, видання <text:a xlink:type="simple" xlink:href="https://www.nytimes.com/2023/04/06/us/politics/ukraine-war-plan-russia.html" text:style-name="Internet_20_link" text:visited-style-name="Visited_20_Internet_20_Link">
</text:a>
, яке посилається на посадовців адміністрації президента Джо Байдена,повідомило, що Пентагон розслідує витік секретних документів у соцмережі, якістосуються планів США й НАТО щодо запланованого контрнаступу ЗСУ.Зазначається, що у Твіттері й Телеграмі нещодавно були розміщені фотографіїсхем очікуваного постачання зброї, чисельності військ та інших планів.Документ з грифом «цілком таємно» містить інформацію про ситуацію станом на 1березня. Інший документ подає перелік українських військових підрозділів,техніки та навчань з розкладом на січень-квітень.</text:p>
      <text:p text:style-name="P4">
Source: <text:a xlink:type="simple" xlink:href="https://www.ukrinform.ua/rubric-ato/3692948-gur-pro-vitik-sekretnih-dokumentiv-sodo-kontrnastupu-rosia-provodit-svoi-specoperacii-u-fotosopi.html" text:style-name="Internet_20_link" text:visited-style-name="Visited_20_Internet_20_Link">
https://www.ukrinform.ua/rubric-ato/3692948-gur-pro-vitik-sekretnih-dokumentiv-sodo-kontrnastupu-rosia-provodit-svoi-specoperacii-u-fotosopi.html</text:a>
</text:p>
      <!--NEWS-->
      <text:h text:style-name="P10" text:outline-level="1">
<text:span text:style-name="T4">
Уряд схвалив створення Центру гуманітарного розмінування</text:span>
</text:h>
      <text:p text:style-name="P4">
Authors: Ukrinform (Person)</text:p>
      <text:p text:style-name="P4">
Publisher: Укринформ (Organization)</text:p>
      <text:p text:style-name="P4">
Published Time: 2023-04-07T16:06:06+03:00</text:p>
      <text:p text:style-name="P4">
Modified Time: 2023-04-07T16:06:06+03:00</text:p>
      <text:p text:style-name="P4">
Description: Кабінет Міністрів погодив пропозицію ДСНС щодо утворення бюджетної установи «Центр гуманітарного розмінування».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Розмінування', 'Засідання']</text:p>
      <text:p text:style-name="P4">
Type: Article</text:p>
      <!--METADATA-->
      <text:p text:style-name="P4">
<draw:frame draw:style-name="fr1" draw:name="Image76" text:anchor-type="as-char" svg:width="6.9236in" svg:height="3.956343in" draw:z-index="0">
<draw:image xlink:href="../Images/yкринформ/2023-04-07T16-06-06-03-00/630_360_1659708198-453.jpg" xlink:type="simple" xlink:show="embed" xlink:actuate="onLoad" draw:mime-type="image/jpeg"/>
</draw:frame>
 КабінетМіністрів погодив пропозицію ДСНС щодо утворення бюджетної установи «Центргуманітарного розмінування».</text:p>
      <text:p text:style-name="P4">
Про це у <text:a xlink:type="simple" xlink:href="https://t.me/tmelnychuk/2030" text:style-name="Internet_20_link" text:visited-style-name="Visited_20_Internet_20_Link">
 </text:a>
 повідомив представник Кабміну уВерховній Раді Тарас Мельничук, передає Укрінформ.</text:p>
      <text:p text:style-name="P4">
«Погоджено пропозицію Державної служби з надзвичайних ситуацій щодо утвореннябюджетної установи «Центр гуманітарного розмінування», - написав він.</text:p>
      <text:p text:style-name="P4">
У <text:a xlink:type="simple" xlink:href="http://materialy.kmu.gov.ua/18048ee6/docs/dd021ade/Poyasnyuvalna_zapiska.pdf" text:style-name="Internet_20_link" text:visited-style-name="Visited_20_Internet_20_Link">
</text:a>
до проєкту розпорядження зазначається, що Центр гуманітарного розмінуванняпланується cтворити у системі ДСНС для розв’язання питань оптимізації системипланування, виконання та фінансування заходів з гуманітарного розмінування.</text:p>
      <text:p text:style-name="P4">
Штатна чисельність центру становитиме 25 осіб.</text:p>
      <text:p text:style-name="P4">
Очікується, що утворення Центру гуманітарного розмінування дозволить:удосконалити систему координації всіх суб’єктів, що виконують заходи згуманітарного розмінування на території України та організувати належнувзаємодію між донорами, що фінансують заходи з гуманітарного розмінування танадають міжнародну технічну допомогу, операторами протимінної діяльності іорганами місцевого самоврядування.</text:p>
      <text:p text:style-name="P4">
<text:span text:style-name="T4">
Читайте також:</text:span>
 <text:a xlink:type="simple" xlink:href="https://www.ukrinform.ua/rubric-ato/3692864-u-minoboroni-rozpovili-ak-mozna-prisvidsiti-rozminuvanna-teritorii-ukraini.html" text:style-name="Internet_20_link" text:visited-style-name="Visited_20_Internet_20_Link">
 <text:span text:style-name="T4">
розмінув</text:span>
 </text:a>
</text:p>
      <text:p text:style-name="P4">
Також передбачається, що створення цієї бюджетної установи сприятиме: розвиткута впровадженню новітніх технологій та методів розмінування, що покращитьякість та ефективність цього процесу; залученню недержавних інвестицій у сферугуманітарного розмінування в Україні; конкуренції в наданні послуг у сферігуманітарного розмінування операторами протимінної діяльності всіх формвласності.</text:p>
      <text:p text:style-name="P4">
Як повідомлялося, Міністерство з питань стратегічних галузей промисловостіУкраїни <text:a xlink:type="simple" xlink:href="https://www.ukrinform.ua/rubric-society/3691914-ukraina-vipuskatime-tehniku-ta-obladnanna-dla-gumanitarnogo-rozminuvanna.html" text:style-name="Internet_20_link" text:visited-style-name="Visited_20_Internet_20_Link">
 </text:a>
обладнання для гуманітарного розмінування.</text:p>
      <text:p text:style-name="P4">
Source: <text:a xlink:type="simple" xlink:href="https://www.ukrinform.ua/rubric-economy/3692945-urad-shvaliv-stvorenna-centru-gumanitarnogo-rozminuvanna.html" text:style-name="Internet_20_link" text:visited-style-name="Visited_20_Internet_20_Link">
https://www.ukrinform.ua/rubric-economy/3692945-urad-shvaliv-stvorenna-centru-gumanitarnogo-rozminuvanna.html</text:a>
</text:p>
      <!--NEWS-->
      <text:h text:style-name="P10" text:outline-level="1">
<text:span text:style-name="T4">
Уряд визначив порядок виплати грошової допомоги у разі загибелі або інвалідності волонтерів</text:span>
</text:h>
      <text:p text:style-name="P4">
Authors: Ukrinform (Person)</text:p>
      <text:p text:style-name="P4">
Publisher: Укринформ (Organization)</text:p>
      <text:p text:style-name="P4">
Published Time: 2023-04-07T16:08:27+03:00</text:p>
      <text:p text:style-name="P4">
Modified Time: 2023-04-07T16:08:27+03:00</text:p>
      <text:p text:style-name="P4">
Description: Кабінет Міністрів вніс зміни до порядку та умов виплати одноразової грошової допомоги у разі загибелі (смерті) або інвалідності внаслідок війни волонтера та членам їхніх родин. — Укрінформ.</text:p>
      <text:p text:style-name="P4">
Images: ["<text:a xlink:type="simple" xlink:href="https://static.ukrinform.com/photos/2022_11/thumb_files/630_360_1668611781-962.png" text:style-name="Internet_20_link" text:visited-style-name="Visited_20_Internet_20_Link">
630_360_16686...</text:a>
"]</text:p>
      <text:p text:style-name="P4">
Tags: ['Кабмін', 'Уряд', 'Волонтери']</text:p>
      <text:p text:style-name="P4">
Type: Article</text:p>
      <!--METADATA-->
      <text:p text:style-name="P4">
<draw:frame draw:style-name="fr1" draw:name="Image77" text:anchor-type="as-char" svg:width="6.9236in" svg:height="3.956343in" draw:z-index="0">
<draw:image xlink:href="../Images/yкринформ/2023-04-07T16-08-27-03-00/630_360_1668611781-962.png" xlink:type="simple" xlink:show="embed" xlink:actuate="onLoad" draw:mime-type="image/png"/>
</draw:frame>
 КабінетМіністрів вніс зміни до порядку та умов виплати одноразової грошової допомогиу разі загибелі (смерті) або інвалідності внаслідок війни волонтера та членамїхніх родин.</text:p>
      <text:p text:style-name="P4">
Про це повідомляє <text:a xlink:type="simple" xlink:href="https://mva.gov.ua/ua/news/za-iniciativi-minveteraniv-uryad-viznachiv-umovi-ta-poryadok-viplati-groshovoyi-dopomogi-u-razi-zagibeli-abo-invalidnosti-volonteriv" text:style-name="Internet_20_link" text:visited-style-name="Visited_20_Internet_20_Link">
 </text:a>
 , передає Укрінформ.</text:p>
      <text:p text:style-name="P4">
"Відтепер одноразова грошова допомога буде також призначатися та виплачуватисяволонтерам, які надавали волонтерську допомогу Збройним силам України чи іншимсиловим структурам під час заходів із забезпечення оборони України, захистубезпеки населення та інтересів держави у зв’язку з військовою агресією рфпроти України і стали особами з інвалідністю внаслідок поранення (контузії,травми або каліцтва) під час надання такої допомоги, та членам сімей загиблихз числа таких волонтерів", - йдеться у повідомленні.</text:p>
      <text:p text:style-name="P4">
<text:span text:style-name="T4">
Читайте також:</text:span>
 <text:a xlink:type="simple" xlink:href="https://www.ukrinform.ua/rubric-ato/3691183-ak-viziti-v-poloni-poradi-vid-volonterki-kotra-tri-roki-provela-u-doneckomu-sizo.html" text:style-name="Internet_20_link" text:visited-style-name="Visited_20_Internet_20_Link">
 <text:span text:style-name="T4">
волонтер</text:span>
 </text:a>
</text:p>
      <text:p text:style-name="P4">
Як зазначається, відповідні зміни внесено до постанови КМУ від 19 серпня 2015р. № 604.</text:p>
      <text:p text:style-name="P4">
Також уточнено перелік документів, які необхідно подати набувачам одноразовоїгрошової допомоги, що дозволить скоротити терміни їх розгляду. Зокрема,рішення про призначення одноразової грошової допомоги таким особам будеприйматися утвореною Мінветеранів міжвідомчою комісією.</text:p>
      <text:p text:style-name="P4">
Виплата буде проводитися шляхом коштів резервного фонду держбюджету.</text:p>
      <text:p text:style-name="P4">
<text:span text:style-name="T4">
Читайте також:</text:span>
 <text:a xlink:type="simple" xlink:href="https://www.ukrinform.ua/rubric-ato/3690882-naev-podakuvav-volonteram-za-dopomogu-vijskovim-na-pivnoci-ta-shodi-ukraini.html" text:style-name="Internet_20_link" text:visited-style-name="Visited_20_Internet_20_Link">
 <text:span text:style-name="T4">
волонтер</text:span>
 </text:a>
</text:p>
      <text:p text:style-name="P4">
Для призначення одноразової грошової допомоги необхідно звернутися довищезазначеної комісії з заявою та подати необхідний перелік документів.</text:p>
      <text:p text:style-name="P4">
Фото: freeradio.com.ua</text:p>
      <text:p text:style-name="P4">
Source: <text:a xlink:type="simple" xlink:href="https://www.ukrinform.ua/rubric-society/3692947-urad-viznaciv-poradok-viplati-grosovoi-dopomogi-u-razi-zagibeli-abo-invalidnosti-volonteriv.html" text:style-name="Internet_20_link" text:visited-style-name="Visited_20_Internet_20_Link">
https://www.ukrinform.ua/rubric-society/3692947-urad-viznaciv-poradok-viplati-grosovoi-dopomogi-u-razi-zagibeli-abo-invalidnosti-volonteriv.html</text:a>
</text:p>
      <!--NEWS-->
      <text:h text:style-name="P10" text:outline-level="1">
<text:span text:style-name="T4">
УПЛ назвала найкращих гравця та тренера місяця</text:span>
</text:h>
      <text:p text:style-name="P4">
Authors: Ukrinform (Person)</text:p>
      <text:p text:style-name="P4">
Publisher: Укринформ (Organization)</text:p>
      <text:p text:style-name="P4">
Published Time: 2023-04-07T16:11:39+03:00</text:p>
      <text:p text:style-name="P4">
Modified Time: 2023-04-07T16:11:39+03:00</text:p>
      <text:p text:style-name="P4">
Description: Українська футбольна Прем'єр-ліга (УПЛ) оголосила імена найкращих гравця та тренера за підсумками лютого і березня. — Укрінформ.</text:p>
      <text:p text:style-name="P4">
Images: ["<text:a xlink:type="simple" xlink:href="https://static.ukrinform.com/photos/2023_04/thumb_files/630_360_1680873091-369.jpg" text:style-name="Internet_20_link" text:visited-style-name="Visited_20_Internet_20_Link">
630_360_16808...</text:a>
"]</text:p>
      <text:p text:style-name="P4">
Tags: ['Футбол', "Прем'єр-ліга"]</text:p>
      <text:p text:style-name="P4">
Type: Article</text:p>
      <!--METADATA-->
      <text:p text:style-name="P4">
<draw:frame draw:style-name="fr1" draw:name="Image78" text:anchor-type="as-char" svg:width="6.9236in" svg:height="3.956343in" draw:z-index="0">
<draw:image xlink:href="../Images/yкринформ/2023-04-07T16-11-39-03-00/630_360_1680873091-369.jpg" xlink:type="simple" xlink:show="embed" xlink:actuate="onLoad" draw:mime-type="image/jpeg"/>
</draw:frame>
 Українськафутбольна Прем'єр-ліга (УПЛ) оголосила імена найкращих гравця та тренера запідсумками лютого і березня.</text:p>
      <text:p text:style-name="P4">
Як інформує офіційних <text:a xlink:type="simple" xlink:href="https://upl.ua/ua/news/view/7031" text:style-name="Internet_20_link" text:visited-style-name="Visited_20_Internet_20_Link">
 </text:a>
 УПЛ, найкращимибуло визнано представників одеського «Чорноморця» - півзахисника ЗігіБадібангу та наставника команди Романа Григорчука, передає Укрінформ.</text:p>
      <text:p text:style-name="P4">
Серед номінантів у футболістів також були Едуардо Герреро («Зоря»), ГеоргійСудаков («Шахтар») та Таулян Сефері («Ворскла»).</text:p>
      <text:p text:style-name="P4">
<text:span text:style-name="T4">
Читайте також:</text:span>
 <text:a xlink:type="simple" xlink:href="https://www.ukrinform.ua/rubric-sports/3690728-dovbik-ta-grigorcuk-najkrasi-u-19mu-turi-upl.html" text:style-name="Internet_20_link" text:visited-style-name="Visited_20_Internet_20_Link">
 <text:span text:style-name="T4">
УПЛ</text:span>
 </text:a>
</text:p>
      <text:p text:style-name="P4">
У голосуванні за топ-наставника, окрім Григорчука, брали участь: Роман(«Чорноморець»), Патрік ван Леувен («Зоря»), Сергій Ковалець («Інгулець»),Ігор Йовічевич («Шахтар»).</text:p>
      <text:p text:style-name="P4">
Source: <text:a xlink:type="simple" xlink:href="https://www.ukrinform.ua/rubric-sports/3692949-upl-nazvala-najkrasih-gravca-ta-trenera-misaca.html" text:style-name="Internet_20_link" text:visited-style-name="Visited_20_Internet_20_Link">
https://www.ukrinform.ua/rubric-sports/3692949-upl-nazvala-najkrasih-gravca-ta-trenera-misaca.html</text:a>
</text:p>
      <!--NEWS-->
      <text:h text:style-name="P10" text:outline-level="1">
<text:span text:style-name="T4">
Стрілецький батальйон Києва завершує злагодження: як тренуються бійці</text:span>
</text:h>
      <text:p text:style-name="P4">
Authors: Ukrinform (Person)</text:p>
      <text:p text:style-name="P4">
Publisher: Укринформ (Organization)</text:p>
      <text:p text:style-name="P4">
Published Time: 2023-04-07T16:20:16+03:00</text:p>
      <text:p text:style-name="P4">
Modified Time: 2023-04-07T16:20:16+03:00</text:p>
      <text:p text:style-name="P4">
Description: Окремий Стрілецький батальйон Києва завершує своє злагодження і укомплектування технічними засобами. — Укрінформ.</text:p>
      <text:p text:style-name="P4">
Images: ["<text:a xlink:type="simple" xlink:href="https://static.ukrinform.com/photos/2023_04/thumb_files/630_360_1680873157-7345.jpeg" text:style-name="Internet_20_link" text:visited-style-name="Visited_20_Internet_20_Link">
630_360_16808...</text:a>
", "<text:a xlink:type="simple" xlink:href="https://static.ukrinform.com/photos/2023_04/thumb_files/630_360_1680873156-7828.jpeg" text:style-name="Internet_20_link" text:visited-style-name="Visited_20_Internet_20_Link">
630_360_16808...</text:a>
", "<text:a xlink:type="simple" xlink:href="https://static.ukrinform.com/photos/2023_04/thumb_files/630_360_1680873156-4015.jpeg" text:style-name="Internet_20_link" text:visited-style-name="Visited_20_Internet_20_Link">
630_360_16808...</text:a>
", "<text:a xlink:type="simple" xlink:href="https://static.ukrinform.com/photos/2023_04/thumb_files/630_360_1680873156-9517.jpeg" text:style-name="Internet_20_link" text:visited-style-name="Visited_20_Internet_20_Link">
630_360_16808...</text:a>
", "<text:a xlink:type="simple" xlink:href="https://static.ukrinform.com/photos/2023_04/thumb_files/630_360_1680873156-3565.jpeg" text:style-name="Internet_20_link" text:visited-style-name="Visited_20_Internet_20_Link">
630_360_16808...</text:a>
", "<text:a xlink:type="simple" xlink:href="https://static.ukrinform.com/photos/2023_04/thumb_files/630_360_1680873156-3186.jpeg" text:style-name="Internet_20_link" text:visited-style-name="Visited_20_Internet_20_Link">
630_360_16808...</text:a>
", "<text:a xlink:type="simple" xlink:href="https://static.ukrinform.com/photos/2023_04/thumb_files/630_360_1680873156-7623.jpeg" text:style-name="Internet_20_link" text:visited-style-name="Visited_20_Internet_20_Link">
630_360_16808...</text:a>
", "<text:a xlink:type="simple" xlink:href="https://static.ukrinform.com/photos/2023_04/thumb_files/630_360_1680873157-3052.jpeg" text:style-name="Internet_20_link" text:visited-style-name="Visited_20_Internet_20_Link">
630_360_16808...</text:a>
", "<text:a xlink:type="simple" xlink:href="https://static.ukrinform.com/photos/2023_04/thumb_files/630_360_1680873157-3386.jpeg" text:style-name="Internet_20_link" text:visited-style-name="Visited_20_Internet_20_Link">
630_360_16808...</text:a>
", "<text:a xlink:type="simple" xlink:href="https://static.ukrinform.com/photos/2023_04/thumb_files/630_360_1680873157-6542.jpeg" text:style-name="Internet_20_link" text:visited-style-name="Visited_20_Internet_20_Link">
630_360_16808...</text:a>
"]</text:p>
      <text:p text:style-name="P4">
Tags: ['Військові навчання', 'Київ', 'Війна з росією']</text:p>
      <text:p text:style-name="P4">
Type: Article</text:p>
      <!--METADATA-->
      <text:p text:style-name="P4">
<draw:frame draw:style-name="fr1" draw:name="Image79" text:anchor-type="as-char" svg:width="6.9236in" svg:height="3.956343in" draw:z-index="0">
<draw:image xlink:href="../Images/yкринформ/2023-04-07T16-20-16-03-00/630_360_1680873157-7345.jpeg" xlink:type="simple" xlink:show="embed" xlink:actuate="onLoad" draw:mime-type="image/jpeg"/>
</draw:frame>
 ОкремийСтрілецький батальйон Києва завершує своє злагодження і укомплектуваннятехнічними засобами.</text:p>
      <text:p text:style-name="P4">
Як передає Укрінформ, про це Київська міська військова адміністраціяповідомляє у <text:a xlink:type="simple" xlink:href="https://t.me/VA_Kyiv/1376" text:style-name="Internet_20_link" text:visited-style-name="Visited_20_Internet_20_Link">
 </text:a>
 .</text:p>
      <text:p text:style-name="P4">
“Окремий Стрілецький батальйон Києва завершує своє злагодження іукомплектування технічними засобами і незабаром буде готовий виконувати бойовізавдання. Інструктори бійцями задоволені і кажуть, що їхні підопічні дужешвидко вчаться”, - йдеться в повідомленні.</text:p>
      <text:p text:style-name="P4">
<draw:frame draw:style-name="fr1" draw:name="Image80" text:anchor-type="as-char" svg:width="6.9236in" svg:height="3.956343in" draw:z-index="0">
<draw:image xlink:href="../Images/yкринформ/2023-04-07T16-20-16-03-00/630_360_1680873156-7828.jpeg" xlink:type="simple" xlink:show="embed" xlink:actuate="onLoad" draw:mime-type="image/jpeg"/>
</draw:frame>
 ОкремийСтрілецький батальйон Києва завершує злагодження / Фото: КМВА  <text:a xlink:type="simple" xlink:href="https://static.ukrinform.com/photos/2023_04/1680873156-7828.jpeg" text:style-name="Internet_20_link" text:visited-style-name="Visited_20_Internet_20_Link">
<draw:frame draw:style-name="fr1" draw:name="Image81" text:anchor-type="as-char" svg:width="6.9236in" svg:height="3.956343in" draw:z-index="0">
<draw:image xlink:href="../Images/yкринформ/2023-04-07T16-20-16-03-00/630_360_1680873156-7828.jpeg" xlink:type="simple" xlink:show="embed" xlink:actuate="onLoad" draw:mime-type="image/jpeg"/>
</draw:frame>
</text:a>
 <text:a xlink:type="simple" xlink:href="https://static.ukrinform.com/photos/2023_04/1680873156-4015.jpeg" text:style-name="Internet_20_link" text:visited-style-name="Visited_20_Internet_20_Link">
<draw:frame draw:style-name="fr1" draw:name="Image82" text:anchor-type="as-char" svg:width="6.9236in" svg:height="3.956343in" draw:z-index="0">
<draw:image xlink:href="../Images/yкринформ/2023-04-07T16-20-16-03-00/630_360_1680873156-4015.jpeg" xlink:type="simple" xlink:show="embed" xlink:actuate="onLoad" draw:mime-type="image/jpeg"/>
</draw:frame>
</text:a>
 <text:a xlink:type="simple" xlink:href="https://static.ukrinform.com/photos/2023_04/1680873156-9517.jpeg" text:style-name="Internet_20_link" text:visited-style-name="Visited_20_Internet_20_Link">
<draw:frame draw:style-name="fr1" draw:name="Image83" text:anchor-type="as-char" svg:width="6.9236in" svg:height="3.956343in" draw:z-index="0">
<draw:image xlink:href="../Images/yкринформ/2023-04-07T16-20-16-03-00/630_360_1680873156-9517.jpeg" xlink:type="simple" xlink:show="embed" xlink:actuate="onLoad" draw:mime-type="image/jpeg"/>
</draw:frame>
</text:a>
 <text:a xlink:type="simple" xlink:href="https://static.ukrinform.com/photos/2023_04/1680873156-3565.jpeg" text:style-name="Internet_20_link" text:visited-style-name="Visited_20_Internet_20_Link">
<draw:frame draw:style-name="fr1" draw:name="Image84" text:anchor-type="as-char" svg:width="6.9236in" svg:height="3.956343in" draw:z-index="0">
<draw:image xlink:href="../Images/yкринформ/2023-04-07T16-20-16-03-00/630_360_1680873156-3565.jpeg" xlink:type="simple" xlink:show="embed" xlink:actuate="onLoad" draw:mime-type="image/jpeg"/>
</draw:frame>
</text:a>
 <text:a xlink:type="simple" xlink:href="https://static.ukrinform.com/photos/2023_04/1680873156-3186.jpeg" text:style-name="Internet_20_link" text:visited-style-name="Visited_20_Internet_20_Link">
<draw:frame draw:style-name="fr1" draw:name="Image85" text:anchor-type="as-char" svg:width="6.9236in" svg:height="3.956343in" draw:z-index="0">
<draw:image xlink:href="../Images/yкринформ/2023-04-07T16-20-16-03-00/630_360_1680873156-3186.jpeg" xlink:type="simple" xlink:show="embed" xlink:actuate="onLoad" draw:mime-type="image/jpeg"/>
</draw:frame>
</text:a>
 <text:a xlink:type="simple" xlink:href="https://static.ukrinform.com/photos/2023_04/1680873156-7623.jpeg" text:style-name="Internet_20_link" text:visited-style-name="Visited_20_Internet_20_Link">
<draw:frame draw:style-name="fr1" draw:name="Image86" text:anchor-type="as-char" svg:width="6.9236in" svg:height="3.956343in" draw:z-index="0">
<draw:image xlink:href="../Images/yкринформ/2023-04-07T16-20-16-03-00/630_360_1680873156-7623.jpeg" xlink:type="simple" xlink:show="embed" xlink:actuate="onLoad" draw:mime-type="image/jpeg"/>
</draw:frame>
</text:a>
 <text:a xlink:type="simple" xlink:href="https://static.ukrinform.com/photos/2023_04/1680873157-3052.jpeg" text:style-name="Internet_20_link" text:visited-style-name="Visited_20_Internet_20_Link">
<draw:frame draw:style-name="fr1" draw:name="Image87" text:anchor-type="as-char" svg:width="6.9236in" svg:height="3.956343in" draw:z-index="0">
<draw:image xlink:href="../Images/yкринформ/2023-04-07T16-20-16-03-00/630_360_1680873157-3052.jpeg" xlink:type="simple" xlink:show="embed" xlink:actuate="onLoad" draw:mime-type="image/jpeg"/>
</draw:frame>
</text:a>
 <text:a xlink:type="simple" xlink:href="https://static.ukrinform.com/photos/2023_04/1680873157-3386.jpeg" text:style-name="Internet_20_link" text:visited-style-name="Visited_20_Internet_20_Link">
<draw:frame draw:style-name="fr1" draw:name="Image88" text:anchor-type="as-char" svg:width="6.9236in" svg:height="3.956343in" draw:z-index="0">
<draw:image xlink:href="../Images/yкринформ/2023-04-07T16-20-16-03-00/630_360_1680873157-3386.jpeg" xlink:type="simple" xlink:show="embed" xlink:actuate="onLoad" draw:mime-type="image/jpeg"/>
</draw:frame>
</text:a>
 <text:a xlink:type="simple" xlink:href="https://static.ukrinform.com/photos/2023_04/1680873157-7345.jpeg" text:style-name="Internet_20_link" text:visited-style-name="Visited_20_Internet_20_Link">
<draw:frame draw:style-name="fr1" draw:name="Image89" text:anchor-type="as-char" svg:width="6.9236in" svg:height="3.956343in" draw:z-index="0">
<draw:image xlink:href="../Images/yкринформ/2023-04-07T16-20-16-03-00/630_360_1680873157-7345.jpeg" xlink:type="simple" xlink:show="embed" xlink:actuate="onLoad" draw:mime-type="image/jpeg"/>
</draw:frame>
</text:a>
 <text:a xlink:type="simple" xlink:href="https://static.ukrinform.com/photos/2023_04/1680873157-6542.jpeg" text:style-name="Internet_20_link" text:visited-style-name="Visited_20_Internet_20_Link">
<draw:frame draw:style-name="fr1" draw:name="Image90" text:anchor-type="as-char" svg:width="6.9236in" svg:height="3.956343in" draw:z-index="0">
<draw:image xlink:href="../Images/yкринформ/2023-04-07T16-20-16-03-00/630_360_1680873157-6542.jpeg" xlink:type="simple" xlink:show="embed" xlink:actuate="onLoad" draw:mime-type="image/jpeg"/>
</draw:frame>
</text:a>
</text:p>
      <text:p text:style-name="P4">
За словами бійців, вони добровільно записались у лави батальону, тому вонихочуть вчитися і мають мотивацію до тренувань.</text:p>
      <text:p text:style-name="P4">
<text:span text:style-name="T4">
Читайте також:</text:span>
 <text:a xlink:type="simple" xlink:href="https://www.ukrinform.ua/rubric-kyiv/3691458-okremij-strileckij-bataljon-kieva-otrimav-obladnanna-dla-bojovih-zavdan.html" text:style-name="Internet_20_link" text:visited-style-name="Visited_20_Internet_20_Link">
 <text:span text:style-name="T4">
стрілецький</text:span>
 </text:a>
</text:p>
      <text:p text:style-name="P4">
«Займаємось з інструкторами. Самі вчимося, самі допомагаємо один одному. Чимкраще ми будемо навчатися і чим більше нам дадуть інструктори – живіше будемо,ціліше будемо!» - зазначив боєць з позивним «Буран».</text:p>
      <text:p text:style-name="P4">
Сьогодні в підрозділах батальйону проводяться контрольні заняття по предметамбойової підготовки - тактичної, вогневої, інженерної, тактичної медицини тощо.</text:p>
      <text:p text:style-name="P4">
"Видно, що хлопці завзяті. Вони виявлятють намір готуватися до захистуБатьківщини. Звичайно, є зауваження і інструктори їх виправляють. Адекватнореагують парні. Проявляють намір тренуватися. Задоволені тим, що з нимипроводяться такі заняття. Впевнені, що Перемога в будь-якому випадку буде занами», - зауважив інструктор з тактики Віктор Яценко.</text:p>
      <text:p text:style-name="P4">
Як повідомлялося, Окремий стрілецький батальйон Києва отримав обладнання дляновітньої системи управління боєм, зокрема автомобіль, дрони, планшети,монітори та генератори.</text:p>
      <text:p text:style-name="P4">
У лютому влада столиці оголосила про формування Окремого стрілецькогобатальйону <text:a xlink:type="simple" xlink:href="https://www.ukrinform.ua/tag-kiiv" text:style-name="Internet_20_link" text:visited-style-name="Visited_20_Internet_20_Link">
 </text:a>
 .</text:p>
      <text:p text:style-name="P4">
Source: <text:a xlink:type="simple" xlink:href="https://www.ukrinform.ua/rubric-kyiv/3692953-strileckij-bataljon-kieva-zaversue-zlagodzenna-ak-trenuutsa-bijci.html" text:style-name="Internet_20_link" text:visited-style-name="Visited_20_Internet_20_Link">
https://www.ukrinform.ua/rubric-kyiv/3692953-strileckij-bataljon-kieva-zaversue-zlagodzenna-ak-trenuutsa-bijci.html</text:a>
</text:p>
      <!--NEWS-->
      <text:h text:style-name="P10" text:outline-level="1">
<text:span text:style-name="T4">
Toyota випустить 10 нових моделей електроавтомобілів до 2026 року</text:span>
</text:h>
      <text:p text:style-name="P4">
Authors: Ukrinform (Person)</text:p>
      <text:p text:style-name="P4">
Publisher: Укринформ (Organization)</text:p>
      <text:p text:style-name="P4">
Published Time: 2023-04-07T16:20:46+03:00</text:p>
      <text:p text:style-name="P4">
Modified Time: 2023-04-07T16:20:46+03:00</text:p>
      <text:p text:style-name="P4">
Description: Японський автовиробник Toyota Motor Corp. заявив у п’ятницю, що випустить 10 нових моделей електромобілів до 2026 року. — Укрінформ.</text:p>
      <text:p text:style-name="P4">
Images: ["<text:a xlink:type="simple" xlink:href="https://static.ukrinform.com/photos/2021_11/thumb_files/630_360_1638256067-931.jpg" text:style-name="Internet_20_link" text:visited-style-name="Visited_20_Internet_20_Link">
630_360_16382...</text:a>
"]</text:p>
      <text:p text:style-name="P4">
Tags: ['Електромобілі', 'Tesla', 'Toyota ']</text:p>
      <text:p text:style-name="P4">
Type: Article</text:p>
      <!--METADATA-->
      <text:p text:style-name="P4">
<draw:frame draw:style-name="fr1" draw:name="Image91" text:anchor-type="as-char" svg:width="6.9236in" svg:height="3.956343in" draw:z-index="0">
<draw:image xlink:href="../Images/yкринформ/2023-04-07T16-20-46-03-00/630_360_1638256067-931.jpg" xlink:type="simple" xlink:show="embed" xlink:actuate="onLoad" draw:mime-type="image/jpeg"/>
</draw:frame>
 Японськийавтовиробник Toyota Motor Corp. заявив у п’ятницю, що випустить 10 новихмоделей електромобілів до 2026 року.</text:p>
      <text:p text:style-name="P4">
Як передає Укрінформ, про це повідомляє <text:a xlink:type="simple" xlink:href="https://www.bloomberg.com/news/articles/2023-04-07/koji-sato-teases-toyota-ev-strategy-in-first-appearance-as-ceo" text:style-name="Internet_20_link" text:visited-style-name="Visited_20_Internet_20_Link">
</text:a>
</text:p>
      <text:p text:style-name="P4">
Також новий генеральний директор Toyota Кодзі Сато повідомив про плани продажу1,5 мільйона електромобілів кожного року, щоб виконати обіцянку удвічіскоротити викиди до 2035 року та стати вуглецево-нейтральним до 2050 року.</text:p>
      <text:p text:style-name="P4">
На розвинутих ринках компанія планує підвищити виробництво серії автомобілівbZ, а в Північній Америці до 2025 року хоче виробляти місцевий акумуляторнийпозашляховик, водночас збільшивши виробництво акумуляторних заводів.</text:p>
      <text:p text:style-name="P4">
У Китаї Toyota має наміри додати дві електричні моделі місцевої розробки до2024 року, а в Азії – зосередитися на акумуляторних пікапах і компактнихелектромобілях.</text:p>
      <text:p text:style-name="P4">
Створення спеціалізованої платформи для виробництва електромобілів з нуля єголовним пріоритетом для Toyota, оскільки Сато прагне допомогти японськомуавтовиробнику вступити в нову еру електрифікації та інтелектуальнихтранспортних засобів.</text:p>
      <text:p text:style-name="P4">
<text:span text:style-name="T4">
Читайте також:</text:span>
 <text:a xlink:type="simple" xlink:href="https://www.ukrinform.ua/rubric-technology/3661965-toyota-tretij-rik-pospil-prodae-najbilse-avtivok-u-sviti.html" text:style-name="Internet_20_link" text:visited-style-name="Visited_20_Internet_20_Link">
 <text:span text:style-name="T4">
Toyota</text:span>
 </text:a>
</text:p>
      <text:p text:style-name="P4">
Toyota є найбільшим у світі виробником автомобілів та найбільшим роботодавцемЯпонії. Саме тому декарбонізація автомобілів компанії має позачергове значеннядля місії острівної держави стосовно скорочення викидів, відмови відвикористання викопного палива та пом’якшення кліматичних змін.</text:p>
      <text:p text:style-name="P4">
Як повідомляв Укрінформ, компанія Tesla має намір розширити <text:a xlink:type="simple" xlink:href="https://www.ukrinform.ua/rubric-technology/3692694-tesla-vstanovluvatime-u-avtomobili-desevsi-batarei-na-osnovi-zaliza.html" text:style-name="Internet_20_link" text:visited-style-name="Visited_20_Internet_20_Link">
</text:a>
 , встановлюючи їх наелектровантажівках та майбутній дешевшій версії легкового автомобіля.</text:p>
      <text:p text:style-name="P4">
Source: <text:a xlink:type="simple" xlink:href="https://www.ukrinform.ua/rubric-technology/3692954-toyota-vipustit-10-novih-modelej-elektroavtomobiliv-do-2026-roku.html" text:style-name="Internet_20_link" text:visited-style-name="Visited_20_Internet_20_Link">
https://www.ukrinform.ua/rubric-technology/3692954-toyota-vipustit-10-novih-modelej-elektroavtomobiliv-do-2026-roku.html</text:a>
</text:p>
      <!--NEWS-->
      <text:h text:style-name="P10" text:outline-level="1">
<text:span text:style-name="T4">
У Кропивницькому СБУ ліквідувала ботоферму, яка працювала на спецслужби росії</text:span>
</text:h>
      <text:p text:style-name="P4">
Authors: Ukrinform (Person)</text:p>
      <text:p text:style-name="P4">
Publisher: Укринформ (Organization)</text:p>
      <text:p text:style-name="P4">
Published Time: 2023-04-07T16:24:00+03:00</text:p>
      <text:p text:style-name="P4">
Modified Time: 2023-04-07T16:24:00+03:00</text:p>
      <text:p text:style-name="P4">
Description: У Кропивницькому Служба безпеки нейтралізувала ботоферму, де створювалися фейкові акаунти, які скуповували російські спецслужби й підконтрольні їм прокремлівські пропагандисти для проведення інформдиверсій проти України. — Укрінформ.</text:p>
      <text:p text:style-name="P4">
Images: ["<text:a xlink:type="simple" xlink:href="https://static.ukrinform.com/photos/2020_05/thumb_files/630_360_1590678028-352.jpg" text:style-name="Internet_20_link" text:visited-style-name="Visited_20_Internet_20_Link">
630_360_15906...</text:a>
", "<text:a xlink:type="simple" xlink:href="https://static.ukrinform.com/photos/2023_04/1680860599-300.jpeg" text:style-name="Internet_20_link" text:visited-style-name="Visited_20_Internet_20_Link">
1680860599-30...</text:a>
", "<text:a xlink:type="simple" xlink:href="https://static.ukrinform.com/photos/2023_04/1680860599-172.jpeg" text:style-name="Internet_20_link" text:visited-style-name="Visited_20_Internet_20_Link">
1680860599-17...</text:a>
", "<text:a xlink:type="simple" xlink:href="https://static.ukrinform.com/photos/2023_04/1680860598-936.jpeg" text:style-name="Internet_20_link" text:visited-style-name="Visited_20_Internet_20_Link">
1680860598-93...</text:a>
", "<text:a xlink:type="simple" xlink:href="https://static.ukrinform.com/photos/2023_04/1680860598-239.jpeg" text:style-name="Internet_20_link" text:visited-style-name="Visited_20_Internet_20_Link">
1680860598-23...</text:a>
"]</text:p>
      <text:p text:style-name="P4">
Tags: ['Кропивницький', 'СБУ', 'Війна з росією']</text:p>
      <text:p text:style-name="P4">
Type: Article</text:p>
      <!--METADATA-->
      <text:p text:style-name="P4">
<draw:frame draw:style-name="fr1" draw:name="Image92" text:anchor-type="as-char" svg:width="6.9236in" svg:height="3.956343in" draw:z-index="0">
<draw:image xlink:href="../Images/yкринформ/2023-04-07T16-24-00-03-00/630_360_1590678028-352.jpg" xlink:type="simple" xlink:show="embed" xlink:actuate="onLoad" draw:mime-type="image/jpeg"/>
</draw:frame>
 УКропивницькому Служба безпеки нейтралізувала ботоферму, де створювалисяфейкові акаунти, які скуповували російські спецслужби й підконтрольні їмпрокремлівські пропагандисти для проведення інформдиверсій проти України.</text:p>
      <text:p text:style-name="P4">
Як передає Укрінформ, про це повідомила <text:a xlink:type="simple" xlink:href="https://ssu.gov.ua/novyny/sbu-likviduvala-u-kropyvnytskomu-botofermu-yaka-stvoryla-ponad-3-tysiachi-feikovykh-akauntiv-dlia-informdyversii-proty-ukrainy" text:style-name="Internet_20_link" text:visited-style-name="Visited_20_Internet_20_Link">
 </text:a>
 .</text:p>
      <text:p text:style-name="P4">
У результаті слідчо-оперативних дій правоохоронці затримали організатораворожого осередку.</text:p>
      <text:p text:style-name="P4">
Зловмисником виявився переселенець із Запоріжжя, який переїхав уКіровоградську область після початку повномасштабного вторгнення росії. Тамвін почав масово створювати анонімні акаунти в соціальних мережах та продаватиїх через даркнет.</text:p>
      <text:p text:style-name="P4">
<text:span text:style-name="T4">
Читайте також:</text:span>
 <text:a xlink:type="simple" xlink:href="https://www.ukrinform.ua/rubric-regions/3692782-na-doneccini-sbu-zatrimala-agentku-rf-aka-koriguvala-raketni-udari-po-skolah-i-ditsadkah.html" text:style-name="Internet_20_link" text:visited-style-name="Visited_20_Internet_20_Link">
 <text:span text:style-name="T4">
СБУ</text:span>
 </text:a>
</text:p>
      <text:p text:style-name="P4">
Відповідне обладнання фігурант встановив в орендованій квартирі одного зіспальних районів Кропивницького.</text:p>
      <text:p text:style-name="P4">
<draw:frame draw:style-name="fr1" draw:name="Image93" text:anchor-type="as-char" svg:width="6.9236in" svg:height="4.615733in" draw:z-index="0">
<draw:image xlink:href="../Images/yкринформ/2023-04-07T16-24-00-03-00/1680860599-300.jpeg" xlink:type="simple" xlink:show="embed" xlink:actuate="onLoad" draw:mime-type="image/jpeg"/>
</draw:frame>
<draw:frame draw:style-name="fr1" draw:name="Image94" text:anchor-type="as-char" svg:width="6.666667in" svg:height="10.0in" draw:z-index="0">
<draw:image xlink:href="../Images/yкринформ/2023-04-07T16-24-00-03-00/1680860599-172.jpeg" xlink:type="simple" xlink:show="embed" xlink:actuate="onLoad" draw:mime-type="image/jpeg"/>
</draw:frame>
</text:p>
      <text:p text:style-name="P4">
Середня вартість одного бота становила 200 гривень.</text:p>
      <text:p text:style-name="P4">
Слідством встановлено, що зловмисник створив майже три тисячі фейковихакаунтів, які планував продати на загальну суму понад пів мільйона гривень.Основними його "клієнтами" були представники російських спецслужб, а такожпідконтрольні їм прокремлівські пропагандисти.</text:p>
      <text:p text:style-name="P4">
<text:span text:style-name="T4">
Читайте також:</text:span>
 <text:a xlink:type="simple" xlink:href="https://www.ukrinform.ua/rubric-society/3692494-sbu-zatrimala-rosijskih-agitatoriv-aki-zaklikali-do-zahoplenna-vladi-v-ukraini.html" text:style-name="Internet_20_link" text:visited-style-name="Visited_20_Internet_20_Link">
 <text:span text:style-name="T4">
СБУ</text:span>
 </text:a>
</text:p>
      <text:p text:style-name="P4">
Боти були потрібні агресору для поширення дезінформації нібито від іменіукраїнських громадян про ситуацію на фронті, а також для спроб дискредитаціїпідрозділів Сил оборони.</text:p>
      <text:p text:style-name="P4">
"Таким чином ворог намагався розхитувати внутрішньо-політичну обстановку врізних регіонах України в умовах війни", — зауважили в СБУ.</text:p>
      <text:p text:style-name="P4">
Під час обшуку в орендованій квартирі фігуранта правоохоронці виявиликомп’ютерну техніку, спеціалізоване обладнання й три тисячі SIM-карток, яківін використовував у протиправній діяльності.</text:p>
      <text:p text:style-name="P4">
<draw:frame draw:style-name="fr1" draw:name="Image95" text:anchor-type="as-char" svg:width="6.9236in" svg:height="4.615733in" draw:z-index="0">
<draw:image xlink:href="../Images/yкринформ/2023-04-07T16-24-00-03-00/1680860598-936.jpeg" xlink:type="simple" xlink:show="embed" xlink:actuate="onLoad" draw:mime-type="image/jpeg"/>
</draw:frame>
<draw:frame draw:style-name="fr1" draw:name="Image96" text:anchor-type="as-char" svg:width="6.9236in" svg:height="4.615733in" draw:z-index="0">
<draw:image xlink:href="../Images/yкринформ/2023-04-07T16-24-00-03-00/1680860598-239.jpeg" xlink:type="simple" xlink:show="embed" xlink:actuate="onLoad" draw:mime-type="image/jpeg"/>
</draw:frame>
</text:p>
      <text:p text:style-name="P4">
Зловмиснику оголошена підозра за ст. 436-2 (виправдовування, визнанняправомірною, заперечення збройної агресії рф проти України, глорифікація їїучасників) Кримінального кодексу України.</text:p>
      <text:p text:style-name="P4">
<text:span text:style-name="T4">
Читайте також:</text:span>
 <text:a xlink:type="simple" xlink:href="https://www.ukrinform.ua/rubric-crimea/3691884-sprava-eksocilnika-sbu-v-krimu-derzburo-rozsliduvan-ne-znajslo-porusen-u-diah-bakanova.html" text:style-name="Internet_20_link" text:visited-style-name="Visited_20_Internet_20_Link">
 <text:span text:style-name="T4">
СБУ</text:span>
 </text:a>
</text:p>
      <text:p text:style-name="P4">
Вирішується питання про додаткову кваліфікацію злочинних дій фігуранта йобрання йому запобіжного заходу у вигляді тримання під вартою.</text:p>
      <text:p text:style-name="P4">
Як повідомляв Укрінформ, після початку повномасштабної війни СБУ блокувалафункціонування майже пів сотні ботоферм та понад 500 проросійських каналів вЮтубі.</text:p>
      <text:p text:style-name="P4">
Фото: СБУ</text:p>
      <text:p text:style-name="P4">
Source: <text:a xlink:type="simple" xlink:href="https://www.ukrinform.ua/rubric-regions/3692840-u-kropivnickomu-sbu-likviduvala-botofermu-aka-pracuvala-na-specsluzbi-rosii.html" text:style-name="Internet_20_link" text:visited-style-name="Visited_20_Internet_20_Link">
https://www.ukrinform.ua/rubric-regions/3692840-u-kropivnickomu-sbu-likviduvala-botofermu-aka-pracuvala-na-specsluzbi-rosii.html</text:a>
</text:p>
      <!--NEWS-->
      <text:h text:style-name="P10" text:outline-level="1">
<text:span text:style-name="T4">
В Україні через потепління активізуються грози - синоптики</text:span>
</text:h>
      <text:p text:style-name="P4">
Authors: Ukrinform (Person)</text:p>
      <text:p text:style-name="P4">
Publisher: Укринформ (Organization)</text:p>
      <text:p text:style-name="P4">
Published Time: 2023-04-07T16:31:00+03:00</text:p>
      <text:p text:style-name="P4">
Modified Time: 2023-04-07T16:31:00+03:00</text:p>
      <text:p text:style-name="P4">
Description: В Українському гідрометеорологічному центрі попереджають, що з підвищенням температури активізуються грози, і закликають бути готовими до відповідних звуків. — Укрінформ.</text:p>
      <text:p text:style-name="P4">
Images: ["<text:a xlink:type="simple" xlink:href="https://static.ukrinform.com/photos/2018_08/thumb_files/630_360_1534333792-7234.jpg" text:style-name="Internet_20_link" text:visited-style-name="Visited_20_Internet_20_Link">
630_360_15343...</text:a>
"]</text:p>
      <text:p text:style-name="P4">
Tags: ['Гроза', 'Погода']</text:p>
      <text:p text:style-name="P4">
Type: Article</text:p>
      <!--METADATA-->
      <text:p text:style-name="P4">
<draw:frame draw:style-name="fr1" draw:name="Image97" text:anchor-type="as-char" svg:width="6.9236in" svg:height="3.956343in" draw:z-index="0">
<draw:image xlink:href="../Images/yкринформ/2023-04-07T16-31-00-03-00/630_360_1534333792-7234.jpg" xlink:type="simple" xlink:show="embed" xlink:actuate="onLoad" draw:mime-type="image/jpeg"/>
</draw:frame>
 ВУкраїнському гідрометеорологічному центрі попереджають, що з підвищеннямтемператури активізуються грози, і закликають бути готовими до відповіднихзвуків.</text:p>
      <text:p text:style-name="P4">
Як передає Укрінформ, про це Укргідрометцентр повідомляє у <text:a xlink:type="simple" xlink:href="https://www.facebook.com/watch" text:style-name="Internet_20_link" text:visited-style-name="Visited_20_Internet_20_Link">
</text:a>
</text:p>
      <text:p text:style-name="P4">
“Друзі, звертаємо вашу увагу! Температура повітря починає підвищуватися, томупоступово вже активізуються небезпечні явища теплого періоду”, - ідеться вповідомленні.</text:p>
      <text:p text:style-name="P4">
Метеорологи також оприлюднии відео <text:a xlink:type="simple" xlink:href="https://www.ukrinform.ua/tag-groza" text:style-name="Internet_20_link" text:visited-style-name="Visited_20_Internet_20_Link">
 </text:a>
 уХаркові 7 квітня і закликали бути готовими до такого явища і відповіднихзвуків.</text:p>
      <text:p text:style-name="P4">
_Відео:<text:a xlink:type="simple" xlink:href="https://www.facebook.com/watch" text:style-name="Internet_20_link" text:visited-style-name="Visited_20_Internet_20_Link">
 </text:a>
 _</text:p>
      <text:p text:style-name="P4">
Як повідомляв Укрінформ, <text:a xlink:type="simple" xlink:href="https://www.ukrinform.ua/rubric-regions/3692497-popri-dosi-i-mokrij-snig-v-ukrainu-potrohu-povertaetsa-teplo.html" text:style-name="Internet_20_link" text:visited-style-name="Visited_20_Internet_20_Link">
 </text:a>
 часом невеликий дощ (у Карпатському регіоні невеликий сніг, мокрийсніг, на дорогах місцями ожеледиця); у більшості південних областей – безістотних опадів. Температура вночі 3-8° тепла, вдень 10-15°, у південних,східних та північно-східних областях – до 17°; у західних областях вночіблизько 0°, вдень 8-13° тепла (8 квітня на Закарпатті й Прикарпатті 5-10°), вКарпатах вночі 3-8° морозу, вдень 0-5° тепла.</text:p>
      <text:p text:style-name="P4">
Source: <text:a xlink:type="simple" xlink:href="https://www.ukrinform.ua/rubric-regions/3692957-v-ukraini-cerez-poteplinna-aktivizuutsa-grozi-sinoptik.html" text:style-name="Internet_20_link" text:visited-style-name="Visited_20_Internet_20_Link">
https://www.ukrinform.ua/rubric-regions/3692957-v-ukraini-cerez-poteplinna-aktivizuutsa-grozi-sinoptik.html</text:a>
</text:p>
      <!--NEWS-->
      <text:h text:style-name="P10" text:outline-level="1">
<text:span text:style-name="T4">
У Бериславі під обстріл росіян потрапила «швидка», поранені фельдшери</text:span>
</text:h>
      <text:p text:style-name="P4">
Authors: Ukrinform (Person)</text:p>
      <text:p text:style-name="P4">
Publisher: Укринформ (Organization)</text:p>
      <text:p text:style-name="P4">
Published Time: 2023-04-07T16:32:00+03:00</text:p>
      <text:p text:style-name="P4">
Modified Time: 2023-04-07T16:32:00+03:00</text:p>
      <text:p text:style-name="P4">
Description: У місті Берислав Херсонської області під обстріл російських загарбників потрапив автомобіль швидкої допомоги, два фельдшери отримали поранення. — Укрінформ.</text:p>
      <text:p text:style-name="P4">
Images: ["<text:a xlink:type="simple" xlink:href="https://static.ukrinform.com/photos/2023_04/thumb_files/630_360_1680874087-945.jpg" text:style-name="Internet_20_link" text:visited-style-name="Visited_20_Internet_20_Link">
630_360_16808...</text:a>
"]</text:p>
      <text:p text:style-name="P4">
Tags: ['Херсонщина', 'Обстріл', 'Війна з росією']</text:p>
      <text:p text:style-name="P4">
Type: Article</text:p>
      <!--METADATA-->
      <text:p text:style-name="P4">
<draw:frame draw:style-name="fr1" draw:name="Image98" text:anchor-type="as-char" svg:width="6.9236in" svg:height="3.956343in" draw:z-index="0">
<draw:image xlink:href="../Images/yкринформ/2023-04-07T16-32-00-03-00/630_360_1680874087-945.jpg" xlink:type="simple" xlink:show="embed" xlink:actuate="onLoad" draw:mime-type="image/jpeg"/>
</draw:frame>
 У містіБерислав Херсонської області під обстріл російських загарбників потрапивавтомобіль швидкої допомоги, два фельдшери отримали поранення.</text:p>
      <text:p text:style-name="P4">
Як передає Укрінформ, про це Міністерство охорони здоров'я України повідомляєу <text:a xlink:type="simple" xlink:href="https://www.facebook.com/moz.ukr/posts/pfbid02QtgF8ZUSZ63zjjriv7WF7PbE5K2FyXYRiqMBcJfCWAf8VRXQAPeKWmnHw9fuFHcil" text:style-name="Internet_20_link" text:visited-style-name="Visited_20_Internet_20_Link">
</text:a>
</text:p>
      <text:p text:style-name="P4">
“Ворог продовжує завдавати терористичних атак по мирних українцях. Щойно підобстріл потрапила “швидка” під час виїзду на виклик в Бериславі (Херсонськаобласть)”, - ідеться в повідомленні.</text:p>
      <text:p text:style-name="P4">
Два фельдшери живі, але отримали серйозні травми. Один з фельдшерів перебуваєу тяжкому стані, а інший - середньої важкості.</text:p>
      <text:p text:style-name="P4">
Згодом начальник Бериславської РВА Володимир Літвінов уточнив <text:a xlink:type="simple" xlink:href="https://t.me/beryslavrda/2031" text:style-name="Internet_20_link" text:visited-style-name="Visited_20_Internet_20_Link">
</text:a>
 , що ворог атакував центр міста Берислав,пошкодивши житлові будинки та будівлю універмагу.</text:p>
      <text:p text:style-name="P4">
За словами начальника РВА, відомо про трьох поранених. Двоє з них – цефельдшери бригади швидкої медичної допомоги, які потрапили під повторнийобстріл, приїхавши надавати медичну допомогу постраждалій жінці.</text:p>
      <text:p text:style-name="P4">
<text:span text:style-name="T4">
Читайте також:</text:span>
 <text:a xlink:type="simple" xlink:href="https://www.ukrinform.ua/rubric-regions/3692760-na-hersonsini-vorog-atakuvav-z-bezpilotnika-zmiivku-e-poraneni.html" text:style-name="Internet_20_link" text:visited-style-name="Visited_20_Internet_20_Link">
 <text:span text:style-name="T4">
Херсон</text:span>
 </text:a>
</text:p>
      <text:p text:style-name="P4">
Як повідомляв Укрінформ, російські війська за минулу добу, 6 квітня, здійснили46 обстрілів <text:a xlink:type="simple" xlink:href="https://www.ukrinform.ua/rubric-regions/3692696-vorog-za-dobu-46-raziv-obstrilav-hersonsinu-semero-poranenih.html" text:style-name="Internet_20_link" text:visited-style-name="Visited_20_Internet_20_Link">
 </text:a>
 , семеро людейдістали поранень.</text:p>
      <text:p text:style-name="P4">
<text:span text:style-name="T5">
Фото: МОЗ</text:span>
</text:p>
      <text:p text:style-name="P4">
Source: <text:a xlink:type="simple" xlink:href="https://www.ukrinform.ua/rubric-ato/3692958-na-hersonsini-pid-obstril-rosian-potrapila-svidka-poraneni-feldseri.html" text:style-name="Internet_20_link" text:visited-style-name="Visited_20_Internet_20_Link">
https://www.ukrinform.ua/rubric-ato/3692958-na-hersonsini-pid-obstril-rosian-potrapila-svidka-poraneni-feldseri.html</text:a>
</text:p>
      <!--NEWS-->
      <text:h text:style-name="P10" text:outline-level="1">
<text:span text:style-name="T4">
Курс російського рубля впав до річного мінімуму</text:span>
</text:h>
      <text:p text:style-name="P4">
Authors: Ukrinform (Person)</text:p>
      <text:p text:style-name="P4">
Publisher: Укринформ (Organization)</text:p>
      <text:p text:style-name="P4">
Published Time: 2023-04-07T16:34:00+03:00</text:p>
      <text:p text:style-name="P4">
Modified Time: 2023-04-07T16:34:00+03:00</text:p>
      <text:p text:style-name="P4">
Description: Курс російського рубля впав до найнижчого значення упродовж року після того, як росія почала повномасштабне вторгнення в Україну. — Укрінформ.</text:p>
      <text:p text:style-name="P4">
Images: ["<text:a xlink:type="simple" xlink:href="https://static.ukrinform.com/photos/2022_05/thumb_files/630_360_1653641484-917.jpg" text:style-name="Internet_20_link" text:visited-style-name="Visited_20_Internet_20_Link">
630_360_16536...</text:a>
"]</text:p>
      <text:p text:style-name="P4">
Tags: ['Економіка', 'росія', 'Рубль']</text:p>
      <text:p text:style-name="P4">
Type: Article</text:p>
      <!--METADATA-->
      <text:p text:style-name="P4">
<draw:frame draw:style-name="fr1" draw:name="Image99" text:anchor-type="as-char" svg:width="6.9236in" svg:height="3.956343in" draw:z-index="0">
<draw:image xlink:href="../Images/yкринформ/2023-04-07T16-34-00-03-00/630_360_1653641484-917.jpg" xlink:type="simple" xlink:show="embed" xlink:actuate="onLoad" draw:mime-type="image/jpeg"/>
</draw:frame>
 Курсросійського рубля впав до найнижчого значення упродовж року після того, якросія почала повномасштабне вторгнення в Україну.</text:p>
      <text:p text:style-name="P4">
Як передає Укрінформ, про це повідомляє <text:a xlink:type="simple" xlink:href="https://www.bbc.com/news/world-europe-65213412" text:style-name="Internet_20_link" text:visited-style-name="Visited_20_Internet_20_Link">
 </text:a>
</text:p>
      <text:p text:style-name="P4">
У п'ятницю вранці на московській біржі курс російської валюти впав до 82рублів за долар США.</text:p>
      <text:p text:style-name="P4">
Трейдери кажуть, що падіння курсу пов’язане з кількома чинниками, зокремазниженням цін на нафту у березні, що скоротило прибутки бюджету рф, та виходомзахідного бізнесу з росії після вторгнення до України.</text:p>
      <text:p text:style-name="P4">
Вартість <text:a xlink:type="simple" xlink:href="https://www.ukrinform.ua/tag-rubl" text:style-name="Internet_20_link" text:visited-style-name="Visited_20_Internet_20_Link">
 </text:a>
 не падала до цього рівня зквітня 2022 року, хоча вона була ще нижчою одразу після початку вторгнення,коли впала до 113 рублів за долар США. У липні курс російської валютистабілізувався до 50 рублів, але відтоді він знову ослаб.</text:p>
      <text:p text:style-name="P4">
<text:span text:style-name="T4">
Читайте також:</text:span>
 <text:a xlink:type="simple" xlink:href="https://www.ukrinform.ua/rubric-economy/3679723-vijna-proti-ukraini-matime-rujnivni-naslidki-dla-ekonomiki-rosii-glava-mvf.html" text:style-name="Internet_20_link" text:visited-style-name="Visited_20_Internet_20_Link">
 </text:a>
</text:p>
      <text:p text:style-name="P4">
Міністр фінансів рф антон силуанов заявив, що останнє падіння рубля пов'язанезі змінами структури імпорту та експорту до країни. Він додав, що курсколивався "в умовах зміни зовнішньоекономічної кон'юнктури".</text:p>
      <text:p text:style-name="P4">
Як повідомлялося, <text:a xlink:type="simple" xlink:href="https://www.ukrinform.ua/rubric-world/3688646-vijna-i-taemni-vitrati-zidaut-rosijskij-budzet-bloomberg.html" text:style-name="Internet_20_link" text:visited-style-name="Visited_20_Internet_20_Link">
 </text:a>
 , що вказує на змінипріоритетів у державних фінансах та економіці, спричинені війною протиУкраїни.</text:p>
      <text:p text:style-name="P4">
Через тривалу війну та впроваджені проти росії санкції економіка держави-агресора починає поступово розвалюватися.</text:p>
      <text:p text:style-name="P4">
Source: <text:a xlink:type="simple" xlink:href="https://www.ukrinform.ua/rubric-economy/3692962-kurs-rosijskogo-rubla-vpav-do-ricnogo-minimumu.html" text:style-name="Internet_20_link" text:visited-style-name="Visited_20_Internet_20_Link">
https://www.ukrinform.ua/rubric-economy/3692962-kurs-rosijskogo-rubla-vpav-do-ricnogo-minimumu.html</text:a>
</text:p>
      <!--NEWS-->
      <text:h text:style-name="P10" text:outline-level="1">
<text:span text:style-name="T4">
В Україні вперше підібрали донора кісткового мозку з національного реєстру</text:span>
</text:h>
      <text:p text:style-name="P4">
Authors: Ukrinform (Person)</text:p>
      <text:p text:style-name="P4">
Publisher: Укринформ (Organization)</text:p>
      <text:p text:style-name="P4">
Published Time: 2023-04-07T16:37:08+03:00</text:p>
      <text:p text:style-name="P4">
Modified Time: 2023-04-07T16:37:08+03:00</text:p>
      <text:p text:style-name="P4">
Description: В Україні вперше підібрали для пацієнта донора кісткового мозку з національного реєстру донорів. — Укрінформ.</text:p>
      <text:p text:style-name="P4">
Images: ["<text:a xlink:type="simple" xlink:href="https://static.ukrinform.com/photos/2023_04/thumb_files/630_360_1680874516-986.jpg" text:style-name="Internet_20_link" text:visited-style-name="Visited_20_Internet_20_Link">
630_360_16808...</text:a>
"]</text:p>
      <text:p text:style-name="P4">
Tags: ['Охматдит', 'Трансплантація', 'Донор']</text:p>
      <text:p text:style-name="P4">
Type: Article</text:p>
      <!--METADATA-->
      <text:p text:style-name="P4">
<draw:frame draw:style-name="fr1" draw:name="Image100" text:anchor-type="as-char" svg:width="6.9236in" svg:height="3.956343in" draw:z-index="0">
<draw:image xlink:href="../Images/yкринформ/2023-04-07T16-37-08-03-00/630_360_1680874516-986.jpg" xlink:type="simple" xlink:show="embed" xlink:actuate="onLoad" draw:mime-type="image/jpeg"/>
</draw:frame>
 В Українівперше підібрали для пацієнта донора кісткового мозку з національного реєструдонорів.</text:p>
      <text:p text:style-name="P4">
Про це повідомляє <text:a xlink:type="simple" xlink:href="https://www.facebook.com/permalink.php" text:style-name="Internet_20_link" text:visited-style-name="Visited_20_Internet_20_Link">
</text:a>
, передає Укрінформ.</text:p>
      <text:p text:style-name="P4">
"Для українського пацієнта вперше знайшли донора в Українському реєстрідонорів кісткового мозку. І у НДСЛ Охматдит провели пересадку гемопоетичнихстовбурових клітин 18-річному Олегу", - йдеться у повідомленні.</text:p>
      <text:p text:style-name="P4">
Як розповіли в Центрі, хлопець занедужав минулого літа, хвороба розвиваласяблискавично. Підвищена температура, втрата свідомості, рівень гемоглобінублизько 30. Медики діагностували апластичну анемію. Потрібна була пересадкакісткового мозку, але ніхто з родичів не підійшов для Олега як донор.</text:p>
      <text:p text:style-name="P4">
<text:span text:style-name="T4">
Читайте також:</text:span>
 <text:a xlink:type="simple" xlink:href="https://www.ukrinform.ua/rubric-regions/3689820-na-prikarpatti-vperse-hirurgi-zrobili-bijcu-peresadku-licovogo-nerva.html" text:style-name="Internet_20_link" text:visited-style-name="Visited_20_Internet_20_Link">
 <text:span text:style-name="T4">
пересадк</text:span>
 </text:a>
</text:p>
      <text:p text:style-name="P4">
В Україні проведено вже 64 пересадки кісткового мозку від неродинних донорів,але знаходили їх у світовому реєстрі.</text:p>
      <text:p text:style-name="P4">
Цього разу донора для Олега підібрали в Українському реєстрі донорівкісткового мозку. Рятівними клітинами погодився поділитися киянин. Вчора увідділенні трансплантації кісткового мозку Охматдиту провели забір такихклітин з периферичної крові донора, а сьогодні медики цього ж відділення їхввели Олегу. Наразі йде процес приживлення клітин, хлопець перебуває успеціальному боксі.</text:p>
      <text:p text:style-name="P4">
Український реєстр донорів кісткового мозку створений 5 років тому. Завдякийому українські пацієнти мають доступ і до світового реєстру, де зареєстровано41 мільйон людей, які погодилися за потреби поділитися своїми клітинами крові.Але трапляється й так, що серед мільйонів потенційних донорів не вдаєтьсязнайти людину, яка підходить комусь з українських пацієнтів.</text:p>
      <text:p text:style-name="P4">
<text:span text:style-name="T4">
Читайте також:</text:span>
 <text:a xlink:type="simple" xlink:href="https://www.ukrinform.ua/rubric-ato/3686226-ukrainski-likari-proveli-tretu-uspisnu-peresadku-legen.html" text:style-name="Internet_20_link" text:visited-style-name="Visited_20_Internet_20_Link">
 <text:span text:style-name="T4">
пересадк</text:span>
 </text:a>
</text:p>
      <text:p text:style-name="P4">
Як повідомляв Укрінформ, щорічно в Україні до 150 дітей потребуютьтрансплантації кісткового мозку, до 100 з них — від неродинного донора. ВУкраїнському реєстрі донорів кісткового мозку зареєстровано близько 9 тисячдонорів. За оцінками експертів, для того, щоб знайти для 60% українськихпацієнтів донора всередині країни, в реєстрі має бути не менше 1 млнпотенційних донорів. На пошук донора за кордоном, аналізи, забір матеріалу ідоставку його до пацієнта може піти три місяці.</text:p>
      <text:p text:style-name="P4">
Source: <text:a xlink:type="simple" xlink:href="https://www.ukrinform.ua/rubric-society/3692961-v-ukraini-vperse-pidibrali-donora-kistkovogo-mozku-z-nacionalnogo-reestru.html" text:style-name="Internet_20_link" text:visited-style-name="Visited_20_Internet_20_Link">
https://www.ukrinform.ua/rubric-society/3692961-v-ukraini-vperse-pidibrali-donora-kistkovogo-mozku-z-nacionalnogo-reestru.html</text:a>
</text:p>
      <!--NEWS-->
      <text:h text:style-name="P10" text:outline-level="1">
<text:span text:style-name="T4">
Українець Молчанов вийшов у фінал турніру ATP в Італії у парному розряді</text:span>
</text:h>
      <text:p text:style-name="P4">
Authors: Ukrinform (Person)</text:p>
      <text:p text:style-name="P4">
Publisher: Укринформ (Organization)</text:p>
      <text:p text:style-name="P4">
Published Time: 2023-04-07T16:40:28+03:00</text:p>
      <text:p text:style-name="P4">
Modified Time: 2023-04-07T16:40:28+03:00</text:p>
      <text:p text:style-name="P4">
Description: Українсько-чеський дует Денис Молчанов - Зденек Коларж пробилися у фінал турніру Асоціації тенісистів професіоналів (ATP) серії Challenger у Барлетті (Італія) із призовим фондом €73 тис. — Укрінформ.</text:p>
      <text:p text:style-name="P4">
Images: ["<text:a xlink:type="simple" xlink:href="https://static.ukrinform.com/photos/2023_04/thumb_files/630_360_1680874772-486.jpg" text:style-name="Internet_20_link" text:visited-style-name="Visited_20_Internet_20_Link">
630_360_16808...</text:a>
"]</text:p>
      <text:p text:style-name="P4">
Tags: ['Теніс']</text:p>
      <text:p text:style-name="P4">
Type: Article</text:p>
      <!--METADATA-->
      <text:p text:style-name="P4">
<draw:frame draw:style-name="fr1" draw:name="Image101" text:anchor-type="as-char" svg:width="6.9236in" svg:height="3.956343in" draw:z-index="0">
<draw:image xlink:href="../Images/yкринформ/2023-04-07T16-40-28-03-00/630_360_1680874772-486.jpg" xlink:type="simple" xlink:show="embed" xlink:actuate="onLoad" draw:mime-type="image/jpeg"/>
</draw:frame>
Українсько-чеський дует Денис Молчанов - Зденек Коларж пробилися у фіналтурніру Асоціації тенісистів професіоналів (ATP) серії Challenger у Барлетті(Італія) із призовим фондом €73 тис.</text:p>
      <text:p text:style-name="P4">
У півфіналі посіяні під 2-м номером Молчанов та Коларж обіграли канадсько-румунський тандем Стівен Діез - Ніколас Давід Йонел - 6:3, 6:4, передаєУкрінформ.</text:p>
      <text:p text:style-name="P4">
Поєдинок тривав 1 годину 10 хвилин.</text:p>
      <text:p text:style-name="P4">
<text:span text:style-name="T4">
Читайте також:</text:span>
 <text:a xlink:type="simple" xlink:href="https://www.ukrinform.ua/rubric-sports/3691429-tenis-stali-vidomi-usi-zbirni-aki-zigraut-u-kubku-gopmana2023.html" text:style-name="Internet_20_link" text:visited-style-name="Visited_20_Internet_20_Link">
 <text:span text:style-name="T4">
Теніс</text:span>
 </text:a>
</text:p>
      <text:p text:style-name="P4">
У вирішальному матчі 8 квітня Молчанов та Коларж зустрінуться з італійцямиЯкопо Берреттіні та Флавіо Коболлі.</text:p>
      <text:p text:style-name="P4">
Фото: sport.pl.</text:p>
      <text:p text:style-name="P4">
Source: <text:a xlink:type="simple" xlink:href="https://www.ukrinform.ua/rubric-sports/3692963-ukrainec-molcanov-vijsov-u-final-turniru-atp-v-italii-u-parnomu-rozradi.html" text:style-name="Internet_20_link" text:visited-style-name="Visited_20_Internet_20_Link">
https://www.ukrinform.ua/rubric-sports/3692963-ukrainec-molcanov-vijsov-u-final-turniru-atp-v-italii-u-parnomu-rozradi.html</text:a>
</text:p>
      <!--NEWS-->
      <text:h text:style-name="P10" text:outline-level="1">
<text:span text:style-name="T4">
На станції «Академік Вернадський» відбулася ротація експедицій</text:span>
</text:h>
      <text:p text:style-name="P4">
Authors: Ukrinform (Person)</text:p>
      <text:p text:style-name="P4">
Publisher: Укринформ (Organization)</text:p>
      <text:p text:style-name="P4">
Published Time: 2023-04-07T16:43:21+03:00</text:p>
      <text:p text:style-name="P4">
Modified Time: 2023-04-07T16:43:21+03:00</text:p>
      <text:p text:style-name="P4">
Description: На українській станції "Академік Вернадський" завершилася перезмінка експедицій, найближчий рік нова команда проводитиме різноманітні дослідження. — Укрінформ.</text:p>
      <text:p text:style-name="P4">
Images: ["<text:a xlink:type="simple" xlink:href="https://static.ukrinform.com/photos/2023_04/thumb_files/630_360_1680874480-266.jpg" text:style-name="Internet_20_link" text:visited-style-name="Visited_20_Internet_20_Link">
630_360_16808...</text:a>
", "<text:a xlink:type="simple" xlink:href="https://static.ukrinform.com/photos/2023_04/1680874481-523.jpg" text:style-name="Internet_20_link" text:visited-style-name="Visited_20_Internet_20_Link">
1680874481-52...</text:a>
", "<text:a xlink:type="simple" xlink:href="https://static.ukrinform.com/photos/2023_04/1680874479-701.jpg" text:style-name="Internet_20_link" text:visited-style-name="Visited_20_Internet_20_Link">
1680874479-70...</text:a>
", "<text:a xlink:type="simple" xlink:href="https://static.ukrinform.com/photos/2023_04/1680874479-150.jpg" text:style-name="Internet_20_link" text:visited-style-name="Visited_20_Internet_20_Link">
1680874479-15...</text:a>
", "<text:a xlink:type="simple" xlink:href="https://static.ukrinform.com/photos/2023_04/1680874480-359.jpg" text:style-name="Internet_20_link" text:visited-style-name="Visited_20_Internet_20_Link">
1680874480-35...</text:a>
"]</text:p>
      <text:p text:style-name="P4">
Tags: ['Антарктида', 'Станція “Академік Вернадський”']</text:p>
      <text:p text:style-name="P4">
Type: Article</text:p>
      <!--METADATA-->
      <text:p text:style-name="P4">
<draw:frame draw:style-name="fr1" draw:name="Image102" text:anchor-type="as-char" svg:width="6.9236in" svg:height="3.956343in" draw:z-index="0">
<draw:image xlink:href="../Images/yкринформ/2023-04-07T16-43-21-03-00/630_360_1680874480-266.jpg" xlink:type="simple" xlink:show="embed" xlink:actuate="onLoad" draw:mime-type="image/jpeg"/>
</draw:frame>
 Наукраїнській станції "Академік Вернадський" завершилася перезмінка експедицій,найближчий рік нова команда проводитиме різноманітні дослідження.</text:p>
      <text:p text:style-name="P4">
Як передає Укрінформ, про це Національний антарктичний науковий центрповідомляє у <text:a xlink:type="simple" xlink:href="https://www.facebook.com/AntarcticCenter/posts/pfbid02Ldkg3Zf7MEDjJi5LLwG75jSxaNd1qDJxYijLY9jetx46N34GREhxhZCfMVtQWQSkl" text:style-name="Internet_20_link" text:visited-style-name="Visited_20_Internet_20_Link">
</text:a>
.</text:p>
      <text:p text:style-name="P4">
“Сьогодні, 7 квітня 2023 року, полярники та полярниці 27-ї УАЕ, що ріквідпрацювали в Антарктиці, вирушили додому. Разом з ними повертаються учасникисезонного загону, які виконували технічні та наукові завдання впродовж кількохмісяців”, - йдеться в повідомленні.</text:p>
      <text:p text:style-name="P4">
<draw:frame draw:style-name="fr1" draw:name="Image103" text:anchor-type="as-char" svg:width="6.9236in" svg:height="4.615733in" draw:z-index="0">
<draw:image xlink:href="../Images/yкринформ/2023-04-07T16-43-21-03-00/1680874481-523.jpg" xlink:type="simple" xlink:show="embed" xlink:actuate="onLoad" draw:mime-type="image/jpeg"/>
</draw:frame>
</text:p>
      <text:p text:style-name="P4">
Натомість роботу почала 28-ма українська антарктична експедиція. Ця команданайближчого року проводитиме геофізичні, метеорологічні та біологічнідослідження, а також забезпечуватиме життєдіяльність станції.</text:p>
      <text:p text:style-name="P4">
В антарктичному центрі підкреслили, що це вже друга ротація українськихзимівників за час повномасштабного вторгнення росії.</text:p>
      <text:p text:style-name="P4">
<draw:frame draw:style-name="fr1" draw:name="Image104" text:anchor-type="as-char" svg:width="6.9236in" svg:height="4.615733in" draw:z-index="0">
<draw:image xlink:href="../Images/yкринформ/2023-04-07T16-43-21-03-00/1680874479-701.jpg" xlink:type="simple" xlink:show="embed" xlink:actuate="onLoad" draw:mime-type="image/jpeg"/>
</draw:frame>
</text:p>
      <text:p text:style-name="P4">
“Попри велику війну та всі спроби ворога нас знищити, ми рухаємося далі йміцно тримаємо “антарктичний фронт". За ці 408 днів ні на хвилину не булозупинене жодне з наших основних вимірювань та досліджень, більшість з якихтривають вже десятиліттями і є дуже цінними для глобальної науки. Цього сезонутакож вдалося започаткувати кілька нових досліджень у міжнародних колабораціяхта завершити нагальні роботи з модернізації станції. Зараз ми провели плановуротацію річних експедицій і продовжуємо виконувати антарктичну місію", –заявив директор НАНЦ Євген Дикий.</text:p>
      <text:p text:style-name="P4">
<draw:frame draw:style-name="fr1" draw:name="Image105" text:anchor-type="as-char" svg:width="6.9236in" svg:height="4.615733in" draw:z-index="0">
<draw:image xlink:href="../Images/yкринформ/2023-04-07T16-43-21-03-00/1680874479-150.jpg" xlink:type="simple" xlink:show="embed" xlink:actuate="onLoad" draw:mime-type="image/jpeg"/>
</draw:frame>
</text:p>
      <text:p text:style-name="P4">
Другий рік поспіль перезмінку українських антарктичних експедицій забезпечуєвласне судно – науково-дослідний криголам "Ноосфера". У березні суднодоправило з Чилі на станцію "Вернадського" 28-му українську антарктичнуекспедицію, а нині з 27-ю УАЕ та сезонним загоном на борту прямує до Південно-Африканської Республіки.</text:p>
      <text:p text:style-name="P4">
<draw:frame draw:style-name="fr1" draw:name="Image106" text:anchor-type="as-char" svg:width="6.9236in" svg:height="9.231467in" draw:z-index="0">
<draw:image xlink:href="../Images/yкринформ/2023-04-07T16-43-21-03-00/1680874480-359.jpg" xlink:type="simple" xlink:show="embed" xlink:actuate="onLoad" draw:mime-type="image/jpeg"/>
</draw:frame>
</text:p>
      <text:p text:style-name="P4">
Також по дорозі, на острові Кінг-Джордж, судно забере польську експедицію зістанції "Арцтовський". З Кейптауна полярники літаками дістануться Польщі, апісля цього наземним транспортом повертатимуться в Україну.</text:p>
      <text:p text:style-name="P4">
<text:span text:style-name="T4">
Читайте також:</text:span>
 <text:a xlink:type="simple" xlink:href="https://www.ukrinform.ua/rubric-society/3681070-na-stancii-akademik-vernadskij-restavruvali-dorogovkaz-i-dodali-nazvi-derusifikovanih-mist.html" text:style-name="Internet_20_link" text:visited-style-name="Visited_20_Internet_20_Link">
 <text:span text:style-name="T4">
Вернадськ</text:span>
 </text:a>
</text:p>
      <text:p text:style-name="P4">
Окрім того, "Ноосфера" доставила до "Вернадського" річний запас продуктів,пального та інших необхідних речей. Зі станції судно забрало велику кількістьсміття. “Оскільки <text:a xlink:type="simple" xlink:href="https://www.ukrinform.ua/tag-antarktida" text:style-name="Internet_20_link" text:visited-style-name="Visited_20_Internet_20_Link">
 </text:a>
 – цеекологічний заповідник, то людина не може тут нічого залишати після себе. Підчас зимівлі усе сміття сортується і зберігається на спеціальному майданчику.Частина пластику подрібнюється та переплавляється на сувеніри”, – пояснили вантарктичному центрі.</text:p>
      <text:p text:style-name="P4">
Як повідомляв Укрінформ, наприкінці березня дослідницький криголам "Ноосфера"з командою 28-ї української антарктичної експедиції на борту прибув до станції<text:a xlink:type="simple" xlink:href="https://www.ukrinform.ua/rubric-society/3688608-komanda-zimivnikiv-pribula-do-antarkticnoi-stancii-akademik-vernadskij.html" text:style-name="Internet_20_link" text:visited-style-name="Visited_20_Internet_20_Link">
 </text:a>
 .</text:p>
      <text:p text:style-name="P4">
Source: <text:a xlink:type="simple" xlink:href="https://www.ukrinform.ua/rubric-society/3692964-na-stancii-akademik-vernadskij-vidbulasa-rotacia-ekspedicij.html" text:style-name="Internet_20_link" text:visited-style-name="Visited_20_Internet_20_Link">
https://www.ukrinform.ua/rubric-society/3692964-na-stancii-akademik-vernadskij-vidbulasa-rotacia-ekspedicij.html</text:a>
</text:p>
      <!--NEWS-->
      <text:h text:style-name="P10" text:outline-level="1">
<text:span text:style-name="T4">
Зеленський відзначив нагородами 771 військовослужбовця, 247 - посмертно</text:span>
</text:h>
      <text:p text:style-name="P4">
Authors: Ukrinform (Person)</text:p>
      <text:p text:style-name="P4">
Publisher: Укринформ (Organization)</text:p>
      <text:p text:style-name="P4">
Published Time: 2023-04-07T16:43:39+03:00</text:p>
      <text:p text:style-name="P4">
Modified Time: 2023-04-07T16:43:39+03:00</text:p>
      <text:p text:style-name="P4">
Description: Президент Володимир Зеленський відзначив державними нагородами 771 захисника України, 247 із яких - посмертно.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Нагорода', 'Зеленський', 'Війна з росією']</text:p>
      <text:p text:style-name="P4">
Type: Article</text:p>
      <!--METADATA-->
      <text:p text:style-name="P4">
<draw:frame draw:style-name="fr1" draw:name="Image107" text:anchor-type="as-char" svg:width="6.9236in" svg:height="3.956343in" draw:z-index="0">
<draw:image xlink:href="../Images/yкринформ/2023-04-07T16-43-39-03-00/630_360_1679682020-565.jpeg" xlink:type="simple" xlink:show="embed" xlink:actuate="onLoad" draw:mime-type="image/jpeg"/>
</draw:frame>
 ПрезидентВолодимир Зеленський відзначив державними нагородами 771 захисника України,247 із яких - посмертно.</text:p>
      <text:p text:style-name="P4">
Як передає Укрінформ, відповідні укази <text:a xlink:type="simple" xlink:href="https://www.president.gov.ua/documents/1982023-46309" text:style-name="Internet_20_link" text:visited-style-name="Visited_20_Internet_20_Link">
</text:a>
 , <text:a xlink:type="simple" xlink:href="https://www.president.gov.ua/documents/1992023-46297" text:style-name="Internet_20_link" text:visited-style-name="Visited_20_Internet_20_Link">
</text:a>
 , <text:a xlink:type="simple" xlink:href="https://www.president.gov.ua/documents/2002023-46293" text:style-name="Internet_20_link" text:visited-style-name="Visited_20_Internet_20_Link">
</text:a>
 , <text:a xlink:type="simple" xlink:href="https://www.president.gov.ua/documents/2012023-46301" text:style-name="Internet_20_link" text:visited-style-name="Visited_20_Internet_20_Link">
</text:a>
 , <text:a xlink:type="simple" xlink:href="https://www.president.gov.ua/documents/2022023-46305" text:style-name="Internet_20_link" text:visited-style-name="Visited_20_Internet_20_Link">
</text:a>
 <text:a xlink:type="simple" xlink:href="https://www.president.gov.ua/documents/2022023-46305" text:style-name="Internet_20_link" text:visited-style-name="Visited_20_Internet_20_Link">
</text:a>
 <text:a xlink:type="simple" xlink:href="https://www.president.gov.ua/documents/2032023-46289" text:style-name="Internet_20_link" text:visited-style-name="Visited_20_Internet_20_Link">
</text:a>
 від 7 квітняопубліковані на сайті глави держав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Президент нагородив захисників орденами Богдана Хмельницького, ДанилаГалицького, "За мужність", медалями "За військову службу Україні", “Забездоганну службу”, "Захиснику Вітчизни", та “За врятоване життя”.</text:p>
      <text:p text:style-name="P4">
<text:span text:style-name="T4">
Читайте також:</text:span>
 <text:a xlink:type="simple" xlink:href="https://www.ukrinform.ua/rubric-regions/3692895-zelenskij-utvoriv-19-vijskovih-administracij-u-zaporizkij-oblasti.html" text:style-name="Internet_20_link" text:visited-style-name="Visited_20_Internet_20_Link">
 <text:span text:style-name="T4">
Зеленський</text:span>
 </text:a>
</text:p>
      <text:p text:style-name="P4">
Як повідомляв Укрінформ, 30 березня <text:a xlink:type="simple" xlink:href="https://www.ukrinform.ua/tag-zelenskij" text:style-name="Internet_20_link" text:visited-style-name="Visited_20_Internet_20_Link">
 </text:a>
 підписав указ про відзначення державними нагородами України 143захисників України, 98 з яких - посмертно.</text:p>
      <text:p text:style-name="P4">
<text:span text:style-name="T5">
Фото: ОП</text:span>
</text:p>
      <text:p text:style-name="P4">
Source: <text:a xlink:type="simple" xlink:href="https://www.ukrinform.ua/rubric-ato/3692965-zelenskij-vidznaciv-nagorodami-771-vijskovosluzbovca-247-posmertno.html" text:style-name="Internet_20_link" text:visited-style-name="Visited_20_Internet_20_Link">
https://www.ukrinform.ua/rubric-ato/3692965-zelenskij-vidznaciv-nagorodami-771-vijskovosluzbovca-247-posmertno.html</text:a>
</text:p>
      <!--NEWS-->
      <text:h text:style-name="P10" text:outline-level="1">
<text:span text:style-name="T4">
Нідерланди надають €40 мільйонів на закупівлю насіння та обладнання для українських аграріїв</text:span>
</text:h>
      <text:p text:style-name="P4">
Authors: Ukrinform (Person)</text:p>
      <text:p text:style-name="P4">
Publisher: Укринформ (Organization)</text:p>
      <text:p text:style-name="P4">
Published Time: 2023-04-07T16:44:00+03:00</text:p>
      <text:p text:style-name="P4">
Modified Time: 2023-04-07T16:44:00+03:00</text:p>
      <text:p text:style-name="P4">
Description: Із пакету допомоги на 180 млн євро від Нідерландів 10 млн євро підуть на розмінування сільськогосподарських земель, ще 40 млн євро – на закупівлю насіння та обладнання для українського сільського господарства. — Укрінформ.</text:p>
      <text:p text:style-name="P4">
Images: ["<text:a xlink:type="simple" xlink:href="https://static.ukrinform.com/photos/2023_01/thumb_files/630_360_1673967567-899.jpg" text:style-name="Internet_20_link" text:visited-style-name="Visited_20_Internet_20_Link">
630_360_16739...</text:a>
"]</text:p>
      <text:p text:style-name="P4">
Tags: ['Нідерланди', 'Україна', 'Аграрії', 'допомога']</text:p>
      <text:p text:style-name="P4">
Type: Article</text:p>
      <!--METADATA-->
      <text:p text:style-name="P4">
<draw:frame draw:style-name="fr1" draw:name="Image108" text:anchor-type="as-char" svg:width="6.9236in" svg:height="3.956343in" draw:z-index="0">
<draw:image xlink:href="../Images/yкринформ/2023-04-07T16-44-00-03-00/630_360_1673967567-899.jpg" xlink:type="simple" xlink:show="embed" xlink:actuate="onLoad" draw:mime-type="image/jpeg"/>
</draw:frame>
 Із пакетудопомоги на 180 млн євро від Нідерландів 10 млн євро підуть на розмінуваннясільськогосподарських земель, ще 40 млн євро – на закупівлю насіння таобладнання для українського сільського господарства.</text:p>
      <text:p text:style-name="P4">
Про це повідомляє <text:a xlink:type="simple" xlink:href="https://www.rada.gov.ua/news/news_kom/235056.html" text:style-name="Internet_20_link" text:visited-style-name="Visited_20_Internet_20_Link">
 </text:a>
 зарезультатами зустрічі голови комітету Верховної Ради з питань аграрної таземельної політики Олександра Гайду з членами комітету з сільськогогосподарства - депутатами парламенту Нідерландів, передає Укрінформ.</text:p>
      <text:p text:style-name="P4">
«Через російське вторгнення Україна стала однією із найбільш забрудненихвибухонебезпечними предметами країн світу. Близько третини всієї територіїкраїни є потенційно небезпечними і потребують обстеження. Ми будемо радідопомозі Нідерландів у розмінуванні, аби пришвидшити цей процес. Адже це однаіз нагальних проблем аграріїв, особливо південних та східних регіонів», -наголосив Гайду.</text:p>
      <text:p text:style-name="P4">
Під час зустрічі він нагадав іноземним колегам, що нині важливо і далірозширювати нові логістичні шляхи з ЄС, аби українські фермери моглиекспортувати продукцію за кордон. Адже росія продовжує умисно затримуватисудна з українським збіжжям у Босфорі.</text:p>
      <text:p text:style-name="P4">
<text:span text:style-name="T4">
Читайте також:</text:span>
 <text:a xlink:type="simple" xlink:href="https://www.ukrinform.ua/rubric-economy/3686567-ukrainskim-agrariam-vdalosa-adaptuvatisa-do-roboti-v-umovah-vijni-visockij.html" text:style-name="Internet_20_link" text:visited-style-name="Visited_20_Internet_20_Link">
 <text:span text:style-name="T4">
аграріям</text:span>
 </text:a>
</text:p>
      <text:p text:style-name="P4">
«Дякуємо <text:a xlink:type="simple" xlink:href="https://www.ukrinform.ua/tag-niderlandi" text:style-name="Internet_20_link" text:visited-style-name="Visited_20_Internet_20_Link">
 </text:a>
 за військову підтримку,гуманітарну допомогу та співпрацю на шляху до членства України в ЄС. Будемопосилювати співпрацю», - підсумував очільник аграрного комітету.</text:p>
      <text:p text:style-name="P4">
Як повідомлялось, <text:a xlink:type="simple" xlink:href="https://www.ukrinform.ua/rubric-economy/3691344-niderlandi-vidilaut-ukraini-274-miljoni-dopomogi.html" text:style-name="Internet_20_link" text:visited-style-name="Visited_20_Internet_20_Link">
 </text:a>
 . З нихблизько 180 млн євро буде спрямолвано на гуманітарну допомогу, охоронуздоров'я, енергопостачання, відновлення житла та інфраструктури, а такожрозмінування сільськогосподарських земель.</text:p>
      <text:p text:style-name="P4">
Source: <text:a xlink:type="simple" xlink:href="https://www.ukrinform.ua/rubric-economy/3692969-niderlandi-nadaut-40-miljoniv-na-zakupivlu-nasinna-ta-obladnanna-dla-ukrainskih-agrariiv.html" text:style-name="Internet_20_link" text:visited-style-name="Visited_20_Internet_20_Link">
https://www.ukrinform.ua/rubric-economy/3692969-niderlandi-nadaut-40-miljoniv-na-zakupivlu-nasinna-ta-obladnanna-dla-ukrainskih-agrariiv.html</text:a>
</text:p>
      <!--NEWS-->
      <text:h text:style-name="P10" text:outline-level="1">
<text:span text:style-name="T4">
Загарбники обстріляли село на Харківщині, загинув цивільний</text:span>
</text:h>
      <text:p text:style-name="P4">
Authors: Ukrinform (Person)</text:p>
      <text:p text:style-name="P4">
Publisher: Укринформ (Organization)</text:p>
      <text:p text:style-name="P4">
Published Time: 2023-04-07T16:48:51+03:00</text:p>
      <text:p text:style-name="P4">
Modified Time: 2023-04-07T16:48:51+03:00</text:p>
      <text:p text:style-name="P4">
Description: Унаслідок обстрілу російськими військами Харківського району загинув цивільний.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09" text:anchor-type="as-char" svg:width="6.9236in" svg:height="3.956343in" draw:z-index="0">
<draw:image xlink:href="../Images/yкринформ/2023-04-07T16-48-51-03-00/630_360_1538997483-946.jpg" xlink:type="simple" xlink:show="embed" xlink:actuate="onLoad" draw:mime-type="image/jpeg"/>
</draw:frame>
 Унаслідокобстрілу російськими військами Харківського району загинув цивільний.</text:p>
      <text:p text:style-name="P4">
Про це в <text:a xlink:type="simple" xlink:href="https://t.me/synegubov/5889" text:style-name="Internet_20_link" text:visited-style-name="Visited_20_Internet_20_Link">
 </text:a>
 повідомив начальник Харківської ОВАОлег Синєгубов, передає Укрінформ.</text:p>
      <text:p text:style-name="P4">
"Ворог продовжує <text:a xlink:type="simple" xlink:href="https://www.ukrinform.ua/tag-obstril" text:style-name="Internet_20_link" text:visited-style-name="Visited_20_Internet_20_Link">
 </text:a>
 прикордонні міста ісела Харківщини. На жаль, є жертви серед цивільного населення. Сьогодні,близько 14:30, російські окупанти обстріляли с. Борисівка Харківського району.Внаслідок цього обстрілу загинув 39-річний цивільний чоловік", - йдеться удописі.</text:p>
      <text:p text:style-name="P4">
<text:span text:style-name="T4">
Читайте також:</text:span>
 <text:a xlink:type="simple" xlink:href="https://www.ukrinform.ua/rubric-regions/3692602-na-harkivsini-dvoe-ludej-pidirvalisa-na-vibuhivci.html" text:style-name="Internet_20_link" text:visited-style-name="Visited_20_Internet_20_Link">
 <text:span text:style-name="T4">
Харківщ</text:span>
 </text:a>
</text:p>
      <text:p text:style-name="P4">
Як повідомлялося, війська рф не припиняють обстрілювати Харківську область.Минулої доби зі ствольної та реактивної артилерії, мінометів та іншогоозброєння <text:a xlink:type="simple" xlink:href="https://www.ukrinform.ua/rubric-ato/3692725-vijska-rf-zranku-obstrilali-vovcansk.html" text:style-name="Internet_20_link" text:visited-style-name="Visited_20_Internet_20_Link">
 </text:a>
 прикордонних населених пунктів Харківського,Куп'янського, Чугуївського та Богодухівського районів. Зранку 7 квітняобстріляли місто Вовчанськ.</text:p>
      <text:p text:style-name="P4">
Source: <text:a xlink:type="simple" xlink:href="https://www.ukrinform.ua/rubric-ato/3692967-zagarbniki-obstrilali-selo-na-harkivsini-zaginuv-civilnij.html" text:style-name="Internet_20_link" text:visited-style-name="Visited_20_Internet_20_Link">
https://www.ukrinform.ua/rubric-ato/3692967-zagarbniki-obstrilali-selo-na-harkivsini-zaginuv-civilnij.html</text:a>
</text:p>
      <!--NEWS-->
      <text:h text:style-name="P10" text:outline-level="1">
<text:span text:style-name="T4">
Серед російських військових різко збільшилася кількість охочих здатися в полон — ГУР</text:span>
</text:h>
      <text:p text:style-name="P4">
Authors: Ukrinform (Person)</text:p>
      <text:p text:style-name="P4">
Publisher: Укринформ (Organization)</text:p>
      <text:p text:style-name="P4">
Published Time: 2023-04-07T16:52:37+03:00</text:p>
      <text:p text:style-name="P4">
Modified Time: 2023-04-07T16:52:37+03:00</text:p>
      <text:p text:style-name="P4">
Description: Головне управління розвідки Міністерства оборони України підтверджує різке збільшення кількості російських загарбників, які прагнуть здатися в полон, щоб зберегти своє життя.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Міноборони', 'Розвідка', 'Війна з росією']</text:p>
      <text:p text:style-name="P4">
Type: Article</text:p>
      <!--METADATA-->
      <text:p text:style-name="P4">
<draw:frame draw:style-name="fr1" draw:name="Image110" text:anchor-type="as-char" svg:width="6.9236in" svg:height="3.956343in" draw:z-index="0">
<draw:image xlink:href="../Images/yкринформ/2023-04-07T16-52-37-03-00/630_360_1663576850-585.jpg" xlink:type="simple" xlink:show="embed" xlink:actuate="onLoad" draw:mime-type="image/jpeg"/>
</draw:frame>
 Головнеуправління розвідки Міністерства оборони України підтверджує різке збільшеннякількості російських загарбників, які прагнуть здатися в полон, щоб зберегтисвоє життя.</text:p>
      <text:p text:style-name="P4">
Як передає Укрінформ, про це повідомило <text:a xlink:type="simple" xlink:href="https://gur.gov.ua/content/ochikuvannia-kontrnastupu-syl-bezpeky-ta-oborony-ukrainy-pohlybliuie-eroziiu-moralno-psykholohichnoho-stanu-v-riadakh-rosiiskykh-okupantiv.html" text:style-name="Internet_20_link" text:visited-style-name="Visited_20_Internet_20_Link">
</text:a>
 .</text:p>
      <text:p text:style-name="P4">
Так, у межах українського державного проєкту "Хочу жить", покликаногодопомогти військовослужбовцям російської армії безпечно здатися в полон Силамоборони, у березні 2023 року були зафіксовані понад три тисячі звернень, щовдвічі більше за попередні щомісячні показники.</text:p>
      <text:p text:style-name="P4">
Воєнна розвідка України також констатувала активізацію здачі військовихросійської федерації в полон безпосередньо на полі бою.</text:p>
      <text:p text:style-name="P4">
<text:span text:style-name="T4">
Читайте також:</text:span>
 <text:a xlink:type="simple" xlink:href="https://www.ukrinform.ua/rubric-ato/3692948-gur-pro-vitik-sekretnih-dokumentiv-sodo-kontrnastupu-rosia-provodit-svoi-specoperacii-u-fotosopi.html" text:style-name="Internet_20_link" text:visited-style-name="Visited_20_Internet_20_Link">
 </text:a>
</text:p>
      <text:p text:style-name="P4">
"Українська контрнаступальна операція на землі ще не розпочалась, але ефектвід неї вже дає результат. Вибір російського солдата під час війни гетьпростий: або смерть, або полон. Утім низка раптових, несподіваних,блискавичних подій здатна все змінити", — зауважили в розвідці.</text:p>
      <text:p text:style-name="P4">
Як повідомляв Укрінформ, раніше ГУР анонсувало <text:a xlink:type="simple" xlink:href="https://www.ukrinform.ua/rubric-ato/3692631-gur-anonsue-rosianam-bagato-cikavogo-u-povitri-na-zemli-j-vodi.html" text:style-name="Internet_20_link" text:visited-style-name="Visited_20_Internet_20_Link">
</text:a>
 на землі, у повітрі й на воді.</text:p>
      <text:p text:style-name="P4">
Source: <text:a xlink:type="simple" xlink:href="https://www.ukrinform.ua/rubric-ato/3692972-sered-rosijskih-vijskovih-rizko-zbilsilasa-kilkist-ohocih-zdatisa-v-polon-gur.html" text:style-name="Internet_20_link" text:visited-style-name="Visited_20_Internet_20_Link">
https://www.ukrinform.ua/rubric-ato/3692972-sered-rosijskih-vijskovih-rizko-zbilsilasa-kilkist-ohocih-zdatisa-v-polon-gur.html</text:a>
</text:p>
      <!--NEWS-->
      <text:h text:style-name="P10" text:outline-level="1">
<text:span text:style-name="T4">
Армія рф обстріляла з мінометів село на Сумщині</text:span>
</text:h>
      <text:p text:style-name="P4">
Authors: Ukrinform (Person)</text:p>
      <text:p text:style-name="P4">
Publisher: Укринформ (Organization)</text:p>
      <text:p text:style-name="P4">
Published Time: 2023-04-07T16:56:41+03:00</text:p>
      <text:p text:style-name="P4">
Modified Time: 2023-04-07T16:56:41+03:00</text:p>
      <text:p text:style-name="P4">
Description: російські війська в п'ятницю, 7 квітня, обстріляли з мінометів один із прикордонних населених пунктів Сумської області, здійснивши по його території 12 влучань.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Міномет', 'Війна з росією']</text:p>
      <text:p text:style-name="P4">
Type: Article</text:p>
      <!--METADATA-->
      <text:p text:style-name="P4">
<draw:frame draw:style-name="fr1" draw:name="Image111" text:anchor-type="as-char" svg:width="6.9236in" svg:height="3.956343in" draw:z-index="0">
<draw:image xlink:href="../Images/yкринформ/2023-04-07T16-56-41-03-00/630_360_1669987737-966.jpg" xlink:type="simple" xlink:show="embed" xlink:actuate="onLoad" draw:mime-type="image/jpeg"/>
</draw:frame>
 російськівійська в п'ятницю, 7 квітня, обстріляли з мінометів один із прикордоннихнаселених пунктів Сумської області, здійснивши по його території 12 влучань.</text:p>
      <text:p text:style-name="P4">
Як передає Укрінформ, про це оперативне командування "Північ" повідомило в <text:a xlink:type="simple" xlink:href="https://t.me/ok_pivnich1/1683" text:style-name="Internet_20_link" text:visited-style-name="Visited_20_Internet_20_Link">
</text:a>
 .</text:p>
      <text:p text:style-name="P4">
Так, з 12:00 до 12:30 у районі села Баранівка зафіксовані 12 влучань,імовірно, з мінометів 120-міліметрового калібру.</text:p>
      <text:p text:style-name="P4">
<text:span text:style-name="T4">
Читайте також:</text:span>
 <text:a xlink:type="simple" xlink:href="https://www.ukrinform.ua/rubric-ato/3692958-na-hersonsini-pid-obstril-rosian-potrapila-svidka-poraneni-feldseri.html" text:style-name="Internet_20_link" text:visited-style-name="Visited_20_Internet_20_Link">
 <text:span text:style-name="T4">
Бериславі</text:span>
 <text:span text:style-name="T4">
під</text:span>
 <text:span text:style-name="T4">
обстріл</text:span>
 <text:span text:style-name="T4">
росіян</text:span>
<text:span text:style-name="T4">
потрапила</text:span>
 <text:span text:style-name="T4">
швидка</text:span>
 <text:span text:style-name="T4">
поранені</text:span>
 <text:span text:style-name="T4">
фельдшери</text:span>
</text:a>
</text:p>
      <text:p text:style-name="P4">
Про втрати серед місцевого населення чи пошкодження цивільної інфраструктуриінформація не надходила.</text:p>
      <text:p text:style-name="P4">
Як повідомляв Укрінформ, 6 квітня в Сумській області <text:a xlink:type="simple" xlink:href="https://www.ukrinform.ua/rubric-ato/3692642-rosiani-protagom-dobi-obstrilali-sist-gromad-sumsini.html" text:style-name="Internet_20_link" text:visited-style-name="Visited_20_Internet_20_Link">
</text:a>
 шість територіальних громад.</text:p>
      <text:p text:style-name="P4">
Source: <text:a xlink:type="simple" xlink:href="https://www.ukrinform.ua/rubric-ato/3692974-armia-rf-obstrilala-z-minometiv-selo-na-sumsini.html" text:style-name="Internet_20_link" text:visited-style-name="Visited_20_Internet_20_Link">
https://www.ukrinform.ua/rubric-ato/3692974-armia-rf-obstrilala-z-minometiv-selo-na-sumsini.html</text:a>
</text:p>
      <!--NEWS-->
      <text:h text:style-name="P10" text:outline-level="1">
<text:span text:style-name="T4">
У столиці визначили претендентів на здобуття цьогорічної мистецької премії «Київ»</text:span>
</text:h>
      <text:p text:style-name="P4">
Authors: Ukrinform (Person)</text:p>
      <text:p text:style-name="P4">
Publisher: Укринформ (Organization)</text:p>
      <text:p text:style-name="P4">
Published Time: 2023-04-07T16:57:00+03:00</text:p>
      <text:p text:style-name="P4">
Modified Time: 2023-04-07T16:57:00+03:00</text:p>
      <text:p text:style-name="P4">
Description: У столиці визначили список претендентів, які висуваються на здобуття мистецької премії «Київ» у 2023 році. — Укрінформ.</text:p>
      <text:p text:style-name="P4">
Images: ["<text:a xlink:type="simple" xlink:href="https://static.ukrinform.com/photos/2023_04/thumb_files/630_360_1680875506-648.jpg" text:style-name="Internet_20_link" text:visited-style-name="Visited_20_Internet_20_Link">
630_360_16808...</text:a>
"]</text:p>
      <text:p text:style-name="P4">
Tags: ['Премія', 'Мистецтво', 'Київ']</text:p>
      <text:p text:style-name="P4">
Type: Article</text:p>
      <!--METADATA-->
      <text:p text:style-name="P4">
<draw:frame draw:style-name="fr1" draw:name="Image112" text:anchor-type="as-char" svg:width="6.9236in" svg:height="3.956343in" draw:z-index="0">
<draw:image xlink:href="../Images/yкринформ/2023-04-07T16-57-00-03-00/630_360_1680875506-648.jpg" xlink:type="simple" xlink:show="embed" xlink:actuate="onLoad" draw:mime-type="image/jpeg"/>
</draw:frame>
 У столицівизначили список претендентів, які висуваються на здобуття мистецької премії«Київ» у 2023 році.</text:p>
      <text:p text:style-name="P4">
Як передає Укрінформ, про це повідомляє <text:a xlink:type="simple" xlink:href="https://kyivcity.gov.ua/news/oprilyudneno_spisok_mittsiv_na_zdobuttya_mistetsko_premi_kiv_u_2023_rotsi/" text:style-name="Internet_20_link" text:visited-style-name="Visited_20_Internet_20_Link">
</text:a>
з посиланням на Департамент культури КМДА.</text:p>
      <text:p text:style-name="P4">
Премія буде вручена в дев’яти номінаціях: у галузі літератури, кіномистецтва,музичної композиції, журналістики, театрального, образотворчого, народногодекоративного, хореографічного та циркового мистецтв.</text:p>
      <text:p text:style-name="P4">
На здобуття <text:a xlink:type="simple" xlink:href="https://www.ukrinform.ua/tag-premia" text:style-name="Internet_20_link" text:visited-style-name="Visited_20_Internet_20_Link">
 </text:a>
 «Київ» <text:span text:style-name="T4">
у галузілітератури</text:span>
 – мистецька премія «Київ» імені Євгена Плужника висуваються:Олександр Герасименко – письменник – за книгу «Молодіжна столиця» (2020 р.);Іван Герун – письменник – за книгу «Степова Еллада» (2021 р.); Ігор Павлюк –письменник – за книгу «Буг» (2020 р.), книгу «Вакуум» (2022 р.); Вадим Пепа –письменник, заслужений журналіст України – за книгу «Володар грому» (2020 р.);Андрій Плесконос – письменник – за книгу «Даша і таємниця Шоколадногобудиночка» (2021 р.); Владислав Стольников – письменник – за книгу «Вітри насполох» (2020 р.).</text:p>
      <text:p text:style-name="P4">
<text:span text:style-name="T4">
У галузі кіномистецтва</text:span>
 – премія «Київ» імені Івана Миколайчука: ОленаДжишиашвілі – режисер, оператор – за документальний фільм «Плай» (2021 р.);Володимир Мула – режисер, продюсер, заслужений діяч мистецтв України – задокументальний фільм «Юкі» (2020 р.).</text:p>
      <text:p text:style-name="P4">
<text:span text:style-name="T4">
У галузі музичної композиції</text:span>
 – премія «Київ» імені Артемія Веделя: СергійЗажитько – композитор – за музичні твори «Попурі на теми з музики Ніно Рота»(2020 р.), «Заповіт» (2021 р.), «Вокальний диптих» (2022 р.), «Солдате мій»(2022 р.).</text:p>
      <text:p text:style-name="P4">
<text:span text:style-name="T4">
Читайте також:</text:span>
 <text:a xlink:type="simple" xlink:href="https://www.ukrinform.ua/rubric-culture/3690963-derzmistectv-ogolosilo-lavreata-premii-imeni-olesa-goncara.html" text:style-name="Internet_20_link" text:visited-style-name="Visited_20_Internet_20_Link">
 </text:a>
</text:p>
      <text:p text:style-name="P4">
<text:span text:style-name="T4">
У галузі театрального мистецтва</text:span>
 – Мистецька премія «Київ» імені АмвросіяБучми: В’ячеслав Жила – режисер, заслужений діяч мистецтв України – за виставу«Просто хочеться жити» за мотивами п<code>
єси С. Абдулли (2021 р.); Юлія Кирилюк –режисер – за виставу «Фрі» за мотивами романа А. Нотомб (2021 р.); Євген Нищук– актор Національного академічного драматичного театру імені Івана Франка,народний артист України – за ролі Михайла Гурмана в постановці «Украденещастя» І. Франка (2020 р.), Крістіана де Невільєта в постановці «Сірано деБержерак» за мотивами п’єси Е. Ростана (2020 р.), Альфредо Трапса у виставі«Аварія» («Зупинка на дорозі») за мотивами п</code>
єси Ф. Дюрренматта (2021 р.); затеатральний проєкт «Едігна. Донька Анни Київської та Генріха І. ПочатокСлавного Служіння» (2022 р.): Федір Баландін – режисер-постановник; АнастасіяБлажчук – актриса; Андрій Єрмоленко – художник-постановник.</text:p>
      <text:p text:style-name="P4">
<text:span text:style-name="T4">
У галузі образотворчого мистецтва</text:span>
 – премія «Київ» імені Сергія Шишка: ЮрійВакуленко – художник, генеральний директор Національного музею «Київськакартинна галерея» – за триптих «Архангели. Слово» (2020-2021 рр.); РусланКутняк – художник – за серію живописних творів «Де моє сонце, де» (2020 р.),«Вузлик» (2020 р.), «Соняхи в селянському вбранні» (2022 р.); АндрійСеребряков – художник – за мистецький проєкт «Героїчний літопис України»(2020-2022 рр.).</text:p>
      <text:p text:style-name="P4">
<text:span text:style-name="T4">
У галузі народного декоративного мистецтва</text:span>
 – премія «Київ» імені СергіяКолоса: Марина Кривонос – майстер художньої кераміки – за серію творів«Декоративна скульптура Київщини» (2020-2022 рр.).</text:p>
      <text:p text:style-name="P4">
<text:span text:style-name="T4">
Читайте також:</text:span>
 <text:a xlink:type="simple" xlink:href="https://www.ukrinform.ua/rubric-culture/3688207-teatralnij-festivalpremia-gra-opriludniv-longlist-nominantiv.html" text:style-name="Internet_20_link" text:visited-style-name="Visited_20_Internet_20_Link">
 <text:span text:style-name="T4">
премія</text:span>
 </text:a>
</text:p>
      <text:p text:style-name="P4">
<text:span text:style-name="T4">
У галузі журналістики</text:span>
 – премія «Київ» імені Анатолія Москаленка: АндрійЦаплієнко – заслужений журналіст України – за висвітлення трагічних подійросійської агресії проти України, активну волонтерську діяльність, допомогупостраждалим мешканцям тимчасово окупованих територій; «Фотопроєкт до ДняНезалежності України: «На рівні» з видатними українцями» (2021 р.), бінарнийматеріал «Як захищають пам’ятники від війни: фоторепортаж з Києва» (2022 р.):Анна Кравченко – журналістка; Валерій Швець – журналіст.</text:p>
      <text:p text:style-name="P4">
<text:span text:style-name="T4">
У галузі хореографічного мистецтва</text:span>
 – премія «Київ» імені Павла Вірського:Андрій Демещук – головний балетмейстер Українського академічного фольклорно-етнографічного ансамблю «Калина», заслужений артист України – за хореографічнупостановку «Українська полька» (2022 р.).</text:p>
      <text:p text:style-name="P4">
<text:span text:style-name="T4">
У галузі циркового мистецтва</text:span>
 – премія «Київ» імені братів Василя таОлександра Ялових: Владислава Нараєва – учениця класу циркового мистецтваКиївської дитячої музичної школи № 14 ім. Д. Кабалевського – за концертніномери «Крейзі бокс» (2021 р.), «Метаморфози» (2021 р.), «Жертва селфі» (2022р.), «Міраж танго» (2022 р.); Олег Рибченко – заслужений артист України,режисер – за цирковий номер «Українська ніч» (2021 р.).</text:p>
      <text:p text:style-name="P4">
Як повідомлялося, мистецька премія «Київ» була заснована у 2001 році Київськоюміською державною адміністрацією спільно з Координаційною радою національнихтворчих спілок України для відзначення та популяризації кращих здобутківмитців столиці.</text:p>
      <text:p text:style-name="P4">
<text:span text:style-name="T5">
Фото: Борис Корпусенко, Вечірній Київ</text:span>
</text:p>
      <text:p text:style-name="P4">
Source: <text:a xlink:type="simple" xlink:href="https://www.ukrinform.ua/rubric-kyiv/3692940-u-stolici-viznacili-pretendentiv-na-zdobutta-cogoricnoi-misteckoi-premii-kiiv.html" text:style-name="Internet_20_link" text:visited-style-name="Visited_20_Internet_20_Link">
https://www.ukrinform.ua/rubric-kyiv/3692940-u-stolici-viznacili-pretendentiv-na-zdobutta-cogoricnoi-misteckoi-premii-kiiv.html</text:a>
</text:p>
      <!--NEWS-->
      <text:h text:style-name="P10" text:outline-level="1">
<text:span text:style-name="T4">
«Ворскла» обіграла «Інгулець» на старті 20-го туру УПЛ</text:span>
</text:h>
      <text:p text:style-name="P4">
Authors: Ukrinform (Person)</text:p>
      <text:p text:style-name="P4">
Publisher: Укринформ (Organization)</text:p>
      <text:p text:style-name="P4">
Published Time: 2023-04-07T16:58:00+03:00</text:p>
      <text:p text:style-name="P4">
Modified Time: 2023-04-07T16:58:00+03:00</text:p>
      <text:p text:style-name="P4">
Description: Полтавська «Ворскла» завдала поразки «Інгульцю» з Петрового у поєдинку чергового, 20-го туру чемпіонату України з футболу серед команд Прем'єр-ліги (УПЛ). — Укрінформ.</text:p>
      <text:p text:style-name="P4">
Images: ["<text:a xlink:type="simple" xlink:href="https://static.ukrinform.com/photos/2023_04/thumb_files/630_360_1680881113-822.jpg" text:style-name="Internet_20_link" text:visited-style-name="Visited_20_Internet_20_Link">
630_360_16808...</text:a>
"]</text:p>
      <text:p text:style-name="P4">
Tags: ['Футбол', "Прем'єр-ліга", 'Ворскла', 'Інгулець']</text:p>
      <text:p text:style-name="P4">
Type: Article</text:p>
      <!--METADATA-->
      <text:p text:style-name="P4">
<draw:frame draw:style-name="fr1" draw:name="Image113" text:anchor-type="as-char" svg:width="6.9236in" svg:height="3.956343in" draw:z-index="0">
<draw:image xlink:href="../Images/yкринформ/2023-04-07T16-58-00-03-00/630_360_1680881113-822.jpg" xlink:type="simple" xlink:show="embed" xlink:actuate="onLoad" draw:mime-type="image/jpeg"/>
</draw:frame>
 Полтавська«Ворскла» завдала поразки «Інгульцю» з Петрового у поєдинку чергового, 20-готуру чемпіонату України з футболу серед команд Прем'єр-ліги (УПЛ).</text:p>
      <text:p text:style-name="P4">
Зустріч на стадіоні О. Бутовського в Полтаві завершилася на користь господарівз рахунком 1:0, передає Укрінформ.</text:p>
      <text:p text:style-name="P4">
У складі «Ворскли» відзначився Василь Кравець, якому на 49-й хвилині асистувавОлександр Скляр.</text:p>
      <text:p text:style-name="P4">
Програму туру в суботу, 8 квітня, продовжать матчі київського «Динамо» іззакарпатським «Минаєм» (початок о 13.00), криворізького «Кривбаса» злуганською «Зорею (13.00), донецького «Шахтаря» з харківським «Металістом»(14.00), львівського «Руха» з рівненським «Вересом» (15.00).</text:p>
      <text:p text:style-name="P4">
У неділю, 9 квітня, зіграють «Дніпро-1 та «Львів» (13.00), «Олександрія» таодеський «Чорноморець» (13.00), ковалівський «Колос» та харківський «Металіст1925» (15.00).</text:p>
      <text:p text:style-name="P4">
<text:span text:style-name="T4">
Читайте також:</text:span>
 <text:a xlink:type="simple" xlink:href="https://www.ukrinform.ua/rubric-sports/3692832-havbek-sahtara-taras-stepanenko-vidnovivsa-pisla-travmi.html" text:style-name="Internet_20_link" text:visited-style-name="Visited_20_Internet_20_Link">
 </text:a>
</text:p>
      <text:p text:style-name="P4">
У турнірній таблиці УПЛ лідирує «Шахтар», у якого 43 очки (після 18-ти ігор),далі - «Дніпро-1» - 42 (18), «Зоря» - 40 (19), «Динамо» - 36 (19) та«Олександрія» - 31 (18).</text:p>
      <text:p text:style-name="P4">
Фото: ФК «Ворскла».</text:p>
      <text:p text:style-name="P4">
Source: <text:a xlink:type="simple" xlink:href="https://www.ukrinform.ua/rubric-sports/3692976-vorskla-obigrala-ingulec-na-starti-20go-turu-upl.html" text:style-name="Internet_20_link" text:visited-style-name="Visited_20_Internet_20_Link">
https://www.ukrinform.ua/rubric-sports/3692976-vorskla-obigrala-ingulec-na-starti-20go-turu-upl.html</text:a>
</text:p>
      <!--NEWS-->
      <text:h text:style-name="P10" text:outline-level="1">
<text:span text:style-name="T4">
У росії з’являються групи активістів, готові до збройного опору режиму – Юсов</text:span>
</text:h>
      <text:p text:style-name="P4">
Authors: Ukrinform (Person)</text:p>
      <text:p text:style-name="P4">
Publisher: Укринформ (Organization)</text:p>
      <text:p text:style-name="P4">
Published Time: 2023-04-07T16:58:47+03:00</text:p>
      <text:p text:style-name="P4">
Modified Time: 2023-04-07T16:58:47+03:00</text:p>
      <text:p text:style-name="P4">
Description: Населення рф позбавлене будь-яких легітимних засобів боротьби, і в країні з’являються групи активістів, готові до збройного опору проти чинного режиму.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Війна з росією', 'Єдині новини']</text:p>
      <text:p text:style-name="P4">
Type: Article</text:p>
      <!--METADATA-->
      <text:p text:style-name="P4">
<draw:frame draw:style-name="fr1" draw:name="Image114" text:anchor-type="as-char" svg:width="6.9236in" svg:height="3.956343in" draw:z-index="0">
<draw:image xlink:href="../Images/yкринформ/2023-04-07T16-58-47-03-00/630_360_1674657236-888.jpg" xlink:type="simple" xlink:show="embed" xlink:actuate="onLoad" draw:mime-type="image/jpeg"/>
</draw:frame>
 Населеннярф позбавлене будь-яких легітимних засобів боротьби, і в країні з’являютьсягрупи активістів, готові до збройного опору проти чинного режиму.</text:p>
      <text:p text:style-name="P4">
Про це в ефірі телемарафону «Єдині новини» заявив представник Головногоуправління розвідки Міноборони Андрій Юсов, коментуючи події у Брянськійобласті, передає кореспондент Укрінформу.</text:p>
      <text:p text:style-name="P4">
"Ситуація в самій росії стає все більш напруженою. З’являються місцеві групиактивістів, які готові до тепер уже збройного опору проти внутрішньоїокупації, якою вони вважають владу путіна і його режиму, і в такий спосібготові захищати власні права, оскільки влада путіна позбавила населення самоїросійської федерації до будь-яких легітимних засобів боротьби. І іноагенти, ітюрми, і замахи, і напади – це той режим терору, в якому росіяни давноживуть,.. не всі хочуть з цим миритись", - наголосив Юсов.</text:p>
      <text:p text:style-name="P4">
За його словами, є "аспект поневолених народів і їхнього пробудження,усвідомлення того, що <text:a xlink:type="simple" xlink:href="https://www.ukrinform.ua/tag-rosia" text:style-name="Internet_20_link" text:visited-style-name="Visited_20_Internet_20_Link">
 </text:a>
 їх використовуєяк гарматне м'ясо, в тому числі й у війні проти України".</text:p>
      <text:p text:style-name="P4">
"Тому цей анахронізм, яким є сучасна російська імперія, що називаєтьсяросійською федерацією, - безумовно, в ньому багато протиріч. Ці протиріччясаме в такій гострій фазі стають більш очевидними і рано чи пізно призведутьдо трансформації самої рф", - переконаний представник ГУР.</text:p>
      <text:p text:style-name="P4">
<text:span text:style-name="T4">
Читайте також:</text:span>
 <text:a xlink:type="simple" xlink:href="https://www.ukrinform.ua/rubric-ato/3692919-protidia-vitoku-informacii-ta-situacia-na-fronti-zelenskij-proviv-zasidanna-stavki.html" text:style-name="Internet_20_link" text:visited-style-name="Visited_20_Internet_20_Link">
 </text:a>
</text:p>
      <text:p text:style-name="P4">
Напередодні губернатор Брянської області Олександр Богомаз заявив, щоросійські прикордонники нібито запобігли спробі проникнення "української ДРГ"у складі 20 осіб на територію області, завдавши їй "вогневої поразки".</text:p>
      <text:p text:style-name="P4">
Згодом цю заяву спростував "російський добровольчий корпус", який <text:a xlink:type="simple" xlink:href="https://t.me/russvolcorps/460" text:style-name="Internet_20_link" text:visited-style-name="Visited_20_Internet_20_Link">
</text:a>
 , що його бійці "виконали бойові завдання" уБрянській області, а також поспілкувалися з місцевими жителями та передали їмлистівки.</text:p>
      <text:p text:style-name="P4">
"російський добровольчий корпус" — військовий підрозділ, сформований у серпні2022 року для захисту України. До його складу входять російські емігранти, якіживуть на території України та в інших європейських країнах.</text:p>
      <text:p text:style-name="P4">
<text:span text:style-name="T4">
Читайте також:</text:span>
 <text:a xlink:type="simple" xlink:href="https://www.ukrinform.ua/rubric-ato/3692972-sered-rosijskih-vijskovih-rizko-zbilsilasa-kilkist-ohocih-zdatisa-v-polon-gur.html" text:style-name="Internet_20_link" text:visited-style-name="Visited_20_Internet_20_Link">
 </text:a>
</text:p>
      <text:p text:style-name="P4">
Як повідомлялося, 2 березня на російських пропагандистських медіаресурсахз'явилась інформація про начебто "перестрілку з українською ДРГ", яка прониклана територію Брянської області.</text:p>
      <text:p text:style-name="P4">
Радник керівника Офісу Президента Михайло Подоляк назвав це "свідомою ікласичною провокацією".</text:p>
      <text:p text:style-name="P4">
У ДПСУ наголосили, що ситуація на кордоні з росією контрольована.</text:p>
      <text:p text:style-name="P4">
Source: <text:a xlink:type="simple" xlink:href="https://www.ukrinform.ua/rubric-ato/3692975-u-rosii-zavlautsa-grupi-aktivistiv-gotovi-do-zbrojnogo-oporu-rezimu-usov.html" text:style-name="Internet_20_link" text:visited-style-name="Visited_20_Internet_20_Link">
https://www.ukrinform.ua/rubric-ato/3692975-u-rosii-zavlautsa-grupi-aktivistiv-gotovi-do-zbrojnogo-oporu-rezimu-usov.html</text:a>
</text:p>
      <!--NEWS-->
      <text:h text:style-name="P10" text:outline-level="1">
<text:span text:style-name="T4">
На Луганщині загинув художник та скульптор із Харкова Антон Дербілов</text:span>
</text:h>
      <text:p text:style-name="P4">
Authors: Ukrinform (Person)</text:p>
      <text:p text:style-name="P4">
Publisher: Укринформ (Organization)</text:p>
      <text:p text:style-name="P4">
Published Time: 2023-04-07T17:01:54+03:00</text:p>
      <text:p text:style-name="P4">
Modified Time: 2023-04-07T17:01:54+03:00</text:p>
      <text:p text:style-name="P4">
Description: На Луганщині загинув нацгвардієць, художник та скульптор із Харкова Антон Дербілов (псевдонім «Патрік»). — Укрінформ.</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4/1680876090-608.jpg" text:style-name="Internet_20_link" text:visited-style-name="Visited_20_Internet_20_Link">
1680876090-60...</text:a>
"]</text:p>
      <text:p text:style-name="P4">
Tags: ['Луганщина', 'Обстріл', 'Художник']</text:p>
      <text:p text:style-name="P4">
Type: Article</text:p>
      <!--METADATA-->
      <text:p text:style-name="P4">
<draw:frame draw:style-name="fr1" draw:name="Image115" text:anchor-type="as-char" svg:width="6.9236in" svg:height="3.956343in" draw:z-index="0">
<draw:image xlink:href="../Images/yкринформ/2023-04-07T17-01-54-03-00/630_360_1617451171-445.jpg" xlink:type="simple" xlink:show="embed" xlink:actuate="onLoad" draw:mime-type="image/jpeg"/>
</draw:frame>
 НаЛуганщині загинув нацгвардієць, художник та скульптор із Харкова АнтонДербілов (псевдонім «Патрік»).</text:p>
      <text:p text:style-name="P4">
Про це повідомила у <text:a xlink:type="simple" xlink:href="https://www.facebook.com/5brigadeNGU/posts/pfbid0bTEnBnKb3itUUcC7r6CKkkQxvDBcwEdtq7mWCwrLycR3T6cLsbbmjwDoazmCEnFHl" text:style-name="Internet_20_link" text:visited-style-name="Visited_20_Internet_20_Link">
</text:a>
5-та Слобожанська бригада Нацгвардії, передає Укрінформ.</text:p>
      <text:p text:style-name="P4">
«У боях за звільнення селища Кремінна Луганської області загинув українськийхудожник, скульптор та музикант Антон Дербілов. 6 квітня внаслідок мінометного<text:a xlink:type="simple" xlink:href="https://www.ukrinform.ua/tag-obstril" text:style-name="Internet_20_link" text:visited-style-name="Visited_20_Internet_20_Link">
 </text:a>
 Антон отримав поранення, несумісні зжиттям, та загинув на полі бою зі зброєю у руках. Жив та загинув як Герой», –йдеться у повідомленні.</text:p>
      <text:p text:style-name="P4">
<draw:frame draw:style-name="fr1" draw:name="Image116" text:anchor-type="as-char" svg:width="6.9236in" svg:height="4.910627in" draw:z-index="0">
<draw:image xlink:href="../Images/yкринформ/2023-04-07T17-01-54-03-00/1680876090-608.jpg" xlink:type="simple" xlink:show="embed" xlink:actuate="onLoad" draw:mime-type="image/jpeg"/>
</draw:frame>
</text:p>
      <text:p text:style-name="P4">
«Патрік» служив у НГУ з лютого 2022 року. У бригаді зазначили, що за життяДербілов був нагороджений медалями «За хоробрість у бою», «Незламним героямросійсько-української війни» та за «Доблесну службу».</text:p>
      <text:p text:style-name="P4">
Дербілов брав участь у звільненні Балаклії, Ізюма та інших населених пунктівІзюмського району під час контрнаступу на Харківщині у вересні-жовтні 2022року.</text:p>
      <text:p text:style-name="P4">
«Антонові було 43 роки. Без батька залишилося три доньки. Висловлюємо щиріспівчуття рідним та близьким гвардійця!» – зазначили в НГУ.</text:p>
      <text:p text:style-name="P4">
Антон Дербілов – співзасновник сімейної арт-студії Sirko Toys, яка займаєтьсяколекційною та ігровою воєнною мініатюрою.</text:p>
      <text:p text:style-name="P4">
Source: <text:a xlink:type="simple" xlink:href="https://www.ukrinform.ua/rubric-ato/3692977-na-lugansini-zaginuv-hudoznik-ta-skulptor-iz-harkova-anton-derbilov.html" text:style-name="Internet_20_link" text:visited-style-name="Visited_20_Internet_20_Link">
https://www.ukrinform.ua/rubric-ato/3692977-na-lugansini-zaginuv-hudoznik-ta-skulptor-iz-harkova-anton-derbilov.html</text:a>
</text:p>
      <!--NEWS-->
      <text:h text:style-name="P10" text:outline-level="1">
<text:span text:style-name="T4">
Уряд спростив процедуру доступу до інфраструктури обʼєктів електроенергетики</text:span>
</text:h>
      <text:p text:style-name="P4">
Authors: Ukrinform (Person)</text:p>
      <text:p text:style-name="P4">
Publisher: Укринформ (Organization)</text:p>
      <text:p text:style-name="P4">
Published Time: 2023-04-07T17:01:58+03:00</text:p>
      <text:p text:style-name="P4">
Modified Time: 2023-04-07T17:01:58+03:00</text:p>
      <text:p text:style-name="P4">
Description: Кабінет Міністрів вніс зміни до правил надання доступу до інфраструктури обʼєкта електроенергетики, тим самим спростивши процедуру. — Укрінформ.</text:p>
      <text:p text:style-name="P4">
Images: ["<text:a xlink:type="simple" xlink:href="https://static.ukrinform.com/photos/2023_04/thumb_files/630_360_1680876063-258.jpg" text:style-name="Internet_20_link" text:visited-style-name="Visited_20_Internet_20_Link">
630_360_16808...</text:a>
"]</text:p>
      <text:p text:style-name="P4">
Tags: ['Енергетика', 'Кабмін', 'Мельничук']</text:p>
      <text:p text:style-name="P4">
Type: Article</text:p>
      <!--METADATA-->
      <text:p text:style-name="P4">
<draw:frame draw:style-name="fr1" draw:name="Image117" text:anchor-type="as-char" svg:width="6.9236in" svg:height="3.956343in" draw:z-index="0">
<draw:image xlink:href="../Images/yкринформ/2023-04-07T17-01-58-03-00/630_360_1680876063-258.jpg" xlink:type="simple" xlink:show="embed" xlink:actuate="onLoad" draw:mime-type="image/jpeg"/>
</draw:frame>
 КабінетМіністрів вніс зміни до правил надання доступу до інфраструктури обʼєктаелектроенергетики, тим самим спростивши процедуру.</text:p>
      <text:p text:style-name="P4">
Як передає Укрінформ, про це повідомив у <text:a xlink:type="simple" xlink:href="https://t.me/tmelnychuk/2027" text:style-name="Internet_20_link" text:visited-style-name="Visited_20_Internet_20_Link">
 </text:a>
постійний представник Кабміну у Верховній Раді Тарас Мельничук.</text:p>
      <text:p text:style-name="P4">
«Спрощено процедуру отримання доступу до інфраструктури обʼєктаелектроенергетики, а також дострокового розірвання договору з доступу, у разіповного зруйнування внаслідок бойових дій інфраструктури обʼєктаелектроенергетики або всіх технічних засобів, споруд електронних комунікацій»,– ідеться у повідомленні.</text:p>
      <text:p text:style-name="P4">
<text:span text:style-name="T4">
Читайте також:</text:span>
 <text:a xlink:type="simple" xlink:href="https://www.ukrinform.ua/rubric-society/3692947-urad-viznaciv-poradok-viplati-grosovoi-dopomogi-u-razi-zagibeli-abo-invalidnosti-volonteriv.html" text:style-name="Internet_20_link" text:visited-style-name="Visited_20_Internet_20_Link">
 <text:span text:style-name="T4">
Уряд</text:span>
 </text:a>
</text:p>
      <text:p text:style-name="P4">
Передбачається, що проєкт акта сприятиме розвитку та відновленню електроннихкомунікаційних мереж під час дії воєнного стану в Україні або окремих їїмісцевостях, а також у повоєнний час.</text:p>
      <text:p text:style-name="P4">
Як повідомлялося, уряд виділив 5 млн грн на експериментальний проєкт збудівництва та ремонту енергетичної інфраструктури.</text:p>
      <text:p text:style-name="P4">
Фото: Денис Шмигаль, Телеграм</text:p>
      <text:p text:style-name="P4">
Source: <text:a xlink:type="simple" xlink:href="https://www.ukrinform.ua/rubric-economy/3692978-urad-sprostiv-proceduru-dostupu-do-infrastrukturi-obektiv-elektroenergetiki.html" text:style-name="Internet_20_link" text:visited-style-name="Visited_20_Internet_20_Link">
https://www.ukrinform.ua/rubric-economy/3692978-urad-sprostiv-proceduru-dostupu-do-infrastrukturi-obektiv-elektroenergetiki.html</text:a>
</text:p>
      <!--NEWS-->
      <text:h text:style-name="P10" text:outline-level="1">
<text:span text:style-name="T4">
Україна призупиняє експорт збіжжя до Польщі</text:span>
</text:h>
      <text:p text:style-name="P4">
Authors: Ukrinform (Person)</text:p>
      <text:p text:style-name="P4">
Publisher: Укринформ (Organization)</text:p>
      <text:p text:style-name="P4">
Published Time: 2023-04-07T17:02:00+03:00</text:p>
      <text:p text:style-name="P4">
Modified Time: 2023-04-07T17:02:00+03:00</text:p>
      <text:p text:style-name="P4">
Description: Україна призупинить до нового сезону експорт у Польщу пшениці, кукурудзи, ріпаку і соняшнику. — Укрінформ.</text:p>
      <text:p text:style-name="P4">
Images: ["<text:a xlink:type="simple" xlink:href="https://static.ukrinform.com/photos/2022_07/thumb_files/630_360_1658506115-342.jpg" text:style-name="Internet_20_link" text:visited-style-name="Visited_20_Internet_20_Link">
630_360_16585...</text:a>
"]</text:p>
      <text:p text:style-name="P4">
Tags: ['Експорт', 'Польща', 'Зерно', 'Сольський']</text:p>
      <text:p text:style-name="P4">
Type: Article</text:p>
      <!--METADATA-->
      <text:p text:style-name="P4">
<draw:frame draw:style-name="fr1" draw:name="Image118" text:anchor-type="as-char" svg:width="6.9236in" svg:height="3.956343in" draw:z-index="0">
<draw:image xlink:href="../Images/yкринформ/2023-04-07T17-02-00-03-00/630_360_1658506115-342.jpg" xlink:type="simple" xlink:show="embed" xlink:actuate="onLoad" draw:mime-type="image/jpeg"/>
</draw:frame>
 Українапризупинить до нового сезону експорт у Польщу пшениці, кукурудзи, ріпаку ісоняшнику.</text:p>
      <text:p text:style-name="P4">
Про це заявив міністр аграрної політики та продовольства Микола Сольський підчас спільної пресконференції з міністром сільського господарства і розвиткусела Польщі Робертом Телусом, передає кореспондент Укрінформу.</text:p>
      <text:p text:style-name="P4">
“Ситуація складна як для українських, так і для польських фермерів. Ми всірозуміємо, хто винен, але маємо вирішити цю проблему. Українська сторона донового сезону утримається від експорту до <text:a xlink:type="simple" xlink:href="https://www.ukrinform.ua/tag-polsa" text:style-name="Internet_20_link" text:visited-style-name="Visited_20_Internet_20_Link">
 </text:a>
 пшениці, кукурудзи, ріпаку та соняшнику”, - заявив Сольський.</text:p>
      <text:p text:style-name="P4">
Він зазначив, що під час наступної зустрічі з польською стороною будеопрацьовано процедури, пов’язані з експортом української агропродукції. Зайого словами, експорт зможе відбуватися лише за згодою польської сторони.</text:p>
      <text:p text:style-name="P4">
<text:span text:style-name="T4">
Читайте також:</text:span>
 <text:a xlink:type="simple" xlink:href="https://www.ukrinform.ua/rubric-economy/3692648-duda-priznaciv-novogo-ministra-silskogo-gospodarstva-na-tli-problem-z-ukrainskim-zbizzam-u-polsi.html" text:style-name="Internet_20_link" text:visited-style-name="Visited_20_Internet_20_Link">
 <text:span text:style-name="T4">
збіжжя</text:span>
 </text:a>
</text:p>
      <text:p text:style-name="P4">
Український міністр додав, що з польською стороною також буде обговоренопитання транзиту збіжжя з України через територію РП.</text:p>
      <text:p text:style-name="P4">
“Ми розраховуємо на максимально конструктивну позицію польської сторони щодотранзиту українського збіжжя до польських портів та портів інших країн ЄС”, -підкреслив Сольський.</text:p>
      <text:p text:style-name="P4">
За його словами, чергова зустріч з польською стороною для обговорення цихпитань буде перед новим сезоном жнив.</text:p>
      <text:p text:style-name="P4">
“Перед новим сезоном, на початку літа, залежно від ситуації у світі, ми зновузустрінемося, щоб обговорити подальші спільні дії”, - наголосив українськийміністр.</text:p>
      <text:p text:style-name="P4">
Своєю чергою міністр сільського господарства і розвитку села Польщі заявив,що, ймовірно, через тиждень він знову зустрінеться з українським міністром дляпідписання угоди щодо розв’язання проблеми з українським збіжжям.</text:p>
      <text:p text:style-name="P4">
“Найімовірніше, ми зустрінемося в п'ятницю (14 квітня – ред.). Ми підпишемодокумент, який передбачатиме те, про що ми сьогодні домовилися. Це будедокумент, який спільно виконуватимуть українська та польська сторони”, -підкреслив Телус.</text:p>
      <text:p text:style-name="P4">
<text:span text:style-name="T4">
Читайте також:</text:span>
 <text:a xlink:type="simple" xlink:href="https://www.ukrinform.ua/rubric-economy/3688973-ukraina-vze-eksportuvala-ponad-3-miljoni-tonn-zbizza-do-krain-afriki.html" text:style-name="Internet_20_link" text:visited-style-name="Visited_20_Internet_20_Link">
 <text:span text:style-name="T4">
збіжжя</text:span>
 </text:a>
</text:p>
      <text:p text:style-name="P4">
За його словами, найважливішою метою спільних дій є розвантаження складів зізбіжжям.</text:p>
      <text:p text:style-name="P4">
Як повідомлялося, польські аграрії упродовж останніх кількох місяців проводилимасові акції протесту, зокрема, виступаючи проти перевезення через територіюПольщі до третіх країн української агропродукції. Вони підкреслювали, щозначна частина українського зерна не перевозиться транзитом далі, а осідає вПольщі, знижуючи тим самим закупівельні ціни в РП на збіжжя польськихаграріїв. Під тиском фермерів уряд Польщі звернувся до Єврокомісії про відмовувід нульового мита на українську агропродукцію. Утім, Єврокомісія не виконалаголовну вимогу польських аграріїв про введення мита на українські товарисільськогосподарського призначення і продовжила ще на рік, до 5 червня 2024року, угоду про безмитне ввезення товарів з України.</text:p>
      <text:p text:style-name="P4">
У середу, 5 квітня, на тлі кризи з українським збіжжям у відставку подавпопередній міністр сільського господарства Польщі Генрик Ковальчик. У четверна його місце було призначено Роберта Телуса, який того ж дня зібравміжвідомчий кризовий штаб щодо вирішення проблеми з напливом на польськийринок українського збіжжя.</text:p>
      <text:p text:style-name="P4">
<text:span text:style-name="T4">
Читайте також:</text:span>
 <text:a xlink:type="simple" xlink:href="https://www.ukrinform.ua/rubric-world/3686330-polsa-proti-vivedenna-zpid-sankcij-rosijskih-i-biloruskih-dobriv.html" text:style-name="Internet_20_link" text:visited-style-name="Visited_20_Internet_20_Link">
 </text:a>
</text:p>
      <text:p text:style-name="P4">
Президент України Володимир Зеленський під час офіційного візиту до Польщі 5квітня обговорив це питання з прем'єр-міністром Польщі Матеушем Моравецьким.Після цього під час брифінгу для ЗМІ він заявив, що цю проблему буде вирішенонайближчим часом.</text:p>
      <text:p text:style-name="P4">
Source: <text:a xlink:type="simple" xlink:href="https://www.ukrinform.ua/rubric-economy/3692981-ukraina-prizupinae-eksport-zbizza-do-polsi.html" text:style-name="Internet_20_link" text:visited-style-name="Visited_20_Internet_20_Link">
https://www.ukrinform.ua/rubric-economy/3692981-ukraina-prizupinae-eksport-zbizza-do-polsi.html</text:a>
</text:p>
      <!--NEWS-->
      <text:h text:style-name="P10" text:outline-level="1">
<text:span text:style-name="T4">
Питання безпеки буде серед пріоритетних ще багато років - Шмигаль</text:span>
</text:h>
      <text:p text:style-name="P4">
Authors: Ukrinform (Person)</text:p>
      <text:p text:style-name="P4">
Publisher: Укринформ (Organization)</text:p>
      <text:p text:style-name="P4">
Published Time: 2023-04-07T17:03:00+03:00</text:p>
      <text:p text:style-name="P4">
Modified Time: 2023-04-07T17:03:00+03:00</text:p>
      <text:p text:style-name="P4">
Description: Питання безпеки буде одним із пріоритетних ще багато років після завершення війни, й уряд уже зараз формує нову систему та підходи.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Безпека', 'Шмигаль', 'Війна з росією']</text:p>
      <text:p text:style-name="P4">
Type: Article</text:p>
      <!--METADATA-->
      <text:p text:style-name="P4">
<draw:frame draw:style-name="fr1" draw:name="Image119" text:anchor-type="as-char" svg:width="6.9236in" svg:height="3.956343in" draw:z-index="0">
<draw:image xlink:href="../Images/yкринформ/2023-04-07T17-03-00-03-00/630_360_1679674428-586.jpg" xlink:type="simple" xlink:show="embed" xlink:actuate="onLoad" draw:mime-type="image/jpeg"/>
</draw:frame>
 Питаннябезпеки буде одним із пріоритетних ще багато років після завершення війни, йуряд уже зараз формує нову систему та підходи.</text:p>
      <text:p text:style-name="P4">
Про це Прем’єр-міністр Денис Шмигаль сказав на засіданні уряду, передаєУкрінформ із посиланням на <text:a xlink:type="simple" xlink:href="https://www.kmu.gov.ua/news/premier-ministr-uriad-skhvalyv-kontseptsiiu-bezpeky-zakladiv-osvity" text:style-name="Internet_20_link" text:visited-style-name="Visited_20_Internet_20_Link">
 </text:a>
</text:p>
      <text:p text:style-name="P4">
«Ми хочемо, аби наші діти продовжували навчання у максимально безпечномупросторі», — підкреслив <text:a xlink:type="simple" xlink:href="https://www.ukrinform.ua/tag-smigal" text:style-name="Internet_20_link" text:visited-style-name="Visited_20_Internet_20_Link">
 </text:a>
 у контекстіухвалення Концепції безпеки закладів освіти.</text:p>
      <text:p text:style-name="P4">
Прем’єр-міністр зазначив, що цьогоріч передбачено 1,5 млрд грн субвенціїрегіонам на облаштування в школах якісних укриттів. Від місцевої влади урядочікує швидких результатів та ефективного використання виділених коштів.</text:p>
      <text:p text:style-name="P4">
За словами глави уряду, йдеться не лише про розбудову сучасних комфортнихукриттів — концепція також передбачає нові підходи до пожежної безпеки,охорони шкіл із залученням відповідних підрозділів поліції, нові підходи допропускного режиму, відеоспостереження, інклюзивності.</text:p>
      <text:p text:style-name="P4">
<text:span text:style-name="T4">
Читайте також:</text:span>
 <text:a xlink:type="simple" xlink:href="https://www.ukrinform.ua/rubric-vidbudova/3692528-smigal-proviv-naradu-z-kerivnikami-cotiroh-oblastej-sodo-vidbudovi.html" text:style-name="Internet_20_link" text:visited-style-name="Visited_20_Internet_20_Link">
 <text:span text:style-name="T4">
Шмигаль</text:span>
 </text:a>
</text:p>
      <text:p text:style-name="P4">
«Концепція також дозволить впроваджувати чіткі алгоритми дій у разі небезпеки,додаткове навчання для вчителів та учнів про те, як діяти в різних ситуаціях»,- сказав Шмигаль.</text:p>
      <text:p text:style-name="P4">
Як повідомляв Укрінформ, Концепція безпеки закладів освіти представляєкомплексне стратегічне бачення створення безпечного освітнього середовища узакладах освіти та організацію в них рівних, належних і безпечних умовздобуття освіти та викладання.</text:p>
      <text:p text:style-name="P4">
<text:span text:style-name="T5">
Фото: КМУ</text:span>
</text:p>
      <text:p text:style-name="P4">
Source: <text:a xlink:type="simple" xlink:href="https://www.ukrinform.ua/rubric-polytics/3692982-pitanna-bezpeki-bude-sered-prioritetnih-se-bagato-rokiv-smigal.html" text:style-name="Internet_20_link" text:visited-style-name="Visited_20_Internet_20_Link">
https://www.ukrinform.ua/rubric-polytics/3692982-pitanna-bezpeki-bude-sered-prioritetnih-se-bagato-rokiv-smigal.html</text:a>
</text:p>
      <!--NEWS-->
      <text:h text:style-name="P10" text:outline-level="1">
<text:span text:style-name="T4">
Кабмін переглянув розмір плати за акцизні марки</text:span>
</text:h>
      <text:p text:style-name="P4">
Authors: Ukrinform (Person)</text:p>
      <text:p text:style-name="P4">
Publisher: Укринформ (Organization)</text:p>
      <text:p text:style-name="P4">
Published Time: 2023-04-07T17:04:59+03:00</text:p>
      <text:p text:style-name="P4">
Modified Time: 2023-04-07T17:04:59+03:00</text:p>
      <text:p text:style-name="P4">
Description: Уряд удосконалив адміністрування акцизного податку на алкогольні напої та тютюнові вироби, встановивши нові ціни на акцизні марки. — Укрінформ.</text:p>
      <text:p text:style-name="P4">
Images: ["<text:a xlink:type="simple" xlink:href="https://static.ukrinform.com/photos/2021_03/thumb_files/630_360_1617189558-212.jpg" text:style-name="Internet_20_link" text:visited-style-name="Visited_20_Internet_20_Link">
630_360_16171...</text:a>
"]</text:p>
      <text:p text:style-name="P4">
Tags: ['Акциз', 'Мінфін', 'Уряд']</text:p>
      <text:p text:style-name="P4">
Type: Article</text:p>
      <!--METADATA-->
      <text:p text:style-name="P4">
<draw:frame draw:style-name="fr1" draw:name="Image120" text:anchor-type="as-char" svg:width="6.9236in" svg:height="3.949462in" draw:z-index="0">
<draw:image xlink:href="../Images/yкринформ/2023-04-07T17-04-59-03-00/630_360_1617189558-212.jpg" xlink:type="simple" xlink:show="embed" xlink:actuate="onLoad" draw:mime-type="image/jpeg"/>
</draw:frame>
 Урядудосконалив адміністрування акцизного податку на алкогольні напої та тютюновівироби, встановивши нові ціни на акцизні марки.</text:p>
      <text:p text:style-name="P4">
Як передає Укрінформ, про це повідомляє <text:a xlink:type="simple" xlink:href="https://www.mof.gov.ua/uk/news/uriad_vdoskonaliv_administruvannia_aktsiznogo_podatku_na_alkogolni_napoi_ta_tiutiunovi_virobi-3928" text:style-name="Internet_20_link" text:visited-style-name="Visited_20_Internet_20_Link">
</text:a>
.</text:p>
      <text:p text:style-name="P4">
"Кабінет Міністрів України затвердив зміни до Положення про виготовлення,зберігання, продаж марок акцизного податку та маркування алкогольних напоїв,тютюнових виробів і рідин, що використовуються в електронних сигаретах", -ідеться в повідомленні.</text:p>
      <text:p text:style-name="P4">
<text:span text:style-name="T4">
Читайте також:</text:span>
 <text:a xlink:type="simple" xlink:href="https://www.ukrinform.ua/rubric-economy/3692978-urad-sprostiv-proceduru-dostupu-do-infrastrukturi-obektiv-elektroenergetiki.html" text:style-name="Internet_20_link" text:visited-style-name="Visited_20_Internet_20_Link">
 </text:a>
</text:p>
      <text:p text:style-name="P4">
Зазначається, що метою акта є перегляд розміру плати за марки акцизногоподатку для алкогольних напоїв, тютюнових виробів та рідин, щовикористовуються в електронних сигаретах, для покриття витрат на їхвиробництво, зберігання та реалізацію.</text:p>
      <text:p text:style-name="P4">
Постановою встановлено таку плату за одиницю марки акцизного податку: дляалкогольних напоїв – близько 35 коп. (тобто вартість марки збільшилась лише на16 коп. проти діючого розміру плати), а для тютюнових виробів, тютюновміснихвиробів для електричного нагрівання (ТВЕН) – близько 16 коп. (або +7 коп. додіючого розміру плати).</text:p>
      <text:p text:style-name="P4">
Вартість марки акцизного податку не змінювалась із 2014 року.</text:p>
      <text:p text:style-name="P4">
<text:span text:style-name="T4">
Читайте також:</text:span>
 <text:a xlink:type="simple" xlink:href="https://www.ukrinform.ua/rubric-technology/3691554-kabmin-zatverdiv-poradok-reaguvanna-na-kiberincidenti-ta-kiberataki.html" text:style-name="Internet_20_link" text:visited-style-name="Visited_20_Internet_20_Link">
 <text:span text:style-name="T4">
Кабмін</text:span>
 </text:a>
</text:p>
      <text:p text:style-name="P4">
У Мінфіні посилаються на інформацію підприємства-виробника про складовісобівартості виготовлення марок акцизного податку. Так, необхідно врахуватизбільшення у 2023 році вартості захищеного паперу в 2,1 раза порівняно з 2022роком, зростання у 2023 році вартості виготовлення Банкнотно-монетним дворомНаціонального банку України інтагліо-форм на 56%. Також зросли ціни наенергоносії, збільшилась складність та вартість логістичних операцій, послугіз технічного обслуговування та ремонту обладнання іноземного виробництва.</text:p>
      <text:p text:style-name="P4">
Як повідомляв Укрінформ, податкова реформа має на меті привести ставкиакцизного податку до середніх європейських рівнів, що передбачає підвищенняакцизів на тютюнові вироби, алкоголь та пальне.</text:p>
      <text:p text:style-name="P4">
Source: <text:a xlink:type="simple" xlink:href="https://www.ukrinform.ua/rubric-economy/3692980-kabmin-pereglanuv-rozmir-plati-za-akcizni-marki.html" text:style-name="Internet_20_link" text:visited-style-name="Visited_20_Internet_20_Link">
https://www.ukrinform.ua/rubric-economy/3692980-kabmin-pereglanuv-rozmir-plati-za-akcizni-marki.html</text:a>
</text:p>
      <!--NEWS-->
      <text:h text:style-name="P10" text:outline-level="1">
<text:span text:style-name="T4">
В Україні загинув ще один грузинський військовий</text:span>
</text:h>
      <text:p text:style-name="P4">
Authors: Ukrinform (Person)</text:p>
      <text:p text:style-name="P4">
Publisher: Укринформ (Organization)</text:p>
      <text:p text:style-name="P4">
Published Time: 2023-04-07T17:05:00+03:00</text:p>
      <text:p text:style-name="P4">
Modified Time: 2023-04-07T17:05:00+03:00</text:p>
      <text:p text:style-name="P4">
Description: На російсько-українській війні загинув Арсен Кецбая, який був родом з грузинського міста Зугдіді. — Укрінформ.</text:p>
      <text:p text:style-name="P4">
Images: ["<text:a xlink:type="simple" xlink:href="https://static.ukrinform.com/photos/2023_04/thumb_files/630_360_1680876109-832.jpg" text:style-name="Internet_20_link" text:visited-style-name="Visited_20_Internet_20_Link">
630_360_16808...</text:a>
"]</text:p>
      <text:p text:style-name="P4">
Tags: ['Грузія', 'Загибель', 'Військові', 'Війна з росією']</text:p>
      <text:p text:style-name="P4">
Type: Article</text:p>
      <!--METADATA-->
      <text:p text:style-name="P4">
<draw:frame draw:style-name="fr1" draw:name="Image121" text:anchor-type="as-char" svg:width="6.9236in" svg:height="3.956343in" draw:z-index="0">
<draw:image xlink:href="../Images/yкринформ/2023-04-07T17-05-00-03-00/630_360_1680876109-832.jpg" xlink:type="simple" xlink:show="embed" xlink:actuate="onLoad" draw:mime-type="image/jpeg"/>
</draw:frame>
 Наросійсько-українській війні загинув Арсен Кецбая, який був родом згрузинського міста Зугдіді.</text:p>
      <text:p text:style-name="P4">
Як передає Укрінформ, про це повідомляє <text:a xlink:type="simple" xlink:href="https://www.newsgeorgia.ge/s-nachala-aprelja-v-ukraine-pogibli-uzhe-chetvero-gruzinskih-bojcov/" text:style-name="Internet_20_link" text:visited-style-name="Visited_20_Internet_20_Link">
</text:a>
 .</text:p>
      <text:p text:style-name="P4">
Останні роки Кецбая мешкав в Україні і служив у лавах ЗСУ. Про його загибельповідомили військові побратими.</text:p>
      <text:p text:style-name="P4">
Це вже четверта загибель бійців із <text:a xlink:type="simple" xlink:href="https://www.ukrinform.ua/tag-gruzia" text:style-name="Internet_20_link" text:visited-style-name="Visited_20_Internet_20_Link">
 </text:a>
 зпочатку квітня цього року.</text:p>
      <text:p text:style-name="P4">
1 квітня повідомлялося про загибель 29-річного Михаїла Мазанашвілі, уродженцяГорійського муніципалітету. Через два дні стало відомо про загибель ВахтангаБарабадзе і Давида Кучукяна.</text:p>
      <text:p text:style-name="P4">
<text:span text:style-name="T4">
Читайте також:</text:span>
 <text:a xlink:type="simple" xlink:href="https://www.ukrinform.ua/rubric-ato/3687570-za-tizden-v-ukraini-zaginuli-troe-polskih-dobrovolciv.html" text:style-name="Internet_20_link" text:visited-style-name="Visited_20_Internet_20_Link">
 </text:a>
</text:p>
      <text:p text:style-name="P4">
З початку повномасштабного вторгнення рф в Україну у лютому минулого року вбоях на боці ЗСУ загинули понад 40 бійців, які були громадянами та уродженцямиГрузії, що мали українське громадянство.</text:p>
      <text:p text:style-name="P4">
Як повідомляв Укрінформ, 25 березня стало відомо, що в Україні на фронтізагинув громадянин Польщі.</text:p>
      <text:p text:style-name="P4">
<text:span text:style-name="T5">
Фото з сайту newsgeorgia.ge</text:span>
</text:p>
      <text:p text:style-name="P4">
Source: <text:a xlink:type="simple" xlink:href="https://www.ukrinform.ua/rubric-ato/3692979-v-ukraini-zaginuv-se-odin-gruzinskij-vijskovij.html" text:style-name="Internet_20_link" text:visited-style-name="Visited_20_Internet_20_Link">
https://www.ukrinform.ua/rubric-ato/3692979-v-ukraini-zaginuv-se-odin-gruzinskij-vijskovij.html</text:a>
</text:p>
      <!--NEWS-->
      <text:h text:style-name="P10" text:outline-level="1">
<text:span text:style-name="T4">
Уряд продовжив право Мінфіну надавати кредитні гарантії для Нафтогазу</text:span>
</text:h>
      <text:p text:style-name="P4">
Authors: Ukrinform (Person)</text:p>
      <text:p text:style-name="P4">
Publisher: Укринформ (Organization)</text:p>
      <text:p text:style-name="P4">
Published Time: 2023-04-07T17:12:36+03:00</text:p>
      <text:p text:style-name="P4">
Modified Time: 2023-04-07T17:12:36+03:00</text:p>
      <text:p text:style-name="P4">
Description: Кабінет Міністрів продовжив право міністра фінансів України підписувати документи стосовно державної гарантії для забезпечення виконання НАК «Нафтогаз України» боргових зобов’язань перед Європейським банком реконструкції та розвитку (ЄБРР). — Укрінформ.</text:p>
      <text:p text:style-name="P4">
Images: ["<text:a xlink:type="simple" xlink:href="https://static.ukrinform.com/photos/2019_09/thumb_files/630_360_1568720073-567.jpg" text:style-name="Internet_20_link" text:visited-style-name="Visited_20_Internet_20_Link">
630_360_15687...</text:a>
"]</text:p>
      <text:p text:style-name="P4">
Tags: ['ЄБРР', 'Кабмін', 'Кредит', 'Нафтогаз']</text:p>
      <text:p text:style-name="P4">
Type: Article</text:p>
      <!--METADATA-->
      <text:p text:style-name="P4">
<draw:frame draw:style-name="fr1" draw:name="Image122" text:anchor-type="as-char" svg:width="6.9236in" svg:height="3.956343in" draw:z-index="0">
<draw:image xlink:href="../Images/yкринформ/2023-04-07T17-12-36-03-00/630_360_1568720073-567.jpg" xlink:type="simple" xlink:show="embed" xlink:actuate="onLoad" draw:mime-type="image/jpeg"/>
</draw:frame>
 КабінетМіністрів продовжив право міністра фінансів України підписувати документистосовно державної гарантії для забезпечення виконання НАК «Нафтогаз України»боргових зобов’язань перед Європейським банком реконструкції та розвитку(ЄБРР).</text:p>
      <text:p text:style-name="P4">
Як передає Укрінформ, про це повідомив у <text:a xlink:type="simple" xlink:href="https://t.me/tmelnychuk/2029" text:style-name="Internet_20_link" text:visited-style-name="Visited_20_Internet_20_Link">
 </text:a>
постійний представник Кабміну у Верховній Раді Тарас Мельничук.</text:p>
      <text:p text:style-name="P4">
Це передбачено змінами, внесеними 7 квітня до постанови Кабміну від 7 липня2022 року №760 «Про надання у 2022 році державної гарантії за зобовʼязаннямиакціонерного товариства «Національна акціонерна компанія «Нафтогаз України».</text:p>
      <text:p text:style-name="P4">
<text:span text:style-name="T4">
Читайте також:</text:span>
 <text:a xlink:type="simple" xlink:href="https://www.ukrinform.ua/rubric-economy/3688358-naftogaz-rozrahovue-na-spivpracu-z-evropou-sodo-zberiganna-ta-vidobutku-gazu.html" text:style-name="Internet_20_link" text:visited-style-name="Visited_20_Internet_20_Link">
 <text:span text:style-name="T4">
Нафтог</text:span>
 </text:a>
</text:p>
      <text:p text:style-name="P4">
"Продовжено право міністра фінансів України (після 2022 року) підписуватидокументи стосовно державної гарантії для забезпечення виконання НАК «НафтогазУкраїни» боргових зобов’язань за Кредитною угодою між <text:a xlink:type="simple" xlink:href="https://www.ukrinform.ua/tag-naftogaz" text:style-name="Internet_20_link" text:visited-style-name="Visited_20_Internet_20_Link">
</text:a>
 і Європейським банком реконструкціїта розвитку від 14.06.2022», – ідеться у повідомленні.</text:p>
      <text:p text:style-name="P4">
Як повідомлялося, у червні 2022 року Нафтогаз уклав кредитну угоду з ЄБРР провідкриття поновлюваної кредитної лінії у розмірі до 300 млн євро для придбанняімпортованого природного газу з метою сталого проходження опалювальногосезону.</text:p>
      <text:p text:style-name="P4">
Source: <text:a xlink:type="simple" xlink:href="https://www.ukrinform.ua/rubric-economy/3692984-urad-prodovziv-pravo-minfinu-nadavati-kreditni-garantii-dla-naftogazu.html" text:style-name="Internet_20_link" text:visited-style-name="Visited_20_Internet_20_Link">
https://www.ukrinform.ua/rubric-economy/3692984-urad-prodovziv-pravo-minfinu-nadavati-kreditni-garantii-dla-naftogazu.html</text:a>
</text:p>
      <!--NEWS-->
      <text:h text:style-name="P10" text:outline-level="1">
<text:span text:style-name="T4">
У Новій Каховці росіяни закопують на перехрестях бочки з невідомим вмістом</text:span>
</text:h>
      <text:p text:style-name="P4">
Authors: Ukrinform (Person)</text:p>
      <text:p text:style-name="P4">
Publisher: Укринформ (Organization)</text:p>
      <text:p text:style-name="P4">
Published Time: 2023-04-07T17:17:00+03:00</text:p>
      <text:p text:style-name="P4">
Modified Time: 2023-04-07T17:17:00+03:00</text:p>
      <text:p text:style-name="P4">
Description: У Новій Каховці на Херсонщині російські загарбники закопують на перехрестях бочки з невідомим вмістом. — Укрінформ.</text:p>
      <text:p text:style-name="P4">
Images: ["<text:a xlink:type="simple" xlink:href="https://static.ukrinform.com/photos/2022_08/thumb_files/630_360_1661070089-529.jpeg" text:style-name="Internet_20_link" text:visited-style-name="Visited_20_Internet_20_Link">
630_360_16610...</text:a>
", "<text:a xlink:type="simple" xlink:href="https://static.ukrinform.com/photos/2023_04/1680876670-608.jpg" text:style-name="Internet_20_link" text:visited-style-name="Visited_20_Internet_20_Link">
1680876670-60...</text:a>
"]</text:p>
      <text:p text:style-name="P4">
Tags: ['Херсонщина', 'Каховка', 'Війна з росією']</text:p>
      <text:p text:style-name="P4">
Type: Article</text:p>
      <!--METADATA-->
      <text:p text:style-name="P4">
<draw:frame draw:style-name="fr1" draw:name="Image123" text:anchor-type="as-char" svg:width="6.9236in" svg:height="3.956343in" draw:z-index="0">
<draw:image xlink:href="../Images/yкринформ/2023-04-07T17-17-00-03-00/630_360_1661070089-529.jpeg" xlink:type="simple" xlink:show="embed" xlink:actuate="onLoad" draw:mime-type="image/jpeg"/>
</draw:frame>
 У НовійКаховці на Херсонщині російські загарбники закопують на перехрестях бочки зневідомим вмістом.</text:p>
      <text:p text:style-name="P4">
Про це у <text:a xlink:type="simple" xlink:href="https://www.facebook.com/sergey.khlan/posts/pfbid02Hzrp7q2ddUFfP2j8pp5NKj2AKJvvvsdjmwG3jyGTLf9bV3MtHpGUsXU5S2Rj8Tvwl" text:style-name="Internet_20_link" text:visited-style-name="Visited_20_Internet_20_Link">
</text:a>
написав депутат Херсонської обласної ради Сергій Хлань, передає Укрінформ.</text:p>
      <text:p text:style-name="P4">
«Херсонщина. В тимчасово окупованій Новій Каховці на перехрестях росіянипозакопували бочки з невідомим змістом», - йдеться у повідомленні.</text:p>
      <text:p text:style-name="P4">
<draw:frame draw:style-name="fr1" draw:name="Image124" text:anchor-type="as-char" svg:width="6.9236in" svg:height="8.733177in" draw:z-index="0">
<draw:image xlink:href="../Images/yкринформ/2023-04-07T17-17-00-03-00/1680876670-608.jpg" xlink:type="simple" xlink:show="embed" xlink:actuate="onLoad" draw:mime-type="image/jpeg"/>
</draw:frame>
 Фото: Сергій Хлань</text:p>
      <text:p text:style-name="P4">
Він зазначив, люди бояться ходити поряд і тим більше підходити.</text:p>
      <text:p text:style-name="P4">
<text:span text:style-name="T4">
Читайте також:</text:span>
 <text:a xlink:type="simple" xlink:href="https://www.ukrinform.ua/rubric-ato/3692958-na-hersonsini-pid-obstril-rosian-potrapila-svidka-poraneni-feldseri.html" text:style-name="Internet_20_link" text:visited-style-name="Visited_20_Internet_20_Link">
 </text:a>
</text:p>
      <text:p text:style-name="P4">
Що це може бути — поки невідомо.</text:p>
      <text:p text:style-name="P4">
Як повідомляв Укрінформ, ЗСУ визволили правобережну частину Херсонськоїобласті, зокрема і місто <text:a xlink:type="simple" xlink:href="https://www.ukrinform.ua/tag-herson" text:style-name="Internet_20_link" text:visited-style-name="Visited_20_Internet_20_Link">
 </text:a>
 . Частинаобласті, розташована на лівому березі Дніпра, тимчасово захоплена російськимивійськами.</text:p>
      <text:p text:style-name="P4">
Source: <text:a xlink:type="simple" xlink:href="https://www.ukrinform.ua/rubric-regions/3692985-u-novij-kahovci-rosiani-zakopuut-na-perehrestah-bocki-z-nevidomim-vmistom.html" text:style-name="Internet_20_link" text:visited-style-name="Visited_20_Internet_20_Link">
https://www.ukrinform.ua/rubric-regions/3692985-u-novij-kahovci-rosiani-zakopuut-na-perehrestah-bocki-z-nevidomim-vmistom.html</text:a>
</text:p>
      <!--NEWS-->
      <text:h text:style-name="P10" text:outline-level="1">
<text:span text:style-name="T4">
Музей української діаспори в Києві презентував першу персональну виставку Олени Овчиннікової</text:span>
</text:h>
      <text:p text:style-name="P4">
Authors: Ukrinform (Person)</text:p>
      <text:p text:style-name="P4">
Publisher: Укринформ (Organization)</text:p>
      <text:p text:style-name="P4">
Published Time: 2023-04-07T17:19:00+03:00</text:p>
      <text:p text:style-name="P4">
Modified Time: 2023-04-07T17:19:00+03:00</text:p>
      <text:p text:style-name="P4">
Description: У Києві, в Музеї української діаспори, презентували першу персональну виставку Олени Овчиннікової під назвою «Memento Vitae». — Укрінформ.</text:p>
      <text:p text:style-name="P4">
Images: ["<text:a xlink:type="simple" xlink:href="https://static.ukrinform.com/photos/2023_04/thumb_files/630_360_1680876677-620.jpg" text:style-name="Internet_20_link" text:visited-style-name="Visited_20_Internet_20_Link">
630_360_16808...</text:a>
", "<text:a xlink:type="simple" xlink:href="https://static.ukrinform.com/photos/2023_04/1680876694-776.jpg" text:style-name="Internet_20_link" text:visited-style-name="Visited_20_Internet_20_Link">
1680876694-77...</text:a>
", "<text:a xlink:type="simple" xlink:href="https://static.ukrinform.com/photos/2023_04/1680876726-946.jpg" text:style-name="Internet_20_link" text:visited-style-name="Visited_20_Internet_20_Link">
1680876726-94...</text:a>
", "<text:a xlink:type="simple" xlink:href="https://static.ukrinform.com/photos/2023_04/1680876749-778.jpg" text:style-name="Internet_20_link" text:visited-style-name="Visited_20_Internet_20_Link">
1680876749-77...</text:a>
", "<text:a xlink:type="simple" xlink:href="https://static.ukrinform.com/photos/2023_04/1680876771-159.jpg" text:style-name="Internet_20_link" text:visited-style-name="Visited_20_Internet_20_Link">
1680876771-15...</text:a>
", "<text:a xlink:type="simple" xlink:href="https://static.ukrinform.com/photos/2023_04/1680876833-447.jpg" text:style-name="Internet_20_link" text:visited-style-name="Visited_20_Internet_20_Link">
1680876833-44...</text:a>
", "<text:a xlink:type="simple" xlink:href="https://static.ukrinform.com/photos/2023_04/1680876878-166.jpg" text:style-name="Internet_20_link" text:visited-style-name="Visited_20_Internet_20_Link">
1680876878-16...</text:a>
", "<text:a xlink:type="simple" xlink:href="https://static.ukrinform.com/photos/2023_04/1680876893-987.jpg" text:style-name="Internet_20_link" text:visited-style-name="Visited_20_Internet_20_Link">
1680876893-98...</text:a>
"]</text:p>
      <text:p text:style-name="P4">
Tags: ['Діаспора', 'Культура', 'Музей', 'Мистецтво', 'Київ']</text:p>
      <text:p text:style-name="P4">
Type: Article</text:p>
      <!--METADATA-->
      <text:p text:style-name="P4">
<draw:frame draw:style-name="fr1" draw:name="Image125" text:anchor-type="as-char" svg:width="6.9236in" svg:height="3.956343in" draw:z-index="0">
<draw:image xlink:href="../Images/yкринформ/2023-04-07T17-19-00-03-00/630_360_1680876677-620.jpg" xlink:type="simple" xlink:show="embed" xlink:actuate="onLoad" draw:mime-type="image/jpeg"/>
</draw:frame>
 У Києві, вМузеї української діаспори, презентували першу персональну виставку ОлениОвчиннікової під назвою «Memento Vitae».</text:p>
      <text:p text:style-name="P4">
Про це повідомила пресслужба <text:a xlink:type="simple" xlink:href="https://kyivcity.gov.ua/news/muzey_ukransko_diaspori_prezentuvav_pershu_personalnu_vistavku_oleni_ovchinnikovo_foto/" text:style-name="Internet_20_link" text:visited-style-name="Visited_20_Internet_20_Link">
</text:a>
, передає Укрінформ.</text:p>
      <text:p text:style-name="P4">
<draw:frame draw:style-name="fr1" draw:name="Image126" text:anchor-type="as-char" svg:width="6.9236in" svg:height="4.619339in" draw:z-index="0">
<draw:image xlink:href="../Images/yкринформ/2023-04-07T17-19-00-03-00/1680876694-776.jpg" xlink:type="simple" xlink:show="embed" xlink:actuate="onLoad" draw:mime-type="image/jpeg"/>
</draw:frame>
</text:p>
      <text:p text:style-name="P4">
«Сьогодні ми відкриваємо художню виставку Олени Овчиннікової, киянки, котранародилася і багато років працювала тут. І навіть зараз, проживаючи довгий часза кордоном, вона передає нам свої прекрасні мистецькі твори. Тематика їїробіт є дуже актуальною та відгукується у серці кожного українця», – сказалазаступниця голови КМДА Ганна Старостенко.</text:p>
      <text:p text:style-name="P4">
<draw:frame draw:style-name="fr1" draw:name="Image127" text:anchor-type="as-char" svg:width="6.9236in" svg:height="4.615733in" draw:z-index="0">
<draw:image xlink:href="../Images/yкринформ/2023-04-07T17-19-00-03-00/1680876726-946.jpg" xlink:type="simple" xlink:show="embed" xlink:actuate="onLoad" draw:mime-type="image/jpeg"/>
</draw:frame>
</text:p>
      <text:p text:style-name="P4">
Ретроспектива «Memento Vitae» – перша персональна виставка Олени Овчинніковоїна Батьківщині за роки незалежності. До експозиції увійшли понад 50 творів,створених художницею в Україні та в еміграції (США). Це живописні твори,акварелі, естампи та книжкова графіка.</text:p>
      <text:p text:style-name="P4">
<draw:frame draw:style-name="fr1" draw:name="Image128" text:anchor-type="as-char" svg:width="6.9236in" svg:height="4.615733in" draw:z-index="0">
<draw:image xlink:href="../Images/yкринформ/2023-04-07T17-19-00-03-00/1680876749-778.jpg" xlink:type="simple" xlink:show="embed" xlink:actuate="onLoad" draw:mime-type="image/jpeg"/>
</draw:frame>
</text:p>
      <text:p text:style-name="P4">
На виставці представлена серія ліноритів «Люди з Верховини» (1959-1960),ескізи художниці до муралу в київському готелі «Інтурист», здійсненого в 1990році. Також демонструється і низка робіт, на створення яких надихнулохудожницю древнє село Халеп’я поблизу Трипілля та його мешканці. Кульмінацієювиставки є серія «Декамерон», створена Овчинніковою у 2008-2020 роках у США інещодавно передана до колекції Музею української діаспори в Києві.</text:p>
      <text:p text:style-name="P4">
<draw:frame draw:style-name="fr1" draw:name="Image129" text:anchor-type="as-char" svg:width="6.9236in" svg:height="4.615733in" draw:z-index="0">
<draw:image xlink:href="../Images/yкринформ/2023-04-07T17-19-00-03-00/1680876771-159.jpg" xlink:type="simple" xlink:show="embed" xlink:actuate="onLoad" draw:mime-type="image/jpeg"/>
</draw:frame>
</text:p>
      <text:p text:style-name="P4">
«Пам’ятай про життя» – головний творчий девіз Бокаччо й Олени Овчиннікової. Цегасло вічне і сучасне. Під час чуми чи війни люди мусять знаходити в собі силижити далі. І цитуючи Боккаччо: «…хто б їх зустрів по дорозі, сказав би, щосмерть їх не візьме, а як, може, і скосить, то веселими», – говорить кураторкавиставки, мистецтвознавиця Оксана Підсуха.</text:p>
      <text:p text:style-name="P4">
<draw:frame draw:style-name="fr1" draw:name="Image130" text:anchor-type="as-char" svg:width="6.9236in" svg:height="4.615733in" draw:z-index="0">
<draw:image xlink:href="../Images/yкринформ/2023-04-07T17-19-00-03-00/1680876833-447.jpg" xlink:type="simple" xlink:show="embed" xlink:actuate="onLoad" draw:mime-type="image/jpeg"/>
</draw:frame>
</text:p>
      <text:p text:style-name="P4">
Проєкт ставить на меті заново відкрити непересічну українську художницю,недооцінену і досі майже невідому на Батьківщині, вписати її ім’я та творчийспадок у літопис національного відродження українського мистецтва, що увійшовв історію як рух «шістдесятництва».</text:p>
      <text:p text:style-name="P4">
<draw:frame draw:style-name="fr1" draw:name="Image131" text:anchor-type="as-char" svg:width="6.9236in" svg:height="4.615733in" draw:z-index="0">
<draw:image xlink:href="../Images/yкринформ/2023-04-07T17-19-00-03-00/1680876878-166.jpg" xlink:type="simple" xlink:show="embed" xlink:actuate="onLoad" draw:mime-type="image/jpeg"/>
</draw:frame>
</text:p>
      <text:p text:style-name="P4">
Виставка триватиме із 6 квітня до 11 червня у Музеї української діаспори.</text:p>
      <text:p text:style-name="P4">
<draw:frame draw:style-name="fr1" draw:name="Image132" text:anchor-type="as-char" svg:width="6.9236in" svg:height="4.615733in" draw:z-index="0">
<draw:image xlink:href="../Images/yкринформ/2023-04-07T17-19-00-03-00/1680876893-987.jpg" xlink:type="simple" xlink:show="embed" xlink:actuate="onLoad" draw:mime-type="image/jpeg"/>
</draw:frame>
</text:p>
      <text:p text:style-name="P4">
Як повідомляв Укрінформ, у Празі <text:a xlink:type="simple" xlink:href="https://www.ukrinform.ua/rubric-diaspora/3692861-u-prazi-prezentuvali-multimedijnij-proekt-ukrainske-vidrodzenna.html" text:style-name="Internet_20_link" text:visited-style-name="Visited_20_Internet_20_Link">
 </text:a>
 презентація мультимедійного проєкту «Українськевідродження», на якому представлені роботи відомих українських художників.</text:p>
      <text:p text:style-name="P4">
<text:span text:style-name="T5">
Фото: kyivcity.gov.ua</text:span>
</text:p>
      <text:p text:style-name="P4">
Source: <text:a xlink:type="simple" xlink:href="https://www.ukrinform.ua/rubric-diaspora/3692986-muzej-ukrainskoi-diaspori-v-kievi-prezentuvav-persu-personalnu-vistavku-oleni-ovcinnikovoi.html" text:style-name="Internet_20_link" text:visited-style-name="Visited_20_Internet_20_Link">
https://www.ukrinform.ua/rubric-diaspora/3692986-muzej-ukrainskoi-diaspori-v-kievi-prezentuvav-persu-personalnu-vistavku-oleni-ovcinnikovoi.html</text:a>
</text:p>
      <!--NEWS-->
      <text:h text:style-name="P10" text:outline-level="1">
<text:span text:style-name="T4">
Зеленський призначив очільників трьох військових адміністрацій на Луганщині</text:span>
</text:h>
      <text:p text:style-name="P4">
Authors: Ukrinform (Person)</text:p>
      <text:p text:style-name="P4">
Publisher: Укринформ (Organization)</text:p>
      <text:p text:style-name="P4">
Published Time: 2023-04-07T17:21:50+03:00</text:p>
      <text:p text:style-name="P4">
Modified Time: 2023-04-07T17:21:50+03:00</text:p>
      <text:p text:style-name="P4">
Description: Президент Володимир Зеленський призначив трьох керівників міських військових адміністрацій Сєвєродонецького району Луганської області.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Луганщина', 'Зеленський', 'Військова адміністрація']</text:p>
      <text:p text:style-name="P4">
Type: Article</text:p>
      <!--METADATA-->
      <text:p text:style-name="P4">
<draw:frame draw:style-name="fr1" draw:name="Image133" text:anchor-type="as-char" svg:width="6.9236in" svg:height="3.956343in" draw:z-index="0">
<draw:image xlink:href="../Images/yкринформ/2023-04-07T17-21-50-03-00/630_360_1678962741-175.jpeg" xlink:type="simple" xlink:show="embed" xlink:actuate="onLoad" draw:mime-type="image/jpeg"/>
</draw:frame>
 ПрезидентВолодимир Зеленський призначив трьох керівників міських військовихадміністрацій Сєвєродонецького району Луганської області.</text:p>
      <text:p text:style-name="P4">
Як передає Укрінформ, відповідні розпорядження <text:a xlink:type="simple" xlink:href="https://www.president.gov.ua/documents/612023-rp-46397" text:style-name="Internet_20_link" text:visited-style-name="Visited_20_Internet_20_Link">
</text:a>
 , <text:a xlink:type="simple" xlink:href="https://www.president.gov.ua/documents/622023-rp-46401" text:style-name="Internet_20_link" text:visited-style-name="Visited_20_Internet_20_Link">
</text:a>
 і <text:a xlink:type="simple" xlink:href="https://www.president.gov.ua/documents/632023-rp-46405" text:style-name="Internet_20_link" text:visited-style-name="Visited_20_Internet_20_Link">
</text:a>
 опубліковані насайті глави держави.</text:p>
      <text:p text:style-name="P4">
Згідно з документами, начальником Гірської міської військової адміністраціїпризначений Олексій Бабченко, начальником Попаснянської міської військовоїадміністрації — Микола Ханатов.</text:p>
      <text:p text:style-name="P4">
<text:span text:style-name="T4">
Читайте також:</text:span>
 <text:a xlink:type="simple" xlink:href="https://www.ukrinform.ua/rubric-regions/3692895-zelenskij-utvoriv-19-vijskovih-administracij-u-zaporizkij-oblasti.html" text:style-name="Internet_20_link" text:visited-style-name="Visited_20_Internet_20_Link">
 <text:span text:style-name="T4">
Зеленс</text:span>
 </text:a>
</text:p>
      <text:p text:style-name="P4">
Очільником <text:a xlink:type="simple" xlink:href="https://www.ukrinform.ua/tag-severodoneck" text:style-name="Internet_20_link" text:visited-style-name="Visited_20_Internet_20_Link">
 </text:a>
 міської військовоїадміністрації Президент призначив Олександра Стрюка.</text:p>
      <text:p text:style-name="P4">
Як повідомляв Укрінформ, у березні Президент <text:a xlink:type="simple" xlink:href="https://www.ukrinform.ua/rubric-regions/3687116-prezident-pidpisav-ukaz-pro-stvorenna-troh-vijskovih-administracij-na-lugansini.html" text:style-name="Internet_20_link" text:visited-style-name="Visited_20_Internet_20_Link">
</text:a>
 про утворення вЛуганській області Гірської, Попаснянської й Сєвєродонецької міськихвійськових адміністрацій.</text:p>
      <text:p text:style-name="P4">
Source: <text:a xlink:type="simple" xlink:href="https://www.ukrinform.ua/rubric-regions/3692987-zelenskij-priznaciv-ocilnikiv-troh-vijskovih-administracij-na-lugansini.html" text:style-name="Internet_20_link" text:visited-style-name="Visited_20_Internet_20_Link">
https://www.ukrinform.ua/rubric-regions/3692987-zelenskij-priznaciv-ocilnikiv-troh-vijskovih-administracij-na-lugansini.html</text:a>
</text:p>
      <!--NEWS-->
      <text:h text:style-name="P10" text:outline-level="1">
<text:span text:style-name="T4">
Шмигаль відвідає Канаду та проведе переговори про передачу важкої техніки</text:span>
</text:h>
      <text:p text:style-name="P4">
Authors: Ukrinform (Person)</text:p>
      <text:p text:style-name="P4">
Publisher: Укринформ (Organization)</text:p>
      <text:p text:style-name="P4">
Published Time: 2023-04-07T17:22:14+03:00</text:p>
      <text:p text:style-name="P4">
Modified Time: 2023-04-07T17:22:14+03:00</text:p>
      <text:p text:style-name="P4">
Description: Прем'єр-міністр України Денис Шмигаль планує відвідати Канаду, щоб провести перемовини стосовно постачання боєприпасів і важкої техніки. — Укрінформ.</text:p>
      <text:p text:style-name="P4">
Images: ["<text:a xlink:type="simple" xlink:href="https://static.ukrinform.com/photos/2023_03/thumb_files/630_360_1678979855-550.jpg" text:style-name="Internet_20_link" text:visited-style-name="Visited_20_Internet_20_Link">
630_360_16789...</text:a>
"]</text:p>
      <text:p text:style-name="P4">
Tags: ['Канада', 'Шмигаль', 'Війна з росією']</text:p>
      <text:p text:style-name="P4">
Type: Article</text:p>
      <!--METADATA-->
      <text:p text:style-name="P4">
<draw:frame draw:style-name="fr1" draw:name="Image134" text:anchor-type="as-char" svg:width="6.9236in" svg:height="3.956343in" draw:z-index="0">
<draw:image xlink:href="../Images/yкринформ/2023-04-07T17-22-14-03-00/630_360_1678979855-550.jpg" xlink:type="simple" xlink:show="embed" xlink:actuate="onLoad" draw:mime-type="image/jpeg"/>
</draw:frame>
 Прем'єр-міністр України Денис Шмигаль планує відвідати Канаду, щоб провести перемовинистосовно постачання боєприпасів і важкої техніки.</text:p>
      <text:p text:style-name="P4">
Про це він сказав в інтерв'ю канадському виданню <text:a xlink:type="simple" xlink:href="https://www.theglobeandmail.com/world/article-ukraine-pm-to-visit-canada-seeking-ammunition-armoured-vehicles-ahead/" text:style-name="Internet_20_link" text:visited-style-name="Visited_20_Internet_20_Link">
</text:a>
 , передає Укрінформ.</text:p>
      <text:p text:style-name="P4">
Як зазначається, Прем`єр-міністр відвідає <text:a xlink:type="simple" xlink:href="https://www.ukrinform.ua/tag-kanada" text:style-name="Internet_20_link" text:visited-style-name="Visited_20_Internet_20_Link">
 </text:a>
 найближчими тижнями, однак український уряд не розголошує дату поїздкиз міркувань безпеки.</text:p>
      <text:p text:style-name="P4">
«Зараз нам потрібна важка бронетехніка. І нам потрібно більше артилерійськихснарядів: боєприпасів для гаубиць і боєприпасів для танків… Це надзвичайноважливо для організації нашого контрнаступу», - сказав Шмигаль.</text:p>
      <text:p text:style-name="P4">
Як пише видання, бюджет уряду Канади на 2023 рік, оприлюднений у березні,пропонує новий кредит для України у розмірі $2,4 млрд, але не передбачаєдодаткової військової допомоги. Однак за останні 12 місяців Оттава надалаКиєву військового спорядження на суму понад 1 мільярд доларів.</text:p>
      <text:p text:style-name="P4">
Шмигаль сказав, що не занепокоєний відсутністю нової військової допомоги дляУкраїни у федеральному бюджеті країни, і сподівається, що Канада все однонадасть більше військової допомоги, окрім інших форм допомоги.</text:p>
      <text:p text:style-name="P4">
За словами Шмигаля, український уряд також хотів би, щоб Оттава запропонувалаканадським компаніям, які інвестують в Україну, страхування від воєннихризиків як частину зусиль, спрямованих на підтримку відбудови та іноземнихінвестицій в Україну.</text:p>
      <text:p text:style-name="P4">
<text:span text:style-name="T4">
Читайте також:</text:span>
 <text:a xlink:type="simple" xlink:href="https://www.ukrinform.ua/rubric-polytics/3690139-kanada-borotimetsa-za-pravosudda-dla-ukrainciv-trudo.html" text:style-name="Internet_20_link" text:visited-style-name="Visited_20_Internet_20_Link">
 <text:span text:style-name="T4">
Канад</text:span>
 </text:a>
</text:p>
      <text:p text:style-name="P4">
Шмигаль зазначив, що Україні потрібні такі країни, як Канада, щоб допомогтипрокласти шлях для більшої кількості іноземних інвестицій. І це, за йогословами, включає спеціальне страхування для зменшення фінансових ризиків,пов'язаних з роботою в зоні бойових дій.</text:p>
      <text:p text:style-name="P4">
«Нам буде потрібна додаткова підтримка у страхуванні воєнних ризиків, тому щожоден інвестор не прийде в Україну, якщо уряди наших партнерів не підтримаютьі не застрахують (від) воєнних ризиків в Україні», - сказав Шмигаль.</text:p>
      <text:p text:style-name="P4">
Він сказав, що буде говорити з канадською стороною про те, що може зробитиОттава.</text:p>
      <text:p text:style-name="P4">
«Тож якщо канадська компанія вирішить інвестувати гроші в Україну, мипроситимемо канадський уряд створити якийсь механізм підтримки канадськихінвестицій», - зауважив він.</text:p>
      <text:p text:style-name="P4">
Прем’єр-міністр України високо оцінив допомогу Канади після початкуповномасштабного вторгнення росії в Україну в лютому минулого року.</text:p>
      <text:p text:style-name="P4">
«У нас ідеальні відносини між Україною та Канадою», – сказав він і подякувавОттаві за понад 5,4 млрд доларів допомоги, яку Київ отримав від канадськогоуряду з початку війни.</text:p>
      <text:p text:style-name="P4">
Шмигаль також заявив, що в рамках його візиту очікується підписання угод проспівпрацю з канадською компанією в ядерній галузі. Але не надав більшдетальної інформації. Він також зазначив, що Київ вже підписав угоди зіноземними фірмами, зокрема з канадськими.</text:p>
      <text:p text:style-name="P4">
<text:span text:style-name="T4">
Читайте також:</text:span>
 <text:a xlink:type="simple" xlink:href="https://www.ukrinform.ua/rubric-polytics/3691737-kanada-krainam-nato-ukraini-potribni-garantii-bezpeki-pisla-vijni-bo-v-nei-agresivnij-susid.html" text:style-name="Internet_20_link" text:visited-style-name="Visited_20_Internet_20_Link">
 <text:span text:style-name="T4">
Канад</text:span>
 </text:a>
</text:p>
      <text:p text:style-name="P4">
«Я сподіваюся, що для канадських посадовців і канадського народу також будеважливим те, що, незважаючи на війну, Україна має велику волю реалізувати всіреформи і бути європейською, цивілізованою країною з усіма європейськимистандартами, правилами і, що найголовніше, цінностями. Ми не хотіли б бутичастиною (колишнього) Радянського Союзу чи російської імперії», – сказавШмигаль.</text:p>
      <text:p text:style-name="P4">
Як повідомляв Укрінформ, 4 квітня Президент України Володимир Зеленськийпровів телефонну розмову з прем’єр-міністром Канади Джастіном Трюдо,обговорили безпекові потреби України та ситуацію на фронті.</text:p>
      <text:p text:style-name="P4">
Source: <text:a xlink:type="simple" xlink:href="https://www.ukrinform.ua/rubric-polytics/3692988-smigal-vidvidae-kanadu-ta-provede-peregovori-pro-peredacu-vazkoi-tehniki.html" text:style-name="Internet_20_link" text:visited-style-name="Visited_20_Internet_20_Link">
https://www.ukrinform.ua/rubric-polytics/3692988-smigal-vidvidae-kanadu-ta-provede-peregovori-pro-peredacu-vazkoi-tehniki.html</text:a>
</text:p>
      <!--NEWS-->
      <text:h text:style-name="P10" text:outline-level="1">
<text:span text:style-name="T4">
СБУ оголосила підозру російському священнику - закликав вбивати українців</text:span>
</text:h>
      <text:p text:style-name="P4">
Authors: Ukrinform (Person)</text:p>
      <text:p text:style-name="P4">
Publisher: Укринформ (Organization)</text:p>
      <text:p text:style-name="P4">
Published Time: 2023-04-07T17:28:00+03:00</text:p>
      <text:p text:style-name="P4">
Modified Time: 2023-04-07T17:28:00+03:00</text:p>
      <text:p text:style-name="P4">
Description: Служба безпеки України заочно повідомила про підозру російському священнику-блогеру Андрію Ткачову, який закликав загарбників вбивати українців. — Укрінформ.</text:p>
      <text:p text:style-name="P4">
Images: ["<text:a xlink:type="simple" xlink:href="https://static.ukrinform.com/photos/2023_03/thumb_files/630_360_1679650189-636.jpg" text:style-name="Internet_20_link" text:visited-style-name="Visited_20_Internet_20_Link">
630_360_16796...</text:a>
", "<text:a xlink:type="simple" xlink:href="https://static.ukrinform.com/photos/2023_04/1680877697-878.jpeg" text:style-name="Internet_20_link" text:visited-style-name="Visited_20_Internet_20_Link">
1680877697-87...</text:a>
"]</text:p>
      <text:p text:style-name="P4">
Tags: ['Підозра', 'СБУ', 'УПЦ МП', 'Священник']</text:p>
      <text:p text:style-name="P4">
Type: Article</text:p>
      <!--METADATA-->
      <text:p text:style-name="P4">
<draw:frame draw:style-name="fr1" draw:name="Image135" text:anchor-type="as-char" svg:width="6.9236in" svg:height="3.956343in" draw:z-index="0">
<draw:image xlink:href="../Images/yкринформ/2023-04-07T17-28-00-03-00/630_360_1679650189-636.jpg" xlink:type="simple" xlink:show="embed" xlink:actuate="onLoad" draw:mime-type="image/jpeg"/>
</draw:frame>
 Службабезпеки України заочно повідомила про підозру російському священнику-блогеруАндрію Ткачову, який закликав загарбників вбивати українців.</text:p>
      <text:p text:style-name="P4">
Як передає Укрінформ, про це СБУ повідомляє у <text:a xlink:type="simple" xlink:href="https://t.me/SBUkr/7864" text:style-name="Internet_20_link" text:visited-style-name="Visited_20_Internet_20_Link">
</text:a>
</text:p>
      <text:p text:style-name="P4">
"Служба безпеки України зібрала обґрунтовану доказову базу на ще одногопредставника рпц, який займається підривною діяльністю проти України.Фігурантом є протоієрей російської православної церкви Ткачов – випускникфакультету спецпропаганди військового інституту міністерства оборони срср умоскві", - ідеться у повідомленні.</text:p>
      <text:p text:style-name="P4">
У 2013 році його призначили керівником місіонерського відділу київськоїєпархії <text:a xlink:type="simple" xlink:href="https://www.ukrinform.ua/tag-upc-mp" text:style-name="Internet_20_link" text:visited-style-name="Visited_20_Internet_20_Link">
 </text:a>
 та ведучим на телеканалі"Київська Русь".</text:p>
      <text:p text:style-name="P4">
<draw:frame draw:style-name="fr1" draw:name="Image136" text:anchor-type="as-char" svg:width="6.9236in" svg:height="3.89773in" draw:z-index="0">
<draw:image xlink:href="../Images/yкринформ/2023-04-07T17-28-00-03-00/1680877697-878.jpeg" xlink:type="simple" xlink:show="embed" xlink:actuate="onLoad" draw:mime-type="image/jpeg"/>
</draw:frame>
</text:p>
      <text:p text:style-name="P4">
Саме тоді він розпочав активно поширювати через медіа прокремлівські наративи,де ставив "під сумнів" існування української державності.</text:p>
      <text:p text:style-name="P4">
<text:span text:style-name="T4">
Читайте також:</text:span>
 <text:a xlink:type="simple" xlink:href="https://www.ukrinform.ua/rubric-society/3692646-bagato-predstavnikiv-upc-mp-spivpracuut-z-fsb-rf-danilov.html" text:style-name="Internet_20_link" text:visited-style-name="Visited_20_Internet_20_Link">
 <text:span text:style-name="T4">
УПЦ</text:span>
 </text:a>
</text:p>
      <text:p text:style-name="P4">
Згодом Ткачов переїхав до москви, а на початку повномасштабного вторгненняпублічно підтримав російських загарбників.</text:p>
      <text:p text:style-name="P4">
Для цього створив власні канали у месенджері Телеграм та відеохостингу Ютуб,на які підписалося майже 1,3 млн користувачів.</text:p>
      <text:p text:style-name="P4">
Там він публікує свої "проповіді", в яких закликає загарбників вбивати мирнихжителів України.</text:p>
      <text:p text:style-name="P4">
Задокументовано, що московський клірик пропонував загарбникам наноситирелігійні написи на російські снаряди, які агресор використовує для ракетнихударів по українських містах.</text:p>
      <text:p text:style-name="P4">
Крім того, Ткачов є частим "гостем" в ефірах центральних каналів рф, деактивно виправдовує воєнні злочини кремля.</text:p>
      <text:p text:style-name="P4">
Ініційована Службою безпеки України експертиза повністю підтвердила фактизлочинної діяльності фігуранта.</text:p>
      <text:p text:style-name="P4">
<text:span text:style-name="T4">
Читайте також:</text:span>
 <text:a xlink:type="simple" xlink:href="https://www.ukrinform.ua/rubric-regions/3692934-frankivski-deputati-vimagaut-zaboroniti-dialnist-upc-mp.html" text:style-name="Internet_20_link" text:visited-style-name="Visited_20_Internet_20_Link">
 <text:span text:style-name="T4">
УПЦ</text:span>
 </text:a>
</text:p>
      <text:p text:style-name="P4">
На підставі зібраних доказів слідчі СБУ заочно повідомили йому про підозру задвома статтями Кримінального кодексу України: ст. 436 (пропаганда війни); ч. 2ст. 436-2 (виправдовування, визнання правомірною, заперечення збройної агресіїросійської федерації проти України, виправдовування, визнання правомірноюзбройної агресії рф проти України, глорифікація її учасників).</text:p>
      <text:p text:style-name="P4">
Зловмисник перебуває на території росії. Тривають комплексні заходи дляпритягнення його до відповідальності за злочини проти України.</text:p>
      <text:p text:style-name="P4">
Source: <text:a xlink:type="simple" xlink:href="https://www.ukrinform.ua/rubric-society/3692990-sbu-ogolosila-pidozru-rosijskomu-svasenniku-zaklikav-zagarbnikiv-vbivati-ukrainciv.html" text:style-name="Internet_20_link" text:visited-style-name="Visited_20_Internet_20_Link">
https://www.ukrinform.ua/rubric-society/3692990-sbu-ogolosila-pidozru-rosijskomu-svasenniku-zaklikav-zagarbnikiv-vbivati-ukrainciv.html</text:a>
</text:p>
      <!--NEWS-->
      <text:h text:style-name="P10" text:outline-level="1">
<text:span text:style-name="T4">
МЗС України засудило запуски ракет по Ізраїлю з Лівану та сектору Гази</text:span>
</text:h>
      <text:p text:style-name="P4">
Authors: Ukrinform (Person)</text:p>
      <text:p text:style-name="P4">
Publisher: Укринформ (Organization)</text:p>
      <text:p text:style-name="P4">
Published Time: 2023-04-07T17:31:39+03:00</text:p>
      <text:p text:style-name="P4">
Modified Time: 2023-04-07T17:31:39+03:00</text:p>
      <text:p text:style-name="P4">
Description: Україна із глибоким занепокоєнням спостерігає за черговою хвилею ескалації безпекової ситуації на Близькому Сході, спричиненою загостренням збройного протистояння та взаємними обстрілами території Ізраїлю, Палестини та Лівану. — Укрінформ.</text:p>
      <text:p text:style-name="P4">
Images: ["<text:a xlink:type="simple" xlink:href="https://static.ukrinform.com/photos/2020_09/thumb_files/630_360_1599543131-239.jpg" text:style-name="Internet_20_link" text:visited-style-name="Visited_20_Internet_20_Link">
630_360_15995...</text:a>
"]</text:p>
      <text:p text:style-name="P4">
Tags: ['Ізраїль', 'МЗС', 'Україна', 'Ракетний удар']</text:p>
      <text:p text:style-name="P4">
Type: Article</text:p>
      <!--METADATA-->
      <text:p text:style-name="P4">
<draw:frame draw:style-name="fr1" draw:name="Image137" text:anchor-type="as-char" svg:width="6.9236in" svg:height="3.956343in" draw:z-index="0">
<draw:image xlink:href="../Images/yкринформ/2023-04-07T17-31-39-03-00/630_360_1599543131-239.jpg" xlink:type="simple" xlink:show="embed" xlink:actuate="onLoad" draw:mime-type="image/jpeg"/>
</draw:frame>
 Україна ізглибоким занепокоєнням спостерігає за черговою хвилею ескалації безпековоїситуації на Близькому Сході, спричиненою загостренням збройного протистояннята взаємними обстрілами території Ізраїлю, Палестини та Лівану.</text:p>
      <text:p text:style-name="P4">
Про це йдеться у коментарі <text:a xlink:type="simple" xlink:href="https://mfa.gov.ua/news/komentar-mzs-ukrayini-shchodo-zagostrennya-bezpekovoyi-situaciyi-na-blizkomu-shodi" text:style-name="Internet_20_link" text:visited-style-name="Visited_20_Internet_20_Link">
 </text:a>
 , передаєУкрінформ.</text:p>
      <text:p text:style-name="P4">
«Україна, поділяючи право на гарантування безпеки, засуджує запуски ракет поІзраїлю з Лівану та сектору Гази, а також наполегливо закликає сторони достриманості та припинення застосування сили задля уникнення подальших жертв,руйнувань і насильства», - підкреслено у ньому.</text:p>
      <text:p text:style-name="P4">
МЗС зауважило, що в ці священні дні віряни усіх релігій особливо потребуютьмиру, толерантності та взаємоповаги й усі причетні сторони мають виявитимужність для шанобливого ставлення до святинь Храмової гори та задоволеннярелігійних потреб вірян, закликало відомство.</text:p>
      <text:p text:style-name="P4">
<text:span text:style-name="T4">
Читайте також:</text:span>
 <text:a xlink:type="simple" xlink:href="https://www.ukrinform.ua/rubric-world/3692671-izrail-atakuvav-pidpriemstva-z-virobnictva-zbroi-u-sektori-gazi.html" text:style-name="Internet_20_link" text:visited-style-name="Visited_20_Internet_20_Link">
 <text:span text:style-name="T4">
Ізраїл</text:span>
 </text:a>
</text:p>
      <text:p text:style-name="P4">
«Україна підтверджує свою відданість принципу мирного врегулювання палестино-ізраїльського конфлікту шляхом політико-дипломатичного діалогу, результатомякого має стати мирне та безпечне співіснування двох держав – Ізраїлю таПалестини», - наголосило міністерство.</text:p>
      <text:p text:style-name="P4">
Як повідомлялося, 6 квітня в Ізраїлі заявили, що <text:a xlink:type="simple" xlink:href="https://www.ukrinform.ua/tag-livan" text:style-name="Internet_20_link" text:visited-style-name="Visited_20_Internet_20_Link">
</text:a>
 у четвер обстріляв його північнутериторію ракетами. Пізніше Збройні сили Ізраїлю ЦАХАЛ заявили, що завдалиударів по двох підприємствах з виробництва зброї, що належать палестинськомуугрупованню ХАМАС.</text:p>
      <text:p text:style-name="P4">
Source: <text:a xlink:type="simple" xlink:href="https://www.ukrinform.ua/rubric-polytics/3692992-mzs-ukraini-zasudilo-zapuski-raket-po-izrailu-z-livanu-ta-sektoru-gazi.html" text:style-name="Internet_20_link" text:visited-style-name="Visited_20_Internet_20_Link">
https://www.ukrinform.ua/rubric-polytics/3692992-mzs-ukraini-zasudilo-zapuski-raket-po-izrailu-z-livanu-ta-sektoru-gazi.html</text:a>
</text:p>
      <!--NEWS-->
      <text:h text:style-name="P10" text:outline-level="1">
<text:span text:style-name="T4">
Уряд запустив стратегічний проєкт з переходу від військової служби до цивільного життя</text:span>
</text:h>
      <text:p text:style-name="P4">
Authors: Ukrinform (Person)</text:p>
      <text:p text:style-name="P4">
Publisher: Укринформ (Organization)</text:p>
      <text:p text:style-name="P4">
Published Time: 2023-04-07T17:38:22+03:00</text:p>
      <text:p text:style-name="P4">
Modified Time: 2023-04-07T17:38:22+03:00</text:p>
      <text:p text:style-name="P4">
Description: Кабінет Міністрів погодив проєкт указу Президента України щодо впровадження цього року Стратегії формування системи переходу від військової служби до цивільного життя на період до 2032 року. — Укрінформ.</text:p>
      <text:p text:style-name="P4">
Images: ["<text:a xlink:type="simple" xlink:href="https://static.ukrinform.com/photos/2022_05/thumb_files/630_360_1653083704-278.jpg" text:style-name="Internet_20_link" text:visited-style-name="Visited_20_Internet_20_Link">
630_360_16530...</text:a>
"]</text:p>
      <text:p text:style-name="P4">
Tags: ['Кабмін', 'Уряд', 'Військові']</text:p>
      <text:p text:style-name="P4">
Type: Article</text:p>
      <!--METADATA-->
      <text:p text:style-name="P4">
<draw:frame draw:style-name="fr1" draw:name="Image138" text:anchor-type="as-char" svg:width="6.9236in" svg:height="3.956343in" draw:z-index="0">
<draw:image xlink:href="../Images/yкринформ/2023-04-07T17-38-22-03-00/630_360_1653083704-278.jpg" xlink:type="simple" xlink:show="embed" xlink:actuate="onLoad" draw:mime-type="image/jpeg"/>
</draw:frame>
 КабінетМіністрів погодив проєкт указу Президента України щодо впровадження цього рокуСтратегії формування системи переходу від військової служби до цивільногожиття на період до 2032 року.</text:p>
      <text:p text:style-name="P4">
Про це повідомляє <text:a xlink:type="simple" xlink:href="https://mva.gov.ua/ua/news/uryad-zapustiv-strategichnij-proyekt-minveteraniv-perehodu-vid-vijskovoyi-sluzhbi-do-civilnogo-zhittya" text:style-name="Internet_20_link" text:visited-style-name="Visited_20_Internet_20_Link">
 </text:a>
Міністерства у справах ветеранів, передає Укрінформ.</text:p>
      <text:p text:style-name="P4">
“Перехід від військової служби до цивільного життя – це інституційна реформа,яка дозволить якісно здійснювати управління людськими ресурсами в безпековій іоборонній сфері. Ми провели плідну роботу з кожним силовим відомством, аджесама система переходу передбачає багато реформ саме там", – сказала міністр усправах ветеранів Юлія <text:a xlink:type="simple" xlink:href="https://www.ukrinform.ua/tag-laputina" text:style-name="Internet_20_link" text:visited-style-name="Visited_20_Internet_20_Link">
 </text:a>
 .</text:p>
      <text:p text:style-name="P4">
Система переходу включатиме психологічну та правову допомогу, соціальну,професійну, культурну адаптацію військовослужбовців, ветеранів війни, членівїхніх сімей, членів родин полеглих захисників і захисниць України, наданнясучасних та дієвих інструментів для безпроблемної суспільної та економічноїреінтеграції цих осіб.</text:p>
      <text:p text:style-name="P4">
<text:span text:style-name="T4">
Читайте також:</text:span>
 <text:a xlink:type="simple" xlink:href="https://www.ukrinform.ua/rubric-society/3692935-kabmin-shvaliv-strategiu-derzpolitiki-sodo-vnutrisnogo-peremisenna-do-2025-roku.html" text:style-name="Internet_20_link" text:visited-style-name="Visited_20_Internet_20_Link">
 </text:a>
</text:p>
      <text:p text:style-name="P4">
Стратегія формування системи переходу від військової служби до цивільногожиття на період до 2032 року передбачає, зокрема: оновлення законодавстваУкраїни, розроблення переліків послуг у системі переходу відповідно докатегорії учасників цієї системи та порядків їх надання; формування системимоніторингу за якістю надання таких послуг та оцінки їх якості; впровадженняновітніх інформаційних технологій накопичення та автоматизованого обробленняінформації у системі переходу та забезпечення взаємодії електронних реєстрів;підвищення рівня заінтересованості територіальних громад щодо використанняпотенціалу учасників системи переходу.</text:p>
      <text:p text:style-name="P4">
Як повідомлялося, Кабінет Міністрів вніс зміни до порядку та умов виплатиодноразової грошової допомоги у разі загибелі (смерті) або інвалідностівнаслідок війни волонтерам та членам їхніх родин.</text:p>
      <text:p text:style-name="P4">
Source: <text:a xlink:type="simple" xlink:href="https://www.ukrinform.ua/rubric-society/3692994-urad-zapustiv-strategicnij-proekt-z-perehodu-vid-vijskovoi-sluzbi-do-civilnogo-zitta.html" text:style-name="Internet_20_link" text:visited-style-name="Visited_20_Internet_20_Link">
https://www.ukrinform.ua/rubric-society/3692994-urad-zapustiv-strategicnij-proekt-z-perehodu-vid-vijskovoi-sluzbi-do-civilnogo-zitta.html</text:a>
</text:p>
      <!--NEWS-->
      <text:h text:style-name="P10" text:outline-level="1">
<text:span text:style-name="T4">
На Херсонщині вже повернули електроенергію в 146 деокупованих населених пунктів</text:span>
</text:h>
      <text:p text:style-name="P4">
Authors: Ukrinform (Person)</text:p>
      <text:p text:style-name="P4">
Publisher: Укринформ (Organization)</text:p>
      <text:p text:style-name="P4">
Published Time: 2023-04-07T17:40:24+03:00</text:p>
      <text:p text:style-name="P4">
Modified Time: 2023-04-07T17:40:24+03:00</text:p>
      <text:p text:style-name="P4">
Description: На Херсонщині відновили електропостачання ще у двох населених пунктах - Хрещенівці та Архангельському, тепер на деокупованій території зі світлом 146 населених пунктів.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Херсонщина', 'Відбудова']</text:p>
      <text:p text:style-name="P4">
Type: Article</text:p>
      <!--METADATA-->
      <text:p text:style-name="P4">
<draw:frame draw:style-name="fr1" draw:name="Image139" text:anchor-type="as-char" svg:width="6.9236in" svg:height="3.956343in" draw:z-index="0">
<draw:image xlink:href="../Images/yкринформ/2023-04-07T17-40-24-03-00/630_360_1675414663-980.jpg" xlink:type="simple" xlink:show="embed" xlink:actuate="onLoad" draw:mime-type="image/jpeg"/>
</draw:frame>
 НаХерсонщині відновили електропостачання ще у двох населених пунктах -Хрещенівці та Архангельському, тепер на деокупованій території зі світлом 146населених пунктів.</text:p>
      <text:p text:style-name="P4">
Як передає Укрінформ, про це повідомляє <text:a xlink:type="simple" xlink:href="https://t.me/khersonskaODA/4962" text:style-name="Internet_20_link" text:visited-style-name="Visited_20_Internet_20_Link">
 </text:a>
 .</text:p>
      <text:p text:style-name="P4">
«Відтепер на звільненій <text:a xlink:type="simple" xlink:href="https://www.ukrinform.ua/tag-hersonsina" text:style-name="Internet_20_link" text:visited-style-name="Visited_20_Internet_20_Link">
 </text:a>
електроживлення відновлено у 146 із 228 населених пунктів», - йдеться уповідомленні.</text:p>
      <text:p text:style-name="P4">
<text:span text:style-name="T4">
Читайте також:</text:span>
 <text:a xlink:type="simple" xlink:href="https://www.ukrinform.ua/rubric-vidbudova/3692936-na-kiivsini-vidnovleno-blizko-85-poskodzenih-obektiv-energoinfrastrukturi.html" text:style-name="Internet_20_link" text:visited-style-name="Visited_20_Internet_20_Link">
 </text:a>
</text:p>
      <text:p text:style-name="P4">
Як зазначається, 7 квітня енергетики подали напругу до ХрещенівкиНововоронцовської громади та Архангельського Високопільської громади. В обохселах до мережі підʼєднали по 77 абонентів.</text:p>
      <text:p text:style-name="P4">
Як <text:a xlink:type="simple" xlink:href="https://www.ukrinform.ua/rubric-regions/3692197-na-hersonsini-vidnovili-elektropostacanna-u-seli-de-svitla-ne-bulo-ponad-sim-misaciv.html" text:style-name="Internet_20_link" text:visited-style-name="Visited_20_Internet_20_Link">
 </text:a>
Укрінформ, на Херсонщині відновили електропостачання у селі ЧарівнеБорозенської тергромади, де світла не було понад 7 місяців.</text:p>
      <text:p text:style-name="P4">
Source: <text:a xlink:type="simple" xlink:href="https://www.ukrinform.ua/rubric-vidbudova/3692995-na-hersonsini-vze-povernuli-elektroenergiu-v-146-deokupovanih-naselenih-punktiv.html" text:style-name="Internet_20_link" text:visited-style-name="Visited_20_Internet_20_Link">
https://www.ukrinform.ua/rubric-vidbudova/3692995-na-hersonsini-vze-povernuli-elektroenergiu-v-146-deokupovanih-naselenih-punktiv.html</text:a>
</text:p>
      <!--NEWS-->
      <text:h text:style-name="P10" text:outline-level="1">
<text:span text:style-name="T4">
Випуск капеланів, вибухова книга і сон-трава на Хортиці</text:span>
</text:h>
      <text:p text:style-name="P4">
Authors: Ukrinform (Person)</text:p>
      <text:p text:style-name="P4">
Publisher: Укринформ (Organization)</text:p>
      <text:p text:style-name="P4">
Published Time: 2023-04-07T17:45:00+03:00</text:p>
      <text:p text:style-name="P4">
Modified Time: 2023-04-07T17:45:00+03:00</text:p>
      <text:p text:style-name="P4">
Description: Україна продовжує протистояти повномасштабному вторгненню рф. Життя під час війни фіксують фотокореспонденти Укрінформу. — Укрінформ.</text:p>
      <text:p text:style-name="P4">
Images: ["<text:a xlink:type="simple" xlink:href="https://static.ukrinform.com/photos/2023_04/thumb_files/630_360_1680866765-647.jpg" text:style-name="Internet_20_link" text:visited-style-name="Visited_20_Internet_20_Link">
630_360_16808...</text:a>
", "<text:a xlink:type="simple" xlink:href="https://static.ukrinform.com/photos/2023_04/1680866834-122.jpg" text:style-name="Internet_20_link" text:visited-style-name="Visited_20_Internet_20_Link">
1680866834-12...</text:a>
", "<text:a xlink:type="simple" xlink:href="https://static.ukrinform.com/photos/2023_04/1680866766-295.jpg" text:style-name="Internet_20_link" text:visited-style-name="Visited_20_Internet_20_Link">
1680866766-29...</text:a>
", "<text:a xlink:type="simple" xlink:href="https://static.ukrinform.com/photos/2023_04/1680866836-575.jpg" text:style-name="Internet_20_link" text:visited-style-name="Visited_20_Internet_20_Link">
1680866836-57...</text:a>
", "<text:a xlink:type="simple" xlink:href="https://static.ukrinform.com/photos/2023_04/1680866835-228.jpg" text:style-name="Internet_20_link" text:visited-style-name="Visited_20_Internet_20_Link">
1680866835-22...</text:a>
", "<text:a xlink:type="simple" xlink:href="https://static.ukrinform.com/photos/2023_04/1680866764-540.jpg" text:style-name="Internet_20_link" text:visited-style-name="Visited_20_Internet_20_Link">
1680866764-54...</text:a>
", "<text:a xlink:type="simple" xlink:href="https://static.ukrinform.com/photos/2023_04/1680866765-647.jpg" text:style-name="Internet_20_link" text:visited-style-name="Visited_20_Internet_20_Link">
1680866765-64...</text:a>
", "<text:a xlink:type="simple" xlink:href="https://static.ukrinform.com/photos/2023_04/1680866818-792.jpg" text:style-name="Internet_20_link" text:visited-style-name="Visited_20_Internet_20_Link">
1680866818-79...</text:a>
", "<text:a xlink:type="simple" xlink:href="https://static.ukrinform.com/photos/2023_04/1680866766-227.jpg" text:style-name="Internet_20_link" text:visited-style-name="Visited_20_Internet_20_Link">
1680866766-22...</text:a>
", "<text:a xlink:type="simple" xlink:href="https://static.ukrinform.com/photos/2023_04/1680866538-223.jpg" text:style-name="Internet_20_link" text:visited-style-name="Visited_20_Internet_20_Link">
1680866538-22...</text:a>
", "<text:a xlink:type="simple" xlink:href="https://static.ukrinform.com/photos/2023_04/1680866537-457.jpg" text:style-name="Internet_20_link" text:visited-style-name="Visited_20_Internet_20_Link">
1680866537-45...</text:a>
", "<text:a xlink:type="simple" xlink:href="https://static.ukrinform.com/photos/2023_04/1680866767-683.jpg" text:style-name="Internet_20_link" text:visited-style-name="Visited_20_Internet_20_Link">
1680866767-68...</text:a>
", "<text:a xlink:type="simple" xlink:href="https://static.ukrinform.com/photos/2023_04/1680866540-462.jpeg" text:style-name="Internet_20_link" text:visited-style-name="Visited_20_Internet_20_Link">
1680866540-46...</text:a>
", "<text:a xlink:type="simple" xlink:href="https://static.ukrinform.com/photos/2023_04/1680866536-718.jpg" text:style-name="Internet_20_link" text:visited-style-name="Visited_20_Internet_20_Link">
1680866536-71...</text:a>
", "<text:a xlink:type="simple" xlink:href="https://static.ukrinform.com/photos/2023_04/1680866541-551.jpeg" text:style-name="Internet_20_link" text:visited-style-name="Visited_20_Internet_20_Link">
1680866541-55...</text:a>
", "<text:a xlink:type="simple" xlink:href="https://static.ukrinform.com/photos/2023_04/1680866536-821.jpg" text:style-name="Internet_20_link" text:visited-style-name="Visited_20_Internet_20_Link">
1680866536-82...</text:a>
", "<text:a xlink:type="simple" xlink:href="https://static.ukrinform.com/photos/2023_04/1680866540-199.jpg" text:style-name="Internet_20_link" text:visited-style-name="Visited_20_Internet_20_Link">
1680866540-19...</text:a>
", "<text:a xlink:type="simple" xlink:href="https://static.ukrinform.com/photos/2023_04/1680866819-899.jpg" text:style-name="Internet_20_link" text:visited-style-name="Visited_20_Internet_20_Link">
1680866819-89...</text:a>
"]</text:p>
      <text:p text:style-name="P4">
Tags: ['Фото', 'Хортиця', 'Капелан', 'Розмінування', 'УПЦ МП', 'Війна з росією', 'Бородянка']</text:p>
      <text:p text:style-name="P4">
Type: Article</text:p>
      <!--METADATA-->
      <text:p text:style-name="P4">
<draw:frame draw:style-name="fr1" draw:name="Image140" text:anchor-type="as-char" svg:width="6.9236in" svg:height="3.956343in" draw:z-index="0">
<draw:image xlink:href="../Images/yкринформ/2023-04-07T17-45-00-03-00/630_360_1680866765-647.jpg" xlink:type="simple" xlink:show="embed" xlink:actuate="onLoad" draw:mime-type="image/jpeg"/>
</draw:frame>
 Українапродовжує протистояти повномасштабному вторгненню рф. Життя під час війнифіксують фотокореспонденти Укрінформу.</text:p>
      <text:p text:style-name="P4">
Що потрапило в об’єктиви цього тижня – дивіться у добірці світлин.</text:p>
      <text:p text:style-name="P4">
<draw:frame draw:style-name="fr1" draw:name="Image141" text:anchor-type="as-char" svg:width="6.9236in" svg:height="4.602912in" draw:z-index="0">
<draw:image xlink:href="../Images/yкринформ/2023-04-07T17-45-00-03-00/1680866834-122.jpg" xlink:type="simple" xlink:show="embed" xlink:actuate="onLoad" draw:mime-type="image/jpeg"/>
</draw:frame>
 <text:span text:style-name="T5">
Фото: ДмитроСмольєнко</text:span>
</text:p>
      <text:p text:style-name="P4">
Знищення авіаційної бомби ФАБ-500, Оріхів, Запорізька область, 4 квітня 2023року.</text:p>
      <text:p text:style-name="P4">
<draw:frame draw:style-name="fr1" draw:name="Image142" text:anchor-type="as-char" svg:width="6.9236in" svg:height="4.615733in" draw:z-index="0">
<draw:image xlink:href="../Images/yкринформ/2023-04-07T17-45-00-03-00/1680866766-295.jpg" xlink:type="simple" xlink:show="embed" xlink:actuate="onLoad" draw:mime-type="image/jpeg"/>
</draw:frame>
 <text:span text:style-name="T5">
Фото: В’ячеславМадієвський</text:span>
</text:p>
      <text:p text:style-name="P4">
Люди в окопі, накритому маскувальною сіткою, яку виготовили волонтеригромадського руху "ЄвроХарків", під час випробовування, Харків, 1 квітня 2023року.</text:p>
      <text:p text:style-name="P4">
<draw:frame draw:style-name="fr1" draw:name="Image143" text:anchor-type="as-char" svg:width="6.9236in" svg:height="4.429822in" draw:z-index="0">
<draw:image xlink:href="../Images/yкринформ/2023-04-07T17-45-00-03-00/1680866836-575.jpg" xlink:type="simple" xlink:show="embed" xlink:actuate="onLoad" draw:mime-type="image/jpeg"/>
</draw:frame>
 <text:span text:style-name="T5">
Фото: ВолодимирТарасов</text:span>
</text:p>
      <text:p text:style-name="P4">
Знищений унаслідок російських обстрілів житловий будинок у селі ЯгіднеЧернігівської області за рік після деокупації, 4 квітня 2023 року.</text:p>
      <text:p text:style-name="P4">
<draw:frame draw:style-name="fr1" draw:name="Image144" text:anchor-type="as-char" svg:width="6.9236in" svg:height="4.423411in" draw:z-index="0">
<draw:image xlink:href="../Images/yкринформ/2023-04-07T17-45-00-03-00/1680866835-228.jpg" xlink:type="simple" xlink:show="embed" xlink:actuate="onLoad" draw:mime-type="image/jpeg"/>
</draw:frame>
 <text:span text:style-name="T5">
Фото: ВолодимирТарасов</text:span>
</text:p>
      <text:p text:style-name="P4">
Військовослужбовці під час урочистої церемонії передання 10 пікапів Ford F250та F350, на яких вже встановлені ПЗРК та кулемети, від Єдиної національноїплатформи забезпечення ЗСУ колісним транспортом "ГеройCar" у межах програми"Вартові неба", Гостомель, Київська область, 1 квітня 2023 року.</text:p>
      <text:p text:style-name="P4">
<draw:frame draw:style-name="fr1" draw:name="Image145" text:anchor-type="as-char" svg:width="6.9236in" svg:height="4.615733in" draw:z-index="0">
<draw:image xlink:href="../Images/yкринформ/2023-04-07T17-45-00-03-00/1680866764-540.jpg" xlink:type="simple" xlink:show="embed" xlink:actuate="onLoad" draw:mime-type="image/jpeg"/>
</draw:frame>
 <text:span text:style-name="T5">
Фото: ПавлоБагмут</text:span>
</text:p>
      <text:p text:style-name="P4">
Митрополит Київський і всієї України, предстоятель Православної церкви УкраїниЕпіфаній (у центрі) під час урочистої церемонії випуску військових капеланів,які завершили курси підвищення кваліфікації з питань військового капеланстваЗбройних сил України, на території Національного заповідника "Софія Київська",Київ, 1 квітня 2023 року.</text:p>
      <text:p text:style-name="P4">
<draw:frame draw:style-name="fr1" draw:name="Image146" text:anchor-type="as-char" svg:width="6.9236in" svg:height="4.615733in" draw:z-index="0">
<draw:image xlink:href="../Images/yкринформ/2023-04-07T17-45-00-03-00/1680866765-647.jpg" xlink:type="simple" xlink:show="embed" xlink:actuate="onLoad" draw:mime-type="image/jpeg"/>
</draw:frame>
 <text:span text:style-name="T5">
Фото: ЮліяОвсяннікова</text:span>
</text:p>
      <text:p text:style-name="P4">
Граната у книзі – один із прикладів, куди російські загарбники ховають міни, –під час інформаційно-пізнавального заходу "Твої знання – твоя безпека",присвяченого Міжнародному дню просвіти з питань мінної небезпеки, який провеливолонтери Товариства Червоного Хреста України у парку імені Тараса Шевченка,Київ, 4 квітня 2023 року.</text:p>
      <text:p text:style-name="P4">
<draw:frame draw:style-name="fr1" draw:name="Image147" text:anchor-type="as-char" svg:width="6.9236in" svg:height="4.615733in" draw:z-index="0">
<draw:image xlink:href="../Images/yкринформ/2023-04-07T17-45-00-03-00/1680866818-792.jpg" xlink:type="simple" xlink:show="embed" xlink:actuate="onLoad" draw:mime-type="image/jpeg"/>
</draw:frame>
 <text:span text:style-name="T5">
Фото: ЮлійЗозуля</text:span>
</text:p>
      <text:p text:style-name="P4">
Виставка політичних плакатів на Дерибасівській в Одесі, 1 квітня 2023 року.</text:p>
      <text:p text:style-name="P4">
<draw:frame draw:style-name="fr1" draw:name="Image148" text:anchor-type="as-char" svg:width="6.9236in" svg:height="4.615733in" draw:z-index="0">
<draw:image xlink:href="../Images/yкринформ/2023-04-07T17-45-00-03-00/1680866766-227.jpg" xlink:type="simple" xlink:show="embed" xlink:actuate="onLoad" draw:mime-type="image/jpeg"/>
</draw:frame>
 <text:span text:style-name="T5">
Фото: НадіяЗвягіна</text:span>
</text:p>
      <text:p text:style-name="P4">
Отець Української православної церкви Московського патріархату Миколай під часвигнання зі Свято-Троїцького храму у селі Семиполки Київської області, 2квітня 2023 року.</text:p>
      <text:p text:style-name="P4">
<draw:frame draw:style-name="fr1" draw:name="Image149" text:anchor-type="as-char" svg:width="6.9236in" svg:height="4.615733in" draw:z-index="0">
<draw:image xlink:href="../Images/yкринформ/2023-04-07T17-45-00-03-00/1680866538-223.jpg" xlink:type="simple" xlink:show="embed" xlink:actuate="onLoad" draw:mime-type="image/jpeg"/>
</draw:frame>
 <text:span text:style-name="T5">
Фото: ЄвгенКотенко</text:span>
</text:p>
      <text:p text:style-name="P4">
Жінка з хрестом та іконами на території Києво-Печерської лаври, Київ, 5 квітня2023 року.</text:p>
      <text:p text:style-name="P4">
<draw:frame draw:style-name="fr1" draw:name="Image150" text:anchor-type="as-char" svg:width="6.9236in" svg:height="4.615733in" draw:z-index="0">
<draw:image xlink:href="../Images/yкринформ/2023-04-07T17-45-00-03-00/1680866537-457.jpg" xlink:type="simple" xlink:show="embed" xlink:actuate="onLoad" draw:mime-type="image/jpeg"/>
</draw:frame>
 <text:span text:style-name="T5">
Фото: ПавлоБагмут</text:span>
</text:p>
      <text:p text:style-name="P4">
На території Києво-Печерської лаври, Київ, 7 квітня 2023 року.</text:p>
      <text:p text:style-name="P4">
<draw:frame draw:style-name="fr1" draw:name="Image151" text:anchor-type="as-char" svg:width="6.9236in" svg:height="4.423411in" draw:z-index="0">
<draw:image xlink:href="../Images/yкринформ/2023-04-07T17-45-00-03-00/1680866767-683.jpg" xlink:type="simple" xlink:show="embed" xlink:actuate="onLoad" draw:mime-type="image/jpeg"/>
</draw:frame>
 <text:span text:style-name="T5">
Фото: РусланКанюка</text:span>
</text:p>
      <text:p text:style-name="P4">
Скульптура Євгена Примаченка "Дівчинка під сонцем" – дитячий силует, що злітаєдо неба під сонячними променями на тлі зруйнованих російською авіабомбоюбагатоповерхівок, Бородянка, Київська область, 2 квітня 2023 року.</text:p>
      <text:p text:style-name="P4">
<draw:frame draw:style-name="fr1" draw:name="Image152" text:anchor-type="as-char" svg:width="6.9236in" svg:height="4.615733in" draw:z-index="0">
<draw:image xlink:href="../Images/yкринформ/2023-04-07T17-45-00-03-00/1680866540-462.jpeg" xlink:type="simple" xlink:show="embed" xlink:actuate="onLoad" draw:mime-type="image/jpeg"/>
</draw:frame>
 <text:span text:style-name="T5">
Фото: КирилоЧуботін</text:span>
</text:p>
      <text:p text:style-name="P4">
Малюнки та написи на стінах під час виставки "Концтабір Ягідне", яку відкрилиНаціональний музей історії України разом із волонтерським рухом "Добробат",про один зі страшних злочинів російських загарбників проти мирних жителівУкраїни, Київ, 1 квітня 2023 року.</text:p>
      <text:p text:style-name="P4">
<draw:frame draw:style-name="fr1" draw:name="Image153" text:anchor-type="as-char" svg:width="6.9236in" svg:height="4.481108in" draw:z-index="0">
<draw:image xlink:href="../Images/yкринформ/2023-04-07T17-45-00-03-00/1680866536-718.jpg" xlink:type="simple" xlink:show="embed" xlink:actuate="onLoad" draw:mime-type="image/jpeg"/>
</draw:frame>
 <text:span text:style-name="T5">
Фото: РусланКанюка</text:span>
</text:p>
      <text:p text:style-name="P4">
Дитина бавиться у калюжі біля розстріляного російськими військами пам`ятникаТарасу Шевченку у Бородянці, Київська область, 2 квітня 2023 року.</text:p>
      <text:p text:style-name="P4">
<draw:frame draw:style-name="fr1" draw:name="Image154" text:anchor-type="as-char" svg:width="6.9236in" svg:height="4.615733in" draw:z-index="0">
<draw:image xlink:href="../Images/yкринформ/2023-04-07T17-45-00-03-00/1680866541-551.jpeg" xlink:type="simple" xlink:show="embed" xlink:actuate="onLoad" draw:mime-type="image/jpeg"/>
</draw:frame>
 <text:span text:style-name="T5">
Фото: КирилоЧуботін</text:span>
</text:p>
      <text:p text:style-name="P4">
Експонат виставки іноземних поштових марок "Солідарні з Україною", Київ, 5квітня 2023 року.</text:p>
      <text:p text:style-name="P4">
<draw:frame draw:style-name="fr1" draw:name="Image155" text:anchor-type="as-char" svg:width="6.9236in" svg:height="4.609323in" draw:z-index="0">
<draw:image xlink:href="../Images/yкринформ/2023-04-07T17-45-00-03-00/1680866536-821.jpg" xlink:type="simple" xlink:show="embed" xlink:actuate="onLoad" draw:mime-type="image/jpeg"/>
</draw:frame>
 <text:span text:style-name="T5">
Фото: ОлександрЛапін</text:span>
</text:p>
      <text:p text:style-name="P4">
У Вінницькому академічному музично-драматичному театрі ім. М. К. Садовськоговідбулася генеральна репетиція вистави "За дверима" харківського режисераОлександра Ковшуна за мотивами п’єси німецького воїна-драматурга ВольфгангаБорхерта "На вулиці, перед зачиненими дверима", Вінниця, 6 квітня 2023 року.</text:p>
      <text:p text:style-name="P4">
<draw:frame draw:style-name="fr1" draw:name="Image156" text:anchor-type="as-char" svg:width="6.9236in" svg:height="4.615733in" draw:z-index="0">
<draw:image xlink:href="../Images/yкринформ/2023-04-07T17-45-00-03-00/1680866540-199.jpg" xlink:type="simple" xlink:show="embed" xlink:actuate="onLoad" draw:mime-type="image/jpeg"/>
</draw:frame>
 Фото: ЮліяОвсяннікова</text:p>
      <text:p text:style-name="P4">
Автомобілі їдуть оповитою туманом вулицею у Києві, 5 квітня.</text:p>
      <text:p text:style-name="P4">
<draw:frame draw:style-name="fr1" draw:name="Image157" text:anchor-type="as-char" svg:width="6.9236in" svg:height="4.602912in" draw:z-index="0">
<draw:image xlink:href="../Images/yкринформ/2023-04-07T17-45-00-03-00/1680866819-899.jpg" xlink:type="simple" xlink:show="embed" xlink:actuate="onLoad" draw:mime-type="image/jpeg"/>
</draw:frame>
 <text:span text:style-name="T5">
Фото: ДмитроСмольєнко</text:span>
</text:p>
      <text:p text:style-name="P4">
Сон-трава квітне на території Національного заповідника "Хортиця", Запоріжжя,31 березня 2023 року.</text:p>
      <text:p text:style-name="P4">
Source: <text:a xlink:type="simple" xlink:href="https://www.ukrinform.ua/rubric-society/3692970-vipusk-kapelaniv-vibuhova-kniga-i-sontrava-na-hortici.html" text:style-name="Internet_20_link" text:visited-style-name="Visited_20_Internet_20_Link">
https://www.ukrinform.ua/rubric-society/3692970-vipusk-kapelaniv-vibuhova-kniga-i-sontrava-na-hortici.html</text:a>
</text:p>
      <!--NEWS-->
      <text:h text:style-name="P10" text:outline-level="1">
<text:span text:style-name="T4">
Організатору розтрати зерна на ₴3,2 мільйона із Держрезерву оголосили підозру</text:span>
</text:h>
      <text:p text:style-name="P4">
Authors: Ukrinform (Person)</text:p>
      <text:p text:style-name="P4">
Publisher: Укринформ (Organization)</text:p>
      <text:p text:style-name="P4">
Published Time: 2023-04-07T17:49:46+03:00</text:p>
      <text:p text:style-name="P4">
Modified Time: 2023-04-07T17:49:46+03:00</text:p>
      <text:p text:style-name="P4">
Description: Правоохоронці оголосили підозру організатору розтрати зерна на суму 3,2 млн гривень, що перебувало на зберіганні підприємства Державного агентства резерву України. — Укрінформ.</text:p>
      <text:p text:style-name="P4">
Images: ["<text:a xlink:type="simple" xlink:href="https://static.ukrinform.com/photos/2022_07/thumb_files/630_360_1658506115-342.jpg" text:style-name="Internet_20_link" text:visited-style-name="Visited_20_Internet_20_Link">
630_360_16585...</text:a>
"]</text:p>
      <text:p text:style-name="P4">
Tags: ['Підозра', 'Зерно', 'Гроші', 'Держрезерв']</text:p>
      <text:p text:style-name="P4">
Type: Article</text:p>
      <!--METADATA-->
      <text:p text:style-name="P4">
<draw:frame draw:style-name="fr1" draw:name="Image158" text:anchor-type="as-char" svg:width="6.9236in" svg:height="3.956343in" draw:z-index="0">
<draw:image xlink:href="../Images/yкринформ/2023-04-07T17-49-46-03-00/630_360_1658506115-342.jpg" xlink:type="simple" xlink:show="embed" xlink:actuate="onLoad" draw:mime-type="image/jpeg"/>
</draw:frame>
Правоохоронці оголосили підозру організатору розтрати зерна на суму 3,2 млнгривень, що перебувало на зберіганні підприємства Державного агентства резервуУкраїни.</text:p>
      <text:p text:style-name="P4">
Як передає Укрінформ, про це Спеціалізована антикорупційна прокуратураповідомила в <text:a xlink:type="simple" xlink:href="https://t.me/sap_gov_ua/1291" text:style-name="Internet_20_link" text:visited-style-name="Visited_20_Internet_20_Link">
 </text:a>
 .</text:p>
      <text:p text:style-name="P4">
Підозрюваному інкримінується вчинення злочину, передбачене ч. 5 ст. 191(привласнення, розтрата майна або заволодіння ним шляхом зловживання службовимстановищем, вчинені в особливо великих розмірах або організованою групою) тач. 3 ст. 27 (організація вчинення злочину) Кримінального кодексу України.</text:p>
      <text:p text:style-name="P4">
Місце перебування фігуранта не встановлене. Підозра оголошена в порядку ст.135, ст. 278 Кримінального процесуального кодексу України.</text:p>
      <text:p text:style-name="P4">
Слідством з'ясовано, що в листопаді 2020 року підозрюваний організуваврозтрату зерна соняшника шляхом безоплатного його вивезення з території філіїбез відома та дозволу власника.</text:p>
      <text:p text:style-name="P4">
<text:span text:style-name="T4">
Читайте також:</text:span>
 <text:a xlink:type="simple" xlink:href="https://www.ukrinform.ua/rubric-regions/3691199-zagarbniki-prodovzuut-vivoziti-cerez-mariupol-kradene-zerno-do-rosii.html" text:style-name="Internet_20_link" text:visited-style-name="Visited_20_Internet_20_Link">
 <text:span text:style-name="T4">
зерн</text:span>
 </text:a>
</text:p>
      <text:p text:style-name="P4">
Співучасниками у вчиненні цього злочину стали виконувач обов'язків директорадержавного підприємства "Охтирський комбінат хлібопродуктів", очільник філії,керівник виробничо-технічної лабораторії філії та керівник елеватора. Справищодо них перебувають на розгляді в <text:a xlink:type="simple" xlink:href="https://www.ukrinform.ua/tag-sud" text:style-name="Internet_20_link" text:visited-style-name="Visited_20_Internet_20_Link">
 </text:a>
 .</text:p>
      <text:p text:style-name="P4">
Як повідомляв Укрінформ, у листопаді 2021 року Національне антикорупційне бюроУкраїни заявило про завершення слідства у <text:a xlink:type="simple" xlink:href="https://www.ukrinform.ua/rubric-economy/3352390-nabu-zaversilo-rozsliduvanna-roztrati-zerna-na-32-miljona-iz-derzrezervu.html" text:style-name="Internet_20_link" text:visited-style-name="Visited_20_Internet_20_Link">
 </text:a>
 із Державного агентства резерву.</text:p>
      <text:p text:style-name="P4">
Source: <text:a xlink:type="simple" xlink:href="https://www.ukrinform.ua/rubric-economy/3692998-organizatoru-roztrati-zerna-na-32-miljona-iz-derzrezervu-ogolosili-pidozru.html" text:style-name="Internet_20_link" text:visited-style-name="Visited_20_Internet_20_Link">
https://www.ukrinform.ua/rubric-economy/3692998-organizatoru-roztrati-zerna-na-32-miljona-iz-derzrezervu-ogolosili-pidozru.html</text:a>
</text:p>
      <!--NEWS-->
      <text:h text:style-name="P10" text:outline-level="1">
<text:span text:style-name="T4">
Японія ініціює дискусію на G7 про ризики застосування штучного інтелекту</text:span>
</text:h>
      <text:p text:style-name="P4">
Authors: Ukrinform (Person)</text:p>
      <text:p text:style-name="P4">
Publisher: Укринформ (Organization)</text:p>
      <text:p text:style-name="P4">
Published Time: 2023-04-07T17:51:00+03:00</text:p>
      <text:p text:style-name="P4">
Modified Time: 2023-04-07T17:51:00+03:00</text:p>
      <text:p text:style-name="P4">
Description: Японія має намір провести дискусію щодо застосування штучного інтелекту та його ризиків на зустрічі міністрів "Групи семи" з цифрових питань, яку країна прийматиме наприкінці квітня, заявив міністр зв’язку Такеакі Мацумото. — Укрінформ.</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Штучний інтелект', 'ChatGPT']</text:p>
      <text:p text:style-name="P4">
Type: Article</text:p>
      <!--METADATA-->
      <text:p text:style-name="P4">
<draw:frame draw:style-name="fr1" draw:name="Image159" text:anchor-type="as-char" svg:width="6.9236in" svg:height="3.956343in" draw:z-index="0">
<draw:image xlink:href="../Images/yкринформ/2023-04-07T17-51-00-03-00/630_360_1664258482-721.jpg" xlink:type="simple" xlink:show="embed" xlink:actuate="onLoad" draw:mime-type="image/jpeg"/>
</draw:frame>
 Японія маєнамір провести дискусію щодо застосування штучного інтелекту та його ризиківна зустрічі міністрів "Групи семи" з цифрових питань, яку країна прийматименаприкінці квітня, заявив міністр зв’язку Такеакі Мацумото.</text:p>
      <text:p text:style-name="P4">
Як передає Укрінформ, про це повідомляє агенція <text:a xlink:type="simple" xlink:href="https://english.kyodonews.net/news/2023/04/5997f9a1825f-japan-plans-to-lead-talks-on-ai-risks-at-g7-digital-meeting.html" text:style-name="Internet_20_link" text:visited-style-name="Visited_20_Internet_20_Link">
</text:a>
</text:p>
      <text:p text:style-name="P4">
Згідно з повідомленням, революція штучного інтелекту, включно з появою чат-ботів, таких як ChatGPT, принесла з собою низку проблем, таких якнесанкціонований збір особистих даних та його вплив на навчальне середовище.</text:p>
      <text:p text:style-name="P4">
Міністр Мацумото підкреслив важливість багатосторонніх зусиль у застосуванніта регулюванні штучного інтелекту, заявивши на прес-конференції, що <text:a xlink:type="simple" xlink:href="https://www.ukrinform.ua/tag-aponia" text:style-name="Internet_20_link" text:visited-style-name="Visited_20_Internet_20_Link">
</text:a>
 «хотіла б очолити дискусію, щоб їїаналіз та перевірка могли відбуватися в рамках міжнародної системи».</text:p>
      <text:p text:style-name="P4">
Минулого тижня Управління із захисту даних Італії запровадило тимчасовузаборону на використання ChatGPT через підозри, що його розробник компаніяOpenAI незаконно збирає величезні обсяги персональних даних.</text:p>
      <text:p text:style-name="P4">
<text:span text:style-name="T4">
Читайте також:</text:span>
 <text:a xlink:type="simple" xlink:href="https://www.ukrinform.ua/rubric-technology/3692609-u-kanadi-rozsliduut-mozlivij-nezakonnij-zbir-danih-chatgpt.html" text:style-name="Internet_20_link" text:visited-style-name="Visited_20_Internet_20_Link">
 <text:span text:style-name="T4">
ChatGPT</text:span>
 </text:a>
</text:p>
      <text:p text:style-name="P4">
Тим часом японські чиновники заявили у четвер, що міністерство освіти прагнесформулювати рекомендації щодо використання ChatGPT та інших чат-ботів зіштучним інтелектом у школах до березня наступного року, оскільки зростаєзанепокоєння щодо їх впливу на навички письма та мислення учнів.</text:p>
      <text:p text:style-name="P4">
«Я усвідомлюю, що швидкий розвиток штучного інтелекту та його зростаючевикористання підняли такі питання, як його потенційний вплив на суспільство вразі зловживання, а також збір персональних даних», — зазначив Мацумото.</text:p>
      <text:p text:style-name="P4">
На окремій прес-конференції міністр цифрових технологій Японії Таро Коновисловив надію, що "Група семи" надішле єдиний сигнал» щодо цієї теми.</text:p>
      <text:p text:style-name="P4">
<text:span text:style-name="T4">
Читайте також:</text:span>
 <text:a xlink:type="simple" xlink:href="https://www.ukrinform.ua/rubric-technology/3690019-v-italii-zablokuvali-chatgpt-za-nezakonnij-zbir-danih.html" text:style-name="Internet_20_link" text:visited-style-name="Visited_20_Internet_20_Link">
 <text:span text:style-name="T4">
ChatGPT</text:span>
 </text:a>
</text:p>
      <text:p text:style-name="P4">
Зустріч міністрів з цифрових питань відбудеться в місті Такасакі, префектураГунма, протягом двох днів з 29 квітня.</text:p>
      <text:p text:style-name="P4">
Source: <text:a xlink:type="simple" xlink:href="https://www.ukrinform.ua/rubric-technology/3693000-aponia-iniciue-diskusiu-pro-riziki-zastosuvanna-stucnogo-intelektu-na-g7.html" text:style-name="Internet_20_link" text:visited-style-name="Visited_20_Internet_20_Link">
https://www.ukrinform.ua/rubric-technology/3693000-aponia-iniciue-diskusiu-pro-riziki-zastosuvanna-stucnogo-intelektu-na-g7.html</text:a>
</text:p>
      <!--NEWS-->
      <text:h text:style-name="P10" text:outline-level="1">
<text:span text:style-name="T4">
Новий посол України Олеся Ілащук вручила вірчі грамоти президенту Болгарії</text:span>
</text:h>
      <text:p text:style-name="P4">
Authors: Ukrinform (Person)</text:p>
      <text:p text:style-name="P4">
Publisher: Укринформ (Organization)</text:p>
      <text:p text:style-name="P4">
Published Time: 2023-04-07T17:59:33+03:00</text:p>
      <text:p text:style-name="P4">
Modified Time: 2023-04-07T17:59:33+03:00</text:p>
      <text:p text:style-name="P4">
Description: Посол України в Республіці Болгарія Олеся Ілащук 7 квітня вручила вірчі грамоти президентові Румену Радеву. — Укрінформ.</text:p>
      <text:p text:style-name="P4">
Images: ["<text:a xlink:type="simple" xlink:href="https://static.ukrinform.com/photos/2023_04/thumb_files/630_360_1680879509-469.jpg" text:style-name="Internet_20_link" text:visited-style-name="Visited_20_Internet_20_Link">
630_360_16808...</text:a>
", "<text:a xlink:type="simple" xlink:href="https://static.ukrinform.com/photos/2023_04/1680879509-459.jpg" text:style-name="Internet_20_link" text:visited-style-name="Visited_20_Internet_20_Link">
1680879509-45...</text:a>
", "<text:a xlink:type="simple" xlink:href="https://static.ukrinform.com/photos/2023_04/1680879509-224.jpg" text:style-name="Internet_20_link" text:visited-style-name="Visited_20_Internet_20_Link">
1680879509-22...</text:a>
"]</text:p>
      <text:p text:style-name="P4">
Tags: ['Болгарія', 'Посол', 'Дипломати']</text:p>
      <text:p text:style-name="P4">
Type: Article</text:p>
      <!--METADATA-->
      <text:p text:style-name="P4">
<draw:frame draw:style-name="fr1" draw:name="Image160" text:anchor-type="as-char" svg:width="6.9236in" svg:height="3.956343in" draw:z-index="0">
<draw:image xlink:href="../Images/yкринформ/2023-04-07T17-59-33-03-00/630_360_1680879509-469.jpg" xlink:type="simple" xlink:show="embed" xlink:actuate="onLoad" draw:mime-type="image/jpeg"/>
</draw:frame>
 ПосолУкраїни в Республіці Болгарія Олеся Ілащук 7 квітня вручила вірчі грамотипрезидентові Румену Радеву.</text:p>
      <text:p text:style-name="P4">
Про це повідомила <text:a xlink:type="simple" xlink:href="https://bulgaria.mfa.gov.ua/news/posol-ukrayini-v-respublici-bolgariya-olesya-ilashchuk-vruchila-virchi-gramoti-prezidentu-respubliki-bolgariya-rumenu-radevu" text:style-name="Internet_20_link" text:visited-style-name="Visited_20_Internet_20_Link">
 </text:a>
 , передає Укрінформ.</text:p>
      <text:p text:style-name="P4">
Зазначається, що під час зустрічі з президентом посол подякувала болгарськомународу за всебічну підтримку України в умовах широкомасштабного військовоговторгнення <text:a xlink:type="simple" xlink:href="https://www.ukrinform.ua/tag-rosia" text:style-name="Internet_20_link" text:visited-style-name="Visited_20_Internet_20_Link">
 </text:a>
 , за підтримку десятківтисяч українців, що знайшли тимчасовий захист у країні.</text:p>
      <text:p text:style-name="P4">
<draw:frame draw:style-name="fr1" draw:name="Image161" text:anchor-type="as-char" svg:width="6.9236in" svg:height="4.942681in" draw:z-index="0">
<draw:image xlink:href="../Images/yкринформ/2023-04-07T17-59-33-03-00/1680879509-459.jpg" xlink:type="simple" xlink:show="embed" xlink:actuate="onLoad" draw:mime-type="image/jpeg"/>
</draw:frame>
</text:p>
      <text:p text:style-name="P4">
«Під час аудієнції було обговорено продовження надання Україні політичної,економічної, енергетичної та оборонної допомоги, співпрацю в межах реалізаціїФормули миру Президента України та Кримської платформи, посилення санкційногорежиму проти росії, розвитку українсько-болгарського діалогу, а такожреалізації прав численної болгарської спільноти в Україні», - зауважили удиппредставництві.</text:p>
      <text:p text:style-name="P4">
<draw:frame draw:style-name="fr1" draw:name="Image162" text:anchor-type="as-char" svg:width="6.9236in" svg:height="4.941364in" draw:z-index="0">
<draw:image xlink:href="../Images/yкринформ/2023-04-07T17-59-33-03-00/1680879509-224.jpg" xlink:type="simple" xlink:show="embed" xlink:actuate="onLoad" draw:mime-type="image/jpeg"/>
</draw:frame>
</text:p>
      <text:p text:style-name="P4">
<text:span text:style-name="T4">
Читайте також:</text:span>
 <text:a xlink:type="simple" xlink:href="https://www.ukrinform.ua/rubric-polytics/3675922-prezident-bolgarii-nagorodiv-ukrainskogo-posla-akij-zaversue-dipmisiu-v-cij-kraini.html" text:style-name="Internet_20_link" text:visited-style-name="Visited_20_Internet_20_Link">
 </text:a>
</text:p>
      <text:p text:style-name="P4">
Як повідомлялося, Президент Володимир Зеленський 23 грудня минулого року <text:a xlink:type="simple" xlink:href="https://www.ukrinform.ua/rubric-polytics/3640311-zelenskij-priznaciv-novih-posliv-u-troh-krainah.html" text:style-name="Internet_20_link" text:visited-style-name="Visited_20_Internet_20_Link">
</text:a>
 Надзвичайним і Повноважним Послом України вРеспубліці Болгарія. Це викликало неоднозначну реакцію в експертних колах,оскільки, за даними ЗМІ, Ілащук не має досвіду роботи ані в дипломатії, ані надержавних посадах <text:a xlink:type="simple" xlink:href="https://www.ukrinform.ua/rubric-polytics/3641546-bolgaria-nadala-agreman-novomu-poslu-ukraini.html" text:style-name="Internet_20_link" text:visited-style-name="Visited_20_Internet_20_Link">
 </text:a>
</text:p>
      <text:p text:style-name="P4">
Source: <text:a xlink:type="simple" xlink:href="https://www.ukrinform.ua/rubric-polytics/3693003-novij-posol-ukraini-olesa-ilasuk-vrucila-virci-gramoti-prezidentu-bolgarii.html" text:style-name="Internet_20_link" text:visited-style-name="Visited_20_Internet_20_Link">
https://www.ukrinform.ua/rubric-polytics/3693003-novij-posol-ukraini-olesa-ilasuk-vrucila-virci-gramoti-prezidentu-bolgarii.html</text:a>
</text:p>
      <!--NEWS-->
      <text:h text:style-name="P10" text:outline-level="1">
<text:span text:style-name="T4">
Україна готується увійти до зони вільного роумінгу ЄС - уряд ухвалив рішення</text:span>
</text:h>
      <text:p text:style-name="P4">
Authors: Ukrinform (Person)</text:p>
      <text:p text:style-name="P4">
Publisher: Укринформ (Organization)</text:p>
      <text:p text:style-name="P4">
Published Time: 2023-04-07T18:05:59+03:00</text:p>
      <text:p text:style-name="P4">
Modified Time: 2023-04-07T18:05:59+03:00</text:p>
      <text:p text:style-name="P4">
Description: Кабінет Міністрів ухвалив проєкт рішення Комітету асоціації Україна – ЄС у торговельному складі, яке створює умови для набуття Україною режиму внутрішнього ринку Європейського Союзу у сфері роумінгу. — Укрінформ.</text:p>
      <text:p text:style-name="P4">
Images: ["<text:a xlink:type="simple" xlink:href="https://static.ukrinform.com/photos/2020_09/thumb_files/630_360_1600101779-271.jpg" text:style-name="Internet_20_link" text:visited-style-name="Visited_20_Internet_20_Link">
630_360_16001...</text:a>
"]</text:p>
      <text:p text:style-name="P4">
Tags: ['Євросоюз', 'Кабмін', 'Роумінг', 'Уряд', 'Шмигаль', 'Юлія Свириденко']</text:p>
      <text:p text:style-name="P4">
Type: Article</text:p>
      <!--METADATA-->
      <text:p text:style-name="P4">
<draw:frame draw:style-name="fr1" draw:name="Image163" text:anchor-type="as-char" svg:width="6.9236in" svg:height="3.956343in" draw:z-index="0">
<draw:image xlink:href="../Images/yкринформ/2023-04-07T18-05-59-03-00/630_360_1600101779-271.jpg" xlink:type="simple" xlink:show="embed" xlink:actuate="onLoad" draw:mime-type="image/jpeg"/>
</draw:frame>
 КабінетМіністрів ухвалив проєкт рішення Комітету асоціації Україна – ЄС уторговельному складі, яке створює умови для набуття Україною режимувнутрішнього ринку Європейського Союзу у сфері роумінгу.</text:p>
      <text:p text:style-name="P4">
Як передає Укрінформ, про це повідомляє <text:a xlink:type="simple" xlink:href="https://www.me.gov.ua/News/Detail" text:style-name="Internet_20_link" text:visited-style-name="Visited_20_Internet_20_Link">
</text:a>
 .</text:p>
      <text:p text:style-name="P4">
Рішення було ухвалене на засіданні Кабінету Міністрів 7 квітня 2023 року.</text:p>
      <text:p text:style-name="P4">
Документом передбачається доповнити, з урахуванням актуальних змін взаконодавстві Євросоюзу, переліки та графіки адаптації законодавства ЄС усекторі телекомунікаційних послуг, зокрема, щодо роумінгу в мережах мобільногозв’язку загального користування.</text:p>
      <text:p text:style-name="P4">
«Схвалення Рішення Комітету асоціації Україна – ЄС у торговельному складістворить умови для набуття Україною режиму внутрішнього ринку в сфері <text:a xlink:type="simple" xlink:href="https://www.ukrinform.ua/tag-rouming" text:style-name="Internet_20_link" text:visited-style-name="Visited_20_Internet_20_Link">
</text:a>
 . Цього року ця сфера буде «пілотом»по повній юридичній інтеграції України у внутрішньоєвропейське регулювання», -заявила перший віцепрем’єр-міністр – міністр економіки Юлія Свириденко.</text:p>
      <text:p text:style-name="P4">
Схвалення урядом проєкту рішення щодо телекомунікацій є одним з етапіввиконання узгодженого Міністерством економіки та Єврокомісією оновленогоПріоритетного плану заходів з посилення імплементації Угоди про вільнуторгівлю.</text:p>
      <text:p text:style-name="P4">
Основний акцент цього плану – інтеграція України у внутрішній ринок ЄС.</text:p>
      <text:p text:style-name="P4">
<text:span text:style-name="T4">
Читайте також:</text:span>
 <text:a xlink:type="simple" xlink:href="https://www.ukrinform.ua/rubric-technology/3686515-seredna-svidkist-mobilnogo-internetu-v-ukraini-mae-buti-sonajmense-2-mbits-fedorov.html" text:style-name="Internet_20_link" text:visited-style-name="Visited_20_Internet_20_Link">
 </text:a>
</text:p>
      <text:p text:style-name="P4">
«План передбачає 29 заходів, які дозволяють завершити існуючі проєкти, такі якУгода про промисловий безвіз (АСАА), та розпочати роботу над інтеграцією довнутрішнього ринку в усіх придатних для цього сферах, зокрема оновити потрібнідодатки до угоди, провести моніторинг відповідності законодавства та схвалитирішення про відкриття ринків. Повторюся, наша мета – інтегруватися увнутрішній ринок ЄС, не чекаючи вступу до ЄС», - зазначила Свириденко.</text:p>
      <text:p text:style-name="P4">
Вона наголосила, що йдеться про інтеграцію в усіх ожливих сферах – "відмитниці та енергетики до безпеки продуктів харчування".</text:p>
      <text:p text:style-name="P4">
Своєю чергою, Прем’єр-міністр Денис Шмигаль <text:a xlink:type="simple" xlink:href="https://t.me/Denys_Smyhal/4913" text:style-name="Internet_20_link" text:visited-style-name="Visited_20_Internet_20_Link">
</text:a>
 на засіданні уряду наголосив, що приєднанняУкраїни до роумінгового простору ЄС означатиме запровадження сучасних іпрозорих правил у сфері телекомунікацій.</text:p>
      <text:p text:style-name="P4">
<text:span text:style-name="T4">
Читайте також:</text:span>
 <text:a xlink:type="simple" xlink:href="https://www.ukrinform.ua/rubric-technology/3664772-dostupnij-rouming-dla-ukrainciv-u-evropi-prodovzili-se-na-piv-roku.html" text:style-name="Internet_20_link" text:visited-style-name="Visited_20_Internet_20_Link">
 <text:span text:style-name="T4">
роумінг</text:span>
 </text:a>
</text:p>
      <text:p text:style-name="P4">
«Сьогодні затвердили документ, який дозволить Україні укласти відповідну угодуіз Європейським Союзом уже цього року. Приєднання до роумінгового простору ЄС— це не просто скасування плати за дзвінки, але і сучасні, прозорі європейськіправила у сфері телекомунікацій», - зазначив Шмигаль.</text:p>
      <text:p text:style-name="P4">
Як повідомлялося, Кабінет Міністрів схвалив проєкт рішення Комітету асоціаціїУкраїна – ЄС у торговельному складі, яке створює умови для набуття Україноюрежиму внутрішнього ринку Європейського Союзу у сфері роумінгу.</text:p>
      <text:p text:style-name="P4">
Зокрема, рішенням Кабміну передбачається доповнити з урахуванням актуальнихзмін у законодавстві ЄС переліки та графіки адаптації законодавства ЄС усекторі телекомунікаційних послуг.</text:p>
      <text:p text:style-name="P4">
Source: <text:a xlink:type="simple" xlink:href="https://www.ukrinform.ua/rubric-technology/3693005-ukraina-gotuetsa-uvijti-do-zoni-vilnogo-roumingu-es-urad-uhvaliv-risenna.html" text:style-name="Internet_20_link" text:visited-style-name="Visited_20_Internet_20_Link">
https://www.ukrinform.ua/rubric-technology/3693005-ukraina-gotuetsa-uvijti-do-zoni-vilnogo-roumingu-es-urad-uhvaliv-risenna.html</text:a>
</text:p>
      <!--NEWS-->
      <text:h text:style-name="P10" text:outline-level="1">
<text:span text:style-name="T4">
На вихідних буде тепло, подекуди пройдуть невеликі дощі</text:span>
</text:h>
      <text:p text:style-name="P4">
Authors: Ukrinform (Person)</text:p>
      <text:p text:style-name="P4">
Publisher: Укринформ (Organization)</text:p>
      <text:p text:style-name="P4">
Published Time: 2023-04-07T18:11:00+03:00</text:p>
      <text:p text:style-name="P4">
Modified Time: 2023-04-07T18:11:00+03:00</text:p>
      <text:p text:style-name="P4">
Description: У суботу й неділю в Україні очікується тепла погода, однак буде хмарно, а подекуди пройдуть невеликі дощі, у Карпатах – невеликий сніг. — Укрінформ.</text:p>
      <text:p text:style-name="P4">
Images: ["<text:a xlink:type="simple" xlink:href="https://static.ukrinform.com/photos/2021_04/thumb_files/630_360_1618940472-352.jpg" text:style-name="Internet_20_link" text:visited-style-name="Visited_20_Internet_20_Link">
630_360_16189...</text:a>
"]</text:p>
      <text:p text:style-name="P4">
Tags: ['Дощ', 'Гроза', 'Погода', 'Прогноз']</text:p>
      <text:p text:style-name="P4">
Type: Article</text:p>
      <!--METADATA-->
      <text:p text:style-name="P4">
<draw:frame draw:style-name="fr1" draw:name="Image164" text:anchor-type="as-char" svg:width="6.9236in" svg:height="3.956343in" draw:z-index="0">
<draw:image xlink:href="../Images/yкринформ/2023-04-07T18-11-00-03-00/630_360_1618940472-352.jpg" xlink:type="simple" xlink:show="embed" xlink:actuate="onLoad" draw:mime-type="image/jpeg"/>
</draw:frame>
 У суботу йнеділю в Україні очікується тепла погода, однак буде хмарно, а подекудипройдуть невеликі дощі, у Карпатах – невеликий сніг.</text:p>
      <text:p text:style-name="P4">
Про це Укрінформу повідомили в Українському гідрометцентрі.</text:p>
      <text:p text:style-name="P4">
За даними синоптиків, у суботу, 8 квітня, в Україні буде хмарно, часом пройденевеликий дощ, в Карпатах – невеликий сніг, у більшості західних областей тана Одещині вночі без істотних опадів. Вночі та вранці у західних та Одеськійобластях місцями туман; вдень у південних та центральних областях подекуди <text:a xlink:type="simple" xlink:href="https://www.ukrinform.ua/tag-groza" text:style-name="Internet_20_link" text:visited-style-name="Visited_20_Internet_20_Link">
</text:a>
 . Вітер завтра буде змінних напрямків,3-8 м/с. Температура вночі 3-8° тепла, вдень 10-15°, в західних областях вночіблизько 0°, вдень 6-11° тепла (в Карпатах вночі 1-6° морозу, вдень від 1морозу до 4° тепла).</text:p>
      <text:p text:style-name="P4">
У столичному регіоні в суботу буде хмарно, невеликий дощ. Вітер зміннихнапрямків, 3-8 м/с. Температура по Києву вночі 4-6° тепла, вдень 11-13°; пообласті вночі 3-8° тепла, вдень 10-15°.</text:p>
      <text:p text:style-name="P4">
На 9-10 квітня синоптики прогнозують хмарну з проясненнями погоду, часомневеликий дощ (у Карпатському регіоні – невеликий мокрий сніг, на дорогахмісцями ожеледиця). Вночі та вранці місцями туман. Вітер змінних напрямків,3-8 м/с. Температура вночі 3-8° тепла, вдень 10-15°, у південних, східних тапівнічно-східних областях – до 18°; в Карпатах вночі 0-5° морозу, вдень 0-5°тепла.</text:p>
      <text:p text:style-name="P4">
У Києві та по області 9-10 квітня буде хмарно з проясненнями, часом невеликийдощ. Вночі та вранці місцями туман. Вітер змінних напрямків, 3-5 м/с.Температура по Києву вночі 6-8° тепла, вдень 12-14°, по області вночі 3-8°тепла, вдень 10-15°.</text:p>
      <text:p text:style-name="P4">
За даними Укргідрометцентру, 11 квітня у південних, центральних, вдень і взахідних та північних областях, 12 квітня в Україні часом дощ (в Карпатахвночі з мокрим снігом). Температура вночі 3-9° тепла, вдень 11 квітня 10-16°,12 квітня 7-13°.</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a>
</text:p>
      <text:p text:style-name="P4">
У столиці та на Київщині 11 квітня вночі без опадів, вдень помірний дощ; 12квітня вночі невеликий, вдень помірний дощ. Температура по Києву: вночі 6-8°тепла; вдень 11 квітня 14-16°, 12 квітня 9-11°. По області: вночі 4-9° тепла;вдень 11 квітня 11-16°, 12 квітня 7-12°.</text:p>
      <text:p text:style-name="P4">
Згідно з орієнтовним прогнозом Укргідрометцентру, 13-14 квітня в Україніочікуються часом невеликі дощі, 14 квітня вдень у північних областях, протягом15-17 квітня в Україні – без істотних опадів. Температура вночі 4-10° тепла,вдень 13 квітня 7-13°, 14-17 квітня 11-17°.</text:p>
      <text:p text:style-name="P4">
Source: <text:a xlink:type="simple" xlink:href="https://www.ukrinform.ua/rubric-regions/3693004-na-vihidnih-v-ukraini-bude-teplo-podekudi-projdut-neveliki-dosi.html" text:style-name="Internet_20_link" text:visited-style-name="Visited_20_Internet_20_Link">
https://www.ukrinform.ua/rubric-regions/3693004-na-vihidnih-v-ukraini-bude-teplo-podekudi-projdut-neveliki-dosi.html</text:a>
</text:p>
      <!--NEWS-->
      <text:h text:style-name="P10" text:outline-level="1">
<text:span text:style-name="T4">
Перша ліга розпочинає другий етап футбольної першості</text:span>
</text:h>
      <text:p text:style-name="P4">
Authors: Ukrinform (Person)</text:p>
      <text:p text:style-name="P4">
Publisher: Укринформ (Organization)</text:p>
      <text:p text:style-name="P4">
Published Time: 2023-04-07T18:22:05+03:00</text:p>
      <text:p text:style-name="P4">
Modified Time: 2023-04-07T18:22:05+03:00</text:p>
      <text:p text:style-name="P4">
Description: У весняній частині сезону суперництво в першій лізі буде точитися у двох групах. — Укрінформ.</text:p>
      <text:p text:style-name="P4">
Images: ["<text:a xlink:type="simple" xlink:href="https://static.ukrinform.com/photos/2023_04/thumb_files/630_360_1680880836-182.jpg" text:style-name="Internet_20_link" text:visited-style-name="Visited_20_Internet_20_Link">
630_360_16808...</text:a>
"]</text:p>
      <text:p text:style-name="P4">
Tags: ['Футбол', 'Карпати', 'перша ліга', 'Полісся', 'Епіцентр']</text:p>
      <text:p text:style-name="P4">
Type: Article</text:p>
      <!--METADATA-->
      <text:p text:style-name="P4">
<draw:frame draw:style-name="fr1" draw:name="Image165" text:anchor-type="as-char" svg:width="6.9236in" svg:height="3.956343in" draw:z-index="0">
<draw:image xlink:href="../Images/yкринформ/2023-04-07T18-22-05-03-00/630_360_1680880836-182.jpg" xlink:type="simple" xlink:show="embed" xlink:actuate="onLoad" draw:mime-type="image/jpeg"/>
</draw:frame>
 У веснянійчастині сезону суперництво в першій лізі буде точитися у двох групах.</text:p>
      <text:p text:style-name="P4">
Як інформує офіційний <text:a xlink:type="simple" xlink:href="https://uaf.ua/article/47952" text:style-name="Internet_20_link" text:visited-style-name="Visited_20_Internet_20_Link">
 </text:a>
 Української асоціаціїфутболу, у «чемпіонській» групі визначаться володарі двох прямих путівок доУкраїнської Прем'єр-ліги (УПЛ), а третя та четверта команди зіграють матчіплей-оф за підвищення в класі: третя гратиме із 14-ю командою УПЛ, четверта -із 13-ю, передає Укрінформ.</text:p>
      <text:p text:style-name="P4">
8 квітня відбудуться матчі «Карпати» - «Кремінь», «Епіцентр» - «Оболонь»,«Нива» - «ЛНЗ», а наступного дня - «Полісся» - «Металург».</text:p>
      <text:p text:style-name="P4">
<text:span text:style-name="T4">
Читайте також:</text:span>
 <text:a xlink:type="simple" xlink:href="https://www.ukrinform.ua/rubric-sports/3691269-za-zitomirske-polissa-vistupatime-futbolist-zbirnoi-gambii-u20.html" text:style-name="Internet_20_link" text:visited-style-name="Visited_20_Internet_20_Link">
 <text:span text:style-name="T4">
Полісся</text:span>
 </text:a>
</text:p>
      <text:p text:style-name="P4">
Для учасників «групи вибування» головним завданням буде збереження прописки вдивізіоні. 8 квітня пройде поєдинок «Чернігів-ШВСM» - ФСК «Маріуполь», а внеділю - «Полтава» - «Буковина», «Скорук» - «Діназ» та «Гірник-Спорт» -«Прикарпаття».</text:p>
      <text:p text:style-name="P4">
Остання команда першої ліги вилетить до другої ліги, передостання зіграє плей-оф із другою командою другої ліги.</text:p>
      <text:p text:style-name="P4">
Фото: ФК «Кремінь».</text:p>
      <text:p text:style-name="P4">
Source: <text:a xlink:type="simple" xlink:href="https://www.ukrinform.ua/rubric-sports/3693012-persa-liga-rozpocinae-drugij-etap-futbolnoi-persosti.html" text:style-name="Internet_20_link" text:visited-style-name="Visited_20_Internet_20_Link">
https://www.ukrinform.ua/rubric-sports/3693012-persa-liga-rozpocinae-drugij-etap-futbolnoi-persosti.html</text:a>
</text:p>
      <!--NEWS-->
      <text:h text:style-name="P10" text:outline-level="1">
<text:span text:style-name="T4">
В Україні посилять захист державних електронних ресурсів</text:span>
</text:h>
      <text:p text:style-name="P4">
Authors: Ukrinform (Person)</text:p>
      <text:p text:style-name="P4">
Publisher: Укринформ (Organization)</text:p>
      <text:p text:style-name="P4">
Published Time: 2023-04-07T18:24:33+03:00</text:p>
      <text:p text:style-name="P4">
Modified Time: 2023-04-07T18:24:33+03:00</text:p>
      <text:p text:style-name="P4">
Description: Кабінет Міністрів ухвалив постанову, якою затвердив порядок функціонування Національного центру резервування державних інформаційних ресурсів. — Укрінформ.</text:p>
      <text:p text:style-name="P4">
Images: ["<text:a xlink:type="simple" xlink:href="https://static.ukrinform.com/photos/2019_12/thumb_files/630_360_1575365317-538.jpg" text:style-name="Internet_20_link" text:visited-style-name="Visited_20_Internet_20_Link">
630_360_15753...</text:a>
"]</text:p>
      <text:p text:style-name="P4">
Tags: ['Кабмін', "Держспецзв'язку", 'захист']</text:p>
      <text:p text:style-name="P4">
Type: Article</text:p>
      <!--METADATA-->
      <text:p text:style-name="P4">
<draw:frame draw:style-name="fr1" draw:name="Image166" text:anchor-type="as-char" svg:width="6.9236in" svg:height="3.956343in" draw:z-index="0">
<draw:image xlink:href="../Images/yкринформ/2023-04-07T18-24-33-03-00/630_360_1575365317-538.jpg" xlink:type="simple" xlink:show="embed" xlink:actuate="onLoad" draw:mime-type="image/jpeg"/>
</draw:frame>
 КабінетМіністрів ухвалив постанову, якою затвердив порядок функціонуванняНаціонального центру резервування державних інформаційних ресурсів.</text:p>
      <text:p text:style-name="P4">
Про це повідомляє Укрінформ з посиланням на Державну служба спеціальногозв'язку та захисту інформації у <text:a xlink:type="simple" xlink:href="https://t.me/dsszzi_official/5687" text:style-name="Internet_20_link" text:visited-style-name="Visited_20_Internet_20_Link">
 </text:a>
 .</text:p>
      <text:p text:style-name="P4">
«Ухвалена постанова дозволить мінімізувати ризики, забезпечить подальшубезперервність роботи національних електронних інформаційних ресурсів іможливість відновлення даних у разі її пошкодження чи видалення. Наша спільнамета – убезпечення та збереження критично важливої інформації, яка стосуєтьсяяк наших державних органів та підприємств, так і громадян», - зазначив головаДержспецзв’язку Юрій Щиголь.</text:p>
      <text:p text:style-name="P4">
Документ визначає порядок роботи Національного центру резервування державнихінформаційних ресурсів. У ньому визначені функції та повноваження суб’єктівНаціонального центру. Це Адміністрація Держспецзв’язку, ДП «Українськіспеціальні системи», Державний центр кіберзахисту, Концерн радіомовлення,радіозв’язку та телебачення та КП «Укрспецзв’язок».</text:p>
      <text:p text:style-name="P4">
<text:span text:style-name="T4">
Читайте також:</text:span>
 <text:a xlink:type="simple" xlink:href="https://www.ukrinform.ua/rubric-technology/3691554-kabmin-zatverdiv-poradok-reaguvanna-na-kiberincidenti-ta-kiberataki.html" text:style-name="Internet_20_link" text:visited-style-name="Visited_20_Internet_20_Link">
 </text:a>
</text:p>
      <text:p text:style-name="P4">
Постанова врегульовує процес передання органами влади, військовимиформуваннями, підприємствами, установами та організаціями резервних копійнаціональних електронних інформаційних ресурсів до центру, а також – механізмїх збереження і доступу до них.</text:p>
      <text:p text:style-name="P4">
У тому числі – в ній визначено види резервування національних електроннихінформаційних ресурсів, вимоги до договорів щодо збереження резервних копій,вимоги до захисту інформації та кіберзахисту під час зберігання, порядокпереміщення до закордонних дипломатичних установ України протягом періоду дії<text:a xlink:type="simple" xlink:href="https://www.ukrinform.ua/tag-voennij-stan" text:style-name="Internet_20_link" text:visited-style-name="Visited_20_Internet_20_Link">
 </text:a>
 та повернення після йогозакінчення тощо.</text:p>
      <text:p text:style-name="P4">
Як повідомлялось, у 2021 році у межах виконання Стратегії кібербезпеки Українина Держспецзв’язку покладено обов’язок про створення Національного реєструрезервування державних інформаційних ресурсів, а також забезпечення йогороботи та розвитку. Зумовлене таке рішення забезпеченням резервування даних ташвидким відновленням їх у разі потреби.</text:p>
      <text:p text:style-name="P4">
Source: <text:a xlink:type="simple" xlink:href="https://www.ukrinform.ua/rubric-technology/3693013-v-ukraini-posilat-zahist-derzavnih-elektronnih-resursiv.html" text:style-name="Internet_20_link" text:visited-style-name="Visited_20_Internet_20_Link">
https://www.ukrinform.ua/rubric-technology/3693013-v-ukraini-posilat-zahist-derzavnih-elektronnih-resursiv.html</text:a>
</text:p>
      <!--NEWS-->
      <text:h text:style-name="P10" text:outline-level="1">
<text:span text:style-name="T4">
Кабмін розширив програму єРобота – додали три нові види грантів для ветеранів</text:span>
</text:h>
      <text:p text:style-name="P4">
Authors: Ukrinform (Person)</text:p>
      <text:p text:style-name="P4">
Publisher: Укринформ (Organization)</text:p>
      <text:p text:style-name="P4">
Published Time: 2023-04-07T18:25:05+03:00</text:p>
      <text:p text:style-name="P4">
Modified Time: 2023-04-07T18:25:05+03:00</text:p>
      <text:p text:style-name="P4">
Description: Кабінет Міністрів України розширив програму єРобота - додано три нові види грантів для ветеранів. — Укрінформ.</text:p>
      <text:p text:style-name="P4">
Images: ["<text:a xlink:type="simple" xlink:href="https://static.ukrinform.com/photos/2023_04/thumb_files/630_360_1680881083-911.jpg" text:style-name="Internet_20_link" text:visited-style-name="Visited_20_Internet_20_Link">
630_360_16808...</text:a>
"]</text:p>
      <text:p text:style-name="P4">
Tags: ['Шмигаль', 'єРобота']</text:p>
      <text:p text:style-name="P4">
Type: Article</text:p>
      <!--METADATA-->
      <text:p text:style-name="P4">
<draw:frame draw:style-name="fr1" draw:name="Image167" text:anchor-type="as-char" svg:width="6.9236in" svg:height="3.956343in" draw:z-index="0">
<draw:image xlink:href="../Images/yкринформ/2023-04-07T18-25-05-03-00/630_360_1680881083-911.jpg" xlink:type="simple" xlink:show="embed" xlink:actuate="onLoad" draw:mime-type="image/jpeg"/>
</draw:frame>
 КабінетМіністрів України розширив програму єРобота - додано три нові види грантів дляветеранів.</text:p>
      <text:p text:style-name="P4">
Про це Прем’єр-міністр України Денис Шмигаль сказав на засіданні уряду,передає Укрінформ із посиланням на <text:a xlink:type="simple" xlink:href="https://www.kmu.gov.ua/news/uriad-proponuie-ne-opodatkovuvaty-kompensatsiiu-za-ipotechnym-kredytom-premier-ministr" text:style-name="Internet_20_link" text:visited-style-name="Visited_20_Internet_20_Link">
 </text:a>
 .</text:p>
      <text:p text:style-name="P4">
Географія програми розширена ще на 8 областей.</text:p>
      <text:p text:style-name="P4">
Окрім того, Кабінет Міністрів погодив законопроєкт, який передбачає, щокомпенсація за іпотечним кредитом не буде оподатковуватися.</text:p>
      <text:p text:style-name="P4">
<text:span text:style-name="T4">
Читайте також:</text:span>
 <text:a xlink:type="simple" xlink:href="https://www.ukrinform.ua/rubric-polytics/3692982-pitanna-bezpeki-bude-sered-prioritetnih-se-bagato-rokiv-smigal.html" text:style-name="Internet_20_link" text:visited-style-name="Visited_20_Internet_20_Link">
 <text:span text:style-name="T4">
Шмигаль</text:span>
 </text:a>
</text:p>
      <text:p text:style-name="P4">
«Наразі в Україні діє програма єОселя, якою можуть скористатисявійськовослужбовці, захисники України, медичні працівники, науковці, вчителі.Згідно із законопроєктом, не потрібно буде сплачувати ані 18% податку надоходи фізичних осіб, ані 1,5% військового збору. Це зменшить фінансовий тискна родини, які отримали житло та виплачують кредит», — сказав Шмигаль.</text:p>
      <text:p text:style-name="P4">
Загалом майже тисяча родин отримали житло завдяки програмі єОселя. Виданопільгових кредитів на 1,2 млрд грн.</text:p>
      <text:p text:style-name="P4">
<text:span text:style-name="T4">
Читайте також:</text:span>
 <text:a xlink:type="simple" xlink:href="https://www.ukrinform.ua/rubric-polytics/3692988-smigal-vidvidae-kanadu-ta-provede-peregovori-pro-peredacu-vazkoi-tehniki.html" text:style-name="Internet_20_link" text:visited-style-name="Visited_20_Internet_20_Link">
 <text:span text:style-name="T4">
Шмигаль</text:span>
 </text:a>
</text:p>
      <text:p text:style-name="P4">
Як повідомлялося, українці подали вже майже 23 тисячі заявок на програмибезповоротних грантів. Створено 3,5 тисячі нових бізнесів.</text:p>
      <text:p text:style-name="P4">
Фото: Денис Шмигаль, Телеграм</text:p>
      <text:p text:style-name="P4">
Source: <text:a xlink:type="simple" xlink:href="https://www.ukrinform.ua/rubric-society/3693014-kabmin-rozsiriv-programu-erobota-dodali-tri-novi-vidi-grantiv-dla-veteraniv.html" text:style-name="Internet_20_link" text:visited-style-name="Visited_20_Internet_20_Link">
https://www.ukrinform.ua/rubric-society/3693014-kabmin-rozsiriv-programu-erobota-dodali-tri-novi-vidi-grantiv-dla-veteraniv.html</text:a>
</text:p>
      <!--NEWS-->
      <text:h text:style-name="P10" text:outline-level="1">
<text:span text:style-name="T4">
Резніков зустрівся із міністром оборони Кіпру — говорили про ситуацію на фронті</text:span>
</text:h>
      <text:p text:style-name="P4">
Authors: Ukrinform (Person)</text:p>
      <text:p text:style-name="P4">
Publisher: Укринформ (Organization)</text:p>
      <text:p text:style-name="P4">
Published Time: 2023-04-07T18:30:00+03:00</text:p>
      <text:p text:style-name="P4">
Modified Time: 2023-04-07T18:30:00+03:00</text:p>
      <text:p text:style-name="P4">
Description: Міністр оборони України Олексій Резніков в ході візиту до Республіки Кіпр в п`ятницю зустрівся зі своїм колегою Міхалісом Георгалласом.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Кіпр', 'Резніков', 'Війна з росією']</text:p>
      <text:p text:style-name="P4">
Type: Article</text:p>
      <!--METADATA-->
      <text:p text:style-name="P4">
<draw:frame draw:style-name="fr1" draw:name="Image168" text:anchor-type="as-char" svg:width="6.9236in" svg:height="3.956343in" draw:z-index="0">
<draw:image xlink:href="../Images/yкринформ/2023-04-07T18-30-00-03-00/630_360_1678276922-524.jpg" xlink:type="simple" xlink:show="embed" xlink:actuate="onLoad" draw:mime-type="image/jpeg"/>
</draw:frame>
 Міністроборони України Олексій Резніков в ході візиту до Республіки Кіпр в п`ятницюзустрівся зі своїм колегою Міхалісом Георгалласом.</text:p>
      <text:p text:style-name="P4">
Про це Резніков написав у <text:a xlink:type="simple" xlink:href="https://twitter.com/oleksiireznikov/status/1644352207817433092" text:style-name="Internet_20_link" text:visited-style-name="Visited_20_Internet_20_Link">
</text:a>
 , передаєУкрінформ.</text:p>
      <text:p text:style-name="P4">
«Відвідую Республіку <text:a xlink:type="simple" xlink:href="https://www.ukrinform.ua/tag-kipr" text:style-name="Internet_20_link" text:visited-style-name="Visited_20_Internet_20_Link">
 </text:a>
 . Мав чудовузустріч із моїм колегою Міхалісом Георгалласом. Надав актуальну інформацію проситуацію на полі бою. Вдячний Кіпру за рішучу підтримку нашої територіальноїцілісності, допомогу в оборонній (тренінги, в т.ч. курс з розмінування) тагуманітарній сферах», - написав він, опублікувавши фото з візиту.</text:p>
      <text:p text:style-name="Quotations">

<text:p text:style-name="P4">
Visiting 🇨🇾  &gt;
  Had a great meeting with my colleague <text:a xlink:type="simple" xlink:href="https://twitter.com/GiorgallasM" text:style-name="Internet_20_link" text:visited-style-name="Visited_20_Internet_20_Link">
&gt;
 </text:a>
  &gt;
  Provided an update on the situation on the battlefield.  &gt;
  Grateful to 🇨🇾 for its strong support of our territorial integrity,&gt;
 assistance in defense (trainings, incl. a course on de-mining) &amp;&gt;
 humanitarian spheres  &gt;
  🇺🇦🤝🇨🇾 <text:a xlink:type="simple" xlink:href="https://t.co/Vkbp6Iop5K" text:style-name="Internet_20_link" text:visited-style-name="Visited_20_Internet_20_Link">
 </text:a>
&gt;
&gt;
 — Oleksii Reznikov (@oleksiireznikov) <text:a xlink:type="simple" xlink:href="https://twitter.com/oleksiireznikov/status/1644352207817433092" text:style-name="Internet_20_link" text:visited-style-name="Visited_20_Internet_20_Link">
&gt;
 </text:a>
</text:p>

</text:p>
      <text:p text:style-name="P4">
<text:span text:style-name="T4">
Читайте також:</text:span>
 <text:a xlink:type="simple" xlink:href="https://www.ukrinform.ua/rubric-ato/3692871-kipr-zaproponue-ukraini-tehnicnu-dopomogu-v-rozminuvanni.html" text:style-name="Internet_20_link" text:visited-style-name="Visited_20_Internet_20_Link">
 <text:span text:style-name="T4">
Кіпр</text:span>
 </text:a>
</text:p>
      <text:p text:style-name="P4">
Як повідомляв Укрінформ, Георгаллас раніше заявив, що Кіпр запропонує Українітехнічне навчання з розмінування територій у рамках гуманітарної допомоги.</text:p>
      <text:p text:style-name="P4">
Очікується, що група з близько 18 українських офіцерів перебуватиме на Кіпрідля навчання в останній тиждень квітня.</text:p>
      <text:p text:style-name="P4">
Source: <text:a xlink:type="simple" xlink:href="https://www.ukrinform.ua/rubric-polytics/3693019-reznikov-zustrivsa-iz-ministrom-oboroni-kipru-govorili-pro-situaciu-na-fronti.html" text:style-name="Internet_20_link" text:visited-style-name="Visited_20_Internet_20_Link">
https://www.ukrinform.ua/rubric-polytics/3693019-reznikov-zustrivsa-iz-ministrom-oboroni-kipru-govorili-pro-situaciu-na-fronti.html</text:a>
</text:p>
      <!--NEWS-->
      <text:h text:style-name="P10" text:outline-level="1">
<text:span text:style-name="T4">
У Києві показали майже 500 артефактів, які намагалися в посилках вивезти за кордон</text:span>
</text:h>
      <text:p text:style-name="P4">
Authors: Ukrinform (Person)</text:p>
      <text:p text:style-name="P4">
Publisher: Укринформ (Organization)</text:p>
      <text:p text:style-name="P4">
Published Time: 2023-04-07T18:38:00+03:00</text:p>
      <text:p text:style-name="P4">
Modified Time: 2023-04-07T18:38:00+03:00</text:p>
      <text:p text:style-name="P4">
Description: У Музеї історії міста Києва презентували 469 предметів від епохи бронзи до 20 ст., серед яких є унікальні списи та сокири. Ці артефакти громадяни намагалися відправити з України за кордон у міжнародних поштових відправленнях. — Укрінформ.</text:p>
      <text:p text:style-name="P4">
Images: ["<text:a xlink:type="simple" xlink:href="https://static.ukrinform.com/photos/2023_04/thumb_files/630_360_1680881558-7686.jpeg" text:style-name="Internet_20_link" text:visited-style-name="Visited_20_Internet_20_Link">
630_360_16808...</text:a>
", "<text:a xlink:type="simple" xlink:href="https://static.ukrinform.com/photos/2023_04/thumb_files/630_360_1680881557-1176.jpeg" text:style-name="Internet_20_link" text:visited-style-name="Visited_20_Internet_20_Link">
630_360_16808...</text:a>
", "<text:a xlink:type="simple" xlink:href="https://static.ukrinform.com/photos/2023_04/thumb_files/630_360_1680881557-3803.jpeg" text:style-name="Internet_20_link" text:visited-style-name="Visited_20_Internet_20_Link">
630_360_16808...</text:a>
", "<text:a xlink:type="simple" xlink:href="https://static.ukrinform.com/photos/2023_04/thumb_files/630_360_1680881557-7520.jpeg" text:style-name="Internet_20_link" text:visited-style-name="Visited_20_Internet_20_Link">
630_360_16808...</text:a>
", "<text:a xlink:type="simple" xlink:href="https://static.ukrinform.com/photos/2023_04/thumb_files/630_360_1680881557-3075.jpeg" text:style-name="Internet_20_link" text:visited-style-name="Visited_20_Internet_20_Link">
630_360_16808...</text:a>
", "<text:a xlink:type="simple" xlink:href="https://static.ukrinform.com/photos/2023_04/thumb_files/630_360_1680881557-6849.jpeg" text:style-name="Internet_20_link" text:visited-style-name="Visited_20_Internet_20_Link">
630_360_16808...</text:a>
", "<text:a xlink:type="simple" xlink:href="https://static.ukrinform.com/photos/2023_04/thumb_files/630_360_1680881557-8770.jpeg" text:style-name="Internet_20_link" text:visited-style-name="Visited_20_Internet_20_Link">
630_360_16808...</text:a>
", "<text:a xlink:type="simple" xlink:href="https://static.ukrinform.com/photos/2023_04/thumb_files/630_360_1680881558-5699.jpeg" text:style-name="Internet_20_link" text:visited-style-name="Visited_20_Internet_20_Link">
630_360_16808...</text:a>
", "<text:a xlink:type="simple" xlink:href="https://static.ukrinform.com/photos/2023_04/thumb_files/630_360_1680881558-5733.jpeg" text:style-name="Internet_20_link" text:visited-style-name="Visited_20_Internet_20_Link">
630_360_16808...</text:a>
", "<text:a xlink:type="simple" xlink:href="https://static.ukrinform.com/photos/2023_04/1680881987-826.jpg" text:style-name="Internet_20_link" text:visited-style-name="Visited_20_Internet_20_Link">
1680881987-82...</text:a>
", "<text:a xlink:type="simple" xlink:href="https://static.ukrinform.com/photos/2023_04/1680882193-176.jpg" text:style-name="Internet_20_link" text:visited-style-name="Visited_20_Internet_20_Link">
1680882193-17...</text:a>
", "<text:a xlink:type="simple" xlink:href="https://static.ukrinform.com/photos/2023_04/1680882096-550.jpg" text:style-name="Internet_20_link" text:visited-style-name="Visited_20_Internet_20_Link">
1680882096-55...</text:a>
", "<text:a xlink:type="simple" xlink:href="https://static.ukrinform.com/photos/2023_04/1680882223-962.jpg" text:style-name="Internet_20_link" text:visited-style-name="Visited_20_Internet_20_Link">
1680882223-96...</text:a>
"]</text:p>
      <text:p text:style-name="P4">
Tags: ['Музей', 'Київ', 'Артефакт']</text:p>
      <text:p text:style-name="P4">
Type: Article</text:p>
      <!--METADATA-->
      <text:p text:style-name="P4">
<draw:frame draw:style-name="fr1" draw:name="Image169" text:anchor-type="as-char" svg:width="6.9236in" svg:height="3.956343in" draw:z-index="0">
<draw:image xlink:href="../Images/yкринформ/2023-04-07T18-38-00-03-00/630_360_1680881558-7686.jpeg" xlink:type="simple" xlink:show="embed" xlink:actuate="onLoad" draw:mime-type="image/jpeg"/>
</draw:frame>
 У Музеїісторії міста Києва презентували 469 предметів від епохи бронзи до 20 ст.,серед яких є унікальні списи та сокири. Ці артефакти громадяни намагалисявідправити з України за кордон у міжнародних поштових відправленнях.</text:p>
      <text:p text:style-name="P4">
Про подію повідомляє кореспондент Укрінформу.</text:p>
      <text:p text:style-name="P4">
"Фахівці Музею історії міста Києва надали експертизу 461-му предмету.Хронологічно - це артефакти від епохи енеоліту до ХХ ст. Тут наявні зброя,предмети нумізматики та фалеристики, які походять із різних областей України.Левову частку із них становлять археологічні предмети", - розповів проекспозицію заступник генерального директора з наукової роботи Музею історіїміста Києва Олександр Пашковський.</text:p>
      <text:p text:style-name="P4">
На виставці презентували сокиру-кельт 13-12 ст. до н.е., скіфське дзеркало 4ст. до н. е., римські та польські монети, втулкові списи комарівської тасабатинівської археологічних культур, що датуються 15-13 ст. до н.е., нагруднізнаки 20 ст.</text:p>
      <text:p text:style-name="P4">
<draw:frame draw:style-name="fr1" draw:name="Image170" text:anchor-type="as-char" svg:width="6.9236in" svg:height="3.956343in" draw:z-index="0">
<draw:image xlink:href="../Images/yкринформ/2023-04-07T18-38-00-03-00/630_360_1680881557-1176.jpeg" xlink:type="simple" xlink:show="embed" xlink:actuate="onLoad" draw:mime-type="image/jpeg"/>
</draw:frame>
 У Музеїісторії міста Києва презентували 469 предметів від епохи бронзи до 20 ст. /Фото: Руслан Канюка, Укрінформ  <text:a xlink:type="simple" xlink:href="https://static.ukrinform.com/photos/2023_04/1680881557-1176.jpeg" text:style-name="Internet_20_link" text:visited-style-name="Visited_20_Internet_20_Link">
<draw:frame draw:style-name="fr1" draw:name="Image171" text:anchor-type="as-char" svg:width="6.9236in" svg:height="3.956343in" draw:z-index="0">
<draw:image xlink:href="../Images/yкринформ/2023-04-07T18-38-00-03-00/630_360_1680881557-1176.jpeg" xlink:type="simple" xlink:show="embed" xlink:actuate="onLoad" draw:mime-type="image/jpeg"/>
</draw:frame>
</text:a>
 <text:a xlink:type="simple" xlink:href="https://static.ukrinform.com/photos/2023_04/1680881557-3803.jpeg" text:style-name="Internet_20_link" text:visited-style-name="Visited_20_Internet_20_Link">
<draw:frame draw:style-name="fr1" draw:name="Image172" text:anchor-type="as-char" svg:width="6.9236in" svg:height="3.956343in" draw:z-index="0">
<draw:image xlink:href="../Images/yкринформ/2023-04-07T18-38-00-03-00/630_360_1680881557-3803.jpeg" xlink:type="simple" xlink:show="embed" xlink:actuate="onLoad" draw:mime-type="image/jpeg"/>
</draw:frame>
</text:a>
 <text:a xlink:type="simple" xlink:href="https://static.ukrinform.com/photos/2023_04/1680881557-7520.jpeg" text:style-name="Internet_20_link" text:visited-style-name="Visited_20_Internet_20_Link">
<draw:frame draw:style-name="fr1" draw:name="Image173" text:anchor-type="as-char" svg:width="6.9236in" svg:height="3.956343in" draw:z-index="0">
<draw:image xlink:href="../Images/yкринформ/2023-04-07T18-38-00-03-00/630_360_1680881557-7520.jpeg" xlink:type="simple" xlink:show="embed" xlink:actuate="onLoad" draw:mime-type="image/jpeg"/>
</draw:frame>
</text:a>
 <text:a xlink:type="simple" xlink:href="https://static.ukrinform.com/photos/2023_04/1680881557-3075.jpeg" text:style-name="Internet_20_link" text:visited-style-name="Visited_20_Internet_20_Link">
<draw:frame draw:style-name="fr1" draw:name="Image174" text:anchor-type="as-char" svg:width="6.9236in" svg:height="3.956343in" draw:z-index="0">
<draw:image xlink:href="../Images/yкринформ/2023-04-07T18-38-00-03-00/630_360_1680881557-3075.jpeg" xlink:type="simple" xlink:show="embed" xlink:actuate="onLoad" draw:mime-type="image/jpeg"/>
</draw:frame>
</text:a>
 <text:a xlink:type="simple" xlink:href="https://static.ukrinform.com/photos/2023_04/1680881557-6849.jpeg" text:style-name="Internet_20_link" text:visited-style-name="Visited_20_Internet_20_Link">
<draw:frame draw:style-name="fr1" draw:name="Image175" text:anchor-type="as-char" svg:width="6.9236in" svg:height="3.956343in" draw:z-index="0">
<draw:image xlink:href="../Images/yкринформ/2023-04-07T18-38-00-03-00/630_360_1680881557-6849.jpeg" xlink:type="simple" xlink:show="embed" xlink:actuate="onLoad" draw:mime-type="image/jpeg"/>
</draw:frame>
</text:a>
 <text:a xlink:type="simple" xlink:href="https://static.ukrinform.com/photos/2023_04/1680881557-8770.jpeg" text:style-name="Internet_20_link" text:visited-style-name="Visited_20_Internet_20_Link">
<draw:frame draw:style-name="fr1" draw:name="Image176" text:anchor-type="as-char" svg:width="6.9236in" svg:height="3.956343in" draw:z-index="0">
<draw:image xlink:href="../Images/yкринформ/2023-04-07T18-38-00-03-00/630_360_1680881557-8770.jpeg" xlink:type="simple" xlink:show="embed" xlink:actuate="onLoad" draw:mime-type="image/jpeg"/>
</draw:frame>
</text:a>
 <text:a xlink:type="simple" xlink:href="https://static.ukrinform.com/photos/2023_04/1680881558-7686.jpeg" text:style-name="Internet_20_link" text:visited-style-name="Visited_20_Internet_20_Link">
<draw:frame draw:style-name="fr1" draw:name="Image177" text:anchor-type="as-char" svg:width="6.9236in" svg:height="3.956343in" draw:z-index="0">
<draw:image xlink:href="../Images/yкринформ/2023-04-07T18-38-00-03-00/630_360_1680881558-7686.jpeg" xlink:type="simple" xlink:show="embed" xlink:actuate="onLoad" draw:mime-type="image/jpeg"/>
</draw:frame>
</text:a>
 <text:a xlink:type="simple" xlink:href="https://static.ukrinform.com/photos/2023_04/1680881558-5699.jpeg" text:style-name="Internet_20_link" text:visited-style-name="Visited_20_Internet_20_Link">
<draw:frame draw:style-name="fr1" draw:name="Image178" text:anchor-type="as-char" svg:width="6.9236in" svg:height="3.956343in" draw:z-index="0">
<draw:image xlink:href="../Images/yкринформ/2023-04-07T18-38-00-03-00/630_360_1680881558-5699.jpeg" xlink:type="simple" xlink:show="embed" xlink:actuate="onLoad" draw:mime-type="image/jpeg"/>
</draw:frame>
</text:a>
 <text:a xlink:type="simple" xlink:href="https://static.ukrinform.com/photos/2023_04/1680881558-5733.jpeg" text:style-name="Internet_20_link" text:visited-style-name="Visited_20_Internet_20_Link">
<draw:frame draw:style-name="fr1" draw:name="Image179" text:anchor-type="as-char" svg:width="6.9236in" svg:height="3.956343in" draw:z-index="0">
<draw:image xlink:href="../Images/yкринформ/2023-04-07T18-38-00-03-00/630_360_1680881558-5733.jpeg" xlink:type="simple" xlink:show="embed" xlink:actuate="onLoad" draw:mime-type="image/jpeg"/>
</draw:frame>
</text:a>
</text:p>
      <text:p text:style-name="P4">
За словами Пашковського, попри те, що столичні митники врятували цінності відвивезення з України, для науки ці речі втрачені, оскільки предметиархеологічного походження, які не були досліджені вченими в ареалі їхньогопобутування, не містять інформації про місце знахідки та історію походження.</text:p>
      <text:p text:style-name="P4">
<draw:frame draw:style-name="fr1" draw:name="Image180" text:anchor-type="as-char" svg:width="6.9236in" svg:height="4.558037in" draw:z-index="0">
<draw:image xlink:href="../Images/yкринформ/2023-04-07T18-38-00-03-00/1680881987-826.jpg" xlink:type="simple" xlink:show="embed" xlink:actuate="onLoad" draw:mime-type="image/jpeg"/>
</draw:frame>
</text:p>
      <text:p text:style-name="P4">
"Одна із найяскравіших речей – сокира-кельт 12-13 ст. до н.е. – доситьрідкісна знахідка. Якщо б вона була знайдена <text:a xlink:type="simple" xlink:href="https://www.ukrinform.ua/tag-arheologi" text:style-name="Internet_20_link" text:visited-style-name="Visited_20_Internet_20_Link">
 </text:a>
 в культурному шарі, ми б змогли розказати, яка археологічнакультура володіла нею, зазначили би щось про власника, про контакти з іншиминародами, змогли б її точно датувати. Фактично, з однієї сокири, яка походитьнізвідки, вирвана ціла сторінка з підручника історії України. Це наслідокграбіжницьких рейдів "чорних археологів", - підкреслив він.</text:p>
      <text:p text:style-name="P4">
Водночас начальник Київської митниці Сергій Сілюк зауважив, що раніше "чорніархеологи" вивозили цінності авіа- та автотранспортом, залізницею. Після 24лютого минулого року незаконний ринок культурних цінностей переорієнтувався наміжнародні поштові відправлення. Сілюк зазначив , що це спонукало митниківзбільшити чисельність оперативних підрозділів на цьому напрямку, що далопозитивні результати.</text:p>
      <text:p text:style-name="P4">
<draw:frame draw:style-name="fr1" draw:name="Image181" text:anchor-type="as-char" svg:width="6.9236in" svg:height="4.564447in" draw:z-index="0">
<draw:image xlink:href="../Images/yкринформ/2023-04-07T18-38-00-03-00/1680882193-176.jpg" xlink:type="simple" xlink:show="embed" xlink:actuate="onLoad" draw:mime-type="image/jpeg"/>
</draw:frame>
</text:p>
      <text:p text:style-name="P4">
"Сьогодні ми презентуємо майже пів тисячі предметів, які громадяни намагалисявідправити з України за кордон у міжнародних поштових відправленнях. А це лише10 посилок із 330, затриманих Київською митницею за останні пів року дляз’ясування питання приналежності предметів до культурних цінностей", - сказавСілюк.</text:p>
      <text:p text:style-name="P4">
<text:span text:style-name="T4">
Читайте також:</text:span>
 <text:a xlink:type="simple" xlink:href="https://www.ukrinform.ua/rubric-kyiv/3689010-u-kievi-pokazut-artefakti-z-krejsera-moskva-u-ricnicu-jogo-potoplenna.html" text:style-name="Internet_20_link" text:visited-style-name="Visited_20_Internet_20_Link">
 <text:span text:style-name="T4">
артефакт</text:span>
 </text:a>
</text:p>
      <text:p text:style-name="P4">
Водночас фахівці Національного військово-історичного музею атрибутизувалихолодну зброю та військове спорядження. Найбільш цінним предметом, за словамидиректора НВІМ Андрія Іллєнка, є наконечник списа, виготовлений із дамаськоїсталі та прикрашений скандинавськими візерунками. На думку історика, пори те,що ця річ викреслена з історичного контексту, наконечник мають включити доМузейного фонду України через його культурну цінність.</text:p>
      <text:p text:style-name="P4">
<draw:frame draw:style-name="fr1" draw:name="Image182" text:anchor-type="as-char" svg:width="6.9236in" svg:height="4.365714in" draw:z-index="0">
<draw:image xlink:href="../Images/yкринформ/2023-04-07T18-38-00-03-00/1680882096-550.jpg" xlink:type="simple" xlink:show="embed" xlink:actuate="onLoad" draw:mime-type="image/jpeg"/>
</draw:frame>
</text:p>
      <text:p text:style-name="P4">
"Подібні списи дуже рідкісні та становлять найцінніші екземпляри колекційпредметів археології світових музеїв", - підкреслив він.</text:p>
      <text:p text:style-name="P4">
Партнером заходу також став "Київ цифровий", спеціалісти якого оцифрувалип'ять предметів зі представлених культурних цінностей.</text:p>
      <text:p text:style-name="P4">
<draw:frame draw:style-name="fr1" draw:name="Image183" text:anchor-type="as-char" svg:width="6.9236in" svg:height="4.718305in" draw:z-index="0">
<draw:image xlink:href="../Images/yкринформ/2023-04-07T18-38-00-03-00/1680882223-962.jpg" xlink:type="simple" xlink:show="embed" xlink:actuate="onLoad" draw:mime-type="image/jpeg"/>
</draw:frame>
</text:p>
      <text:p text:style-name="P4">
Як повідомляв Укрінформ, у Вінниці відкрилася обласна виставка народногомистецтва «Великодня писанка», на якій представлені роботи 68 майстрів.</text:p>
      <text:p text:style-name="P4">
Source: <text:a xlink:type="simple" xlink:href="https://www.ukrinform.ua/rubric-kyiv/3693022-u-kievi-pokazali-majze-500-artefaktiv-aki-namagalisa-v-posilkah-vivezti-za-kordon.html" text:style-name="Internet_20_link" text:visited-style-name="Visited_20_Internet_20_Link">
https://www.ukrinform.ua/rubric-kyiv/3693022-u-kievi-pokazali-majze-500-artefaktiv-aki-namagalisa-v-posilkah-vivezti-za-kordon.html</text:a>
</text:p>
      <!--NEWS-->
      <text:h text:style-name="P10" text:outline-level="1">
<text:span text:style-name="T4">
Вивезти сім’ї з окупованих територій України можуть лише ватажки загарбників і гауляйтери - ГУР</text:span>
</text:h>
      <text:p text:style-name="P4">
Authors: Ukrinform (Person)</text:p>
      <text:p text:style-name="P4">
Publisher: Укринформ (Organization)</text:p>
      <text:p text:style-name="P4">
Published Time: 2023-04-07T18:42:00+03:00</text:p>
      <text:p text:style-name="P4">
Modified Time: 2023-04-07T18:42:00+03:00</text:p>
      <text:p text:style-name="P4">
Description: Вивезти сім’ї з тимчасово окупованих територій України мають можливість лише російське командування та окупаційна влада, звичайним колаборантам розповідають, що СВО йде за планом. — Укрінформ.</text:p>
      <text:p text:style-name="P4">
Images: ["<text:a xlink:type="simple" xlink:href="https://static.ukrinform.com/photos/2023_01/thumb_files/630_360_1674657236-118.jpg" text:style-name="Internet_20_link" text:visited-style-name="Visited_20_Internet_20_Link">
630_360_16746...</text:a>
"]</text:p>
      <text:p text:style-name="P4">
Tags: ['Міноборони', 'Розвідка', 'Війна з росією', 'Єдині новини']</text:p>
      <text:p text:style-name="P4">
Type: Article</text:p>
      <!--METADATA-->
      <text:p text:style-name="P4">
<draw:frame draw:style-name="fr1" draw:name="Image184" text:anchor-type="as-char" svg:width="6.9236in" svg:height="3.956343in" draw:z-index="0">
<draw:image xlink:href="../Images/yкринформ/2023-04-07T18-42-00-03-00/630_360_1674657236-118.jpg" xlink:type="simple" xlink:show="embed" xlink:actuate="onLoad" draw:mime-type="image/jpeg"/>
</draw:frame>
 Вивезтисім’ї з тимчасово окупованих територій України мають можливість лише російськекомандування та окупаційна влада, звичайним колаборантам розповідають, що СВОйде за планом.</text:p>
      <text:p text:style-name="P4">
Як передає Укрінформ, про це в ефірі телемарафону «Єдині новини» повідомивпредставник Головного управління розвідки Міноборони Андрій Юсов, коментуючипитання щодо вивезення росіянами своїх сімей з росії та з тимчасово окупованихтериторій України.</text:p>
      <text:p text:style-name="P4">
«Такі дані, звичайно, є (про вивезення сімей з рф – ред.), ця інформаціявідстежується і Україною, і міжнародною розвідспільнотою, і, безумовно, миможемо констатувати, що російська еліта в росії майбутнє своїх дітей і сімейпереважно не бачить. Але те саме, коли ми ведемо мову про колаборантів іокупантів, які тікають з України, – це привілей, і його мають лише керівництвоі командування або окупаційна влада. Тому що очільники продають нерухомість,вивозять сім’ї в умовно безпечні місця. Хоча ми розуміємо, що, наприклад,Пітер і Москва для них є не зовсім безпечними містами. Але й за кордон вженемає такої можливості виїхати. Це не стосується рядового складу, їмпродовжують розповідати про те, що так звана СВО йде за планом, а те, що вонириють траншеї на території Криму і його пляжів, це начебто такий план і такмає бути», - зазначив Юсов.</text:p>
      <text:p text:style-name="P4">
<text:span text:style-name="T4">
Читайте також:</text:span>
 <text:a xlink:type="simple" xlink:href="https://www.ukrinform.ua/rubric-ato/3692948-gur-pro-vitik-sekretnih-dokumentiv-sodo-kontrnastupu-rosia-provodit-svoi-specoperacii-u-fotosopi.html" text:style-name="Internet_20_link" text:visited-style-name="Visited_20_Internet_20_Link">
 </text:a>
</text:p>
      <text:p text:style-name="P4">
За його словами, насправді росіяни і колаборанти розуміють реальний стансправ, але бояться виступати проти війни. Представник розвідки зазначив, щоросіяни зараз тікають з росії переважно в країни колишнього СРСР.</text:p>
      <text:p text:style-name="P4">
Як повідомляв Укрінформ, у жовтні 2022 р. російський Forbes писав, що майже задва тижні після оголошення мобілізації росію залишили, за різними оцінками,від 600 тис. до 1 млн осіб.</text:p>
      <text:p text:style-name="P4">
Source: <text:a xlink:type="simple" xlink:href="https://www.ukrinform.ua/rubric-regions/3692968-vivezti-simi-z-okupovanih-teritorij-ukraini-mozut-lise-vatazki-zagarbnikiv-i-gaulajteri-gur.html" text:style-name="Internet_20_link" text:visited-style-name="Visited_20_Internet_20_Link">
https://www.ukrinform.ua/rubric-regions/3692968-vivezti-simi-z-okupovanih-teritorij-ukraini-mozut-lise-vatazki-zagarbnikiv-i-gaulajteri-gur.html</text:a>
</text:p>
      <!--NEWS-->
      <text:h text:style-name="P10" text:outline-level="1">
<text:span text:style-name="T4">
ЗСУ за день відбили понад 40 російських атак</text:span>
</text:h>
      <text:p text:style-name="P4">
Authors: Ukrinform (Person)</text:p>
      <text:p text:style-name="P4">
Publisher: Укринформ (Organization)</text:p>
      <text:p text:style-name="P4">
Published Time: 2023-04-07T18:48:13+03:00</text:p>
      <text:p text:style-name="P4">
Modified Time: 2023-04-07T18:48:13+03:00</text:p>
      <text:p text:style-name="P4">
Description: Сили оборони України протягом доби відбили понад 40 ворожих атак на Лиманському, Бахмутському, Авдіївському та Мар’їнському напрямках, де росіяни продовжують зосереджувати зусилля для ведення наступальних дій. — Укрінформ.</text:p>
      <text:p text:style-name="P4">
Images: ["<text:a xlink:type="simple" xlink:href="https://static.ukrinform.com/photos/2023_03/thumb_files/630_360_1678804858-897.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85" text:anchor-type="as-char" svg:width="6.9236in" svg:height="3.956343in" draw:z-index="0">
<draw:image xlink:href="../Images/yкринформ/2023-04-07T18-48-13-03-00/630_360_1678804858-897.jpg" xlink:type="simple" xlink:show="embed" xlink:actuate="onLoad" draw:mime-type="image/jpeg"/>
</draw:frame>
 Силиоборони України протягом доби відбили понад 40 ворожих атак на Лиманському,Бахмутському, Авдіївському та Мар’їнському напрямках, де росіяни продовжуютьзосереджувати зусилля для ведення наступальних дій.</text:p>
      <text:p text:style-name="P4">
Як передає Укрінформ, про це Генеральний штаб Збройних сил України повідомив у<text:a xlink:type="simple" xlink:href="https://www.facebook.com/GeneralStaff.ua/posts/pfbid08CCjtXPDCf7daRkqPPQRpTNQXZtXzHmZL56g8tmc33arsgvuiJqhjjZyrwmbNmjVl" text:style-name="Internet_20_link" text:visited-style-name="Visited_20_Internet_20_Link">
</text:a>
, оприлюднивши оперативну інформацію станом на 18:00 п'ятниці, 7 квітня.</text:p>
      <text:p text:style-name="P4">
Авіація Сил оборони за добу здійснила дев'ять ударів по районах зосередженняросійської армії. Підрозділи українських ракетних військ й артилерії зі свогобоку знищили склад боєприпасів ворога.</text:p>
      <text:p text:style-name="P4">
російські загарбники протягом доби здійснили два ракетні та 14 авіаційнихударів, а також понад 10 <text:a xlink:type="simple" xlink:href="https://www.ukrinform.ua/tag-obstril" text:style-name="Internet_20_link" text:visited-style-name="Visited_20_Internet_20_Link">
 </text:a>
 зреактивних систем залпового вогню по позиціях Сил оборони та цивільнійінфраструктурі населених пунктів.</text:p>
      <text:p text:style-name="P4">
У Генштабі застерігають: імовірність здійснення росіянами ракетних йавіаційних ударів залишається високою по всій території України.</text:p>
      <text:p text:style-name="P4">
<text:span text:style-name="T4">
Читайте також:</text:span>
 <text:a xlink:type="simple" xlink:href="https://www.ukrinform.ua/rubric-ato/3692835-na-kupanskomu-napramku-nacgvardijci-zbili-dva-dronikamikadze-rosian.html" text:style-name="Internet_20_link" text:visited-style-name="Visited_20_Internet_20_Link">
 </text:a>
</text:p>
      <text:p text:style-name="P4">
_<text:span text:style-name="T4">
На Волинському, Поліському, Сіверському та Слобожанському напрямках</text:span>
 _оперативна обстановка, за даними ЗСУ, суттєвих змін не зазнала, ознакиформування наступальних угруповань ворога не виявлені. У прикордонних районахКурської області загарбники продовжують інженерне обладнання місцевості.</text:p>
      <text:p text:style-name="P4">
Від ворожих обстрілів потерпали Леонівка й Грем’яч Чернігівської області,Нововасилівка та Заруцьке Сумської області, а також Гур’їв Козачок, ВерхняПисарівка, Графське, Караїчне, Амбарне і Бологівка на Харківської області.</text:p>
      <text:p text:style-name="P4">
_<text:span text:style-name="T4">
На Куп’янському напрямку</text:span>
 _ російських обстрілів зазнали Тополі,Фиголівка, Дворічна, Западне, Крохмальне, Гусинка й Кіндрашівка Харківськоїобласті та Новоселівське Луганської області.</text:p>
      <text:p text:style-name="P4">
_<text:span text:style-name="T4">
На Лиманському напрямку</text:span>
 _ росіяни вели безуспішні наступальні дії врайоні Серебрянського лісництва й Верхньокам’янського. Артилерійських ударіросійської армії вкотре зазнали Макіївка, Невське, Діброва, Кузьмине йБілогорівка Луганської області, а також Спірне й Берестове Донецької області.</text:p>
      <text:p text:style-name="P4">
_<text:span text:style-name="T4">
На Бахмутському напрямку</text:span>
 _ війська рф продовжують вести наступальні дії,намагаючись узяти під повний контроль місто Бахмут, бойові дії тривають.Протягом доби загарбники вели безуспішні наступальні дії в районах Богданівкий Іванівського. Підрозділами Сил оборони на зазначеній ділянці відбиті близько14 атак ворога.</text:p>
      <text:p text:style-name="P4">
Від ударів російської армії постраждали Васюківка, Міньківка, Бахмут,Богданівка, Іванівське, Курдюмівка, Біла Гора, Новодмитрівка, Дружба таДиліївка Донецької області.</text:p>
      <text:p text:style-name="P4">
_<text:span text:style-name="T4">
На Авдіївському та Мар’їнському напрямках</text:span>
 _ росіяни вели безуспішнінаступальні дії в районах Новокалинового, Сєверного, Первомайського, Мар’їнкита Побєди.</text:p>
      <text:p text:style-name="P4">
"Найзапекліші бої на зазначеній ділянці фронту тривають за Мар’їнку, де буловідбито понад 10 ворожих атак. В той же час, ворожих обстрілів зазналиНовобахмутівка, Авдіївка, Водяне, Первомайське, Карлівка, Георгіївка, Мар’їнката Побєда Донецької області", — зазначили в Генштабі.</text:p>
      <text:p text:style-name="P4">
_<text:span text:style-name="T4">
На Шахтарському напрямку</text:span>
 _ наступальних дій протягом доби російськівійська не проводили. Від ворожих обстрілів потерпали Вугледар, Керменчик,Новомайорське, Золота Нива, Шахтарське й Велика Новосілка Донецької області.</text:p>
      <text:p text:style-name="P4">
_<text:span text:style-name="T4">
На Запорізькому та Херсонському напрямках</text:span>
 _ загарбники продовжуютьнарощувати у фортифікаційному відношенні оборонні рубежі та позиції, а такожобстрілювати населені пункти.</text:p>
      <text:p text:style-name="P4">
<text:span text:style-name="T4">
Читайте також:</text:span>
 <text:a xlink:type="simple" xlink:href="https://www.ukrinform.ua/rubric-ato/3692699-zsu-znisili-vze-177-110-rosijskih-zagarbnikiv.html" text:style-name="Internet_20_link" text:visited-style-name="Visited_20_Internet_20_Link">
 <text:span text:style-name="T4">
знищ</text:span>
 </text:a>
</text:p>
      <text:p text:style-name="P4">
Ворог завдавав ударів по Времівці Донецької області, Затишшю, Гуляйполю,Гуляйпольському, Білогір'ю й Кам'янському Запорізької області, а також поХерсону, Гаврилівці, Бериславу, Веселому, Антонівці, Береговому йВелетенському Херсонської області.</text:p>
      <text:p text:style-name="P4">
Як повідомляв Укрінформ, у районі міста Мар'їнка Донецької області Силиоборони <text:a xlink:type="simple" xlink:href="https://www.ukrinform.ua/rubric-ato/3692858-sili-oboroni-znisili-rosijskij-su25-bila-marinki.html" text:style-name="Internet_20_link" text:visited-style-name="Visited_20_Internet_20_Link">
 </text:a>
 .</text:p>
      <text:p text:style-name="P4">
Source: <text:a xlink:type="simple" xlink:href="https://www.ukrinform.ua/rubric-ato/3693023-zsu-za-den-vidbili-ponad-40-rosijskih-atak.html" text:style-name="Internet_20_link" text:visited-style-name="Visited_20_Internet_20_Link">
https://www.ukrinform.ua/rubric-ato/3693023-zsu-za-den-vidbili-ponad-40-rosijskih-atak.html</text:a>
</text:p>
      <!--NEWS-->
      <text:h text:style-name="P10" text:outline-level="1">
<text:span text:style-name="T4">
Кубраков обговорив роботу «зернового коридору» з міністром оборони Туреччини</text:span>
</text:h>
      <text:p text:style-name="P4">
Authors: Ukrinform (Person)</text:p>
      <text:p text:style-name="P4">
Publisher: Укринформ (Organization)</text:p>
      <text:p text:style-name="P4">
Published Time: 2023-04-07T18:49:00+03:00</text:p>
      <text:p text:style-name="P4">
Modified Time: 2023-04-07T18:49:00+03:00</text:p>
      <text:p text:style-name="P4">
Description: Віцепрем’єр-міністр з відновлення – міністр розвитку громад, територій та інфраструктури України Олександр Кубраков обговорив роботу «зернового коридору» з міністром національної оборони Туреччини Хулусі Акаром. — Укрінформ.</text:p>
      <text:p text:style-name="P4">
Images: ["<text:a xlink:type="simple" xlink:href="https://static.ukrinform.com/photos/2023_04/thumb_files/630_360_1680881866-843.jpg" text:style-name="Internet_20_link" text:visited-style-name="Visited_20_Internet_20_Link">
630_360_16808...</text:a>
"]</text:p>
      <text:p text:style-name="P4">
Tags: ['Зерно', 'Туреччина', 'Кубраков']</text:p>
      <text:p text:style-name="P4">
Type: Article</text:p>
      <!--METADATA-->
      <text:p text:style-name="P4">
<draw:frame draw:style-name="fr1" draw:name="Image186" text:anchor-type="as-char" svg:width="6.9236in" svg:height="3.956343in" draw:z-index="0">
<draw:image xlink:href="../Images/yкринформ/2023-04-07T18-49-00-03-00/630_360_1680881866-843.jpg" xlink:type="simple" xlink:show="embed" xlink:actuate="onLoad" draw:mime-type="image/jpeg"/>
</draw:frame>
Віцепрем’єр-міністр з відновлення – міністр розвитку громад, територій таінфраструктури України Олександр Кубраков обговорив роботу «зерновогокоридору» з міністром національної оборони Туреччини Хулусі Акаром.</text:p>
      <text:p text:style-name="P4">
Про це повідомляє Укрінформ з посиланням на <text:a xlink:type="simple" xlink:href="https://www.msb.gov.tr/SlaytHaber/58728c0f542f406f803c3f6edf150e93" text:style-name="Internet_20_link" text:visited-style-name="Visited_20_Internet_20_Link">
</text:a>
 .</text:p>
      <text:p text:style-name="P4">
«Відбувся взаємний обмін думками щодо безперебійної роботи “зерновогокоридору”. Висловлено задоволення роботою, яка проводиться в Спільномукоординаційному центрі», - йдеться у повідомленні за результатами розмовиурядовців.</text:p>
      <text:p text:style-name="P4">
<text:span text:style-name="T4">
Читайте також:</text:span>
 <text:a xlink:type="simple" xlink:href="https://www.ukrinform.ua/rubric-polytics/3692894-tureccina-hoce-prodovziti-zusilla-dla-mirnih-peregovoriv-i-zaversenna-vijni.html" text:style-name="Internet_20_link" text:visited-style-name="Visited_20_Internet_20_Link">
 </text:a>
</text:p>
      <text:p text:style-name="P4">
Як повідомляв Укрінформ, Україна за 8 місяців роботи "зернового коридору", з 1серпня 2022 року по 31 березня 2023 року, <text:a xlink:type="simple" xlink:href="https://www.ukrinform.ua/rubric-economy/3690858-ukraina-z-pocatku-roboti-zernovogo-koridoru-eksportuvala-ponad-26-miljoniv-tonn-agroprodukcii.html" text:style-name="Internet_20_link" text:visited-style-name="Visited_20_Internet_20_Link">
 </text:a>
</text:p>
      <text:p text:style-name="P4">
Фото: msb.gov.tr</text:p>
      <text:p text:style-name="P4">
Source: <text:a xlink:type="simple" xlink:href="https://www.ukrinform.ua/rubric-economy/3693021-kubrakov-obgovoriv-robotu-zernovogo-koridoru-z-ministrom-oboroni-tureccini.html" text:style-name="Internet_20_link" text:visited-style-name="Visited_20_Internet_20_Link">
https://www.ukrinform.ua/rubric-economy/3693021-kubrakov-obgovoriv-robotu-zernovogo-koridoru-z-ministrom-oboroni-tureccini.html</text:a>
</text:p>
      <!--NEWS-->
      <text:h text:style-name="P10" text:outline-level="1">
<text:span text:style-name="T4">
Україна у березні могла б отримати близько ₴500 мільйонів від експорту електроенергії - Герус</text:span>
</text:h>
      <text:p text:style-name="P4">
Authors: Ukrinform (Person)</text:p>
      <text:p text:style-name="P4">
Publisher: Укринформ (Organization)</text:p>
      <text:p text:style-name="P4">
Published Time: 2023-04-07T18:51:41+03:00</text:p>
      <text:p text:style-name="P4">
Modified Time: 2023-04-07T18:51:41+03:00</text:p>
      <text:p text:style-name="P4">
Description: Завдяки експорту електроенергії у березні Україна могла б отримати 500 млн гривень, проте експорт досі зупинено. — Укрінформ.</text:p>
      <text:p text:style-name="P4">
Images: ["<text:a xlink:type="simple" xlink:href="https://static.ukrinform.com/photos/2021_02/thumb_files/630_360_1613395787-465.jpg" text:style-name="Internet_20_link" text:visited-style-name="Visited_20_Internet_20_Link">
630_360_16133...</text:a>
"]</text:p>
      <text:p text:style-name="P4">
Tags: ['Експорт', 'Електроенергія', 'Герус']</text:p>
      <text:p text:style-name="P4">
Type: Article</text:p>
      <!--METADATA-->
      <text:p text:style-name="P4">
<draw:frame draw:style-name="fr1" draw:name="Image187" text:anchor-type="as-char" svg:width="6.9236in" svg:height="3.956343in" draw:z-index="0">
<draw:image xlink:href="../Images/yкринформ/2023-04-07T18-51-41-03-00/630_360_1613395787-465.jpg" xlink:type="simple" xlink:show="embed" xlink:actuate="onLoad" draw:mime-type="image/jpeg"/>
</draw:frame>
 Завдякиекспорту електроенергії у березні Україна могла б отримати 500 млн гривень,проте експорт досі зупинено.</text:p>
      <text:p text:style-name="P4">
Як передає Укрінформ, про це розповів голова комітету Верховної Ради з питаньенергетики та житлово-комунальних послуг Андрій Герус у <text:a xlink:type="simple" xlink:href="https://www.pravda.com.ua/podcasts/63bff58767d28/2023/04/6/7396757/" text:style-name="Internet_20_link" text:visited-style-name="Visited_20_Internet_20_Link">
</text:a>
 .</text:p>
      <text:p text:style-name="P4">
«Мені здається, що за березень місяць ми могли б заробити до 500 млн гривень,якби у нас був експорт електроенергії. Якщо брати в доларах, то це близько 25млн. Це великі гроші, і тому в наш час, коли потрібна кожна копійка дляфінансування військових витрат і для бюджету, я б за ці гроші боровся інамагався їх заробити», - сказав Герус.</text:p>
      <text:p text:style-name="P4">
<text:span text:style-name="T4">
Читайте також:</text:span>
 <text:a xlink:type="simple" xlink:href="https://www.ukrinform.ua/rubric-economy/3692978-urad-sprostiv-proceduru-dostupu-do-infrastrukturi-obektiv-elektroenergetiki.html" text:style-name="Internet_20_link" text:visited-style-name="Visited_20_Internet_20_Link">
 <text:span text:style-name="T4">
електроене</text:span>
 </text:a>
</text:p>
      <text:p text:style-name="P4">
За його словами, Україна може відновити експорт, оскільки в нічні і денніперіоди в енергосистемі є профіцит. Утім, сьогодні є побоювання, що коли вякомусь регіоні через мережеві обмеження не буде електроенергії, а при цьомубуде експорт, на цьому спекулюватимуть.</text:p>
      <text:p text:style-name="P4">
«Якщо в країні дійсно не вистачає електроенергії, тоді експортувати не можна,але якщо в країні електроенергії достатньо, але в окремому містечку чи селі їїнемає через пошкодження мереж, то це не причина для зупинки експорту. Навітьякщо експорт не піде, світло у цьому випадку там не з’явиться. А продажелектроенергії й отримання з цього грошей може бути ресурсом для відновленняпідстанцій», – підкреслив Герус.</text:p>
      <text:p text:style-name="P4">
<text:span text:style-name="T4">
Читайте також:</text:span>
 <text:a xlink:type="simple" xlink:href="https://www.ukrinform.ua/rubric-economy/3692321-energosistema-prodovzue-pracuvati-bez-obmezen-minenergo.html" text:style-name="Internet_20_link" text:visited-style-name="Visited_20_Internet_20_Link">
 </text:a>
</text:p>
      <text:p text:style-name="P4">
Як повідомлялося, Україна з 11 жовтня 2022 року припинила експортелектроенергії через російські ракетні обстріли енергетичних об'єктів.</text:p>
      <text:p text:style-name="P4">
Укренерго та ENTSO-E 27 березня розширили технічні можливості для торгівліелектроенергією. Зокрема, технічна можливість імпорту електроенергії із зониКонтинентальної Європи до України та Молдови збільшилася з 700 до 850 МВт убудь-які години доби.</text:p>
      <text:p text:style-name="P4">
Максимальна пропускна спроможність для експорту електроенергії в Європу наразізалишається на рівні 400 МВт.</text:p>
      <text:p text:style-name="P4">
Source: <text:a xlink:type="simple" xlink:href="https://www.ukrinform.ua/rubric-economy/3693026-ukraina-u-berezni-mogla-b-otrimati-blizko-500-miljoniv-vid-eksportu-elektroenergii-gerus.html" text:style-name="Internet_20_link" text:visited-style-name="Visited_20_Internet_20_Link">
https://www.ukrinform.ua/rubric-economy/3693026-ukraina-u-berezni-mogla-b-otrimati-blizko-500-miljoniv-vid-eksportu-elektroenergii-gerus.html</text:a>
</text:p>
      <!--NEWS-->
      <text:h text:style-name="P10" text:outline-level="1">
<text:span text:style-name="T4">
«Аланта» вперше виграла медалі жіночої Суперліги з волейболу</text:span>
</text:h>
      <text:p text:style-name="P4">
Authors: Ukrinform (Person)</text:p>
      <text:p text:style-name="P4">
Publisher: Укринформ (Organization)</text:p>
      <text:p text:style-name="P4">
Published Time: 2023-04-07T18:59:12+03:00</text:p>
      <text:p text:style-name="P4">
Modified Time: 2023-04-07T18:59:12+03:00</text:p>
      <text:p text:style-name="P4">
Description: Волейболістки дніпровської «Аланти» стали бронзовими призерками чемпіонату України з волейболу у Суперлізі. — Укрінформ.</text:p>
      <text:p text:style-name="P4">
Images: ["<text:a xlink:type="simple" xlink:href="https://static.ukrinform.com/photos/2023_04/thumb_files/630_360_1680882527-712.jpg" text:style-name="Internet_20_link" text:visited-style-name="Visited_20_Internet_20_Link">
630_360_16808...</text:a>
"]</text:p>
      <text:p text:style-name="P4">
Tags: ['Волейбол']</text:p>
      <text:p text:style-name="P4">
Type: Article</text:p>
      <!--METADATA-->
      <text:p text:style-name="P4">
<draw:frame draw:style-name="fr1" draw:name="Image188" text:anchor-type="as-char" svg:width="6.9236in" svg:height="3.956343in" draw:z-index="0">
<draw:image xlink:href="../Images/yкринформ/2023-04-07T18-59-12-03-00/630_360_1680882527-712.jpg" xlink:type="simple" xlink:show="embed" xlink:actuate="onLoad" draw:mime-type="image/jpeg"/>
</draw:frame>
Волейболістки дніпровської «Аланти» стали бронзовими призерками чемпіонатуУкраїни з волейболу у Суперлізі.</text:p>
      <text:p text:style-name="P4">
У третьому поєдинку серії за 3-тє місце «Аланта» у Чернівцях обіграламолодіжну збірну України вікової категорії до 17 років - 3:0 (25:14, 25:12,25:13), передає Укрінформ.</text:p>
      <text:p text:style-name="P4">
У попередніх зустрічах підопічні Гарія Єгіазарова також упевнено перемоглисуперниць - 3:0 (25:13, 25:13, 25:19) та 3:0 (25:12, 25:17, 25:13).</text:p>
      <text:p text:style-name="P4">
<text:span text:style-name="T4">
Читайте також:</text:span>
 <text:a xlink:type="simple" xlink:href="https://www.ukrinform.ua/rubric-sports/3689187-prometej-zdobuv-peremogu-u-persomu-finalnomu-matci-zinocoi-superligi.html" text:style-name="Internet_20_link" text:visited-style-name="Visited_20_Internet_20_Link">
 </text:a>
</text:p>
      <text:p text:style-name="P4">
О 19.00 на майданчик вийдуть команди «Прометей» та «Добродій-Медуніверситет-ШВСМ». Вони зіграють третій матч фінальної серії до трьох перемог. Поки щопопереду чинні чемпіонки країни, які ведуть з рахунком 2:0.</text:p>
      <text:p text:style-name="P4">
Фото: ПВЛУ.</text:p>
      <text:p text:style-name="P4">
Source: <text:a xlink:type="simple" xlink:href="https://www.ukrinform.ua/rubric-sports/3693027-alanta-vperse-vigrala-medali-zinocoi-superligi-z-volejbolu.html" text:style-name="Internet_20_link" text:visited-style-name="Visited_20_Internet_20_Link">
https://www.ukrinform.ua/rubric-sports/3693027-alanta-vperse-vigrala-medali-zinocoi-superligi-z-volejbolu.html</text:a>
</text:p>
      <!--NEWS-->
      <text:h text:style-name="P10" text:outline-level="1">
<text:span text:style-name="T4">
Україна внесла найбільшу в світі нафтопромислову компанію SLB до списку спонсорів війни</text:span>
</text:h>
      <text:p text:style-name="P4">
Authors: Ukrinform (Person)</text:p>
      <text:p text:style-name="P4">
Publisher: Укринформ (Organization)</text:p>
      <text:p text:style-name="P4">
Published Time: 2023-04-07T19:00:30+03:00</text:p>
      <text:p text:style-name="P4">
Modified Time: 2023-04-07T19:00:30+03:00</text:p>
      <text:p text:style-name="P4">
Description: Національне агентство з питань запобігання корупції внесло найбільшу нафтопромислову компанію у світі SLB до списку міжнародних спонсорів війни через співпрацю російськими нафтогазовими гігантами. — Укрінформ.</text:p>
      <text:p text:style-name="P4">
Images: ["<text:a xlink:type="simple" xlink:href="https://static.ukrinform.com/photos/2023_04/thumb_files/630_360_1680882821-686.jpg" text:style-name="Internet_20_link" text:visited-style-name="Visited_20_Internet_20_Link">
630_360_16808...</text:a>
"]</text:p>
      <text:p text:style-name="P4">
Tags: ['Бізнес', 'нафта', 'НАЗК', 'Війна з росією']</text:p>
      <text:p text:style-name="P4">
Type: Article</text:p>
      <!--METADATA-->
      <text:p text:style-name="P4">
<draw:frame draw:style-name="fr1" draw:name="Image189" text:anchor-type="as-char" svg:width="6.9236in" svg:height="3.956343in" draw:z-index="0">
<draw:image xlink:href="../Images/yкринформ/2023-04-07T19-00-30-03-00/630_360_1680882821-686.jpg" xlink:type="simple" xlink:show="embed" xlink:actuate="onLoad" draw:mime-type="image/jpeg"/>
</draw:frame>
Національне агентство з питань запобігання корупції внесло найбільшунафтопромислову компанію у світі SLB до списку міжнародних спонсорів війничерез співпрацю російськими нафтогазовими гігантами.</text:p>
      <text:p text:style-name="P4">
Як передає Укрінформ, про це НАЗК повідомляє у <text:a xlink:type="simple" xlink:href="https://t.me/NAZK_gov_ua/2175" text:style-name="Internet_20_link" text:visited-style-name="Visited_20_Internet_20_Link">
</text:a>
.</text:p>
      <text:p text:style-name="P4">
“НАЗК внесло провідну глобальну нафтопромислову корпорацію SLB (колишняSchlumberger) до переліку міжнародних спонсорів війни через те, що, попривторгнення росії в Україну, компанія розширює свій бізнес в державі-агресорі,користуючись виходом з ринку компаній-конкурентів”, - йдеться у повідомленні.</text:p>
      <text:p text:style-name="P4">
SLB досі продовжує співпрацювати з такими російськими нафтогазовими гігантамияк Газпром, Роснефть і Лукойл, а також мобілізує своїх співробітників у росіїна війну проти України.</text:p>
      <text:p text:style-name="P4">
SLB лише з травня по жовтень 2022 року поставила на російські підприємствапонад 900 партій своїх товарів. На власному ж сайті компанія відкрито заявляє,що принесла до бюджету держави-терориста податків на суму понад $4,5 млрд.“Вихвалятися тим, що компанія опосередковано профінансувала зброю для вбивстваукраїнців, видається абсолютно нормальним для SLB”, - зауважили в НАЗК.</text:p>
      <text:p text:style-name="P4">
<text:span text:style-name="T4">
Читайте також:</text:span>
 <text:a xlink:type="simple" xlink:href="https://www.ukrinform.ua/rubric-economy/3689598-nazk-vneslo-do-pereliku-miznarodnih-sponsoriv-vijni-providnu-budivelnu-kompaniu-kitau.html" text:style-name="Internet_20_link" text:visited-style-name="Visited_20_Internet_20_Link">
 <text:span text:style-name="T4">
спонсорів</text:span>
 <text:span text:style-name="T4">
війни</text:span>
</text:a>
</text:p>
      <text:p text:style-name="P4">
Використовуючи широку мережу дочірніх підприємств на території росії, SLBуспішно обходить міжнародні санкції. Компанія вже має досвід в подібнихопераціях. Починаючи з 2000-х років, SLB була тричі оштрафована урядом США запорушення національного санкційного законодавства в результаті продовженняпостачань в Іран, Судан та російську федерацію.</text:p>
      <text:p text:style-name="P4">
“Не обійшлося і без участі в російській <text:a xlink:type="simple" xlink:href="https://www.ukrinform.ua/tag-mobilizacia" text:style-name="Internet_20_link" text:visited-style-name="Visited_20_Internet_20_Link">
 </text:a>
 . Восени минулого року понад 9 тисяч працівників SLB в росіїотримали повістки на робочому місці. Компанія забороняє співробітникампрацювати дистанційно, аби ті не могли уникнути мобілізації”, - підкреслили вНАЗК.</text:p>
      <text:p text:style-name="P4">
Всі ці факти підтверджують, що такі дії компанії означають підтримку таспонсорування тероризму.</text:p>
      <text:p text:style-name="P4">
Як повідомляв Укрінформ, у березні Національне агентство з питань запобіганнякорупції внесло до переліку міжнародних спонсорів війни найбільшогокитайського будівельного підрядника в російській федерації - будівельнукомпанію China State Construction Engineering Corporation.</text:p>
      <text:p text:style-name="P4">
<text:span text:style-name="T5">
Фото: libyaupdate.com</text:span>
</text:p>
      <text:p text:style-name="P4">
Source: <text:a xlink:type="simple" xlink:href="https://www.ukrinform.ua/rubric-economy/3693029-ukraina-vnesla-najbilsu-v-sviti-naftopromislovu-kompaniu-slb-do-spisku-sponsoriv-vijni.html" text:style-name="Internet_20_link" text:visited-style-name="Visited_20_Internet_20_Link">
https://www.ukrinform.ua/rubric-economy/3693029-ukraina-vnesla-najbilsu-v-sviti-naftopromislovu-kompaniu-slb-do-spisku-sponsoriv-vijni.html</text:a>
</text:p>
      <!--NEWS-->
      <text:h text:style-name="P10" text:outline-level="1">
<text:span text:style-name="T4">
Ткаченко - про ситуацію з Лаврою: Після рішення суду будемо діяти за законом</text:span>
</text:h>
      <text:p text:style-name="P4">
Authors: Ukrinform (Person)</text:p>
      <text:p text:style-name="P4">
Publisher: Укринформ (Organization)</text:p>
      <text:p text:style-name="P4">
Published Time: 2023-04-07T19:12:51+03:00</text:p>
      <text:p text:style-name="P4">
Modified Time: 2023-04-07T19:12:51+03:00</text:p>
      <text:p text:style-name="P4">
Description: В ситуації з Києво-Печерською лаврою держава діє в законний спосіб. — Укрінформ.</text:p>
      <text:p text:style-name="P4">
Images: ["<text:a xlink:type="simple" xlink:href="https://static.ukrinform.com/photos/2023_03/thumb_files/630_360_1680192081-668.jpg" text:style-name="Internet_20_link" text:visited-style-name="Visited_20_Internet_20_Link">
630_360_16801...</text:a>
"]</text:p>
      <text:p text:style-name="P4">
Tags: ['Ткаченко', 'Київська Лавра', 'Єдині новини']</text:p>
      <text:p text:style-name="P4">
Type: Article</text:p>
      <!--METADATA-->
      <text:p text:style-name="P4">
<draw:frame draw:style-name="fr1" draw:name="Image190" text:anchor-type="as-char" svg:width="6.9236in" svg:height="3.956343in" draw:z-index="0">
<draw:image xlink:href="../Images/yкринформ/2023-04-07T19-12-51-03-00/630_360_1680192081-668.jpg" xlink:type="simple" xlink:show="embed" xlink:actuate="onLoad" draw:mime-type="image/jpeg"/>
</draw:frame>
 В ситуаціїз Києво-Печерською лаврою держава діє в законний спосіб.</text:p>
      <text:p text:style-name="P4">
Про це в ефірі загальнонаціонального телемарафону “Єдині новини” заявивміністр культури та інформаційної політики Олександр Ткаченко, передаєУкрінформ.</text:p>
      <text:p text:style-name="P4">
“Кабінет міністрів скасував рішення часів Януковича про передачу Нижньої лаврив безоплатне користування. Тому люди, які знаходяться на території Нижньоїлаври, знаходяться там незаконно. Проте, держава Україна діє в законнийспосіб, абсолютно мирно. У нас є план дій, найближчим часом ви його побачите.Ми подали позов до господарського суду Києва, стосовно перешкоджаннякористуванню державним майном, власне заповідником. Маємо отримати рішеннясуду, тоді будемо діяти відповідно закону. Єдине на чому хочу наголосити — всіті дії, які відбуваються зараз впродовж кількох днів у монастирі, є яскравимсвідченням гілки російської православної церкви в Україні стосовно того, яквони поважають закони, як бережуть культурну спадщину, і врешті решт як вонивідносяться до бога”, - сказав Ткаченко.</text:p>
      <text:p text:style-name="P4">
<text:span text:style-name="T4">
Читайте також:</text:span>
 <text:a xlink:type="simple" xlink:href="https://www.ukrinform.ua/rubric-society/3692926-pograbuvanna-kelii-namisnika-lavri-vid-pcu-policia-kieva-perevirae-informaciu.html" text:style-name="Internet_20_link" text:visited-style-name="Visited_20_Internet_20_Link">
 <text:span text:style-name="T4">
Лавр</text:span>
 </text:a>
</text:p>
      <text:p text:style-name="P4">
Міністр зауважив що лавра є державною власністю, музейним об’єктом. І томудоступ до неї повинні мати всі громадяни України.</text:p>
      <text:p text:style-name="P4">
“Після того, як ми повернемо остаточно в користування державою усі об’єкти натериторії Нижньої лаври, ми будемо розглядати різні пропозиції та проєктистосовно того, яким чином наповнювати змістом територію Нижньої лаври”, -сказав Ткаченко.</text:p>
      <text:p text:style-name="P4">
<text:span text:style-name="T4">
Читайте також:</text:span>
 <text:a xlink:type="simple" xlink:href="https://www.ukrinform.ua/rubric-society/3692867-komitet-vr-rekomendue-rozirvati-dogovir-z-upc-mp-pro-orendu-pocaivskoi-lavri.html" text:style-name="Internet_20_link" text:visited-style-name="Visited_20_Internet_20_Link">
 <text:span text:style-name="T4">
лавр</text:span>
 </text:a>
</text:p>
      <text:p text:style-name="P4">
Як повідомлялося, Національний заповідник "Києво-Печерська лавра" оголосив пророзрив договору про оренду з Українською православною церквою московськогопатріархату з 29 березня 2023 року.</text:p>
      <text:p text:style-name="P4">
Source: <text:a xlink:type="simple" xlink:href="https://www.ukrinform.ua/rubric-society/3693034-tkacenko-pro-situaciu-z-lavrou-pisla-risenna-sudu-budemo-diati-za-zakonom.html" text:style-name="Internet_20_link" text:visited-style-name="Visited_20_Internet_20_Link">
https://www.ukrinform.ua/rubric-society/3693034-tkacenko-pro-situaciu-z-lavrou-pisla-risenna-sudu-budemo-diati-za-zakonom.html</text:a>
</text:p>
      <!--NEWS-->
      <text:h text:style-name="P10" text:outline-level="1">
<text:span text:style-name="T4">
Дмитро Митрофанов проведе бій у Польщі</text:span>
</text:h>
      <text:p text:style-name="P4">
Authors: Ukrinform (Person)</text:p>
      <text:p text:style-name="P4">
Publisher: Укринформ (Organization)</text:p>
      <text:p text:style-name="P4">
Published Time: 2023-04-07T19:17:11+03:00</text:p>
      <text:p text:style-name="P4">
Modified Time: 2023-04-07T19:17:11+03:00</text:p>
      <text:p text:style-name="P4">
Description: Для українця – це буде перший бій з грудня 2021 року. — Укрінформ.</text:p>
      <text:p text:style-name="P4">
Images: ["<text:a xlink:type="simple" xlink:href="https://static.ukrinform.com/photos/2023_04/thumb_files/630_360_1680884074-545.jpeg" text:style-name="Internet_20_link" text:visited-style-name="Visited_20_Internet_20_Link">
630_360_16808...</text:a>
"]</text:p>
      <text:p text:style-name="P4">
Tags: ['Бокс']</text:p>
      <text:p text:style-name="P4">
Type: Article</text:p>
      <!--METADATA-->
      <text:p text:style-name="P4">
<draw:frame draw:style-name="fr1" draw:name="Image191" text:anchor-type="as-char" svg:width="6.9236in" svg:height="3.956343in" draw:z-index="0">
<draw:image xlink:href="../Images/yкринформ/2023-04-07T19-17-11-03-00/630_360_1680884074-545.jpeg" xlink:type="simple" xlink:show="embed" xlink:actuate="onLoad" draw:mime-type="image/jpeg"/>
</draw:frame>
 Дляукраїнця – це буде перший бій з грудня 2021 року.</text:p>
      <text:p text:style-name="P4">
15 квітня в Польщі відбудеться спільний вечір боксу MB Promotions, K2Promotions Ukraine та Tymex Boxing Promotions під гаслом «Солідарні зУкраїною», <text:a xlink:type="simple" xlink:href="https://www.instagram.com/p/Cqvae9BoqIp/" text:style-name="Internet_20_link" text:visited-style-name="Visited_20_Internet_20_Link">
 </text:a>
 пресслужба K2Promotions, передає Укрінформ.</text:p>
      <text:p text:style-name="P4">
Вечір боксу пройде на PGE Turow Arena у Згожелеці.</text:p>
      <text:p text:style-name="P4">
У рамках цього шоу Дмитро Митрофанов (12-0-1, 6 КО) проведе поєдинок проти32-річного венесуельця Хуана Карлоса Родрігеза (18-4, 17 КО). Для Дмитра цебуде перший бій з грудня 2021 року.</text:p>
      <text:p text:style-name="P4">
Крім Митрофанова у ринг вийдуть українські боксери Ярослав Харциз та ДаніельЛапін.</text:p>
      <text:p text:style-name="P4">
Ярослав Харциз (1-0, 1 КО) протистоятиме чеху Пьотру Рандишеку (2-1, 2 КО).Даніель Лапін (6-0, 0 КО) буде боксувати проти 42-річного іспанеця ЕмануеляФезо (10-13-2, 4 КО).</text:p>
      <text:p text:style-name="P4">
<text:span text:style-name="T4">
Читайте також:</text:span>
 <text:a xlink:type="simple" xlink:href="https://www.ukrinform.ua/rubric-sports/3661256-harciz-uspisno-debutuvav-u-profesijnomu-boksi.html" text:style-name="Internet_20_link" text:visited-style-name="Visited_20_Internet_20_Link">
 <text:span text:style-name="T4">
Харциз</text:span>
 </text:a>
</text:p>
      <text:p text:style-name="P4">
Як повідомляв Укрінформ, у січні Харциз дебютував у професійному боксі,здолавши поляка Мар’яна Весоловського (2-3-1, 2 КО).</text:p>
      <text:p text:style-name="P4">
Фото: instagram.com/k2promotionsukraine</text:p>
      <text:p text:style-name="P4">
Source: <text:a xlink:type="simple" xlink:href="https://www.ukrinform.ua/rubric-sports/3693035-dmitro-mitrofanov-provede-bij-u-polsi.html" text:style-name="Internet_20_link" text:visited-style-name="Visited_20_Internet_20_Link">
https://www.ukrinform.ua/rubric-sports/3693035-dmitro-mitrofanov-provede-bij-u-polsi.html</text:a>
</text:p>
      <!--NEWS-->
      <text:h text:style-name="P10" text:outline-level="1">
<text:span text:style-name="T4">
фсб росії висунуло звинувачення журналісту WSJ Гершковичу у шпигунстві</text:span>
</text:h>
      <text:p text:style-name="P4">
Authors: Ukrinform (Person)</text:p>
      <text:p text:style-name="P4">
Publisher: Укринформ (Organization)</text:p>
      <text:p text:style-name="P4">
Published Time: 2023-04-07T19:18:23+03:00</text:p>
      <text:p text:style-name="P4">
Modified Time: 2023-04-07T19:18:23+03:00</text:p>
      <text:p text:style-name="P4">
Description: Слідство фсб в росії офіційно звинуватило у шпигунстві затриманого журналіста московського бюро The Wall Street Journal Евана Гершковича. — Укрінформ.</text:p>
      <text:p text:style-name="P4">
Images: ["<text:a xlink:type="simple" xlink:href="https://static.ukrinform.com/photos/2023_03/thumb_files/630_360_1680228306-496.jpg" text:style-name="Internet_20_link" text:visited-style-name="Visited_20_Internet_20_Link">
630_360_16802...</text:a>
"]</text:p>
      <text:p text:style-name="P4">
Tags: ['фсб рф', 'Шпигун', 'Журналіст', 'The Wall Street Journal ']</text:p>
      <text:p text:style-name="P4">
Type: Article</text:p>
      <!--METADATA-->
      <text:p text:style-name="P4">
<draw:frame draw:style-name="fr1" draw:name="Image192" text:anchor-type="as-char" svg:width="6.9236in" svg:height="3.956343in" draw:z-index="0">
<draw:image xlink:href="../Images/yкринформ/2023-04-07T19-18-23-03-00/630_360_1680228306-496.jpg" xlink:type="simple" xlink:show="embed" xlink:actuate="onLoad" draw:mime-type="image/jpeg"/>
</draw:frame>
 Слідствофсб в росії офіційно звинуватило у шпигунстві затриманого журналістамосковського бюро The Wall Street Journal Евана Гершковича.</text:p>
      <text:p text:style-name="P4">
Як передає Укрінформ, про це повідомляє російське держінформагентство <text:a xlink:type="simple" xlink:href="https://tass.ru/proisshestviya/17478037" text:style-name="Internet_20_link" text:visited-style-name="Visited_20_Internet_20_Link">
</text:a>
 з посиланням на джерело в силовихорганах.</text:p>
      <text:p text:style-name="P4">
«Слідство фсб звинуватило Гершковича в шпигунстві на користь своєї країни. Вінкатегорично відкинув усі звинувачення і заявив, що займався в росіїжурналістською діяльністю», - сказав співрозмовник агентства. Від іншихкоментарів він відмовився, оскільки справа <text:a xlink:type="simple" xlink:href="https://www.ukrinform.ua/tag-zurnalist" text:style-name="Internet_20_link" text:visited-style-name="Visited_20_Internet_20_Link">
 </text:a>
 маркована грифом "цілком таємно".</text:p>
      <text:p text:style-name="P4">
Як повідомлялося раніше, за версією російського слідства, журналіст, "діючи зазавданням американської сторони, здійснював збір відомостей, що становлятьдержавну таємницю, про діяльність одного з підприємств російського військово-промислового комплексу".</text:p>
      <text:p text:style-name="P4">
<text:span text:style-name="T4">
Читайте також:</text:span>
 <text:a xlink:type="simple" xlink:href="https://www.ukrinform.ua/rubric-world/3689995-bajden-zaklikav-moskvu-zvilniti-zaarestovanogo-zurnalista-wsj.html" text:style-name="Internet_20_link" text:visited-style-name="Visited_20_Internet_20_Link">
 </text:a>
</text:p>
      <text:p text:style-name="P4">
Як повідомляв Укрінформ, російська влада затримала репортера WSJ ЕванаГершковича 29 березня під час його журналістського відрядження доЄкатеринбурга. Він став першим представником американського ЗМІ, заарештованимросійською владою з 1986 року, і одним із кількох американців, неправомірнозатриманих упродовж останніх років російською владою.</text:p>
      <text:p text:style-name="P4">
Адміністрація США категорично <text:a xlink:type="simple" xlink:href="https://www.ukrinform.ua/rubric-world/3691132-zatrimanij-u-rosii-zurnalist-wsj-ne-mav-zodnogo-vidnosenna-do-spigunstva-bilij-dim.html" text:style-name="Internet_20_link" text:visited-style-name="Visited_20_Internet_20_Link">
 </text:a>
 будь-які звинувачення російської влади на адресужурналіста The Wall Street Journal Евана Гершковича у начебто причетності дошпигунської діяльності.</text:p>
      <text:p text:style-name="P4">
Source: <text:a xlink:type="simple" xlink:href="https://www.ukrinform.ua/rubric-world/3693036-fsb-rosii-visunulo-zvinuvacenna-zurnalistu-wsj-gerskovicu-u-spigunstvi.html" text:style-name="Internet_20_link" text:visited-style-name="Visited_20_Internet_20_Link">
https://www.ukrinform.ua/rubric-world/3693036-fsb-rosii-visunulo-zvinuvacenna-zurnalistu-wsj-gerskovicu-u-spigunstvi.html</text:a>
</text:p>
      <!--NEWS-->
      <text:h text:style-name="P10" text:outline-level="1">
<text:span text:style-name="T4">
Китай і Франція засуджують збройні напади на мирні ядерні об’єкти</text:span>
</text:h>
      <text:p text:style-name="P4">
Authors: Ukrinform (Person)</text:p>
      <text:p text:style-name="P4">
Publisher: Укринформ (Organization)</text:p>
      <text:p text:style-name="P4">
Published Time: 2023-04-07T19:27:08+03:00</text:p>
      <text:p text:style-name="P4">
Modified Time: 2023-04-07T19:27:08+03:00</text:p>
      <text:p text:style-name="P4">
Description: Китай і Франція підтримують нерозповсюдження ядерної зброї і засуджують збройні напади на атомні електростанції та інші мирні ядерні об’єкти. — Укрінформ.</text:p>
      <text:p text:style-name="P4">
Images: ["<text:a xlink:type="simple" xlink:href="https://static.ukrinform.com/photos/2023_04/thumb_files/630_360_1680884731-167.png" text:style-name="Internet_20_link" text:visited-style-name="Visited_20_Internet_20_Link">
630_360_16808...</text:a>
"]</text:p>
      <text:p text:style-name="P4">
Tags: ['Франція', 'Китай', 'МАГАТЕ', 'Ядерна безпека']</text:p>
      <text:p text:style-name="P4">
Type: Article</text:p>
      <!--METADATA-->
      <text:p text:style-name="P4">
<draw:frame draw:style-name="fr1" draw:name="Image193" text:anchor-type="as-char" svg:width="6.9236in" svg:height="3.956343in" draw:z-index="0">
<draw:image xlink:href="../Images/yкринформ/2023-04-07T19-27-08-03-00/630_360_1680884731-167.png" xlink:type="simple" xlink:show="embed" xlink:actuate="onLoad" draw:mime-type="image/png"/>
</draw:frame>
 Китай іФранція підтримують нерозповсюдження ядерної зброї і засуджують збройні нападина атомні електростанції та інші мирні ядерні об’єкти.</text:p>
      <text:p text:style-name="P4">
Про це йдеться у <text:a xlink:type="simple" xlink:href="http://ua.china-embassy.gov.cn/zgxw/202304/t20230407_11056239.htm" text:style-name="Internet_20_link" text:visited-style-name="Visited_20_Internet_20_Link">
 </text:a>
 двох держав за підсумкамивізиту президента Франції Еммануеля Макрона до КНР, опублікованій посольствомКитаю в Україні, передає кореспондент Укрінформу.</text:p>
      <text:p text:style-name="P4">
«Як постійні члени Ради безпеки ООН, Китай і Франція віддані пошукуконструктивних рішень на основі міжнародного права щодо викликів і загрозміжнародній безпеці та стабільності і готові робити спільний внесок узміцнення багатосторонньої міжнародної системи з Організацією Об’єднаних Наційу центрі», - підкреслюється в заяві.</text:p>
      <text:p text:style-name="P4">
<text:span text:style-name="T4">
Читайте також:</text:span>
 <text:a xlink:type="simple" xlink:href="https://www.ukrinform.ua/rubric-world/3692898-pekin-kontaktue-z-usima-storonami-konfliktu-v-ukraini-mzs-kitau.html" text:style-name="Internet_20_link" text:visited-style-name="Visited_20_Internet_20_Link">
 </text:a>
</text:p>
      <text:p text:style-name="P4">
В ній зазначається, що обидві сторони повністю підтримують заяву щодозапобігання ядерній війні та уникнення гонки озброєнь, оприлюднену лідерамип’яти держав-постійних членів Ради безпеки ООН 3 січня 2022 року, в якійнаголошується, що «ядерну війну неможливо виграти і її не можна вести».</text:p>
      <text:p text:style-name="P4">
«Обидві країни готові зміцнювати координацію та співпрацю, спільно захищатиавторитет і ефективність системи контролю над озброєннями танерозповсюдженням, а також просувати міжнародний процес контролю надозброєннями», - зазначається в заяві.</text:p>
      <text:p text:style-name="P4">
Китай і Франція також підтримують усі зусилля з відновлення миру в Україні «наоснові міжнародного права та цілей і принципів статуту ООН», і особливу увагуприділяють безпеці ядерних об’єктів на території України.</text:p>
      <text:p text:style-name="P4">
«Обидві сторони виступають проти збройних нападів на атомні електростанції йінші мирні ядерні об’єкти та підтримують конструктивну роль Міжнародногоагентства з атомної енергії у сприянні безпеці мирних ядерних об’єктів,включаючи зусилля із забезпечення безпеки Запорізької атомної електростанції»,- наголошується в документі.</text:p>
      <text:p text:style-name="P4">
<text:span text:style-name="T4">
Читайте також:</text:span>
 <text:a xlink:type="simple" xlink:href="https://www.ukrinform.ua/rubric-polytics/3692681-makronu-ne-vdalosa-perekonati-si-vimagati-vid-rosii-pripinenna-vijni-proti-ukraini.html" text:style-name="Internet_20_link" text:visited-style-name="Visited_20_Internet_20_Link">
 <text:span text:style-name="T4">
Макрону</text:span>
 </text:a>
</text:p>
      <text:p text:style-name="P4">
Китай і <text:a xlink:type="simple" xlink:href="https://www.ukrinform.ua/tag-francia" text:style-name="Internet_20_link" text:visited-style-name="Visited_20_Internet_20_Link">
 </text:a>
 у спільній заяві вказали нанеобхідність «неухильного дотримання» сторонами конфліктів (не згадуючи окремоУкраїну – ред.) міжнародного гуманітарного права.</text:p>
      <text:p text:style-name="P4">
Зокрема, обидві країни закликали до захисту постраждалих від конфліктів жінокі дітей відповідно до міжнародних зобов’язань, збільшення гуманітарноїдопомоги в зонах конфліктів та забезпечення безпечного, швидкого ібезперешкодного гуманітарного доступу до постраждалих.</text:p>
      <text:p text:style-name="P4">
<text:span text:style-name="T4">
Читайте також:</text:span>
 <text:a xlink:type="simple" xlink:href="https://www.ukrinform.ua/rubric-world/3692943-si-czinpin-shilav-makrona-do-protistoanna-z-ssa-reuters.html" text:style-name="Internet_20_link" text:visited-style-name="Visited_20_Internet_20_Link">
 <text:span text:style-name="T4">
Макрона</text:span>
 </text:a>
</text:p>
      <text:p text:style-name="P4">
Як повідомляв Укрінформ, президент Європейської комісії Урсула фон дер Ляєн назустрічі з головою КНР Сі Цзіньпіном <text:a xlink:type="simple" xlink:href="https://www.ukrinform.ua/rubric-world/3692563-aderna-zagroza-fon-der-laen-zaklikala-kitaj-podruznomu-vplinuti-na-rosiu.html" text:style-name="Internet_20_link" text:visited-style-name="Visited_20_Internet_20_Link">
 </text:a>
 та закликала використати «дружній вплив» на росію, щобпереконати її поважати Хартію ООН.</text:p>
      <text:p text:style-name="P4">
Source: <text:a xlink:type="simple" xlink:href="https://www.ukrinform.ua/rubric-world/3693040-kitaj-i-francia-zasudzuut-zbrojni-napadi-na-mirni-aderni-obekti.html" text:style-name="Internet_20_link" text:visited-style-name="Visited_20_Internet_20_Link">
https://www.ukrinform.ua/rubric-world/3693040-kitaj-i-francia-zasudzuut-zbrojni-napadi-na-mirni-aderni-obekti.html</text:a>
</text:p>
      <!--NEWS-->
      <text:h text:style-name="P10" text:outline-level="1">
<text:span text:style-name="T4">
росіяни обстріляли з гелікоптера місто на Сумщині</text:span>
</text:h>
      <text:p text:style-name="P4">
Authors: Ukrinform (Person)</text:p>
      <text:p text:style-name="P4">
Publisher: Укринформ (Organization)</text:p>
      <text:p text:style-name="P4">
Published Time: 2023-04-07T19:28:00+03:00</text:p>
      <text:p text:style-name="P4">
Modified Time: 2023-04-07T19:28:00+03:00</text:p>
      <text:p text:style-name="P4">
Description: російські загарбники 7 квітня обстріляли з гелікоптера прикордонне місто Середина-Буда Сумської області, випустивши ракети. — Укрінформ.</text:p>
      <text:p text:style-name="P4">
Images: ["<text:a xlink:type="simple" xlink:href="https://static.ukrinform.com/photos/2023_04/thumb_files/630_360_1680884681-846.jpg" text:style-name="Internet_20_link" text:visited-style-name="Visited_20_Internet_20_Link">
630_360_16808...</text:a>
"]</text:p>
      <text:p text:style-name="P4">
Tags: ['Обстріл', 'Сумщина', 'Війна з росією']</text:p>
      <text:p text:style-name="P4">
Type: Article</text:p>
      <!--METADATA-->
      <text:p text:style-name="P4">
<draw:frame draw:style-name="fr1" draw:name="Image194" text:anchor-type="as-char" svg:width="6.9236in" svg:height="3.956343in" draw:z-index="0">
<draw:image xlink:href="../Images/yкринформ/2023-04-07T19-28-00-03-00/630_360_1680884681-846.jpg" xlink:type="simple" xlink:show="embed" xlink:actuate="onLoad" draw:mime-type="image/jpeg"/>
</draw:frame>
 російськізагарбники 7 квітня обстріляли з гелікоптера прикордонне місто Середина-БудаСумської області, випустивши ракети.</text:p>
      <text:p text:style-name="P4">
Як передає Укрінформ, про це Оперативне командування "Північ" повідомляє у <text:a xlink:type="simple" xlink:href="https://www.facebook.com/kommander.nord/posts/pfbid02FKfw9qYtRFjB1zLGoMrfer2vYuuiqbKWxBiLKKYYqJSQU5wKjN9GzoeQndES6fZyl" text:style-name="Internet_20_link" text:visited-style-name="Visited_20_Internet_20_Link">
</text:a>
.</text:p>
      <text:p text:style-name="P4">
“російські війська продовжують обстрілювати прикордоння Сумської області. Поприватному будинку поцілили ракетами з гелікоптера”, - ідеться в повідомленні.</text:p>
      <text:p text:style-name="P4">
<text:span text:style-name="T4">
Читайте також:</text:span>
 <text:a xlink:type="simple" xlink:href="https://www.ukrinform.ua/rubric-ato/3692974-armia-rf-obstrilala-z-minometiv-selo-na-sumsini.html" text:style-name="Internet_20_link" text:visited-style-name="Visited_20_Internet_20_Link">
 <text:span text:style-name="T4">
обстріл</text:span>
 </text:a>
</text:p>
      <text:p text:style-name="P4">
Так, близько 16:12 стало відомо про випущені гелікоптером з територіїросійської федерації чотири ракети по місту Середина-Буда. Внаслідок обстрілупошкоджено приватне домоволодіння. Інформація про постраждалих не надходила.</text:p>
      <text:p text:style-name="P4">
Як повідомляв Укрінформ, російські війська в п'ятницю, 7 квітня, обстріляли змінометів один із прикордонних населених пунктів Сумської області, здійснившипо його території 12 влучань.</text:p>
      <text:p text:style-name="P4">
Source: <text:a xlink:type="simple" xlink:href="https://www.ukrinform.ua/rubric-ato/3693041-rosiani-obstrilali-z-gelikoptera-misto-na-sumsini.html" text:style-name="Internet_20_link" text:visited-style-name="Visited_20_Internet_20_Link">
https://www.ukrinform.ua/rubric-ato/3693041-rosiani-obstrilali-z-gelikoptera-misto-na-sumsini.html</text:a>
</text:p>
      <!--NEWS-->
      <text:h text:style-name="P10" text:outline-level="1">
<text:span text:style-name="T4">
У кількох областях України оголосили повітряну тривогу</text:span>
</text:h>
      <text:p text:style-name="P4">
Authors: Ukrinform (Person)</text:p>
      <text:p text:style-name="P4">
Publisher: Укринформ (Organization)</text:p>
      <text:p text:style-name="P4">
Published Time: 2023-04-07T19:30:00+03:00</text:p>
      <text:p text:style-name="P4">
Modified Time: 2023-04-07T19:30:00+03:00</text:p>
      <text:p text:style-name="P4">
Description: У Києві та в низці областей України оголошена повітряна тривога через загрозу російських ракетних ударів. — Укрінформ.</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195" text:anchor-type="as-char" svg:width="6.9236in" svg:height="3.956343in" draw:z-index="0">
<draw:image xlink:href="../Images/yкринформ/2023-04-07T19-30-00-03-00/630_360_1649971569-525.jpg" xlink:type="simple" xlink:show="embed" xlink:actuate="onLoad" draw:mime-type="image/jpeg"/>
</draw:frame>
 У Києві тав низці областей України оголошена повітряна тривога через загрозу російськихракетних ударів.</text:p>
      <text:p text:style-name="P4">
Як повідомляє Укрінформ, про це свідчать дані на <text:a xlink:type="simple" xlink:href="https://alerts.in.ua/" text:style-name="Internet_20_link" text:visited-style-name="Visited_20_Internet_20_Link">
 </text:a>
</text:p>
      <text:p text:style-name="P4">
Повітряна тривога, зокрема, оголошена у Києві і Київській області, а також уВінницькій, Черкаській, Кіровоградській, Миколаївській, Одеській таХерсонській областях.</text:p>
      <text:p text:style-name="P4">
<text:span text:style-name="T4">
Читайте також:</text:span>
 <text:a xlink:type="simple" xlink:href="https://www.ukrinform.ua/rubric-ato/3692843-u-cornomu-mori-rosia-trimae-odin-raketonosij-iz-vismoma-kalibrami.html" text:style-name="Internet_20_link" text:visited-style-name="Visited_20_Internet_20_Link">
 <text:span text:style-name="T4">
Чорному</text:span>
 <text:span text:style-name="T4">
морі</text:span>
 <text:span text:style-name="T4">
росія</text:span>
 <text:span text:style-name="T4">
тримає</text:span>
 <text:span text:style-name="T4">
один</text:span>
<text:span text:style-name="T4">
ракетоносій</text:span>
 <text:span text:style-name="T4">
вісьмома</text:span>
 <text:span text:style-name="T4">
Калібрами</text:span>
 </text:a>
</text:p>
      <text:p text:style-name="P4">
Як повідомлялося, у вівторок сили протиповітряної оборони України знищили 14із 17 дронів "Shahed-131/136", які атакували <text:a xlink:type="simple" xlink:href="https://www.ukrinform.ua/tag-odesina" text:style-name="Internet_20_link" text:visited-style-name="Visited_20_Internet_20_Link">
 </text:a>
 уночі.</text:p>
      <text:p text:style-name="P4">
Source: <text:a xlink:type="simple" xlink:href="https://www.ukrinform.ua/rubric-ato/3693050-u-kilkoh-oblastah-ukraini-ogolosili-povitranu-trivogu.html" text:style-name="Internet_20_link" text:visited-style-name="Visited_20_Internet_20_Link">
https://www.ukrinform.ua/rubric-ato/3693050-u-kilkoh-oblastah-ukraini-ogolosili-povitranu-trivogu.html</text:a>
</text:p>
      <!--NEWS-->
      <text:h text:style-name="P10" text:outline-level="1">
<text:span text:style-name="T4">
В Полтаві демонтують пам'ятники Зигіну, Ватутіну та Пушкіну</text:span>
</text:h>
      <text:p text:style-name="P4">
Authors: Ukrinform (Person)</text:p>
      <text:p text:style-name="P4">
Publisher: Укринформ (Organization)</text:p>
      <text:p text:style-name="P4">
Published Time: 2023-04-07T19:39:41+03:00</text:p>
      <text:p text:style-name="P4">
Modified Time: 2023-04-07T19:39:41+03:00</text:p>
      <text:p text:style-name="P4">
Description: В Полтаві демонтують пам'ятники Зигіну, Ватутіну та Пушкіну. — Укрінформ.</text:p>
      <text:p text:style-name="P4">
Images: ["<text:a xlink:type="simple" xlink:href="https://static.ukrinform.com/photos/2023_04/thumb_files/630_360_1680885538-459.jpg" text:style-name="Internet_20_link" text:visited-style-name="Visited_20_Internet_20_Link">
630_360_16808...</text:a>
", "<text:a xlink:type="simple" xlink:href="https://static.ukrinform.com/photos/2023_04/1680885327-548.jpg" text:style-name="Internet_20_link" text:visited-style-name="Visited_20_Internet_20_Link">
1680885327-54...</text:a>
"]</text:p>
      <text:p text:style-name="P4">
Tags: ['Полтава', 'Ткаченко', 'МКІП ']</text:p>
      <text:p text:style-name="P4">
Type: Article</text:p>
      <!--METADATA-->
      <text:p text:style-name="P4">
<draw:frame draw:style-name="fr1" draw:name="Image196" text:anchor-type="as-char" svg:width="6.9236in" svg:height="3.956343in" draw:z-index="0">
<draw:image xlink:href="../Images/yкринформ/2023-04-07T19-39-41-03-00/630_360_1680885538-459.jpg" xlink:type="simple" xlink:show="embed" xlink:actuate="onLoad" draw:mime-type="image/jpeg"/>
</draw:frame>
 В Полтавідемонтують пам'ятники Зигіну, Ватутіну та Пушкіну.</text:p>
      <text:p text:style-name="P4">
Про це в <text:a xlink:type="simple" xlink:href="https://t.me/otkachenkokyiv/3390" text:style-name="Internet_20_link" text:visited-style-name="Visited_20_Internet_20_Link">
 </text:a>
 повідомив міністр культури таінформаційної політики Олександр Ткаченко, передає Укрінформ.</text:p>
      <text:p text:style-name="P4">
"Вітаю рішення депутатів Полтавської міської ради демонтувати пам’ятникирадянським генералам Зигіну, Ватутіну і поету Пушкіну. Експертна радаМіністерства культури та інформаційної політики з питань подолання наслідківрусифікації та тоталітаризму вже давно рекомендувала це зробити", - написавміністр. Він додав, що у Міністерстві культури та інформаційної політикисподіваються, що процес очищення простору від російських та радянськихсимволів в Полтаві зрушиться з місця та чекають відповідних рішень щодопам‘ятників Петру І.</text:p>
      <text:p text:style-name="P4">
<text:span text:style-name="T4">
Читайте також:</text:span>
 <text:a xlink:type="simple" xlink:href="https://www.ukrinform.ua/rubric-regions/3691342-pamatnik-bronzovomu-leninu-na-cerkasini-prodali-za-681-tisacu.html" text:style-name="Internet_20_link" text:visited-style-name="Visited_20_Internet_20_Link">
 <text:span text:style-name="T4">
пам</text:span>
 <text:span text:style-name="T4">
ятник</text:span>
 </text:a>
</text:p>
      <text:p text:style-name="P4">
<draw:frame draw:style-name="fr1" draw:name="Image197" text:anchor-type="as-char" svg:width="6.9236in" svg:height="4.50034in" draw:z-index="0">
<draw:image xlink:href="../Images/yкринформ/2023-04-07T19-39-41-03-00/1680885327-548.jpg" xlink:type="simple" xlink:show="embed" xlink:actuate="onLoad" draw:mime-type="image/jpeg"/>
</draw:frame>
</text:p>
      <text:p text:style-name="P4">
<text:span text:style-name="T5">
Фото: Олександр Ткаченко, Телеграм</text:span>
</text:p>
      <text:p text:style-name="P4">
Як повідомляв Укрінформ, пам'ятник радянському генералу Ватутіну в Києві булодемонтовано на початку лютого 2023 року.</text:p>
      <text:p text:style-name="P4">
Фото: Суспільне Полтава</text:p>
      <text:p text:style-name="P4">
Source: <text:a xlink:type="simple" xlink:href="https://www.ukrinform.ua/rubric-regions/3693045-v-poltavi-demontuut-pamatniki-ziginu-vatutinu-ta-puskinu.html" text:style-name="Internet_20_link" text:visited-style-name="Visited_20_Internet_20_Link">
https://www.ukrinform.ua/rubric-regions/3693045-v-poltavi-demontuut-pamatniki-ziginu-vatutinu-ta-puskinu.html</text:a>
</text:p>
      <!--NEWS-->
      <text:h text:style-name="P10" text:outline-level="1">
<text:span text:style-name="T4">
Польща і країни Балтії пропонують внести росатом у новий пакет євросанкцій — ЗМІ</text:span>
</text:h>
      <text:p text:style-name="P4">
Authors: Ukrinform (Person)</text:p>
      <text:p text:style-name="P4">
Publisher: Укринформ (Organization)</text:p>
      <text:p text:style-name="P4">
Published Time: 2023-04-07T19:41:00+03:00</text:p>
      <text:p text:style-name="P4">
Modified Time: 2023-04-07T19:41:00+03:00</text:p>
      <text:p text:style-name="P4">
Description: Польща і країни Балтії пропонують в наступному, 11-му пакеті санкцій ЄС проти росії, запровадити обмеження щодо російської атомної енергетики. — Укрінформ.</text:p>
      <text:p text:style-name="P4">
Images: ["<text:a xlink:type="simple" xlink:href="https://static.ukrinform.com/photos/2018_11/thumb_files/630_360_1543426059-237.jpg" text:style-name="Internet_20_link" text:visited-style-name="Visited_20_Internet_20_Link">
630_360_15434...</text:a>
"]</text:p>
      <text:p text:style-name="P4">
Tags: ['Антиросійські санкції', 'Євросоюз', 'Польща', 'Країни Балтії']</text:p>
      <text:p text:style-name="P4">
Type: Article</text:p>
      <!--METADATA-->
      <text:p text:style-name="P4">
<draw:frame draw:style-name="fr1" draw:name="Image198" text:anchor-type="as-char" svg:width="6.9236in" svg:height="3.956343in" draw:z-index="0">
<draw:image xlink:href="../Images/yкринформ/2023-04-07T19-41-00-03-00/630_360_1543426059-237.jpg" xlink:type="simple" xlink:show="embed" xlink:actuate="onLoad" draw:mime-type="image/jpeg"/>
</draw:frame>
 Польща ікраїни Балтії пропонують в наступному, 11-му пакеті санкцій ЄС проти росії,запровадити обмеження щодо російської атомної енергетики.</text:p>
      <text:p text:style-name="P4">
Про це повідомляє польське радіо <text:a xlink:type="simple" xlink:href="https://www.rmf24.pl/raporty/raport-wojna-z-rosja/news-polska-chce-uderzyc-w-rosyjska-energetyke-jadrowa,nId,6704122#crp_state=1" text:style-name="Internet_20_link" text:visited-style-name="Visited_20_Internet_20_Link">
 </text:a>
 з посиланням на документ від 30 березня, якийбуло розіслано для консультацій країнам ЄС, передає Укрінформ.</text:p>
      <text:p text:style-name="P4">
У документі пропонується розширити санкційний список за рахунок членівправління “росатома”, а також заборони підписання нових угод з цією компанією,заборони інвестиції в російський сектор атомної енергетики, а також заборониімпорту до ЄС російського збагаченого урану.</text:p>
      <text:p text:style-name="P4">
<text:span text:style-name="T4">
Читайте також:</text:span>
 <text:a xlink:type="simple" xlink:href="https://www.ukrinform.ua/rubric-kyiv/3691952-sprava-na-100-miljoniv-u-kievi-vikrili-sahraiv-aki-hotili-pereoformiti-na-sebe-majno-rosatomu.html" text:style-name="Internet_20_link" text:visited-style-name="Visited_20_Internet_20_Link">
 <text:span text:style-name="T4">
Росатом</text:span>
 </text:a>
</text:p>
      <text:p text:style-name="P4">
Як зазначає видання, ці чотири країни не вперше наполягають на санкціях проти“росатома”. Утім цього разу вони пропонують деякі винятки і перехідні періоди.Зокрема, відмова від контрактів з “росатомом” мала би відбуватися поступово,але не довше, ніж два роки. Натомість, Угорщина отримала би дев'ять роківперехідного періоду, що дозволило б їй завершити будівництво АЕС в Пакс, щобазується на російській технології.</text:p>
      <text:p text:style-name="P4">
Автори документу переконують, що країни ЄС поступово відмовляються відспівпраці з росією у сфері атомної енергетики. Зокрема, торік Чехія недопустила “росатом” до тендера на будівництво нової АЕС на території країни.Фінляндія торік також відмовилася від співпраці з цією російською компанієющодо будівництва ядерного реактора.</text:p>
      <text:p text:style-name="P4">
Утім, як зазначає видання, отримати згоду на введення <text:a xlink:type="simple" xlink:href="https://www.ukrinform.ua/tag-antirosijski-sankcii" text:style-name="Internet_20_link" text:visited-style-name="Visited_20_Internet_20_Link">
</text:a>
 проти “росатома” будедуже складно. Це вимагало би отримання згоди від усіх країн ЄС.</text:p>
      <text:p text:style-name="P4">
Проте раніше на це багато разів не погоджувалися Угорщина і Франція, а такожБолгарія, які значною мірою залежать від російських технологій, а Франція нехоче відмовлятися від співпраці з рф у цій сфері.</text:p>
      <text:p text:style-name="P4">
<text:span text:style-name="T4">
Читайте також:</text:span>
 <text:a xlink:type="simple" xlink:href="https://www.ukrinform.ua/rubric-economy/3684306-sankcii-sodo-rosii-pracuut-ale-e-mozlivosti-dla-ih-posilenna.html" text:style-name="Internet_20_link" text:visited-style-name="Visited_20_Internet_20_Link">
 </text:a>
</text:p>
      <text:p text:style-name="P4">
Крім того, додає видання, у Брюсселі панує переконання, що 11-й пакет санкціймає стосуватися більше запобіжників щодо уникнення вже запроваджених санкцій,а не нових сфер російської економіки.</text:p>
      <text:p text:style-name="P4">
Керівник Офісу Президента України Андрій Єрмак привітав пропозицію Польщі ікраїн Балтії про включення в 11 пакет санкцій ЄС обмеження щодо атомноїенергетики росії.</text:p>
      <text:p text:style-name="P4">
"Санкції проти атомної енергетики рф - це саме те, що потрібно. Вітаюпропозицію Польщі та країн Балтії включити в 11 санкційний пакет ЄС обмеженнящодо атомної енергетики росії", - написав Єрмак у <text:a xlink:type="simple" xlink:href="https://t.me/ermaka2022/2404" text:style-name="Internet_20_link" text:visited-style-name="Visited_20_Internet_20_Link">
</text:a>
</text:p>
      <text:p text:style-name="P4">
Він повідомив, що міжнародна санкційна група Макфола-Єрмака зараз завершуєпідготовку «Плану дій щодо посилення санкцій проти російської федерації 2.0».</text:p>
      <text:p text:style-name="P4">
<text:span text:style-name="T4">
Читайте також:</text:span>
 <text:a xlink:type="simple" xlink:href="https://www.ukrinform.ua/rubric-economy/3682546-vidsutnist-sankcij-proti-rosatomu-zagrozue-adernij-bezpeci-evropi-predstavnik-ukraini-pri-es.html" text:style-name="Internet_20_link" text:visited-style-name="Visited_20_Internet_20_Link">
 <text:span text:style-name="T4">
росатом</text:span>
 </text:a>
</text:p>
      <text:p text:style-name="P4">
Як повідомляв Укрінформ, Національне агентство з питань запобігання корупціївнесло найбільшу нафтопромислову компанію у світі SLB до списку міжнароднихспонсорів війни через співпрацю російськими нафтогазовими гігантами.</text:p>
      <text:p text:style-name="P4">
Source: <text:a xlink:type="simple" xlink:href="https://www.ukrinform.ua/rubric-economy/3693047-polsa-i-kraini-baltii-proponuut-vnesti-rosatom-u-novij-paket-evrosankcij-zmi.html" text:style-name="Internet_20_link" text:visited-style-name="Visited_20_Internet_20_Link">
https://www.ukrinform.ua/rubric-economy/3693047-polsa-i-kraini-baltii-proponuut-vnesti-rosatom-u-novij-paket-evrosankcij-zmi.html</text:a>
</text:p>
      <!--NEWS-->
      <text:h text:style-name="P10" text:outline-level="1">
<text:span text:style-name="T4">
Готується досьє про занесення культурного ландшафту Чернігова до списку ЮНЕСКО - Ткаченко</text:span>
</text:h>
      <text:p text:style-name="P4">
Authors: Ukrinform (Person)</text:p>
      <text:p text:style-name="P4">
Publisher: Укринформ (Organization)</text:p>
      <text:p text:style-name="P4">
Published Time: 2023-04-07T19:45:38+03:00</text:p>
      <text:p text:style-name="P4">
Modified Time: 2023-04-07T19:45:38+03:00</text:p>
      <text:p text:style-name="P4">
Description: Готується досьє про занесення культурного ландшафту Чернігова до списку ЮНЕСКО. — Укрінформ.</text:p>
      <text:p text:style-name="P4">
Images: ["<text:a xlink:type="simple" xlink:href="https://static.ukrinform.com/photos/2023_03/thumb_files/630_360_1677763636-490.jpg" text:style-name="Internet_20_link" text:visited-style-name="Visited_20_Internet_20_Link">
630_360_16777...</text:a>
"]</text:p>
      <text:p text:style-name="P4">
Tags: ['Одеса', 'Ткаченко', 'Чернігів', 'Єдині новини']</text:p>
      <text:p text:style-name="P4">
Type: Article</text:p>
      <!--METADATA-->
      <text:p text:style-name="P4">
<draw:frame draw:style-name="fr1" draw:name="Image199" text:anchor-type="as-char" svg:width="6.9236in" svg:height="3.956343in" draw:z-index="0">
<draw:image xlink:href="../Images/yкринформ/2023-04-07T19-45-38-03-00/630_360_1677763636-490.jpg" xlink:type="simple" xlink:show="embed" xlink:actuate="onLoad" draw:mime-type="image/jpeg"/>
</draw:frame>
 Готуєтьсядосьє про занесення культурного ландшафту Чернігова до списку ЮНЕСКО.</text:p>
      <text:p text:style-name="P4">
Про це в ефірі загальнонаціонального телемарафону “Єдині новини” сказавміністр культури та інформаційної політики Олександр Ткаченко, передаєУкрінформ.</text:p>
      <text:p text:style-name="P4">
За його словами, наразі готується досьє про занесення культурного ландшафтуЧернігова до всесвітнього списку культурної спадщини ЮНЕСКО.</text:p>
      <text:p text:style-name="P4">
<text:span text:style-name="T4">
Читайте також:</text:span>
 <text:a xlink:type="simple" xlink:href="https://www.ukrinform.ua/rubric-regions/3691492-v-odesi-vidkrili-tablicku-pro-vklucenna-centru-mista-do-spisku-unesko.html" text:style-name="Internet_20_link" text:visited-style-name="Visited_20_Internet_20_Link">
 <text:span text:style-name="T4">
ЮНЕСКО</text:span>
 </text:a>
</text:p>
      <text:p text:style-name="P4">
“По-перше, ми отримуємо хоч і символічний, але щит захисту над Одесою. По-друге, це жовта картка всім забудовникам, якщо вони хочуть продовжувати те щовідбувалося в Одесі до цього моменту, це стає неможливим. По-третє, цеможливість залучення коштів для збереження культурної спадщини в Одесі”, -сказав Ткаченко.</text:p>
      <text:p text:style-name="P4">
Як повідомляв Укрінформ, раніше Ткаченко заявив, що новий статус історичногоцентру Одеси стане на заваді російським загарбникам у разі посягання назнищення міста.</text:p>
      <text:p text:style-name="P4">
<text:span text:style-name="T4">
Читайте також:</text:span>
 <text:a xlink:type="simple" xlink:href="https://www.ukrinform.ua/rubric-culture/3691110-zelenska-obgovorila-z-gendirektorkou-unesko-zberezenna-ukrainskoi-kulturnoi-spadsini.html" text:style-name="Internet_20_link" text:visited-style-name="Visited_20_Internet_20_Link">
 <text:span text:style-name="T4">
ЮНЕСКО</text:span>
 </text:a>
</text:p>
      <text:p text:style-name="P4">
Табличку про включення об’єкта «Історичний центр Одеси» до Списку всесвітньоїспадщини ЮНЕСКО розташували навпроти Одеського археологічного музею.</text:p>
      <text:p text:style-name="P4">
Source: <text:a xlink:type="simple" xlink:href="https://www.ukrinform.ua/rubric-regions/3693048-gotuetsa-dose-pro-zanesenna-kulturnogo-landsaftu-cernigova-do-spisku-unesko-tkacenko.html" text:style-name="Internet_20_link" text:visited-style-name="Visited_20_Internet_20_Link">
https://www.ukrinform.ua/rubric-regions/3693048-gotuetsa-dose-pro-zanesenna-kulturnogo-landsaftu-cernigova-do-spisku-unesko-tkacenko.html</text:a>
</text:p>
      <!--NEWS-->
      <text:h text:style-name="P10" text:outline-level="1">
<text:span text:style-name="T4">
Україна здобула першу медаль на юніорському ЧС з фехтування</text:span>
</text:h>
      <text:p text:style-name="P4">
Authors: Ukrinform (Person)</text:p>
      <text:p text:style-name="P4">
Publisher: Укринформ (Organization)</text:p>
      <text:p text:style-name="P4">
Published Time: 2023-04-07T19:46:51+03:00</text:p>
      <text:p text:style-name="P4">
Modified Time: 2023-04-07T19:46:51+03:00</text:p>
      <text:p text:style-name="P4">
Description: 15-річна Анна Максименко виграла «бронзу» змагань. — Укрінформ.</text:p>
      <text:p text:style-name="P4">
Images: ["<text:a xlink:type="simple" xlink:href="https://static.ukrinform.com/photos/2023_04/thumb_files/630_360_1680885927-361.jpg" text:style-name="Internet_20_link" text:visited-style-name="Visited_20_Internet_20_Link">
630_360_16808...</text:a>
"]</text:p>
      <text:p text:style-name="P4">
Tags: ['Фехтування']</text:p>
      <text:p text:style-name="P4">
Type: Article</text:p>
      <!--METADATA-->
      <text:p text:style-name="P4">
<draw:frame draw:style-name="fr1" draw:name="Image200" text:anchor-type="as-char" svg:width="6.9236in" svg:height="3.956343in" draw:z-index="0">
<draw:image xlink:href="../Images/yкринформ/2023-04-07T19-46-51-03-00/630_360_1680885927-361.jpg" xlink:type="simple" xlink:show="embed" xlink:actuate="onLoad" draw:mime-type="image/jpeg"/>
</draw:frame>
 15-річнаАнна Максименко виграла «бронзу» змагань.</text:p>
      <text:p text:style-name="P4">
Дебютну медаль для збірної на турнірі у Пловдиві завоювала 15-річна АннаМаксименко, <text:a xlink:type="simple" xlink:href="https://www.nffu.org.ua/competition/2023_07_04_wch_j_epee_ind_plovdiv_d7/" text:style-name="Internet_20_link" text:visited-style-name="Visited_20_Internet_20_Link">
</text:a>
пресслужба федерації фехтування України, передає Укрінформ.</text:p>
      <text:p text:style-name="P4">
Вихованка Львівської академії фехтування розпочала виступи з шести перемог ушести боях групової стадії й під п’ятим номером вийшла в олімпійку. На шляхудо чвертьфіналу 15-річна львів’янка здолала Татьяну Сванідзе з Грузії (15:12),австрійку Леонору Праксмерер (15:8), Анаель Дуке з Франції (15:10) та китаянкуСе Юйчень (15:10).</text:p>
      <text:p text:style-name="P4">
У поєдинку за вихід у четвірку, який гарантував медаль, Максименко зустріласязі старшою на чотири роки італійкою Лукрецією Пауліс, яку перемогла - 15:13.</text:p>
      <text:p text:style-name="P4">
У півфіналі українці протистояла чемпіонка світу серед кадетів в особистомузаліку-2021 і чинна чемпіонка Європи у складі команди Польщі Аліція Клашік.Спочатку боротьба була рівна, а потім наша шпажистка зуміла відірватися на двауколи (5:3). Проте ще до перерви більш досвідчена і титулована суперниця нелише відігралася, але й вийшла вперед (7:5). Зупинити її Максименко вже невдалося – 9:15. Тож у підсумку, українка здобула бронзову нагороду.</text:p>
      <text:p text:style-name="P4">
<text:span text:style-name="T4">
Читайте також:</text:span>
 <text:a xlink:type="simple" xlink:href="https://www.ukrinform.ua/rubric-sports/3691942-polsa-skasuvala-zinocij-etap-kubka-svitu-z-fehtuvanna-cerez-ucast-rf-i-bulorusi.html" text:style-name="Internet_20_link" text:visited-style-name="Visited_20_Internet_20_Link">
 <text:span text:style-name="T4">
фехтування</text:span>
 </text:a>
</text:p>
      <text:p text:style-name="P4">
Як повідомляв Укрінформ, сьогодні, 7 квітня, особистий комплект юніорськихнагород розіграли також шпажисти, найкращим результатом для України стало 22-емісце Романа Самойлова.</text:p>
      <text:p text:style-name="P4">
Фото: sport.loda.gov.ua</text:p>
      <text:p text:style-name="P4">
Source: <text:a xlink:type="simple" xlink:href="https://www.ukrinform.ua/rubric-sports/3693049-ukraina-zdobula-persu-medal-na-uniorskomu-cs-z-fehtuvanna.html" text:style-name="Internet_20_link" text:visited-style-name="Visited_20_Internet_20_Link">
https://www.ukrinform.ua/rubric-sports/3693049-ukraina-zdobula-persu-medal-na-uniorskomu-cs-z-fehtuvanna.html</text:a>
</text:p>
      <!--NEWS-->
      <text:h text:style-name="P10" text:outline-level="1">
<text:span text:style-name="T4">
Онуфрій та ще понад 20 священників УПЦ МП мають російське громадянство - журналісти</text:span>
</text:h>
      <text:p text:style-name="P4">
Authors: Ukrinform (Person)</text:p>
      <text:p text:style-name="P4">
Publisher: Укринформ (Organization)</text:p>
      <text:p text:style-name="P4">
Published Time: 2023-04-07T19:49:50+03:00</text:p>
      <text:p text:style-name="P4">
Modified Time: 2023-04-07T19:49:50+03:00</text:p>
      <text:p text:style-name="P4">
Description: Митрополит УПЦ МП Онуфрій (в миру Орест Березовський) та ще понад 20 священнослужителів Української православної церкви московського патріархату мають російське громадянство. — Укрінформ.</text:p>
      <text:p text:style-name="P4">
Images: ["<text:a xlink:type="simple" xlink:href="https://static.ukrinform.com/photos/2018_12/thumb_files/630_360_1544211127-713.jpg" text:style-name="Internet_20_link" text:visited-style-name="Visited_20_Internet_20_Link">
630_360_15442...</text:a>
", "<text:a xlink:type="simple" xlink:href="https://static.ukrinform.com/photos/2023_04/1680886135-634.jpg" text:style-name="Internet_20_link" text:visited-style-name="Visited_20_Internet_20_Link">
1680886135-63...</text:a>
"]</text:p>
      <text:p text:style-name="P4">
Tags: ['УПЦ МП', 'Онуфрій', 'Розслідування']</text:p>
      <text:p text:style-name="P4">
Type: Article</text:p>
      <!--METADATA-->
      <text:p text:style-name="P4">
<draw:frame draw:style-name="fr1" draw:name="Image201" text:anchor-type="as-char" svg:width="6.9236in" svg:height="3.956343in" draw:z-index="0">
<draw:image xlink:href="../Images/yкринформ/2023-04-07T19-49-50-03-00/630_360_1544211127-713.jpg" xlink:type="simple" xlink:show="embed" xlink:actuate="onLoad" draw:mime-type="image/jpeg"/>
</draw:frame>
 МитрополитУПЦ МП Онуфрій (в миру Орест Березовський) та ще понад 20 священнослужителівУкраїнської православної церкви московського патріархату мають російськегромадянство.</text:p>
      <text:p text:style-name="P4">
Про це йдеться в <text:a xlink:type="simple" xlink:href="https://www.pravda.com.ua/news/2023/04/7/7396917/" text:style-name="Internet_20_link" text:visited-style-name="Visited_20_Internet_20_Link">
 </text:a>
Михайла Ткача, передає Укрінформ.</text:p>
      <text:p text:style-name="P4">
"Згідно з витягом з системи "Роспаспорт", 20 березня 2002 року Онуфрій отримаву москві російський паспорт. За рік, 23 червня 2003 року, він отримує ще йзакордонний паспорт громадянина рф. І він у нього не перший. У 1998 роцісвященнику в москві вже видавали закордонний паспорт. А це означає, щоросійське громадянство Онуфрій мав набагато раніше, ніж з 2002 року", -йдеться у повідомленні.</text:p>
      <text:p text:style-name="P4">
<text:span text:style-name="T4">
Читайте також:</text:span>
 <text:a xlink:type="simple" xlink:href="https://www.ukrinform.ua/rubric-regions/3692934-frankivski-deputati-vimagaut-zaboroniti-dialnist-upc-mp.html" text:style-name="Internet_20_link" text:visited-style-name="Visited_20_Internet_20_Link">
 <text:span text:style-name="T4">
УПЦ</text:span>
 </text:a>
</text:p>
      <text:p text:style-name="P4">
У Харківській області Служба безпека України зібрала доказову базу щодопідтримки російської збройної агресії колишнім настоятелем одного з храмівІзюмської єпархії Української православної церкви московського патріархату.</text:p>
      <text:p text:style-name="P4">
<draw:frame draw:style-name="fr1" draw:name="Image202" text:anchor-type="as-char" svg:width="6.9236in" svg:height="3.893271in" draw:z-index="0">
<draw:image xlink:href="../Images/yкринформ/2023-04-07T19-49-50-03-00/1680886135-634.jpg" xlink:type="simple" xlink:show="embed" xlink:actuate="onLoad" draw:mime-type="image/jpeg"/>
</draw:frame>
</text:p>
      <text:p text:style-name="P4">
Як повідомляв Укрінформ, секретар Ради національної безпеки та оборони ОлексійДанілов заявив, що в Українській православній церкві московського патріархатубуло дуже багато шпигунів російської федерації, частину з них обміняли наукраїнських бранців.</text:p>
      <text:p text:style-name="P4">
Source: <text:a xlink:type="simple" xlink:href="https://www.ukrinform.ua/rubric-society/3693051-onufrij-ta-se-ponad-20-svasennikiv-upc-mp-maut-rosijske-gromadanstvo-zurnalisti.html" text:style-name="Internet_20_link" text:visited-style-name="Visited_20_Internet_20_Link">
https://www.ukrinform.ua/rubric-society/3693051-onufrij-ta-se-ponad-20-svasennikiv-upc-mp-maut-rosijske-gromadanstvo-zurnalisti.html</text:a>
</text:p>
      <!--NEWS-->
      <text:h text:style-name="P10" text:outline-level="1">
<text:span text:style-name="T4">
В ОП заявили, що росія відмовилась від обміну військовополонених мусульман</text:span>
</text:h>
      <text:p text:style-name="P4">
Authors: Ukrinform (Person)</text:p>
      <text:p text:style-name="P4">
Publisher: Укринформ (Organization)</text:p>
      <text:p text:style-name="P4">
Published Time: 2023-04-07T19:51:40+03:00</text:p>
      <text:p text:style-name="P4">
Modified Time: 2023-04-07T19:51:40+03:00</text:p>
      <text:p text:style-name="P4">
Description: З нагоди початку Рамадану Україна запропонувала росії обміняти військовополонених, які сповідують іслам, за принципом “всіх на всіх”, однак росія від такої пропозиції відмовилась. — Укрінформ.</text:p>
      <text:p text:style-name="P4">
Images: ["<text:a xlink:type="simple" xlink:href="https://static.ukrinform.com/photos/2023_02/thumb_files/630_360_1677617976-750.jpg" text:style-name="Internet_20_link" text:visited-style-name="Visited_20_Internet_20_Link">
630_360_16776...</text:a>
"]</text:p>
      <text:p text:style-name="P4">
Tags: ['Мусульмани', 'Обмін', 'росія', 'Полонені', 'Офіс Президента']</text:p>
      <text:p text:style-name="P4">
Type: Article</text:p>
      <!--METADATA-->
      <text:p text:style-name="P4">
<draw:frame draw:style-name="fr1" draw:name="Image203" text:anchor-type="as-char" svg:width="6.9236in" svg:height="3.956343in" draw:z-index="0">
<draw:image xlink:href="../Images/yкринформ/2023-04-07T19-51-40-03-00/630_360_1677617976-750.jpg" xlink:type="simple" xlink:show="embed" xlink:actuate="onLoad" draw:mime-type="image/jpeg"/>
</draw:frame>
 З нагодипочатку Рамадану Україна запропонувала росії обміняти військовополонених, якісповідують іслам, за принципом “всіх на всіх”, однак росія від такоїпропозиції відмовилась.</text:p>
      <text:p text:style-name="P4">
Про це в інтервʼю <text:a xlink:type="simple" xlink:href="https://ukrainian.voanews.com/a/7040717.html" text:style-name="Internet_20_link" text:visited-style-name="Visited_20_Internet_20_Link">
 </text:a>
 розповіларадниця з комунікацій керівника Офісу Президента України Дарія Зарівна,передає Укрінформ.</text:p>
      <text:p text:style-name="P4">
“Ми вийшли з пропозицією обміняти мусульман “всіх на всіх” з обох сторін назнак поваги до їхніх культури і традицій. На жаль, російська сторона сприйнялацю ідею без особливого ентузіазму”, — сказала Зарівна.</text:p>
      <text:p text:style-name="P4">
За її словами, така ініціатива про обмін військовополонених <text:a xlink:type="simple" xlink:href="https://www.ukrinform.ua/tag-musulmani" text:style-name="Internet_20_link" text:visited-style-name="Visited_20_Internet_20_Link">
</text:a>
 — одне з багатьох креативних рішень,до яких вдається українська переговорна сторона, щоб обміняти полонених.</text:p>
      <text:p text:style-name="P4">
<text:span text:style-name="T4">
Читайте також:</text:span>
 <text:a xlink:type="simple" xlink:href="https://www.ukrinform.ua/rubric-ato/3692972-sered-rosijskih-vijskovih-rizko-zbilsilasa-kilkist-ohocih-zdatisa-v-polon-gur.html" text:style-name="Internet_20_link" text:visited-style-name="Visited_20_Internet_20_Link">
 <text:span text:style-name="T4">
полон</text:span>
 </text:a>
</text:p>
      <text:p text:style-name="P4">
“Нашу переговорну групу характеризує проактивна позиція. І постійні пошукирізних кутів, під якими ми заходимо. Це непростий процес, який потрібнопродовжувати, постійно шукаючи нові способи витягнути більше наших”, — додалаЗарівна.</text:p>
      <text:p text:style-name="P4">
Як повідомляв Укрінформ, керівник робочої групи з питань взаємодії із ЗМІ тародичами захисників Координаційного штабу з питань поводження звійськовополоненими Андрій Юсов розповів, що Україна веде переговори зросійською стороною одночасно про декілька обмінів, також тривають спробидомовитися про обмін полоненими у форматі “всіх на всіх”.</text:p>
      <text:p text:style-name="P4">
4 квітня з російського полону повернулись 40 захисників острова Зміїний.</text:p>
      <text:p text:style-name="P4">
Source: <text:a xlink:type="simple" xlink:href="https://www.ukrinform.ua/rubric-ato/3693054-v-op-zaavili-so-rosia-vidmovilas-vid-obminu-vijskovopolonenih-musulman.html" text:style-name="Internet_20_link" text:visited-style-name="Visited_20_Internet_20_Link">
https://www.ukrinform.ua/rubric-ato/3693054-v-op-zaavili-so-rosia-vidmovilas-vid-obminu-vijskovopolonenih-musulman.html</text:a>
</text:p>
      <!--NEWS-->
      <text:h text:style-name="P10" text:outline-level="1">
<text:span text:style-name="T4">
Україна готує особливий пісенний проєкт на Євробаченні-2023</text:span>
</text:h>
      <text:p text:style-name="P4">
Authors: Ukrinform (Person)</text:p>
      <text:p text:style-name="P4">
Publisher: Укринформ (Organization)</text:p>
      <text:p text:style-name="P4">
Published Time: 2023-04-07T20:02:11+03:00</text:p>
      <text:p text:style-name="P4">
Modified Time: 2023-04-07T20:02:11+03:00</text:p>
      <text:p text:style-name="P4">
Description: Під час Євробачення-2023 буде представлено особливий проєкт, який "піснею об'єднає гостей та глядачів". — Укрінформ.</text:p>
      <text:p text:style-name="P4">
Images: ["<text:a xlink:type="simple" xlink:href="https://static.ukrinform.com/photos/2022_11/thumb_files/630_360_1669128291-481.jpg" text:style-name="Internet_20_link" text:visited-style-name="Visited_20_Internet_20_Link">
630_360_16691...</text:a>
"]</text:p>
      <text:p text:style-name="P4">
Tags: ['Євробачення', 'Конкурс', 'Музика', 'Ткаченко']</text:p>
      <text:p text:style-name="P4">
Type: Article</text:p>
      <!--METADATA-->
      <text:p text:style-name="P4">
<draw:frame draw:style-name="fr1" draw:name="Image204" text:anchor-type="as-char" svg:width="6.9236in" svg:height="3.956343in" draw:z-index="0">
<draw:image xlink:href="../Images/yкринформ/2023-04-07T20-02-11-03-00/630_360_1669128291-481.jpg" xlink:type="simple" xlink:show="embed" xlink:actuate="onLoad" draw:mime-type="image/jpeg"/>
</draw:frame>
 Під часЄвробачення-2023 буде представлено особливий проєкт, який "піснею об'єднаєгостей та глядачів".</text:p>
      <text:p text:style-name="P4">
Про це поінформував міністр культури та інформаційної політики ОлександрТкаченко в <text:a xlink:type="simple" xlink:href="https://t.me/otkachenkokyiv/3389" text:style-name="Internet_20_link" text:visited-style-name="Visited_20_Internet_20_Link">
 </text:a>
 , передає Укрінформ.</text:p>
      <text:p text:style-name="P4">
"Також готуємо дещо особливе, щоб піснею об'єднати в моменті солідарності зУкраїною гостей та глядачів Євробачення. Слідкуйте за новинами", - написаввін.</text:p>
      <text:p text:style-name="P4">
Водночас міністр зазначив, що радіє з того, що друге місце в минулорічному"Євробаченні" посіла Великої Британія, яка "приділила багато уваги та зусиль,щоб прийняти Євробачення за Україну і на честь України". Ткаченко підкреслив,що про це свідчить фото легендарних Бітлс в вишиванках.</text:p>
      <text:p text:style-name="P4">
<text:span text:style-name="T4">
Читайте також:</text:span>
 <text:a xlink:type="simple" xlink:href="https://www.ukrinform.ua/rubric-culture/3692826-pamatnik-the-beatles-u-liverpuli-odagli-u-visivanki.html" text:style-name="Internet_20_link" text:visited-style-name="Visited_20_Internet_20_Link">
 <text:span text:style-name="T4">
Пам</text:span>
 <text:span text:style-name="T4">
ятник</text:span>
 <text:span text:style-name="T4">
Beatles</text:span>
 <text:span text:style-name="T4">
Ліверпулі</text:span>
 <text:span text:style-name="T4">
одягли</text:span>
<text:span text:style-name="T4">
вишиванки</text:span>
 </text:a>
</text:p>
      <text:p text:style-name="P4">
Також очільник МКІП нагадав, що залишаються лічені дні до початку заходів доЄвробачення-2023, які всі пройдуть під британським та українським прапорами.</text:p>
      <text:p text:style-name="P4">
Як повідомлялося, з 1 до 14 травня у відбудеться EuroFestival, створений уколаборації України та Великої Британії. Це спеціальна подія перед <text:a xlink:type="simple" xlink:href="https://www.ukrinform.ua/tag-evrobacenna" text:style-name="Internet_20_link" text:visited-style-name="Visited_20_Internet_20_Link">
</text:a>
 , де буде представлено 24унікальні проєкти, з яких 19 створено у співпраці митців двох країн. Зокрема,там відбудеться презентація нового альбому кримських пісень Джамали QIRIM усупроводі Філармонічного оркестру ВВС.</text:p>
      <text:p text:style-name="P4">
<text:span text:style-name="T5">
Фото: EBU</text:span>
</text:p>
      <text:p text:style-name="P4">
Source: <text:a xlink:type="simple" xlink:href="https://www.ukrinform.ua/rubric-culture/3693057-ukraina-gotue-osoblivij-pisennij-proekt-na-evrobacenni2023.html" text:style-name="Internet_20_link" text:visited-style-name="Visited_20_Internet_20_Link">
https://www.ukrinform.ua/rubric-culture/3693057-ukraina-gotue-osoblivij-pisennij-proekt-na-evrobacenni2023.html</text:a>
</text:p>
      <!--NEWS-->
      <text:h text:style-name="P10" text:outline-level="1">
<text:span text:style-name="T4">
Беленюк: Потрібно боротися з допуском росіян, інакше заручниками стануть наші спортсмени</text:span>
</text:h>
      <text:p text:style-name="P4">
Authors: Ukrinform (Person)</text:p>
      <text:p text:style-name="P4">
Publisher: Укринформ (Organization)</text:p>
      <text:p text:style-name="P4">
Published Time: 2023-04-07T20:24:08+03:00</text:p>
      <text:p text:style-name="P4">
Modified Time: 2023-04-07T20:24:08+03:00</text:p>
      <text:p text:style-name="P4">
Description: Олімпійський чемпіон з греко-римьскої боротьби, депутат Верховної Ради України Жан Беленюк висловив своє невдоволення роботою національного олімпійського комітету України.</text:p>
      <text:p text:style-name="P4">
— Укрінформ.</text:p>
      <text:p text:style-name="P4">
Images: ["<text:a xlink:type="simple" xlink:href="https://static.ukrinform.com/photos/2023_04/thumb_files/630_360_1680888059-420.jpg" text:style-name="Internet_20_link" text:visited-style-name="Visited_20_Internet_20_Link">
630_360_16808...</text:a>
"]</text:p>
      <text:p text:style-name="P4">
Tags: ['Олімпійські ігри', 'НОК України', 'Беленюк']</text:p>
      <text:p text:style-name="P4">
Type: Article</text:p>
      <!--METADATA-->
      <text:p text:style-name="P4">
<draw:frame draw:style-name="fr1" draw:name="Image205" text:anchor-type="as-char" svg:width="6.9236in" svg:height="3.956343in" draw:z-index="0">
<draw:image xlink:href="../Images/yкринформ/2023-04-07T20-24-08-03-00/630_360_1680888059-420.jpg" xlink:type="simple" xlink:show="embed" xlink:actuate="onLoad" draw:mime-type="image/jpeg"/>
</draw:frame>
Олімпійський чемпіон з греко-римьскої боротьби, депутат Верховної Ради УкраїниЖан Беленюк висловив своє невдоволення роботою національного олімпійськогокомітету України.</text:p>
      <text:p text:style-name="P4">
Він розповів про це ексклюзивно в коментарі кореспонденту Укрінформу.</text:p>
      <text:p text:style-name="P4">
«Ми маємо приклади по суті двох паралельних організацій – міжнароднийолімпійський комітет і міжнародний паралімпійський комітет. Але вонипротилежні на цей момент їх роботи. Оскільки я комунікував з паном ВалеріємШушкевичом, який очолює паралімпійський комітет України, то він менірозповідав, яким чином вони домоглися не тільки не допущення цих спортсменів,навіть на разі розмов про можливе повернення представників росії та білорусінемає. Плюс до цього всього, вони взагалі вивели представників росії табілорусі з членства всієї організації. Це масштабна кулуарна робота саме там.З іншої сторони ми чуємо заяви пана Гутцайта з приводу того, що він розіславвсім листи, але ми бачимо нагальний результат», - пояснив Беленюк.</text:p>
      <text:p text:style-name="P4">
Він підкреслив, що аргументи допустити росіян і білорусів до змаганьвиглядають цинічними.</text:p>
      <text:p text:style-name="P4">
«Я думаю, що точно не росіянам казати про дискримінацію в тих умовах, колиукраїнські спортсмени взагалі мало того, що втрачають своїх рідних та близькихта ще й не мають змоги тренуватись всередині нашої країни. Вони релоковані наінші локації в Європі, або просто тимчасово переміщені особи, які знаходятьсяпоза межами своїх домівок і тренуються на західній частині нашої країни. Саметакі аргументи точно були б актуальними для того, щоб спілкуватися на рівніООН з цими доповідачами, які якось дуже однобоко розглядають цю історію. Аколи ми починаємо цим займатися, коли ситуація розгорілася, борючисьбезпосередньо з наслідками, то, звісно, нам важче», - висловився Беленюк.</text:p>
      <text:p text:style-name="P4">
Олімпійський чемпіон впевнений, потрібно до кінця боротися задля того, аби недопустити росіян до Ігор у Парижі.</text:p>
      <text:p text:style-name="P4">
«До мене дзвонять спортсмени з закликом того, що вони взагалі не розуміютьсвоїх перспектив далі. Чи треба їм займатися спортом, чи вже можна зав’язуватизі спортом і йти працювати на якусь іншу роботу. Моя позиція в цій ситуації,яку я озвучував ще до цього звучить наступним чином: треба було боротися ізараз продовжувати боротися за те, щоби відсторонити представників росії табілорусі від змагань. Тому що в іншому випадку заручниками ситуації станутьнаші спортсмени. І дуже не хочеться щоб в нас був подібний вибір», - додавБеленюк.</text:p>
      <text:p text:style-name="P4">
<text:span text:style-name="T4">
Читайте також:</text:span>
 <text:a xlink:type="simple" xlink:href="https://www.ukrinform.ua/rubric-sports/3692579-mok-perekladae-vidpovidalnist-na-miznarodni-federacii-abramenko.html" text:style-name="Internet_20_link" text:visited-style-name="Visited_20_Internet_20_Link">
 </text:a>
</text:p>
      <text:p text:style-name="P4">
Як повідомляв Укрінформ, Кабінет Міністрів ухвалив, що українські спортсменине змагатимуться на міжнародних турнірах, де будуть представлені атлети зросії та білорусі.</text:p>
      <text:p text:style-name="P4">
Фото: Getty Image</text:p>
      <text:p text:style-name="P4">
Source: <text:a xlink:type="simple" xlink:href="https://www.ukrinform.ua/rubric-sports/3693068-belenuk-potribno-borotisa-z-dopuskom-rosian-inakse-zarucnikami-stanut-nasi-sportsmeni.html" text:style-name="Internet_20_link" text:visited-style-name="Visited_20_Internet_20_Link">
https://www.ukrinform.ua/rubric-sports/3693068-belenuk-potribno-borotisa-z-dopuskom-rosian-inakse-zarucnikami-stanut-nasi-sportsmeni.html</text:a>
</text:p>
      <!--NEWS-->
      <text:h text:style-name="P10" text:outline-level="1">
<text:span text:style-name="T4">
На Харківщині троє людей підірвалися на вибухівці у полі</text:span>
</text:h>
      <text:p text:style-name="P4">
Authors: Ukrinform (Person)</text:p>
      <text:p text:style-name="P4">
Publisher: Укринформ (Organization)</text:p>
      <text:p text:style-name="P4">
Published Time: 2023-04-07T20:25:00+03:00</text:p>
      <text:p text:style-name="P4">
Modified Time: 2023-04-07T20:25:00+03:00</text:p>
      <text:p text:style-name="P4">
Description: У полі біля села Миколаївка Харківської області троє людей отримали поранення внаслідок вибуху невідомого вибухонебезпечного предмета.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Вибух', 'Харківщина', 'Війна з росією']</text:p>
      <text:p text:style-name="P4">
Type: Article</text:p>
      <!--METADATA-->
      <text:p text:style-name="P4">
<draw:frame draw:style-name="fr1" draw:name="Image206" text:anchor-type="as-char" svg:width="6.9236in" svg:height="3.956343in" draw:z-index="0">
<draw:image xlink:href="../Images/yкринформ/2023-04-07T20-25-00-03-00/630_360_1676281282-210.jpg" xlink:type="simple" xlink:show="embed" xlink:actuate="onLoad" draw:mime-type="image/jpeg"/>
</draw:frame>
 У полібіля села Миколаївка Харківської області троє людей отримали пораненнявнаслідок вибуху невідомого вибухонебезпечного предмета.</text:p>
      <text:p text:style-name="P4">
Як передає Укрінформ, про це Головне управління Державної служби знадзвичайних ситуацій України у Харківській області повідомляє у <text:a xlink:type="simple" xlink:href="https://www.facebook.com/DSNSKHARKIV/posts/pfbid0UXLyTxtxefvFzBCwdp595dgYfrYxgBy9kvha1YgC4LMt53rsbbKVadx5cg2GGcb7l" text:style-name="Internet_20_link" text:visited-style-name="Visited_20_Internet_20_Link">
</text:a>
.</text:p>
      <text:p text:style-name="P4">
“7 квітня в Чугуївському районі стався черговий <text:a xlink:type="simple" xlink:href="https://www.ukrinform.ua/tag-vibuh" text:style-name="Internet_20_link" text:visited-style-name="Visited_20_Internet_20_Link">
</text:a>
 невідомого вибухонебезпечного предмета.Подія сталась у полі біля села Миколаївка Чкалівської громади. Внаслідоквибуху троє цивільних осіб (2 чоловіки і жінка) отримали поранення різногоступеня важкості”- йдеться у повідомленні.</text:p>
      <text:p text:style-name="P4">
<text:span text:style-name="T4">
Читайте також:</text:span>
 <text:a xlink:type="simple" xlink:href="https://www.ukrinform.ua/rubric-regions/3692767-ocisav-pole-vid-minpelustok-na-hersonsini-distav-poranenna-colovik.html" text:style-name="Internet_20_link" text:visited-style-name="Visited_20_Internet_20_Link">
 </text:a>
</text:p>
      <text:p text:style-name="P4">
Остаточні обставини надзвичайної події з’ясовуються.</text:p>
      <text:p text:style-name="P4">
Як повідомляв Укрінформ, 7 квітня унаслідок обстрілу російськими військамисела на <text:a xlink:type="simple" xlink:href="https://www.ukrinform.ua/rubric-ato/3692967-zagarbniki-obstrilali-selo-na-harkivsini-zaginuv-civilnij.html" text:style-name="Internet_20_link" text:visited-style-name="Visited_20_Internet_20_Link">
 </text:a>
 загинув цивільний.</text:p>
      <text:p text:style-name="P4">
<text:span text:style-name="T5">
Фото ілюстративне</text:span>
</text:p>
      <text:p text:style-name="P4">
Source: <text:a xlink:type="simple" xlink:href="https://www.ukrinform.ua/rubric-regions/3693069-na-harkivsini-troe-ludej-pidirvalisa-na-vibuhivci-u-poli.html" text:style-name="Internet_20_link" text:visited-style-name="Visited_20_Internet_20_Link">
https://www.ukrinform.ua/rubric-regions/3693069-na-harkivsini-troe-ludej-pidirvalisa-na-vibuhivci-u-poli.html</text:a>
</text:p>
      <!--NEWS-->
      <text:h text:style-name="P10" text:outline-level="1">
<text:span text:style-name="T4">
Зеленський оголосив про започаткування в Україні нової традиції - Іфтару</text:span>
</text:h>
      <text:p text:style-name="P4">
Authors: Ukrinform (Person)</text:p>
      <text:p text:style-name="P4">
Publisher: Укринформ (Organization)</text:p>
      <text:p text:style-name="P4">
Published Time: 2023-04-07T20:35:00+03:00</text:p>
      <text:p text:style-name="P4">
Modified Time: 2023-04-07T20:35:00+03:00</text:p>
      <text:p text:style-name="P4">
Description: Президент Володимир Зеленський оголосив про започаткування в Україні нової традиції - проведення на офіційному рівні Іфтару під час священного для мусульман місяця Рамадан. — Укрінформ.</text:p>
      <text:p text:style-name="P4">
Images: ["<text:a xlink:type="simple" xlink:href="https://static.ukrinform.com/photos/2023_04/thumb_files/630_360_1680889667-457.jpg" text:style-name="Internet_20_link" text:visited-style-name="Visited_20_Internet_20_Link">
630_360_16808...</text:a>
", "<text:a xlink:type="simple" xlink:href="https://static.ukrinform.com/photos/2023_04/thumb_files/630_360_1680889708-7410.jpeg" text:style-name="Internet_20_link" text:visited-style-name="Visited_20_Internet_20_Link">
630_360_16808...</text:a>
", "<text:a xlink:type="simple" xlink:href="https://static.ukrinform.com/photos/2023_04/thumb_files/630_360_1680889708-5830.jpeg" text:style-name="Internet_20_link" text:visited-style-name="Visited_20_Internet_20_Link">
630_360_16808...</text:a>
", "<text:a xlink:type="simple" xlink:href="https://static.ukrinform.com/photos/2023_04/thumb_files/630_360_1680889708-4220.jpeg" text:style-name="Internet_20_link" text:visited-style-name="Visited_20_Internet_20_Link">
630_360_16808...</text:a>
", "<text:a xlink:type="simple" xlink:href="https://static.ukrinform.com/photos/2023_04/thumb_files/630_360_1680889708-3681.jpeg" text:style-name="Internet_20_link" text:visited-style-name="Visited_20_Internet_20_Link">
630_360_16808...</text:a>
", "<text:a xlink:type="simple" xlink:href="https://static.ukrinform.com/photos/2023_04/thumb_files/630_360_1680889708-1756.jpeg" text:style-name="Internet_20_link" text:visited-style-name="Visited_20_Internet_20_Link">
630_360_16808...</text:a>
", "<text:a xlink:type="simple" xlink:href="https://static.ukrinform.com/photos/2023_04/thumb_files/630_360_1680889708-1719.jpeg" text:style-name="Internet_20_link" text:visited-style-name="Visited_20_Internet_20_Link">
630_360_16808...</text:a>
", "<text:a xlink:type="simple" xlink:href="https://static.ukrinform.com/photos/2023_04/thumb_files/630_360_1680889708-4721.jpeg" text:style-name="Internet_20_link" text:visited-style-name="Visited_20_Internet_20_Link">
630_360_16808...</text:a>
"]</text:p>
      <text:p text:style-name="P4">
Tags: ['Іслам', 'Рамадан', 'Зеленський']</text:p>
      <text:p text:style-name="P4">
Type: Article</text:p>
      <!--METADATA-->
      <text:p text:style-name="P4">
<draw:frame draw:style-name="fr1" draw:name="Image207" text:anchor-type="as-char" svg:width="6.9236in" svg:height="3.956343in" draw:z-index="0">
<draw:image xlink:href="../Images/yкринформ/2023-04-07T20-35-00-03-00/630_360_1680889667-457.jpg" xlink:type="simple" xlink:show="embed" xlink:actuate="onLoad" draw:mime-type="image/jpeg"/>
</draw:frame>
 ПрезидентВолодимир Зеленський оголосив про започаткування в Україні нової традиції -проведення на офіційному рівні Іфтару під час священного для мусульман місяцяРамадан.</text:p>
      <text:p text:style-name="P4">
Про це він зазначив під час першого такого Іфтару за участювійськовослужбовців-мусульман, представників дипкорпусу і Меджлісукримськотатарського народу, повідомляє кореспондент Укрінформу.</text:p>
      <text:p text:style-name="P4">
"Сьогодні ми започатковуємо таку традицію для України - Іфтару саме наофіційному рівні разом з нашими героями - присутніми воїнами-мусульманами,разом з Меджлісом кримськотатарського народу, разом з представниками всієїмусульманської спільноти України. І цим ми стверджуємо, що Україна цінує кожнулюдину, цінує кожну спільноту", - сказав глава держави.</text:p>
      <text:p text:style-name="P4">
<text:span text:style-name="T4">
Читайте також:</text:span>
 <text:a xlink:type="simple" xlink:href="https://www.ukrinform.ua/rubric-regions/3692987-zelenskij-priznaciv-ocilnikiv-troh-vijskovih-administracij-na-lugansini.html" text:style-name="Internet_20_link" text:visited-style-name="Visited_20_Internet_20_Link">
 <text:span text:style-name="T4">
Зеленський</text:span>
 </text:a>
</text:p>
      <text:p text:style-name="P4">
Президент підкреслив, що різноманіття, закріплене повагою, є частиноюхарактеру незалежної України.</text:p>
      <text:p text:style-name="P4">
"І хай такий наш характер завжди зміцнюється і направляє саме на добрісправи", - зауважив він.</text:p>
      <text:p text:style-name="P4">
<draw:frame draw:style-name="fr1" draw:name="Image208" text:anchor-type="as-char" svg:width="6.9236in" svg:height="3.956343in" draw:z-index="0">
<draw:image xlink:href="../Images/yкринформ/2023-04-07T20-35-00-03-00/630_360_1680889708-7410.jpeg" xlink:type="simple" xlink:show="embed" xlink:actuate="onLoad" draw:mime-type="image/jpeg"/>
</draw:frame>
Зеленський оголосив про започаткування в Україні нової традиції - Іфтару ФотоГеннадій Мінченко  <text:a xlink:type="simple" xlink:href="https://static.ukrinform.com/photos/2023_04/1680889708-7410.jpeg" text:style-name="Internet_20_link" text:visited-style-name="Visited_20_Internet_20_Link">
<draw:frame draw:style-name="fr1" draw:name="Image209" text:anchor-type="as-char" svg:width="6.9236in" svg:height="3.956343in" draw:z-index="0">
<draw:image xlink:href="../Images/yкринформ/2023-04-07T20-35-00-03-00/630_360_1680889708-7410.jpeg" xlink:type="simple" xlink:show="embed" xlink:actuate="onLoad" draw:mime-type="image/jpeg"/>
</draw:frame>
</text:a>
 <text:a xlink:type="simple" xlink:href="https://static.ukrinform.com/photos/2023_04/1680889708-5830.jpeg" text:style-name="Internet_20_link" text:visited-style-name="Visited_20_Internet_20_Link">
<draw:frame draw:style-name="fr1" draw:name="Image210" text:anchor-type="as-char" svg:width="6.9236in" svg:height="3.956343in" draw:z-index="0">
<draw:image xlink:href="../Images/yкринформ/2023-04-07T20-35-00-03-00/630_360_1680889708-5830.jpeg" xlink:type="simple" xlink:show="embed" xlink:actuate="onLoad" draw:mime-type="image/jpeg"/>
</draw:frame>
</text:a>
 <text:a xlink:type="simple" xlink:href="https://static.ukrinform.com/photos/2023_04/1680889708-4220.jpeg" text:style-name="Internet_20_link" text:visited-style-name="Visited_20_Internet_20_Link">
<draw:frame draw:style-name="fr1" draw:name="Image211" text:anchor-type="as-char" svg:width="6.9236in" svg:height="3.956343in" draw:z-index="0">
<draw:image xlink:href="../Images/yкринформ/2023-04-07T20-35-00-03-00/630_360_1680889708-4220.jpeg" xlink:type="simple" xlink:show="embed" xlink:actuate="onLoad" draw:mime-type="image/jpeg"/>
</draw:frame>
</text:a>
 <text:a xlink:type="simple" xlink:href="https://static.ukrinform.com/photos/2023_04/1680889708-3681.jpeg" text:style-name="Internet_20_link" text:visited-style-name="Visited_20_Internet_20_Link">
<draw:frame draw:style-name="fr1" draw:name="Image212" text:anchor-type="as-char" svg:width="6.9236in" svg:height="3.956343in" draw:z-index="0">
<draw:image xlink:href="../Images/yкринформ/2023-04-07T20-35-00-03-00/630_360_1680889708-3681.jpeg" xlink:type="simple" xlink:show="embed" xlink:actuate="onLoad" draw:mime-type="image/jpeg"/>
</draw:frame>
</text:a>
 <text:a xlink:type="simple" xlink:href="https://static.ukrinform.com/photos/2023_04/1680889708-1756.jpeg" text:style-name="Internet_20_link" text:visited-style-name="Visited_20_Internet_20_Link">
<draw:frame draw:style-name="fr1" draw:name="Image213" text:anchor-type="as-char" svg:width="6.9236in" svg:height="3.956343in" draw:z-index="0">
<draw:image xlink:href="../Images/yкринформ/2023-04-07T20-35-00-03-00/630_360_1680889708-1756.jpeg" xlink:type="simple" xlink:show="embed" xlink:actuate="onLoad" draw:mime-type="image/jpeg"/>
</draw:frame>
</text:a>
 <text:a xlink:type="simple" xlink:href="https://static.ukrinform.com/photos/2023_04/1680889708-1719.jpeg" text:style-name="Internet_20_link" text:visited-style-name="Visited_20_Internet_20_Link">
<draw:frame draw:style-name="fr1" draw:name="Image214" text:anchor-type="as-char" svg:width="6.9236in" svg:height="3.956343in" draw:z-index="0">
<draw:image xlink:href="../Images/yкринформ/2023-04-07T20-35-00-03-00/630_360_1680889708-1719.jpeg" xlink:type="simple" xlink:show="embed" xlink:actuate="onLoad" draw:mime-type="image/jpeg"/>
</draw:frame>
</text:a>
 <text:a xlink:type="simple" xlink:href="https://static.ukrinform.com/photos/2023_04/1680889708-4721.jpeg" text:style-name="Internet_20_link" text:visited-style-name="Visited_20_Internet_20_Link">
<draw:frame draw:style-name="fr1" draw:name="Image215" text:anchor-type="as-char" svg:width="6.9236in" svg:height="3.956343in" draw:z-index="0">
<draw:image xlink:href="../Images/yкринформ/2023-04-07T20-35-00-03-00/630_360_1680889708-4721.jpeg" xlink:type="simple" xlink:show="embed" xlink:actuate="onLoad" draw:mime-type="image/jpeg"/>
</draw:frame>
</text:a>
</text:p>
      <text:p text:style-name="P4">
Зеленський запевнив, що Україна вдячна мусульманам нашої держави і всіймусульманській спільноті світу, хто однаково з українцями прагне миру ізахисту від зла.</text:p>
      <text:p text:style-name="P4">
<text:span text:style-name="T4">
Читайте також:</text:span>
 <text:a xlink:type="simple" xlink:href="https://www.ukrinform.ua/rubric-ato/3692919-protidia-vitoku-informacii-ta-situacia-na-fronti-zelenskij-proviv-zasidanna-stavki.html" text:style-name="Internet_20_link" text:visited-style-name="Visited_20_Internet_20_Link">
 <text:span text:style-name="T4">
Зеленський</text:span>
 </text:a>
</text:p>
      <text:p text:style-name="P4">
"Україна завжди пам'ятатиме тих, хто б'ється, аби на всій нашій території буласвобода і безпека. Усі ми об'єднані вірою, і нам напевно не дано знати усьогошляху, який попереду, але ми всі впевнені в одному: нас не зламати, нероз'єднати і не стерти, особливо наше головне - не стерти наші цінності, бо мийдемо з повагою заради єдності і ради свободи. Ми довіряємо Тому, хто дав намце головне, хто дав нам життя, і віримо, що прийде день, коли Він дасть нам іПеремогу", - сказав Президент.</text:p>
      <text:p text:style-name="P4">
Як відомо, Іфтар - розговіння, вечірній прийом їжі під час місяця Рамадан.Проводиться після вечірньої молитви за місцевим часом.</text:p>
      <text:p text:style-name="P4">
Наприкінці ХХ ст. мусульмани стали організовувати Іфтар в різних країнах дляне тільки для мусульман. Вони використовують його для зміцнення зв'язків міжпредставниками різних національностей, що проживають у країні, ознайомлення зжиттям мусульман.</text:p>
      <text:p text:style-name="P4">
Source: <text:a xlink:type="simple" xlink:href="https://www.ukrinform.ua/rubric-society/3693070-zelenskij-ogolosiv-pro-zapocatkuvanna-v-ukraini-novoi-tradicii-iftaru.html" text:style-name="Internet_20_link" text:visited-style-name="Visited_20_Internet_20_Link">
https://www.ukrinform.ua/rubric-society/3693070-zelenskij-ogolosiv-pro-zapocatkuvanna-v-ukraini-novoi-tradicii-iftaru.html</text:a>
</text:p>
      <!--NEWS-->
      <text:h text:style-name="P10" text:outline-level="1">
<text:span text:style-name="T4">
Блінкен закликав Китай переконати росію поважати суверенітет України</text:span>
</text:h>
      <text:p text:style-name="P4">
Authors: Ukrinform (Person)</text:p>
      <text:p text:style-name="P4">
Publisher: Укринформ (Organization)</text:p>
      <text:p text:style-name="P4">
Published Time: 2023-04-07T20:39:50+03:00</text:p>
      <text:p text:style-name="P4">
Modified Time: 2023-04-07T20:39:50+03:00</text:p>
      <text:p text:style-name="P4">
Description: Державний секретар США Ентоні Блінкен висловив переконання, що Китаю зараз слід використати свій вплив на кремль та переконати росію відновити суверенітет і територіальну цілісність України. — Укрінформ.</text:p>
      <text:p text:style-name="P4">
Images: ["<text:a xlink:type="simple" xlink:href="https://static.ukrinform.com/photos/2022_02/thumb_files/630_360_1645570165-812.jpg" text:style-name="Internet_20_link" text:visited-style-name="Visited_20_Internet_20_Link">
630_360_16455...</text:a>
"]</text:p>
      <text:p text:style-name="P4">
Tags: ['Китай', 'США', 'Україна', 'Держдеп', 'Блінкен', 'Війна з росією']</text:p>
      <text:p text:style-name="P4">
Type: Article</text:p>
      <!--METADATA-->
      <text:p text:style-name="P4">
<draw:frame draw:style-name="fr1" draw:name="Image216" text:anchor-type="as-char" svg:width="6.9236in" svg:height="3.956343in" draw:z-index="0">
<draw:image xlink:href="../Images/yкринформ/2023-04-07T20-39-50-03-00/630_360_1645570165-812.jpg" xlink:type="simple" xlink:show="embed" xlink:actuate="onLoad" draw:mime-type="image/jpeg"/>
</draw:frame>
 Державнийсекретар США Ентоні Блінкен висловив переконання, що Китаю зараз слідвикористати свій вплив на кремль та переконати росію відновити суверенітет ітериторіальну цілісність України.</text:p>
      <text:p text:style-name="P4">
Про це глава американської дипломатії сказав у інтерв’ю телеканалу <text:a xlink:type="simple" xlink:href="https://www.youtube.com/watch" text:style-name="Internet_20_link" text:visited-style-name="Visited_20_Internet_20_Link">
</text:a>
 , передає Укрінформ.</text:p>
      <text:p text:style-name="P4">
«Насамперед, ідеї миру, які китайці виклали на стіл – і деякі з них справді єпозитивними – відображають те, що Китай, а також багато хто з нас говориввпродовж тривалого часу», - зазначив держсекретар <text:a xlink:type="simple" xlink:href="https://www.ukrinform.ua/tag-ssa" text:style-name="Internet_20_link" text:visited-style-name="Visited_20_Internet_20_Link">
</text:a>
 .</text:p>
      <text:p text:style-name="P4">
У цьому зв’язку він звернув увагу, що найперший елемент китайських пропозиціймає на увазі суверенітет, і саме на цьому має бути зосереджена увага.</text:p>
      <text:p text:style-name="P4">
«Тож, Китай має зосередитися на тому, щоби переконати росію дійсно поважатисуверенітет України та повернути територію, яка була захоплена силоміць, зпорушенням Статуту ООН, з порушенням суверенітету України», - зауважив главаДерждепартаменту США.</text:p>
      <text:p text:style-name="P4">
<text:span text:style-name="T4">
Читайте також:</text:span>
 <text:a xlink:type="simple" xlink:href="https://www.ukrinform.ua/rubric-world/3692898-pekin-kontaktue-z-usima-storonami-konfliktu-v-ukraini-mzs-kitau.html" text:style-name="Internet_20_link" text:visited-style-name="Visited_20_Internet_20_Link">
 <text:span text:style-name="T4">
Китаю</text:span>
 </text:a>
</text:p>
      <text:p text:style-name="P4">
Він також висловив переконання, що Пекін намагається підійти до врегулювання вУкраїні двояко. З одного боку, він прагне зробити все по-своєму, підтриматиросію в різні способи, в тому числі, на політичному рівні та своєю риторикою.З іншого, Китай хоче, щоби у світі сприймали це як зусилля з просування миру.Крім того, Блінкен зазначив, що Сполучені Штати продовжують зберігатизанепокоєння щодо можливих поставок росії зброї з боку Китаю.</text:p>
      <text:p text:style-name="P4">
Як повідомляв Укрінформ, за інформацією ЗМІ, під час зустрічі в Пекініпрезидента Франції Еммануеля Макрона з лідером КНР Сі Цзіньпінем, останній <text:a xlink:type="simple" xlink:href="https://www.ukrinform.ua/rubric-world/3692943-si-czinpin-shilav-makrona-do-protistoanna-z-ssa-reuters.html" text:style-name="Internet_20_link" text:visited-style-name="Visited_20_Internet_20_Link">
</text:a>
 до протистояння зі Сполученими Штатами.</text:p>
      <text:p text:style-name="P4">
Source: <text:a xlink:type="simple" xlink:href="https://www.ukrinform.ua/rubric-world/3693071-blinken-zaklikav-kitaj-perekonati-rosiu-povazati-suverenitet-ukraini.html" text:style-name="Internet_20_link" text:visited-style-name="Visited_20_Internet_20_Link">
https://www.ukrinform.ua/rubric-world/3693071-blinken-zaklikav-kitaj-perekonati-rosiu-povazati-suverenitet-ukraini.html</text:a>
</text:p>
      <!--NEWS-->
      <text:h text:style-name="P10" text:outline-level="1">
<text:span text:style-name="T4">
На Київщині виявили залишки російського безпілотника</text:span>
</text:h>
      <text:p text:style-name="P4">
Authors: Ukrinform (Person)</text:p>
      <text:p text:style-name="P4">
Publisher: Укринформ (Organization)</text:p>
      <text:p text:style-name="P4">
Published Time: 2023-04-07T20:55:02+03:00</text:p>
      <text:p text:style-name="P4">
Modified Time: 2023-04-07T20:55:02+03:00</text:p>
      <text:p text:style-name="P4">
Description: У Бориспільському районі Київської області виявили залишки російського безпілотника. — Укрінформ.</text:p>
      <text:p text:style-name="P4">
Images: ["<text:a xlink:type="simple" xlink:href="https://static.ukrinform.com/photos/2023_04/thumb_files/630_360_1680889727-460.jpeg" text:style-name="Internet_20_link" text:visited-style-name="Visited_20_Internet_20_Link">
630_360_16808...</text:a>
"]</text:p>
      <text:p text:style-name="P4">
Tags: ['Безпілотник', 'Поліція', 'Київщина']</text:p>
      <text:p text:style-name="P4">
Type: Article</text:p>
      <!--METADATA-->
      <text:p text:style-name="P4">
<draw:frame draw:style-name="fr1" draw:name="Image217" text:anchor-type="as-char" svg:width="6.9236in" svg:height="3.946452in" draw:z-index="0">
<draw:image xlink:href="../Images/yкринформ/2023-04-07T20-55-02-03-00/630_360_1680889727-460.jpeg" xlink:type="simple" xlink:show="embed" xlink:actuate="onLoad" draw:mime-type="image/jpeg"/>
</draw:frame>
 УБориспільському районі Київської області виявили залишки російськогобезпілотника.</text:p>
      <text:p text:style-name="P4">
Про це в <text:a xlink:type="simple" xlink:href="https://t.me/andrii_nebytov/1173" text:style-name="Internet_20_link" text:visited-style-name="Visited_20_Internet_20_Link">
 </text:a>
 повідомив начальник Головногоуправління Національної поліції в Київській області Андрій Нєбитов, передаєУкрінформ.</text:p>
      <text:p text:style-name="P4">
"Поблизу села Вороньків щойно знайшли залишки нерозірваної бойової частиниворожого безпілотника, збитого раніше. Працівниками вибухотехнічної службиКиївщини буде виконане кероване знищення боєприпасу. Поліція Київщини намісці. Ситуація під контроле <text:span text:style-name="T5">
м", -</text:span>
 написав Нєбитов.</text:p>
      <text:p text:style-name="P4">
<text:span text:style-name="T4">
Читайте також:</text:span>
 <text:a xlink:type="simple" xlink:href="https://www.ukrinform.ua/rubric-ato/3692835-na-kupanskomu-napramku-nacgvardijci-zbili-dva-dronikamikadze-rosian.html" text:style-name="Internet_20_link" text:visited-style-name="Visited_20_Internet_20_Link">
 </text:a>
</text:p>
      <text:p text:style-name="P4">
Як повідомляв Укрінформ, російські загарбники протягом доби здійснили два <text:a xlink:type="simple" xlink:href="https://www.ukrinform.ua/tag-raketa" text:style-name="Internet_20_link" text:visited-style-name="Visited_20_Internet_20_Link">
</text:a>
 та 14 авіаційних ударів, а також понад10 обстрілів з реактивних систем залпового вогню по позиціях Сил оборони тацивільній інфраструктурі населених пунктів.</text:p>
      <text:p text:style-name="P4">
Source: <text:a xlink:type="simple" xlink:href="https://www.ukrinform.ua/rubric-regions/3693075-na-kiivsini-viavili-zaliski-rosijskogo-bezpilotnika.html" text:style-name="Internet_20_link" text:visited-style-name="Visited_20_Internet_20_Link">
https://www.ukrinform.ua/rubric-regions/3693075-na-kiivsini-viavili-zaliski-rosijskogo-bezpilotnika.html</text:a>
</text:p>
      <!--NEWS-->
      <text:h text:style-name="P10" text:outline-level="1">
<text:span text:style-name="T4">
Український баскетболіст Кравцов став гравцем «Іттіхада»</text:span>
</text:h>
      <text:p text:style-name="P4">
Authors: Ukrinform (Person)</text:p>
      <text:p text:style-name="P4">
Publisher: Укринформ (Organization)</text:p>
      <text:p text:style-name="P4">
Published Time: 2023-04-07T21:01:14+03:00</text:p>
      <text:p text:style-name="P4">
Modified Time: 2023-04-07T21:01:14+03:00</text:p>
      <text:p text:style-name="P4">
Description: Українець перейшов до клубу з чемпіонату Бахрейну. — Укрінформ.</text:p>
      <text:p text:style-name="P4">
Images: ["<text:a xlink:type="simple" xlink:href="https://static.ukrinform.com/photos/2023_04/thumb_files/630_360_1680890411-609.jpg" text:style-name="Internet_20_link" text:visited-style-name="Visited_20_Internet_20_Link">
630_360_16808...</text:a>
"]</text:p>
      <text:p text:style-name="P4">
Tags: ['Баскетбол', 'Кравцов']</text:p>
      <text:p text:style-name="P4">
Type: Article</text:p>
      <!--METADATA-->
      <text:p text:style-name="P4">
<draw:frame draw:style-name="fr1" draw:name="Image218" text:anchor-type="as-char" svg:width="6.9236in" svg:height="3.956343in" draw:z-index="0">
<draw:image xlink:href="../Images/yкринформ/2023-04-07T21-01-14-03-00/630_360_1680890411-609.jpg" xlink:type="simple" xlink:show="embed" xlink:actuate="onLoad" draw:mime-type="image/jpeg"/>
</draw:frame>
 Українецьперейшов до клубу з чемпіонату Бахрейну.</text:p>
      <text:p text:style-name="P4">
В’ячеслав Кравцов став гравцем «Іттіхада» з чемпіонату Бахрейну, <text:a xlink:type="simple" xlink:href="https://www.instagram.com/p/Cqi-5A9LjkF/" text:style-name="Internet_20_link" text:visited-style-name="Visited_20_Internet_20_Link">
</text:a>
 пресслужбаклубу, передає Укрінформ.</text:p>
      <text:p text:style-name="P4">
Українець втретє за сезон змінив команду – до цього він виступав за «Стілерс»з тайванської P. League+, а сезон розпочинав в іспанський «Менорці».</text:p>
      <text:p text:style-name="P4">
У Лізі LEB Silver (3-й Дивізіон чемпіонату Іспанії) він набирав 19,1 очка і6,8 підбирання в середньому за 31 хвилину на майданчику.</text:p>
      <text:p text:style-name="P4">
<text:span text:style-name="T4">
Читайте також:</text:span>
 <text:a xlink:type="simple" xlink:href="https://www.ukrinform.ua/rubric-sports/3691706-nba-mihajluk-nabrav-17-ocok-za-sarlott-len-4-za-sakramento.html" text:style-name="Internet_20_link" text:visited-style-name="Visited_20_Internet_20_Link">
 <text:span text:style-name="T4">
Михайлюк</text:span>
 </text:a>
</text:p>
      <text:p text:style-name="P4">
Як повідомляв Укрінформ, Святослав Михайлюк провів найрезультативніший матч укар'єрі в НБА.</text:p>
      <text:p text:style-name="P4">
Фото: fbu.ua</text:p>
      <text:p text:style-name="P4">
Source: <text:a xlink:type="simple" xlink:href="https://www.ukrinform.ua/rubric-sports/3693077-ukrainskij-basketbolist-kravcov-stav-gravcem-ittihada.html" text:style-name="Internet_20_link" text:visited-style-name="Visited_20_Internet_20_Link">
https://www.ukrinform.ua/rubric-sports/3693077-ukrainskij-basketbolist-kravcov-stav-gravcem-ittihada.html</text:a>
</text:p>
      <!--NEWS-->
      <text:h text:style-name="P10" text:outline-level="1">
<text:span text:style-name="T4">
Деокупація Криму є безальтернативною не лише для України, а й для світу - Зеленський</text:span>
</text:h>
      <text:p text:style-name="P4">
Authors: Ukrinform (Person)</text:p>
      <text:p text:style-name="P4">
Publisher: Укринформ (Organization)</text:p>
      <text:p text:style-name="P4">
Published Time: 2023-04-07T21:03:00+03:00</text:p>
      <text:p text:style-name="P4">
Modified Time: 2023-04-07T21:03:00+03:00</text:p>
      <text:p text:style-name="P4">
Description: Деокупація українського Криму від російських загарбників є безальтернативною. — Укрінформ.</text:p>
      <text:p text:style-name="P4">
Images: ["<text:a xlink:type="simple" xlink:href="https://static.ukrinform.com/photos/2023_04/thumb_files/630_360_1680890478-868.jpg" text:style-name="Internet_20_link" text:visited-style-name="Visited_20_Internet_20_Link">
630_360_16808...</text:a>
"]</text:p>
      <text:p text:style-name="P4">
Tags: ['Крим', 'Зеленський', 'Війна з росією']</text:p>
      <text:p text:style-name="P4">
Type: Article</text:p>
      <!--METADATA-->
      <text:p text:style-name="P4">
<draw:frame draw:style-name="fr1" draw:name="Image219" text:anchor-type="as-char" svg:width="6.9236in" svg:height="3.956343in" draw:z-index="0">
<draw:image xlink:href="../Images/yкринформ/2023-04-07T21-03-00-03-00/630_360_1680890478-868.jpg" xlink:type="simple" xlink:show="embed" xlink:actuate="onLoad" draw:mime-type="image/jpeg"/>
</draw:frame>
 Деокупаціяукраїнського Криму від російських загарбників є безальтернативною.</text:p>
      <text:p text:style-name="P4">
Про це заявив Президент Володимир Зеленський під час першого проведення наофіційному рівні Іфтару за участю військовослужбовців-мусульман, представниківдипкорпусу і Меджлісу кримськотатарського народу, повідомляє кореспондентУкрінформу.</text:p>
      <text:p text:style-name="P4">
"На землі Криму зараз під російським триколором зараз панує зло, приниження,репресії, вбивства, війна. Але там, де почався шлях зла, саме там на насчекає, я впевнений, і перемога, перемога над цим злом. Деокупація Криму єбезальтернативною не лише для України, а для всього світу. І я впевнений уцьому", - підкреслив Зеленський.</text:p>
      <text:p text:style-name="P4">
<text:span text:style-name="T4">
Читайте також:</text:span>
 <text:a xlink:type="simple" xlink:href="https://www.ukrinform.ua/rubric-society/3693070-zelenskij-ogolosiv-pro-zapocatkuvanna-v-ukraini-novoi-tradicii-iftaru.html" text:style-name="Internet_20_link" text:visited-style-name="Visited_20_Internet_20_Link">
 <text:span text:style-name="T4">
Зеленський</text:span>
 </text:a>
</text:p>
      <text:p text:style-name="P4">
Він нагадав, що саме з окупації Криму, саме репресій у Криму проти українськоїта кримськотатарської свободи, проти кримських мусульман почалась спроба росіїпоставити в рабство Україну та інші народи цивілізованої Європи.</text:p>
      <text:p text:style-name="P4">
Глава держави наголошує, що звільнення Кримського півострова потрібне дляпорядку у світі, що заснований на конвенціях і статуті ООН, а не "накримінальних звичках вбивць, гвалтівників, грабіжників, які росія намагаєтьсяпоширити".</text:p>
      <text:p text:style-name="P4">
Водночас Президент закликав усі країни поважати територіальну цілісність ісуверенітет України.</text:p>
      <text:p text:style-name="P4">
<text:span text:style-name="T4">
Читайте також:</text:span>
 <text:a xlink:type="simple" xlink:href="https://www.ukrinform.ua/rubric-crimea/3692911-sbu-povidomila-pro-pidozru-politologu-medvedcuka-akij-hovaetsa-v-krimu.html" text:style-name="Internet_20_link" text:visited-style-name="Visited_20_Internet_20_Link">
 <text:span text:style-name="T4">
Крим</text:span>
 </text:a>
</text:p>
      <text:p text:style-name="P4">
"Так само, як ми поважаємо територіальну цілісність усіх держав від Європи доЛатинської Америки, ми справедливо очікуємо поваги до територіальноїцілісності нашої держави усієї України від Полісся до узбережжя Чорного таАзовського морів, від північних міст до Севастополя і Керчі. Увесь наш схід,південь, кожна наша громада, кожна наша людина однаково заслуговують жити іжити вільно", - підкреслив Зеленський.</text:p>
      <text:p text:style-name="P4">
Він пояснив, що коли Україна повернеться у Крим, тоді світові повернетьсяспокій, бо, за його словами, агресор програє.</text:p>
      <text:p text:style-name="P4">
"Усе інше може тільки розпалити жагу росії воювати. Хай же агресор відчуває насобі, що нікому не дозволено ламати життя народів і обкрадати народи, нікомуне дозволено ширити світом зло, руїни", - відзначив Президент.</text:p>
      <text:p text:style-name="P4">
<text:span text:style-name="T4">
Читайте також:</text:span>
 <text:a xlink:type="simple" xlink:href="https://www.ukrinform.ua/rubric-crimea/3692884-rosiani-rozumiut-so-cas-nasolodi-vkradenim-krimom-dobigae-kinca-dmitro-kuleba.html" text:style-name="Internet_20_link" text:visited-style-name="Visited_20_Internet_20_Link">
 <text:span text:style-name="T4">
Крим</text:span>
 </text:a>
</text:p>
      <text:p text:style-name="P4">
Як повідомлялося, <text:a xlink:type="simple" xlink:href="https://www.ukrinform.ua/rubric-crimea/3692790-prezident-brazilii-proponue-ukraini-vidmovitisa-vid-krimu-dla-dosagnenna-miru.html" text:style-name="Internet_20_link" text:visited-style-name="Visited_20_Internet_20_Link">
 </text:a>
 , щоб припинити війну.</text:p>
      <text:p text:style-name="P4">
У МЗС у відповідь на це заявили, що Україна не торгує своїми територіями і невбачає жодної причини поступатися хоча би сантиметром української землі.</text:p>
      <text:p text:style-name="P4">
Source: <text:a xlink:type="simple" xlink:href="https://www.ukrinform.ua/rubric-crimea/3693078-deokupacia-krimu-e-bezalternativnou-ne-lise-dla-ukraini-a-dla-vsogo-svitu-zelenskij.html" text:style-name="Internet_20_link" text:visited-style-name="Visited_20_Internet_20_Link">
https://www.ukrinform.ua/rubric-crimea/3693078-deokupacia-krimu-e-bezalternativnou-ne-lise-dla-ukraini-a-dla-vsogo-svitu-zelenskij.html</text:a>
</text:p>
      <!--NEWS-->
      <text:h text:style-name="P10" text:outline-level="1">
<text:span text:style-name="T4">
Україна відновлює експорт електроенергії</text:span>
</text:h>
      <text:p text:style-name="P4">
Authors: Ukrinform (Person)</text:p>
      <text:p text:style-name="P4">
Publisher: Укринформ (Organization)</text:p>
      <text:p text:style-name="P4">
Published Time: 2023-04-07T21:17:25+03:00</text:p>
      <text:p text:style-name="P4">
Modified Time: 2023-04-07T21:17:25+03:00</text:p>
      <text:p text:style-name="P4">
Description: Міністр енергетики України Герман Галущенко підписав розпорядчий документ, що дозволяє розпочати процес відновлення експорту електроенергії в умовах профіциту генеруючої потужності.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Галущенко']</text:p>
      <text:p text:style-name="P4">
Type: Article</text:p>
      <!--METADATA-->
      <text:p text:style-name="P4">
<draw:frame draw:style-name="fr1" draw:name="Image220" text:anchor-type="as-char" svg:width="6.9236in" svg:height="3.956343in" draw:z-index="0">
<draw:image xlink:href="../Images/yкринформ/2023-04-07T21-17-25-03-00/630_360_1675414663-980.jpg" xlink:type="simple" xlink:show="embed" xlink:actuate="onLoad" draw:mime-type="image/jpeg"/>
</draw:frame>
 Міністренергетики України Герман Галущенко підписав розпорядчий документ, що дозволяєрозпочати процес відновлення експорту електроенергії в умовах профіцитугенеруючої потужності.</text:p>
      <text:p text:style-name="P4">
Як передає Укрінформ, про це повідомляє Міненерго в <text:a xlink:type="simple" xlink:href="https://t.me/energyofukraine/342" text:style-name="Internet_20_link" text:visited-style-name="Visited_20_Internet_20_Link">
</text:a>
 .</text:p>
      <text:p text:style-name="P4">
«Українська енергосистема вже майже два місяці працює без обмежень споживачів,із запасом потужності. Цього результату ми досягли завдяки титанічній роботіенергетиків, наших міжнародних партнерів, які допомагали у відновленнісистеми. Найскладнішу зиму пройдено. Наступний крок - відкриття експортуелектроенергії, що дозволить залучити додатковий фінансовий ресурс длянеобхідної відбудови знищеної та ремонту пошкодженої енергетичноїінфраструктури», - зазначив Галущенко.</text:p>
      <text:p text:style-name="P4">
<text:span text:style-name="T4">
Читайте також:</text:span>
 <text:a xlink:type="simple" xlink:href="https://www.ukrinform.ua/rubric-economy/3693026-ukraina-u-berezni-mogla-b-otrimati-blizko-500-miljoniv-vid-eksportu-elektroenergii-gerus.html" text:style-name="Internet_20_link" text:visited-style-name="Visited_20_Internet_20_Link">
 <text:span text:style-name="T4">
Герус</text:span>
 </text:a>
</text:p>
      <text:p text:style-name="P4">
За інформацією Міненерго, дозволена європейською мережею операторів системипередачі ENTSO-E потужність для експорту становить 400 МВт. Однак фактичніобсяги експорту можуть коливатися залежно від часу доби та кон’юнктури ринку.</text:p>
      <text:p text:style-name="P4">
Водночас Галущенко акцентував на тому, що забезпечення потреб в електроенергіїдля українських споживачів залишається пріоритетом.</text:p>
      <text:p text:style-name="P4">
«Забезпечення електроенергією наших споживачів - це безумовний пріоритет. Томуекспорт електроенергії буде працювати за умови забезпечення українськихспоживачів електроенергією та може бути припинений у разі зміни ситуації», -сказав міністр.</text:p>
      <text:p text:style-name="P4">
<text:span text:style-name="T4">
Читайте також:</text:span>
 <text:a xlink:type="simple" xlink:href="https://www.ukrinform.ua/rubric-economy/3692740-energosistema-pracue-bez-obmezen-spozivaciv-iz-rezervom-potuznosti-minenergo.html" text:style-name="Internet_20_link" text:visited-style-name="Visited_20_Internet_20_Link">
 </text:a>
</text:p>
      <text:p text:style-name="P4">
За його словами, збільшення генерації та відкриття експорту - це відповідьукраїнських енергетиків на російські обстріли і намагання знищитиенергосистему.</text:p>
      <text:p text:style-name="P4">
Як повідомлялося, Україна експортувала електроенергію до Молдови та країн ЄСіз червня до 11 жовтня минулого року. За цей період було реалізовано 2,6 млрдкіловат/годин.</text:p>
      <text:p text:style-name="P4">
Враховуючи, що на експортерів були покладені спеціальні обов’язки іззабезпечення доступності електричної енергії для побутових споживачів, зотриманих експортерами прибутків на підтримку пільгової ціни для населеннябуло сплачено 2,8 мільярда гривень.</text:p>
      <text:p text:style-name="P4">
З 11 жовтня 2022 року Україна припинила експорт електроенергії через російськіракетні обстріли енергетичних об'єктів.</text:p>
      <text:p text:style-name="P4">
Source: <text:a xlink:type="simple" xlink:href="https://www.ukrinform.ua/rubric-economy/3693082-ukraina-vidnovlue-eksport-elektroenergii.html" text:style-name="Internet_20_link" text:visited-style-name="Visited_20_Internet_20_Link">
https://www.ukrinform.ua/rubric-economy/3693082-ukraina-vidnovlue-eksport-elektroenergii.html</text:a>
</text:p>
      <!--NEWS-->
      <text:h text:style-name="P10" text:outline-level="1">
<text:span text:style-name="T4">
На авіазаводі у Воронежі пролунав вибух</text:span>
</text:h>
      <text:p text:style-name="P4">
Authors: Ukrinform (Person)</text:p>
      <text:p text:style-name="P4">
Publisher: Укринформ (Organization)</text:p>
      <text:p text:style-name="P4">
Published Time: 2023-04-07T21:24:00+03:00</text:p>
      <text:p text:style-name="P4">
Modified Time: 2023-04-07T21:24:00+03:00</text:p>
      <text:p text:style-name="P4">
Description: У Воронежі пролунав вибух у районі авіазаводу, що належить підприємству "Воронезьке акціонерне літакобудівне товариство" (ВАСО). — Укрінформ.</text:p>
      <text:p text:style-name="P4">
Images: ["<text:a xlink:type="simple" xlink:href="https://static.ukrinform.com/photos/2023_04/thumb_files/630_360_1680891831-458.jpg" text:style-name="Internet_20_link" text:visited-style-name="Visited_20_Internet_20_Link">
630_360_16808...</text:a>
"]</text:p>
      <text:p text:style-name="P4">
Tags: ['Вибух', 'Завод', 'Російська авіація', 'росія']</text:p>
      <text:p text:style-name="P4">
Type: Article</text:p>
      <!--METADATA-->
      <text:p text:style-name="P4">
<draw:frame draw:style-name="fr1" draw:name="Image221" text:anchor-type="as-char" svg:width="6.9236in" svg:height="3.956343in" draw:z-index="0">
<draw:image xlink:href="../Images/yкринформ/2023-04-07T21-24-00-03-00/630_360_1680891831-458.jpg" xlink:type="simple" xlink:show="embed" xlink:actuate="onLoad" draw:mime-type="image/jpeg"/>
</draw:frame>
 У Воронежіпролунав вибух у районі авіазаводу, що належить підприємству "Воронезькеакціонерне літакобудівне товариство" (ВАСО).</text:p>
      <text:p text:style-name="P4">
Про це повідомляють російські <text:a xlink:type="simple" xlink:href="https://t.me/sotaproject/56730" text:style-name="Internet_20_link" text:visited-style-name="Visited_20_Internet_20_Link">
 </text:a>
 , передаєУкрінформ.</text:p>
      <text:p text:style-name="P4">
<text:a xlink:type="simple" xlink:href="https://www.ukrinform.ua/tag-vibuh" text:style-name="Internet_20_link" text:visited-style-name="Visited_20_Internet_20_Link">
 </text:a>
 було чутно у районі злітно-посадковоїсмуги.</text:p>
      <text:p text:style-name="P4">
"У небі видно довгий слід, який різко змінює кут у бік землі", - йдеться уповідомленні.</text:p>
      <text:p text:style-name="P4">
Водночас у мнс по Воронезькій області заявили, що пожежно-рятувальніпідрозділи на місце вибуху не відправляли.</text:p>
      <text:p text:style-name="P4">
<text:span text:style-name="T4">
Читайте також:</text:span>
 <text:a xlink:type="simple" xlink:href="https://www.ukrinform.ua/rubric-world/3692182-u-centri-moskvi-gorila-budivla-minoboroni.html" text:style-name="Internet_20_link" text:visited-style-name="Visited_20_Internet_20_Link">
 </text:a>
</text:p>
      <text:p text:style-name="P4">
На авіазаводі у Воронежі збирають літаки у тому числі й на замовленняросійського міноборони, зокрема «літак судного дня».</text:p>
      <text:p text:style-name="P4">
Source: <text:a xlink:type="simple" xlink:href="https://www.ukrinform.ua/rubric-world/3693083-na-aviazavodi-u-voronezi-prolunav-vibuh.html" text:style-name="Internet_20_link" text:visited-style-name="Visited_20_Internet_20_Link">
https://www.ukrinform.ua/rubric-world/3693083-na-aviazavodi-u-voronezi-prolunav-vibuh.html</text:a>
</text:p>
      <!--NEWS-->
      <text:h text:style-name="P10" text:outline-level="1">
<text:span text:style-name="T4">
Американка Аббі Мьорфі закинула найшвидшу в історії шайбу на ЧС з хокею</text:span>
</text:h>
      <text:p text:style-name="P4">
Authors: Ukrinform (Person)</text:p>
      <text:p text:style-name="P4">
Publisher: Укринформ (Organization)</text:p>
      <text:p text:style-name="P4">
Published Time: 2023-04-07T21:45:36+03:00</text:p>
      <text:p text:style-name="P4">
Modified Time: 2023-04-07T21:45:36+03:00</text:p>
      <text:p text:style-name="P4">
Description: Попереднє досягнення було перевершено майже вдвічі. — Укрінформ.</text:p>
      <text:p text:style-name="P4">
Images: ["<text:a xlink:type="simple" xlink:href="https://static.ukrinform.com/photos/2023_04/thumb_files/630_360_1680893026-888.jpg" text:style-name="Internet_20_link" text:visited-style-name="Visited_20_Internet_20_Link">
630_360_16808...</text:a>
"]</text:p>
      <text:p text:style-name="P4">
Tags: ['Чемпіонат світу з хокею', 'хокей']</text:p>
      <text:p text:style-name="P4">
Type: Article</text:p>
      <!--METADATA-->
      <text:p text:style-name="P4">
<draw:frame draw:style-name="fr1" draw:name="Image222" text:anchor-type="as-char" svg:width="6.9236in" svg:height="3.956343in" draw:z-index="0">
<draw:image xlink:href="../Images/yкринформ/2023-04-07T21-45-36-03-00/630_360_1680893026-888.jpg" xlink:type="simple" xlink:show="embed" xlink:actuate="onLoad" draw:mime-type="image/jpeg"/>
</draw:frame>
 Попереднєдосягнення було перевершено майже вдвічі.</text:p>
      <text:p text:style-name="P4">
На жіночому чемпіонаті світу з хокею було побито історичний рекорд занайшвидшою шайбою, сталося це в матчі елітного дивізіону між США таШвейцарією, передає Укрінформ.</text:p>
      <text:p text:style-name="P4">
Хокеїстка Аббі Мьорфі відкрила рахунок у матчі вже на сьомій секунді гри.Закинути швидкий гол Мьорфі змогла завдяки виграному вкидуванню від своєїпартнерки Еббі Рок.</text:p>
      <text:p text:style-name="P4">
Мьорфі змогла перевершити попередній рекорд чемпіонатів світу, встановлений у1994 році - 13 секунд - майже вдвічі.</text:p>
      <text:p text:style-name="P4">
США розгромили Швейцарію на груповій стадії чемпіонату світу з хокею зрахунком 9:1. Це друга перемога США на чемпіонаті світу-2023 з хокею. Післядвох матчів американки - проміжні лідерки група А - шість очок та 16:2 різницяшайб.</text:p>
      <text:p text:style-name="P4">
<text:span text:style-name="T4">
Читайте також:</text:span>
 <text:a xlink:type="simple" xlink:href="https://www.ukrinform.ua/rubric-sports/3692914-zinoca-zbirna-ukraini-rozgromila-bolgarok-na-cempionati-svitu-z-hokeu.html" text:style-name="Internet_20_link" text:visited-style-name="Visited_20_Internet_20_Link">
 <text:span text:style-name="T4">
хокею</text:span>
 </text:a>
</text:p>
      <text:p text:style-name="P4">
Як повідомляв Укрінформ, національна жіноча збірна України з хокею упевненообіграла команду Болгарії у своєму четвертому матчі на чемпіонаті світу-2023 удивізіоні IIIA.</text:p>
      <text:p text:style-name="P4">
Фото: Getty Image</text:p>
      <text:p text:style-name="P4">
Source: <text:a xlink:type="simple" xlink:href="https://www.ukrinform.ua/rubric-sports/3693087-amerikanka-abbi-morfi-zakinula-najsvidsu-v-istorii-sajbu-na-cs-z-hokeu.html" text:style-name="Internet_20_link" text:visited-style-name="Visited_20_Internet_20_Link">
https://www.ukrinform.ua/rubric-sports/3693087-amerikanka-abbi-morfi-zakinula-najsvidsu-v-istorii-sajbu-na-cs-z-hokeu.html</text:a>
</text:p>
      <!--NEWS-->
      <text:h text:style-name="P10" text:outline-level="1">
<text:span text:style-name="T4">
Джемілєв закликав мусульманські країни подолати страх перед росією й підтримати Україну</text:span>
</text:h>
      <text:p text:style-name="P4">
Authors: Ukrinform (Person)</text:p>
      <text:p text:style-name="P4">
Publisher: Укринформ (Organization)</text:p>
      <text:p text:style-name="P4">
Published Time: 2023-04-07T21:46:53+03:00</text:p>
      <text:p text:style-name="P4">
Modified Time: 2023-04-07T21:46:53+03:00</text:p>
      <text:p text:style-name="P4">
Description: Лідер кримськотатарського народу Мустафа Джемілєв вважає недостатньою підтримку мусульманськими країнами України в її боротьбі з російською агресією і закликає такі держави подолати страх перед росією і стати на бік добра та справедливості. — Укрінформ.</text:p>
      <text:p text:style-name="P4">
Images: ["<text:a xlink:type="simple" xlink:href="https://static.ukrinform.com/photos/2023_04/thumb_files/630_360_1680893123-762.jpg" text:style-name="Internet_20_link" text:visited-style-name="Visited_20_Internet_20_Link">
630_360_16808...</text:a>
"]</text:p>
      <text:p text:style-name="P4">
Tags: ['Джемілєв', 'Кримські татари', 'Мусульмани', 'Війна з росією']</text:p>
      <text:p text:style-name="P4">
Type: Article</text:p>
      <!--METADATA-->
      <text:p text:style-name="P4">
<draw:frame draw:style-name="fr1" draw:name="Image223" text:anchor-type="as-char" svg:width="6.9236in" svg:height="3.956343in" draw:z-index="0">
<draw:image xlink:href="../Images/yкринформ/2023-04-07T21-46-53-03-00/630_360_1680893123-762.jpg" xlink:type="simple" xlink:show="embed" xlink:actuate="onLoad" draw:mime-type="image/jpeg"/>
</draw:frame>
 Лідеркримськотатарського народу Мустафа Джемілєв вважає недостатньою підтримкумусульманськими країнами України в її боротьбі з російською агресією ізакликає такі держави подолати страх перед росією і стати на бік добра тасправедливості.</text:p>
      <text:p text:style-name="P4">
Про це він заявив під час проведення першого Іфтару на офіційному рівні заучастю Президента Володимира Зеленського, воїнів-мусульман і представниківіноземного дипкорпусу, повідомляє кореспондент Укрінформу.</text:p>
      <text:p text:style-name="P4">
"Якщо бути відвертим, то маю визнати, що ми, мусульмани Криму, чекали значнобільшої підтримки з боку мусульманських країн. Тим більше, російська агресіярозпочалася саме з окупації нашої Батьківщини у лютому 2014 року, а найбільшимрепресіям і знищенням, викраденнями та вбивствам, арештам та незаконнимсудилищам піддавалися мусульмани", - сказав <text:a xlink:type="simple" xlink:href="https://www.ukrinform.ua/tag-dzemilev" text:style-name="Internet_20_link" text:visited-style-name="Visited_20_Internet_20_Link">
 </text:a>
 .</text:p>
      <text:p text:style-name="P4">
Він розповів, що в міжнародних організаціях, насамперед Генасамблеї ООН,резолюції із засудженням російської агресії щодо порушення прав людини та звимогою виведення російських військ з української території підтримуваланезначна кількість мусульманських країн, переважна більшість займають позиціюнейтралітету, а дві країни - режим Башара Асада в Сирії та Афганістанпідтримали анексію Криму росією.</text:p>
      <text:p text:style-name="P4">
Водночас лідер кримськотатарського народу розповів, що коли 1979 роцірадянські війська вторглися в Афганістан, то він висловив протест і отримавтри роки ув'язнення в радянських таборах.</text:p>
      <text:p text:style-name="P4">
<text:span text:style-name="T4">
Читайте також:</text:span>
 <text:a xlink:type="simple" xlink:href="https://www.ukrinform.ua/rubric-crimea/3675875-u-skladi-zsu-vouut-ponad-10-tisac-ziteliv-krimu.html" text:style-name="Internet_20_link" text:visited-style-name="Visited_20_Internet_20_Link">
 </text:a>
</text:p>
      <text:p text:style-name="P4">
"Я не теолог і не знаю всіх тонкощів мусульманського права, але я знаю точно,що мусульманин не може бути нейтральним між добром і злом, між бандитом іжертвою бандитизму, а стати на бік бандита - це серйозний гріх передвсемогутнім Аллахом. Я сподіваюсь, що ісламські країни подолають свій страхперед країною-агресором, якому українська армія вже досить ефективно вирвалаікла, і займуть більш активну позицію у протистоянні України та агресора", -наголосив Джемілєв.</text:p>
      <text:p text:style-name="P4">
Він додав, що чим активніше мусульмани будуть на боці добра і справедливості,тим вищим буде й авторитет ісламу у світі.</text:p>
      <text:p text:style-name="P4">
Як повідомлялося, Президент Володимир Зеленський оголосив про започаткування вУкраїні нової традиції - проведення на офіційному рівні Іфтару під чассвященного для мусульман <text:a xlink:type="simple" xlink:href="https://www.ukrinform.ua/rubric-society/3693070-zelenskij-ogolosiv-pro-zapocatkuvanna-v-ukraini-novoi-tradicii-iftaru.html" text:style-name="Internet_20_link" text:visited-style-name="Visited_20_Internet_20_Link">
 </text:a>
</text:p>
      <text:p text:style-name="P4">
<text:span text:style-name="T5">
Фото: Геннадій Мінченко</text:span>
</text:p>
      <text:p text:style-name="P4">
Source: <text:a xlink:type="simple" xlink:href="https://www.ukrinform.ua/rubric-polytics/3693088-dzemilev-zaklikav-musulmanski-kraini-podolati-strah-pered-rosieu-j-pidtrimati-ukrainu.html" text:style-name="Internet_20_link" text:visited-style-name="Visited_20_Internet_20_Link">
https://www.ukrinform.ua/rubric-polytics/3693088-dzemilev-zaklikav-musulmanski-kraini-podolati-strah-pered-rosieu-j-pidtrimati-ukrainu.html</text:a>
</text:p>
      <!--NEWS-->
      <text:h text:style-name="P10" text:outline-level="1">
<text:span text:style-name="T4">
росіяни обстріляли п’ять громад на Сумщині – 125 «прильотів»</text:span>
</text:h>
      <text:p text:style-name="P4">
Authors: Ukrinform (Person)</text:p>
      <text:p text:style-name="P4">
Publisher: Укринформ (Organization)</text:p>
      <text:p text:style-name="P4">
Published Time: 2023-04-07T21:58:28+03:00</text:p>
      <text:p text:style-name="P4">
Modified Time: 2023-04-07T21:58:28+03:00</text:p>
      <text:p text:style-name="P4">
Description: російські загарбники у п'ятницю, 7 квітня, обстріляли п'ять громад Сумської області, зафіксовано 125 влучань.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24" text:anchor-type="as-char" svg:width="6.9236in" svg:height="3.956343in" draw:z-index="0">
<draw:image xlink:href="../Images/yкринформ/2023-04-07T21-58-28-03-00/630_360_1479558145-5682.jpg" xlink:type="simple" xlink:show="embed" xlink:actuate="onLoad" draw:mime-type="image/jpeg"/>
</draw:frame>
 російськізагарбники у п'ятницю, 7 квітня, обстріляли п'ять громад Сумської області,зафіксовано 125 влучань.</text:p>
      <text:p text:style-name="P4">
Як передає Укрінформ, про це Сумська обласна військова адміністраціяповідомляє у <text:a xlink:type="simple" xlink:href="https://t.me/Sumy_news_ODA/15326" text:style-name="Internet_20_link" text:visited-style-name="Visited_20_Internet_20_Link">
 </text:a>
 .</text:p>
      <text:p text:style-name="P4">
“Протягом дня росіяни здійснили 12 обстрілів прикордонних громад області –Білопільської, Краснопільської, Середино-Будської, Новослобідської,Есманської. Зафіксовано 125 прильотів, із них 12 прильотів з артилерії, 30прильотів з мінометів, авіаційний обстріл та 66 пострілів з АГС та СПГ”, -ідеться в повідомленні.</text:p>
      <text:p text:style-name="P4">
<text:span text:style-name="T4">
Читайте також:</text:span>
 <text:a xlink:type="simple" xlink:href="https://www.ukrinform.ua/rubric-ato/3693064-kilkist-poranenih-cerez-obstril-svidkoi-v-berislavi-zrosla-do-vosmi.html" text:style-name="Internet_20_link" text:visited-style-name="Visited_20_Internet_20_Link">
 <text:span text:style-name="T4">
обстріл</text:span>
 </text:a>
</text:p>
      <text:p text:style-name="P4">
росіяни обстріляли Середино-Будську громаду. По околиці міста Середина-Будазагарбники здійснили авіаційний обстріл, внаслідок якого пошкодженодомогосподарство.</text:p>
      <text:p text:style-name="P4">
По Білопільській громаді росіяни били з мінометів, випустивши 14 мін. Такожзагарбники стріляли по громаді з автоматичного гранатомета (50 пострілів) тапротитанкового гранатомета (6 пострілів).</text:p>
      <text:p text:style-name="P4">
По Новослобідській громаді з території російської федерації було 10 пострілівз АГС та 8 ударів з міномета.</text:p>
      <text:p text:style-name="P4">
<text:span text:style-name="T4">
Читайте також:</text:span>
 <text:a xlink:type="simple" xlink:href="https://www.ukrinform.ua/rubric-ato/3693041-rosiani-obstrilali-z-gelikoptera-misto-na-sumsini.html" text:style-name="Internet_20_link" text:visited-style-name="Visited_20_Internet_20_Link">
 <text:span text:style-name="T4">
Сумщ</text:span>
 </text:a>
</text:p>
      <text:p text:style-name="P4">
Також загарбник здійснив артилерійський обстріл Есманської громади, випустивши12 снарядів.</text:p>
      <text:p text:style-name="P4">
На територію Краснопільської громади агресор скинув 8 мін.</text:p>
      <text:p text:style-name="P4">
Як повідомляв Укрінформ, російські загарбники 7 квітня обстріляли згелікоптера прикордонне місто Середина-Буда Сумської області, випустивширакети.</text:p>
      <text:p text:style-name="P4">
Фото ілюстративне</text:p>
      <text:p text:style-name="P4">
Source: <text:a xlink:type="simple" xlink:href="https://www.ukrinform.ua/rubric-ato/3693091-rosiani-obstrilali-pat-gromad-na-sumsini-125-prilotiv.html" text:style-name="Internet_20_link" text:visited-style-name="Visited_20_Internet_20_Link">
https://www.ukrinform.ua/rubric-ato/3693091-rosiani-obstrilali-pat-gromad-na-sumsini-125-prilotiv.html</text:a>
</text:p>
      <!--NEWS-->
      <text:h text:style-name="P10" text:outline-level="1">
<text:span text:style-name="T4">
Петиція про демобілізацію військових після 18 місяців служби зібрала необхідні голоси</text:span>
</text:h>
      <text:p text:style-name="P4">
Authors: Ukrinform (Person)</text:p>
      <text:p text:style-name="P4">
Publisher: Укринформ (Organization)</text:p>
      <text:p text:style-name="P4">
Published Time: 2023-04-07T22:11:00+03:00</text:p>
      <text:p text:style-name="P4">
Modified Time: 2023-04-07T22:11:00+03:00</text:p>
      <text:p text:style-name="P4">
Description: Петиція про демобілізацію військових, які відслужили 18 місяців з моменту мобілізації, набрала необхідну кількість голосів для розгляду. — Укрінформ.</text:p>
      <text:p text:style-name="P4">
Images: ["<text:a xlink:type="simple" xlink:href="https://static.ukrinform.com/photos/2016_02/thumb_files/630_360_1454938234-9771.jpg" text:style-name="Internet_20_link" text:visited-style-name="Visited_20_Internet_20_Link">
630_360_14549...</text:a>
"]</text:p>
      <text:p text:style-name="P4">
Tags: ['Мобілізація', 'Петиція', 'ЗСУ', 'Військові', 'Війна з росією', 'Демобілізація']</text:p>
      <text:p text:style-name="P4">
Type: Article</text:p>
      <!--METADATA-->
      <text:p text:style-name="P4">
<draw:frame draw:style-name="fr1" draw:name="Image225" text:anchor-type="as-char" svg:width="6.9236in" svg:height="3.956343in" draw:z-index="0">
<draw:image xlink:href="../Images/yкринформ/2023-04-07T22-11-00-03-00/630_360_1454938234-9771.jpg" xlink:type="simple" xlink:show="embed" xlink:actuate="onLoad" draw:mime-type="image/jpeg"/>
</draw:frame>
 Петиціяпро демобілізацію військових, які відслужили 18 місяців з моменту мобілізації,набрала необхідну кількість голосів для розгляду.</text:p>
      <text:p text:style-name="P4">
Про це свідчать результати голосування за цю <text:a xlink:type="simple" xlink:href="https://petition.president.gov.ua/petition/185770" text:style-name="Internet_20_link" text:visited-style-name="Visited_20_Internet_20_Link">
</text:a>
 на сайті Президента, повідомляєкореспондент Укрінформу.</text:p>
      <text:p text:style-name="P4">
У петиції автор і підписанти звертаються до Президента з проханням сприятискорішому розгляду у Верховній Раді законопроєкту №9142 "Про внесення змін додеяких законодавчих актів України щодо уточнення строків військової служби запризовом під час мобілізації". Цей законопроєкт пропонує, щоб громадяниУкраїни мали право на звільнення через півтора року після мобілізації, якщовони не висловили бажання продовжувати військову службу.</text:p>
      <text:p text:style-name="P4">
Крім цього, законопроєкт пропонує надати відстрочку від призову на п’ять роківдля тих, хто демобілізований та відслужив максимальний термін служби запризовом під час мобілізації.</text:p>
      <text:p text:style-name="P4">
У петиції зазначається, що невизначеність термінів служби призводить допогіршення морально-психологічного стану <text:a xlink:type="simple" xlink:href="https://www.ukrinform.ua/tag-vijskovi" text:style-name="Internet_20_link" text:visited-style-name="Visited_20_Internet_20_Link">
 </text:a>
 , адже загальна мобілізація триває з 24 лютого 2022 року. Тобто вжебільше року українські військові знаходяться на фронті і не розуміють, скількиїм ще доведеться там бути, тобто існує нагальна необхідність врегулюватитерміни.</text:p>
      <text:p text:style-name="P4">
<text:span text:style-name="T4">
Читайте також:</text:span>
 <text:a xlink:type="simple" xlink:href="https://www.ukrinform.ua/rubric-ato/3626007-zelenskij-vidpoviv-na-peticiu-pro-demobilizacii-vijskovih-aki-vidsluzili-rik.html" text:style-name="Internet_20_link" text:visited-style-name="Visited_20_Internet_20_Link">
 <text:span text:style-name="T4">
демобілізацію</text:span>
 </text:a>
</text:p>
      <text:p text:style-name="P4">
Петицію було оприлюднено 29 березня. Станом на сьогодні вона набрала трохибільше 25 тисяч голосів.</text:p>
      <text:p text:style-name="P4">
Зараз законопроєкт №9142 перебуває на розгляді в Комітеті ВР з питаньнаціональної безпеки, оборони та розвідки.</text:p>
      <text:p text:style-name="P4">
Source: <text:a xlink:type="simple" xlink:href="https://www.ukrinform.ua/rubric-ato/3693093-peticia-pro-demobilizaciu-vijskovih-pisla-18-misaciv-sluzbi-zibrala-neobhidni-golosi.html" text:style-name="Internet_20_link" text:visited-style-name="Visited_20_Internet_20_Link">
https://www.ukrinform.ua/rubric-ato/3693093-peticia-pro-demobilizaciu-vijskovih-pisla-18-misaciv-sluzbi-zibrala-neobhidni-golosi.html</text:a>
</text:p>
      <!--NEWS-->
      <text:h text:style-name="P10" text:outline-level="1">
<text:span text:style-name="T4">
росіянка намагалась потрапити до України за підробленими документами</text:span>
</text:h>
      <text:p text:style-name="P4">
Authors: Ukrinform (Person)</text:p>
      <text:p text:style-name="P4">
Publisher: Укринформ (Organization)</text:p>
      <text:p text:style-name="P4">
Published Time: 2023-04-07T22:32:00+03:00</text:p>
      <text:p text:style-name="P4">
Modified Time: 2023-04-07T22:32:00+03:00</text:p>
      <text:p text:style-name="P4">
Description: Прикордонники Білгород-Дністровського загону заборонили на 3 роки в’їзд до України громадянці росії, яка намагалась перетнути кордон за підробленими документами. — Укрінформ.</text:p>
      <text:p text:style-name="P4">
Images: ["<text:a xlink:type="simple" xlink:href="https://static.ukrinform.com/photos/2022_05/thumb_files/630_360_1652180233-240.jpg" text:style-name="Internet_20_link" text:visited-style-name="Visited_20_Internet_20_Link">
630_360_16521...</text:a>
"]</text:p>
      <text:p text:style-name="P4">
Tags: ['Паспорт', 'Прикордонники', 'росія', 'Кордон']</text:p>
      <text:p text:style-name="P4">
Type: Article</text:p>
      <!--METADATA-->
      <text:p text:style-name="P4">
<draw:frame draw:style-name="fr1" draw:name="Image226" text:anchor-type="as-char" svg:width="6.9236in" svg:height="3.956343in" draw:z-index="0">
<draw:image xlink:href="../Images/yкринформ/2023-04-07T22-32-00-03-00/630_360_1652180233-240.jpg" xlink:type="simple" xlink:show="embed" xlink:actuate="onLoad" draw:mime-type="image/jpeg"/>
</draw:frame>
Прикордонники Білгород-Дністровського загону заборонили на 3 роки в’їзд доУкраїни громадянці росії, яка намагалась перетнути кордон за підробленимидокументами.</text:p>
      <text:p text:style-name="P4">
Як передає Укрінформ, про це повідомляє <text:a xlink:type="simple" xlink:href="https://dpsu.gov.ua/ua/news/sprobi-rosiyanki-potrapiti-v-ukrainu-zavershilis-zaboronoyu-vizdu/" text:style-name="Internet_20_link" text:visited-style-name="Visited_20_Internet_20_Link">
</text:a>
 .</text:p>
      <text:p text:style-name="P4">
«Учора прикордонники Білгород-Дністровського загону в пункті пропуску«Паланка-Маяки-Удобне» виявили громадянку росії, яка намагалась потрапити вУкраїну з недійсним та підробленим документами», - йдеться в повідомленні.</text:p>
      <text:p text:style-name="P4">
Як зазначається, під час проходження прикордонного контролю іноземка,сподіваючись на неуважність охоронців кордону, надала для перевірки свійпаспорт та посвідку, термін дії якої закінчився. Дізнавшись, що в неї відсутнізаконні підстави для перетину надала інший <text:a xlink:type="simple" xlink:href="https://www.ukrinform.ua/tag-pasport" text:style-name="Internet_20_link" text:visited-style-name="Visited_20_Internet_20_Link">
 </text:a>
 – громадянки Вірменії, який в результаті вивчення виявився повністюпідробленим. Порушниця пояснила, що на території України в неї проживає їїчоловік, і щоб мати змогу з ним зустрітись вирішила скористатись послугами«продажу» недійсних паспортів.</text:p>
      <text:p text:style-name="P4">
<text:span text:style-name="T4">
Читайте також:</text:span>
 <text:a xlink:type="simple" xlink:href="https://www.ukrinform.ua/rubric-regions/3679784-na-zakarpatti-zatrimali-10-porusnikiv-kordonu.html" text:style-name="Internet_20_link" text:visited-style-name="Visited_20_Internet_20_Link">
 </text:a>
</text:p>
      <text:p text:style-name="P4">
За інформацією пресслужби, правопорушниці заборонили в’їзд на територіюУкраїни на 3 роки.</text:p>
      <text:p text:style-name="P4">
Як повідомляв Укрінформ, пасажиропотік громадян, які прямують в Україну,збільшився напередодні Великодніх свят. Якщо раніше в середньому за добукордон перетинало до 80 тисяч осіб в обидва боки, то останнім часом - понад110 тисяч осіб.</text:p>
      <text:p text:style-name="P4">
Source: <text:a xlink:type="simple" xlink:href="https://www.ukrinform.ua/rubric-regions/3692893-rosianka-namagalas-potrapiti-do-ukraini-za-pidroblenimi-dokumentami.html" text:style-name="Internet_20_link" text:visited-style-name="Visited_20_Internet_20_Link">
https://www.ukrinform.ua/rubric-regions/3692893-rosianka-namagalas-potrapiti-do-ukraini-za-pidroblenimi-dokumentami.html</text:a>
</text:p>
      <!--NEWS-->
      <text:h text:style-name="P10" text:outline-level="1">
<text:span text:style-name="T4">
Костюк: На зустрічі з WTA я поставила просте питання – чи в рівних ми умовах щодо росіянок і білорусок?</text:span>
</text:h>
      <text:p text:style-name="P4">
Authors: Ukrinform (Person)</text:p>
      <text:p text:style-name="P4">
Publisher: Укринформ (Organization)</text:p>
      <text:p text:style-name="P4">
Published Time: 2023-04-07T22:40:15+03:00</text:p>
      <text:p text:style-name="P4">
Modified Time: 2023-04-07T22:40:15+03:00</text:p>
      <text:p text:style-name="P4">
Description: Українські тенісистки Марта Костюк, Леся Цуренко та Еліна Світоліна провели онлайн-зустріч із керівництвом WTA. — Укрінформ.</text:p>
      <text:p text:style-name="P4">
Images: ["<text:a xlink:type="simple" xlink:href="https://static.ukrinform.com/photos/2023_04/thumb_files/630_360_1680896000-465.jpg" text:style-name="Internet_20_link" text:visited-style-name="Visited_20_Internet_20_Link">
630_360_16808...</text:a>
"]</text:p>
      <text:p text:style-name="P4">
Tags: ['Теніс', 'Марта Костюк']</text:p>
      <text:p text:style-name="P4">
Type: Article</text:p>
      <!--METADATA-->
      <text:p text:style-name="P4">
<draw:frame draw:style-name="fr1" draw:name="Image227" text:anchor-type="as-char" svg:width="6.9236in" svg:height="3.956343in" draw:z-index="0">
<draw:image xlink:href="../Images/yкринформ/2023-04-07T22-40-15-03-00/630_360_1680896000-465.jpg" xlink:type="simple" xlink:show="embed" xlink:actuate="onLoad" draw:mime-type="image/jpeg"/>
</draw:frame>
 Українськітенісистки Марта Костюк, Леся Цуренко та Еліна Світоліна провели онлайн-зустріч із керівництвом WTA.</text:p>
      <text:p text:style-name="P4">
Українська тенісистка Марта Костюк поділилась подробицями зустрічі в <text:a xlink:type="simple" xlink:href="https://btu.org.ua/ua/golovne/44551-she-raz-perekonalisya-v-tomu-sho-pro-ukrayinskih-gravciv-vzagali-nihto-ne-dumav-svitolina-curenko-i-kostyuk-rozpovili-pro-zustrich-iz-predstavnikami-wta.html" text:style-name="Internet_20_link" text:visited-style-name="Visited_20_Internet_20_Link">
</text:a>
 BTU, передає Укрінформ.</text:p>
      <text:p text:style-name="P4">
«Під час нашої зустрічі я була в Києві. На моїй Батьківщині триває війна, ідопомагати в цей час надзвичайно важливо. Я їхала в автомобілі й уважнослухала все, що відбувалося на зустрічі, і раптом увімкнулася повітрянатривога (на Київ летіли безпілотні апарати), коли дійшла моя черга говорити, япоставила просте запитання - чи в рівних ми (українки) умовах щодо росіянок ібілорусок? Ми навіть не можемо хоча б один день просто бути в безпеці вдома.Тренувальні бази розбомблені. Країну щодня бомблять. У нас немає транспортногосполучення з іншими країнами. Кожен ранок починається з перевірки, чи не вбиликогось із рідних або знайомих.</text:p>
      <text:p text:style-name="P4">
Ментально ми перебуваємо в постійному стресі. А в конкретний момент, коли яставила запитання, я була у смертельній небезпеці. І в цих умовах ми мусимозмагатися з представниками країн-агресорів, бо WTA вирішила їх невідсторонювати. Українці перебувають у таких умовах через діяльність росії табілорусі. Тобто ці країни своїми діями свідомо створили перевагу для своїхгравців відносно нас. На моє запитання ніхто не відповів... Я повторила йогоще раз, і ще раз, і ще раз, і ще раз... Поки ми не почули відповідь від СлоанСтівенс. Вона сказала, що не зовсім розуміє, що саме я маю на увазі, кажучипро рівні умови, але Рада гравців готова допомагати українцям і вони хотіли бзнати, що можна для нас зробити. Я хочу зазначити, що спілкування зпредставниками Ради гравців відбулося вперше з початку війни. До цієї розмовинікого не цікавило, чим можна і потрібно допомогти українцям, які страждаютьчерез війну», - сказала Костюк.</text:p>
      <text:p text:style-name="P4">
<text:span text:style-name="T4">
Читайте також:</text:span>
 <text:a xlink:type="simple" xlink:href="https://www.ukrinform.ua/rubric-sports/3691563-svitolina-wta-mala-b-zrobiti-znacno-bilse-z-bagatoh-pitan.html" text:style-name="Internet_20_link" text:visited-style-name="Visited_20_Internet_20_Link">
 </text:a>
</text:p>
      <text:p text:style-name="P4">
Як повідомляв Укрінформ, на зустрічі було обговорено питання порушення правукраїнців та бездіяльності WTA стосовно пропаганди та підтримки військовоїагресії проти України в Турі, запобігання проявам неетичної поведінки з бокупрацівників WTA.</text:p>
      <text:p text:style-name="P4">
Фото: btu.org.ua</text:p>
      <text:p text:style-name="P4">
Source: <text:a xlink:type="simple" xlink:href="https://www.ukrinform.ua/rubric-sports/3693095-kostuk-na-zustrici-z-wta-a-postavila-proste-pitanna-ci-v-rivnih-mi-umovah-sodo-rosianok-i-bilorusok.html" text:style-name="Internet_20_link" text:visited-style-name="Visited_20_Internet_20_Link">
https://www.ukrinform.ua/rubric-sports/3693095-kostuk-na-zustrici-z-wta-a-postavila-proste-pitanna-ci-v-rivnih-mi-umovah-sodo-rosianok-i-bilorusok.html</text:a>
</text:p>
      <!--NEWS-->
      <text:h text:style-name="P10" text:outline-level="1">
<text:span text:style-name="T4">
В австрійській Стратегії безпеки росія досі має статус «важливого партнера» на рівні із США</text:span>
</text:h>
      <text:p text:style-name="P4">
Authors: Ukrinform (Person)</text:p>
      <text:p text:style-name="P4">
Publisher: Укринформ (Organization)</text:p>
      <text:p text:style-name="P4">
Published Time: 2023-04-07T22:51:00+03:00</text:p>
      <text:p text:style-name="P4">
Modified Time: 2023-04-07T22:51:00+03:00</text:p>
      <text:p text:style-name="P4">
Description: Чинна версія Стратегії безпеки Австрії, яка є основоположним документом країни у сфері нацбезпеки та зовнішньої політики, досі розглядає російську федерацію як "важливого" та "стратегічного" партнера Євросоюзу на рівні зі Сполученими Штатами. — Укрінформ.</text:p>
      <text:p text:style-name="P4">
Images: ["<text:a xlink:type="simple" xlink:href="https://static.ukrinform.com/photos/2018_03/thumb_files/630_360_1520003230-7360.jpg" text:style-name="Internet_20_link" text:visited-style-name="Visited_20_Internet_20_Link">
630_360_15200...</text:a>
"]</text:p>
      <text:p text:style-name="P4">
Tags: ['Австрія', 'США', 'росія']</text:p>
      <text:p text:style-name="P4">
Type: Article</text:p>
      <!--METADATA-->
      <text:p text:style-name="P4">
<draw:frame draw:style-name="fr1" draw:name="Image228" text:anchor-type="as-char" svg:width="6.9236in" svg:height="3.956343in" draw:z-index="0">
<draw:image xlink:href="../Images/yкринформ/2023-04-07T22-51-00-03-00/630_360_1520003230-7360.jpg" xlink:type="simple" xlink:show="embed" xlink:actuate="onLoad" draw:mime-type="image/jpeg"/>
</draw:frame>
 Чиннаверсія Стратегії безпеки Австрії, яка є основоположним документом країни усфері нацбезпеки та зовнішньої політики, досі розглядає російську федерацію як"важливого" та "стратегічного" партнера Євросоюзу на рівні зі СполученимиШтатами.</text:p>
      <text:p text:style-name="P4">
Про це повідомляє Укрінформ з посиланням на розміщений на <text:a xlink:type="simple" xlink:href="https://www.bundeskanzleramt.gv.at/themen/sicherheitspolitik/sicherheitsstrategie.html" text:style-name="Internet_20_link" text:visited-style-name="Visited_20_Internet_20_Link">
</text:a>
федеральної канцелярії текст документу.</text:p>
      <text:p text:style-name="P4">
Так, у частині "Австрійська безпекова політика у міжнародних рамках" визначеноу якості цілі "цілеспрямовану співпрацю зі США та росією як стратегічнимипартнерами ЄС у сфері внутрішньої безпеки, також безпосередньо важливихприлеглих до Австрії регіонах".</text:p>
      <text:p text:style-name="P4">
<text:span text:style-name="T4">
Читайте також:</text:span>
 <text:a xlink:type="simple" xlink:href="https://www.ukrinform.ua/rubric-polytics/3690129-glava-mzs-avstrii-rosii-ne-mae-zijti-z-ruk-zlocin-agresii.html" text:style-name="Internet_20_link" text:visited-style-name="Visited_20_Internet_20_Link">
 <text:span text:style-name="T4">
Австрі</text:span>
 </text:a>
</text:p>
      <text:p text:style-name="P4">
Також у розділі "Зовнішньополітичні аспекти безпекової політики" зазначено, щозовнішня політика Австрії має формуватися на подальшому розвитку співпраціАвстрії та Євросоюзу, а також "з такими важливими партнерами, як США, росія тадержави, що розвиваються".</text:p>
      <text:p text:style-name="P4">
Крім того, у чинній Стратегії безпеки Австрії, в оцінці ситуації у Європі тана міжнародній арені, міститься твердження про те, що НАТО тісно співпрацює зісвоїми міжнародними партнерами, включаючи росію, "у дусі спільного розуміннябезпеки".</text:p>
      <text:p text:style-name="P4">
Чинна Стратегія безпеки Австрії, яка почала розроблятися у 2011 році і буласхвалена у 2013 році, не зазнала змін ні після російської агресії протиУкраїни та введення санкцій ЄС проти рф, ні після повномасштабного вторгненняросії в Україну 24 лютого 2022 року.</text:p>
      <text:p text:style-name="P4">
<text:span text:style-name="T4">
Читайте також:</text:span>
 <text:a xlink:type="simple" xlink:href="https://www.ukrinform.ua/rubric-polytics/3689660-glava-mzs-avstrii-pidtrimav-order-mks-na-arest-putina-ce-pravilnij-signal.html" text:style-name="Internet_20_link" text:visited-style-name="Visited_20_Internet_20_Link">
 <text:span text:style-name="T4">
Австрі</text:span>
 </text:a>
</text:p>
      <text:p text:style-name="P4">
В експертних та політичних колах Австрії закликають федеральний уряд на чолі зканцлером Карлом Негаммером розпочати змістовну дискусію щодо майбутньоїсистеми безпеки країни, у т.ч. нейтралітету країни.</text:p>
      <text:p text:style-name="P4">
Як повідомляв Укрінформ, раніше колишні міністри оборони Австрії ВернерФассльабенд та Герберт Шайбнер виступили за перегляд "застарілого"нейтрального статусу країни, вказавши на доцільність вступу Австрії умайбутньому в НАТО.</text:p>
      <text:p text:style-name="P4">
Source: <text:a xlink:type="simple" xlink:href="https://www.ukrinform.ua/rubric-world/3692944-v-avstrijskij-strategii-bezpeki-rosia-dosi-mae-status-vazlivogo-partnera-na-rivni-iz-ssa.html" text:style-name="Internet_20_link" text:visited-style-name="Visited_20_Internet_20_Link">
https://www.ukrinform.ua/rubric-world/3692944-v-avstrijskij-strategii-bezpeki-rosia-dosi-mae-status-vazlivogo-partnera-na-rivni-iz-ssa.html</text:a>
</text:p>
      <!--NEWS-->
      <text:h text:style-name="P10" text:outline-level="1">
<text:span text:style-name="T4">
«Прометей» - чемпіон України з волейболу</text:span>
</text:h>
      <text:p text:style-name="P4">
Authors: Ukrinform (Person)</text:p>
      <text:p text:style-name="P4">
Publisher: Укринформ (Organization)</text:p>
      <text:p text:style-name="P4">
Published Time: 2023-04-07T23:04:14+03:00</text:p>
      <text:p text:style-name="P4">
Modified Time: 2023-04-07T23:04:14+03:00</text:p>
      <text:p text:style-name="P4">
Description: Фінальну серію підопічні Івана Пєткова виграли з рахунком 3:0. — Укрінформ.</text:p>
      <text:p text:style-name="P4">
Images: ["<text:a xlink:type="simple" xlink:href="https://static.ukrinform.com/photos/2023_04/thumb_files/630_360_1680897698-452.jpg" text:style-name="Internet_20_link" text:visited-style-name="Visited_20_Internet_20_Link">
630_360_16808...</text:a>
"]</text:p>
      <text:p text:style-name="P4">
Tags: ['Волейбол']</text:p>
      <text:p text:style-name="P4">
Type: Article</text:p>
      <!--METADATA-->
      <text:p text:style-name="P4">
<draw:frame draw:style-name="fr1" draw:name="Image229" text:anchor-type="as-char" svg:width="6.9236in" svg:height="3.956343in" draw:z-index="0">
<draw:image xlink:href="../Images/yкринформ/2023-04-07T23-04-14-03-00/630_360_1680897698-452.jpg" xlink:type="simple" xlink:show="embed" xlink:actuate="onLoad" draw:mime-type="image/jpeg"/>
</draw:frame>
 Фінальнусерію підопічні Івана Пєткова виграли з рахунком 3:0.</text:p>
      <text:p text:style-name="P4">
У Чернівцях завершився чемпіонат України з волейболу серед жінок Суперліги,передає Укрінформ.</text:p>
      <text:p text:style-name="P4">
У третьому фінальному матчі «Прометей» із Дніпропетровської області перемігклуб «Добродій-Медуніверситет-ШВСМ» із Вінниці - 3:0 (25:22, 25:13, 25:14).</text:p>
      <text:p text:style-name="P4">
Лише у першій партії на майданчику точилася рівна боротьба, яка завершилася зрахунком 25:22 на користь «Прометея». Далі перевага чемпіонок країни булапросто вражаючою – 25:13 та 25:14.</text:p>
      <text:p text:style-name="P4">
У складі переможців 20 очок набрала Олександра Міленко.</text:p>
      <text:p text:style-name="P4">
Рахунок у серії став 3:0 на користь підопічних Івана Пєткова, «Прометей»втретє поспіль виграв чемпіонат України.</text:p>
      <text:p text:style-name="P4">
Вінницький клуб вперше став срібним призером, а третє місце також в перший раззавоювала «Аланта» (Дніпро).</text:p>
      <text:p text:style-name="P4">
<text:span text:style-name="T4">
Читайте також:</text:span>
 <text:a xlink:type="simple" xlink:href="https://www.ukrinform.ua/rubric-sports/3693027-alanta-vperse-vigrala-medali-zinocoi-superligi-z-volejbolu.html" text:style-name="Internet_20_link" text:visited-style-name="Visited_20_Internet_20_Link">
 </text:a>
</text:p>
      <text:p text:style-name="P4">
Як повідомляв Укрінформ, у матчі за 3 місце чемпіонату України з волейболусеред жінок Суперліги дніпровська «Аланта» перемогла молодіжну збірну Українивікової категорії до 17 років.</text:p>
      <text:p text:style-name="P4">
Фото: prometeyvc.com/ua</text:p>
      <text:p text:style-name="P4">
Source: <text:a xlink:type="simple" xlink:href="https://www.ukrinform.ua/rubric-sports/3693098-prometej-cempion-ukraini-z-volejbolu.html" text:style-name="Internet_20_link" text:visited-style-name="Visited_20_Internet_20_Link">
https://www.ukrinform.ua/rubric-sports/3693098-prometej-cempion-ukraini-z-volejbolu.html</text:a>
</text:p>
      <!--NEWS-->
      <text:h text:style-name="P10" text:outline-level="1">
<text:span text:style-name="T4">
Петиція про повернення військовим премії у ₴30 тисяч зібрала необхідну кількість голосів</text:span>
</text:h>
      <text:p text:style-name="P4">
Authors: Ukrinform (Person)</text:p>
      <text:p text:style-name="P4">
Publisher: Укринформ (Organization)</text:p>
      <text:p text:style-name="P4">
Published Time: 2023-04-07T23:10:50+03:00</text:p>
      <text:p text:style-name="P4">
Modified Time: 2023-04-07T23:10:50+03:00</text:p>
      <text:p text:style-name="P4">
Description: Петиція про повернення військовим премії у 30 тисяч гривень набрала необхідну кількість голосів для розгляду. — Укрінформ.</text:p>
      <text:p text:style-name="P4">
Images: ["<text:a xlink:type="simple" xlink:href="https://static.ukrinform.com/photos/2022_03/thumb_files/630_360_1648629925-771.jpg" text:style-name="Internet_20_link" text:visited-style-name="Visited_20_Internet_20_Link">
630_360_16486...</text:a>
"]</text:p>
      <text:p text:style-name="P4">
Tags: ['Премія', 'ЗСУ', 'Військові', 'Війна з росією']</text:p>
      <text:p text:style-name="P4">
Type: Article</text:p>
      <!--METADATA-->
      <text:p text:style-name="P4">
<draw:frame draw:style-name="fr1" draw:name="Image230" text:anchor-type="as-char" svg:width="6.9236in" svg:height="3.956343in" draw:z-index="0">
<draw:image xlink:href="../Images/yкринформ/2023-04-07T23-10-50-03-00/630_360_1648629925-771.jpg" xlink:type="simple" xlink:show="embed" xlink:actuate="onLoad" draw:mime-type="image/jpeg"/>
</draw:frame>
 Петиціяпро повернення військовим премії у 30 тисяч гривень набрала необхіднукількість голосів для розгляду.</text:p>
      <text:p text:style-name="P4">
Про це свідчать результати голосування за цю <text:a xlink:type="simple" xlink:href="https://petition.president.gov.ua/petition/185018" text:style-name="Internet_20_link" text:visited-style-name="Visited_20_Internet_20_Link">
</text:a>
 на сайті Президента,повідомляє кореспондент Укрінформу.</text:p>
      <text:p text:style-name="P4">
У петиції автор і підписанти звертаються до Президента з проханням дативідповідні розпорядження уряду і знайти можливість повернути <text:a xlink:type="simple" xlink:href="https://www.ukrinform.ua/tag-vijskovi" text:style-name="Internet_20_link" text:visited-style-name="Visited_20_Internet_20_Link">
</text:a>
 додаткові ₴30 тисяч премії.</text:p>
      <text:p text:style-name="P4">
Зазначається, зокрема, що Верховна Рада ухвалила в цілому зміни до державногобюджету, яким видатки на оборону збільшуються на понад пів трильйона гривень.Але запропоновані зміни до бюджету не стосуються повернення додатковоївинагороди в ЗСУ.</text:p>
      <text:p text:style-name="P4">
У документі нагадали, що зараз ₴30 тисяч доплати залишили тільки тимвійськовим, які виконують бойові завдання. Мінімальна заробітна плата у ЗСУбула підвищена з ₴13 тисяч до ₴20 100, однак таке підвищення, на думкупідписантів, не може компенсувати втрати 30-тисячної доплати. Крім того, вармії негативно сприйняли зниження виплат, адже це підриває довіру військових.</text:p>
      <text:p text:style-name="P4">
<text:span text:style-name="T4">
Читайте також:</text:span>
 <text:a xlink:type="simple" xlink:href="https://www.ukrinform.ua/rubric-ato/3693093-peticia-pro-demobilizaciu-vijskovih-pisla-18-misaciv-sluzbi-zibrala-neobhidni-golosi.html" text:style-name="Internet_20_link" text:visited-style-name="Visited_20_Internet_20_Link">
 <text:span text:style-name="T4">
Петиція</text:span>
 </text:a>
</text:p>
      <text:p text:style-name="P4">
Саме тому у петиції йдеться про необхідність відновити соціальнусправедливість для військових, які, ризикуючи власним життям, зараз борютьсяза незалежність та свободу нашої держави.</text:p>
      <text:p text:style-name="P4">
Петицію було оприлюднено 24 березня. Станом на сьогодні вона набрала майже 26тисяч голосів.</text:p>
      <text:p text:style-name="P4">
Як повідомлялося, з 1 лютого 2023 року змінився порядок виплат премійвійськовим. Тепер виплати безпосередньо залежать від районів перебуваннявоїнів, складності та специфіки виконання ними бойових чи спеціальних завдань.</text:p>
      <text:p text:style-name="P4">
Source: <text:a xlink:type="simple" xlink:href="https://www.ukrinform.ua/rubric-ato/3693099-peticia-pro-povernenna-vijskovim-premii-u-30-tisac-zibrala-neobhidnu-kilkist-golosiv.html" text:style-name="Internet_20_link" text:visited-style-name="Visited_20_Internet_20_Link">
https://www.ukrinform.ua/rubric-ato/3693099-peticia-pro-povernenna-vijskovim-premii-u-30-tisac-zibrala-neobhidnu-kilkist-golosiv.html</text:a>
</text:p>
      <!--NEWS-->
      <text:h text:style-name="P10" text:outline-level="1">
<text:span text:style-name="T4">
Повага у міжнародні відносини повернеться, коли Україна поверне Крим - Зеленський</text:span>
</text:h>
      <text:p text:style-name="P4">
Authors: Ukrinform (Person)</text:p>
      <text:p text:style-name="P4">
Publisher: Укринформ (Organization)</text:p>
      <text:p text:style-name="P4">
Published Time: 2023-04-07T23:13:00+03:00</text:p>
      <text:p text:style-name="P4">
Modified Time: 2023-04-07T23:13:00+03:00</text:p>
      <text:p text:style-name="P4">
Description: Світ має знати: повага й порядок повернуться в міжнародні відносини лише тоді, коли у Крим повернеться український прапор, коли там буде свобода – так само, як і всюди в Україні.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Деокупація', 'Крим', 'Зеленський', 'Війна з росією']</text:p>
      <text:p text:style-name="P4">
Type: Article</text:p>
      <!--METADATA-->
      <text:p text:style-name="P4">
<draw:frame draw:style-name="fr1" draw:name="Image231" text:anchor-type="as-char" svg:width="6.9236in" svg:height="3.956343in" draw:z-index="0">
<draw:image xlink:href="../Images/yкринформ/2023-04-07T23-13-00-03-00/630_360_1679682020-565.jpeg" xlink:type="simple" xlink:show="embed" xlink:actuate="onLoad" draw:mime-type="image/jpeg"/>
</draw:frame>
 Світ маєзнати: повага й порядок повернуться в міжнародні відносини лише тоді, коли уКрим повернеться український прапор, коли там буде свобода – так само, як івсюди в Україні.</text:p>
      <text:p text:style-name="P4">
На цьому наголосив у своєму вечірньому <text:a xlink:type="simple" xlink:href="https://www.youtube.com/watch" text:style-name="Internet_20_link" text:visited-style-name="Visited_20_Internet_20_Link">
</text:a>
 Президент України ВолодимирЗеленський, передає Укрінформ.</text:p>
      <text:p text:style-name="P4">
_<text:span text:style-name="T4">
Відео:</text:span>
 <text:a xlink:type="simple" xlink:href="https://t.me/OP_UA/9196" text:style-name="Internet_20_link" text:visited-style-name="Visited_20_Internet_20_Link">
 </text:a>
 _</text:p>
      <text:p text:style-name="P4">
<text:span text:style-name="T4">
<text:span text:style-name="T5">
Бажаю здоровʼя, шановні українці!</text:span>
 </text:span>
</text:p>
      <text:p text:style-name="P4">
Сьогодні насичений день.</text:p>
      <text:p text:style-name="P4">
Перше – Ставка. Основна увага – боям за Авдіївку й Бахмут, за Луганщину, закожен із тих напрямків, де ворог намагається зламати оборону всієї України.</text:p>
      <text:p text:style-name="P4">
І я дякую кожному солдату, сержанту, офіцеру й генералу, які протистоятьцьому. Які здобувають Україні стійкість – усій державі – саме там, у боях унайгарячіших точках передової.</text:p>
      <text:p text:style-name="P4">
На Ставці доповідали командувачі напрямків, Головком, розвідка.</text:p>
      <text:p text:style-name="P4">
Окремо – підготовка нових бригад. Постачання боєприпасів і зброї у війська.</text:p>
      <text:p text:style-name="P4">
Друге. Апарат РНБО разом з урядом, разом з міністерствами готує новий потужнийсанкційний список осіб, які працюють на агресію. Вони будуть заблоковані.</text:p>
      <text:p text:style-name="P4">
Третє. Провів тривалу нараду щодо енергетики, питань як стратегічних –розвитку й захисту нашої енергосистеми за будь-яких умов, так і поточнихпитань – про енергозабезпечення наших людей і українського бізнесу.</text:p>
      <text:p text:style-name="P4">
Четверте. В офіційне життя нашої держави додаємо нову традицію поваги.</text:p>
      <text:p text:style-name="P4">
Сотні тисяч мусульман України й мусульманська спільнота світу – різні держави,різні народи – у період священного Рамадану дотримуються суворого посту. Колисідає сонце, відбувається іфтар – вечеря.</text:p>
      <text:p text:style-name="P4">
В Україні це шанується всюди, і навіть на передовій, навіть в умовах боїв.Кримськотатарський народ шанує Рамадан... Повага завжди має бути обопільною.Тож від цього року щорічно в Україні за участю Глави держави буде проводитисятакий спеціальний захід поваги. І сьогодні вперше – в кримськотатарськомукультурному центрі.</text:p>
      <text:p text:style-name="P4">
Світ має знати: повернуться в міжнародні відносини повага й порядок лише тоді,коли у Крим повернеться український прапор, коли там буде свобода – так само,як і всюди в Україні.</text:p>
      <text:p text:style-name="P4">
Мав честь нагородити наших воїнів, українських мусульман, які бʼються разом зусіма в силах оборони України. Мав честь розділити іфтар з нашими воїнами,представниками Меджлісу, всією українською мусульманською спільнотою.</text:p>
      <text:p text:style-name="P4">
І хочу подякувати всім у великій мусульманській спільноті світу, хто підтримуєнаш принцип – принцип про те, що нікому не дозволено агресією руйнувати мир,який усім на землі дарований Богом однаково, який цінує кожен народ так само,як ми в Україні.</text:p>
      <text:p text:style-name="P4">
І пʼяте. Підписав сьогодні кілька указів про відзначення державними нагородаминаших воїнів. 771 боєць.</text:p>
      <text:p text:style-name="P4">
Воїни механізованих бригад, штурмових, бригад тероборони, наші зенітники,тактична авіація, артилерія, розвідбати, інженерні бригади, танкісти. Загаломза час повномасштабної війни понад 43,5 тисячі наших захисників і захисницьвідзначені державними нагородами.</text:p>
      <text:p text:style-name="P4">
Я дякую всім, хто боронить державу! Слава всім, хто зараз у бою зарадиУкраїни!</text:p>
      <text:p text:style-name="P4">
І вітаю всіх, хто сьогодні святкує Благовіщення! Молимося за перемогу нашихвоїнів і порятунок усіх наших людей від зла окупації!</text:p>
      <text:p text:style-name="P4">
<text:span text:style-name="T4">
<text:span text:style-name="T5">
Слава Україні!</text:span>
 </text:span>
</text:p>
      <text:p text:style-name="P4">
Source: <text:a xlink:type="simple" xlink:href="https://www.ukrinform.ua/rubric-polytics/3693102-povaga-u-miznarodni-vidnosini-povernetsa-koli-ukraina-poverne-krim-zelenskij.html" text:style-name="Internet_20_link" text:visited-style-name="Visited_20_Internet_20_Link">
https://www.ukrinform.ua/rubric-polytics/3693102-povaga-u-miznarodni-vidnosini-povernetsa-koli-ukraina-poverne-krim-zelenskij.html</text:a>
</text:p>
      <!--NEWS-->
      <text:h text:style-name="P10" text:outline-level="1">
<text:span text:style-name="T4">
Штати вважають появу в мережі секретних файлів справжнім витоком, за яким стоїть росія - ЗМІ</text:span>
</text:h>
      <text:p text:style-name="P4">
Authors: Ukrinform (Person)</text:p>
      <text:p text:style-name="P4">
Publisher: Укринформ (Organization)</text:p>
      <text:p text:style-name="P4">
Published Time: 2023-04-07T23:22:00+03:00</text:p>
      <text:p text:style-name="P4">
Modified Time: 2023-04-07T23:22:00+03:00</text:p>
      <text:p text:style-name="P4">
Description: Поява в соціальних мережах зображень документів Пентагону із позначками секретності може бути результатом справжнього витоку з оборонного відомства США, за яким стоїть росія.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Пентагон', 'Цілком таємно', 'Війна з росією']</text:p>
      <text:p text:style-name="P4">
Type: Article</text:p>
      <!--METADATA-->
      <text:p text:style-name="P4">
<draw:frame draw:style-name="fr1" draw:name="Image232" text:anchor-type="as-char" svg:width="6.9236in" svg:height="3.956343in" draw:z-index="0">
<draw:image xlink:href="../Images/yкринформ/2023-04-07T23-22-00-03-00/630_360_1530736867-9723.jpg" xlink:type="simple" xlink:show="embed" xlink:actuate="onLoad" draw:mime-type="image/jpeg"/>
</draw:frame>
 Поява всоціальних мережах зображень документів Пентагону із позначками секретностіможе бути результатом справжнього витоку з оборонного відомства США, за якимстоїть росія.</text:p>
      <text:p text:style-name="P4">
Про це повідомляє в п’ятницю агентство <text:a xlink:type="simple" xlink:href="https://www.reuters.com/world/us/russia-likely-behind-us-military-document-leak-us-officials-say-2023-04-07/" text:style-name="Internet_20_link" text:visited-style-name="Visited_20_Internet_20_Link">
</text:a>
 із посиланням на трьох чиновниківамериканського Міноборони, передає Укрінформ.</text:p>
      <text:p text:style-name="P4">
«За витоком кількох секретних документів військового відомства США,опублікованих у соціальних мережах, стоять російські або проросійськіелементи»,- зазначається в повідомленні.</text:p>
      <text:p text:style-name="P4">
<text:span text:style-name="T4">
Читайте також:</text:span>
 <text:a xlink:type="simple" xlink:href="https://www.ukrinform.ua/rubric-ato/3692907-v-op-nazvali-rosijskim-blefom-publikaciu-nibito-dokumentiv-pro-kontrnastup-ukraini.html" text:style-name="Internet_20_link" text:visited-style-name="Visited_20_Internet_20_Link">
 <text:span text:style-name="T4">
документ</text:span>
 </text:a>
</text:p>
      <text:p text:style-name="P4">
Зокрема, йдеться, про фото бойових позицій в Україні місячної давності, атакож деякі інші файли. Водночас зазначається, що в опубліковані документи,вочевидь, були внесені зміни, зокрема, «щоби зменшити кількість втрат,понесених російськими військами».</text:p>
      <text:p text:style-name="P4">
Тим часом на офіційному рівні в Пентагоні відмовляються від коментарів щодоавтентичності паперів, які мають грифи «Таємно» й «Цілком таємно». У цьомузв’язку у відомстві зазначили, що це є незвичайною ситуацією, яка вимагаєрозслідування.</text:p>
      <text:p text:style-name="P4">
<text:span text:style-name="T4">
Читайте також:</text:span>
 <text:a xlink:type="simple" xlink:href="https://www.ukrinform.ua/rubric-ato/3692686-nyt-pentagon-rozslidue-vitik-taemnih-dokumentiv-pro-pidgotovku-kontrnastupu-zsu.html" text:style-name="Internet_20_link" text:visited-style-name="Visited_20_Internet_20_Link">
 <text:span text:style-name="T4">
Пентагон</text:span>
 </text:a>
</text:p>
      <text:p text:style-name="P4">
Як повідомляв Укрінформ, упродовж останньої доби в російськомовному сегментісоціальних мереж з’явилися зображення документів із грифами секретності ізпозначками американського оборонного відомства щодо поточної ситуації вУкраїні. Деякі з них були датовані початком березня нинішнього року.</text:p>
      <text:p text:style-name="P4">
В Головному управлінні розвідки МО України у цьому зв’язку заявили, що <text:a xlink:type="simple" xlink:href="https://www.ukrinform.ua/rubric-ato/3692948-gur-pro-vitik-sekretnih-dokumentiv-sodo-kontrnastupu-rosia-provodit-svoi-specoperacii-u-fotosopi.html" text:style-name="Internet_20_link" text:visited-style-name="Visited_20_Internet_20_Link">
</text:a>
.</text:p>
      <text:p text:style-name="P4">
Source: <text:a xlink:type="simple" xlink:href="https://www.ukrinform.ua/rubric-ato/3693100-stati-vvazaut-poavu-v-merezi-sekretnih-fajliv-spravznim-vitokom-za-akim-stoit-rosia-zmi.html" text:style-name="Internet_20_link" text:visited-style-name="Visited_20_Internet_20_Link">
https://www.ukrinform.ua/rubric-ato/3693100-stati-vvazaut-poavu-v-merezi-sekretnih-fajliv-spravznim-vitokom-za-akim-stoit-rosia-zmi.html</text:a>
</text:p>
      <!--NEWS-->
      <text:h text:style-name="P10" text:outline-level="1">
<text:span text:style-name="T4">
Президент відзначив державними нагородами 771 українського воїна</text:span>
</text:h>
      <text:p text:style-name="P4">
Authors: Ukrinform (Person)</text:p>
      <text:p text:style-name="P4">
Publisher: Укринформ (Organization)</text:p>
      <text:p text:style-name="P4">
Published Time: 2023-04-07T23:27:00+03:00</text:p>
      <text:p text:style-name="P4">
Modified Time: 2023-04-07T23:27:00+03:00</text:p>
      <text:p text:style-name="P4">
Description: Президент відзначив державними нагородами 771 українського воїна. Загалом за час повномасштабної війни більше ніж 43,5 тисячі наших захисників і захисниць відзначені державними нагородами.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233" text:anchor-type="as-char" svg:width="6.9236in" svg:height="3.956343in" draw:z-index="0">
<draw:image xlink:href="../Images/yкринформ/2023-04-07T23-27-00-03-00/630_360_1664353648-814.jpeg" xlink:type="simple" xlink:show="embed" xlink:actuate="onLoad" draw:mime-type="image/jpeg"/>
</draw:frame>
 Президентвідзначив державними нагородами 771 українського воїна. Загалом за часповномасштабної війни більше ніж 43,5 тисячі наших захисників і захисницьвідзначені державними нагородами.</text:p>
      <text:p text:style-name="P4">
Про це Президент сказав під час <text:a xlink:type="simple" xlink:href="https://www.youtube.com/watch" text:style-name="Internet_20_link" text:visited-style-name="Visited_20_Internet_20_Link">
</text:a>
 ,передає Укрінформ.</text:p>
      <text:p text:style-name="P4">
_Відео:<text:a xlink:type="simple" xlink:href="https://t.me/OP_UA/9196" text:style-name="Internet_20_link" text:visited-style-name="Visited_20_Internet_20_Link">
 </text:a>
 _</text:p>
      <text:p text:style-name="P4">
"Підписав сьогодні кілька указів про відзначення державними нагородами нашихвоїнів: 771 боєць. Воїни механізованих бригад, штурмових бригад, тероборони,наші зенітники, тактична авіація, розвідбати, інженерні бригади та танкісти.Загалом за час повномасштабної війни більше ніж 43,5 тисячі наших захисників ізахисниць відзначені державними нагородами", - сказав глава держави.</text:p>
      <text:p text:style-name="P4">
<text:span text:style-name="T4">
Читайте також:</text:span>
 <text:a xlink:type="simple" xlink:href="https://www.ukrinform.ua/rubric-crimea/3693078-deokupacia-krimu-e-bezalternativnou-ne-lise-dla-ukraini-a-dla-vsogo-svitu-zelenskij.html" text:style-name="Internet_20_link" text:visited-style-name="Visited_20_Internet_20_Link">
 <text:span text:style-name="T4">
Зеленський</text:span>
 </text:a>
</text:p>
      <text:p text:style-name="P4">
Президент також подякував всім, хто боронить українську державу та привітав зісвятом Благовіщення всіх, хто святкує.</text:p>
      <text:p text:style-name="P4">
Як повідомляв Укрінформ, сьогодні <text:a xlink:type="simple" xlink:href="https://www.ukrinform.ua/rubric-society/3693070-zelenskij-ogolosiv-pro-zapocatkuvanna-v-ukraini-novoi-tradicii-iftaru.html" text:style-name="Internet_20_link" text:visited-style-name="Visited_20_Internet_20_Link">
 </text:a>
 .</text:p>
      <text:p text:style-name="P4">
Source: <text:a xlink:type="simple" xlink:href="https://www.ukrinform.ua/rubric-ato/3693101-prezident-vidznaciv-derzavnimi-nagorodami-771-ukrainskogo-voina.html" text:style-name="Internet_20_link" text:visited-style-name="Visited_20_Internet_20_Link">
https://www.ukrinform.ua/rubric-ato/3693101-prezident-vidznaciv-derzavnimi-nagorodami-771-ukrainskogo-voina.html</text:a>
</text:p>
      <!--NEWS-->
      <text:h text:style-name="P10" text:outline-level="1">
<text:span text:style-name="T4">
У Міноборони розповіли, як можна пришвидшити розмінування території України</text:span>
</text:h>
      <text:p text:style-name="P4">
Authors: Ukrinform (Person)</text:p>
      <text:p text:style-name="P4">
Publisher: Укринформ (Organization)</text:p>
      <text:p text:style-name="P4">
Published Time: 2023-04-07T23:31:00+03:00</text:p>
      <text:p text:style-name="P4">
Modified Time: 2023-04-07T23:31:00+03:00</text:p>
      <text:p text:style-name="P4">
Description: Перший заступник міністра оборони генерал-лейтенант Олександр Павлюк заявляє, що для пришвидшення робіт з розмінування в Україні потрібно максимально залучити вітчизняних виробників. — Укрінформ.</text:p>
      <text:p text:style-name="P4">
Images: ["<text:a xlink:type="simple" xlink:href="https://static.ukrinform.com/photos/2022_09/thumb_files/630_360_1664275783-472.jpg" text:style-name="Internet_20_link" text:visited-style-name="Visited_20_Internet_20_Link">
630_360_16642...</text:a>
"]</text:p>
      <text:p text:style-name="P4">
Tags: ['ДСНС', 'Міноборони', 'Розмінування']</text:p>
      <text:p text:style-name="P4">
Type: Article</text:p>
      <!--METADATA-->
      <text:p text:style-name="P4">
<draw:frame draw:style-name="fr1" draw:name="Image234" text:anchor-type="as-char" svg:width="6.9236in" svg:height="3.956343in" draw:z-index="0">
<draw:image xlink:href="../Images/yкринформ/2023-04-07T23-31-00-03-00/630_360_1664275783-472.jpg" xlink:type="simple" xlink:show="embed" xlink:actuate="onLoad" draw:mime-type="image/jpeg"/>
</draw:frame>
 Першийзаступник міністра оборони генерал-лейтенант Олександр Павлюк заявляє, що дляпришвидшення робіт з розмінування в Україні потрібно максимально залучитивітчизняних виробників.</text:p>
      <text:p text:style-name="P4">
Як передає Укрінформ, про це Павлюк написав у <text:a xlink:type="simple" xlink:href="https://t.me/Pavliuk_KSV/3881" text:style-name="Internet_20_link" text:visited-style-name="Visited_20_Internet_20_Link">
</text:a>
 .</text:p>
      <text:p text:style-name="P4">
За його словами, Україна є найбільш замінованою країною світу. Площазабрудненої вибухонебезпечними предметами території становить 180 тис. кв. км.</text:p>
      <text:p text:style-name="P4">
"Ми постійно підвищуємо наші спроможності в галузі розмінування: збільшуємокількість підрозділів, навчаємо фахівців, отримуємо допомогу та устаткуваннявід партнерів. Проте обсяг роботи надзвичайно серйозний. За поточного темпу нарозмінування підуть десятиліття. Щоб пришвидшити роботи, потрібно максимальнозалучити наших виробників", - зазначив Павлюк.</text:p>
      <text:p text:style-name="P4">
<text:span text:style-name="T4">
Читайте також:</text:span>
 <text:a xlink:type="simple" xlink:href="https://www.ukrinform.ua/rubric-society/3691914-ukraina-vipuskatime-tehniku-ta-obladnanna-dla-gumanitarnogo-rozminuvanna.html" text:style-name="Internet_20_link" text:visited-style-name="Visited_20_Internet_20_Link">
 <text:span text:style-name="T4">
розмінува</text:span>
 </text:a>
</text:p>
      <text:p text:style-name="P4">
Він повідомив, що напередодні провів нараду з представниками різнихміністерств, відомств та підприємств, на якій опрацьовувались питанняорганізації виробництва необхідного обладнання в Україні.</text:p>
      <text:p text:style-name="P4">
"Це і комплекти саперів, і техніка для перевезення особового складу, длявиявлених боєприпасів, для розмінування, роботизовані платформи, трали длярозмінування місцевості тощо. Опрацьовуємо потреби, озвучені різнимиоператорами: і ДСНС, і Держспецтрансслужбою МО, і Командуванням Сил підтримкиЗСУ", - зауважив Павлюк.</text:p>
      <text:p text:style-name="P4">
Він подякував за позицію і готовність виробників запропонувати свої рішення івідзначив високу зацікавленість у всіх учасників наради: Мінстратегпрому,Укроборонпрому, ДСНС, ДССТ, КСП ЗСУ, Федерація роботодавців України.є</text:p>
      <text:p text:style-name="P4">
<text:span text:style-name="T4">
Читайте також:</text:span>
 <text:a xlink:type="simple" xlink:href="https://www.ukrinform.ua/rubric-world/3691542-v-ukraini-stvorat-derzavnij-centr-gumanitarnogo-rozminuvanna-smigal.html" text:style-name="Internet_20_link" text:visited-style-name="Visited_20_Internet_20_Link">
 <text:span text:style-name="T4">
розмінуван</text:span>
 </text:a>
</text:p>
      <text:p text:style-name="P4">
Як повідомляв Укрінформ, за словами начальника відділу організаційної роботи згуманітарного розмінування ДСНС Сергія Реви, в Україні потребують розмінуванняблизько 470 тисяч гектарів сільгоспугідь.</text:p>
      <text:p text:style-name="P4">
Source: <text:a xlink:type="simple" xlink:href="https://www.ukrinform.ua/rubric-ato/3692864-u-minoboroni-rozpovili-ak-mozna-prisvidsiti-rozminuvanna-teritorii-ukraini.html" text:style-name="Internet_20_link" text:visited-style-name="Visited_20_Internet_20_Link">
https://www.ukrinform.ua/rubric-ato/3692864-u-minoboroni-rozpovili-ak-mozna-prisvidsiti-rozminuvanna-teritorii-ukraini.html</text:a>
</text:p>
      <!--NEWS-->
      <text:h text:style-name="P10" text:outline-level="1">
<text:span text:style-name="T4">
Зеленський про засідання Ставки: Основна увага – боям за Авдіївку, Бахмут та Луганщину</text:span>
</text:h>
      <text:p text:style-name="P4">
Authors: Ukrinform (Person)</text:p>
      <text:p text:style-name="P4">
Publisher: Укринформ (Organization)</text:p>
      <text:p text:style-name="P4">
Published Time: 2023-04-07T23:34:00+03:00</text:p>
      <text:p text:style-name="P4">
Modified Time: 2023-04-07T23:34:00+03:00</text:p>
      <text:p text:style-name="P4">
Description: Основна увага на Ставці була приділена боям за Авдіївку та Бахмут. — Укрінформ.</text:p>
      <text:p text:style-name="P4">
Images: ["<text:a xlink:type="simple" xlink:href="https://static.ukrinform.com/photos/2023_04/thumb_files/630_360_1680900004-679.jpeg" text:style-name="Internet_20_link" text:visited-style-name="Visited_20_Internet_20_Link">
630_360_16809...</text:a>
"]</text:p>
      <text:p text:style-name="P4">
Tags: ['Бахмут', 'Авдіївка',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4-07T23-34-00-03-00/630_360_1680900004-679.jpeg" xlink:type="simple" xlink:show="embed" xlink:actuate="onLoad" draw:mime-type="image/jpeg"/>
</draw:frame>
 Основнаувага на Ставці була приділена боям за Авдіївку та Бахмут.</text:p>
      <text:p text:style-name="P4">
Про це Президент сказав <text:a xlink:type="simple" xlink:href="https://www.youtube.com/watch" text:style-name="Internet_20_link" text:visited-style-name="Visited_20_Internet_20_Link">
</text:a>
, передає Укрінформ.</text:p>
      <text:p text:style-name="P4">
"Ставка. Основна увага – боям за Авдіївку і Бахмут, за Луганщину, за кожен ізтих напрямків, де ворог намагається зламати оборону всієї України", - сказавВолодимир Зеленський.</text:p>
      <text:p text:style-name="P4">
Окремо, за його словами було розглянуто питання підготовки нових бригад,постачання боєприпасів та зброї у війська.</text:p>
      <text:p text:style-name="P4">
<text:span text:style-name="T4">
Читайте також:</text:span>
 <text:a xlink:type="simple" xlink:href="https://www.ukrinform.ua/rubric-ato/3692919-protidia-vitoku-informacii-ta-situacia-na-fronti-zelenskij-proviv-zasidanna-stavki.html" text:style-name="Internet_20_link" text:visited-style-name="Visited_20_Internet_20_Link">
 <text:span text:style-name="T4">
Ставк</text:span>
 </text:a>
</text:p>
      <text:p text:style-name="P4">
Також глава держави провів нараду щодо стратегічних та поточних питаньукраїнської енергетики, зокрема щодо розвитку й захисту нашої енергосистеми забудь-яких умов, та щодо енергозабезпечення населення та бізнесу.</text:p>
      <text:p text:style-name="P4">
Як повідомляв Укрінформ, <text:a xlink:type="simple" xlink:href="https://www.ukrinform.ua/rubric-ato/3693101-prezident-vidznaciv-derzavnimi-nagorodami-771-ukrainskogo-voina.html" text:style-name="Internet_20_link" text:visited-style-name="Visited_20_Internet_20_Link">
 </text:a>
 . Загалом за час повномасштабної війни більше ніж 43,5 тисячінаших захисників і захисниць відзначені державними нагородами.</text:p>
      <text:p text:style-name="P4">
Фото: ОП</text:p>
      <text:p text:style-name="P4">
Source: <text:a xlink:type="simple" xlink:href="https://www.ukrinform.ua/rubric-ato/3693103-zelenskij-pro-zasidanna-stavki-osnovna-uvaga-boam-za-avdiivku-bahmut-ta-lugansinu.html" text:style-name="Internet_20_link" text:visited-style-name="Visited_20_Internet_20_Link">
https://www.ukrinform.ua/rubric-ato/3693103-zelenskij-pro-zasidanna-stavki-osnovna-uvaga-boam-za-avdiivku-bahmut-ta-lugansinu.html</text:a>
</text:p>
      <!--NEWS-->
      <text:h text:style-name="P10" text:outline-level="1">
<text:span text:style-name="T4">
Албанія продовжила термін дії захисту українців</text:span>
</text:h>
      <text:p text:style-name="P4">
Authors: Ukrinform (Person)</text:p>
      <text:p text:style-name="P4">
Publisher: Укринформ (Organization)</text:p>
      <text:p text:style-name="P4">
Published Time: 2023-04-07T23:41:00+03:00</text:p>
      <text:p text:style-name="P4">
Modified Time: 2023-04-07T23:41:00+03:00</text:p>
      <text:p text:style-name="P4">
Description: Уряд Албанії продовжив до вересня цього року термін дії захисту українських біженців, які вимушено виїхали з України внаслідок повномасштабної російської агресії. — Укрінформ.</text:p>
      <text:p text:style-name="P4">
Images: ["<text:a xlink:type="simple" xlink:href="https://static.ukrinform.com/photos/2020_01/thumb_files/630_360_1579512029-298.jpg" text:style-name="Internet_20_link" text:visited-style-name="Visited_20_Internet_20_Link">
630_360_15795...</text:a>
"]</text:p>
      <text:p text:style-name="P4">
Tags: ['Албанія', 'Україна', 'Біженці']</text:p>
      <text:p text:style-name="P4">
Type: Article</text:p>
      <!--METADATA-->
      <text:p text:style-name="P4">
<draw:frame draw:style-name="fr1" draw:name="Image236" text:anchor-type="as-char" svg:width="6.9236in" svg:height="3.956343in" draw:z-index="0">
<draw:image xlink:href="../Images/yкринформ/2023-04-07T23-41-00-03-00/630_360_1579512029-298.jpg" xlink:type="simple" xlink:show="embed" xlink:actuate="onLoad" draw:mime-type="image/jpeg"/>
</draw:frame>
 УрядАлбанії продовжив до вересня цього року термін дії захисту українськихбіженців, які вимушено виїхали з України внаслідок повномасштабної російськоїагресії.</text:p>
      <text:p text:style-name="P4">
Про це повідомляє <text:a xlink:type="simple" xlink:href="https://www.euractiv.com/section/politics/news/albania-extends-protection-for-ukrainian-afghan-refugees/" text:style-name="Internet_20_link" text:visited-style-name="Visited_20_Internet_20_Link">
 </text:a>
 , передає Укрінформ.</text:p>
      <text:p text:style-name="P4">
Після повномасштабного вторгнення росії в Україну в лютому 2022 року Албаніяприйняла сотні українських жінок і дітей, переважно у Дурресі, найбільшомуприбережному місті країн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text:p>
      <text:p text:style-name="P4">
Також зазначається, що влітку 2021 року Албанія відкрила свої кордони дляпонад двох тисяч афганських біженців, які втекли з країни після захопленнявлади талібами.</text:p>
      <text:p text:style-name="P4">
Їх розмістили спочатку в університетських гуртожитках, а потім у готелях, покибіженці оформлювали візи до інших країн. Більшість афганських втікачівпрацювали на міжнародні організації, місцеві НУО, були журналістами або мализв'язки з НАТО.</text:p>
      <text:p text:style-name="P4">
Як повідомляв Укрінформ, Словацька Республіка продовжила термін діїтимчасового притулку для українських біженців до 4 березня 2024 року.</text:p>
      <text:p text:style-name="P4">
Source: <text:a xlink:type="simple" xlink:href="https://www.ukrinform.ua/rubric-society/3692931-albania-prodovzila-termin-dii-zahistu-ukrainciv.html" text:style-name="Internet_20_link" text:visited-style-name="Visited_20_Internet_20_Link">
https://www.ukrinform.ua/rubric-society/3692931-albania-prodovzila-termin-dii-zahistu-ukrainciv.html</text:a>
</text:p>
      <!--NEWS-->
      <text:h text:style-name="P10" text:outline-level="1">
<text:span text:style-name="T4">
РНБО та уряд готують санкції проти осіб, які працюють на російську агресію - Президент</text:span>
</text:h>
      <text:p text:style-name="P4">
Authors: Ukrinform (Person)</text:p>
      <text:p text:style-name="P4">
Publisher: Укринформ (Organization)</text:p>
      <text:p text:style-name="P4">
Published Time: 2023-04-07T23:48:00+03:00</text:p>
      <text:p text:style-name="P4">
Modified Time: 2023-04-07T23:48:00+03:00</text:p>
      <text:p text:style-name="P4">
Description: РНБО та уряд готують санкції проти осіб, що працюють на російську агресію.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Агресія РФ', 'Зеленський']</text:p>
      <text:p text:style-name="P4">
Type: Article</text:p>
      <!--METADATA-->
      <text:p text:style-name="P4">
<draw:frame draw:style-name="fr1" draw:name="Image237" text:anchor-type="as-char" svg:width="6.9236in" svg:height="3.956343in" draw:z-index="0">
<draw:image xlink:href="../Images/yкринформ/2023-04-07T23-48-00-03-00/630_360_1678962741-175.jpeg" xlink:type="simple" xlink:show="embed" xlink:actuate="onLoad" draw:mime-type="image/jpeg"/>
</draw:frame>
 РНБО тауряд готують санкції проти осіб, що працюють на російську агресію.</text:p>
      <text:p text:style-name="P4">
Про це під час вечірнього <text:a xlink:type="simple" xlink:href="https://www.youtube.com/watch" text:style-name="Internet_20_link" text:visited-style-name="Visited_20_Internet_20_Link">
 </text:a>
заявив Президент України Володимир Зеленський, передає Укрінформ.</text:p>
      <text:p text:style-name="P4">
_<text:span text:style-name="T4">
Відео</text:span>
 : <text:a xlink:type="simple" xlink:href="https://t.me/OP_UA/9196" text:style-name="Internet_20_link" text:visited-style-name="Visited_20_Internet_20_Link">
 </text:a>
 _</text:p>
      <text:p text:style-name="P4">
"Апарат РНБО разом з урядом, разом з міністерствами готує новий потужнийсанкційний список осіб, які працюють на агресію. Вони будуть заблоковані", -сказа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economy/3690406-zelenskij-vviv-sankcii-proti-bils-ak-650-fizicnih-i-uridicnih-osib-aki-pracuut-na-agresiu-rf.html" text:style-name="Internet_20_link" text:visited-style-name="Visited_20_Internet_20_Link">
 <text:span text:style-name="T4">
санкції</text:span>
 </text:a>
</text:p>
      <text:p text:style-name="P4">
Як повідомляв Укрінформ, Національне агентство з питань запобігання корупціїнесло найбільшу нафтопромислову компанії у світі SLB до списку міжнароднихспонсорів війни через співпрацю російськими нафтогазовими гігантами.</text:p>
      <text:p text:style-name="P4">
<text:span text:style-name="T5">
Фото: Офіс Президента</text:span>
</text:p>
      <text:p text:style-name="P4">
Source: <text:a xlink:type="simple" xlink:href="https://www.ukrinform.ua/rubric-polytics/3693104-rnbo-ta-urad-gotuut-sankcii-proti-osib-aki-pracuut-na-rosijsku-agresiu-zelenskij.html" text:style-name="Internet_20_link" text:visited-style-name="Visited_20_Internet_20_Link">
https://www.ukrinform.ua/rubric-polytics/3693104-rnbo-ta-urad-gotuut-sankcii-proti-osib-aki-pracuut-na-rosijsku-agresiu-zelenskij.html</text:a>
</text:p>
      <!--NEWS-->
      <text:h text:style-name="P10" text:outline-level="1">
<text:span text:style-name="T4">
Майже 23 тисячі українців подали заявки для участі в урядовій програмі грантів єРобота</text:span>
</text:h>
      <text:p text:style-name="P4">
Author: ['АРМІЯINFORM']</text:p>
      <text:p text:style-name="P4">
Time: 2023-04-07T25:00:00-04:00</text:p>
      <text:p text:style-name="P4">
Description: З моменту старту програми єРобота на порталі Дія надійшло 22 912 заявок на отрим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g.png" text:style-name="Internet_20_link" text:visited-style-name="Visited_20_Internet_20_Link">
og.png</text:a>
']</text:p>
      <text:p text:style-name="P4">
Tags: ['ВІДНОВЛЕННЯ УКРАЇНИ', 'ДІЯ', 'ЄРОБОТА']</text:p>
      <text:p text:style-name="P4">
Category: News</text:p>
      <!--METADATA-->
      <text:p text:style-name="P4">
<draw:frame draw:style-name="fr1" draw:name="Image238" text:anchor-type="as-char" svg:width="6.9236in" svg:height="3.63489in" draw:z-index="0">
<draw:image xlink:href="../Images/AРМІЯINFORM/2023-04-07T25-00-00-04-00/og.png" xlink:type="simple" xlink:show="embed" xlink:actuate="onLoad" draw:mime-type="image/png"/>
</draw:frame>
</text:p>
      <text:p text:style-name="P4">
З моменту старту програми єРобота на порталі Дія надійшло 22 912 заявок наотримання грантів за різними напрямками.</text:p>
      <text:p text:style-name="P4">
Як <text:a xlink:type="simple" xlink:href="https://www.kmu.gov.ua/news/maizhe-23-tysiachi-ukraintsiv-podaly-zaiavky-dlia-uchasti-v-uriadovii-prohrami-hrantiv-ierobota" text:style-name="Internet_20_link" text:visited-style-name="Visited_20_Internet_20_Link">
повідомляє</text:a>
 Урядовийпортал, найбільшим попитом користується напрямок «Власна справа», за якимможна отримати від 50 до 250 тис. грн на відкриття або розширення власногобізнесу. Зокрема, на отримання мікрогранту надійшло понад 20 318 заяв.</text:p>
      <text:p text:style-name="P4">
Більше всього мікрогранти хочуть отримати у Києві — звідти надійшло 2382заяви. Далі за регіонами місця розподілились так:</text:p>
      <ul>
        <li>
Київська область — 1685 заявок;  * Дніпропетровська область — 1646 заявок;  * Львівська — 1526 заявок;  * Рівненська — 927 заявок.</li>
      </ul>
      <text:p text:style-name="P4">
Щоб отримати грант до 8 млн грн на переробне підприємство в рамках напрямку«Новий рівень», підприємці подали 2141 заяву. Найбільше було з Київськоїобласті — 303. Також в лідерах наступні регіони:</text:p>
      <ul>
        <li>
м. Київ — 262 заяви;  * Львівська область — 215 заяв;  * Дніпропетровська область — 169 заяв;  * Івано-Франківська область — 97 заяв.</li>
      </ul>
      <text:p text:style-name="P4">
Для отримання грантів на створення теплиці за напрямком «Своя теплиця» таоблаштування саду за напрямком «Свій сад» надійшло 453 заяви. Найбільше заявбуло з Київської області — 52. Також серед регіонів-лідерів:</text:p>
      <ul>
        <li>
Закарпатська область — 50 заяв;  * Дніпропетровська область — 45 заяв;  * Вінницька область — 36 заяв;  * Івано-Франківська область — 33 заяви.</li>
      </ul>
      <text:p text:style-name="P4">
Нагадаємо, єРобота — це урядова програма безповоротних грантів для створеннята розвитку власного бізнесу. Наразі прийом заявок на усі напрямки програмитриває. Подача заявки здійснюється через портал Дія(&lt;https://diia.gov.ua/services/categories/biznesu/yerobota&gt;
). Для цьогонеобхідно заповнити відомості про себе в електронній формі та додати бізнес-план, зразок якого можна завантажити на порталі. Детальніше з умовами можнаознайомитися на сайті<text:a xlink:type="simple" xlink:href="https://erobota.diia.gov.ua/" text:style-name="Internet_20_link" text:visited-style-name="Visited_20_Internet_20_Link">
https://erobota.diia.gov.ua</text:a>
.</text:p>
      <text:p text:style-name="P4">
Source: <text:a xlink:type="simple" xlink:href="https://armyinform.com.ua/2023/04/07/majzhe-23-tysyachi-ukrayincziv-podaly-zayavky-dlya-uchasti-v-uryadovij-programi-grantiv-yerobota/" text:style-name="Internet_20_link" text:visited-style-name="Visited_20_Internet_20_Link">
https://armyinform.com.ua/2023/04/07/majzhe-23-tysyachi-ukrayincziv-podaly-zayavky-dlya-uchasti-v-uryadovij-programi-grantiv-yerobota/</text:a>
</text:p>
      <!--NEWS-->
      <text:h text:style-name="P10" text:outline-level="1">
<text:span text:style-name="T4">
окупант розповідає про відсутність спорядження та постійні обстріли з боку ЗСУ — перехоплення ГУР</text:span>
</text:h>
      <text:p text:style-name="P4">
Author: ['АРМІЯINFORM']</text:p>
      <text:p text:style-name="P4">
Time: 2023-04-07T26:00:00-04:00</text:p>
      <text:p text:style-name="P4">
Description: Військовослужбовець рф розповідає про відсутність спорядження, постійні обстріли з б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ДУТА ВЕЛИЧ РОСАРМІЇ', 'ДУТА ВЕЛИЧ РОСІЇ']</text:p>
      <text:p text:style-name="P4">
Category: News</text:p>
      <!--METADATA-->
      <text:p text:style-name="P4">
<draw:frame draw:style-name="fr1" draw:name="Image239" text:anchor-type="as-char" svg:width="6.9236in" svg:height="3.894525in" draw:z-index="0">
<draw:image xlink:href="../Images/AРМІЯINFORM/2023-04-07T26-00-00-04-00/gurperehoplennya.jpg" xlink:type="simple" xlink:show="embed" xlink:actuate="onLoad" draw:mime-type="image/jpeg"/>
</draw:frame>
</text:p>
      <text:p text:style-name="P4">
Військовослужбовець рф розповідає про відсутність спорядження, постійніобстріли з боку ЗСУ та байдужість керівництва до особистого забезпечення.</text:p>
      <text:p text:style-name="P4">
Розмову в Telegram <text:a xlink:type="simple" xlink:href="https://t.me/DIUkraine" text:style-name="Internet_20_link" text:visited-style-name="Visited_20_Internet_20_Link">
опублікувало</text:a>
 Головне управліннярозвідки МО.</text:p>
      <text:p text:style-name="P4">
Source: <text:a xlink:type="simple" xlink:href="https://armyinform.com.ua/2023/04/07/okupant-rozpovidaye-pro-vidsutnist-sporyadzhennya-ta-postijni-obstrily-z-boku-zsu-perehoplennya-gur/" text:style-name="Internet_20_link" text:visited-style-name="Visited_20_Internet_20_Link">
https://armyinform.com.ua/2023/04/07/okupant-rozpovidaye-pro-vidsutnist-sporyadzhennya-ta-postijni-obstrily-z-boku-zsu-perehoplennya-gur/</text:a>
</text:p>
      <!--NEWS-->
      <text:h text:style-name="P10" text:outline-level="1">
<text:span text:style-name="T4">
Справи ще чотирьох російських катів направлено до суду</text:span>
</text:h>
      <text:p text:style-name="P4">
Author: ['АРМІЯINFORM']</text:p>
      <text:p text:style-name="P4">
Time: 2023-04-07T27:00:00-04:00</text:p>
      <text:p text:style-name="P4">
Description: Прокурори Київської обласної прокуратури скерували до суду обвинувальний акт в поряд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ruchnyk.jpg" text:style-name="Internet_20_link" text:visited-style-name="Visited_20_Internet_20_Link">
naruchnyk.jpg</text:a>
']</text:p>
      <text:p text:style-name="P4">
Tags: ['STOPRUSSIA', 'ВІЙСЬКОВІ ЗЛОЧИНИ РФ', 'ОФІС ГЕНЕРАЛЬНОГО ПРОКУРОРА УКРАЇНИ']</text:p>
      <text:p text:style-name="P4">
Category: News</text:p>
      <!--METADATA-->
      <text:p text:style-name="P4">
<draw:frame draw:style-name="fr1" draw:name="Image240" text:anchor-type="as-char" svg:width="6.9236in" svg:height="4.075033in" draw:z-index="0">
<draw:image xlink:href="../Images/AРМІЯINFORM/2023-04-07T27-00-00-04-00/naruchnyk.jpg" xlink:type="simple" xlink:show="embed" xlink:actuate="onLoad" draw:mime-type="image/jpeg"/>
</draw:frame>
</text:p>
      <text:p text:style-name="P4">
Прокурори Київської обласної прокуратури скерували до суду обвинувальний акт впорядку спеціального досудового розслідування стосовно підполковника, двохсержантів та рядового 64-окремої мотострілецької бригади 35-їзагальновійськової армії РФ за фактом жорстокого поводження з цивільнимнаселенням (ч. 2 ст. 28, ч. 1 ст. 438 КК України).</text:p>
      <text:p text:style-name="P4">
Розслідуванням встановлено, що у березні 2022 року під час окупації містаБуча, озброєні обвинувачені разом з іншими невстановленимивійськовослужбовцями РФ вдерлися до будинку одного з місцевих мешканців. Навиконання наказу підполковника, військовослужбовці РФ вивели господаря будинкуна вулицю, повалили на землю та били його руками й ногами по різних частинахтіла, вимагаючи надати інформацію про патріотично налаштованих мешканців Бучі,<text:a xlink:type="simple" xlink:href="https://www.gp.gov.ua/ua/posts/katuvali-mirnix-meskanciv-buci-ta-imituvali-yix-stratu-suditimut-pidpolkovnika-ta-shhe-tryox-viiskovosluzbovciv-rf" text:style-name="Internet_20_link" text:visited-style-name="Visited_20_Internet_20_Link">
повідомляє</text:a>
 Офіс Генерального прокурора України.</text:p>
      <text:p text:style-name="P4">
Далі потерпілому зав’язали очі рушником та привели до штабу окупантів, деутримували цивільних осіб. Там чоловіка продовжили бити, змусили повністюроздягнутися і шукали на його тілі татуювання. З метою залякуванняобвинувачені імітували страту інших осіб, присутніх в тому ж приміщенні.</text:p>
      <text:p text:style-name="P4">
Потерпілому вдалося втекти від військовослужбовців РФ у той момент, коли вониповели на страту інших мирних мешканців.</text:p>
      <text:p text:style-name="P4">
Досудове розслідування здійснювалося слідчими ГУ СБУ в Київській області,оперативний супровід — ГУ контррозвідувального забезпечення об’єктів критичноїінфраструктури та протидії фінансуванню тероризму Департаменту захистунаціональної державності СБУ.</text:p>
      <text:p text:style-name="P4">
Source: <text:a xlink:type="simple" xlink:href="https://armyinform.com.ua/2023/04/07/spravy-shhe-chotyroh-rosijskyh-kativ-napravleno-do-sudu/" text:style-name="Internet_20_link" text:visited-style-name="Visited_20_Internet_20_Link">
https://armyinform.com.ua/2023/04/07/spravy-shhe-chotyroh-rosijskyh-kativ-napravleno-do-sudu/</text:a>
</text:p>
      <!--NEWS-->
      <text:h text:style-name="P10" text:outline-level="1">
<text:span text:style-name="T4">
Протягом місяця на гарячі лінії Мінреінтеграції надійшло понад 56 тисяч звернень</text:span>
</text:h>
      <text:p text:style-name="P4">
Author: ['АРМІЯINFORM']</text:p>
      <text:p text:style-name="P4">
Time: 2023-04-07T28:00:00-04:00</text:p>
      <text:p text:style-name="P4">
Description: Йдеться про гарячу лінію з кризових питань, гарячу лінію Уповноваженого з питань В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elefon-1.jpg" text:style-name="Internet_20_link" text:visited-style-name="Visited_20_Internet_20_Link">
telefon-1.jpg</text:a>
']</text:p>
      <text:p text:style-name="P4">
Tags: ['ГАРЯЧІ ЛІНІЇ', 'ЗВЕРНЕННЯ ГРОМАДЯН', 'МІНРЕІНТЕГРАЦІЇ']</text:p>
      <text:p text:style-name="P4">
Category: News</text:p>
      <!--METADATA-->
      <text:p text:style-name="P4">
<draw:frame draw:style-name="fr1" draw:name="Image241" text:anchor-type="as-char" svg:width="6.9236in" svg:height="4.330592in" draw:z-index="0">
<draw:image xlink:href="../Images/AРМІЯINFORM/2023-04-07T28-00-00-04-00/telefon-1.jpg" xlink:type="simple" xlink:show="embed" xlink:actuate="onLoad" draw:mime-type="image/jpeg"/>
</draw:frame>
</text:p>
      <text:p text:style-name="P4">
Йдеться про гарячу лінію з кризових питань, гарячу лінію Уповноваженого зпитань ВПО та гарячу лінію Уповноваженого зі зниклих безвісти.</text:p>
      <text:p text:style-name="P4">
Зокрема, оператори гарячої лінії з кризових питань у березні опрацювали більшяк 25 тисяч дзвінків. Також вони надали відповіді на майже 2 тисячі звернень,які надійшли за цей час через месенджери,<text:a xlink:type="simple" xlink:href="https://minre.gov.ua/2023/04/06/u-berezni-na-garyachi-liniyi-minreintegracziyi-nadijshlo-ponad-56-tysyach-zvernen/" text:style-name="Internet_20_link" text:visited-style-name="Visited_20_Internet_20_Link">
повідомляють</text:a>
 у Мінреінтеграції.</text:p>
      <text:p text:style-name="P4">
Крім того, протягом минулого місяця співробітники кол-центру Мінреінтеграціїприйняли понад 13 тисяч дзвінків на гарячу лінію Уповноваженого з питаньвнутрішньо переміщених осіб.</text:p>
      <text:p text:style-name="P4">
Серед найактуальніших питань, які цікавлять громадян: виплата державноїдопомоги ВПО, грошова допомога від міжнародних організацій та отриманняправової допомоги.</text:p>
      <text:p text:style-name="P4">
На гарячу лінію Уповноваженого зі зниклих безвісти у березні надійшло більшніж 16 тисяч звернень. З них — близько 8 тисяч дзвінків і понад 8 тисячповідомлень у месенджерах.</text:p>
      <text:p text:style-name="P4">
Нагадаємо, зателефонувати на гарячу лінію з кризового реагування можна закоротким номером 15-48. Або написати у месенджери WhatsApp/Telegram/Viber наномер: (096) 078-84-33.</text:p>
      <text:p text:style-name="P4">
Звернутися на гарячу лінію Уповноваженого з питань ВПО можна за телефоном:(066) 813-62-39.</text:p>
      <text:p text:style-name="P4">
Якщо близькі тривалий час не виходять на зв’язок, телефонуйте на гарячу лініюУповноваженого зі зниклих безвісти: 0 800 339 247. У вихідні можете надсилатиповідомлення у Viber і Telegram на номер: (095) 896-04-21.</text:p>
      <text:p text:style-name="P4">
Source: <text:a xlink:type="simple" xlink:href="https://armyinform.com.ua/2023/04/07/u-berezni-na-garyachi-liniyi-minreintegracziyi-nadijshlo-ponad-56-tysyach-zvernen-2/" text:style-name="Internet_20_link" text:visited-style-name="Visited_20_Internet_20_Link">
https://armyinform.com.ua/2023/04/07/u-berezni-na-garyachi-liniyi-minreintegracziyi-nadijshlo-ponad-56-tysyach-zvernen-2/</text:a>
</text:p>
      <!--NEWS-->
      <text:h text:style-name="P10" text:outline-level="1">
<text:span text:style-name="T4">
У березні із Держбюджету на соцвиплати було спрямовано 40,7 млрд гривень — Мінфін</text:span>
</text:h>
      <text:p text:style-name="P4">
Author: ['АРМІЯINFORM']</text:p>
      <text:p text:style-name="P4">
Time: 2023-04-07T29:00:00-04:00</text:p>
      <text:p text:style-name="P4">
Description: У січні ‒ березні 2023 року із Держбюджету на соцвиплати було спрямовано 117,3 млрд гр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ocz_vyplaty.jpg" text:style-name="Internet_20_link" text:visited-style-name="Visited_20_Internet_20_Link">
socz_vyplaty.jpg</text:a>
', '<text:a xlink:type="simple" xlink:href="https://armyinform.com.ua/wp-content/uploads/2023/04/soczvyplaty_sichenberezen_2023-1.png" text:style-name="Internet_20_link" text:visited-style-name="Visited_20_Internet_20_Link">
soczvyplaty_sichenberezen_2023-1.png</text:a>
']</text:p>
      <text:p text:style-name="P4">
Tags: ['МІНФІН', 'СОЦІАЛЬНІ ВИПЛАТИ']</text:p>
      <text:p text:style-name="P4">
Category: News</text:p>
      <!--METADATA-->
      <text:p text:style-name="P4">
<draw:frame draw:style-name="fr1" draw:name="Image242" text:anchor-type="as-char" svg:width="6.9236in" svg:height="3.893007in" draw:z-index="0">
<draw:image xlink:href="../Images/AРМІЯINFORM/2023-04-07T29-00-00-04-00/socz_vyplaty.jpg" xlink:type="simple" xlink:show="embed" xlink:actuate="onLoad" draw:mime-type="image/jpeg"/>
</draw:frame>
</text:p>
      <text:p text:style-name="P4">
У січні ‒ березні 2023 року із Держбюджету на соцвиплати було спрямовано 117,3млрд грн, зокрема у березні — 40,7 млрд гривень,<text:a xlink:type="simple" xlink:href="https://mof.gov.ua/uk/news/minfin_u_berezni_iz_derzhbiudzhetu_na_sotsviplati_bulo_spriamovano_407_mlrd_griven-3924" text:style-name="Internet_20_link" text:visited-style-name="Visited_20_Internet_20_Link">
повідомляє</text:a>
Міністерство фінансів України.</text:p>
      <text:p text:style-name="P4">
<draw:frame draw:style-name="fr1" draw:name="Image243" text:anchor-type="as-char" svg:width="6.9236in" svg:height="3.894525in" draw:z-index="0">
<draw:image xlink:href="../Images/AРМІЯINFORM/2023-04-07T29-00-00-04-00/soczvyplaty_sichenberezen_2023-1.png" xlink:type="simple" xlink:show="embed" xlink:actuate="onLoad" draw:mime-type="image/png"/>
</draw:frame>
</text:p>
      <text:p text:style-name="P4">
Ці кошти було спрямовано:</text:p>
      <ul>
        <li>
68 млрд грн — на фінансове забезпечення виплати пенсій, надбавок та підвищень до пенсій, призначених за пенсійними програмами, та дефіциту коштів Пенсійного фонду, із них у березні — 22,7 млрд грн;  * 25,8 млрд грн —на соціальний захист громадян, які потрапили у складні життєві обставини, із них у березні — 9 млрд грн;  * 17,2 млрд грн — на підтримку малозабезпечених сімей та надання пільг і житлових субсидій громадянам, із них у березні — 6,6 млрд грн;  * 6 млрд грн — на соціальний захист дітей та сім’ї, із них у березні — 2,1 млрд грн;  * 0,3 млрд грн — на соціальний захист осіб з інвалідністю, із них у березні — 0,3 млрд гривень.</li>
      </ul>
      <text:p text:style-name="P4">
«Продовжуємо виконувати державні гарантії та забезпечувати соціальний захистнаших громадян. Ідеться про виплати пенсій, доплат, надбавок і допомог. Аджекошти повинні надходити вчасно та у повному обсязі, а люди мають відчуватипідтримку держави, особливо у період воєнного стану», ‒ прокоментувавзаступник Міністра фінансів Роман Єрмоличев.</text:p>
      <text:p text:style-name="P4">
Source: <text:a xlink:type="simple" xlink:href="https://armyinform.com.ua/2023/04/07/u-berezni-iz-derzhbyudzhetu-na-soczvyplaty-bulo-spryamovano-407-mlrd-gryven-minfin/" text:style-name="Internet_20_link" text:visited-style-name="Visited_20_Internet_20_Link">
https://armyinform.com.ua/2023/04/07/u-berezni-iz-derzhbyudzhetu-na-soczvyplaty-bulo-spryamovano-407-mlrd-gryven-minfin/</text:a>
</text:p>
      <!--NEWS-->
      <text:h text:style-name="P10" text:outline-level="1">
<text:span text:style-name="T4">
Мінометні розрахунки окремої бригади ТРО ефективно знищують противника під Бахмутом</text:span>
</text:h>
      <text:p text:style-name="P4">
Author: ['АРМІЯINFORM']</text:p>
      <text:p text:style-name="P4">
Time: 2023-04-07T30:00:00-04:00</text:p>
      <text:p text:style-name="P4">
Description: Мінометні розрахунки окремої бригади Сил територіальної оборони разом з аеророзвід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Мінометні розрахунки окремої бригади Сил територіальної оборони разом заеророзвідкою і коригувальниками ефективно знищують противника під Бахмутом таміцно тримають оборону.</text:p>
      <text:p text:style-name="P4">
«Наше завдання — щоб вороги швидше скінчилися і Україна зажила мирним життям»,— розповідають бійці ОБр ТрО.</text:p>
      <text:p text:style-name="P4">
<text:span text:style-name="T5">
Джерело:<text:a xlink:type="simple" xlink:href="https://www.facebook.com/CinCAFU" text:style-name="Internet_20_link" text:visited-style-name="Visited_20_Internet_20_Link">
Головнокомандувач ЗС України </text:a>
</text:span>
</text:p>
      <text:p text:style-name="P4">
Source: <text:a xlink:type="simple" xlink:href="https://armyinform.com.ua/2023/04/07/minometni-rozrahunky-okremoyi-brygady-tro-efektyvno-znyshhuyut-protyvnyka-pid-bahmutom/" text:style-name="Internet_20_link" text:visited-style-name="Visited_20_Internet_20_Link">
https://armyinform.com.ua/2023/04/07/minometni-rozrahunky-okremoyi-brygady-tro-efektyvno-znyshhuyut-protyvnyka-pid-bahmutom/</text:a>
</text:p>
      <!--NEWS-->
      <text:h text:style-name="P10" text:outline-level="1">
<text:span text:style-name="T4">
Роспропаганда ширить фейк про підпал храму УПЦ мп</text:span>
</text:h>
      <text:p text:style-name="P4">
Author: ['АРМІЯINFORM']</text:p>
      <text:p text:style-name="P4">
Time: 2023-04-07T31:00:00-04:00</text:p>
      <text:p text:style-name="P4">
Description: Ворожі Telegram-канали поширюють фейкове відео з пожежею нібито храму УПЦ мп    Це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c03e5c-51db-4b42-83a7-88263ff7ddd5.png" text:style-name="Internet_20_link" text:visited-style-name="Visited_20_Internet_20_Link">
34c03e5c-51db-4b42-83a7-88263ff7ddd5.png</text:a>
']</text:p>
      <text:p text:style-name="P4">
Tags: ['STOPRUSSIA', 'РОСІЙСЬКІ ФЕЙКИ', 'ЦПД РНБО']</text:p>
      <text:p text:style-name="P4">
Category: News</text:p>
      <!--METADATA-->
      <text:p text:style-name="P4">
<draw:frame draw:style-name="fr1" draw:name="Image244" text:anchor-type="as-char" svg:width="6.9236in" svg:height="3.894525in" draw:z-index="0">
<draw:image xlink:href="../Images/AРМІЯINFORM/2023-04-07T31-00-00-04-00/34c03e5c-51db-4b42-83a7-88263ff7ddd5.png" xlink:type="simple" xlink:show="embed" xlink:actuate="onLoad" draw:mime-type="image/png"/>
</draw:frame>
</text:p>
      <text:p text:style-name="P4">
Ворожі Telegram-канали поширюють фейкове відео з пожежею нібито храму УПЦ мп</text:p>
      <text:p text:style-name="P4">
Це відео поширили відомі пропагандисти рф та новинні канали зі звинуваченнями,начебто «канонічний храм» УПЦ мп в с.Новополтавка Миколаївської обл. навмиснопідпалили українські націоналісти.</text:p>
      <text:p text:style-name="P4">
Насправді відео, яке шириться в мережі, було зняте ще у 2013 році. На ньомузафільмовано пожежу в російському селищі іллінка. Подібними фейками ворогнамагається розв’язати релігійну ворожнечу між українцями і у такий спосіброзколоти суспільство</text:p>
      <text:p text:style-name="P4">
Довіряйте лише джерелам верифікованої інформації,<text:a xlink:type="simple" xlink:href="https://cpd.gov.ua/warning/rospropaganda-shyryt-fejk-pro-pidpal-hramu-upcz-mp/" text:style-name="Internet_20_link" text:visited-style-name="Visited_20_Internet_20_Link">
наголошує</text:a>
 Центр протидії дезінформації.</text:p>
      <text:p text:style-name="P4">
Source: <text:a xlink:type="simple" xlink:href="https://armyinform.com.ua/2023/04/07/rospropaganda-shyryt-fejk-pro-pidpal-hramu-upcz-mp/" text:style-name="Internet_20_link" text:visited-style-name="Visited_20_Internet_20_Link">
https://armyinform.com.ua/2023/04/07/rospropaganda-shyryt-fejk-pro-pidpal-hramu-upcz-mp/</text:a>
</text:p>
      <!--NEWS-->
      <text:h text:style-name="P10" text:outline-level="1">
<text:span text:style-name="T4">
Наша авіація завдала 6 ударів по районах зосередження противника</text:span>
</text:h>
      <text:p text:style-name="P4">
Author: ['АРМІЯINFORM']</text:p>
      <text:p text:style-name="P4">
Time: 2023-04-07T32:00:00-04:00</text:p>
      <text:p text:style-name="P4">
Description: За минулу добу авіація Сил оборони завдала 6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icziya_udar.jpg" text:style-name="Internet_20_link" text:visited-style-name="Visited_20_Internet_20_Link">
avicziya_udar.jpg</text:a>
']</text:p>
      <text:p text:style-name="P4">
Tags: ['STOPRUSSIA', 'ВІЙНА', 'ВТРАТИ ВОРОГА', 'ГШ ЗСУ', 'ХРОНІКА ОБОРОНИ']</text:p>
      <text:p text:style-name="P4">
Category: News</text:p>
      <!--METADATA-->
      <text:p text:style-name="P4">
<draw:frame draw:style-name="fr1" draw:name="Image245" text:anchor-type="as-char" svg:width="6.9236in" svg:height="4.834981in" draw:z-index="0">
<draw:image xlink:href="../Images/AРМІЯINFORM/2023-04-07T32-00-00-04-00/avicziya_udar.jpg" xlink:type="simple" xlink:show="embed" xlink:actuate="onLoad" draw:mime-type="image/jpeg"/>
</draw:frame>
<text:span text:style-name="T4">
🔥 Ситуація щодо російського вторгнення</text:span>
</text:p>
      <text:p text:style-name="P4">
За минулу добу авіація Сил оборони завдала 6 ударів по районах зосередженняособового складу та військової техніки окупантів. Окрім того, наші захисникизнищили 3 БПЛА різних типів («Орлан-10», «Supercam» та «Ланцет-3»), а також 3коригованих авіаційних бомби,<text:a xlink:type="simple" xlink:href="https://www.facebook.com/GeneralStaff.ua/posts/pfbid02Yn3pKLJaZc1fvUY4wH2qaV5ithmQTgFAhPNh5dnrCmgUH1YRWYzQrT8JGtvqSEVtl" text:style-name="Internet_20_link" text:visited-style-name="Visited_20_Internet_20_Link">
повідомляє</text:a>
 Генеральний штаб ЗСУкраїни.</text:p>
      <text:p text:style-name="P4">
Підрозділи ракетних військ і артилерії, в той же час, уразили 2 районизосередження живої сили противника, 2 склади пально-мастильних матеріалів таворожу станцію радіоелектронної боротьби.</text:p>
      <text:p text:style-name="P4">
Source: <text:a xlink:type="simple" xlink:href="https://armyinform.com.ua/2023/04/07/nasha-aviacziya-zavdala-6-udariv-po-rajonah-zoseredzhennya-protyvnyka/" text:style-name="Internet_20_link" text:visited-style-name="Visited_20_Internet_20_Link">
https://armyinform.com.ua/2023/04/07/nasha-aviacziya-zavdala-6-udariv-po-rajonah-zoseredzhennya-protyvnyka/</text:a>
</text:p>
      <!--NEWS-->
      <text:h text:style-name="P10" text:outline-level="1">
<text:span text:style-name="T4">
На Бахмутському напрямку тривають жорстокі бої</text:span>
</text:h>
      <text:p text:style-name="P4">
Author: ['АРМІЯINFORM']</text:p>
      <text:p text:style-name="P4">
Time: 2023-04-07T33:00:00-04:00</text:p>
      <text:p text:style-name="P4">
Description: На Бахмутському напрямку ворог продовжує вести наступальні дії, намагається взят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xmut.jpg" text:style-name="Internet_20_link" text:visited-style-name="Visited_20_Internet_20_Link">
baxmut.jpg</text:a>
']</text:p>
      <text:p text:style-name="P4">
Tags: ['STOPRUSSIA', 'БАХМУТСЬКИЙ НАПРЯМОК', 'ВІЙНА', 'ВТОРГНЕННЯ РФ', 'ГШ ЗСУ', 'ХРОНІКА ОБОРОНИ']</text:p>
      <text:p text:style-name="P4">
Category: News</text:p>
      <!--METADATA-->
      <text:p text:style-name="P4">
<draw:frame draw:style-name="fr1" draw:name="Image246" text:anchor-type="as-char" svg:width="6.9236in" svg:height="4.615733in" draw:z-index="0">
<draw:image xlink:href="../Images/AРМІЯINFORM/2023-04-07T33-00-00-04-00/baxmut.jpg" xlink:type="simple" xlink:show="embed" xlink:actuate="onLoad" draw:mime-type="image/jpeg"/>
</draw:frame>
 <text:span text:style-name="T4">
🔥Ситуація щодо російського вторгнення</text:span>
</text:p>
      <text:p text:style-name="P4">
На Бахмутському напрямку ворог продовжує вести наступальні дії, намагаєтьсявзяти під повний контроль місто Бахмут, тривають жорстокі бої. Протягомминулої доби противник вів безуспішні наступальні дії в районі населенихпунктів Оріхово-Василівка, Богданівка та Біла Гора. Підрозділи Сил оборонивідбили 16 атак противника на цій ділянці фронту. Від ворожих обстрілівпостраждали, зокрема, Васюківка, Оріхово-Василівка, Новомаркове, Бахмут,Іванівське, Часів Яр, Новодмитрівка, Олександро-Шультине, Диліївка та ШумиДонецької області,<text:a xlink:type="simple" xlink:href="https://www.facebook.com/GeneralStaff.ua/posts/pfbid02Yn3pKLJaZc1fvUY4wH2qaV5ithmQTgFAhPNh5dnrCmgUH1YRWYzQrT8JGtvqSEVtl" text:style-name="Internet_20_link" text:visited-style-name="Visited_20_Internet_20_Link">
повідомляє</text:a>
 Генеральний штаб ЗСУкраїни.</text:p>
      <text:p text:style-name="P4">
На Авдіївському та Мар’їнському напрямках противник вів наступальні дії врайонах Новокалинове, Сєверне, Первомайське та Мар’їнка Донецької області,успіху не мав. Найзапекліші бої на зазначеній ділянці фронту тривають заМар’їнку, де було відбито 19 ворожих атак. В той же час, ворожих обстрілівзазнали Новокалинове, Авдіївка, Нетайлове, Первомайське, Мар’їнка та Побєда.</text:p>
      <text:p text:style-name="P4">
На Шахтарському напрямку протягом доби ворог наступальних дій не проводив.Здійснив обстріли населених пунктів Вугледар, Пречистівка і Велика НовосілкаДонецької області.</text:p>
      <text:p text:style-name="P4">
Source: <text:a xlink:type="simple" xlink:href="https://armyinform.com.ua/2023/04/07/na-bahmutskomu-napryamku-tryvayut-zhorstoki-boyi/" text:style-name="Internet_20_link" text:visited-style-name="Visited_20_Internet_20_Link">
https://armyinform.com.ua/2023/04/07/na-bahmutskomu-napryamku-tryvayut-zhorstoki-boyi/</text:a>
</text:p>
      <!--NEWS-->
      <text:h text:style-name="P10" text:outline-level="1">
<text:span text:style-name="T4">
Основні наступальні зусилля ворог зосередив на чотирьох напрямках</text:span>
</text:h>
      <text:p text:style-name="P4">
Author: ['АРМІЯINFORM']</text:p>
      <text:p text:style-name="P4">
Time: 2023-04-07T34:00:00-04:00</text:p>
      <text:p text:style-name="P4">
Description: Протягом минулої доби противник завдав 5 ракетних та 18 авіаційних ударів,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jovi-diyi.jpg" text:style-name="Internet_20_link" text:visited-style-name="Visited_20_Internet_20_Link">
bojovi-diyi.jpg</text:a>
']</text:p>
      <text:p text:style-name="P4">
Tags: ['STOPRUSSIA', 'ВІЙНА', 'ГШ ЗСУ']</text:p>
      <text:p text:style-name="P4">
Category: News</text:p>
      <!--METADATA-->
      <text:p text:style-name="P4">
<draw:frame draw:style-name="fr1" draw:name="Image247" text:anchor-type="as-char" svg:width="6.9236in" svg:height="3.894525in" draw:z-index="0">
<draw:image xlink:href="../Images/AРМІЯINFORM/2023-04-07T34-00-00-04-00/bojovi-diyi.jpg" xlink:type="simple" xlink:show="embed" xlink:actuate="onLoad" draw:mime-type="image/jpeg"/>
</draw:frame>
 <text:span text:style-name="T4">
🔥Ситуація щодо російського вторгнення</text:span>
</text:p>
      <text:p text:style-name="P4">
Протягом минулої доби противник завдав 5 ракетних та 18 авіаційних ударів,здійснив 53 обстріли з реактивних систем залпового вогню по позиціях нашихвійськ та цивільній інфраструктурі населених пунктів.</text:p>
      <text:p text:style-name="P4">
Ймовірність завдання ракетних та авіаційних ударів і надалі залишаєтьсявисокою по всій території України.</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 заминулу добу відбито понад 40 атак противника,<text:a xlink:type="simple" xlink:href="https://www.facebook.com/GeneralStaff.ua/posts/pfbid02Yn3pKLJaZc1fvUY4wH2qaV5ithmQTgFAhPNh5dnrCmgUH1YRWYzQrT8JGtvqSEVtl" text:style-name="Internet_20_link" text:visited-style-name="Visited_20_Internet_20_Link">
повідомляє</text:a>
 Генеральний штаб ЗСУкраїни.</text:p>
      <text:p text:style-name="P4">
Source: <text:a xlink:type="simple" xlink:href="https://armyinform.com.ua/2023/04/07/osnovni-nastupalni-zusyllya-vorog-zoseredyv-na-chotyroh-napryamkah-2/" text:style-name="Internet_20_link" text:visited-style-name="Visited_20_Internet_20_Link">
https://armyinform.com.ua/2023/04/07/osnovni-nastupalni-zusyllya-vorog-zoseredyv-na-chotyroh-napryamkah-2/</text:a>
</text:p>
      <!--NEWS-->
      <text:h text:style-name="P10" text:outline-level="1">
<text:span text:style-name="T4">
Противник зберігає військову присутність у прикордонних з Україною районах</text:span>
</text:h>
      <text:p text:style-name="P4">
Author: ['АРМІЯINFORM']</text:p>
      <text:p text:style-name="P4">
Time: 2023-04-07T35:00:00-04:00</text:p>
      <text:p text:style-name="P4">
Description: На Волинському, Поліському, Сіверському та Слобожанському напрямках оперативна обстано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ezhymo.jpg" text:style-name="Internet_20_link" text:visited-style-name="Visited_20_Internet_20_Link">
stezhymo.jpg</text:a>
']</text:p>
      <text:p text:style-name="P4">
Tags: ['STOPRUSSIA', 'АГРЕСІЯ РФ', 'ВІЙНА', 'ВТОРГНЕННЯ РФ', 'ГШ ЗСУ']</text:p>
      <text:p text:style-name="P4">
Category: News</text:p>
      <!--METADATA-->
      <text:p text:style-name="P4">
<draw:frame draw:style-name="fr1" draw:name="Image248" text:anchor-type="as-char" svg:width="6.9236in" svg:height="4.32725in" draw:z-index="0">
<draw:image xlink:href="../Images/AРМІЯINFORM/2023-04-07T35-00-00-04-00/stezhymo.jpg" xlink:type="simple" xlink:show="embed" xlink:actuate="onLoad" draw:mime-type="image/jpeg"/>
</draw:frame>
</text:p>
      <text:p text:style-name="P4">
На Волинському, Поліському, Сіверському та Слобожанському напрямках оперативнаобстановка без суттєвих змін. російська федерація продовжує використовуватиповітряний простір та територію республіки білорусь. Разом з тим, ознакформувань наступальних угруповань противника не виявлено.</text:p>
      <text:p text:style-name="P4">
Як<text:a xlink:type="simple" xlink:href="https://www.facebook.com/GeneralStaff.ua/posts/pfbid02Yn3pKLJaZc1fvUY4wH2qaV5ithmQTgFAhPNh5dnrCmgUH1YRWYzQrT8JGtvqSEVtl" text:style-name="Internet_20_link" text:visited-style-name="Visited_20_Internet_20_Link">
повідомляє</text:a>
 Генеральний штаб ЗСУкраїни, противник і надалі зберігає військову присутність у прикордонних зУкраїною районах Курської та Бєлгородської областей.</text:p>
      <text:p text:style-name="P4">
Протягом минулої доби противник здійснив обстріли населених пунктів Леонівка,Грем’яч, Нововасилівка Чернігівської області; Прогрес, Заруцьке, Рівне,Волфине, а також населених пунктів Ветеринарне, Нескучне, Огірцеве, Тихе,Зибине, Бочкове, Бударки, Вільхуватка, Чугунівка, Зарубинка, Бологівка,Стариця, Колодязне на Харківщині.</text:p>
      <text:p text:style-name="P4">
Source: <text:a xlink:type="simple" xlink:href="https://armyinform.com.ua/2023/04/07/protyvnyk-zberigaye-vijskovu-prysutnist-u-prykordonnyh-z-ukrayinoyu-rajonah/" text:style-name="Internet_20_link" text:visited-style-name="Visited_20_Internet_20_Link">
https://armyinform.com.ua/2023/04/07/protyvnyk-zberigaye-vijskovu-prysutnist-u-prykordonnyh-z-ukrayinoyu-rajonah/</text:a>
</text:p>
      <!--NEWS-->
      <text:h text:style-name="P10" text:outline-level="1">
<text:span text:style-name="T4">
Сили оборони ліквідували майже 500 окупантів, знищили 2 танки і 4 БПЛА</text:span>
</text:h>
      <text:p text:style-name="P4">
Author: ['АРМІЯINFORM']</text:p>
      <text:p text:style-name="P4">
Time: 2023-04-07T36:00:00-04:00</text:p>
      <text:p text:style-name="P4">
Description: Загальні бойові втрати противника з 24.02.22 по 07.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1e8b75a-f231-4de5-8b37-010652863b8a-scaled.jpg" text:style-name="Internet_20_link" text:visited-style-name="Visited_20_Internet_20_Link">
81e8b75a-f231-4de5-8b37-010652863b8a-scaled.jpg</text:a>
']</text:p>
      <text:p text:style-name="P4">
Tags: ['STOPRUSSIA', 'АГРЕСІЯ РФ', 'ВТОРГНЕННЯ РФ', 'ВТРАТИ ВОРОГА', 'ГШ ЗСУ']</text:p>
      <text:p text:style-name="P4">
Category: News</text:p>
      <!--METADATA-->
      <text:p text:style-name="P4">
<draw:frame draw:style-name="fr1" draw:name="Image249" text:anchor-type="as-char" svg:width="6.9236in" svg:height="6.975527in" draw:z-index="0">
<draw:image xlink:href="../Images/AРМІЯINFORM/2023-04-07T36-00-00-04-00/81e8b75a-f231-4de5-8b37-010652863b8a-scaled.jpg" xlink:type="simple" xlink:show="embed" xlink:actuate="onLoad" draw:mime-type="image/jpeg"/>
</draw:frame>
</text:p>
      <text:p text:style-name="P4">
Загальні бойові втрати противника з 24.02.22 по 07.04.23 орієнтовностановлять:</text:p>
      <ul>
        <li>
<text:span text:style-name="T4">
особового складу ‒</text:span>
 177110 (+480) осіб ліквідовано  * <text:span text:style-name="T4">
танків ‒</text:span>
 3633 (+2)  * <text:span text:style-name="T4">
бойових броньованих машин ‒</text:span>
 7016 (+3)  * <text:span text:style-name="T4">
артилерійських систем ‒</text:span>
 2722 (+8)  * <text:span text:style-name="T4">
РСЗВ ‒</text:span>
 533 (+1)  * <text:span text:style-name="T4">
засоби ППО ‒</text:span>
 281 (0)  * <text:span text:style-name="T4">
літаків ‒</text:span>
 306 (0)  * <text:span text:style-name="T4">
гелікоптерів ‒</text:span>
 292 (0)  * <text:span text:style-name="T4">
БПЛА оперативно-тактичного рівня ‒</text:span>
 2291 (+4)  * <text:span text:style-name="T4">
крилаті ракети ‒</text:span>
 911 (0)  * <text:span text:style-name="T4">
кораблі / катери ‒</text:span>
 18 (0)  * <text:span text:style-name="T4">
автомобільної техніки та автоцистерн ‒</text:span>
 5587 (+13)  * <text:span text:style-name="T4">
спеціальна техніка ‒</text:span>
 304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7.04.23.</text:p>
      <text:p text:style-name="P4">
Source: <text:a xlink:type="simple" xlink:href="https://armyinform.com.ua/2023/04/07/syly-oborony-likviduvaly-majzhe-500-okupantiv-znyshhyly-2-tanky-i-4-bpla/" text:style-name="Internet_20_link" text:visited-style-name="Visited_20_Internet_20_Link">
https://armyinform.com.ua/2023/04/07/syly-oborony-likviduvaly-majzhe-500-okupantiv-znyshhyly-2-tanky-i-4-bpla/</text:a>
</text:p>
      <!--NEWS-->
      <text:h text:style-name="P10" text:outline-level="1">
<text:span text:style-name="T4">
Окупанти примушують копати окопи наркоманів та алкоголіків</text:span>
</text:h>
      <text:p text:style-name="P4">
Author: ['АРМІЯINFORM']</text:p>
      <text:p text:style-name="P4">
Time: 2023-04-07T37:00:00-04:00</text:p>
      <text:p text:style-name="P4">
Description: У населених пунктах Джанкойського району тимчасово окупованого Криму російські загарбн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moby.jpeg" text:style-name="Internet_20_link" text:visited-style-name="Visited_20_Internet_20_Link">
chmoby.jpeg</text:a>
']</text:p>
      <text:p text:style-name="P4">
Tags: ['STOPRUSSIA', 'АГРЕСІЯ РФ', 'ВТОРГНЕННЯ РФ', 'ДУТА ВЕЛИЧ РОСАРМІЇ']</text:p>
      <text:p text:style-name="P4">
Category: News</text:p>
      <!--METADATA-->
      <text:p text:style-name="P4">
<draw:frame draw:style-name="fr1" draw:name="Image250" text:anchor-type="as-char" svg:width="6.9236in" svg:height="4.612427in" draw:z-index="0">
<draw:image xlink:href="../Images/AРМІЯINFORM/2023-04-07T37-00-00-04-00/chmoby.jpeg" xlink:type="simple" xlink:show="embed" xlink:actuate="onLoad" draw:mime-type="image/jpeg"/>
</draw:frame>
</text:p>
      <text:p text:style-name="P4">
У населених пунктах Джанкойського району тимчасово окупованого Криму російськізагарбники залучають до будівництва фортифікаційних споруд місцеве населення,<text:a xlink:type="simple" xlink:href="https://www.facebook.com/GeneralStaff.ua/posts/pfbid02Yn3pKLJaZc1fvUY4wH2qaV5ithmQTgFAhPNh5dnrCmgUH1YRWYzQrT8JGtvqSEVtl" text:style-name="Internet_20_link" text:visited-style-name="Visited_20_Internet_20_Link">
повідомляє</text:a>
 Генеральний штаб ЗСУкраїни.</text:p>
      <text:p text:style-name="P4">
Відомо, що до інженерних робіт переважно залучаються чоловіки, більшість зяких наркомани та особи із алкогольною залежністю. Робітникам окупантиобіцяють грошову винагороду, проте люди її не отримують, або отримують не вповному розмірі.</text:p>
      <text:p text:style-name="P4">
Зафіксовано випадки, коли обдурені люди відмовляються йти на подальшуспівпрацю, після чого, озброєні окупанти силою примушують їх копати траншеї.</text:p>
      <text:p text:style-name="P4">
Source: <text:a xlink:type="simple" xlink:href="https://armyinform.com.ua/2023/04/07/okupanty-prymushuyut-kopaty-okopy-narkomaniv-ta-alkogolikiv/" text:style-name="Internet_20_link" text:visited-style-name="Visited_20_Internet_20_Link">
https://armyinform.com.ua/2023/04/07/okupanty-prymushuyut-kopaty-okopy-narkomaniv-ta-alkogolikiv/</text:a>
</text:p>
      <!--NEWS-->
      <text:h text:style-name="P10" text:outline-level="1">
<text:span text:style-name="T4">
Олексій Резніков: Україна має стати 33-м членом НАТО</text:span>
</text:h>
      <text:p text:style-name="P4">
Author: ['АРМІЯINFORM']</text:p>
      <text:p text:style-name="P4">
Time: 2023-04-07T38:00:00-04:00</text:p>
      <text:p text:style-name="P4">
Description: Міністр оборони України Олексій Резніков заявив, що Україна має стати членом НАТО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2efd533f7ec.jpeg" text:style-name="Internet_20_link" text:visited-style-name="Visited_20_Internet_20_Link">
642efd533f7ec.jpeg</text:a>
']</text:p>
      <text:p text:style-name="P4">
Tags: ['STOPRUSSIA', 'НАТО', 'ОЛЕКСІЙ РЕЗНІКОВ']</text:p>
      <text:p text:style-name="P4">
Category: News</text:p>
      <!--METADATA-->
      <text:p text:style-name="P4">
<draw:frame draw:style-name="fr1" draw:name="Image251" text:anchor-type="as-char" svg:width="6.9236in" svg:height="4.32725in" draw:z-index="0">
<draw:image xlink:href="../Images/AРМІЯINFORM/2023-04-07T38-00-00-04-00/642efd533f7ec.jpeg" xlink:type="simple" xlink:show="embed" xlink:actuate="onLoad" draw:mime-type="image/jpeg"/>
</draw:frame>
</text:p>
      <text:p text:style-name="P4">
Міністр оборони України Олексій Резніков заявив, що Україна має стати членомНАТО після Швеції.</text:p>
      <text:p text:style-name="P4">
Про це він написав у своєму<text:a xlink:type="simple" xlink:href="https://twitter.com/oleksiireznikov/status/1644019183036801046" text:style-name="Internet_20_link" text:visited-style-name="Visited_20_Internet_20_Link">
Twitter</text:a>
.</text:p>
      <text:p text:style-name="P4">
«Україна має стати 33-м членом НАТО, а Швеція – 32-м. Українці краще за всіхвміють використовувати зброю натовського зразка для знищення російської армії.</text:p>
      <text:p text:style-name="P4">
Такий досвід є надзвичайно важливим для Альянсу», — зазначив очільникМіноборони.</text:p>
      <text:p text:style-name="P4">
Source: <text:a xlink:type="simple" xlink:href="https://armyinform.com.ua/2023/04/07/oleksij-reznikov-ukrayina-maye-staty-33-m-chlenom-nato/" text:style-name="Internet_20_link" text:visited-style-name="Visited_20_Internet_20_Link">
https://armyinform.com.ua/2023/04/07/oleksij-reznikov-ukrayina-maye-staty-33-m-chlenom-nato/</text:a>
</text:p>
      <!--NEWS-->
      <text:h text:style-name="P10" text:outline-level="1">
<text:span text:style-name="T4">
В Україні хвилина мовчання</text:span>
</text:h>
      <text:p text:style-name="P4">
Author: ['АРМІЯINFORM']</text:p>
      <text:p text:style-name="P4">
Time: 2023-04-07T3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andle.gif" text:style-name="Internet_20_link" text:visited-style-name="Visited_20_Internet_20_Link">
candle.gif</text:a>
']</text:p>
      <text:p text:style-name="P4">
Tags: ['STOPRUSSIA', 'ЗАГАЛЬНОНАЦІОНАЛЬНА ХВИЛИНА МОВЧАННЯ', 'ХВИЛИНА МОВЧАННЯ']</text:p>
      <text:p text:style-name="P4">
Category: News</text:p>
      <!--METADATA-->
      <text:p text:style-name="P4">
<draw:frame draw:style-name="fr1" draw:name="Image252" text:anchor-type="as-char" svg:width="6.9236in" svg:height="3.895992in" draw:z-index="0">
<draw:image xlink:href="../Images/AРМІЯINFORM/2023-04-07T3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07/v-ukrayini-hvylyna-movchannya-2/" text:style-name="Internet_20_link" text:visited-style-name="Visited_20_Internet_20_Link">
https://armyinform.com.ua/2023/04/07/v-ukrayini-hvylyna-movchannya-2/</text:a>
</text:p>
      <!--NEWS-->
      <text:h text:style-name="P10" text:outline-level="1">
<text:span text:style-name="T4">
Командир бригади тактичної авіації: Ефективність буде вищою, якщо ми використовуватимемо F-16</text:span>
</text:h>
      <text:p text:style-name="P4">
Author: ['АРМІЯINFORM']</text:p>
      <text:p text:style-name="P4">
Time: 2023-04-07T40:00:00-04:00</text:p>
      <text:p text:style-name="P4">
Description: Командир бригади тактичної авіації повітряного командування «Центр»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94113677487753177_y.jpg" text:style-name="Internet_20_link" text:visited-style-name="Visited_20_Internet_20_Link">
photo_5294113677487753177_y.jpg</text:a>
']</text:p>
      <text:p text:style-name="P4">
Tags: ['F-16', 'STOPRUSSIA', 'ПОЛКОВНИК ОЛЕКСІЙ МАНЮШКІН', 'ПС ЗСУ']</text:p>
      <text:p text:style-name="P4">
Category: News</text:p>
      <!--METADATA-->
      <text:p text:style-name="P4">
<draw:frame draw:style-name="fr1" draw:name="Image253" text:anchor-type="as-char" svg:width="6.9236in" svg:height="4.32725in" draw:z-index="0">
<draw:image xlink:href="../Images/AРМІЯINFORM/2023-04-07T40-00-00-04-00/photo_5294113677487753177_y.jpg" xlink:type="simple" xlink:show="embed" xlink:actuate="onLoad" draw:mime-type="image/jpeg"/>
</draw:frame>
</text:p>
      <text:p text:style-name="P4">
Командир бригади тактичної авіації повітряного командування «Центр» ПовітрянихСил Збройних Сил України полковник Олексій Манюшкін зазначив, що українськівійськовослужбовці настільки мотивовані, що готові опанувати у короткий термінбудь-яку західну техніку, щоб наблизити нашу перемогу якнайшвидше.</text:p>
      <text:p text:style-name="P4">
Про це <text:a xlink:type="simple" xlink:href="https://t.me/militarymediacenter/1648" text:style-name="Internet_20_link" text:visited-style-name="Visited_20_Internet_20_Link">
йдеться</text:a>
 на Military MediaCenter.</text:p>
      <text:p text:style-name="P4">
«Ми вже використовуємо деякі зразки західної зброї, наприкладпротирадіолокаційну ракету HARM, ефективність якої буде набагато вищою, якщоми будемо застосовувати її з літака F-16», — зазначив він.</text:p>
      <text:p text:style-name="P4">
За словами Олексія Манюшкіна, у перші тижні вторгнення росіян до Україниокупанти втратили значну кількість своєї авіації. Тоді з’явився образ «ПривидаКиєва» тому, що росіяни не очікували, що буде такий спротив і звідкиз’являються літаки, якщо вони всіх їх «знищили».</text:p>
      <text:p text:style-name="P4">
«Я пишаюся своїми льотчиками, які виконують бойові завдання, тому що це дійсноне легка справа збити той же «шахед» або крилату ракету. Коли створювавсялітак МіГ-29 він не був призначений для боротьби з подібними безпілотнимилітальними апаратами, тоді їх ще не існувало навіть у природі», — зауваживвін.</text:p>
      <text:p text:style-name="P4">
Командир бригади додав, що Сили оборони України щиро вдячні закордоннимпартнерам за уже надану військову допомогу та ті літаки, комплектуючі, засобиППО, які надійдуть в Україну найближчим часом. Від систем радянськоговиробництва до сучасного озброєння Повітряних Сил — усе допомагає зробити нашенебо безпечнішим.</text:p>
      <text:p text:style-name="P4">
Source: <text:a xlink:type="simple" xlink:href="https://armyinform.com.ua/2023/04/07/komandyr-brygady-taktychnoyi-aviacziyi-efektyvnist-bude-vyshhoyu-yakshho-my-vykorystovuvatymemo-f-16/" text:style-name="Internet_20_link" text:visited-style-name="Visited_20_Internet_20_Link">
https://armyinform.com.ua/2023/04/07/komandyr-brygady-taktychnoyi-aviacziyi-efektyvnist-bude-vyshhoyu-yakshho-my-vykorystovuvatymemo-f-16/</text:a>
</text:p>
      <!--NEWS-->
      <text:h text:style-name="P10" text:outline-level="1">
<text:span text:style-name="T4">
Оголошено відбір на посади держслужби у Департамент з питань запобігання та виявлення корупції МОУ</text:span>
</text:h>
      <text:p text:style-name="P4">
Author: ['АРМІЯINFORM']</text:p>
      <text:p text:style-name="P4">
Time: 2023-04-07T41:00:00-04:00</text:p>
      <text:p text:style-name="P4">
Description: У Міністерстві оборони України триває системна робота із перезавантаження антикорупці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4/20160206.jpg" text:style-name="Internet_20_link" text:visited-style-name="Visited_20_Internet_20_Link">
20160206.jpg</text:a>
']</text:p>
      <text:p text:style-name="P4">
Tags: ['ДЕПАРТАМЕНТ З ПИТАНЬ ЗАПОБІГАННЯ ТА ВИЯВЛЕННЯ КОРУПЦІЇ', 'МОУ']</text:p>
      <text:p text:style-name="P4">
Category: News</text:p>
      <!--METADATA-->
      <text:p text:style-name="P4">
<draw:frame draw:style-name="fr1" draw:name="Image254" text:anchor-type="as-char" svg:width="6.9236in" svg:height="3.840589in" draw:z-index="0">
<draw:image xlink:href="../Images/AРМІЯINFORM/2023-04-07T41-00-00-04-00/20160206.jpg" xlink:type="simple" xlink:show="embed" xlink:actuate="onLoad" draw:mime-type="image/jpeg"/>
</draw:frame>
</text:p>
      <text:p text:style-name="P4">
У Міністерстві оборони України триває системна робота із перезавантаженняантикорупційної системи та впровадження сучасних превентивних підходів.</text:p>
      <text:p text:style-name="P4">
Окрім того, що за ініціативи Міністра оборони Олексія Резнікова при Міноборониутворюється Громадська антикорупційна рада, безпосередньо у структуріМіноборони створено Департамент з питань запобігання та виявлення корупції, доповноважень якого належить виявлення корупційних ризиків у відомстві.</text:p>
      <text:p text:style-name="P4">
З метою добору мотивованих та кваліфікованих кадрів у новосформованийпідрозділ у Департаменті з питань запобігання та виявлення корупції оголошеновідбір на вакантні посади державної служби головних спеціалістів до відділівконтролю за дотриманням антикорупційного законодавства, а також фахівців зпитань виявлення та запобігання корупції.</text:p>
      <text:p text:style-name="P4">
Оборонне відомство докладає максимальних зусиль, аби дотримуватись принципунульово ї толерантності до корупції і підходить до вирішення поставленихзавдань на засадах транспарентності.</text:p>
      <text:p text:style-name="P4">
<text:span text:style-name="T4">
Для проходження первісного відбору просимо надсилати резюме в строк – до14.04.2023 на електронну адресу - <text:a xlink:type="simple" xlink:href="https://armyinform.com.ua/cdn-cgi/l/email-protection#a1d4dbd7cafeccced4e1d1ced2d58fccc8cd8fc6ced78fd4c0" text:style-name="Internet_20_link" text:visited-style-name="Visited_20_Internet_20_Link">
[email protected]</text:a>
.</text:span>
</text:p>
      <text:p text:style-name="P4">
<text:span text:style-name="T4">
Основні посадові обов’язки:</text:span>
</text:p>
      <ul>
        <li>
реалізація окремих пунктів державної Антикорупційної програми;  * організація та впровадження заходів щодо виявлення конфлікту інтересів та його усуненню, контроль дотримання вимог законодавства щодо врегулювання конфлікту інтересів;  * розробка в межах компетенції проектів нормативно-правових актів;  * проведення антикорупційної експертизи проектів нормативно-правових актів, наказів Міністерства оборони України та інших організаційно-розпорядчих документів;  * проведення службових розслідування (перевірок) з метою виявлення причин та умов, що сприяли вчиненню корупційного правопорушення або невиконання вимог антикорупційного законодавства;  * організація роботи щодо розгляду звернень громадян та інформаційних запитів.</li>
      </ul>
      <text:p text:style-name="P4">
<text:span text:style-name="T4">
Кандидати повинні:</text:span>
</text:p>
      <ul>
        <li>
мати вищу освіту ступеня не нижче бакалавра;  * вільно володіти українською мовою;  * бути впевненими користувачами Microsoft Word, Excel, Power Point, що необхідно для якісного виконання покладених завдань, а також мати навички користування офісною технікою;  * бути стресостійкими, вміти працювати в команді, розподіляти роботу, володіти діалоговим спілкуванням (письмовим та усним), мати навички контролю, вміти слухати та дослухатись, бути виваженими, здатними концентруватись на деталях, уміти дотримуватись субординації, визначати пріоритети, аргументовано доводити власну точку зору;  * відповідати за якість та результати роботи, бути доброчесними, проактивними, самостійними, легко адаптуватися до змін та впроваджувати їх, постійно розвиватися;  * не мати судимостей та не знаходитися в Єдиному державному реєстрі осіб, які вчинили корупційні або пов’язані з корупцією правопорушення</li>
      </ul>
      <text:p text:style-name="P4">
<text:span text:style-name="T4">
Мати знання:</text:span>
</text:p>
      <text:p text:style-name="P4">
• законодавства України (Конституції України, Законів України «Про державнуслужбу», «Про Збройні Сили України», «Про запобігання корупції», «Про доступдо публічної інформації», «Про звернення громадян», «Про Регламент ВерховноїРади України», «Про Кабінет Міністрів України», постанови Кабінету МіністрівУкраїни «Про затвердження Положення про Міністерство оборони України»;</text:p>
      <text:p text:style-name="P4">
• основ державного управління, трудових відносин, адміністративної роботи,системи державних органів виконавчої влади, внутрішня організації їхдіяльності</text:p>
      <text:p text:style-name="P4">
• особливостей організації і планування діяльності;</text:p>
      <text:p text:style-name="P4">
• у сфері роботи з аналітичними та пошуковими інструментами;</text:p>
      <text:p text:style-name="P4">
• у сфері підготовки аналітичних продуктів;</text:p>
      <text:p text:style-name="P4">
• у сфері моніторингу соціальних мереж</text:p>
      <text:p text:style-name="P4">
<text:span text:style-name="T4">
Перевагою буде:</text:span>
</text:p>
      <text:p text:style-name="P4">
• досвід роботи у сфері державної служби або інших органах управління, у томучислі в органах військового управління чи в органах місцевого самоврядуванняна посадах, діяльність на яких була пов’язана з організацією та веденнямроботи з питань запобігання, протидії та виявлення корупції</text:p>
      <text:p text:style-name="P4">
• досвід роботи в правоохоронних органах на напрямках роботи пов’язаних іззапобіганням, протидією та виявленням корупції</text:p>
      <text:p text:style-name="P4">
• практичний досвід в сфері публічних закупівель</text:p>
      <text:p text:style-name="P4">
<text:span text:style-name="T4">
*</text:span>
 Якщо протягом 10 днів (з моменту завершення терміну подачі резюме) ми незв’яжемось з Вами – це означає, що вказані в резюме знання та досвід невідповідають вимогам вакансії. В такому випадку ми зможемо повернутись довашої кандидатури при появі відповідних вашому досвіду вакансій у майбутньому.</text:p>
      <text:p text:style-name="P4">
<text:span text:style-name="T4">
*</text:span>
* Надсилаючи резюме, Ви надаєте згоду на обробку та зберігання своїхперсональних даних.</text:p>
      <text:p text:style-name="P4">
<text:span text:style-name="T4">
<text:span text:style-name="T5">
*</text:span>
</text:span>
 З відібраними кандидатами буде проводитися тестування загальнихкогнітивних здібностей, тестування на знання норм антикорупційногозаконодавства та дослідження із застосуванням поліграфа.</text:p>
      <text:p text:style-name="P4">
<text:span text:style-name="T4">
Джерело:</text:span>
 <text:a xlink:type="simple" xlink:href="https://www.mil.gov.ua/news/2023/04/06/ogolosheno-vidbir-na-vakantni-posadi-derzhavnoi-sluzhbi-u-departament-z-pitan-zapobigannya-ta-viyavlennya-korupczii-minoboroni-ukraini/" text:style-name="Internet_20_link" text:visited-style-name="Visited_20_Internet_20_Link">
<text:span text:style-name="T5">
Міністерство оборониУкраїни</text:span>
</text:a>
</text:p>
      <text:p text:style-name="P4">
Source: <text:a xlink:type="simple" xlink:href="https://armyinform.com.ua/2023/04/07/ogolosheno-vidbir-na-posady-derzhsluzhby-u-departament-z-pytan-zapobigannya-ta-vyyavlennya-korupcziyi-mou/" text:style-name="Internet_20_link" text:visited-style-name="Visited_20_Internet_20_Link">
https://armyinform.com.ua/2023/04/07/ogolosheno-vidbir-na-posady-derzhsluzhby-u-departament-z-pytan-zapobigannya-ta-vyyavlennya-korupcziyi-mou/</text:a>
</text:p>
      <!--NEWS-->
      <text:h text:style-name="P10" text:outline-level="1">
<text:span text:style-name="T4">
Чи здатна Україна виробляти власну техніку для розмінування: Олександр Павлюк провів міжвідомчу нараду</text:span>
</text:h>
      <text:p text:style-name="P4">
Author: ['Олександр Козубенко']</text:p>
      <text:p text:style-name="P4">
Time: 2023-04-07T42:00:00-04:00</text:p>
      <text:p text:style-name="P4">
Description: Перший заступник Міністра оборони України генерал-лейтенант Олександр Павлюк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c7174c-1da2-435f-a2aa-7f83c280f220.jpg" text:style-name="Internet_20_link" text:visited-style-name="Visited_20_Internet_20_Link">
19c7174c-1da2-435f-a2aa-7f83c280f220.jpg</text:a>
', '<text:a xlink:type="simple" xlink:href="https://armyinform.com.ua/wp-content/uploads/2023/04/882b0f79-08a5-4b28-ba9c-483516c76172-1-150x150.jpg" text:style-name="Internet_20_link" text:visited-style-name="Visited_20_Internet_20_Link">
882b0f79-08a5-4b28-ba9c-483516c76172-1-150x150.jpg</text:a>
', '<text:a xlink:type="simple" xlink:href="https://armyinform.com.ua/wp-content/uploads/2023/04/b7525f4c-87a6-4020-a5ff-44d9d8665e93-150x150.jpg" text:style-name="Internet_20_link" text:visited-style-name="Visited_20_Internet_20_Link">
b7525f4c-87a6-4020-a5ff-44d9d8665e93-150x150.jpg</text:a>
', '<text:a xlink:type="simple" xlink:href="https://armyinform.com.ua/wp-content/uploads/2023/04/e9a1a4cf-d169-4594-945f-00aca4e2eab9-1.jpg" text:style-name="Internet_20_link" text:visited-style-name="Visited_20_Internet_20_Link">
e9a1a4cf-d169-4594-945f-00aca4e2eab9-1.jpg</text:a>
', '<text:a xlink:type="simple" xlink:href="https://armyinform.com.ua/wp-content/uploads/2022/11/kozubenko-bw.jpg" text:style-name="Internet_20_link" text:visited-style-name="Visited_20_Internet_20_Link">
kozubenko-bw.jpg</text:a>
']</text:p>
      <text:p text:style-name="P4">
Tags: ['ГЕНЕРАЛ-ЛЕЙТЕНАНТ ОЛЕКСАНДР ПАВЛЮК', 'ОЛЕКСАНДР ПАВЛЮК']</text:p>
      <text:p text:style-name="P4">
Category: News</text:p>
      <!--METADATA-->
      <text:p text:style-name="P4">
<draw:frame draw:style-name="fr1" draw:name="Image255" text:anchor-type="as-char" svg:width="6.9236in" svg:height="4.615733in" draw:z-index="0">
<draw:image xlink:href="../Images/AРМІЯINFORM/2023-04-07T42-00-00-04-00/19c7174c-1da2-435f-a2aa-7f83c280f220.jpg" xlink:type="simple" xlink:show="embed" xlink:actuate="onLoad" draw:mime-type="image/jpeg"/>
</draw:frame>
</text:p>
      <text:p text:style-name="P4">
Перший заступник Міністра оборони України генерал-лейтенант Олександр Павлюкпровів міжвідомчу нараду щодо можливостей виробництва в Україні сучасногообладнання та техніки для проведення розмінування</text:p>
      <text:p text:style-name="P4">
Україна є найбільш замінованою країною світу. Площа забрудненихвибухонебезпечними предметами територій сягає 180 тисяч квадратних кілометрів.</text:p>
      <text:p text:style-name="P4">
Групи з розмінування працюють над розв'язанням проблеми, але не здатні швидковпоратися із надзвичайно великим обсягом роботи.</text:p>
      <text:p text:style-name="P4">
читайте також:</text:p>
      <text:p text:style-name="P4">
<text:a xlink:type="simple" xlink:href="https://armyinform.com.ua/2023/04/04/problema-protyminnoyi-bezpeky-bude-aktualnoyu-dlya-ukrayiny-protyagom-desyatkiv-rokiv/" text:style-name="Internet_20_link" text:visited-style-name="Visited_20_Internet_20_Link">
Проблема протимінної безпеки буде актуальною для України протягом десятківроків</text:a>
</text:p>
      <text:p text:style-name="P4">
Для розв'язання цього питання 6 квітня 2023 року за ініціативи Першогозаступника Міністра оборони України генерал-лейтенанта Олександра Павлюкавідбулася міжвідомча нарада «Можливості виробництва в Україні сучасногообладнання та техніки для проведення розмінування».</text:p>
      <text:p text:style-name="P4">
Окрім представників, делегованих міністерствами та профільними відомствами, доучасті в нараді були запрошені представники державних і приватних підприємств.</text:p>
      <text:p text:style-name="P4">
За словами генерал-лейтенанта Олександра Павлюка, Міноборони, ЗСУ та іншівідомства уже здійснюють певні кроки щодо створення нових підрозділів, а такожпідготовки та кращого оснащення тих, що вже існують.</text:p>
      <text:p text:style-name="P4">
— Процес розмінування не повинен затягнутись на сотні та навіть десятки років.У найкоротший термін треба зробити все можливе для налагодження безпечного,спокійного життя та праці людей на звільнених територіях, — зазначив ОлександрПавлюк.</text:p>
      <text:p text:style-name="P4">
Головним завданням цієї наради було вивчення можливостей вітчизнянихвиробників, їхньої здатності забезпечити спеціальні підрозділи засобамирозмінування та технікою.</text:p>
      <text:p text:style-name="P4">
— Потрібні індивідуальні комплекти захисту саперів, необхідне спорядження дляних, техніка для перевезення особового складу, роботизовані платформивиявлення, трали для розмінування місцевості, — сказав Олександр Павлюк.</text:p>
      <text:p text:style-name="P4">
Під час наради представники Командування Сил підтримки ЗСУ, ДССТ, іншихвідомств озвучили конкретні потреби в сучасних технічних засобах, необхіднихдля виконання завдань підрозділами розмінування, та основні вимоги до них.</text:p>
      <text:p text:style-name="P4">
<text:a xlink:type="simple" xlink:href="https://armyinform.com.ua/wp-content/uploads/2023/04/882b0f79-08a5-4b28-ba9c-483516c76172-1.jpg" text:style-name="Internet_20_link" text:visited-style-name="Visited_20_Internet_20_Link">
<draw:frame draw:style-name="fr1" draw:name="Image256" text:anchor-type="as-char" svg:width="6.9236in" svg:height="6.9236in" draw:z-index="0">
<draw:image xlink:href="../Images/AРМІЯINFORM/2023-04-07T42-00-00-04-00/882b0f79-08a5-4b28-ba9c-483516c76172-1-150x150.jpg" xlink:type="simple" xlink:show="embed" xlink:actuate="onLoad" draw:mime-type="image/jpeg"/>
</draw:frame>
</text:a>
</text:p>
      <text:p text:style-name="P4">
<text:a xlink:type="simple" xlink:href="https://armyinform.com.ua/wp-content/uploads/2023/04/b7525f4c-87a6-4020-a5ff-44d9d8665e93.jpg" text:style-name="Internet_20_link" text:visited-style-name="Visited_20_Internet_20_Link">
<draw:frame draw:style-name="fr1" draw:name="Image257" text:anchor-type="as-char" svg:width="6.9236in" svg:height="6.9236in" draw:z-index="0">
<draw:image xlink:href="../Images/AРМІЯINFORM/2023-04-07T42-00-00-04-00/b7525f4c-87a6-4020-a5ff-44d9d8665e93-150x150.jpg" xlink:type="simple" xlink:show="embed" xlink:actuate="onLoad" draw:mime-type="image/jpeg"/>
</draw:frame>
</text:a>
</text:p>
      <text:p text:style-name="P4">
Зокрема, голова Адміністрації Державної спеціальної служби транспортуМіністерства оборони України генерал-майор Богдан Бондар повідомив, щопідрозділи особливо потребують засобів ручного розмінування, машин длямеханізованого розмінування, засобів моніторингу територій, зокрема дронів.</text:p>
      <text:p text:style-name="P4">
Командувач Сил підтримки ЗСУ бригадний генерал Дмитро Герега своєю чергоюрозповів, що підрозділи Сил підтримки використовують під час розмінуваннязахідні машини різних модифікацій: словацькі машини Bozena та їхні аналоги,але в найближчому майбутньому потреба в такій техніці буде лише зростати.</text:p>
      <text:p text:style-name="P4">
У подальшому обговоренні спроможностей українських виробників забезпечитивисокі темпи розмінування взяли участь представники й інших міністерств,відомств, компаній та організацій.</text:p>
      <text:p text:style-name="P4">
Перший заступник Міністра з питань стратегічних галузей та промисловостіУкраїни Олег Можний запропонував створити потужні хаби кооперації на базіпідприємств державного і приватного сектору, де підприємства долучатимуться дорізних видів робіт.</text:p>
      <text:p text:style-name="P4">
Ідею підтримав генеральний директор ДК «Укроборонпром» Юрій Гусєв, якийповідомив, що державне підприємство вже має ряд напрацювань, зокрема звиробництва машин розмінування на базі вітчизняних танків Т-64А.</text:p>
      <text:p text:style-name="P4">
Учасники зустрічі обговорили можливості залучення робочої групи підголовуванням Віцепрем’єр-міністра України.</text:p>
      <text:p text:style-name="P4">
Група має напрацювати загальну концепцію роботи, розглянути питання уніфікаціїтехніки, ліцензування виробництва.</text:p>
      <text:p text:style-name="P4">
Щодо власного виробництва представники Федерації роботодавців Українизавірили, що в країні є і кадри, і сучасні станки та інше обладнання.</text:p>
      <text:p text:style-name="P4">
<draw:frame draw:style-name="fr1" draw:name="Image258" text:anchor-type="as-char" svg:width="6.9236in" svg:height="4.615733in" draw:z-index="0">
<draw:image xlink:href="../Images/AРМІЯINFORM/2023-04-07T42-00-00-04-00/e9a1a4cf-d169-4594-945f-00aca4e2eab9-1.jpg" xlink:type="simple" xlink:show="embed" xlink:actuate="onLoad" draw:mime-type="image/jpeg"/>
</draw:frame>
</text:p>
      <text:p text:style-name="P4">
Після озвучених за круглим столом вимог та можливостей економіки, директори тапредставники вітчизняних підприємств розповіли про свої можливості створюватитехніку для транспортування вибухонебезпечних предметів, зокрема, броньованіавтомобілі, які вони вже виготовляють, а також засоби пошуку, нетехнічногообстеження, індивідуального захисту саперів, ініціювання підриву та іншірозробки та продукти.</text:p>
      <text:p text:style-name="P4">
По закінченню заходу Олександр Павлюк у коментарі кореспонденту АрміяInformзазначив:</text:p>
      <text:p text:style-name="P4">
— Так, порушено багато проблемних питань. Але це був лише перший, базовий етапнашої роботи. І ми маємо максимально залучити наші підприємства, тому що це —підняття економіки та перспектива для України.</text:p>
      <text:p text:style-name="P4">
<text:span text:style-name="T5">
Фото: Сергій Місюра</text:span>
</text:p>
      <text:p text:style-name="P4">
<draw:frame draw:style-name="fr1" draw:name="Image259" text:anchor-type="as-char" svg:width="6.9236in" svg:height="6.9236in" draw:z-index="0">
<draw:image xlink:href="../Images/AРМІЯINFORM/2023-04-07T42-00-00-04-00/kozubenko-bw.jpg" xlink:type="simple" xlink:show="embed" xlink:actuate="onLoad" draw:mime-type="image/jpeg"/>
</draw:frame>
</text:p>
      <text:p text:style-name="P4">
<text:a xlink:type="simple" xlink:href="https://armyinform.com.ua/army-authors/oleksandr-kozubenko/" text:style-name="Internet_20_link" text:visited-style-name="Visited_20_Internet_20_Link">
Олександр Козубенко</text:a>
</text:p>
      <text:p text:style-name="P4">
Кореспондент АрміяInform</text:p>
      <text:p text:style-name="P4">
Source: <text:a xlink:type="simple" xlink:href="https://armyinform.com.ua/2023/04/07/chy-zdatna-ukrayina-vyroblyaty-vlasnu-tehniku-dlya-rozminuvannya-oleksandr-pavlyuk-proviv-mizhvidomchu-naradu/" text:style-name="Internet_20_link" text:visited-style-name="Visited_20_Internet_20_Link">
https://armyinform.com.ua/2023/04/07/chy-zdatna-ukrayina-vyroblyaty-vlasnu-tehniku-dlya-rozminuvannya-oleksandr-pavlyuk-proviv-mizhvidomchu-naradu/</text:a>
</text:p>
      <!--NEWS-->
      <text:h text:style-name="P10" text:outline-level="1">
<text:span text:style-name="T4">
За добу рятувальники майже двісті разів виїздили на ліквідацію наслідків ворожих обстрілів</text:span>
</text:h>
      <text:p text:style-name="P4">
Author: ['АРМІЯINFORM']</text:p>
      <text:p text:style-name="P4">
Time: 2023-04-07T43:00:00-04:00</text:p>
      <text:p text:style-name="P4">
Description: Протягом минулої доби, 6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0" text:anchor-type="as-char" svg:width="6.9236in" svg:height="4.351977in" draw:z-index="0">
<draw:image xlink:href="../Images/AРМІЯINFORM/2023-04-07T43-00-00-04-00/fire_37885.jpg" xlink:type="simple" xlink:show="embed" xlink:actuate="onLoad" draw:mime-type="image/jpeg"/>
</draw:frame>
Ілюстративне фото</text:p>
      <text:p text:style-name="P4">
Протягом минулої доби, <text:span text:style-name="T4">
6 квітня,</text:span>
 підрозділи Державної служби України знадзвичайних ситуацій <text:span text:style-name="T4">
здійснили 183 виїзди</text:span>
 на ліквідацію наслідківобстрілів окупантами населених пунктів та об’єктів інфраструктури. Ліквідовано<text:span text:style-name="T4">
6</text:span>
 пожежі. Надано психологічну допомогу <text:span text:style-name="T4">
123</text:span>
 особам.</text:p>
      <text:p text:style-name="P4">
Про це йдеться у <text:a xlink:type="simple" xlink:href="https://dsns.gov.ua/uk/news/nadzvicaini-podiyi/operativna-informaciia-dsns-shhodo-naslidkiv-vedennia-boiovix-dii-rosiiskoiu-federacijeiu-118" text:style-name="Internet_20_link" text:visited-style-name="Visited_20_Internet_20_Link">
повідомленні</text:a>
 ДСНС України.</text:p>
      <text:p text:style-name="P4">
Довідково: З початку війни здійснено <text:span text:style-name="T4">
87 997 виїздів</text:span>
 на ліквідаціюнаслідків обстрілів, ліквідовано <text:span text:style-name="T4">
14 263 пожежі</text:span>
 , врятовано <text:span text:style-name="T4">
3 988 осіб</text:span>
, надано психологічну допомогу <text:span text:style-name="T4">
209 088 особам</text:span>
.</text:p>
      <text:p text:style-name="P4">
Source: <text:a xlink:type="simple" xlink:href="https://armyinform.com.ua/2023/04/07/za-dobu-ryatuvalnyky-majzhe-dvisti-raziv-vyyizdyly-na-likvidacziyu-naslidkiv-vorozhyh-obstriliv-5/" text:style-name="Internet_20_link" text:visited-style-name="Visited_20_Internet_20_Link">
https://armyinform.com.ua/2023/04/07/za-dobu-ryatuvalnyky-majzhe-dvisti-raziv-vyyizdyly-na-likvidacziyu-naslidkiv-vorozhyh-obstriliv-5/</text:a>
</text:p>
      <!--NEWS-->
      <text:h text:style-name="P10" text:outline-level="1">
<text:span text:style-name="T4">
У ворога на чергуванні перебуває надводний ракетоносій з 8-ма «калібрами» — Наталія Гуменюк</text:span>
</text:h>
      <text:p text:style-name="P4">
Author: ['Ігор Березинський']</text:p>
      <text:p text:style-name="P4">
Time: 2023-04-07T44:00:00-04:00</text:p>
      <text:p text:style-name="P4">
Description: Протягом минулої ночі ворог активізувався та здійснював обстріли з району Кінбур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menyuk2.jpg" text:style-name="Internet_20_link" text:visited-style-name="Visited_20_Internet_20_Link">
gumenyuk2.jpg</text:a>
']</text:p>
      <text:p text:style-name="P4">
Tags: ['ВТОРГНЕННЯ РФ', 'ЄДИНІ НОВИНИ', 'КАЛІБРИ', 'КІНБУРНСЬКА КОСА', 'НАТАЛІЯ ГУМЕНЮК', 'ОЧАКІВ', 'РАКЕТНІ ОБСТРІЛИ']</text:p>
      <text:p text:style-name="P4">
Category: News</text:p>
      <!--METADATA-->
      <text:p text:style-name="P4">
<draw:frame draw:style-name="fr1" draw:name="Image261" text:anchor-type="as-char" svg:width="6.9236in" svg:height="3.4618in" draw:z-index="0">
<draw:image xlink:href="../Images/AРМІЯINFORM/2023-04-07T44-00-00-04-00/gumenyuk2.jpg" xlink:type="simple" xlink:show="embed" xlink:actuate="onLoad" draw:mime-type="image/jpeg"/>
</draw:frame>
</text:p>
      <text:p text:style-name="P4">
Протягом минулої ночі ворог активізувався та здійснював обстріли з районуКінбурнської коси.</text:p>
      <text:p text:style-name="P4">
— Був обстріляний Очаківський напрямок і, на жаль, є постраждалі, які єцивільними та перебували у власних домівках під час обстрілу. Поряд з цимпродовжується використання керованих авіаційних бомб вздовж правого берегаДніпра, — повідомила в ефірі телемарафону «Єдині новини» начальник об’єднаногокоординаційного пресцентру Сил оборони півдня України Наталія Гуменюк.</text:p>
      <text:p text:style-name="P4">
Зі слів Наталії Гуменюк, ворог продовжує тероризувати місцеве населення,використовувати безпілотники та скидати з них вибухові речовини в місцяскупчення людей, тобто там, де вони намагаються отримати гуманітарну допомогу.</text:p>
      <text:p text:style-name="P4">
— Враховуючи погодні умови, змінюється корабельне угруповання ворога. Зараз уних на чергуванні перебуває надводний ракетоносій з 8-ма «калібрами», якийготовий до застосування, і це свідчить про те, що знову буде готуватисяточковий ракетний удар. Ракетний запас у них зараз доведений до критичногомінімуму. Загалом обстрілів ще багато і вони сягають від 50 до 60 за добу,зокрема б’ють по сільськогосподарських площах і підприємствах, там, депрацюють люди, — розповіла Наталія Гуменюк.</text:p>
      <text:p text:style-name="P4">
Source: <text:a xlink:type="simple" xlink:href="https://armyinform.com.ua/2023/04/07/u-voroga-na-cherguvanni-perebuvaye-nadvodnyj-raketonosij-z-8-ma-kalibramy-nataliya-gumenyuk/" text:style-name="Internet_20_link" text:visited-style-name="Visited_20_Internet_20_Link">
https://armyinform.com.ua/2023/04/07/u-voroga-na-cherguvanni-perebuvaye-nadvodnyj-raketonosij-z-8-ma-kalibramy-nataliya-gumenyuk/</text:a>
</text:p>
      <!--NEWS-->
      <text:h text:style-name="P10" text:outline-level="1">
<text:span text:style-name="T4">
В Україні за добу внаслідок російських обстрілів троє цивільних загинуло, 17 поранено</text:span>
</text:h>
      <text:p text:style-name="P4">
Author: ['АРМІЯINFORM']</text:p>
      <text:p text:style-name="P4">
Time: 2023-04-07T45: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96365477301438749_y.jpg" text:style-name="Internet_20_link" text:visited-style-name="Visited_20_Internet_20_Link">
photo_5296365477301438749_y.jpg</text:a>
']</text:p>
      <text:p text:style-name="P4">
Tags: ['MILITARY MEDIA CENTER', 'STOPRUSSIA', 'ХАРКІВСЬКИЙ ТРИБУНАЛ']</text:p>
      <text:p text:style-name="P4">
Category: News</text:p>
      <!--METADATA-->
      <text:p text:style-name="P4">
<draw:frame draw:style-name="fr1" draw:name="Image262" text:anchor-type="as-char" svg:width="6.9236in" svg:height="5.133138in" draw:z-index="0">
<draw:image xlink:href="../Images/AРМІЯINFORM/2023-04-07T45-00-00-04-00/photo_5296365477301438749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у <text:a xlink:type="simple" xlink:href="https://t.me/militarymediacenter/1649" text:style-name="Internet_20_link" text:visited-style-name="Visited_20_Internet_20_Link">
Telegram</text:a>
 інформує MilitaryMedia Center.</text:p>
      <text:p text:style-name="P4">
«Загалом із різних видів озброєння (міномети, танки, артилерія, РСЗВ, ЗРК«С-300», БПЛА, тактична авіація) здійснено обстріли 114 населених пунктів,підтверджено ураження 32 об’єктів інфраструктури», — йдеться в повідомленні.</text:p>
      <text:p text:style-name="P4">
Попередньою інформацією загинуло 3 особи та 17 поранено.</text:p>
      <text:p text:style-name="P4">
Source: <text:a xlink:type="simple" xlink:href="https://armyinform.com.ua/2023/04/07/v-ukrayini-za-dobu-vnaslidok-rosijskyh-obstriliv-troye-czyvilnyh-zagynulo-17-poraneno/" text:style-name="Internet_20_link" text:visited-style-name="Visited_20_Internet_20_Link">
https://armyinform.com.ua/2023/04/07/v-ukrayini-za-dobu-vnaslidok-rosijskyh-obstriliv-troye-czyvilnyh-zagynulo-17-poraneno/</text:a>
</text:p>
      <!--NEWS-->
      <text:h text:style-name="P10" text:outline-level="1">
<text:span text:style-name="T4">
Військові, які втратили документи під час бойових дій, можуть оперативно відновити їх в підрозділах ДМС</text:span>
</text:h>
      <text:p text:style-name="P4">
Author: ['АРМІЯINFORM']</text:p>
      <text:p text:style-name="P4">
Time: 2023-04-07T46:00:00-04:00</text:p>
      <text:p text:style-name="P4">
Description: Все частіше підрозділи Державна міграційна служба України (ДМС України) допомаг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ifwr-ogkto.jpg" text:style-name="Internet_20_link" text:visited-style-name="Visited_20_Internet_20_Link">
4ifwr-ogkto.jpg</text:a>
']</text:p>
      <text:p text:style-name="P4">
Tags: ['ВОЄННИЙ СТАН', 'ЗБРОЙНІ СИЛИ УКРАЇНИ', 'СОЦЗАХИСТ', 'СОЦІАЛЬНИЙ ЗАХИСТ']</text:p>
      <text:p text:style-name="P4">
Category: News</text:p>
      <!--METADATA-->
      <text:p text:style-name="P4">
<draw:frame draw:style-name="fr1" draw:name="Image263" text:anchor-type="as-char" svg:width="6.9236in" svg:height="3.271401in" draw:z-index="0">
<draw:image xlink:href="../Images/AРМІЯINFORM/2023-04-07T46-00-00-04-00/4ifwr-ogkto.jpg" xlink:type="simple" xlink:show="embed" xlink:actuate="onLoad" draw:mime-type="image/jpeg"/>
</draw:frame>
Ілюстративне фото</text:p>
      <text:p text:style-name="P4">
Все частіше підрозділи Державна міграційна служба України (ДМС України)допомагають українським воїнам в отриманні ID-карток та закордонних паспортів.Документи відновлюють в найкоротші терміни та з розумінням ставляться дообставин втрати посвідчень.</text:p>
      <text:p text:style-name="P4">
Також в умовах війни в Україні та з урахуванням військової допомоги, якунадають нам західні країни, сьогодні нагальним питанням постає необхідністьнавчання наших захисників у користуванні сучасною зброєю. Зробити це швидко таякісно можливо лише за кордоном у спеціальних навчальних центрах.</text:p>
      <text:p text:style-name="P4">
Тому все частіше підрозділи ДМС допомагають українським воїнам в отриманнізакордонних паспортів, які необхідні для відрядження на навчання у західнікраїни.</text:p>
      <text:p text:style-name="P4">
— Кожен українець може звернутися до будь-якого підрозділу міграційної служби,незалежно від місця реєстрації, та оформити необхідні документи, — зазначаютьу службі.</text:p>
      <text:p text:style-name="P4">
<text:span text:style-name="T4">
Джерело:</text:span>
 <text:span text:style-name="T5">
<text:a xlink:type="simple" xlink:href="https://www.kmu.gov.ua/news/viiskovi-iaki-vtratyly-dokumenty-pid-chas-boiovykh-dii-mozhut-operatyvno-vidnovyty-ikh-v-pidrozdilakh-dms" text:style-name="Internet_20_link" text:visited-style-name="Visited_20_Internet_20_Link">
Урядовий портал</text:a>
</text:span>
</text:p>
      <text:p text:style-name="P4">
Source: <text:a xlink:type="simple" xlink:href="https://armyinform.com.ua/2023/04/07/vijskovi-yaki-vtratyly-dokumenty-pid-chas-bojovyh-dij-mozhut-operatyvno-vidnovyty-yih-v-pidrozdilah-dms/" text:style-name="Internet_20_link" text:visited-style-name="Visited_20_Internet_20_Link">
https://armyinform.com.ua/2023/04/07/vijskovi-yaki-vtratyly-dokumenty-pid-chas-bojovyh-dij-mozhut-operatyvno-vidnovyty-yih-v-pidrozdilah-dms/</text:a>
</text:p>
      <!--NEWS-->
      <text:h text:style-name="P10" text:outline-level="1">
<text:span text:style-name="T4">
За добу піротехніки ДСНС знешкодили понад 800 вибухонебезпечних предметів та авіабомбу</text:span>
</text:h>
      <text:p text:style-name="P4">
Author: ['АРМІЯINFORM']</text:p>
      <text:p text:style-name="P4">
Time: 2023-04-07T47:00:00-04:00</text:p>
      <text:p text:style-name="P4">
Description: Протягом минулої доби, 06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289499_256669450035950_5925119088990328650_n.jpg" text:style-name="Internet_20_link" text:visited-style-name="Visited_20_Internet_20_Link">
339289499_256669450035950_5925119088990328650_n.jpg</text:a>
']</text:p>
      <text:p text:style-name="P4">
Tags: ['STOPRUSSIA', 'АГРЕСІЯ РФ', 'ВІЙНА', 'ВТОРГНЕННЯ РФ', 'ДСНС УКРАЇНИ', 'РОЗМІНУВАННЯ']</text:p>
      <text:p text:style-name="P4">
Category: News</text:p>
      <!--METADATA-->
      <text:p text:style-name="P4">
<draw:frame draw:style-name="fr1" draw:name="Image264" text:anchor-type="as-char" svg:width="6.9236in" svg:height="3.89773in" draw:z-index="0">
<draw:image xlink:href="../Images/AРМІЯINFORM/2023-04-07T47-00-00-04-00/051f0000-0aff-0242-be2f-08da173df50a_w1080_h608.png" xlink:type="simple" xlink:show="embed" xlink:actuate="onLoad" draw:mime-type="image/png"/>
</draw:frame>
Ілюстративне фото</text:p>
      <text:p text:style-name="P4">
<text:span text:style-name="T4">
Протягом минулої доби,</text:span>
 <text:span text:style-name="T4">
06 квітня</text:span>
 <text:span text:style-name="T4">
,</text:span>
 піротехнічні підрозділиДержавної служби України з надзвичайних ситуацій <text:span text:style-name="T4">
155 раз</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30"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838вибухонебезпечних</text:span>
 <text:span text:style-name="T4">
предметів,</text:span>
 <text:span text:style-name="T4">
зокрема 1 авіаційну бомбу.</text:span>
 Обстежено(очищено) територію площею понад <text:span text:style-name="T4">
37 гектарів</text:span>
.</text:p>
      <text:p text:style-name="P4">
Найчастіше піротехнічні підрозділи працювали: в Харківській області 16 459разів, Київщині — 7 386, Чернігівщині — 4 420, Донеччині — 4 506, Миколаївщині— 4 196, Херсонщині — 3 939, Сумщині — 1 783,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857разів</text:span>
 до виконання завдань з розмінування. Знешкоджено <text:span text:style-name="T4">
341 722вибухонебезпечних предмети</text:span>
 , зокрема <text:span text:style-name="T4">
2 203 авіаційні бомби</text:span>
. Обстежено(очищено) територію площею <text:span text:style-name="T4">
81 712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265" text:anchor-type="as-char" svg:width="6.9236in" svg:height="5.804039in" draw:z-index="0">
<draw:image xlink:href="../Images/AРМІЯINFORM/2023-04-07T47-00-00-04-00/339289499_256669450035950_5925119088990328650_n.jpg" xlink:type="simple" xlink:show="embed" xlink:actuate="onLoad" draw:mime-type="image/jpeg"/>
</draw:frame>
</text:p>
      <text:p text:style-name="P4">
Source: <text:a xlink:type="simple" xlink:href="https://armyinform.com.ua/2023/04/07/za-dobu-pirotehniky-dsns-zneshkodyly-ponad-800-vybuhonebezpechnyh-predmetiv-ta-aviabombu/" text:style-name="Internet_20_link" text:visited-style-name="Visited_20_Internet_20_Link">
https://armyinform.com.ua/2023/04/07/za-dobu-pirotehniky-dsns-zneshkodyly-ponad-800-vybuhonebezpechnyh-predmetiv-ta-aviabombu/</text:a>
</text:p>
      <!--NEWS-->
      <text:h text:style-name="P10" text:outline-level="1">
<text:span text:style-name="T4">
Затримано агентку фсб, яка скоригувала ворожий ракетний удар по школі на Донеччині</text:span>
</text:h>
      <text:p text:style-name="P4">
Author: ['АРМІЯINFORM']</text:p>
      <text:p text:style-name="P4">
Time: 2023-04-07T48:00:00-04:00</text:p>
      <text:p text:style-name="P4">
Description: У прифронтових районах Донецької області затримано ще одну учасницю розгалуже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vantazhennya.jpg" text:style-name="Internet_20_link" text:visited-style-name="Visited_20_Internet_20_Link">
zavantazhennya.jpg</text:a>
']</text:p>
      <text:p text:style-name="P4">
Tags: ['STOPRUSSIA', 'АГЕНТ ФСБ', 'АГРЕСІЯ РФ', 'ВТОРГНЕННЯ РФ', 'КОНТРРОЗВІДКА СБУ']</text:p>
      <text:p text:style-name="P4">
Category: News</text:p>
      <!--METADATA-->
      <text:p text:style-name="P4">
<draw:frame draw:style-name="fr1" draw:name="Image266" text:anchor-type="as-char" svg:width="6.9236in" svg:height="4.615733in" draw:z-index="0">
<draw:image xlink:href="../Images/AРМІЯINFORM/2023-04-07T48-00-00-04-00/zavantazhennya.jpg" xlink:type="simple" xlink:show="embed" xlink:actuate="onLoad" draw:mime-type="image/jpeg"/>
</draw:frame>
</text:p>
      <text:p text:style-name="P4">
У прифронтових районах Донецької області затримано ще одну учасницюрозгалуженої агентурної мережі фсб. Зловмисниця збирала для окупантіврозвіддані про місця базування та маршрути переміщення Сил оборони в районахКраматорська, Костянтинівки і Торецька.</text:p>
      <text:p text:style-name="P4">
Про це <text:a xlink:type="simple" xlink:href="https://ssu.gov.ua/novyny/sbu-zatrymala-rosiisku-ahentku-yaka-skoryhuvala-vorozhyi-raketnyi-udar-po-shkoli-na-donechchyni" text:style-name="Internet_20_link" text:visited-style-name="Visited_20_Internet_20_Link">
повідомляє</text:a>
 Службабезпеки України.</text:p>
      <text:p text:style-name="P4">
Вона передавала агресору координати місцевих шкіл і дитячих садочків. Саме заїї «наводкою» рашисти здійснили ракетний удар по одному з навчальних закладіву серпні минулого року. Унаслідок російської повітряної атаки було зруйнованобудівлю місцевої школи. Після ворожих обстрілів агентка виходила на місцеподії та фіксувала наслідки, про які потім «звітувала» російській спецслужбі.</text:p>
      <text:p text:style-name="P4">
За даними слідства, фігуранткою виявилась мешканка прифронтового українськогоміста, яка була завербована фсб після початку широкомасштабного вторгнення.</text:p>
      <text:p text:style-name="P4">
Під час виконання злочинних завдань фігурантка передавала ворогу локаціїукраїнських об’єктів через месенджер у вигляді електронних координат абофотоматеріалів з прив’язкою до місцевості. У разі захоплення регіону ворогобіцяв своїй поплічниці «посаду» у лавах місцевої окупаційної адміністрації.</text:p>
      <text:p text:style-name="P4">
При обшуку за місцем проживання зловмисниці виявлено мобільні телефони, яківона використовувала для комунікації з агресором, зокрема для передачі фотоукраїнських об’єктів.</text:p>
      <text:p text:style-name="P4">
На підставі зібраних доказів затриманому повідомили про підозру у державнійзраді, вчиненої в умовах воєнного стану.</text:p>
      <text:p text:style-name="P4">
Їй обрано запобіжний захід — тримання під вартою. Триває розслідування длявстановлення всіх обставин злочину і притягнення винних до відповідальності.</text:p>
      <text:p text:style-name="P4">
Source: <text:a xlink:type="simple" xlink:href="https://armyinform.com.ua/2023/04/07/zatrymano-agentku-fsb-yaka-skoryguvala-vorozhyj-raketnyj-udar-po-shkoli-na-donechchyni/" text:style-name="Internet_20_link" text:visited-style-name="Visited_20_Internet_20_Link">
https://armyinform.com.ua/2023/04/07/zatrymano-agentku-fsb-yaka-skoryguvala-vorozhyj-raketnyj-udar-po-shkoli-na-donechchyni/</text:a>
</text:p>
      <!--NEWS-->
      <text:h text:style-name="P10" text:outline-level="1">
<text:span text:style-name="T4">
Які труднощі створює весна ворогу?</text:span>
</text:h>
      <text:p text:style-name="P4">
Author: ['АРМІЯINFORM']</text:p>
      <text:p text:style-name="P4">
Time: 2023-04-07T49:00:00-04:00</text:p>
      <text:p text:style-name="P4">
Description: Для кого весняне бездоріжжя є більшим союзником? Як виснажують весняні умови живу си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ТОРГНЕННЯ РФ', 'ПЕТРО ЧЕРНИК', 'РОСАРМІЯ']</text:p>
      <text:p text:style-name="P4">
Category: News</text:p>
      <!--METADATA-->
      <text:p text:style-name="P4">
Для кого весняне бездоріжжя є більшим союзником? Як виснажують весняні умовиживу силу та техніку противника? Та чи ставала вже природа на бік українцівминулої весни? Про це спеціально для АрміяInform розповів військовий експертПетро Черник.</text:p>
      <text:p text:style-name="P4">
Source: <text:a xlink:type="simple" xlink:href="https://armyinform.com.ua/2023/04/07/yaki-trudnoshhi-postanut-pered-rosarmiyeyu-z-nastannyam-vesny/" text:style-name="Internet_20_link" text:visited-style-name="Visited_20_Internet_20_Link">
https://armyinform.com.ua/2023/04/07/yaki-trudnoshhi-postanut-pered-rosarmiyeyu-z-nastannyam-vesny/</text:a>
</text:p>
      <!--NEWS-->
      <text:h text:style-name="P10" text:outline-level="1">
<text:span text:style-name="T4">
Воїни групи К2 розповіли про важкі бої на околицях Сіверська</text:span>
</text:h>
      <text:p text:style-name="P4">
Author: ['Євгеній Романов']</text:p>
      <text:p text:style-name="P4">
Time: 2023-04-07T50:00:00-04:00</text:p>
      <text:p text:style-name="P4">
Description: Воїни групи К2 днями опублікували на своєму Ютуб-каналі низку відео, які незаба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c_02101.jpg" text:style-name="Internet_20_link" text:visited-style-name="Visited_20_Internet_20_Link">
dsc_02101.jpg</text:a>
', '<text:a xlink:type="simple" xlink:href="https://armyinform.com.ua/wp-content/uploads/2023/04/dsc_0161-150x150.jpg" text:style-name="Internet_20_link" text:visited-style-name="Visited_20_Internet_20_Link">
dsc_0161-150x150.jpg</text:a>
', '<text:a xlink:type="simple" xlink:href="https://armyinform.com.ua/wp-content/uploads/2023/04/dsc_0168-150x150.jpg" text:style-name="Internet_20_link" text:visited-style-name="Visited_20_Internet_20_Link">
dsc_0168-150x150.jpg</text:a>
', '<text:a xlink:type="simple" xlink:href="https://armyinform.com.ua/wp-content/uploads/2023/04/dsc_0183-150x150.jpg" text:style-name="Internet_20_link" text:visited-style-name="Visited_20_Internet_20_Link">
dsc_0183-150x150.jpg</text:a>
', '<text:a xlink:type="simple" xlink:href="https://armyinform.com.ua/wp-content/uploads/2023/04/dsc_0178.jpg" text:style-name="Internet_20_link" text:visited-style-name="Visited_20_Internet_20_Link">
dsc_0178.jpg</text:a>
', '<text:a xlink:type="simple" xlink:href="https://armyinform.com.ua/wp-content/uploads/2023/04/dsc_0193-150x150.jpg" text:style-name="Internet_20_link" text:visited-style-name="Visited_20_Internet_20_Link">
dsc_0193-150x150.jpg</text:a>
', '<text:a xlink:type="simple" xlink:href="https://armyinform.com.ua/wp-content/uploads/2023/04/dsc_0196-150x150.jpg" text:style-name="Internet_20_link" text:visited-style-name="Visited_20_Internet_20_Link">
dsc_0196-150x150.jpg</text:a>
', '<text:a xlink:type="simple" xlink:href="https://armyinform.com.ua/wp-content/uploads/2023/04/dsc_0209.jpg" text:style-name="Internet_20_link" text:visited-style-name="Visited_20_Internet_20_Link">
dsc_0209.jpg</text:a>
', '<text:a xlink:type="simple" xlink:href="https://armyinform.com.ua/wp-content/uploads/2023/04/dsc_0204.jpg" text:style-name="Internet_20_link" text:visited-style-name="Visited_20_Internet_20_Link">
dsc_0204.jpg</text:a>
', '<text:a xlink:type="simple" xlink:href="https://armyinform.com.ua/wp-content/uploads/2023/04/dsc_0214.jpg" text:style-name="Internet_20_link" text:visited-style-name="Visited_20_Internet_20_Link">
dsc_0214.jpg</text:a>
', '<text:a xlink:type="simple" xlink:href="https://armyinform.com.ua/wp-content/uploads/2023/04/dsc_0230-150x150.jpg" text:style-name="Internet_20_link" text:visited-style-name="Visited_20_Internet_20_Link">
dsc_0230-150x150.jpg</text:a>
', '<text:a xlink:type="simple" xlink:href="https://armyinform.com.ua/wp-content/uploads/2023/04/dsc_0221-150x150.jpg" text:style-name="Internet_20_link" text:visited-style-name="Visited_20_Internet_20_Link">
dsc_0221-150x150.jpg</text:a>
', '<text:a xlink:type="simple" xlink:href="https://armyinform.com.ua/wp-content/uploads/2023/04/dsc_0217.jpg" text:style-name="Internet_20_link" text:visited-style-name="Visited_20_Internet_20_Link">
dsc_0217.jpg</text:a>
']</text:p>
      <text:p text:style-name="P4">
Tags: ['К2', 'РЕПОРТАЖ', 'СІВЕРСЬК']</text:p>
      <text:p text:style-name="P4">
Category: News</text:p>
      <!--METADATA-->
      <text:p text:style-name="P4">
<draw:frame draw:style-name="fr1" draw:name="Image267" text:anchor-type="as-char" svg:width="6.9236in" svg:height="4.586885in" draw:z-index="0">
<draw:image xlink:href="../Images/AРМІЯINFORM/2023-04-07T50-00-00-04-00/dsc_02101.jpg" xlink:type="simple" xlink:show="embed" xlink:actuate="onLoad" draw:mime-type="image/jpeg"/>
</draw:frame>
</text:p>
      <text:p text:style-name="P4">
<text:span text:style-name="T4">
Воїни групи К2 днями опублікували на своєму</text:span>
<text:a xlink:type="simple" xlink:href="https://www.youtube.com/results" text:style-name="Internet_20_link" text:visited-style-name="Visited_20_Internet_20_Link">
 <text:span text:style-name="T4">
Ютуб-каналі</text:span>
</text:a>
 <text:span text:style-name="T4">
низку відео,які незабаром стануть частиною класичної кінохроніки, на документальні кадриякої будуть спиратися військові історики й теоретики, описуючи та досліджуючиважкий і кривавий шлях українців до перемоги над російськими загарбниками.</text:span>
</text:p>
      <text:h text:style-name="P12" text:outline-level="3">
<text:span text:style-name="T4">
<text:span text:style-name="T4">
рашисти не хочуть забирати своїх загиблих з поля бою</text:span>
</text:span>
</text:h>
      <text:p text:style-name="P4">
Зафільмовані з БПЛА епізоди «Бій за Т-образку» у мініатюрі демонструють увесьжах сучасної масштабної війни, імовірність виникнення якої ще 10 років томувважалася у світі абсурдом. Тоді ніхто всерйоз не розглядав можливостівиникнення в Європі навіть «прикордонних інцидентів», а тим паче «регіональнихвійськових конфліктів низької інтенсивності» — як це намагалися до останньогопредставити ті, хто не побачив у 2014 році початку несправедливої і злочинноївійни рф проти України.</text:p>
      <text:p text:style-name="P4">
Своєю чергою війна теж не питає, чи бажає хтось її бачити, і для чого їїкликали — вона просто приходить без дозволу і до всіх, як до рівних. Руйнує щоє, щогодини редагує порядок денний реальності, формує перелік імовірнихваріантів існування дня завтрашнього. Українське сьогодення визначає, якимсаме буде повоєнний світ — на яких базових цінностях він буде відбудований, ізавдяки яким принципам і гарантіям стане надійним та безпечним. І скількитриватиме.</text:p>
      <text:p text:style-name="P4">
<text:a xlink:type="simple" xlink:href="https://armyinform.com.ua/wp-content/uploads/2023/04/dsc_0161.jpg" text:style-name="Internet_20_link" text:visited-style-name="Visited_20_Internet_20_Link">
<draw:frame draw:style-name="fr1" draw:name="Image268" text:anchor-type="as-char" svg:width="6.9236in" svg:height="6.9236in" draw:z-index="0">
<draw:image xlink:href="../Images/AРМІЯINFORM/2023-04-07T50-00-00-04-00/dsc_0161-150x150.jpg" xlink:type="simple" xlink:show="embed" xlink:actuate="onLoad" draw:mime-type="image/jpeg"/>
</draw:frame>
</text:a>
</text:p>
      <text:p text:style-name="P4">
<text:a xlink:type="simple" xlink:href="https://armyinform.com.ua/wp-content/uploads/2023/04/dsc_0168.jpg" text:style-name="Internet_20_link" text:visited-style-name="Visited_20_Internet_20_Link">
<draw:frame draw:style-name="fr1" draw:name="Image269" text:anchor-type="as-char" svg:width="6.9236in" svg:height="6.9236in" draw:z-index="0">
<draw:image xlink:href="../Images/AРМІЯINFORM/2023-04-07T50-00-00-04-00/dsc_0168-150x150.jpg" xlink:type="simple" xlink:show="embed" xlink:actuate="onLoad" draw:mime-type="image/jpeg"/>
</draw:frame>
</text:a>
</text:p>
      <text:p text:style-name="P4">
<text:a xlink:type="simple" xlink:href="https://armyinform.com.ua/wp-content/uploads/2023/04/dsc_0183.jpg" text:style-name="Internet_20_link" text:visited-style-name="Visited_20_Internet_20_Link">
<draw:frame draw:style-name="fr1" draw:name="Image270" text:anchor-type="as-char" svg:width="6.9236in" svg:height="6.9236in" draw:z-index="0">
<draw:image xlink:href="../Images/AРМІЯINFORM/2023-04-07T50-00-00-04-00/dsc_0183-150x150.jpg" xlink:type="simple" xlink:show="embed" xlink:actuate="onLoad" draw:mime-type="image/jpeg"/>
</draw:frame>
</text:a>
</text:p>
      <text:p text:style-name="P4">
За декілька днів відео групи К2 вже переглянули мільйони людей з усього світу— упевнений, що десятки мільйонів побачать його у майбутньому. І майже наживобудуть спостерігати за тим, як за один із сотень подібних опорних пунктівтисячокілометрової лінії фронту героїчно б’ються українці. Вони стоять насмерть, захищаючи від ворога не просто край поля, де зустрічаються дві посадкизі старих акацій та дубів. Вони боронять власну свободу і майбутнє своїхдітей. Відстоюють право жити й працювати на своїй землі за власними звичаямита законами. Виховувати дітей у любові й достатку. Самим вирішувати, що сіяти,з ким товаришувати та у якого бога вірити.</text:p>
      <text:p text:style-name="P4">
<draw:frame draw:style-name="fr1" draw:name="Image271" text:anchor-type="as-char" svg:width="6.9236in" svg:height="4.586885in" draw:z-index="0">
<draw:image xlink:href="../Images/AРМІЯINFORM/2023-04-07T50-00-00-04-00/dsc_0178.jpg" xlink:type="simple" xlink:show="embed" xlink:actuate="onLoad" draw:mime-type="image/jpeg"/>
</draw:frame>
</text:p>
      <text:p text:style-name="P4">
Імена тих, хто загинув у нерівному бою, але не віддав ворогу рідної землі,назавжди закарбуються у національній пам’яті, а їхня звитяга буде гіднонаслідуватися наступними поколіннями.</text:p>
      <text:p text:style-name="P4">
Ким були і як звали тих загарбників, чиї рештки й досі розкидані на полі бою,їхню точну кількість — навряд чи комусь вдасться встановити це достеменно. Запонад сотнею трупів ніхто не прийшов — не запросив «годину перемир’я» длязбирання тіл, не попросив посередництва у організацій чи структур, якіуповноважені на подібні заходи, нічого подібного — вони там лежать і досі.Лише на невеликій ділянці, де сходяться дві посадки, автор бачив десятки тіл уодностроях російського зразка.</text:p>
      <text:p text:style-name="P4">
Відомо лише те, що це «вагнерівці» — ще один неологізм та феномен часівгібридної війни.</text:p>
      <text:p text:style-name="P4">
Війна, коли знову з’являється посеред людей, то завжди, хоч і у свій спосіб,але змушує їх на деякий час припинити вогонь — для короткої конструктивноїрозмови, суть якої зазвичай зводиться до необхідності забрати з поля боюзагиблих та поранених.</text:p>
      <text:p text:style-name="P4">
І якщо згадати істориків та теоретиків війн минулого, то подібні контакти танеухильне слідування досягненим домовленостям сформували кодекс честі воїнівта їхні неписані правила війни. Зазвичай, після великих потрясінь, військовіеліти перетворювалися на військово-політичні та брали на себе відповідальністьза подальший розвиток своєї країни та визначали форму її державності. Вжемаючи воєнний досвід, під час здійснення своєї внутрішньої та зовнішньоїполітики, вони надавали перевагу дипломатичному вирішенню суперечок.</text:p>
      <text:p text:style-name="P4">
<text:a xlink:type="simple" xlink:href="https://armyinform.com.ua/wp-content/uploads/2023/04/dsc_0193.jpg" text:style-name="Internet_20_link" text:visited-style-name="Visited_20_Internet_20_Link">
<draw:frame draw:style-name="fr1" draw:name="Image272" text:anchor-type="as-char" svg:width="6.9236in" svg:height="6.9236in" draw:z-index="0">
<draw:image xlink:href="../Images/AРМІЯINFORM/2023-04-07T50-00-00-04-00/dsc_0193-150x150.jpg" xlink:type="simple" xlink:show="embed" xlink:actuate="onLoad" draw:mime-type="image/jpeg"/>
</draw:frame>
</text:a>
</text:p>
      <text:p text:style-name="P4">
<text:a xlink:type="simple" xlink:href="https://armyinform.com.ua/wp-content/uploads/2023/04/dsc_0196.jpg" text:style-name="Internet_20_link" text:visited-style-name="Visited_20_Internet_20_Link">
<draw:frame draw:style-name="fr1" draw:name="Image273" text:anchor-type="as-char" svg:width="6.9236in" svg:height="6.9236in" draw:z-index="0">
<draw:image xlink:href="../Images/AРМІЯINFORM/2023-04-07T50-00-00-04-00/dsc_0196-150x150.jpg" xlink:type="simple" xlink:show="embed" xlink:actuate="onLoad" draw:mime-type="image/jpeg"/>
</draw:frame>
</text:a>
</text:p>
      <text:p text:style-name="P4">
З часом, коли наставав період відновлення, розвитку і прогресу, а укладенідоговори та сформульовані правила, встановлені після кривавих воєн, начебтовтрачали актуальність і зазвичай порушувалися наступниками тих, хто війни небачив. Але, напрацювання попередніх воєн щоразу удосконалювали не лише методиі способи їхнього ведення, а й формували міжнародне право.</text:p>
      <text:p text:style-name="P4">
Розпалювачі російської агресії порушили підписані договори й взяті на себезобов’язання та відмовились від визнання не лише Міжнародного права, а йнаціонального законодавства.</text:p>
      <text:p text:style-name="P4">
<draw:frame draw:style-name="fr1" draw:name="Image274" text:anchor-type="as-char" svg:width="6.9236in" svg:height="4.586885in" draw:z-index="0">
<draw:image xlink:href="../Images/AРМІЯINFORM/2023-04-07T50-00-00-04-00/dsc_0209.jpg" xlink:type="simple" xlink:show="embed" xlink:actuate="onLoad" draw:mime-type="image/jpeg"/>
</draw:frame>
</text:p>
      <text:p text:style-name="P4">
З точки зору законів рф та Міжнародного права, поява сотні трупів у Т-образціє неможливою. Якщо це громадяни рф, які відбувають покарання — вони маютьперебувати на території рф та відбувати покарання. Якщо це військовослужбовціармії рф — то їхні трупи мають повернутися до їхніх родин і бути нимипоховані. Наразі це ніхто, які загинули невідомо за що, і їхні тіла їдять дикізвірі у короткі години затишшя між жорстокими боями, які вирують навколо. Вонивиконали відведену їм безособову масову роль і більше нікому не потрібні.</text:p>
      <text:p text:style-name="P4">
Ніби не існувало в історії воєн нічого, окрім відомої і показової відповідічасів Другої Світової одного з совєтських воєнних начальників своємупідлеглому. На прохання відійти із займаних рубежів, які утримувати надалібуло безперспективно, оскільки підрозділ зазнав значних втрат, боєкомплектзакінчився, а поповнення боєприпасами визнано неможливим — начальник пішовназустріч офіцерові. Й видам наказав: «дорасходовать личный состав иотходить». Історичний регрес, що межує з дееволюцією…</text:p>
      <text:h text:style-name="P12" text:outline-level="3">
<text:span text:style-name="T4">
<text:span text:style-name="T4">
Бої на околицях Сіверська</text:span>
</text:span>
</text:h>
      <text:p text:style-name="P4">
Безпосередні учасники боїв на околицях Сіверська «Крєст» та «Качан» ведуть насдо Т-образки, показують їхні жахливі наслідки та розповідають подробиці. Доворожих позицій менше ніж кілометр, тож працюємо швидко, а коли вже залишаємоце місце — розпочинається мінометний обстріл.</text:p>
      <text:p text:style-name="P4">
У війську «Крєст» з 2018 року, спочатку служив в артилерії, потім перевівся допіхотного підрозділу.</text:p>
      <text:p text:style-name="P4">
— Скажу, як є — в артилерії мені було скучно, вирішив спробувати себе упіхоті. Все добре, подобається екшен, тож придбав собі ГоуПро, став знімати.</text:p>
      <text:p text:style-name="P4">
<draw:frame draw:style-name="fr1" draw:name="Image275" text:anchor-type="as-char" svg:width="6.9236in" svg:height="4.586885in" draw:z-index="0">
<draw:image xlink:href="../Images/AРМІЯINFORM/2023-04-07T50-00-00-04-00/dsc_0204.jpg" xlink:type="simple" xlink:show="embed" xlink:actuate="onLoad" draw:mime-type="image/jpeg"/>
</draw:frame>
</text:p>
      <text:p text:style-name="P4">
У нас тут був бій — ми зайняли дві позиції: одну зайняли Діди, іншу — ми.Ворог про це не знав і вночі рушив на нас з двох напрямків. Поки окопувалися,ворог вирішив атакувати з правого флангу, потім обійшов і став наступати злівого. Ми зустріли його із засідки і завдали ураження — так вони там всі йпомерли.</text:p>
      <text:p text:style-name="P4">
Ми воювали з зеками, в них не було достатнього військового досвіду, вони йшлипрямо — і все. Близько сотні, а може й більше… Ви ж бачили, там на тридцятьметрів посадки їх лежить 30-40, а посадка — он, яка довга, і усюди лежитьвагнер.</text:p>
      <text:p text:style-name="P4">
<draw:frame draw:style-name="fr1" draw:name="Image276" text:anchor-type="as-char" svg:width="6.9236in" svg:height="4.586885in" draw:z-index="0">
<draw:image xlink:href="../Images/AРМІЯINFORM/2023-04-07T50-00-00-04-00/dsc_0214.jpg" xlink:type="simple" xlink:show="embed" xlink:actuate="onLoad" draw:mime-type="image/jpeg"/>
</draw:frame>
</text:p>
      <text:p text:style-name="P4">
Декого взяли в полон, декого викопали живим після того, як їх наш танкзакопав. Щоб щось таке вони розповідали — так нічого. Вони думали, що їх тутбити будуть, а їм тут каву, колу дають, цигарки — вони у шоці. Їм тампоказували відео — начебто ми їхні голови тут варимо. Це жах — вони в такевірять, а як потрапляють в полон, то бачать, що ми нормальні люди.</text:p>
      <text:p text:style-name="P4">
Що ними рухає — вважаю, що вони там наробили кримінальних діл і сидіти роківпо п’ятнадцять… Тож думає: краще пів року відслужу, а як і ким він буде тутслужити — я собі навіть не уявляю. Він приїхав сюди вбивати людей, щоб невідповідати за те, що він накоїв у себе на росії.</text:p>
      <text:p text:style-name="P4">
<text:a xlink:type="simple" xlink:href="https://armyinform.com.ua/wp-content/uploads/2023/04/dsc_0230.jpg" text:style-name="Internet_20_link" text:visited-style-name="Visited_20_Internet_20_Link">
<draw:frame draw:style-name="fr1" draw:name="Image277" text:anchor-type="as-char" svg:width="6.9236in" svg:height="6.9236in" draw:z-index="0">
<draw:image xlink:href="../Images/AРМІЯINFORM/2023-04-07T50-00-00-04-00/dsc_0230-150x150.jpg" xlink:type="simple" xlink:show="embed" xlink:actuate="onLoad" draw:mime-type="image/jpeg"/>
</draw:frame>
</text:a>
</text:p>
      <text:p text:style-name="P4">
<text:a xlink:type="simple" xlink:href="https://armyinform.com.ua/wp-content/uploads/2023/04/dsc_0221.jpg" text:style-name="Internet_20_link" text:visited-style-name="Visited_20_Internet_20_Link">
<draw:frame draw:style-name="fr1" draw:name="Image278" text:anchor-type="as-char" svg:width="6.9236in" svg:height="6.9236in" draw:z-index="0">
<draw:image xlink:href="../Images/AРМІЯINFORM/2023-04-07T50-00-00-04-00/dsc_0221-150x150.jpg" xlink:type="simple" xlink:show="embed" xlink:actuate="onLoad" draw:mime-type="image/jpeg"/>
</draw:frame>
</text:a>
</text:p>
      <text:p text:style-name="P4">
Ми бачили, як їхня артилерія б’є по них, якщо вони починають відступати. Їмзаборонено відступати, тому вони або ночують у «сірій зоні», або тількивперед. Полонені казали, що за відступ їх анулюють — показово розстрілюютьперед строєм», — розповідає чоловік дорогою.</text:p>
      <text:p text:style-name="P4">
Його побратим на псевдо «Качан» під час штурму йшов слідом за атакуючими —шукав тіла військовослужбовців, які прийняли той перший нерівний бій. Загиблівідстрілювалися до останнього, але їх закидали гранатами у траншеї, яку вонине залишили. Серед тих, кого довелося евакуйовувати, були його знайомі.Говорить — «Дуже хороші люди…»</text:p>
      <text:p text:style-name="P4">
На жаль, і як нагадування, технічний прогрес приніс людям не тільки комфорт,зручність і можливості сучасного сьогодення, а й стрім-трансляцію з коптерів,які зафільмували коротку мить довгої війни.</text:p>
      <text:p text:style-name="P4">
Як у коротку мить хороші люди, які вимушено покинули своїх близьких і коханих,теплі й затишні будинки, роботу і хобі — прийняли смерть у земляній траншеї,де акації зустрічаються з дубами на краю зимового поля.</text:p>
      <text:p text:style-name="P4">
<draw:frame draw:style-name="fr1" draw:name="Image279" text:anchor-type="as-char" svg:width="6.9236in" svg:height="4.586885in" draw:z-index="0">
<draw:image xlink:href="../Images/AРМІЯINFORM/2023-04-07T50-00-00-04-00/dsc_0217.jpg" xlink:type="simple" xlink:show="embed" xlink:actuate="onLoad" draw:mime-type="image/jpeg"/>
</draw:frame>
</text:p>
      <text:p text:style-name="P4">
Завдяки їхній звитязі та самопожертві у тому нерівному бою ворог був зупиненийі позбавлений можливості атакувати такі самі опорні пункти ліворуч таправоруч, проламувати оборону і сунути далі — аж до далеких від Т-образкизатишних будинків.</text:p>
      <text:p text:style-name="P4">
За кожен злочин є кара. Хтось може назвати це «передбаченою Закономвідповідальністю», хтось — стратою, хтось — справедливістю.</text:p>
      <text:p text:style-name="P4">
Невдовзі на Т-образку приїхали екіпажі двох українських танків та однієїбойової машини піхоти і у чесному бою зробили те, що завжди робили в Українізахисники рідної землі із загарбниками — перетворювали на родючий чорнозем.</text:p>
      <text:p text:style-name="P4">
<text:span text:style-name="T5">
Фото автора</text:span>
</text:p>
      <text:p text:style-name="P4">
Source: <text:a xlink:type="simple" xlink:href="https://armyinform.com.ua/2023/04/07/voyiny-grupy-k2-rozpovily-pro-vazhki-boyi-na-okolyczyah-siverska/" text:style-name="Internet_20_link" text:visited-style-name="Visited_20_Internet_20_Link">
https://armyinform.com.ua/2023/04/07/voyiny-grupy-k2-rozpovily-pro-vazhki-boyi-na-okolyczyah-siverska/</text:a>
</text:p>
      <!--NEWS-->
      <text:h text:style-name="P10" text:outline-level="1">
<text:span text:style-name="T4">
Успішно з нашого боку в умовах поганої видимості й у нічний час працюють СЗРК Avenger — Юрій Ігнат</text:span>
</text:h>
      <text:p text:style-name="P4">
Author: ['Ігор Березинський']</text:p>
      <text:p text:style-name="P4">
Time: 2023-04-07T51:00:00-04:00</text:p>
      <text:p text:style-name="P4">
Description: — Останнім часом ворог завдає авіаційних ударів дистанційно. Важкою ціллю для нашої П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F-16', 'ВТОРГНЕННЯ РФ', 'ЄДИНІ НОВИНИ', 'ППО ЗСУ', 'САМОХІДНИЙ ЗРК AVENGER', 'ЮРІЙ ІГНАТ']</text:p>
      <text:p text:style-name="P4">
Category: News</text:p>
      <!--METADATA-->
      <text:p text:style-name="P4">
<draw:frame draw:style-name="fr1" draw:name="Image280" text:anchor-type="as-char" svg:width="6.9236in" svg:height="4.612849in" draw:z-index="0">
<draw:image xlink:href="../Images/AРМІЯINFORM/2023-04-07T51-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 Останнім часом ворог завдає авіаційних ударів дистанційно. Важкою ціллю длянашої ППО є гелікоптери рф, більше шансів їх збити саме з ПЗРК. Вони можутьстати ціллю тоді, коли піднімаються вище і стають видимими для різних засобівураження. Авіація росіян завдає сотні ударів саме дистанційно, а новий видзагрози для нас — керовані авіаційні бомби, які противник обладнав крилами таGPS, проте їх наразі виготовляють «з коліс», — повідомив в ефірі телемарафону«Єдині новини» речник Повітряних Сил Збройних Сил України полковник ЮрійІгнат.</text:p>
      <text:p text:style-name="P4">
Юрій Ігнат додав, що такі авіабомби, переважно ФАБ-500, летять з далекоївідстані і залітають в зону ураження, влучаючи у прифронтову зону. Інколивдається їх збивати, проте основне завдання — стримування ворожої авіації,адже авіація в повітрі — це найнебезпечніший виклик. Водночас успішно з нашогобоку в умовах поганої видимості ц у нічний час працюють американські самохіднізенітно-ракетні комплекси Avenger.</text:p>
      <text:p text:style-name="P4">
— Дуже хотілося якомога швидше отримати далекобійні системи — зенітно-ракетнікомплекси від наших закордонних партнерів, ну і, звичайно, літаки, які можутьдуже багато чого вирішити у цій війні. Тут допоможе літак F-16 чи інший —покоління 4+, який має на борту ракети з дальністю ураження до 180 кілометрів,— підсумував Юрій Ігнат.</text:p>
      <text:p text:style-name="P4">
Source: <text:a xlink:type="simple" xlink:href="https://armyinform.com.ua/2023/04/07/uspishno-z-nashogo-boku-v-umovah-poganoyi-vydymosti-j-u-nichnyj-chas-praczyuyut-szrk-avenger-yurij-ignat/" text:style-name="Internet_20_link" text:visited-style-name="Visited_20_Internet_20_Link">
https://armyinform.com.ua/2023/04/07/uspishno-z-nashogo-boku-v-umovah-poganoyi-vydymosti-j-u-nichnyj-chas-praczyuyut-szrk-avenger-yurij-ignat/</text:a>
</text:p>
      <!--NEWS-->
      <text:h text:style-name="P10" text:outline-level="1">
<text:span text:style-name="T4">
Триває робота щодо впровадження літнього польового костюма для військовослужбовців-жінок — Ганна Маляр</text:span>
</text:h>
      <text:p text:style-name="P4">
Author: ['АРМІЯINFORM']</text:p>
      <text:p text:style-name="P4">
Time: 2023-04-07T52:00:00-04:00</text:p>
      <text:p text:style-name="P4">
Description: У Збройних Силах Україна завжди були парадна і повсякденна жіноча форма. Змінювали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62-1.jpg" text:style-name="Internet_20_link" text:visited-style-name="Visited_20_Internet_20_Link">
3-62-1.jpg</text:a>
', '<text:a xlink:type="simple" xlink:href="https://armyinform.com.ua/wp-content/uploads/2023/04/photo_5296652046109360905_y-150x150.jpg" text:style-name="Internet_20_link" text:visited-style-name="Visited_20_Internet_20_Link">
photo_5296652046109360905_y-150x150.jpg</text:a>
', '<text:a xlink:type="simple" xlink:href="https://armyinform.com.ua/wp-content/uploads/2023/04/photo_5296652046109360906_y-150x150.jpg" text:style-name="Internet_20_link" text:visited-style-name="Visited_20_Internet_20_Link">
photo_5296652046109360906_y-150x150.jpg</text:a>
', '<text:a xlink:type="simple" xlink:href="https://armyinform.com.ua/wp-content/uploads/2023/04/photo_5296652046109360907_y-1-150x150.jpg" text:style-name="Internet_20_link" text:visited-style-name="Visited_20_Internet_20_Link">
photo_5296652046109360907_y-1-150x150.jpg</text:a>
', '<text:a xlink:type="simple" xlink:href="https://armyinform.com.ua/wp-content/uploads/2023/04/photo_5296652046109360908_y-150x150.jpg" text:style-name="Internet_20_link" text:visited-style-name="Visited_20_Internet_20_Link">
photo_5296652046109360908_y-150x150.jpg</text:a>
']</text:p>
      <text:p text:style-name="P4">
Tags: ['ГАННА МАЛЯР', 'ФОРМА ДЛЯ ЖІНОК-ВІЙСЬКОВОСЛУЖБОВЦІВ']</text:p>
      <text:p text:style-name="P4">
Category: News</text:p>
      <!--METADATA-->
      <text:p text:style-name="P4">
<draw:frame draw:style-name="fr1" draw:name="Image281" text:anchor-type="as-char" svg:width="6.9236in" svg:height="4.832096in" draw:z-index="0">
<draw:image xlink:href="../Images/AРМІЯINFORM/2023-04-07T52-00-00-04-00/3-62-1.jpg" xlink:type="simple" xlink:show="embed" xlink:actuate="onLoad" draw:mime-type="image/jpeg"/>
</draw:frame>
</text:p>
      <text:p text:style-name="P4">
У Збройних Силах Україна завжди були парадна і повсякденна жіноча форма.Змінювались зразки. Зараз жінки-військовослужбовці носять форму, зразки якоїзатверджені наказом МОУ від 18.07.2017 № 370 та Правилами носіння визначенихнаказом МОУ від 20.11.2017 № 606.</text:p>
      <text:p text:style-name="P4">
Про це <text:a xlink:type="simple" xlink:href="https://t.me/annamaliar/629" text:style-name="Internet_20_link" text:visited-style-name="Visited_20_Internet_20_Link">
зазначила</text:a>
 заступниця Міністра оборониУкраїни Ганна Маляр.</text:p>
      <text:p text:style-name="P4">
«Не було польової жіночої форми. Тому нині триває робота щодо впровадженнякостюма літнього польового для військовослужбовців-жінок», — повідомилазаступниця Міністра оборони України.</text:p>
      <text:p text:style-name="P4">
<text:a xlink:type="simple" xlink:href="https://armyinform.com.ua/wp-content/uploads/2023/04/photo_5296652046109360905_y.jpg" text:style-name="Internet_20_link" text:visited-style-name="Visited_20_Internet_20_Link">
<draw:frame draw:style-name="fr1" draw:name="Image282" text:anchor-type="as-char" svg:width="6.9236in" svg:height="6.9236in" draw:z-index="0">
<draw:image xlink:href="../Images/AРМІЯINFORM/2023-04-07T52-00-00-04-00/photo_5296652046109360905_y-150x150.jpg" xlink:type="simple" xlink:show="embed" xlink:actuate="onLoad" draw:mime-type="image/jpeg"/>
</draw:frame>
</text:a>
</text:p>
      <text:p text:style-name="P4">
<text:a xlink:type="simple" xlink:href="https://armyinform.com.ua/wp-content/uploads/2023/04/photo_5296652046109360906_y.jpg" text:style-name="Internet_20_link" text:visited-style-name="Visited_20_Internet_20_Link">
<draw:frame draw:style-name="fr1" draw:name="Image283" text:anchor-type="as-char" svg:width="6.9236in" svg:height="6.9236in" draw:z-index="0">
<draw:image xlink:href="../Images/AРМІЯINFORM/2023-04-07T52-00-00-04-00/photo_5296652046109360906_y-150x150.jpg" xlink:type="simple" xlink:show="embed" xlink:actuate="onLoad" draw:mime-type="image/jpeg"/>
</draw:frame>
</text:a>
</text:p>
      <text:p text:style-name="P4">
<text:a xlink:type="simple" xlink:href="https://armyinform.com.ua/wp-content/uploads/2023/04/photo_5296652046109360907_y-1.jpg" text:style-name="Internet_20_link" text:visited-style-name="Visited_20_Internet_20_Link">
<draw:frame draw:style-name="fr1" draw:name="Image284" text:anchor-type="as-char" svg:width="6.9236in" svg:height="6.9236in" draw:z-index="0">
<draw:image xlink:href="../Images/AРМІЯINFORM/2023-04-07T52-00-00-04-00/photo_5296652046109360907_y-1-150x150.jpg" xlink:type="simple" xlink:show="embed" xlink:actuate="onLoad" draw:mime-type="image/jpeg"/>
</draw:frame>
</text:a>
</text:p>
      <text:p text:style-name="P4">
<text:a xlink:type="simple" xlink:href="https://armyinform.com.ua/wp-content/uploads/2023/04/photo_5296652046109360908_y.jpg" text:style-name="Internet_20_link" text:visited-style-name="Visited_20_Internet_20_Link">
<draw:frame draw:style-name="fr1" draw:name="Image285" text:anchor-type="as-char" svg:width="6.9236in" svg:height="6.9236in" draw:z-index="0">
<draw:image xlink:href="../Images/AРМІЯINFORM/2023-04-07T52-00-00-04-00/photo_5296652046109360908_y-150x150.jpg" xlink:type="simple" xlink:show="embed" xlink:actuate="onLoad" draw:mime-type="image/jpeg"/>
</draw:frame>
</text:a>
</text:p>
      <text:p text:style-name="P4">
За словами Ганни Маляр, про всі етапи роботи повідомляють на сайті Міноборони.</text:p>
      <text:p text:style-name="P4">
Source: <text:a xlink:type="simple" xlink:href="https://armyinform.com.ua/2023/04/07/dlya-vijskovosluzhbovcziv-zhinok-vprovadzhuyut-kostyum-litnij-polovyj-ganna-malyar/" text:style-name="Internet_20_link" text:visited-style-name="Visited_20_Internet_20_Link">
https://armyinform.com.ua/2023/04/07/dlya-vijskovosluzhbovcziv-zhinok-vprovadzhuyut-kostyum-litnij-polovyj-ganna-malyar/</text:a>
</text:p>
      <!--NEWS-->
      <text:h text:style-name="P10" text:outline-level="1">
<text:span text:style-name="T4">
Координаційний штаб: ворог відмовляється звільняти важкопоранених, хворих та жінок</text:span>
</text:h>
      <text:p text:style-name="P4">
Author: ['АРМІЯINFORM']</text:p>
      <text:p text:style-name="P4">
Time: 2023-04-07T53:00:00-04:00</text:p>
      <text:p text:style-name="P4">
Description: У Координаційному штабі відбулася зустріч з родинами військовослужбовців прикордо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999938_143398901800525_965441705498607703_n.jpg" text:style-name="Internet_20_link" text:visited-style-name="Visited_20_Internet_20_Link">
339999938_143398901800525_965441705498607703_n.jpg</text:a>
']</text:p>
      <text:p text:style-name="P4">
Tags: ['АГРЕСІЯ РФ', 'ВІЙСЬКОВОПОЛОНЕНІ', 'КООРДИНАЦІЙНИЙ ШТАБ З ПИТАНЬ ПОВОДЖЕННЯ З ВІЙСЬКОВОПОЛОНЕНИМИ', 'ПОВЕРНЕННЯ З ПОЛОНУ']</text:p>
      <text:p text:style-name="P4">
Category: News</text:p>
      <!--METADATA-->
      <text:p text:style-name="P4">
<draw:frame draw:style-name="fr1" draw:name="Image286" text:anchor-type="as-char" svg:width="6.9236in" svg:height="3.894525in" draw:z-index="0">
<draw:image xlink:href="../Images/AРМІЯINFORM/2023-04-07T53-00-00-04-00/339999938_143398901800525_965441705498607703_n.jpg" xlink:type="simple" xlink:show="embed" xlink:actuate="onLoad" draw:mime-type="image/jpeg"/>
</draw:frame>
</text:p>
      <text:p text:style-name="P4">
У Координаційному штабі відбулася зустріч з родинами військовослужбовцівприкордонного загону м. Херсон Держприкордонслужби. Діти полоненихприкордонників передали малюнки на підтримку своїх батьків і співробітниківКоординаційного штабу, які роблять все для їхнього повернення додому.</text:p>
      <text:p text:style-name="P4">
Про це <text:a xlink:type="simple" xlink:href="https://t.me/Koord_shtab/792" text:style-name="Internet_20_link" text:visited-style-name="Visited_20_Internet_20_Link">
повідомляє</text:a>
 Координаційний штаб з питаньповодження з військовополоненими.</text:p>
      <text:p text:style-name="P4">
Представник Штабу запевнив, що робота над звільненням усіх полонених незупиняється. Для російської сторони нічого не важать терміни перебування вполоні й важкість поранень, адже досі ворог не погодився на звільнення всіхважкопоранених і хворих, жінок і цивільних. Агресор намагаєтьсявикористовувати наших полонених як важіль тиску на рідних, суспільство таукраїнську владу.</text:p>
      <text:p text:style-name="P4">
«Головне, що стимулює обміни — наші успіхи на фронті», — наголосив представникШтабу.</text:p>
      <text:p text:style-name="P4">
Обговорили тему міжнародної відповідальності росіян за недотриманняміжнародного гуманітарного права в місцях утримання наших полонених. Назахисників постійно психологічно тиснуть у неволі, щоб вони переходили на бікворога, але такі випадки трапляються вкрай рідко.</text:p>
      <text:p text:style-name="P4">
Також представник Штабу зауважив, що у випадках, коли нам вдається встановитимісце утримання полоненого, ми зазвичай не повідомляємо рідним, щоб цяінформація не вийшла назовні. Бо коли росіяни дізнаються, що ми маємо таківідомості, перевозять людину, а це означає новий етап, нова«прийомка»-побиття, адаптація до нових умов.</text:p>
      <text:p text:style-name="P4">
Source: <text:a xlink:type="simple" xlink:href="https://armyinform.com.ua/2023/04/07/koordynaczijnyj-shtab-vorog-vidmovlyayetsya-zvilnyaty-vazhkoporanenyh-hvoryh-ta-zhinok/" text:style-name="Internet_20_link" text:visited-style-name="Visited_20_Internet_20_Link">
https://armyinform.com.ua/2023/04/07/koordynaczijnyj-shtab-vorog-vidmovlyayetsya-zvilnyaty-vazhkoporanenyh-hvoryh-ta-zhinok/</text:a>
</text:p>
      <!--NEWS-->
      <text:h text:style-name="P10" text:outline-level="1">
<text:span text:style-name="T4">
За 11 місяців роботи UNITED24 передано на фронт майже 500 БПЛА</text:span>
</text:h>
      <text:p text:style-name="P4">
Author: ['АРМІЯINFORM']</text:p>
      <text:p text:style-name="P4">
Time: 2023-04-07T54:00:00-04:00</text:p>
      <text:p text:style-name="P4">
Description: За 11 місяців роботи фандрейзингова  платформа UNITED24 передала на поле бою майже 5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40889.png" text:style-name="Internet_20_link" text:visited-style-name="Visited_20_Internet_20_Link">
40889.png</text:a>
']</text:p>
      <text:p text:style-name="P4">
Tags: ['UNITED24', 'БПЛА', 'ДОПОМОГА ПАРТНЕРІВ', 'СВІТ ПІДТРИМУЄ УКРАЇНУ']</text:p>
      <text:p text:style-name="P4">
Category: News</text:p>
      <!--METADATA-->
      <text:p text:style-name="P4">
<draw:frame draw:style-name="fr1" draw:name="Image287" text:anchor-type="as-char" svg:width="6.9236in" svg:height="3.508581in" draw:z-index="0">
<draw:image xlink:href="../Images/AРМІЯINFORM/2023-04-07T54-00-00-04-00/40889.png" xlink:type="simple" xlink:show="embed" xlink:actuate="onLoad" draw:mime-type="image/png"/>
</draw:frame>
</text:p>
      <text:p text:style-name="P4">
За 11 місяців роботи фандрейзингова платформа UNITED24 передала на поле боюмайже 500 безпілотників та зібрали 58,5 млн грн на дрони-камікадзе для ГУР.</text:p>
      <text:p text:style-name="P4">
Про це <text:a xlink:type="simple" xlink:href="https://t.me/zedigital/3033" text:style-name="Internet_20_link" text:visited-style-name="Visited_20_Internet_20_Link">
повідомляє</text:a>
 Мінцифра.</text:p>
      <text:p text:style-name="P4">
«У березні перетнули межу суми збору в 305+ млн доларів. Продовжуємовідбудовувати мости на деокупованих територіях», — зазначили у Міністерстві.</text:p>
      <text:p text:style-name="P4">
Так, космічний амбасадор Скотт Келлі завершив збір на реанімобілі. До командиUNITED24 також приєднався відомий британський мандрівник Беар Гріллз.</text:p>
      <text:p text:style-name="P4">
Source: <text:a xlink:type="simple" xlink:href="https://armyinform.com.ua/2023/04/07/za-11-misyacziv-roboty-united24-peredano-na-front-majzhe-500-bpla/" text:style-name="Internet_20_link" text:visited-style-name="Visited_20_Internet_20_Link">
https://armyinform.com.ua/2023/04/07/za-11-misyacziv-roboty-united24-peredano-na-front-majzhe-500-bpla/</text:a>
</text:p>
      <!--NEWS-->
      <text:h text:style-name="P10" text:outline-level="1">
<text:span text:style-name="T4">
Минулого року 53 ветерани–підприємці отримали до 1 млн гривень на розвиток власного бізнесу</text:span>
</text:h>
      <text:p text:style-name="P4">
Author: ['АРМІЯINFORM']</text:p>
      <text:p text:style-name="P4">
Time: 2023-04-07T55:00:00-04:00</text:p>
      <text:p text:style-name="P4">
Description: У 2022 році за сприяння Мінветеранів 53 ветерани-підприємці та члени їхніх родин 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ПІДПРИЄМЦІ', 'МІНВЕТЕРАНІВ', 'УКРАЇНСЬКИЙ ВЕТЕРАНСЬКИЙ ФОНД']</text:p>
      <text:p text:style-name="P4">
Category: News</text:p>
      <!--METADATA-->
      <text:p text:style-name="P4">
<draw:frame draw:style-name="fr1" draw:name="Image288" text:anchor-type="as-char" svg:width="6.9236in" svg:height="3.954686in" draw:z-index="0">
<draw:image xlink:href="../Images/AРМІЯINFORM/2023-04-07T55-00-00-04-00/630_360_1462927657-8164.jpg" xlink:type="simple" xlink:show="embed" xlink:actuate="onLoad" draw:mime-type="image/jpeg"/>
</draw:frame>
</text:p>
      <text:p text:style-name="P4">
У 2022 році за сприяння Мінветеранів 53 ветерани-підприємці та члени їхніхродин мали змогу отримати фінансування у сумі від 500 тис до 1 млн грн нарозвиток власної справи.</text:p>
      <text:p text:style-name="P4">
Про це <text:a xlink:type="simple" xlink:href="https://mva.gov.ua/ua/news/yuliya-laputina-minulogo-roku-53-veteranipidpriyemci-mali-zmogu-otrimati-do-1-mln-grn-na-rozvitok-vlasnogo-biznesu" text:style-name="Internet_20_link" text:visited-style-name="Visited_20_Internet_20_Link">
повідомила</text:a>
 міністр у справах ветеранів України Юлія Лапутіна.</text:p>
      <text:p text:style-name="P4">
«Український ветеранський фонд, що працює при Мінветеранів, проводитьконкурсні грантові програми для ветеранів–підприємців, членів їхніх сімей тародин полеглих воїнів. Завдяки таким проєктам у 2022 році 53 особи мали змогуотримати фінансування у розмірі від 500 тисяч до 1 мільйону гривень нарозвиток власної справи. Маємо багато успішних прикладів, коли ці гранти пішлина підтримку ветеранського бізнесу у сільському господарстві, фермерстві інавіть тих, що працюють на підтримку наших захисників і захисниць», —розповіла міністр.</text:p>
      <text:p text:style-name="P4">
Нещодавно Український ветеранський фонд Мінветеранів розпочав конкурснугрантову програму для розвитку ветеранського бізнесу «ВАРТО РОБИти СВОЄ».Проєкт, що запустили у партнерстві з благодійним фондом «МХП – Громаді»,спрямований на впровадження та підтримку ветеранських підприємницькихініціатив у сільському господарстві, виробництві та переробці харчовоїпродукції. А переможці конкурсу отримають від 500 тис до 1,5 млн гривень наведення власної справи.</text:p>
      <text:p text:style-name="P4">
«Серед переможців наших грантових проєктів також є підприємства, яківиготовляють засоби для чищення зброї, шиють військовий одяг. Окрім того, щовони розвивають економіку країни в період, коли вона цього якнайбільшепотребує, вони ще й підтримують оборону. Це дуже важливо. Тому, будь ласка,долучайтесь до цих програм», — зазначила Юлія Лапутіна.</text:p>
      <text:p text:style-name="P4">
Детальніше про програми, умови та перелік необхідних документів на участь упрограмах фінансування – на офіційному<text:a xlink:type="simple" xlink:href="https://veteranfund.com.ua/contests/varto-do-own/" text:style-name="Internet_20_link" text:visited-style-name="Visited_20_Internet_20_Link">
сайті</text:a>
 Українськоговетеранського фонду Мінветеранів</text:p>
      <text:p text:style-name="P4">
Source: <text:a xlink:type="simple" xlink:href="https://armyinform.com.ua/2023/04/07/mynulogo-roku-53-veterany-pidpryyemczi-otrymaly-do-1-mln-gryven-na-rozvytok-vlasnogo-biznesu/" text:style-name="Internet_20_link" text:visited-style-name="Visited_20_Internet_20_Link">
https://armyinform.com.ua/2023/04/07/mynulogo-roku-53-veterany-pidpryyemczi-otrymaly-do-1-mln-gryven-na-rozvytok-vlasnogo-biznesu/</text:a>
</text:p>
      <!--NEWS-->
      <text:h text:style-name="P10" text:outline-level="1">
<text:span text:style-name="T4">
Офіс Генпрокурора України: задокументовано майже 79 тисяч воєнних злочинів</text:span>
</text:h>
      <text:p text:style-name="P4">
Author: ['АРМІЯINFORM']</text:p>
      <text:p text:style-name="P4">
Time: 2023-04-07T5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07042023ua.jpg" text:style-name="Internet_20_link" text:visited-style-name="Visited_20_Internet_20_Link">
warcrime-07042023ua.jpg</text:a>
', '<text:a xlink:type="simple" xlink:href="https://armyinform.com.ua/wp-content/uploads/2023/04/warcrime-07042023en.jpg" text:style-name="Internet_20_link" text:visited-style-name="Visited_20_Internet_20_Link">
warcrime-07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9" text:anchor-type="as-char" svg:width="6.9236in" svg:height="4.448413in" draw:z-index="0">
<draw:image xlink:href="../Images/AРМІЯINFORM/2023-04-07T56-00-00-04-00/warcrime-07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07 квітня</text:span>
 зареєстровано:</text:p>
      <ul>
        <li>
78 889 воєнних злочинів,  * 17 012 злочинів проти національної безпеки України.</li>
      </ul>
      <text:p text:style-name="P4">
Крім того, за офіційними даними ювенальних прокурорів, <text:span text:style-name="T4">
1411 дітейпостраждали</text:span>
 внаслідок агресії рф, з них:</text:p>
      <ul>
        <li>
467 — дітей загинули,  * 94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0" text:anchor-type="as-char" svg:width="6.9236in" svg:height="4.448413in" draw:z-index="0">
<draw:image xlink:href="../Images/AРМІЯINFORM/2023-04-07T56-00-00-04-00/warcrime-07042023en.jpg" xlink:type="simple" xlink:show="embed" xlink:actuate="onLoad" draw:mime-type="image/jpeg"/>
</draw:frame>
</text:p>
      <text:p text:style-name="P4">
Source: <text:a xlink:type="simple" xlink:href="https://armyinform.com.ua/2023/04/07/ofis-genprokurora-ukrayiny-zadokumentovano-majzhe-79-tysyach-voyennyh-zlochyniv/" text:style-name="Internet_20_link" text:visited-style-name="Visited_20_Internet_20_Link">
https://armyinform.com.ua/2023/04/07/ofis-genprokurora-ukrayiny-zadokumentovano-majzhe-79-tysyach-voyennyh-zlochyniv/</text:a>
</text:p>
      <!--NEWS-->
      <text:h text:style-name="P10" text:outline-level="1">
<text:span text:style-name="T4">
На Донеччині Сили оборони збили ворожий штурмовик</text:span>
</text:h>
      <text:p text:style-name="P4">
Author: ['АРМІЯINFORM']</text:p>
      <text:p text:style-name="P4">
Time: 2023-04-07T57:00:00-04:00</text:p>
      <text:p text:style-name="P4">
Description: Генеральний штаб Збройних сил України оприлюднив інформацію щодо знищення ворож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nyshheno-su-25.jpg" text:style-name="Internet_20_link" text:visited-style-name="Visited_20_Internet_20_Link">
znyshheno-su-25.jpg</text:a>
']</text:p>
      <text:p text:style-name="P4">
Tags: ['STOPRUSSIA', 'ВТОРГНЕННЯ РФ', 'ГШ ЗСУ']</text:p>
      <text:p text:style-name="P4">
Category: News</text:p>
      <!--METADATA-->
      <text:p text:style-name="P4">
<draw:frame draw:style-name="fr1" draw:name="Image291" text:anchor-type="as-char" svg:width="6.9236in" svg:height="4.283978in" draw:z-index="0">
<draw:image xlink:href="../Images/AРМІЯINFORM/2023-04-07T57-00-00-04-00/znyshheno-su-25.jpg" xlink:type="simple" xlink:show="embed" xlink:actuate="onLoad" draw:mime-type="image/jpeg"/>
</draw:frame>
Ілюстративне фото</text:p>
      <text:p text:style-name="P4">
Генеральний штаб Збройних сил України оприлюднив інформацію щодо знищенняворожого літака на Донеччині.</text:p>
      <text:p text:style-name="P4">
– Гарна новина. В районі Мар'їнки, на Донеччині, знищено Су-25 противника.Вистоїмо і переможемо! – йдеться у повідомленні.</text:p>
      <text:p text:style-name="P4">
<text:span text:style-name="T5">
Джерело:<text:a xlink:type="simple" xlink:href="https://www.facebook.com/GeneralStaff.ua/posts/pfbid06DkWi8RQGcUNUA8jow4vLakR5cSRJpfWiNAYv6nCqGZkG6BKeQ7VYT8aFjr9oKsUl" text:style-name="Internet_20_link" text:visited-style-name="Visited_20_Internet_20_Link">
ГШЗСУ</text:a>
</text:span>
</text:p>
      <text:p text:style-name="P4">
Source: <text:a xlink:type="simple" xlink:href="https://armyinform.com.ua/2023/04/07/na-donechchyni-syly-oborony-zbyly-vorozhyj-shturmovyk/" text:style-name="Internet_20_link" text:visited-style-name="Visited_20_Internet_20_Link">
https://armyinform.com.ua/2023/04/07/na-donechchyni-syly-oborony-zbyly-vorozhyj-shturmovyk/</text:a>
</text:p>
      <!--NEWS-->
      <text:h text:style-name="P10" text:outline-level="1">
<text:span text:style-name="T4">
Завдяки міці воїнів, нескореності наших людей ми перемогли у битві за північ — Президент України</text:span>
</text:h>
      <text:p text:style-name="P4">
Author: ['АРМІЯINFORM']</text:p>
      <text:p text:style-name="P4">
Time: 2023-04-07T58:00:00-04:00</text:p>
      <text:p text:style-name="P4">
Description: Рік тому Збройні Сили України завершили звільнення від ворога Київської,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2-55-17-2.jpg" text:style-name="Internet_20_link" text:visited-style-name="Visited_20_Internet_20_Link">
photo_2023-04-07_12-55-17-2.jpg</text:a>
', '<text:a xlink:type="simple" xlink:href="https://armyinform.com.ua/wp-content/uploads/2023/04/photo_2023-04-07_12-55-20-150x150.jpg" text:style-name="Internet_20_link" text:visited-style-name="Visited_20_Internet_20_Link">
photo_2023-04-07_12-55-20-150x150.jpg</text:a>
', '<text:a xlink:type="simple" xlink:href="https://armyinform.com.ua/wp-content/uploads/2023/04/photo_2023-04-07_12-55-16-150x150.jpg" text:style-name="Internet_20_link" text:visited-style-name="Visited_20_Internet_20_Link">
photo_2023-04-07_12-55-16-150x150.jpg</text:a>
', '<text:a xlink:type="simple" xlink:href="https://armyinform.com.ua/wp-content/uploads/2023/04/photo_2023-04-07_12-55-19-3-150x150.jpg" text:style-name="Internet_20_link" text:visited-style-name="Visited_20_Internet_20_Link">
photo_2023-04-07_12-55-19-3-150x150.jpg</text:a>
', '<text:a xlink:type="simple" xlink:href="https://armyinform.com.ua/wp-content/uploads/2023/04/photo_2023-04-07_12-55-18-150x150.jpg" text:style-name="Internet_20_link" text:visited-style-name="Visited_20_Internet_20_Link">
photo_2023-04-07_12-55-18-150x150.jpg</text:a>
', '<text:a xlink:type="simple" xlink:href="https://armyinform.com.ua/wp-content/uploads/2023/04/photo_2023-04-07_12-55-20-2-150x150.jpg" text:style-name="Internet_20_link" text:visited-style-name="Visited_20_Internet_20_Link">
photo_2023-04-07_12-55-20-2-150x150.jpg</text:a>
', '<text:a xlink:type="simple" xlink:href="https://armyinform.com.ua/wp-content/uploads/2023/04/photo_2023-04-07_12-55-17-150x150.jpg" text:style-name="Internet_20_link" text:visited-style-name="Visited_20_Internet_20_Link">
photo_2023-04-07_12-55-17-150x150.jpg</text:a>
', '<text:a xlink:type="simple" xlink:href="https://armyinform.com.ua/wp-content/uploads/2023/04/photo_2023-04-07_12-55-18-2-150x150.jpg" text:style-name="Internet_20_link" text:visited-style-name="Visited_20_Internet_20_Link">
photo_2023-04-07_12-55-18-2-150x150.jpg</text:a>
', '<text:a xlink:type="simple" xlink:href="https://armyinform.com.ua/wp-content/uploads/2023/04/photo_2023-04-07_12-55-19-2-150x150.jpg" text:style-name="Internet_20_link" text:visited-style-name="Visited_20_Internet_20_Link">
photo_2023-04-07_12-55-19-2-150x150.jpg</text:a>
', '<text:a xlink:type="simple" xlink:href="https://armyinform.com.ua/wp-content/uploads/2023/04/photo_2023-04-07_12-55-19-150x150.jpg" text:style-name="Internet_20_link" text:visited-style-name="Visited_20_Internet_20_Link">
photo_2023-04-07_12-55-19-150x150.jpg</text:a>
']</text:p>
      <text:p text:style-name="P4">
Tags: ['STOPRUSSIA', 'АГРЕСІЯ РФ', 'ВОЛОДИМИР ЗЕЛЕНСЬКИЙ']</text:p>
      <text:p text:style-name="P4">
Category: News</text:p>
      <!--METADATA-->
      <text:p text:style-name="P4">
<draw:frame draw:style-name="fr1" draw:name="Image292" text:anchor-type="as-char" svg:width="6.9236in" svg:height="4.619339in" draw:z-index="0">
<draw:image xlink:href="../Images/AРМІЯINFORM/2023-04-07T58-00-00-04-00/photo_2023-04-07_12-55-17-2.jpg" xlink:type="simple" xlink:show="embed" xlink:actuate="onLoad" draw:mime-type="image/jpeg"/>
</draw:frame>
</text:p>
      <text:p text:style-name="P4">
Рік тому Збройні Сили України завершили звільнення від ворога Київської,Чернігівської та Сумської областей. Завдяки міці наших воїнів, нескореностінаших людей ми перемогли у битві за північ.</text:p>
      <text:p text:style-name="P4">
«Ми відновимо територіальну цілісність нашої держави. Україна переможе нафронті. Україна переможе у відбудові. Україна переможе у поверненнісправедливості», — наголосив глава української держави у<text:a xlink:type="simple" xlink:href="https://t.me/V_Zelenskiy_official/5788" text:style-name="Internet_20_link" text:visited-style-name="Visited_20_Internet_20_Link">
Телеграм</text:a>
.</text:p>
      <text:p text:style-name="P4">
<text:a xlink:type="simple" xlink:href="https://armyinform.com.ua/wp-content/uploads/2023/04/photo_2023-04-07_12-55-20.jpg" text:style-name="Internet_20_link" text:visited-style-name="Visited_20_Internet_20_Link">
<draw:frame draw:style-name="fr1" draw:name="Image293" text:anchor-type="as-char" svg:width="6.9236in" svg:height="6.9236in" draw:z-index="0">
<draw:image xlink:href="../Images/AРМІЯINFORM/2023-04-07T58-00-00-04-00/photo_2023-04-07_12-55-20-150x150.jpg" xlink:type="simple" xlink:show="embed" xlink:actuate="onLoad" draw:mime-type="image/jpeg"/>
</draw:frame>
</text:a>
</text:p>
      <text:p text:style-name="P4">
<text:a xlink:type="simple" xlink:href="https://armyinform.com.ua/wp-content/uploads/2023/04/photo_2023-04-07_12-55-16.jpg" text:style-name="Internet_20_link" text:visited-style-name="Visited_20_Internet_20_Link">
<draw:frame draw:style-name="fr1" draw:name="Image294" text:anchor-type="as-char" svg:width="6.9236in" svg:height="6.9236in" draw:z-index="0">
<draw:image xlink:href="../Images/AРМІЯINFORM/2023-04-07T58-00-00-04-00/photo_2023-04-07_12-55-16-150x150.jpg" xlink:type="simple" xlink:show="embed" xlink:actuate="onLoad" draw:mime-type="image/jpeg"/>
</draw:frame>
</text:a>
</text:p>
      <text:p text:style-name="P4">
<text:a xlink:type="simple" xlink:href="https://armyinform.com.ua/wp-content/uploads/2023/04/photo_2023-04-07_12-55-19-3.jpg" text:style-name="Internet_20_link" text:visited-style-name="Visited_20_Internet_20_Link">
<draw:frame draw:style-name="fr1" draw:name="Image295" text:anchor-type="as-char" svg:width="6.9236in" svg:height="6.9236in" draw:z-index="0">
<draw:image xlink:href="../Images/AРМІЯINFORM/2023-04-07T58-00-00-04-00/photo_2023-04-07_12-55-19-3-150x150.jpg" xlink:type="simple" xlink:show="embed" xlink:actuate="onLoad" draw:mime-type="image/jpeg"/>
</draw:frame>
</text:a>
</text:p>
      <text:p text:style-name="P4">
<text:a xlink:type="simple" xlink:href="https://armyinform.com.ua/wp-content/uploads/2023/04/photo_2023-04-07_12-55-18.jpg" text:style-name="Internet_20_link" text:visited-style-name="Visited_20_Internet_20_Link">
<draw:frame draw:style-name="fr1" draw:name="Image296" text:anchor-type="as-char" svg:width="6.9236in" svg:height="6.9236in" draw:z-index="0">
<draw:image xlink:href="../Images/AРМІЯINFORM/2023-04-07T58-00-00-04-00/photo_2023-04-07_12-55-18-150x150.jpg" xlink:type="simple" xlink:show="embed" xlink:actuate="onLoad" draw:mime-type="image/jpeg"/>
</draw:frame>
</text:a>
</text:p>
      <text:p text:style-name="P4">
<text:a xlink:type="simple" xlink:href="https://armyinform.com.ua/wp-content/uploads/2023/04/photo_2023-04-07_12-55-20-2.jpg" text:style-name="Internet_20_link" text:visited-style-name="Visited_20_Internet_20_Link">
<draw:frame draw:style-name="fr1" draw:name="Image297" text:anchor-type="as-char" svg:width="6.9236in" svg:height="6.9236in" draw:z-index="0">
<draw:image xlink:href="../Images/AРМІЯINFORM/2023-04-07T58-00-00-04-00/photo_2023-04-07_12-55-20-2-150x150.jpg" xlink:type="simple" xlink:show="embed" xlink:actuate="onLoad" draw:mime-type="image/jpeg"/>
</draw:frame>
</text:a>
</text:p>
      <text:p text:style-name="P4">
<text:a xlink:type="simple" xlink:href="https://armyinform.com.ua/wp-content/uploads/2023/04/photo_2023-04-07_12-55-17.jpg" text:style-name="Internet_20_link" text:visited-style-name="Visited_20_Internet_20_Link">
<draw:frame draw:style-name="fr1" draw:name="Image298" text:anchor-type="as-char" svg:width="6.9236in" svg:height="6.9236in" draw:z-index="0">
<draw:image xlink:href="../Images/AРМІЯINFORM/2023-04-07T58-00-00-04-00/photo_2023-04-07_12-55-17-150x150.jpg" xlink:type="simple" xlink:show="embed" xlink:actuate="onLoad" draw:mime-type="image/jpeg"/>
</draw:frame>
</text:a>
</text:p>
      <text:p text:style-name="P4">
<text:a xlink:type="simple" xlink:href="https://armyinform.com.ua/wp-content/uploads/2023/04/photo_2023-04-07_12-55-18-2.jpg" text:style-name="Internet_20_link" text:visited-style-name="Visited_20_Internet_20_Link">
<draw:frame draw:style-name="fr1" draw:name="Image299" text:anchor-type="as-char" svg:width="6.9236in" svg:height="6.9236in" draw:z-index="0">
<draw:image xlink:href="../Images/AРМІЯINFORM/2023-04-07T58-00-00-04-00/photo_2023-04-07_12-55-18-2-150x150.jpg" xlink:type="simple" xlink:show="embed" xlink:actuate="onLoad" draw:mime-type="image/jpeg"/>
</draw:frame>
</text:a>
</text:p>
      <text:p text:style-name="P4">
<text:a xlink:type="simple" xlink:href="https://armyinform.com.ua/wp-content/uploads/2023/04/photo_2023-04-07_12-55-19-2.jpg" text:style-name="Internet_20_link" text:visited-style-name="Visited_20_Internet_20_Link">
<draw:frame draw:style-name="fr1" draw:name="Image300" text:anchor-type="as-char" svg:width="6.9236in" svg:height="6.9236in" draw:z-index="0">
<draw:image xlink:href="../Images/AРМІЯINFORM/2023-04-07T58-00-00-04-00/photo_2023-04-07_12-55-19-2-150x150.jpg" xlink:type="simple" xlink:show="embed" xlink:actuate="onLoad" draw:mime-type="image/jpeg"/>
</draw:frame>
</text:a>
</text:p>
      <text:p text:style-name="P4">
<text:a xlink:type="simple" xlink:href="https://armyinform.com.ua/wp-content/uploads/2023/04/photo_2023-04-07_12-55-19.jpg" text:style-name="Internet_20_link" text:visited-style-name="Visited_20_Internet_20_Link">
<draw:frame draw:style-name="fr1" draw:name="Image301" text:anchor-type="as-char" svg:width="6.9236in" svg:height="6.9236in" draw:z-index="0">
<draw:image xlink:href="../Images/AРМІЯINFORM/2023-04-07T58-00-00-04-00/photo_2023-04-07_12-55-19-150x150.jpg" xlink:type="simple" xlink:show="embed" xlink:actuate="onLoad" draw:mime-type="image/jpeg"/>
</draw:frame>
</text:a>
</text:p>
      <text:p text:style-name="P4">
Source: <text:a xlink:type="simple" xlink:href="https://armyinform.com.ua/2023/04/07/zavdyaky-miczi-voyiniv-neskorenosti-nashyh-lyudej-my-peremogly-u-bytvi-za-pivnich-prezydent-ukrayiny/" text:style-name="Internet_20_link" text:visited-style-name="Visited_20_Internet_20_Link">
https://armyinform.com.ua/2023/04/07/zavdyaky-miczi-voyiniv-neskorenosti-nashyh-lyudej-my-peremogly-u-bytvi-za-pivnich-prezydent-ukrayiny/</text:a>
</text:p>
      <!--NEWS-->
      <text:h text:style-name="P10" text:outline-level="1">
<text:span text:style-name="T4">
Нам потрібно якнайшвидше отримати сучасний багатоцільовий літак F-16 — Юрій Ігнат</text:span>
</text:h>
      <text:p text:style-name="P4">
Author: ['Ігор Березинський']</text:p>
      <text:p text:style-name="P4">
Time: 2023-04-07T59:00:00-04:00</text:p>
      <text:p text:style-name="P4">
Description: Речник командування Повітряних Сил ЗСУ полковник Юрій Ігнат під час пресбрифін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hoto_2023-02-11_15-50-55.jpg" text:style-name="Internet_20_link" text:visited-style-name="Visited_20_Internet_20_Link">
photo_2023-02-11_15-50-55.jpg</text:a>
']</text:p>
      <text:p text:style-name="P4">
Tags: ['STOPRUSSIA', 'АГРЕСІЯ РФ', 'ВТОРГНЕННЯ РФ', 'ЮРІЙ ІГНАТ']</text:p>
      <text:p text:style-name="P4">
Category: News</text:p>
      <!--METADATA-->
      <text:p text:style-name="P4">
<draw:frame draw:style-name="fr1" draw:name="Image302" text:anchor-type="as-char" svg:width="6.9236in" svg:height="4.708048in" draw:z-index="0">
<draw:image xlink:href="../Images/AРМІЯINFORM/2023-04-07T59-00-00-04-00/photo_2023-02-11_15-50-55.jpg" xlink:type="simple" xlink:show="embed" xlink:actuate="onLoad" draw:mime-type="image/jpeg"/>
</draw:frame>
</text:p>
      <text:p text:style-name="P4">
Речник командування Повітряних Сил ЗСУ полковник Юрій Ігнат під часпресбрифінгу командування Повітряних сил ЗСУ в Медіацентрі Україна — Укрінформна тему: «Повітряні сили ЗСУ на фронті російсько-української війни» повідомив,що аби контрнаступ був успішний, нам треба передусім завоювати перевагу вповітрі, адже ворог продовжує свої атакувальні дії як на судолі, так і вповітрі.</text:p>
      <text:p text:style-name="P4">
— Ми наразі ведемо протиповітряний бій, вражаючи ворожі засоби та інколи іавіацію. Ми матимемо в найближчій перспективі в певній кількості й Patriot, іSAMP/T. Це посилить нашу перевагу, але ж хотілося якнайшвидше отримати сучаснібагатоцільові літаки покоління 4+, зокрема F-16, — підкреслив він.</text:p>
      <text:p text:style-name="P4">
Source: <text:a xlink:type="simple" xlink:href="https://armyinform.com.ua/2023/04/07/nam-potribno-yaknajshvydshe-otrymaty-suchasnyj-bagatoczilovyj-litak-f-16-yurij-ignat/" text:style-name="Internet_20_link" text:visited-style-name="Visited_20_Internet_20_Link">
https://armyinform.com.ua/2023/04/07/nam-potribno-yaknajshvydshe-otrymaty-suchasnyj-bagatoczilovyj-litak-f-16-yurij-ignat/</text:a>
</text:p>
      <!--NEWS-->
      <text:h text:style-name="P10" text:outline-level="1">
<text:span text:style-name="T4">
Які результати тестування українських льотчиків у США: Юрій Ігнат розповів подробиці</text:span>
</text:h>
      <text:p text:style-name="P4">
Author: ['Олександр Козубенко']</text:p>
      <text:p text:style-name="P4">
Time: 2023-04-07T60:00:00-04:00</text:p>
      <text:p text:style-name="P4">
Description: Нещодавно американські партнери надали високі оцінки нашим льотчикам за результа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553061-yak-voyini-neba-ryatuyut-nas-vid-raket-i-litakiv-okupantiv-pro-robotu-povitryanih-sil-ukrayini.jpeg" text:style-name="Internet_20_link" text:visited-style-name="Visited_20_Internet_20_Link">
2553061-yak-voyini-neba-ryatuyut-nas-vid-raket-i-litakiv-okupantiv-pro-robotu-povitryanih-sil-ukrayini.jpeg</text:a>
']</text:p>
      <text:p text:style-name="P4">
Tags: ['STOPRUSSIA', 'АГРЕСІЯ РФ', 'ВІЙСЬКОВИЙ ЛЬОТЧИК', 'ВТОРГНЕННЯ РФ', 'ЮРІЙ ІГНАТ']</text:p>
      <text:p text:style-name="P4">
Category: News</text:p>
      <!--METADATA-->
      <text:p text:style-name="P4">
<draw:frame draw:style-name="fr1" draw:name="Image303" text:anchor-type="as-char" svg:width="6.9236in" svg:height="2.516066in" draw:z-index="0">
<draw:image xlink:href="../Images/AРМІЯINFORM/2023-04-07T60-00-00-04-00/2553061-yak-voyini-neba-ryatuyut-nas-vid-raket-i-litakiv-okupantiv-pro-robotu-povitryanih-sil-ukrayini.jpeg" xlink:type="simple" xlink:show="embed" xlink:actuate="onLoad" draw:mime-type="image/jpeg"/>
</draw:frame>
</text:p>
      <text:p text:style-name="P4">
Нещодавно американські партнери надали високі оцінки нашим льотчикам зарезультатами тестування, які вони пройшли в Америці. Про це розповів речникКомандування Повітряних Сил ЗСУ полковник Юрій Ігнат під час<text:a xlink:type="simple" xlink:href="https://www.youtube.com/watch" text:style-name="Internet_20_link" text:visited-style-name="Visited_20_Internet_20_Link">
брифінгу</text:a>
 в Укрінформі.</text:p>
      <text:p text:style-name="P4">
Він повідомив, що для тестування у Сполучених Штатах були дібрані досвідченіпілоти: «Це не навчання, а саме тестування», — підкреслив Юрій Ігнат.</text:p>
      <text:p text:style-name="P4">
— Вивчали їхні можливості і їхній рівень підготовки, наскільки швидко вонизможуть опанувати сучасні багатоцільові літаки, такі як F-16 — це вже не єсекретом, — сказав представник Повітряних Сил.</text:p>
      <text:p text:style-name="P4">
За словами полковника Ігната, начальник авіації Повітряних Сил зауважив, що запершими оцінками цього тестування можна зробити висновок — знадобиться меншечасу для підготовки.</text:p>
      <text:p text:style-name="P4">
— Раніше було заявлено, що приблизний термін — пів року, — нагадав Юрій Ігнат.— Нині мова йде про менший термін, тому що американці побачили, що хлопціпідготовлені, хлопці можуть опанувати техніку значно швидше. І не простолітати, а вже, власне, застосовувати види озброєння, які будуть доступні.</text:p>
      <text:p text:style-name="P4">
Source: <text:a xlink:type="simple" xlink:href="https://armyinform.com.ua/2023/04/07/yaki-rezultaty-testuvannya-ukrayinskyh-lotchykiv-u-ssha-yurij-ignat-rozpoviv-podrobyczi/" text:style-name="Internet_20_link" text:visited-style-name="Visited_20_Internet_20_Link">
https://armyinform.com.ua/2023/04/07/yaki-rezultaty-testuvannya-ukrayinskyh-lotchykiv-u-ssha-yurij-ignat-rozpoviv-podrobyczi/</text:a>
</text:p>
      <!--NEWS-->
      <text:h text:style-name="P10" text:outline-level="1">
<text:span text:style-name="T4">
Тактика ворожих атак з повітря стала більш небезпечною — полковник Юрій Ігнат</text:span>
</text:h>
      <text:p text:style-name="P4">
Author: ['Олександр Козубенко']</text:p>
      <text:p text:style-name="P4">
Time: 2023-04-07T61:00:00-04:00</text:p>
      <text:p text:style-name="P4">
Description: Останнім часом ворог змінив свою тактику для атак території України з повітря, зроб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photo_5372944821498533820_y.jpg" text:style-name="Internet_20_link" text:visited-style-name="Visited_20_Internet_20_Link">
photo_5372944821498533820_y.jpg</text:a>
']</text:p>
      <text:p text:style-name="P4">
Tags: ['STOPRUSSIA', 'АГРЕСІЯ РФ', 'ВІЙНА', 'ВТОРГНЕННЯ РФ', 'ЮРІЙ ІГНАТ']</text:p>
      <text:p text:style-name="P4">
Category: News</text:p>
      <!--METADATA-->
      <text:p text:style-name="P4">
<draw:frame draw:style-name="fr1" draw:name="Image304" text:anchor-type="as-char" svg:width="6.9236in" svg:height="3.952222in" draw:z-index="0">
<draw:image xlink:href="../Images/AРМІЯINFORM/2023-04-07T61-00-00-04-00/photo_5372944821498533820_y.jpg" xlink:type="simple" xlink:show="embed" xlink:actuate="onLoad" draw:mime-type="image/jpeg"/>
</draw:frame>
</text:p>
      <text:p text:style-name="P4">
Останнім часом ворог змінив свою тактику для атак території України з повітря,зробив її більш небезпечною.Про це повідомив речник Командування ПовітрянихСил ЗСУ полковник Юрій Ігнат під час<text:a xlink:type="simple" xlink:href="https://www.youtube.com/watch" text:style-name="Internet_20_link" text:visited-style-name="Visited_20_Internet_20_Link">
брифінгу</text:a>
 в Укрінформі.</text:p>
      <text:p text:style-name="P4">
— Ворог почав менше застосовувати авіацію в безпосередній близькості до нашихкордонів, — розповів Юрій Ігнат. — Адже багато їхньої техніки було знищено,коли була операція зі звільнення наших територій на Харківському таХерсонському напрямках.</text:p>
      <text:p text:style-name="P4">
За словами полковника Ігната, сьогодні росіяни застосовують авіацію більшдистанційно, зокрема, атакують корегованими авіаційними бомбами.</text:p>
      <text:p text:style-name="P4">
— Дедалі більше застосувань саме цього типу боєприпасу з літаків Су-35 і,можливо, Су-34 з відстані 50 і більше кілометрів від лінії бойового зіткнення,— повідомив Юрій Ігнат. — Ця тактика росіян є небезпечною для нас,тому що <text:span text:style-name="T5">
(внас. — Ред.)</text:span>
 немає на сьогодні тих засобів, які можуть відігнати подаліросійську авіацію від кордонів України.</text:p>
      <text:p text:style-name="P4">
Source: <text:a xlink:type="simple" xlink:href="https://armyinform.com.ua/2023/04/07/taktyka-vorozhyh-atak-z-povitrya-stala-bilsh-nebezpechnoyu-polkovnyk-yurij-ignat/" text:style-name="Internet_20_link" text:visited-style-name="Visited_20_Internet_20_Link">
https://armyinform.com.ua/2023/04/07/taktyka-vorozhyh-atak-z-povitrya-stala-bilsh-nebezpechnoyu-polkovnyk-yurij-ignat/</text:a>
</text:p>
      <!--NEWS-->
      <text:h text:style-name="P10" text:outline-level="1">
<text:span text:style-name="T4">
Ворог не повинен отримувати інформації від наших телеграм-каналів про рух повітряних цілей в реальному часі</text:span>
</text:h>
      <text:p text:style-name="P4">
Author: ['Ігор Березинський']</text:p>
      <text:p text:style-name="P4">
Time: 2023-04-07T62:00:00-04:00</text:p>
      <text:p text:style-name="P4">
Description: Під час пресбрифінгу командування Повітряних Сил ЗСУ в Медіацентрі Україна — Укрінфор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АГРЕСІЯ РФ', 'БРИФІНГ', 'ВТОРГНЕННЯ РФ', 'ЮРІЙ ІГНАТ']</text:p>
      <text:p text:style-name="P4">
Category: News</text:p>
      <!--METADATA-->
      <text:p text:style-name="P4">
<draw:frame draw:style-name="fr1" draw:name="Image305" text:anchor-type="as-char" svg:width="6.9236in" svg:height="3.893007in" draw:z-index="0">
<draw:image xlink:href="../Images/AРМІЯINFORM/2023-04-07T62-00-00-04-00/2022-10-06-vorog-znov-obstrilyav-raketamy.jpg" xlink:type="simple" xlink:show="embed" xlink:actuate="onLoad" draw:mime-type="image/jpeg"/>
</draw:frame>
 Ілюстративне фото</text:p>
      <text:p text:style-name="P4">
Під час пресбрифінгу командування Повітряних Сил ЗСУ в Медіацентрі Україна —Укрінформ речник командування Повітряних Сил ЗСУ полковник Юрій Ігнат розповівпро відповідальність деяких телеграм-каналів, що розповсюджують рух повітрянихцілей в реальному часі.</text:p>
      <text:p text:style-name="P4">
— Від мене особисто та керівного складу Повітряних Сил ЗСУ було вже сказанопро те, що це несе певні загрози, чому це є небезпечно, тому це требаприпинити, адже певна деталізація інколи нарощувалася, — підкреслив він.</text:p>
      <text:p text:style-name="P4">
Юрій Ігнат наголосив на тому, що загальну інформацію публікувати можна, тобтоте, що триває повітряна тривога, звідки йде загроза, але деталізацію такоїінформації, зокрема й робити скріншоти, ні в якому разі не можна.</text:p>
      <text:p text:style-name="P4">
— Наразі немає вже тих публікацій, і я дякую тим, хто мене дослухався, і тим,хто інформаційно допомагає населенню зрозуміти, що відбувається, але без того,щоб ворог не отримував чутливої інформації, і цього треба дотримуватися, —сказав Юрій Ігнат.</text:p>
      <text:p text:style-name="P4">
Source: <text:a xlink:type="simple" xlink:href="https://armyinform.com.ua/2023/04/07/vorog-ne-povynen-otrymuvaty-informacziyi-vid-nashyh-telegram-kanaliv-pro-ruh-povitryanyh-czilej-v-realnomu-chasi-yurij-ignat/" text:style-name="Internet_20_link" text:visited-style-name="Visited_20_Internet_20_Link">
https://armyinform.com.ua/2023/04/07/vorog-ne-povynen-otrymuvaty-informacziyi-vid-nashyh-telegram-kanaliv-pro-ruh-povitryanyh-czilej-v-realnomu-chasi-yurij-ignat/</text:a>
</text:p>
      <!--NEWS-->
      <text:h text:style-name="P10" text:outline-level="1">
<text:span text:style-name="T4">
рф тримає у Середземному морі три кораблі із 20 «Калібрами»</text:span>
</text:h>
      <text:p text:style-name="P4">
Author: ['АРМІЯINFORM']</text:p>
      <text:p text:style-name="P4">
Time: 2023-04-07T63:00:00-04:00</text:p>
      <text:p text:style-name="P4">
Description: російська федерація вивела у Середземне море 7 ворожих кораблів, з них 3 носіїв крилат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a-kalibr.jpg" text:style-name="Internet_20_link" text:visited-style-name="Visited_20_Internet_20_Link">
raketa-kalibr.jpg</text:a>
']</text:p>
      <text:p text:style-name="P4">
Tags: ['STOPRUSSIA', 'АГРЕСІЯ РФ', 'ВМС', 'ВТОРГНЕННЯ РФ', 'РАКЕТИ «КАЛІБР»']</text:p>
      <text:p text:style-name="P4">
Category: News</text:p>
      <!--METADATA-->
      <text:p text:style-name="P4">
<draw:frame draw:style-name="fr1" draw:name="Image306" text:anchor-type="as-char" svg:width="6.9236in" svg:height="4.609384in" draw:z-index="0">
<draw:image xlink:href="../Images/AРМІЯINFORM/2023-04-07T63-00-00-04-00/raketa-kalibr.jpg" xlink:type="simple" xlink:show="embed" xlink:actuate="onLoad" draw:mime-type="image/jpeg"/>
</draw:frame>
Ілюстративне фото</text:p>
      <text:p text:style-name="P4">
російська федерація вивела у Середземне море 7 ворожих кораблів, з них 3носіїв крилатих ракет «Калібр», загальний залп — 20 ракет.</text:p>
      <text:p text:style-name="P4">
Про це <text:a xlink:type="simple" xlink:href="https://fb.watch/jLJ7UMlNNG/" text:style-name="Internet_20_link" text:visited-style-name="Visited_20_Internet_20_Link">
повідомляє</text:a>
 Командування ВМС ЗСУ.</text:p>
      <text:p text:style-name="P4">
У Азовському морі ворог продовжує контролювати морські комунікації, утримуючина бойовому чергуванні 1 корабель.</text:p>
      <text:p text:style-name="P4">
Source: <text:a xlink:type="simple" xlink:href="https://armyinform.com.ua/2023/04/07/rf-trymaye-u-seredzemnomu-mori-try-korabli-iz-20-kalibramy/" text:style-name="Internet_20_link" text:visited-style-name="Visited_20_Internet_20_Link">
https://armyinform.com.ua/2023/04/07/rf-trymaye-u-seredzemnomu-mori-try-korabli-iz-20-kalibramy/</text:a>
</text:p>
      <!--NEWS-->
      <text:h text:style-name="P10" text:outline-level="1">
<text:span text:style-name="T4">
У РНБО дослідили кібератаки угруповання APT28, яке пов’язують з російськими спецслужбами</text:span>
</text:h>
      <text:p text:style-name="P4">
Author: ['АРМІЯINFORM']</text:p>
      <text:p text:style-name="P4">
Time: 2023-04-07T64:00:00-04:00</text:p>
      <text:p text:style-name="P4">
Description: Національний координаційний центр кібербезпеки при РНБО України дослідив ата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hackers.jpg" text:style-name="Internet_20_link" text:visited-style-name="Visited_20_Internet_20_Link">
hackers.jpg</text:a>
']</text:p>
      <text:p text:style-name="P4">
Tags: ['КІБЕРАТАКИ', 'РНБО УКРАЇНИ', 'РОСІЙСЬКІ СПЕЦСЛУЖБИ']</text:p>
      <text:p text:style-name="P4">
Category: News</text:p>
      <!--METADATA-->
      <text:p text:style-name="P4">
<draw:frame draw:style-name="fr1" draw:name="Image307" text:anchor-type="as-char" svg:width="6.9236in" svg:height="3.894525in" draw:z-index="0">
<draw:image xlink:href="../Images/AРМІЯINFORM/2023-04-07T64-00-00-04-00/hackers.jpg" xlink:type="simple" xlink:show="embed" xlink:actuate="onLoad" draw:mime-type="image/jpeg"/>
</draw:frame>
</text:p>
      <text:p text:style-name="P4">
Національний координаційний центр кібербезпеки при РНБО України дослідив атакиросійського хакерського угруповання APT28, в яких активно використовуєтьсякритична вразливість CVE-2023-23397.</text:p>
      <text:p text:style-name="P4">
Про це <text:a xlink:type="simple" xlink:href="https://www.rnbo.gov.ua/ua/Diialnist/6248.html" text:style-name="Internet_20_link" text:visited-style-name="Visited_20_Internet_20_Link">
йдеться</text:a>
 уповідомленні РНБО.</text:p>
      <text:p text:style-name="P4">
Зокрема, зроблено основних висновків:</text:p>
      <ul>
        <li>
угрупування APT28 здійснює атаки за допомогою вразливості нульового дня у поштовому клієнті Outlook щонайменше протягом року;  * за цей час жертвами атак стали компанії: оператори газотранспортних систем, приватні підприємства супутникової розвідки та систем радіолокації, установи і організації МЗС та НАТО, компанії-розробники та постачальники IT-рішень тощо;  * перша атака була виявлена в березні 2022 року після початку широкомасштабного вторгнення. Відтоді зафіксовано низку атак на підприємства та організації країн Європи та Близького Сходу з використанням нової критичної вразливості.</li>
      </ul>
      <text:p text:style-name="P4">
Детально ознайомитися зі звітом про атаки APT28 з використанням вразливостіCVE-2023-23397 можна за<text:a xlink:type="simple" xlink:href="https://www.rnbo.gov.ua/files/2023/NKCK/%D0%BA%D0%B2%D1%96%D1%82%D0%B5%D0%BD%D1%8C/%D0%90%D1%82%D0%B0%D0%BA%D0%B8%20%D1%83%D0%B3%D1%80%D1%83%D0%BF%D0%BE%D0%B2%D0%B0%D0%BD%D0%BD%D1%8F%20APT%20(%D0%B7%D0%B2%D1%96%D1%82).pdf" text:style-name="Internet_20_link" text:visited-style-name="Visited_20_Internet_20_Link">
посиланням</text:a>
.</text:p>
      <text:p text:style-name="P4">
Source: <text:a xlink:type="simple" xlink:href="https://armyinform.com.ua/2023/04/07/u-rnbo-doslidyly-kiberataky-ugrupovannya-apt28-yake-povyazuyut-z-rosijskymy-speczsluzhbamy/" text:style-name="Internet_20_link" text:visited-style-name="Visited_20_Internet_20_Link">
https://armyinform.com.ua/2023/04/07/u-rnbo-doslidyly-kiberataky-ugrupovannya-apt28-yake-povyazuyut-z-rosijskymy-speczsluzhbamy/</text:a>
</text:p>
      <!--NEWS-->
      <text:h text:style-name="P10" text:outline-level="1">
<text:span text:style-name="T4">
Координаційний штаб: офіційне підтвердження полону відбувається через Червоний Хрест</text:span>
</text:h>
      <text:p text:style-name="P4">
Author: ['АРМІЯINFORM']</text:p>
      <text:p text:style-name="P4">
Time: 2023-04-07T65:00:00-04:00</text:p>
      <text:p text:style-name="P4">
Description: У представництві Координаційного штабу Центрального регіону відбулася зустріч з родин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156585_184542153938294_2942082492827864851_n.jpg" text:style-name="Internet_20_link" text:visited-style-name="Visited_20_Internet_20_Link">
340156585_184542153938294_2942082492827864851_n.jpg</text:a>
']</text:p>
      <text:p text:style-name="P4">
Tags: ['АГРЕСІЯ РФ', 'ВІЙСЬКОВОПОЛОНЕ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308" text:anchor-type="as-char" svg:width="6.9236in" svg:height="4.609964in" draw:z-index="0">
<draw:image xlink:href="../Images/AРМІЯINFORM/2023-04-07T65-00-00-04-00/340156585_184542153938294_2942082492827864851_n.jpg" xlink:type="simple" xlink:show="embed" xlink:actuate="onLoad" draw:mime-type="image/jpeg"/>
</draw:frame>
</text:p>
      <text:p text:style-name="P4">
У представництві Координаційного штабу Центрального регіону відбулася зустрічз родинами оборонців окремої бригади територіальної оборони Вінниччини. Назапитання родичів полонених і зниклих безвісти військовослужбовців відповідалипредставники Координаційного штабу, Служби безпеки України, Сил територіальноїоборони ЗСУ й територіального центру комплектування та соціальної підтримки(ТЦК та СП).</text:p>
      <text:p text:style-name="P4">
Про це <text:a xlink:type="simple" xlink:href="https://t.me/Koord_shtab/793" text:style-name="Internet_20_link" text:visited-style-name="Visited_20_Internet_20_Link">
повідомляє</text:a>
 Координаційний штаб з питаньповодження з військовополоненими.</text:p>
      <text:p text:style-name="P4">
Особливу увагу на зустрічі звернули на питання, які стосуються персональноїінформації військовослужбовців, розповсюдження її, зокрема, у соціальнихмережах та передачі стороннім особам.</text:p>
      <text:p text:style-name="P4">
Представники Штабу закликали родичів передавати таку інформацію винятководержавним органам, таким як Координаційний штаб, Національне інформаційнебюро, Служба безпеки України, Національна поліція тощо. Варто бути дужепильними й обачними, аби не стати жертвами шахраїв та не нашкодити людині, якаперебуває у ворожому полоні.</text:p>
      <text:p text:style-name="P4">
Крім цього, обговорили питання обліку оборонців у реєстрі НІБ:</text:p>
      <text:p text:style-name="P4">
«Відповідно до Женевських конвенцій офіційне підтвердження полону відбуваєтьсячерез Міжнародний Комітет Червоного Хреста, — наголосила керівницяЦентрального регіонального центру Юлія Приймак. — Однак, на обміни це ніяк невиливає — ми повертаємо додому усіх: і підтверджених, і не підтверджених».</text:p>
      <text:p text:style-name="P4">
Source: <text:a xlink:type="simple" xlink:href="https://armyinform.com.ua/2023/04/07/koordynaczijnyj-shtab-oficzijne-pidtverdzhennya-polonu-vidbuvayetsya-cherez-chervonyj-hrest/" text:style-name="Internet_20_link" text:visited-style-name="Visited_20_Internet_20_Link">
https://armyinform.com.ua/2023/04/07/koordynaczijnyj-shtab-oficzijne-pidtverdzhennya-polonu-vidbuvayetsya-cherez-chervonyj-hrest/</text:a>
</text:p>
      <!--NEWS-->
      <text:h text:style-name="P10" text:outline-level="1">
<text:span text:style-name="T4">
Оприлюднено кадри збиття штурмовика Су-25 окупантів</text:span>
</text:h>
      <text:p text:style-name="P4">
Author: ['АРМІЯINFORM']</text:p>
      <text:p text:style-name="P4">
Time: 2023-04-07T66:00:00-04:00</text:p>
      <text:p text:style-name="P4">
Description: Командування Десантно-штурмових військ Збройних Сил України оприлюднило відео збиття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hv.jpg" text:style-name="Internet_20_link" text:visited-style-name="Visited_20_Internet_20_Link">
dshv.jpg</text:a>
']</text:p>
      <text:p text:style-name="P4">
Tags: ['STOPRUSSIA', 'ДЕСАНТНО-ШТУРМОВІ ВІЙСЬКА', 'ХРОНІКА ОБОРОНИ']</text:p>
      <text:p text:style-name="P4">
Category: News</text:p>
      <!--METADATA-->
      <text:p text:style-name="P4">
<draw:frame draw:style-name="fr1" draw:name="Image309" text:anchor-type="as-char" svg:width="6.9236in" svg:height="3.894525in" draw:z-index="0">
<draw:image xlink:href="../Images/AРМІЯINFORM/2023-04-07T66-00-00-04-00/dshv.jpg" xlink:type="simple" xlink:show="embed" xlink:actuate="onLoad" draw:mime-type="image/jpeg"/>
</draw:frame>
</text:p>
      <text:p text:style-name="P4">
Командування Десантно-штурмових військ Збройних Сил України оприлюднило відеозбиття та момент падіння російського штурмовика Су-25, яке<text:a xlink:type="simple" xlink:href="https://armyinform.com.ua/2023/04/07/na-donechchyni-syly-oborony-zbyly-vorozhyj-shturmovyk/" text:style-name="Internet_20_link" text:visited-style-name="Visited_20_Internet_20_Link">
відбулося</text:a>
 вранці 7 квітня в районі Мар'їнки Донецькоїобласті.</text:p>
      <text:p text:style-name="P4">
«Сьогодні 7 квітня на Донеччині, підрозділом протиповітряної оборони однієї ізвійськових частин Десантно-штурмових військ Збройних Сил України збиточерговий російський штурмовик Су-25 «Грач», — йдеться у<text:a xlink:type="simple" xlink:href="https://www.facebook.com/watch/" text:style-name="Internet_20_link" text:visited-style-name="Visited_20_Internet_20_Link">
повідомленні</text:a>
 службизв’язків із громадськістю Командування Десантно-штурмових військ Збройних СилУкраїни.</text:p>
      <text:p text:style-name="P4">
Source: <text:a xlink:type="simple" xlink:href="https://armyinform.com.ua/2023/04/07/oprylyudneno-kadry-zbyttya-shturmovyka-su-25-okupantiv/" text:style-name="Internet_20_link" text:visited-style-name="Visited_20_Internet_20_Link">
https://armyinform.com.ua/2023/04/07/oprylyudneno-kadry-zbyttya-shturmovyka-su-25-okupantiv/</text:a>
</text:p>
      <!--NEWS-->
      <text:h text:style-name="P10" text:outline-level="1">
<text:span text:style-name="T4">
У свято Благовіщення воїни помолились за справедливий мир для України</text:span>
</text:h>
      <text:p text:style-name="P4">
Author: ['Оксана Уретій']</text:p>
      <text:p text:style-name="P4">
Time: 2023-04-07T67:00:00-04:00</text:p>
      <text:p text:style-name="P4">
Description: Сьогодні християни східного обряду відзначають одне з найбільших церковних свят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07_134409_569.jpg" text:style-name="Internet_20_link" text:visited-style-name="Visited_20_Internet_20_Link">
img_20230407_134409_569.jpg</text:a>
', '<text:a xlink:type="simple" xlink:href="https://armyinform.com.ua/wp-content/uploads/2023/04/img_20230407_134415_473-150x150.jpg" text:style-name="Internet_20_link" text:visited-style-name="Visited_20_Internet_20_Link">
img_20230407_134415_473-150x150.jpg</text:a>
', '<text:a xlink:type="simple" xlink:href="https://armyinform.com.ua/wp-content/uploads/2023/04/img_20230407_134419_018-150x150.jpg" text:style-name="Internet_20_link" text:visited-style-name="Visited_20_Internet_20_Link">
img_20230407_134419_018-150x150.jpg</text:a>
', '<text:a xlink:type="simple" xlink:href="https://armyinform.com.ua/wp-content/uploads/2023/04/img_20230407_134423_415-150x150.jpg" text:style-name="Internet_20_link" text:visited-style-name="Visited_20_Internet_20_Link">
img_20230407_134423_415-150x150.jpg</text:a>
', '<text:a xlink:type="simple" xlink:href="https://armyinform.com.ua/wp-content/uploads/2023/04/img_20230407_134426_953-150x150.jpg" text:style-name="Internet_20_link" text:visited-style-name="Visited_20_Internet_20_Link">
img_20230407_134426_953-150x150.jpg</text:a>
', '<text:a xlink:type="simple" xlink:href="https://armyinform.com.ua/wp-content/uploads/2023/04/img_20230407_134431_057-150x150.jpg" text:style-name="Internet_20_link" text:visited-style-name="Visited_20_Internet_20_Link">
img_20230407_134431_057-150x150.jpg</text:a>
']</text:p>
      <text:p text:style-name="P4">
Tags: ['БЛАГОВІЩЕННЯ', 'ВТОРГНЕННЯ РФ', 'НАЦІОНАЛЬНИЙ СПРОТИВ']</text:p>
      <text:p text:style-name="P4">
Category: News</text:p>
      <!--METADATA-->
      <text:p text:style-name="P4">
<draw:frame draw:style-name="fr1" draw:name="Image310" text:anchor-type="as-char" svg:width="6.9236in" svg:height="4.615733in" draw:z-index="0">
<draw:image xlink:href="../Images/AРМІЯINFORM/2023-04-07T67-00-00-04-00/img_20230407_134409_569.jpg" xlink:type="simple" xlink:show="embed" xlink:actuate="onLoad" draw:mime-type="image/jpeg"/>
</draw:frame>
</text:p>
      <text:p text:style-name="P4">
Сьогодні християни східного обряду відзначають одне з найбільших церковнихсвят — Благовіщення Пресвятої Богородиці. Цього дня Архангел Гавриїл сповістивПречистій Діві Марії волю Господню, а Вона прийняла її. Відтоді відбулосьзачаття Ісуса Христа. Саме цей момент став початком Боговтілення, а отже,Спасіння.</text:p>
      <text:p text:style-name="P4">
<text:a xlink:type="simple" xlink:href="https://armyinform.com.ua/wp-content/uploads/2023/04/img_20230407_134415_473.jpg" text:style-name="Internet_20_link" text:visited-style-name="Visited_20_Internet_20_Link">
<draw:frame draw:style-name="fr1" draw:name="Image311" text:anchor-type="as-char" svg:width="6.9236in" svg:height="6.9236in" draw:z-index="0">
<draw:image xlink:href="../Images/AРМІЯINFORM/2023-04-07T67-00-00-04-00/img_20230407_134415_473-150x150.jpg" xlink:type="simple" xlink:show="embed" xlink:actuate="onLoad" draw:mime-type="image/jpeg"/>
</draw:frame>
</text:a>
</text:p>
      <text:p text:style-name="P4">
<text:a xlink:type="simple" xlink:href="https://armyinform.com.ua/wp-content/uploads/2023/04/img_20230407_134419_018.jpg" text:style-name="Internet_20_link" text:visited-style-name="Visited_20_Internet_20_Link">
<draw:frame draw:style-name="fr1" draw:name="Image312" text:anchor-type="as-char" svg:width="6.9236in" svg:height="6.9236in" draw:z-index="0">
<draw:image xlink:href="../Images/AРМІЯINFORM/2023-04-07T67-00-00-04-00/img_20230407_134419_018-150x150.jpg" xlink:type="simple" xlink:show="embed" xlink:actuate="onLoad" draw:mime-type="image/jpeg"/>
</draw:frame>
</text:a>
</text:p>
      <text:p text:style-name="P4">
<text:a xlink:type="simple" xlink:href="https://armyinform.com.ua/wp-content/uploads/2023/04/img_20230407_134423_415.jpg" text:style-name="Internet_20_link" text:visited-style-name="Visited_20_Internet_20_Link">
<draw:frame draw:style-name="fr1" draw:name="Image313" text:anchor-type="as-char" svg:width="6.9236in" svg:height="6.9236in" draw:z-index="0">
<draw:image xlink:href="../Images/AРМІЯINFORM/2023-04-07T67-00-00-04-00/img_20230407_134423_415-150x150.jpg" xlink:type="simple" xlink:show="embed" xlink:actuate="onLoad" draw:mime-type="image/jpeg"/>
</draw:frame>
</text:a>
</text:p>
      <text:p text:style-name="P4">
<text:a xlink:type="simple" xlink:href="https://armyinform.com.ua/wp-content/uploads/2023/04/img_20230407_134426_953.jpg" text:style-name="Internet_20_link" text:visited-style-name="Visited_20_Internet_20_Link">
<draw:frame draw:style-name="fr1" draw:name="Image314" text:anchor-type="as-char" svg:width="6.9236in" svg:height="6.9236in" draw:z-index="0">
<draw:image xlink:href="../Images/AРМІЯINFORM/2023-04-07T67-00-00-04-00/img_20230407_134426_953-150x150.jpg" xlink:type="simple" xlink:show="embed" xlink:actuate="onLoad" draw:mime-type="image/jpeg"/>
</draw:frame>
</text:a>
</text:p>
      <text:p text:style-name="P4">
<text:a xlink:type="simple" xlink:href="https://armyinform.com.ua/wp-content/uploads/2023/04/img_20230407_134431_057.jpg" text:style-name="Internet_20_link" text:visited-style-name="Visited_20_Internet_20_Link">
<draw:frame draw:style-name="fr1" draw:name="Image315" text:anchor-type="as-char" svg:width="6.9236in" svg:height="6.9236in" draw:z-index="0">
<draw:image xlink:href="../Images/AРМІЯINFORM/2023-04-07T67-00-00-04-00/img_20230407_134431_057-150x150.jpg" xlink:type="simple" xlink:show="embed" xlink:actuate="onLoad" draw:mime-type="image/jpeg"/>
</draw:frame>
</text:a>
</text:p>
      <text:p text:style-name="P4">
Син Божий, який втілюється від Духа Святого та Марії Діви, пройшов свій шляхжертовного служіння, і в нашого народу попереду ще триває шлях боротьби тавипробувань.</text:p>
      <text:p text:style-name="P4">
У це світле свято воїни бригади територіальної оборони, що тримають рубежі наЗапоріжжі, відвідали святкове богослужіння та помолились за те, аби гідноподолати цей шлях та здобути справедливий мир для України.</text:p>
      <text:p text:style-name="P4">
<text:span text:style-name="T5">
Фото Владислава Дем’яненка</text:span>
</text:p>
      <text:p text:style-name="P4">
Source: <text:a xlink:type="simple" xlink:href="https://armyinform.com.ua/2023/04/07/u-svyato-blagovishhennya-voyiny-pomolylys-za-spravedlyvyj-myr-dlya-ukrayiny/" text:style-name="Internet_20_link" text:visited-style-name="Visited_20_Internet_20_Link">
https://armyinform.com.ua/2023/04/07/u-svyato-blagovishhennya-voyiny-pomolylys-za-spravedlyvyj-myr-dlya-ukrayiny/</text:a>
</text:p>
      <!--NEWS-->
      <text:h text:style-name="P10" text:outline-level="1">
<text:span text:style-name="T4">
На Ставці Верховного Головнокомандувача обговорили ймовірні дії ворога найближчим часом</text:span>
</text:h>
      <text:p text:style-name="P4">
Author: ['АРМІЯINFORM']</text:p>
      <text:p text:style-name="P4">
Time: 2023-04-07T68:00:00-04:00</text:p>
      <text:p text:style-name="P4">
Description: Президент України Володимир Зеленський у п’ятницю провів чергове засідання Ста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age-2.jpg" text:style-name="Internet_20_link" text:visited-style-name="Visited_20_Internet_20_Link">
image-2.jpg</text:a>
']</text:p>
      <text:p text:style-name="P4">
Tags: ['СТАВКА ВЕРХОВНОГО ГОЛОВНОКОМАНДУВАЧА']</text:p>
      <text:p text:style-name="P4">
Category: News</text:p>
      <!--METADATA-->
      <text:p text:style-name="P4">
<draw:frame draw:style-name="fr1" draw:name="Image316" text:anchor-type="as-char" svg:width="6.9236in" svg:height="4.615733in" draw:z-index="0">
<draw:image xlink:href="../Images/AРМІЯINFORM/2023-04-07T68-00-00-04-00/image-2.jpg" xlink:type="simple" xlink:show="embed" xlink:actuate="onLoad" draw:mime-type="image/jpeg"/>
</draw:frame>
</text:p>
      <text:p text:style-name="P4">
Президент України Володимир Зеленський у п’ятницю провів чергове засіданняСтавки Верховного Головнокомандувача.</text:p>
      <text:p text:style-name="P4">
Про це <text:a xlink:type="simple" xlink:href="https://www.president.gov.ua/news/prezident-proviv-zasidannya-stavki-verhovnogo-golovnokomandu-82149" text:style-name="Internet_20_link" text:visited-style-name="Visited_20_Internet_20_Link">
інформує</text:a>
 Офіс Президента України.</text:p>
      <text:p text:style-name="P4">
Головнокомандувач Збройних Сил України Валерій Залужний поінформував учасниківпро оперативну обстановку на основних напрямках фронту.</text:p>
      <text:p text:style-name="P4">
Командувачі оперативно-стратегічних угруповань військ доповіли про перебігбойових дій на ділянках фронту в межах зон їхньої відповідальності.</text:p>
      <text:p text:style-name="P4">
Начальник Головного управління розвідки Міноборони Кирило Буданов розповів проймовірні дії ворога в найближчий період.</text:p>
      <text:p text:style-name="P4">
Крім того, члени Ставки детально розглянули перебіг формування таукомплектування озброєнням нових бригад. Також було приділено увагу рівнюпідготовки особового складу.</text:p>
      <text:p text:style-name="P4">
Окремо учасники засідання зупинилися на заходах із запобігання витокуінформації стосовно планів Сил оборони України.</text:p>
      <text:p text:style-name="P4">
У засіданні взяли участь: керівник Офісу Президента Андрій Єрмак, начальникГоловного управління розвідки Міноборони Кирило Буданов, ГоловнокомандувачЗбройних Сил України Валерій Залужний, Прем’єр-міністр Денис Шмигаль, СекретарРади національної безпеки і оборони Олексій Данілов, командувачі родів військта оперативних напрямків. До засідання Ставки також долучилися члени уряду,очільники силових відомств і правоохоронних органів.</text:p>
      <text:p text:style-name="P4">
Source: <text:a xlink:type="simple" xlink:href="https://armyinform.com.ua/2023/04/07/na-stavczi-verhovnogo-golovnokomanduvacha-obgovoryly-jmovirni-diyi-voroga-najblyzhchym-chasom/" text:style-name="Internet_20_link" text:visited-style-name="Visited_20_Internet_20_Link">
https://armyinform.com.ua/2023/04/07/na-stavczi-verhovnogo-golovnokomanduvacha-obgovoryly-jmovirni-diyi-voroga-najblyzhchym-chasom/</text:a>
</text:p>
      <!--NEWS-->
      <text:h text:style-name="P10" text:outline-level="1">
<text:span text:style-name="T4">
За воїна «Рагнара» мститиметься ударний дрон з його позивним</text:span>
</text:h>
      <text:p text:style-name="P4">
Author: ['Анастасія Олехнович']</text:p>
      <text:p text:style-name="P4">
Time: 2023-04-07T69:00:00-04:00</text:p>
      <text:p text:style-name="P4">
Description: За місяць після загибелі капітана Олександра Созанського, командира роти 1-го батальй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78459e2-516d-4a0b-8c0b-8d964231ae8b.jpg" text:style-name="Internet_20_link" text:visited-style-name="Visited_20_Internet_20_Link">
f78459e2-516d-4a0b-8c0b-8d964231ae8b.jpg</text:a>
', '<text:a xlink:type="simple" xlink:href="https://armyinform.com.ua/wp-content/uploads/2023/04/52f44439-8780-4376-91f0-065957aef0e1.jpg" text:style-name="Internet_20_link" text:visited-style-name="Visited_20_Internet_20_Link">
52f44439-8780-4376-91f0-065957aef0e1.jpg</text:a>
']</text:p>
      <text:p text:style-name="P4">
Tags: ['ВТОРГНЕННЯ РФ', 'ВШАНУВАННЯ ГЕРОЇВ', 'УКРАЇНСЬКИЙ НАРОД НЕПЕРЕМОЖНИЙ']</text:p>
      <text:p text:style-name="P4">
Category: News</text:p>
      <!--METADATA-->
      <text:p text:style-name="P4">
<draw:frame draw:style-name="fr1" draw:name="Image317" text:anchor-type="as-char" svg:width="6.9236in" svg:height="5.1927in" draw:z-index="0">
<draw:image xlink:href="../Images/AРМІЯINFORM/2023-04-07T69-00-00-04-00/f78459e2-516d-4a0b-8c0b-8d964231ae8b.jpg" xlink:type="simple" xlink:show="embed" xlink:actuate="onLoad" draw:mime-type="image/jpeg"/>
</draw:frame>
</text:p>
      <text:p text:style-name="P4">
За місяць після загибелі капітана <text:a xlink:type="simple" xlink:href="https://armyinform.com.ua/2023/03/08/miscze-v-stroyu-mogo-brata-teper-moye/" text:style-name="Internet_20_link" text:visited-style-name="Visited_20_Internet_20_Link">
ОлександраСозанського</text:a>
, командира роти 1-го батальйону роти вогневої підтримки 80-ки напозивний «Рагнар», його родина оголосила збір коштів на потужний ударний дрон.Matrice 30T з ім’ям RAGNAR допомагатиме нищити окупантів у пам’ять прославетного командира.</text:p>
      <text:p text:style-name="P4">
Суму оголошеного збору в пів мільйона гривень вдалось закрити вже за тиждень,допомогли як рідні та знайомі воїна, так і просто небайдужі українці.</text:p>
      <text:p text:style-name="P4">
<draw:frame draw:style-name="fr1" draw:name="Image318" text:anchor-type="as-char" svg:width="6.9236in" svg:height="6.9236in" draw:z-index="0">
<draw:image xlink:href="../Images/AРМІЯINFORM/2023-04-07T69-00-00-04-00/52f44439-8780-4376-91f0-065957aef0e1.jpg" xlink:type="simple" xlink:show="embed" xlink:actuate="onLoad" draw:mime-type="image/jpeg"/>
</draw:frame>
</text:p>
      <text:p text:style-name="P4">
— Кошти продовжували надходити з різних куточків України та з-за кордону, —поділилась мати героя. — Побратими сина, які в запеклих боях під Бахмутомгероїчно захищають Україну, порадили, що в даній складній ситуації два дронизавжди краще, ніж один. Я, як мама командира, подумала, що три дрони буде щекраще! Кожен з яких буде названий RAGNAR, і буде нести службу в роті могосина, допомагаючи хлопцям робити смерть ворогам. Здається, Олександр би хотів,аби ми зробили саме так, а не просто лили сльози…Заради сина, заради України,заради Перемоги.</text:p>
      <text:p text:style-name="P4">
Source: <text:a xlink:type="simple" xlink:href="https://armyinform.com.ua/2023/04/07/za-voyina-ragnara-mstytymetsya-udarnyj-dron-z-jogo-pozyvnym/" text:style-name="Internet_20_link" text:visited-style-name="Visited_20_Internet_20_Link">
https://armyinform.com.ua/2023/04/07/za-voyina-ragnara-mstytymetsya-udarnyj-dron-z-jogo-pozyvnym/</text:a>
</text:p>
      <!--NEWS-->
      <text:h text:style-name="P10" text:outline-level="1">
<text:span text:style-name="T4">
Військові росармії викрали чотирьох працівників Запорізької АЕС</text:span>
</text:h>
      <text:p text:style-name="P4">
Author: ['АРМІЯINFORM']</text:p>
      <text:p text:style-name="P4">
Time: 2023-04-07T70:00:00-04:00</text:p>
      <text:p text:style-name="P4">
Description: Окупанти викрали та вивезли чотирьох працівників Запорізької атомної електростанції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aes.jpg" text:style-name="Internet_20_link" text:visited-style-name="Visited_20_Internet_20_Link">
zaes.jpg</text:a>
']</text:p>
      <text:p text:style-name="P4">
Tags: ['STOPRUSSIA', 'ЕНЕРГОАТОМ', 'ЗАЕС', 'КОЛАБОРАНТИ']</text:p>
      <text:p text:style-name="P4">
Category: News</text:p>
      <!--METADATA-->
      <text:p text:style-name="P4">
<draw:frame draw:style-name="fr1" draw:name="Image319" text:anchor-type="as-char" svg:width="6.9236in" svg:height="3.900295in" draw:z-index="0">
<draw:image xlink:href="../Images/AРМІЯINFORM/2023-04-07T70-00-00-04-00/zaes.jpg" xlink:type="simple" xlink:show="embed" xlink:actuate="onLoad" draw:mime-type="image/jpeg"/>
</draw:frame>
</text:p>
      <text:p text:style-name="P4">
Окупанти викрали та вивезли чотирьох працівників Запорізької атомноїелектростанції у невідомому місці.</text:p>
      <text:p text:style-name="P4">
Про це <text:a xlink:type="simple" xlink:href="https://t.me/energoatom_ua/12654" text:style-name="Internet_20_link" text:visited-style-name="Visited_20_Internet_20_Link">
повідомляє</text:a>
 Енергоатом.</text:p>
      <text:p text:style-name="P4">
«Ввечері 6 квітня окупанти у масках вдерлися до одного із приміщень тимчасовоокупованої Запорізької АЕС та забрали чотирьох працівників служби фізичногозахисту станції», — йдеться у повідомленні.</text:p>
      <text:p text:style-name="P4">
Працівників вивезли в невідомому напрямку, їхнє місце перебування невідоме.Зазначається, що всі четверо атомників вважалися лояльними до окупаційногокерівництва станції та підписали контракти з фейковою АО «Эксплуатирующаяорганизация Запорожской АЭС».</text:p>
      <text:p text:style-name="P4">
Серед затриманих був заступник начальника служби марк волков, який сприявнезаконній діяльності окупантів на Запорізькій атомній електростанції.</text:p>
      <text:p text:style-name="P4">
«Попри "офіційний" перехід на роботу до окупантів, їхні боси не можутьвіднайти у затриманих паспорти рф: чи то не взяли поки, чи ретельноприховують. Можливо, таким чином вони прагнуть "пройти між крапельками", абипісля деокупації не потрапити до списку колаборантів, і саме це не сподобалосьрашистам», — припускають в Енергоатомі.</text:p>
      <text:p text:style-name="P4">
Водночас ситуація на тимчасово окупованій ЗАЕС стає дедалі напруженішою,російські війська влаштовують перевірки та пошуки, і навіть співпраця зокупантами не рятує від допитів.</text:p>
      <text:p text:style-name="P4">
Source: <text:a xlink:type="simple" xlink:href="https://armyinform.com.ua/2023/04/07/vijskovi-rosarmiyi-vykraly-chotyroh-praczivnykiv-zaporizkoyi-aes/" text:style-name="Internet_20_link" text:visited-style-name="Visited_20_Internet_20_Link">
https://armyinform.com.ua/2023/04/07/vijskovi-rosarmiyi-vykraly-chotyroh-praczivnykiv-zaporizkoyi-aes/</text:a>
</text:p>
      <!--NEWS-->
      <text:h text:style-name="P10" text:outline-level="1">
<text:span text:style-name="T4">
Чорноморська зернова ініціатива: за тиждень українські порти покинуло 17 суден</text:span>
</text:h>
      <text:p text:style-name="P4">
Author: ['АРМІЯINFORM']</text:p>
      <text:p text:style-name="P4">
Time: 2023-04-07T71:00:00-04:00</text:p>
      <text:p text:style-name="P4">
Description: За минулий тиждень у рамках Чорноморської зернової ініціативи 17 суден пок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udno-prodovolstvo-zernova-ugoda-zerno-.jpeg" text:style-name="Internet_20_link" text:visited-style-name="Visited_20_Internet_20_Link">
sudno-prodovolstvo-zernova-ugoda-zerno-.jpeg</text:a>
']</text:p>
      <text:p text:style-name="P4">
Tags: ['STOPRUSSIA', 'АГРЕСІЯ РФ', 'ВМС ЗС УКРАЇНИ']</text:p>
      <text:p text:style-name="P4">
Category: News</text:p>
      <!--METADATA-->
      <text:p text:style-name="P4">
<draw:frame draw:style-name="fr1" draw:name="Image320" text:anchor-type="as-char" svg:width="6.9236in" svg:height="4.615733in" draw:z-index="0">
<draw:image xlink:href="../Images/AРМІЯINFORM/2023-04-07T71-00-00-04-00/sudno-prodovolstvo-zernova-ugoda-zerno-.jpeg" xlink:type="simple" xlink:show="embed" xlink:actuate="onLoad" draw:mime-type="image/jpeg"/>
</draw:frame>
 Ілюстративне фото</text:p>
      <text:p text:style-name="P4">
За минулий тиждень у рамках Чорноморської зернової ініціативи 17 суденпокинули українські порти, на борту яких було понад пів мільйона тонн зерна таінших продуктів харчування.</text:p>
      <text:p text:style-name="P4">
Про це<text:a xlink:type="simple" xlink:href="https://www.facebook.com/navy.mil.gov.ua/videos/979211993243361/" text:style-name="Internet_20_link" text:visited-style-name="Visited_20_Internet_20_Link">
повідомляє</text:a>
Командування Військово-Морських Сил ЗСУ.</text:p>
      <text:p text:style-name="P4">
«ВМС ЗСУ разом з побратимами у складі угруповань докладають усіх зусиль іззабезпечення судноплавства для подолання продовольчої кризи», — йдеться уповідомленні.</text:p>
      <text:p text:style-name="P4">
Зазначається, що за тиждень в інтересах рф прохід Керч-Єнікальською протокоюздійснили:</text:p>
      <ul>
        <li>
до Азовського моря – 127 судна, з них 40 рухалось з протоки Босфор;  * до Чорного моря – 130 судна, з них 3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07/chornomorska-zernova-inicziatyva-za-tyzhden-ukrayinski-porty-pokynulo-17-suden/" text:style-name="Internet_20_link" text:visited-style-name="Visited_20_Internet_20_Link">
https://armyinform.com.ua/2023/04/07/chornomorska-zernova-inicziatyva-za-tyzhden-ukrayinski-porty-pokynulo-17-suden/</text:a>
</text:p>
      <!--NEWS-->
      <text:h text:style-name="P10" text:outline-level="1">
<text:span text:style-name="T4">
Глава держави утворив 19 нових військових адміністрацій у Запорізькій області</text:span>
</text:h>
      <text:p text:style-name="P4">
Author: ['АРМІЯINFORM']</text:p>
      <text:p text:style-name="P4">
Time: 2023-04-07T72:00:00-04:00</text:p>
      <text:p text:style-name="P4">
Description: Президент України Володимир Зеленський утворив у Запорізькій області нові військ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ВІЙСЬКОВІ АДМІНІСТРАЦІЇ', 'УКАЗ ПРЕЗИДЕНТА УКРАЇНИ']</text:p>
      <text:p text:style-name="P4">
Category: News</text:p>
      <!--METADATA-->
      <text:p text:style-name="P4">
<draw:frame draw:style-name="fr1" draw:name="Image321" text:anchor-type="as-char" svg:width="6.9236in" svg:height="4.615733in" draw:z-index="0">
<draw:image xlink:href="../Images/AРМІЯINFORM/2023-04-07T72-00-00-04-00/ukaz.jpg" xlink:type="simple" xlink:show="embed" xlink:actuate="onLoad" draw:mime-type="image/jpeg"/>
</draw:frame>
</text:p>
      <text:p text:style-name="P4">
Президент України Володимир Зеленський утворив у Запорізькій області новівійськові адміністрації.</text:p>
      <text:p text:style-name="P4">
Про це йдеться в <text:a xlink:type="simple" xlink:href="https://www.president.gov.ua/documents/1972023-46317" text:style-name="Internet_20_link" text:visited-style-name="Visited_20_Internet_20_Link">
Указі№197,</text:a>
 опублікованому наОфісі Президента України.</text:p>
      <text:p text:style-name="P4">
Згідно з Указом глава держави утворив:</text:p>
      <text:p text:style-name="P4">
<text:span text:style-name="T4">
У Василівському районі:</text:span>
</text:p>
      <ul>
        <li>
Благовіщенську сільську військову адміністрацію;  * Дніпрорудненську міську військову адміністрацію;  * Енергодарську міську військову адміністрацію;  * Камʼянсько-Дніпровську міську військову адміністрацію Василівського;  * Малобілозерську сільську військову адміністрацію;  * Степногірську селищну військову адміністрацію.</li>
      </ul>
      <text:p text:style-name="P4">
<text:span text:style-name="T4">
У Пологівському районі:</text:span>
</text:p>
      <ul>
        <li>
Камʼянську селищну військову адміністрацію;  * Комиш-Зорянську селищну військову адміністрацію;  * Воскресенську сільську військову адміністрацію;  * Молочанську міську військову адміністрацію;  * Оріхівську міську військову адміністрацію;  * Преображенську сільську військову адміністрацію;  * Розівську селищну військову адміністрацію;  * Смирновську сільську військову адміністрацію.</li>
      </ul>
      <text:p text:style-name="P4">
<text:span text:style-name="T4">
У Мелітопольському районі:</text:span>
</text:p>
      <ul>
        <li>
Новобогданівську сільську військову адміністрацію;  * Плодородненську сільську військову адміністрацію.</li>
      </ul>
      <text:p text:style-name="P4">
<text:span text:style-name="T4">
У Бердянському районі:</text:span>
</text:p>
      <ul>
        <li>
Осипенківську сільську військову адміністрацію;  * Софіївську сільську військову адміністрацію;  * Чернігівську селищну військову адміністрацію.</li>
      </ul>
      <text:p text:style-name="P4">
Президент України доручив Генеральному штабу Збройних Сил України таЗапорізькій ОВА здійснити заходи для утворення військових адміністрацій.</text:p>
      <text:p text:style-name="P4">
Указ набирає чинності з дня його опублікування.</text:p>
      <text:p text:style-name="P4">
Source: <text:a xlink:type="simple" xlink:href="https://armyinform.com.ua/2023/04/07/glava-derzhavy-utvoryv-19-novyh-vijskovyh-administraczij-u-zaporizkij-oblasti/" text:style-name="Internet_20_link" text:visited-style-name="Visited_20_Internet_20_Link">
https://armyinform.com.ua/2023/04/07/glava-derzhavy-utvoryv-19-novyh-vijskovyh-administraczij-u-zaporizkij-oblasti/</text:a>
</text:p>
      <!--NEWS-->
      <text:h text:style-name="P10" text:outline-level="1">
<text:span text:style-name="T4">
Для роботи над обмінами використовується інформація з різних джерел — Координаційний штаб</text:span>
</text:h>
      <text:p text:style-name="P4">
Author: ['АРМІЯINFORM']</text:p>
      <text:p text:style-name="P4">
Time: 2023-04-07T73:00:00-04:00</text:p>
      <text:p text:style-name="P4">
Description: У Координаційному штабі відбулася зустріч з родичами та близькими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jpg" text:style-name="Internet_20_link" text:visited-style-name="Visited_20_Internet_20_Link">
bez-imeni-1.jpg</text:a>
']</text:p>
      <text:p text:style-name="P4">
Tags: ['АГРЕСІЯ РФ', 'ВІЙСЬКОВОПОЛОНЕНІ', 'КООРДИНАЦІЙНИЙ ШТАБ З ПИТАНЬ ПОВОДЖЕННЯ З ВІЙСЬКОВОПОЛОНЕНИМИ', 'ОБМІН ПОЛОНЕНИХ']</text:p>
      <text:p text:style-name="P4">
Category: News</text:p>
      <!--METADATA-->
      <text:p text:style-name="P4">
<draw:frame draw:style-name="fr1" draw:name="Image322" text:anchor-type="as-char" svg:width="6.9236in" svg:height="3.866248in" draw:z-index="0">
<draw:image xlink:href="../Images/AРМІЯINFORM/2023-04-07T73-00-00-04-00/bez-imeni-1.jpg" xlink:type="simple" xlink:show="embed" xlink:actuate="onLoad" draw:mime-type="image/jpeg"/>
</draw:frame>
</text:p>
      <text:p text:style-name="P4">
У Координаційному штабі відбулася зустріч з родичами та близькимивійськовослужбовців окремої механізованої бригади Львівщини. З родинамиполонених і зниклих безвісти оборонців спілкувалися представникиКоординаційного штабу та національної поліції України.</text:p>
      <text:p text:style-name="P4">
Про це <text:a xlink:type="simple" xlink:href="https://t.me/Koord_shtab/794" text:style-name="Internet_20_link" text:visited-style-name="Visited_20_Internet_20_Link">
повідомляє</text:a>
 Координаційний штаб з питаньповодження з військовополоненими.</text:p>
      <text:p text:style-name="P4">
Як зазначив представник Штабу, ні військова частина, ні Координаційний штаб нездійснюють оперативно-розшукових заходів і не мають на це відповіднихповноважень. Проте для роботи над обмінами використовується вся наявнаінформація, отримана з різних джерел.</text:p>
      <text:p text:style-name="P4">
Він додав, що військова частина проводить службове розслідування, з’ясовуючиобставини зникнення військовослужбовця. Варто зазначити, що результатислужбових розслідувань не мають безпосереднього впливу на процеси обміну:важливо, щоб людина була облікована відповідним чином в Національномуінформаційному бюро. Питання обліку особового складу в системі Міністерстваоборони України регулює відповідна інструкція, затверджена наказом міністраоборони №280.</text:p>
      <text:p text:style-name="P4">
Окремо обговорили питання повернення тіл загиблих захисників і захисниць.Представник Штабу повідомив, що цю роботу проводить Офіс Уповноваженого зпитань осіб, зниклих безвісти за особливих обставин. Відповідні групиздійснюють як пошукові заходи на звільнених територіях, так і ведутьперемовини про обмін тілами з представниками країни-агресорки.</text:p>
      <text:p text:style-name="P4">
Інформація про ймовірне місце зникнення військовослужбовця надходить до Офісуз різних джерел, у тому числі від військової частини або родичіввійськовослужбовців.</text:p>
      <text:p text:style-name="P4">
Source: <text:a xlink:type="simple" xlink:href="https://armyinform.com.ua/2023/04/07/dlya-roboty-nad-obminamy-vykorystovuyetsya-informacziya-z-riznyh-dzherel-koordynaczijnyj-shtab/" text:style-name="Internet_20_link" text:visited-style-name="Visited_20_Internet_20_Link">
https://armyinform.com.ua/2023/04/07/dlya-roboty-nad-obminamy-vykorystovuyetsya-informacziya-z-riznyh-dzherel-koordynaczijnyj-shtab/</text:a>
</text:p>
      <!--NEWS-->
      <text:h text:style-name="P10" text:outline-level="1">
<text:span text:style-name="T4">
Вище військово-політичне керівництво держави має кілька варіантів контрнаступу — РНБО</text:span>
</text:h>
      <text:p text:style-name="P4">
Author: ['АРМІЯINFORM']</text:p>
      <text:p text:style-name="P4">
Time: 2023-04-07T74:00:00-04:00</text:p>
      <text:p text:style-name="P4">
Description: Під час засідань Ставки Верховного Головнокомандувача розглядається не один варі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su.jpg" text:style-name="Internet_20_link" text:visited-style-name="Visited_20_Internet_20_Link">
zsu.jpg</text:a>
']</text:p>
      <text:p text:style-name="P4">
Tags: ['ОЛЕКСІЙ ДАНІЛОВ', 'РНБО']</text:p>
      <text:p text:style-name="P4">
Category: News</text:p>
      <!--METADATA-->
      <text:p text:style-name="P4">
<draw:frame draw:style-name="fr1" draw:name="Image323" text:anchor-type="as-char" svg:width="6.9236in" svg:height="3.894525in" draw:z-index="0">
<draw:image xlink:href="../Images/AРМІЯINFORM/2023-04-07T74-00-00-04-00/zsu.jpg" xlink:type="simple" xlink:show="embed" xlink:actuate="onLoad" draw:mime-type="image/jpeg"/>
</draw:frame>
</text:p>
      <text:p text:style-name="P4">
Під час <text:a xlink:type="simple" xlink:href="https://armyinform.com.ua/2023/04/07/na-stavczi-verhovnogo-golovnokomanduvacha-obgovoryly-jmovirni-diyi-voroga-najblyzhchym-chasom/" text:style-name="Internet_20_link" text:visited-style-name="Visited_20_Internet_20_Link">
засідань</text:a>
Ставки Верховного Головнокомандувача розглядається не один варіант проведенняконтрнаступу ЗСУ.</text:p>
      <text:p text:style-name="P4">
Про це заявив Секретар Ради національної безпеки і оборони України ОлексійДанілов — йдеться у<text:a xlink:type="simple" xlink:href="https://www.rnbo.gov.ua/ua/Diialnist/6250.html" text:style-name="Internet_20_link" text:visited-style-name="Visited_20_Internet_20_Link">
повідомленні</text:a>
 Апарату РНБОУкраїни.</text:p>
      <text:p text:style-name="P4">
«Контрнаступ ЗСУ залежить від багатьох факторів, тому вище військово-політичнекерівництво держави має кілька варіантів розвитку подій. Ми аналізуємо нетільки стан нашої армії, а й ситуацію у супротивника», — зазначив ОлексійДанілов.</text:p>
      <text:p text:style-name="P4">
При цьому Секретар РНБО піддав критиці гучні заяви щодо контрнаступу від незалучених у ці процеси людей.</text:p>
      <text:p text:style-name="P4">
«Лише обмежене коло осіб у державі — до п'яти — знає про плани контрнаступу:терміни, час, місце», — наголосив Секретар РНБО.</text:p>
      <text:p text:style-name="P4">
Олексій Данілов підкреслив, що ЗСУ хочуть мати якомога більше західної зброї,аби знищити якнайбільше терористів.</text:p>
      <text:p text:style-name="P4">
Водночас Секретар РНБО акцентував на підступності ворога, який «так самоготується і нервує від наданої нам міжнародної військової допомоги».</text:p>
      <text:p text:style-name="P4">
«Партнери України розуміють, що ми захищаємо не тільки себе, демократію, а йкордони Європи. Наше спільне завдання — прибрати російську мерзоту», —резюмував Олексій Данілов.</text:p>
      <text:p text:style-name="P4">
Source: <text:a xlink:type="simple" xlink:href="https://armyinform.com.ua/2023/04/07/vyshhe-vijskovo-politychne-kerivnycztvo-derzhavy-maye-kilka-variantiv-kontrnastupu-rnbo/" text:style-name="Internet_20_link" text:visited-style-name="Visited_20_Internet_20_Link">
https://armyinform.com.ua/2023/04/07/vyshhe-vijskovo-politychne-kerivnycztvo-derzhavy-maye-kilka-variantiv-kontrnastupu-rnbo/</text:a>
</text:p>
      <!--NEWS-->
      <text:h text:style-name="P10" text:outline-level="1">
<text:span text:style-name="T4">
Воїни Сил тероборони опановують нові димові гранати</text:span>
</text:h>
      <text:p text:style-name="P4">
Author: ['Руслана Богдан']</text:p>
      <text:p text:style-name="P4">
Time: 2023-04-07T75:00:00-04:00</text:p>
      <text:p text:style-name="P4">
Description: Військовослужбовці бригади тероборони Київщини на одній зі своїх навчальних діля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_foto-3.jpg" text:style-name="Internet_20_link" text:visited-style-name="Visited_20_Internet_20_Link">
golovne_foto-3.jpg</text:a>
', '<text:a xlink:type="simple" xlink:href="https://armyinform.com.ua/wp-content/uploads/2023/04/foto_1-3.jpg" text:style-name="Internet_20_link" text:visited-style-name="Visited_20_Internet_20_Link">
foto_1-3.jpg</text:a>
', '<text:a xlink:type="simple" xlink:href="https://armyinform.com.ua/wp-content/uploads/2023/04/foto_2.jpg" text:style-name="Internet_20_link" text:visited-style-name="Visited_20_Internet_20_Link">
foto_2.jpg</text:a>
', '<text:a xlink:type="simple" xlink:href="https://armyinform.com.ua/wp-content/uploads/2023/04/foto_3-1.jpg" text:style-name="Internet_20_link" text:visited-style-name="Visited_20_Internet_20_Link">
foto_3-1.jpg</text:a>
', '<text:a xlink:type="simple" xlink:href="https://armyinform.com.ua/wp-content/uploads/2023/04/foto_4-1-150x150.jpg" text:style-name="Internet_20_link" text:visited-style-name="Visited_20_Internet_20_Link">
foto_4-1-150x150.jpg</text:a>
', '<text:a xlink:type="simple" xlink:href="https://armyinform.com.ua/wp-content/uploads/2023/04/foto_5-1-150x150.jpg" text:style-name="Internet_20_link" text:visited-style-name="Visited_20_Internet_20_Link">
foto_5-1-150x150.jpg</text:a>
']</text:p>
      <text:p text:style-name="P4">
Tags: ['НАЦІОНАЛЬНИЙ СПРОТИВ', 'ТЕРОБОРОНА']</text:p>
      <text:p text:style-name="P4">
Category: News</text:p>
      <!--METADATA-->
      <text:p text:style-name="P4">
<draw:frame draw:style-name="fr1" draw:name="Image324" text:anchor-type="as-char" svg:width="6.9236in" svg:height="3.894525in" draw:z-index="0">
<draw:image xlink:href="../Images/AРМІЯINFORM/2023-04-07T75-00-00-04-00/golovne_foto-3.jpg" xlink:type="simple" xlink:show="embed" xlink:actuate="onLoad" draw:mime-type="image/jpeg"/>
</draw:frame>
</text:p>
      <text:p text:style-name="P4">
Військовослужбовці бригади тероборони Київщини на одній зі своїх навчальнихділянок випробовують гранати українського виробництва ДГ-1. З такими працюютьуперше, тренують навички перегрупування та відступу в умовах димової завіси.</text:p>
      <text:p text:style-name="P4">
<draw:frame draw:style-name="fr1" draw:name="Image325" text:anchor-type="as-char" svg:width="6.9236in" svg:height="3.894525in" draw:z-index="0">
<draw:image xlink:href="../Images/AРМІЯINFORM/2023-04-07T75-00-00-04-00/foto_1-3.jpg" xlink:type="simple" xlink:show="embed" xlink:actuate="onLoad" draw:mime-type="image/jpeg"/>
</draw:frame>
</text:p>
      <text:p text:style-name="P4">
Димова граната ДГ-1 прийнята на озброєння Збройними Силами України у 2021році.</text:p>
      <text:p text:style-name="P4">
<draw:frame draw:style-name="fr1" draw:name="Image326" text:anchor-type="as-char" svg:width="6.9236in" svg:height="4.615733in" draw:z-index="0">
<draw:image xlink:href="../Images/AРМІЯINFORM/2023-04-07T75-00-00-04-00/foto_2.jpg" xlink:type="simple" xlink:show="embed" xlink:actuate="onLoad" draw:mime-type="image/jpeg"/>
</draw:frame>
</text:p>
      <text:p text:style-name="P4">
Уже на полігоні воїни Сил тероборони ЗСУ дивляться з дрона, чи не видно вдимовій завісі бійців. З повітря — все чисто. «Саме тому, що ці димові гранативідповідають сучасним бойовим реаліям, вони потрібні на фронті», — кажевійськовий із позивним «Продюсер».</text:p>
      <text:p text:style-name="P4">
<draw:frame draw:style-name="fr1" draw:name="Image327" text:anchor-type="as-char" svg:width="6.9236in" svg:height="4.615733in" draw:z-index="0">
<draw:image xlink:href="../Images/AРМІЯINFORM/2023-04-07T75-00-00-04-00/foto_3-1.jpg" xlink:type="simple" xlink:show="embed" xlink:actuate="onLoad" draw:mime-type="image/jpeg"/>
</draw:frame>
— Мивідпрацьовували вихід з позицій під прикриттям диму. Граната показала себедобре. За допомогою цих же гранат можна маскувати техніку, робити розтяжки, іці ж ДГ-1, але з чорним димом, маскують і від тепловізора, — додає «Продюсер».</text:p>
      <text:p text:style-name="P4">
Та найголовніше — збереження особового складу. Саме таку можливість дає цяграната: безпечно відійти, перегрупуватися та приготуватися до бою, евакуюватипоранених. «Новим озброєнням задоволені», — каже військовий.</text:p>
      <text:p text:style-name="P4">
— Ще не тримав у руках натовських димових гранат, а от з радянськими порівнятиможу. По-перше, ДГ-1 просто зручніші. Вони менші, легші, їх просто носити зсобою. Ну і, за характеристиками, звичайно, ці гранати потужніші й сумішгорить усього 3 секунди, а димова завіса тримається дві хвилини. А за цей часможна й росіянам лиха наробити, й перегрупуватися, й відступити у разіпотреби, — наголошує «Продюсер».</text:p>
      <text:p text:style-name="P4">
<text:a xlink:type="simple" xlink:href="https://armyinform.com.ua/wp-content/uploads/2023/04/foto_4-1.jpg" text:style-name="Internet_20_link" text:visited-style-name="Visited_20_Internet_20_Link">
<draw:frame draw:style-name="fr1" draw:name="Image328" text:anchor-type="as-char" svg:width="6.9236in" svg:height="6.9236in" draw:z-index="0">
<draw:image xlink:href="../Images/AРМІЯINFORM/2023-04-07T75-00-00-04-00/foto_4-1-150x150.jpg" xlink:type="simple" xlink:show="embed" xlink:actuate="onLoad" draw:mime-type="image/jpeg"/>
</draw:frame>
</text:a>
</text:p>
      <text:p text:style-name="P4">
<text:a xlink:type="simple" xlink:href="https://armyinform.com.ua/wp-content/uploads/2023/04/foto_5-1.jpg" text:style-name="Internet_20_link" text:visited-style-name="Visited_20_Internet_20_Link">
<draw:frame draw:style-name="fr1" draw:name="Image329" text:anchor-type="as-char" svg:width="6.9236in" svg:height="6.9236in" draw:z-index="0">
<draw:image xlink:href="../Images/AРМІЯINFORM/2023-04-07T75-00-00-04-00/foto_5-1-150x150.jpg" xlink:type="simple" xlink:show="embed" xlink:actuate="onLoad" draw:mime-type="image/jpeg"/>
</draw:frame>
</text:a>
</text:p>
      <text:p text:style-name="P4">
Тож українські військові, зокрема і воїни тероборони Київщини, продовжуютьотримувати нове озброєння, опановувати нові навички, щодня вчитися тавдосконалюватись. У цьому навчанні вони враховують бойовий досвід та знаннянаших іноземних партнерів, відходячи від «радянського спадку».</text:p>
      <text:p text:style-name="P4">
<text:span text:style-name="T5">
Фото: Віктор Дехтяр</text:span>
</text:p>
      <text:p text:style-name="P4">
Source: <text:a xlink:type="simple" xlink:href="https://armyinform.com.ua/2023/04/07/voyiny-syl-teroborony-opanovuyut-novi-dymovi-granaty/" text:style-name="Internet_20_link" text:visited-style-name="Visited_20_Internet_20_Link">
https://armyinform.com.ua/2023/04/07/voyiny-syl-teroborony-opanovuyut-novi-dymovi-granaty/</text:a>
</text:p>
      <!--NEWS-->
      <text:h text:style-name="P10" text:outline-level="1">
<text:span text:style-name="T4">
Уряд визначив умови та порядок виплати грошової допомоги у разі загибелі або інвалідності волонтерів</text:span>
</text:h>
      <text:p text:style-name="P4">
Author: ['АРМІЯINFORM']</text:p>
      <text:p text:style-name="P4">
Time: 2023-04-07T76:00:00-04:00</text:p>
      <text:p text:style-name="P4">
Description: Кабінет Міністрів України вніс зміни до порядку та умов виплати одноразової грош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c30e7cf91e8259aaba2beccf8457ab7.jpeg" text:style-name="Internet_20_link" text:visited-style-name="Visited_20_Internet_20_Link">
fc30e7cf91e8259aaba2beccf8457ab7.jpeg</text:a>
']</text:p>
      <text:p text:style-name="P4">
Tags: ['ГРОШОВА ДОПОМОГА ВОЛОНТЕРАМ', 'УРЯД']</text:p>
      <text:p text:style-name="P4">
Category: News</text:p>
      <!--METADATA-->
      <text:p text:style-name="P4">
<draw:frame draw:style-name="fr1" draw:name="Image330" text:anchor-type="as-char" svg:width="6.9236in" svg:height="4.58011in" draw:z-index="0">
<draw:image xlink:href="../Images/AРМІЯINFORM/2023-04-07T76-00-00-04-00/fc30e7cf91e8259aaba2beccf8457ab7.jpeg" xlink:type="simple" xlink:show="embed" xlink:actuate="onLoad" draw:mime-type="image/jpeg"/>
</draw:frame>
</text:p>
      <text:p text:style-name="P4">
Кабінет Міністрів України вніс зміни до порядку та умов виплати одноразовоїгрошової допомоги у разі загибелі (смерті) або інвалідності волонтеравнаслідок війни, та членам їхніх родин.</text:p>
      <text:p text:style-name="P4">
Про це <text:a xlink:type="simple" xlink:href="https://www.kmu.gov.ua/news/uriad-vyznachyv-umovy-ta-poriadok-vyplaty-hroshovoi-dopomohy-u-razi-zahybeli-abo-invalidnosti-volonteriv" text:style-name="Internet_20_link" text:visited-style-name="Visited_20_Internet_20_Link">
повідомляє</text:a>
 Урядовий портал.</text:p>
      <text:p text:style-name="P4">
Відтепер одноразова грошова допомога буде також призначатися та виплачуватисяволонтерам, які надавали волонтерську допомогу Збройним Силам України чи іншимсиловим структурам під час заходів із забезпечення оборони України, захистубезпеки населення та інтересів держави у зв’язку з військовою агресією рфпроти України і стали особами з інвалідністю внаслідок поранення (контузії,травми або каліцтва) під час надання такої допомоги, та членам сімей загиблихз числа таких волонтерів.</text:p>
      <text:p text:style-name="P4">
Відповідні зміни за ініціативи Міністерства у справах ветеранів України Урядвніс до постанови № 604 від 19 серпня 2015 р.</text:p>
      <text:p text:style-name="P4">
Ухваленими змінами також уточнено перелік документів, які необхідно податинабувачам одноразової грошової допомоги, що дозволить скоротити терміни їхрозгляду.</text:p>
      <text:p text:style-name="P4">
Рішення про призначення одноразової грошової допомоги таким особам будеприйматися утвореною Мінветеранів міжвідомчою комісією відповідно до ЗаконуУкраїни «Про статус ветеранів війни, гарантії їх соціального захисту». Виплатабуде проводитися за рахунок коштів резервного фонду держбюджету.</text:p>
      <text:p text:style-name="P4">
Для призначення одноразової грошової допомоги необхідно звернутися довищезазначеної комісії із заявою та подати необхідний перелік документів.</text:p>
      <text:p text:style-name="P4">
«Сьогодні Уряд ухвалив важливе та потрібне рішення щодо забезпеченнясоціальних гарантій людям, які з перших днів російської збройної агресії протиУкраїни надають безцінну підтримку нашим військовим. Вони завжди поруч, аджеволонтери і військові — це міцний зв’язок, у нашій єдності — сила танезламність української нації. Разом працюємо на перемогу!» — наголосилаМіністр у справах ветеранів України Юлія Лапутіна.</text:p>
      <text:p text:style-name="P4">
Ухваленню цієї постанови передувала ґрунтовна спільна робота Мінветеранів,Офісу реформ КМУ, Мінсоцполітики, Мінфіну, Мінекономіки та УповноваженогоВерховної Ради України з прав людини. Комплексна робота щодо удосконаленнязаконодавства у цій сфері продовжується.</text:p>
      <text:p text:style-name="P4">
Source: <text:a xlink:type="simple" xlink:href="https://armyinform.com.ua/2023/04/07/uryad-vyznachyv-umovy-ta-poryadok-vyplaty-groshovoyi-dopomogy-u-razi-zagybeli-abo-invalidnosti-volonteriv/" text:style-name="Internet_20_link" text:visited-style-name="Visited_20_Internet_20_Link">
https://armyinform.com.ua/2023/04/07/uryad-vyznachyv-umovy-ta-poryadok-vyplaty-groshovoyi-dopomogy-u-razi-zagybeli-abo-invalidnosti-volonteriv/</text:a>
</text:p>
      <!--NEWS-->
      <text:h text:style-name="P10" text:outline-level="1">
<text:span text:style-name="T4">
Колишньому львівському священнику, що виправдовує збройну агресію рф, повідомлено про підозру</text:span>
</text:h>
      <text:p text:style-name="P4">
Author: ['АРМІЯINFORM']</text:p>
      <text:p text:style-name="P4">
Time: 2023-04-07T77:00:00-04:00</text:p>
      <text:p text:style-name="P4">
Description: За процесуального керівництва Київської міської прокуратури уродженцю м. Львів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6-34-14.jpg" text:style-name="Internet_20_link" text:visited-style-name="Visited_20_Internet_20_Link">
photo_2023-04-07_16-34-14.jpg</text:a>
']</text:p>
      <text:p text:style-name="P4">
Tags: ['STOPRUSSIA', 'АГРЕСІЯ РФ', 'ОФІС ГЕНЕРАЛЬНОГО ПРОКУРОРА УКРАЇНИ']</text:p>
      <text:p text:style-name="P4">
Category: News</text:p>
      <!--METADATA-->
      <text:p text:style-name="P4">
<draw:frame draw:style-name="fr1" draw:name="Image331" text:anchor-type="as-char" svg:width="6.9236in" svg:height="4.32725in" draw:z-index="0">
<draw:image xlink:href="../Images/AРМІЯINFORM/2023-04-07T77-00-00-04-00/photo_2023-04-07_16-34-14.jpg" xlink:type="simple" xlink:show="embed" xlink:actuate="onLoad" draw:mime-type="image/jpeg"/>
</draw:frame>
</text:p>
      <text:p text:style-name="P4">
За процесуального керівництва Київської міської прокуратури уродженцю м. Львівзаочно повідомлено про підозру у публічних закликах до агресивної війни протиУкраїни та виправдовуванні, визнанні правомірною і запереченні збройноїагресії рф проти України.</text:p>
      <text:p text:style-name="P4">
Раніше підозрюваний протягом 12 років служив у соборі УПЦ МП в м. Львів. З2005 року проживав у м. Києві, а у 2014 році втік до москви.</text:p>
      <text:p text:style-name="P4">
За даними слідства, після початку повномасштабного вторгнення рф в Українупідозрюваний, використовуючи власний акаунт у соцмережах, поширював длянеобмеженого кола користувачів повідомлення та відеозаписи. Він виправдовувавзбройну агресію рф проти України та публічно закликав до агресивної війни.</text:p>
      <text:p text:style-name="P4">
У своїх постах та відеоматеріалах підозрюваний підтримував та популяризувавдії країни-окупанта у зв’язку із повномасштабним вторгненням в Україну,глорифікував військових рф, поширював російські наративи про секретнібіолабораторії в Україні та «укронацистів», стверджував, що «українці самі увсьому винні».</text:p>
      <text:p text:style-name="P4">
Священник намагався переконати, що Росія не починала війну, а навпаки –завершує її та перекладав вину за її початок на «Майдан» та українців.</text:p>
      <text:p text:style-name="P4">
Також чоловік висловлював подяку військовим рф за виконання в Україні «брудноїкривавої роботи».</text:p>
      <text:p text:style-name="P4">
Висновками судових лінгвістичних експертиз підтверджено, що текстиопублікованих матеріалів мають пропагандистський характер та спрямовані навиправдання, визнання правомірною збройної агресії рф проти України та містятьпублічні заклики до агресивної війни проти України.</text:p>
      <text:p text:style-name="P4">
Досудове розслідування здійснюється слідчими ГУ СБУ в м. Києві та Київськійобласті.</text:p>
      <text:p text:style-name="P4">
<text:span text:style-name="T5">
Джерело:<text:a xlink:type="simple" xlink:href="https://gp.gov.ua/ua/posts/dyakuvav-okupantam-za-brudnu-krivavu-robotu-v-ukrayini-prorosiiskomu-blogeru-svyashhenniku-povidomleno-pro-pidozru" text:style-name="Internet_20_link" text:visited-style-name="Visited_20_Internet_20_Link">
Офіс Генерального прокурора</text:a>
</text:span>
</text:p>
      <text:p text:style-name="P4">
Source: <text:a xlink:type="simple" xlink:href="https://armyinform.com.ua/2023/04/07/kolyshnomu-lvivskomu-svyashhennyku-shho-vypravdovuye-zbrojnu-agresiyu-rf-povidomleno-pro-pidozru/" text:style-name="Internet_20_link" text:visited-style-name="Visited_20_Internet_20_Link">
https://armyinform.com.ua/2023/04/07/kolyshnomu-lvivskomu-svyashhennyku-shho-vypravdovuye-zbrojnu-agresiyu-rf-povidomleno-pro-pidozru/</text:a>
</text:p>
      <!--NEWS-->
      <text:h text:style-name="P10" text:outline-level="1">
<text:span text:style-name="T4">
Як російські ІПСО намагаються дискредитувати мобілізацію в Україні: спростовуємо фейки</text:span>
</text:h>
      <text:p text:style-name="P4">
Author: ['Володимир Поліщук']</text:p>
      <text:p text:style-name="P4">
Time: 2023-04-07T78:00:00-04:00</text:p>
      <text:p text:style-name="P4">
Description: Коментуючи в рубриці dovidra.info на ютуб-каналі Центру стратегічних комунік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foto-povistka.jpg" text:style-name="Internet_20_link" text:visited-style-name="Visited_20_Internet_20_Link">
golovne-foto-povistka.jpg</text:a>
', '<text:a xlink:type="simple" xlink:href="https://armyinform.com.ua/wp-content/uploads/2023/04/cherga-u-vijskomat.jpg" text:style-name="Internet_20_link" text:visited-style-name="Visited_20_Internet_20_Link">
cherga-u-vijskomat.jpg</text:a>
', '<text:a xlink:type="simple" xlink:href="https://armyinform.com.ua/wp-content/uploads/2023/04/rosiya-tikaye-vid-mobilizacziyi.jpeg" text:style-name="Internet_20_link" text:visited-style-name="Visited_20_Internet_20_Link">
rosiya-tikaye-vid-mobilizacziyi.jpeg</text:a>
', '<text:a xlink:type="simple" xlink:href="https://armyinform.com.ua/wp-content/uploads/2023/04/bali-rosiyany.jpg" text:style-name="Internet_20_link" text:visited-style-name="Visited_20_Internet_20_Link">
bali-rosiyany.jpg</text:a>
', '<text:a xlink:type="simple" xlink:href="https://armyinform.com.ua/wp-content/uploads/2023/04/povistka-vsu.jpg" text:style-name="Internet_20_link" text:visited-style-name="Visited_20_Internet_20_Link">
povistka-vsu.jpg</text:a>
']</text:p>
      <text:p text:style-name="P4">
Tags: ['STOPRUSSIA', 'АГРЕСІЯ РФ', 'ВТОРГНЕННЯ РФ', 'РОСІЙСЬКІ ФЕЙКИ', 'ФЕЙКИ РФ']</text:p>
      <text:p text:style-name="P4">
Category: News</text:p>
      <!--METADATA-->
      <text:p text:style-name="P4">
<draw:frame draw:style-name="fr1" draw:name="Image332" text:anchor-type="as-char" svg:width="6.9236in" svg:height="3.956343in" draw:z-index="0">
<draw:image xlink:href="../Images/AРМІЯINFORM/2023-04-07T78-00-00-04-00/golovne-foto-povistka.jpg" xlink:type="simple" xlink:show="embed" xlink:actuate="onLoad" draw:mime-type="image/jpeg"/>
</draw:frame>
</text:p>
      <text:p text:style-name="P4">
Коментуючи в рубриці<text:a xlink:type="simple" xlink:href="https://www.youtube.com/watch" text:style-name="Internet_20_link" text:visited-style-name="Visited_20_Internet_20_Link">
dovidra.info</text:a>
 на ютуб-каналіЦентру стратегічних комунікацій та інформаційної безпеки ключові принципиінформування під час війни, заступник Міністра оборони України Ганна Малярзауважила, що серед ворожих інформаційно-психологічних операцій (ІПСО) однієюз найпомітніших нині є спроба дискредитації мобілізаційної кампанії, що триваєу нас з 24 лютого минулого року.</text:p>
      <text:p text:style-name="P4">
— Сьогодні найбільш активно люди отримують інформацію, безумовно, ізсоціальних мереж, тому інформаційні кампанії спрямовуються саме туди,переважно це Telegram, куди в коментарі вони заходять цілими ботофермами. Тожпотрібно дати собі відповідь на запитання: на досягнення якої мети спрямованаця інформація, — каже Ганна Маляр. — Зазвичай, якщо ви розумієте, що вонадемотивує наші Збройні Сили або в цілому наше суспільство, — великаймовірність, що цю інформацію запускають росіяни.</text:p>
      <text:p text:style-name="P4">
Утім, заступник Міністра зазначає, що часто-густо й самі українці сприяютьворожим пропагандистам у поширенні повідомлень, спрямованих проти нашоїкраїни: <text:span text:style-name="T5">
«Часто так трапляється, що через необізнаність і нерозуміння цихпроцесів ці кампанії можуть підтримувати люди, які є щирими патріотами, але їмздається, що вони щось зараз дуже важливе скажуть».</text:span>
</text:p>
      <text:p text:style-name="P4">
І дійсно, час від часу у всесвітній мережі ми натрапляємо на ролики, у якихкритикують вручення повісток на вулиці, або читаємо поради деяких експертіввід юриспруденції, як потенційним призовникам уникнути їх отримання.</text:p>
      <text:p text:style-name="P4">
Тож розберімося, які повідомлення щодо мобілізаційної кампанії під часактивної фази російсько-української війни гуляють інтернетом, які з них єправдивими, а які мають усі ознаки фальсифікації або перекручувань. Такожцікаво, як у самій росії проходить мобілізація та чи насправді всі, хто такпідтримують свого ватажка, мріють захищати його хибні ідеї зі зброєю в руках.</text:p>
      <text:h text:style-name="P12" text:outline-level="3">
<text:span text:style-name="T4">
<text:span text:style-name="T4">
Незначний відсоток ухилянтів жодним чином не впливає на мобілізаційнукампанію в нашій країні</text:span>
</text:span>
</text:h>
      <text:p text:style-name="P4">
«Українці тікають від нової хвилі мобілізації» — цей фейк поширюютьпропагандистські ЗМІ російської федерації, бажаючи переконати своїх читачів,що мобілізаційні заходи в Україні викликають супротив суспільства. Зокремаінформаційне агентство URA.ru <text:a xlink:type="simple" xlink:href="https://ura.news/news/1052620192" text:style-name="Internet_20_link" text:visited-style-name="Visited_20_Internet_20_Link">
пише</text:a>
:<text:span text:style-name="T5">
«Поява в українських містах оголошень про чергову хвилю призову до ЗбройнихСил України говорить про посилення мобілізаційних планів. Жителі країнивідповіли масовим переходом на роботу без офіційного працевлаштування, а середтих, хто виїхав за кордон, ця інформація викликала серйозні хвилювання».</text:span>
</text:p>
      <text:p text:style-name="P4">
<draw:frame draw:style-name="fr1" draw:name="Image333" text:anchor-type="as-char" svg:width="6.9236in" svg:height="3.894525in" draw:z-index="0">
<draw:image xlink:href="../Images/AРМІЯINFORM/2023-04-07T78-00-00-04-00/cherga-u-vijskomat.jpg" xlink:type="simple" xlink:show="embed" xlink:actuate="onLoad" draw:mime-type="image/jpeg"/>
</draw:frame>
Тернопіль, Україна, черга до ТЦК та СП</text:p>
      <text:p text:style-name="P4">
Спростувати це твердження можна статистикою, яку нещодавно<text:a xlink:type="simple" xlink:href="https://armyinform.com.ua/2023/04/06/ponad-20-tysyach-dobrovolcziv-podaly-zayavky-na-vstup-do-gvardiyi-nastupu/" text:style-name="Internet_20_link" text:visited-style-name="Visited_20_Internet_20_Link">
оприлюдни</text:a>
в у Military MediaCenter заступник директора Департаменту планування застосування Головногоуправління Національної гвардії України полковником Микола Уршалович. За йогоінформацією, станом на 6 квітня лише до бригад НГУ в рамках формуванняпідрозділів «Гвардії наступу» надійшло 20 204 заявки від добровольців. Якщовзяти до уваги статистику цієї кампанії у Державній прикордонній службі таНаціональній поліції України загалом, стати до зброї мріють понад 35 тис.кандидатів.</text:p>
      <text:p text:style-name="P4">
Звичайно, що серед громадян є й такі, котрі уникають призову, намагаютьсяпокинути Батьківщину, втім, незначний відсоток таких ухилянтів жодним чином невпливає на мобілізаційну кампанію в нашій країні.</text:p>
      <text:p text:style-name="P4">
<draw:frame draw:style-name="fr1" draw:name="Image334" text:anchor-type="as-char" svg:width="6.9236in" svg:height="4.330592in" draw:z-index="0">
<draw:image xlink:href="../Images/AРМІЯINFORM/2023-04-07T78-00-00-04-00/rosiya-tikaye-vid-mobilizacziyi.jpeg" xlink:type="simple" xlink:show="embed" xlink:actuate="onLoad" draw:mime-type="image/jpeg"/>
</draw:frame>
У росії оголошено часткову мобілізацію — черга ухилянтів накордоні з Грузією</text:p>
      <text:p text:style-name="P4">
Водночас офіційні інформаційні ресурси росії воліють заплющувати очі нанезаконну мобілізацію в окупованих у Криму та на Донбасі, у тимчасовозахоплених районах Запорізької та Херсонської областей. Воліють не розповідатипро сотні тисяч російських чоловіків, котрі, тікаючи від призову, опинилися вКазахстані, Грузії, Туреччині, Киргизстані, Фінляндії, Вірменії та іншихкраїнах.</text:p>
      <text:p text:style-name="P4">
<draw:frame draw:style-name="fr1" draw:name="Image335" text:anchor-type="as-char" svg:width="6.9236in" svg:height="3.507957in" draw:z-index="0">
<draw:image xlink:href="../Images/AРМІЯINFORM/2023-04-07T78-00-00-04-00/bali-rosiyany.jpg" xlink:type="simple" xlink:show="embed" xlink:actuate="onLoad" draw:mime-type="image/jpeg"/>
</draw:frame>
УБалі констатують збільшення правопорушень, вчинених росіянами. Фото:balimanual</text:p>
      <text:p text:style-name="P4">
А влада індонезійського острова Балі, куди з початку широкомасштабногоросійського вторгнення в Україну виїхало 58 тис. громадян росії, констатуєрізке погіршення криміногенної ситуації й намагається обмежити видачу віз длягромадян рф. Про це <text:a xlink:type="simple" xlink:href="https://edition.cnn.com/europe/live-news/russia-ukraine-war-news-03-19-23/h_1e417f93630dbcc9a4de2e711383e62c" text:style-name="Internet_20_link" text:visited-style-name="Visited_20_Internet_20_Link">
повідомляє</text:a>
 CNN.</text:p>
      <text:p text:style-name="P4">
Загалом, за <text:a xlink:type="simple" xlink:href="https://www.forbes.ru/society/478827-rossiu-posle-21-sentabra-pokinuli-okolo-700-000-grazdan" text:style-name="Internet_20_link" text:visited-style-name="Visited_20_Internet_20_Link">
оцінкою</text:a>
 сайту forbes.ru, з початкумобілізації — після 21 вересня минулого року, коли путін підписав указ «Пропроголошення часткової мобілізації в російській федерації», межі своєї цієїдержави покинуло майже 1 млн осіб.</text:p>
      <text:h text:style-name="P12" text:outline-level="3">
<text:span text:style-name="T4">
<text:span text:style-name="T4">
З поодиноких конфліктів на вулицях аж ніяк не випливає твердження, що «вУкраїні триває насильницька мобілізація»</text:span>
</text:span>
</text:h>
      <text:p text:style-name="P4">
Сайт газети «Известия» <text:a xlink:type="simple" xlink:href="https://iz.ru/1474319/2023-02-22/v-kieve-priznali-narushenie-prav-ukraintcev-pri-vruchenii-povestok" text:style-name="Internet_20_link" text:visited-style-name="Visited_20_Internet_20_Link">
поширив</text:a>
 відео, на якомузафіксована спроба людей у камуфляжі насильно доставити до ТЦК і СПвипадкового перехожого. Він відзнятий нашими ж громадянами і щонайкращепідтверджує<text:a xlink:type="simple" xlink:href="https://www.facebook.com/ganna.maliar/posts/pfbid0225NtFbiBfG1GCiNmwEodB9Fj95wPffEjGAN5TxA93XxBXZYYZmY6rMF2vRaVYPzXl" text:style-name="Internet_20_link" text:visited-style-name="Visited_20_Internet_20_Link">
слова</text:a>
Ганни Маляр щодо методів роботи рашистських «бійців невидимого фронту»: <text:span text:style-name="T5">
«Ми йдо великого вторгнення щовесни та щоосені фіксували інформаційні кампанії рфщодо теми повістки та призову. Технологія завжди була одна. Розкрутити якусьісторію, де повістку виписали інваліду, померлому або ветерану Другої світової… Зараз ворог трохи ускладнив свою технологію й додає історії про дивовижнімісця вручення повісток та хвилі мобілізації. Мета очевидна — дискредитувати йзірвати роботу ТЦК та СП»</text:span>
.</text:p>
      <text:p text:style-name="P4">
Тож російська щоденна газета пише: «14 лютого в Одесі співробітникивійськкомату жорстко затримали чоловіка посеред людної вулиці. На відеокадрах,знятих очевидцями, видно, як повалений на асфальт чоловік щосили намагаєтьсячинити опір, але люди в камуфляжній формі хапають його за руки та ноги з метоюзатягнути у фургон».</text:p>
      <text:p text:style-name="P4">
Оперативне командування «Південь» засудило некоректну поведінкувійськовослужбовців і на своїй офіційній сторінці у Facebook<text:a xlink:type="simple" xlink:href="https://www.facebook.com/OperationalCommandSouth/posts/pfbid0fbueJ9QFtB3b2CpxKAJ4aiwKCnB9vBaLJKbc6SocdhJidDtXdEzJQxiPoUWYZ7EEl" text:style-name="Internet_20_link" text:visited-style-name="Visited_20_Internet_20_Link">
повідомило</text:a>
,що «за фактом конфліктної ситуації, що сталася 14 лютого 2023 року під часроботи групи військовослужбовців одного з ТЦК та СП з оповіщення громадян, якіпідлягають мобілізації, в громадському місці, Військовою службою правопорядкупроводиться службове розслідування».</text:p>
      <text:p text:style-name="P4">
Погодьтеся, що з таких поодиноких конфліктів на вулицях аж ніяк не випливаєтвердження, що «в Україні триває насильницька мобілізація».</text:p>
      <text:p text:style-name="P4">
<draw:frame draw:style-name="fr1" draw:name="Image336" text:anchor-type="as-char" svg:width="6.9236in" svg:height="3.894525in" draw:z-index="0">
<draw:image xlink:href="../Images/AРМІЯINFORM/2023-04-07T78-00-00-04-00/povistka-vsu.jpg" xlink:type="simple" xlink:show="embed" xlink:actuate="onLoad" draw:mime-type="image/jpeg"/>
</draw:frame>
</text:p>
      <text:h text:style-name="P12" text:outline-level="3">
<text:span text:style-name="T4">
<text:span text:style-name="T4">
Повістку можуть вручити в будь-якому місці, де це не забороненозаконодавством, зокрема в громадських місцях</text:span>
</text:span>
</text:h>
      <text:p text:style-name="P4">
<text:span text:style-name="T5">
«На початку січня по всій Україні активізувалися „мобілізаційні команди“,наділені правом виписувати чоловікам повістки в будь-якому місці і будь-якийчас, а в разі опору — примусово доставляти до територіальних центрівкомплектування … Пізніше командування пояснило такий підхід малою ефективністюроздачі повісток за домашніми адресами. Причиною масових облав, якстверджували військові, стало небажання людей відчиняти двері представникамармії»,</text:span>
 — <text:a xlink:type="simple" xlink:href="https://lenta.ru/articles/2023/03/17/uk_lonist/" text:style-name="Internet_20_link" text:visited-style-name="Visited_20_Internet_20_Link">
стверджує</text:a>
 одне зпровідних пропагандистських російських новинних інтернет-видань Lenta.ru.</text:p>
      <text:p text:style-name="P4">
Утім, воно не інформує своїх читачів, що згідно з законодавством Українивручати повістки можна не лише за місцями реєстрації або проживаннявійськовозобов’язаних і аж ніяк не помічає випадків, коли на російськихчоловіків призовного віку буквально влаштовуються<text:a xlink:type="simple" xlink:href="https://www.youtube.com/watch" text:style-name="Internet_20_link" text:visited-style-name="Visited_20_Internet_20_Link">
облави</text:a>
.</text:p>
      <text:p text:style-name="P4">
Що ж до України, то АрміяInform<text:a xlink:type="simple" xlink:href="https://armyinform.com.ua/2023/03/17/pro-vruchennya-povistok-na-vulyczyah-pravo-na-vidstrochku-ta-pokarannya-za-dezertyrstvo/" text:style-name="Internet_20_link" text:visited-style-name="Visited_20_Internet_20_Link">
публікувала</text:a>
коментар начальника сектору комплектування Київського міського ТЦК та СПполковника Олександра Коновалова, який чітко відповів на запитання, депризовник може отримати цей документ про виклик до територіального центрукомплектування: <text:span text:style-name="T5">
«З приводу вручення повісток на вулицях. Чинне законодавствочітко не визначає, де саме це має відбуватися. А тому вручення можна робити замісцем проживання військовозобов’язаного, на вулиці, блокпостах … Повісткуможуть вручити в будь-якому місці, де це не заборонено законодавством, зокремав громадських місцях».</text:span>
</text:p>
      <text:p text:style-name="P4">
Військовий юрист Ігор Сєров зазначив АрміяInform, що є чітко визначенийперелік посадовців, які можуть це зробити: «Вручати повістку призовникам,військовозобов’язаним та резервістам, крім працівників ТЦК та СП, можутькерівники держорганів, органів місцевого самоврядування, керівникипідприємств, установ, організацій, ОСББ, ЖЕКів. Але вони повинні мати при собівідповідне розпорядження територіального центру комплектування тасоцпідтримки».</text:p>
      <text:p text:style-name="P4">
У разі коли громадянин вважає, що вручення повістки відбувається з якимисьпорушеннями, наприклад у ній вказані не всі особисті дані або вона заповнена зпомилками, можна відмовитися від її підписання. Тоді у присутності свідківбуде складений акт про відмову від отримання. У центрі комплектуваннявиправлять ці помилки. Також у людини є право звернутися по допомогу до юристаабо безпосередньо до ТЦК та СП.</text:p>
      <text:p text:style-name="P4">
Та не слід забувати, що у нас є не лише права, а й обов’язки. Згідно зі<text:a xlink:type="simple" xlink:href="https://www.president.gov.ua/ua/documents/constitution/konstituciya-ukrayini-rozdil-ii" text:style-name="Internet_20_link" text:visited-style-name="Visited_20_Internet_20_Link">
статтею65</text:a>
Конституції України «захист Вітчизни, незалежності татериторіальної цілісності України, шанування її державних символів єобов’язком громадян України. Громадяни відбувають військову службу відповіднодо закону».</text:p>
      <text:p text:style-name="P4">
Заступник Міністра оборони Ганна Маляр на своїй сторінці у Facebook<text:a xlink:type="simple" xlink:href="https://www.facebook.com/ganna.maliar/posts/pfbid035vpbSGe1WaVNwQrpypj2eLb24GSv4BMpooCnvYZohAcs1bq2gdvWJbcEZ6eZd9pbl" text:style-name="Internet_20_link" text:visited-style-name="Visited_20_Internet_20_Link">
зазначила</text:a>
,що «після широкомасштабного вторгнення цими ІПСО важко на щось чи на когосьвплинути. Бо перелякати повістками після всього, що ми пройшли за цей рік, —важко».</text:p>
      <text:p text:style-name="P4">
Source: <text:a xlink:type="simple" xlink:href="https://armyinform.com.ua/2023/04/07/yak-rosijski-ipso-namagayutsya-dyskredytuvaty-mobilizacziyu-v-ukrayini-sprostovuyemo-fejky/" text:style-name="Internet_20_link" text:visited-style-name="Visited_20_Internet_20_Link">
https://armyinform.com.ua/2023/04/07/yak-rosijski-ipso-namagayutsya-dyskredytuvaty-mobilizacziyu-v-ukrayini-sprostovuyemo-fejky/</text:a>
</text:p>
      <!--NEWS-->
      <text:h text:style-name="P10" text:outline-level="1">
<text:span text:style-name="T4">
Очікування контрнаступу Сил безпеки та оборони підриває моральний дух російських окупантів — ГУР МОУ</text:span>
</text:h>
      <text:p text:style-name="P4">
Author: ['АРМІЯINFORM']</text:p>
      <text:p text:style-name="P4">
Time: 2023-04-07T79:00:00-04:00</text:p>
      <text:p text:style-name="P4">
Description: ГУР МО України підтверджує різке зростання кількості російських загарбників, які прагн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riginal.jpg" text:style-name="Internet_20_link" text:visited-style-name="Visited_20_Internet_20_Link">
original.jpg</text:a>
']</text:p>
      <text:p text:style-name="P4">
Tags: ['STOPRUSSIA', 'АГРЕСІЯ РФ', 'ГУР МО УКРАЇНИ', 'ДУТА ВЕЛИЧ РОСАРМІЇ']</text:p>
      <text:p text:style-name="P4">
Category: News</text:p>
      <!--METADATA-->
      <text:p text:style-name="P4">
<draw:frame draw:style-name="fr1" draw:name="Image337" text:anchor-type="as-char" svg:width="6.9236in" svg:height="4.609139in" draw:z-index="0">
<draw:image xlink:href="../Images/AРМІЯINFORM/2023-04-07T79-00-00-04-00/original.jpg" xlink:type="simple" xlink:show="embed" xlink:actuate="onLoad" draw:mime-type="image/jpeg"/>
</draw:frame>
Ілюстративне фото</text:p>
      <text:p text:style-name="P4">
ГУР МО України підтверджує різке зростання кількості російських загарбників,які прагнуть здатись в полон, аби зберегти життя.</text:p>
      <text:p text:style-name="P4">
У межах українського державного проекту «Хочу жить» у березні 2023 рокузафіксували понад 3000 звернень. Це вдвічі більше за попередні щомісячніпоказники, повідомив речник програми для здачі російських військових у полонВіталій Матвієнко.</text:p>
      <text:p text:style-name="P4">
Воєнна розвідка України також констатує активізацію здачі окупантів у полонбезпосередньо на полі бою.</text:p>
      <text:p text:style-name="P4">
Українська контрнаступальна операція на землі ще не розпочалась, але ефект віднеї вже дає результат. Вибір російського солдата під час війни геть простий:або смерть, або полон. Утім низка раптових, несподіваних, блискавичних подійздатна все змінити.</text:p>
      <text:p text:style-name="P4">
ГУР МО України нагадує про регулярне різноманітне харчування у таборах длявійськовополонених та інші переваги Женевських конвенцій, але водночас ― прозвуження вікна можливостей.</text:p>
      <text:p text:style-name="P4">
Слава Україні!</text:p>
      <text:p text:style-name="P4">
<text:span text:style-name="T5">
Джерело:<text:a xlink:type="simple" xlink:href="https://gur.gov.ua/content/ochikuvannia-kontrnastupu-syl-bezpeky-ta-oborony-ukrainy-pohlybliuie-eroziiu-moralno-psykholohichnoho-stanu-v-riadakh-rosiiskykh-okupantiv.html" text:style-name="Internet_20_link" text:visited-style-name="Visited_20_Internet_20_Link">
ГУР МОУ</text:a>
</text:span>
</text:p>
      <text:p text:style-name="P4">
Source: <text:a xlink:type="simple" xlink:href="https://armyinform.com.ua/2023/04/07/ochikuvannya-kontrnastupu-syl-bezpeky-ta-oborony-pidryvaye-moralnyj-duh-rosijskyh-okupantiv/" text:style-name="Internet_20_link" text:visited-style-name="Visited_20_Internet_20_Link">
https://armyinform.com.ua/2023/04/07/ochikuvannya-kontrnastupu-syl-bezpeky-ta-oborony-pidryvaye-moralnyj-duh-rosijskyh-okupantiv/</text:a>
</text:p>
      <!--NEWS-->
      <text:h text:style-name="P10" text:outline-level="1">
<text:span text:style-name="T4">
У Києві презентували книгу «Абетка війни»: про емоції, пережиті на війні</text:span>
</text:h>
      <text:p text:style-name="P4">
Author: ['Володимир Загребельний']</text:p>
      <text:p text:style-name="P4">
Time: 2023-04-07T80:00:00-04:00</text:p>
      <text:p text:style-name="P4">
Description: У приміщенні книгарні «Старий Лев» у центрі столиці України відбулася презентація кни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betka-vijny-golovna.jpg" text:style-name="Internet_20_link" text:visited-style-name="Visited_20_Internet_20_Link">
abetka-vijny-golovna.jpg</text:a>
', '<text:a xlink:type="simple" xlink:href="https://armyinform.com.ua/wp-content/uploads/2023/04/abetka-vijny-01-150x150.jpg" text:style-name="Internet_20_link" text:visited-style-name="Visited_20_Internet_20_Link">
abetka-vijny-01-150x150.jpg</text:a>
', '<text:a xlink:type="simple" xlink:href="https://armyinform.com.ua/wp-content/uploads/2023/04/abetka-vijny-02-150x150.jpg" text:style-name="Internet_20_link" text:visited-style-name="Visited_20_Internet_20_Link">
abetka-vijny-02-150x150.jpg</text:a>
', '<text:a xlink:type="simple" xlink:href="https://armyinform.com.ua/wp-content/uploads/2023/04/abetka-vijny-04-150x150.jpg" text:style-name="Internet_20_link" text:visited-style-name="Visited_20_Internet_20_Link">
abetka-vijny-04-150x150.jpg</text:a>
', '<text:a xlink:type="simple" xlink:href="https://armyinform.com.ua/wp-content/uploads/2023/04/abetka-vijny-03-150x150.jpg" text:style-name="Internet_20_link" text:visited-style-name="Visited_20_Internet_20_Link">
abetka-vijny-03-150x150.jpg</text:a>
', '<text:a xlink:type="simple" xlink:href="https://armyinform.com.ua/wp-content/uploads/2023/04/abetka-vijny-5.jpg" text:style-name="Internet_20_link" text:visited-style-name="Visited_20_Internet_20_Link">
abetka-vijny-5.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ТОРГНЕННЯ РФ', 'ГШ ЗСУ', 'УКРАЇНСЬКИЙ НАРОД НЕПЕРЕМОЖНИЙ']</text:p>
      <text:p text:style-name="P4">
Category: News</text:p>
      <!--METADATA-->
      <text:p text:style-name="P4">
<draw:frame draw:style-name="fr1" draw:name="Image338" text:anchor-type="as-char" svg:width="6.9236in" svg:height="4.615733in" draw:z-index="0">
<draw:image xlink:href="../Images/AРМІЯINFORM/2023-04-07T80-00-00-04-00/abetka-vijny-golovna.jpg" xlink:type="simple" xlink:show="embed" xlink:actuate="onLoad" draw:mime-type="image/jpeg"/>
</draw:frame>
</text:p>
      <text:p text:style-name="P4">
У приміщенні книгарні «Старий Лев» у центрі столиці України відбуласяпрезентація книги Євгена та Соломії Степаненків «Абетка війни», яку модерувалажурналістка, письменниця та виконавча продюсерка «Радіо Культура» ІринаСлавінська.</text:p>
      <text:p text:style-name="P4">
Книга «Абетка війни» — це розмова про одну з історій російсько-українськоївійни, а саме про історію батька й доньки. Історія, викладена в книзі,розпочалася вісім років тому у вже далекому 2015 році, коли Євген Степаненковоював з росіянами та їхніми посіпаками на сході України, а його доня Солячекала його з фронту в мирному Києві.</text:p>
      <text:p text:style-name="P4">
<text:a xlink:type="simple" xlink:href="https://armyinform.com.ua/wp-content/uploads/2023/04/abetka-vijny-01.jpg" text:style-name="Internet_20_link" text:visited-style-name="Visited_20_Internet_20_Link">
<draw:frame draw:style-name="fr1" draw:name="Image339" text:anchor-type="as-char" svg:width="6.9236in" svg:height="6.9236in" draw:z-index="0">
<draw:image xlink:href="../Images/AРМІЯINFORM/2023-04-07T80-00-00-04-00/abetka-vijny-01-150x150.jpg" xlink:type="simple" xlink:show="embed" xlink:actuate="onLoad" draw:mime-type="image/jpeg"/>
</draw:frame>
</text:a>
</text:p>
      <text:p text:style-name="P4">
<text:a xlink:type="simple" xlink:href="https://armyinform.com.ua/wp-content/uploads/2023/04/abetka-vijny-02.jpg" text:style-name="Internet_20_link" text:visited-style-name="Visited_20_Internet_20_Link">
<draw:frame draw:style-name="fr1" draw:name="Image340" text:anchor-type="as-char" svg:width="6.9236in" svg:height="6.9236in" draw:z-index="0">
<draw:image xlink:href="../Images/AРМІЯINFORM/2023-04-07T80-00-00-04-00/abetka-vijny-02-150x150.jpg" xlink:type="simple" xlink:show="embed" xlink:actuate="onLoad" draw:mime-type="image/jpeg"/>
</draw:frame>
</text:a>
</text:p>
      <text:p text:style-name="P4">
У 2014 році після початку бойових дій на сході України Євген Степаненко пішовслужити добровольцем у підрозділ спецпризначення. Брав участь у боях біляДонецького аеропорту, в Маріуполі та Дебальцевому. Був речником штабу оборониМаріуполя. Після контузії, якої зазнав, став одним із засновників Першогодобровольчого мобільного шпиталю імені М. Пирогова, де обіймав посадузаступника начальника штабу.</text:p>
      <text:p text:style-name="P4">
Власне листування батька з донькою і стало основою книги «Абетка війни».</text:p>
      <text:p text:style-name="P4">
«Я вдячний Солі, яка допомогла мені ментально повернутися з війни. Завдяки їїлистам, які увійшли до цієї книжки, вона набиралася мужності обговорювативажливі та складні для неї теми. Це допомогло мені повернутися до нормальногожиття свого часу», — згадував під час презентації Євген Степаненко.</text:p>
      <text:p text:style-name="P4">
Книжка побудована як абетка, де кожна літера — це один із вимірів війни тамиру навколо війни. У ній переплітається життя дитини в мирному місті й життябатька на війні. Соля телефонує татові на фронт, пише «смс» та листи,розповідає про свої справи, школу, друзів, змагання, танці, домашніх тварин…</text:p>
      <text:p text:style-name="P4">
Ще Соля ставить дитячі й недитячі запитання таткові про війну. Як він ізпобратимами й посестрами там живе? Чи є на війні діти? Що їдять на війні? Чиможна на війні хитрувати? Чи буде тато інший після війни? А тато просто йчесно, а водночас дбайливо пояснює доні все на світі.</text:p>
      <text:p text:style-name="P4">
<text:a xlink:type="simple" xlink:href="https://armyinform.com.ua/wp-content/uploads/2023/04/abetka-vijny-04.jpg" text:style-name="Internet_20_link" text:visited-style-name="Visited_20_Internet_20_Link">
<draw:frame draw:style-name="fr1" draw:name="Image341" text:anchor-type="as-char" svg:width="6.9236in" svg:height="6.9236in" draw:z-index="0">
<draw:image xlink:href="../Images/AРМІЯINFORM/2023-04-07T80-00-00-04-00/abetka-vijny-04-150x150.jpg" xlink:type="simple" xlink:show="embed" xlink:actuate="onLoad" draw:mime-type="image/jpeg"/>
</draw:frame>
</text:a>
</text:p>
      <text:p text:style-name="P4">
<text:a xlink:type="simple" xlink:href="https://armyinform.com.ua/wp-content/uploads/2023/04/abetka-vijny-03.jpg" text:style-name="Internet_20_link" text:visited-style-name="Visited_20_Internet_20_Link">
<draw:frame draw:style-name="fr1" draw:name="Image342" text:anchor-type="as-char" svg:width="6.9236in" svg:height="6.9236in" draw:z-index="0">
<draw:image xlink:href="../Images/AРМІЯINFORM/2023-04-07T80-00-00-04-00/abetka-vijny-03-150x150.jpg" xlink:type="simple" xlink:show="embed" xlink:actuate="onLoad" draw:mime-type="image/jpeg"/>
</draw:frame>
</text:a>
</text:p>
      <text:p text:style-name="P4">
«Я писав цю книжку для того, щоб спробувати пояснити, а що таке війна, якимчином вона існує, яким чином влаштована. До 24 лютого для більшості населеннявійна була десь на сході. Вона не була в нашому контексті. Мені хотілосярозповісти на рівні емоційному, філософському, як частина нашого життявлаштована», — ділився Євген.</text:p>
      <text:p text:style-name="P4">
Йому було складно пояснити людям, які не знали, що таке війна. За його думкою,ця війна нескінченна: «Це вже десятий рік пішов, і можна порівняти з якоюсьтакою школою, яка, здається, ніколи не закінчиться. Так і зараз. Миперебуваємо в якійсь нескінченності війни. Поки писалася книжка, ми жили вперіод Мінських домовленостей. Було враження, що ця війна призупинена. І якщовона буде розвиватися не в такий жахливий спосіб, як це було 24 лютого 2022року».</text:p>
      <text:p text:style-name="P4">
Євген каже, що зараз пояснити суть війни стало, на жаль, легше.</text:p>
      <text:p text:style-name="P4">
«Війна — це таке життя в нелюдських умовах, такого не має бути, але воно є. Інайскладніше — це пояснити, що життя й на війні триває. Знайти саме ті слова,якими можеш пояснити війну, річ, яку не можна пояснити. Кожен мій текст бувсуто емоційними переживаннями. Ця книжка про емоції й про проживання війни. Ія щасливий, що ми створили книгу, яка допомагає людям», — сказав автор.</text:p>
      <text:p text:style-name="P4">
<draw:frame draw:style-name="fr1" draw:name="Image343" text:anchor-type="as-char" svg:width="6.9236in" svg:height="4.615733in" draw:z-index="0">
<draw:image xlink:href="../Images/AРМІЯINFORM/2023-04-07T80-00-00-04-00/abetka-vijny-5.jpg" xlink:type="simple" xlink:show="embed" xlink:actuate="onLoad" draw:mime-type="image/jpeg"/>
</draw:frame>
</text:p>
      <text:p text:style-name="P4">
З 2021 року Євген Степаненко працює на Балканах як спеціальний кореспондентдля українських медіа, а після початку широкомасштабного вторгнення росії вУкраїни допомагає Силам оборони України. Він для себе давно визначив, що «якбудь-яка дорога має закінчення, так і війна. А коли це станеться, як я вкнижці написав: все закінчиться, бо по-іншому не буває. Війна закінчитьсяперемогою й ми обов’язково пройдемо цей процес».</text:p>
      <text:p text:style-name="P4">
<text:span text:style-name="T5">
Фото авторів</text:span>
</text:p>
      <text:p text:style-name="P4">
<draw:frame draw:style-name="fr1" draw:name="Image344" text:anchor-type="as-char" svg:width="6.9236in" svg:height="6.9236in" draw:z-index="0">
<draw:image xlink:href="../Images/AРМІЯINFORM/2023-04-07T80-00-00-04-00/volodymyr-zagrebelnyj-2.jpg" xlink:type="simple" xlink:show="embed" xlink:actuate="onLoad" draw:mime-type="image/jpeg"/>
</draw:frame>
</text:p>
      <text:p text:style-name="P4">
<text:a xlink:type="simple" xlink:href="https://armyinform.com.ua/army-authors/volodymyr-zagrebelnyj/" text:style-name="Internet_20_link" text:visited-style-name="Visited_20_Internet_20_Link">
Володимир Загребельний</text:a>
</text:p>
      <text:p text:style-name="P4">
Кореспондент АрміяInform</text:p>
      <text:p text:style-name="P4">
Source: <text:a xlink:type="simple" xlink:href="https://armyinform.com.ua/2023/04/07/u-kyyevi-prezentuvaly-knygu-abetka-vijny-pro-emocziyi-perezhyti-na-vijni/" text:style-name="Internet_20_link" text:visited-style-name="Visited_20_Internet_20_Link">
https://armyinform.com.ua/2023/04/07/u-kyyevi-prezentuvaly-knygu-abetka-vijny-pro-emocziyi-perezhyti-na-vijni/</text:a>
</text:p>
      <!--NEWS-->
      <text:h text:style-name="P10" text:outline-level="1">
<text:span text:style-name="T4">
Володимир Зеленський розповів про роботу фандрейзингової платформи UNITED24 у березні</text:span>
</text:h>
      <text:p text:style-name="P4">
Author: ['АРМІЯINFORM']</text:p>
      <text:p text:style-name="P4">
Time: 2023-04-07T81:00:00-04:00</text:p>
      <text:p text:style-name="P4">
Description: За 11 місяців роботи фандрейзингової платформи UNITED24  завдяки пожертвам із більш ні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ОЛОДИМИР ЗЕЛЕНСЬКИЙ', 'ВТОРГНЕННЯ РФ', 'СВІТ ПІДТРИМУЄ УКРАЇНУ']</text:p>
      <text:p text:style-name="P4">
Category: News</text:p>
      <!--METADATA-->
      <text:p text:style-name="P4">
За 11 місяців роботи фандрейзингової платформи UNITED24 завдяки пожертвам ізбільш ніж 110 країн зібрано понад 300 мільйонів доларів.</text:p>
      <text:p text:style-name="P4">
Про це <text:a xlink:type="simple" xlink:href="https://t.me/V_Zelenskiy_official/5784" text:style-name="Internet_20_link" text:visited-style-name="Visited_20_Internet_20_Link">
повідомляє</text:a>
 Президент УкраїниВолодимир Зеленський на Телеграм-каналі.</text:p>
      <text:p text:style-name="P4">
— Україна відчуває підтримку всього світу у боротьбі за свободу танезалежність. Дякуємо! — йдеться у повідомленні.</text:p>
      <text:p text:style-name="P4">
Source: <text:a xlink:type="simple" xlink:href="https://armyinform.com.ua/2023/04/07/volodymyr-zelenskyj-rozpoviv-pro-robotu-fandrejzyngovoyi-platformy-united24-u-berezni/" text:style-name="Internet_20_link" text:visited-style-name="Visited_20_Internet_20_Link">
https://armyinform.com.ua/2023/04/07/volodymyr-zelenskyj-rozpoviv-pro-robotu-fandrejzyngovoyi-platformy-united24-u-berezni/</text:a>
</text:p>
      <!--NEWS-->
      <text:h text:style-name="P10" text:outline-level="1">
<text:span text:style-name="T4">
Наші захисники за добу відбили понад 40 ворожих атак</text:span>
</text:h>
      <text:p text:style-name="P4">
Author: ['АРМІЯINFORM']</text:p>
      <text:p text:style-name="P4">
Time: 2023-04-07T82:00:00-04:00</text:p>
      <text:p text:style-name="P4">
Description: На Волинському, Поліському, Сіверському та Слобожанському напрямках опера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45" text:anchor-type="as-char" svg:width="6.9236in" svg:height="4.543613in" draw:z-index="0">
<draw:image xlink:href="../Images/AРМІЯINFORM/2023-04-07T82-00-00-04-00/viyskovi_ef2a6-1.jpg" xlink:type="simple" xlink:show="embed" xlink:actuate="onLoad" draw:mime-type="image/jpeg"/>
</draw:frame>
<text:span text:style-name="T4">
🔥 Ситуація щодо російського вторгнення</text:span>
</text:p>
      <text:p text:style-name="P4">
На Волинському, Поліському, Сіверському та Слобожанському напрямках оперативнаобстановка без суттєвих змін, ознак формувань наступальних угрупованьпротивника не виявлено. У прикордонних районах Курської області противникпродовжує інженерне обладнання місцевості.</text:p>
      <text:p text:style-name="P4">
Про це у Facebook<text:a xlink:type="simple" xlink:href="https://www.facebook.com/GeneralStaff.ua/posts/pfbid08CCjtXPDCf7daRkqPPQRpTNQXZtXzHmZL56g8tmc33arsgvuiJqhjjZyrwmbNmjVl" text:style-name="Internet_20_link" text:visited-style-name="Visited_20_Internet_20_Link">
повідомляє</text:a>
Генеральний штаб ЗСУ.</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протягом доби було відбито понад 40 атак противника», — йдеться уповідомленні.</text:p>
      <text:p text:style-name="P4">
Source: <text:a xlink:type="simple" xlink:href="https://armyinform.com.ua/2023/04/07/ukrayinski-zahysnyky-za-dobu-vidbyly-po-40-vorozhyh-atak/" text:style-name="Internet_20_link" text:visited-style-name="Visited_20_Internet_20_Link">
https://armyinform.com.ua/2023/04/07/ukrayinski-zahysnyky-za-dobu-vidbyly-po-40-vorozhyh-atak/</text:a>
</text:p>
      <!--NEWS-->
      <text:h text:style-name="P10" text:outline-level="1">
<text:span text:style-name="T4">
Авіація Сил оборони за добу завдала 9 ударів по районах зосередження окупантів</text:span>
</text:h>
      <text:p text:style-name="P4">
Author: ['АРМІЯINFORM']</text:p>
      <text:p text:style-name="P4">
Time: 2023-04-07T83:00:00-04:00</text:p>
      <text:p text:style-name="P4">
Description: На Бахмутському напрямку ворог продовжує вести наступальні дії, намагається взят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u-25_znyshh.jpg" text:style-name="Internet_20_link" text:visited-style-name="Visited_20_Internet_20_Link">
su-25_znyshh.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46" text:anchor-type="as-char" svg:width="6.9236in" svg:height="4.611226in" draw:z-index="0">
<draw:image xlink:href="../Images/AРМІЯINFORM/2023-04-07T83-00-00-04-00/su-25_znyshh.jpg" xlink:type="simple" xlink:show="embed" xlink:actuate="onLoad" draw:mime-type="image/jpeg"/>
</draw:frame>
 <text:span text:style-name="T4">
🔥Ситуація щодо російського вторгнення</text:span>
</text:p>
      <text:p text:style-name="P4">
На Бахмутському напрямку ворог продовжує вести наступальні дії, намагаєтьсявзяти під повний контроль місто Бахмут, тривають бойові дії. Протягом добипротивник вів безуспішні наступальні дії в районах Богданівки та Іванівського.Підрозділи сил оборони відбили близько 14 атак противника на зазначенійділянці.</text:p>
      <text:p text:style-name="P4">
Про це у Facebook<text:a xlink:type="simple" xlink:href="https://www.facebook.com/GeneralStaff.ua/posts/pfbid08CCjtXPDCf7daRkqPPQRpTNQXZtXzHmZL56g8tmc33arsgvuiJqhjjZyrwmbNmjVl" text:style-name="Internet_20_link" text:visited-style-name="Visited_20_Internet_20_Link">
повідомляє</text:a>
Генеральний штаб ЗСУ.</text:p>
      <text:p text:style-name="P4">
Авіація Сил оборони за добу завдала 9 ударів по районах зосередженняокупантів. Крім того, поблизу Мар’їнки, було знищено російський штурмовикСу-25. Підрозділи ракетних військ і артилерії, в свою чергу, знищили складбоєприпасів ворога.</text:p>
      <text:p text:style-name="P4">
Source: <text:a xlink:type="simple" xlink:href="https://armyinform.com.ua/2023/04/07/ukrayinski-voyiny-znyshhyly-rosijskyj-shturmovyk-su-25-poblyzu-maryinky/" text:style-name="Internet_20_link" text:visited-style-name="Visited_20_Internet_20_Link">
https://armyinform.com.ua/2023/04/07/ukrayinski-voyiny-znyshhyly-rosijskyj-shturmovyk-su-25-poblyzu-maryinky/</text:a>
</text:p>
      <!--NEWS-->
      <text:h text:style-name="P10" text:outline-level="1">
<text:span text:style-name="T4">
У столиці діти перетворили старі гільзи та шоломи на артоб’єкти</text:span>
</text:h>
      <text:p text:style-name="P4">
Author: ['Яна Задубінна']</text:p>
      <text:p text:style-name="P4">
Time: 2023-04-07T84:00:00-04:00</text:p>
      <text:p text:style-name="P4">
Description: Командування Сил логістики ЗСУ відгукнулося на прохання працівників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_sholomy.jpeg" text:style-name="Internet_20_link" text:visited-style-name="Visited_20_Internet_20_Link">
golovna_sholomy.jpeg</text:a>
', '<text:a xlink:type="simple" xlink:href="https://armyinform.com.ua/wp-content/uploads/2023/04/foto1_sholomy-150x150.jpeg" text:style-name="Internet_20_link" text:visited-style-name="Visited_20_Internet_20_Link">
foto1_sholomy-150x150.jpeg</text:a>
', '<text:a xlink:type="simple" xlink:href="https://armyinform.com.ua/wp-content/uploads/2023/04/foto2_sholomy-150x150.jpeg" text:style-name="Internet_20_link" text:visited-style-name="Visited_20_Internet_20_Link">
foto2_sholomy-150x150.jpeg</text:a>
', '<text:a xlink:type="simple" xlink:href="https://armyinform.com.ua/wp-content/uploads/2023/04/foto3_sholomy-150x150.jpeg" text:style-name="Internet_20_link" text:visited-style-name="Visited_20_Internet_20_Link">
foto3_sholomy-150x150.jpeg</text:a>
', '<text:a xlink:type="simple" xlink:href="https://armyinform.com.ua/wp-content/uploads/2023/04/foto4_sholomy-150x150.jpeg" text:style-name="Internet_20_link" text:visited-style-name="Visited_20_Internet_20_Link">
foto4_sholomy-150x150.jpeg</text:a>
', '<text:a xlink:type="simple" xlink:href="https://armyinform.com.ua/wp-content/uploads/2023/04/foto5_sholomy-150x150.jpeg" text:style-name="Internet_20_link" text:visited-style-name="Visited_20_Internet_20_Link">
foto5_sholomy-150x150.jpeg</text:a>
', '<text:a xlink:type="simple" xlink:href="https://armyinform.com.ua/wp-content/uploads/2023/04/foto6_sholomy-150x150.jpeg" text:style-name="Internet_20_link" text:visited-style-name="Visited_20_Internet_20_Link">
foto6_sholomy-150x150.jpeg</text:a>
', '<text:a xlink:type="simple" xlink:href="https://armyinform.com.ua/wp-content/uploads/2023/04/foto7_sholomy.jpeg" text:style-name="Internet_20_link" text:visited-style-name="Visited_20_Internet_20_Link">
foto7_sholomy.jpeg</text:a>
']</text:p>
      <text:p text:style-name="P4">
Tags: ['STOPRUSSIA', 'АГРЕСІЯ РФ', 'ВТОРГНЕННЯ РФ', 'КОМАНДУВАННЯ СИЛ ЛОГІСТИКИ ЗС УКРАЇНИ', 'УКРАЇНСЬКИЙ НАРОД НЕПЕРЕМОЖНИЙ']</text:p>
      <text:p text:style-name="P4">
Category: News</text:p>
      <!--METADATA-->
      <text:p text:style-name="P4">
<draw:frame draw:style-name="fr1" draw:name="Image347" text:anchor-type="as-char" svg:width="6.9236in" svg:height="4.617987in" draw:z-index="0">
<draw:image xlink:href="../Images/AРМІЯINFORM/2023-04-07T84-00-00-04-00/golovna_sholomy.jpeg" xlink:type="simple" xlink:show="embed" xlink:actuate="onLoad" draw:mime-type="image/jpeg"/>
</draw:frame>
</text:p>
      <text:p text:style-name="P4">
Командування Сил логістики ЗСУ відгукнулося на прохання працівниківНаціональної бібліотеки України для дітей і передало до читацької аудиторіївикористані гільзи та старі шоломи, які не відповідають стандартам НАТО. Щобюні відвідувачі перетворили їх на витвори мистецтва.</text:p>
      <text:p text:style-name="P4">
— Діти бачать цей світ по-іншому, і в їхніх долоньках закладена справжнясуперсила, адже вони перетворюють такі страшні військові атрибути на яскравівитвори мистецтва. Відтепер ці шоломи та гільзи не символ війни, а навпаки —миру й перемоги, які зовсім скоро прийдуть на нашу рідну землю. Адже краса маєперемагати зло! — наголосила генеральна директорка бібліотеки Алла Гордієнко.</text:p>
      <text:p text:style-name="P4">
<text:a xlink:type="simple" xlink:href="https://armyinform.com.ua/wp-content/uploads/2023/04/foto1_sholomy.jpeg" text:style-name="Internet_20_link" text:visited-style-name="Visited_20_Internet_20_Link">
<draw:frame draw:style-name="fr1" draw:name="Image348" text:anchor-type="as-char" svg:width="6.9236in" svg:height="6.9236in" draw:z-index="0">
<draw:image xlink:href="../Images/AРМІЯINFORM/2023-04-07T84-00-00-04-00/foto1_sholomy-150x150.jpeg" xlink:type="simple" xlink:show="embed" xlink:actuate="onLoad" draw:mime-type="image/jpeg"/>
</draw:frame>
</text:a>
</text:p>
      <text:p text:style-name="P4">
<text:a xlink:type="simple" xlink:href="https://armyinform.com.ua/wp-content/uploads/2023/04/foto2_sholomy.jpeg" text:style-name="Internet_20_link" text:visited-style-name="Visited_20_Internet_20_Link">
<draw:frame draw:style-name="fr1" draw:name="Image349" text:anchor-type="as-char" svg:width="6.9236in" svg:height="6.9236in" draw:z-index="0">
<draw:image xlink:href="../Images/AРМІЯINFORM/2023-04-07T84-00-00-04-00/foto2_sholomy-150x150.jpeg" xlink:type="simple" xlink:show="embed" xlink:actuate="onLoad" draw:mime-type="image/jpeg"/>
</draw:frame>
</text:a>
</text:p>
      <text:p text:style-name="P4">
Тепер, завдяки вправності творчого колективу, на військових знаряддяхз’явилися українська символіка, квіти різних кольорів, чудернацькі звірі тавізерунки в етностилі.</text:p>
      <text:p text:style-name="P4">
Для участі в мистецькому перформансі були запрошені юні відвідувачібібліотеки, деякі з яких навчаються на художньому відділенні Київської дитячоїшколи мистецтв імені Стефана Турчака.</text:p>
      <text:p text:style-name="P4">
— Мене надихає те, що я даю нове життя шолому, і для мене честь розмалюватиїх, адже раніше їх носили українські військові. На початку мені було складносприймати війну, але зараз я стала спокійніше до всього ставитись і меншебоятись, адже мене є кому захистити. Саме тому я зобразила жар-птицю, якаобороняється своїми шипами, просто, як наші воїни, — поділилась юна учасницятворчого процесу Варвара.</text:p>
      <text:p text:style-name="P4">
<text:a xlink:type="simple" xlink:href="https://armyinform.com.ua/wp-content/uploads/2023/04/foto3_sholomy.jpeg" text:style-name="Internet_20_link" text:visited-style-name="Visited_20_Internet_20_Link">
<draw:frame draw:style-name="fr1" draw:name="Image350" text:anchor-type="as-char" svg:width="6.9236in" svg:height="6.9236in" draw:z-index="0">
<draw:image xlink:href="../Images/AРМІЯINFORM/2023-04-07T84-00-00-04-00/foto3_sholomy-150x150.jpeg" xlink:type="simple" xlink:show="embed" xlink:actuate="onLoad" draw:mime-type="image/jpeg"/>
</draw:frame>
</text:a>
</text:p>
      <text:p text:style-name="P4">
<text:a xlink:type="simple" xlink:href="https://armyinform.com.ua/wp-content/uploads/2023/04/foto4_sholomy.jpeg" text:style-name="Internet_20_link" text:visited-style-name="Visited_20_Internet_20_Link">
<draw:frame draw:style-name="fr1" draw:name="Image351" text:anchor-type="as-char" svg:width="6.9236in" svg:height="6.9236in" draw:z-index="0">
<draw:image xlink:href="../Images/AРМІЯINFORM/2023-04-07T84-00-00-04-00/foto4_sholomy-150x150.jpeg" xlink:type="simple" xlink:show="embed" xlink:actuate="onLoad" draw:mime-type="image/jpeg"/>
</draw:frame>
</text:a>
</text:p>
      <text:p text:style-name="P4">
Найменші з учасників, яким всього чотири роки, з неабияким творчим запаломпідійшли до розпису гільз і створили робота Віктора (від лат. victoria —«перемога»), в якому зашифрували таємний код: за допомогою нього буде подоланезло. А спину робота прикрашає ілюстрація мирного неба й сонця, адже дітивпевнені, що скоро на нашій землі настане омріяний мир і перемога.</text:p>
      <text:p text:style-name="P4">
<text:a xlink:type="simple" xlink:href="https://armyinform.com.ua/wp-content/uploads/2023/04/foto5_sholomy.jpeg" text:style-name="Internet_20_link" text:visited-style-name="Visited_20_Internet_20_Link">
<draw:frame draw:style-name="fr1" draw:name="Image352" text:anchor-type="as-char" svg:width="6.9236in" svg:height="6.9236in" draw:z-index="0">
<draw:image xlink:href="../Images/AРМІЯINFORM/2023-04-07T84-00-00-04-00/foto5_sholomy-150x150.jpeg" xlink:type="simple" xlink:show="embed" xlink:actuate="onLoad" draw:mime-type="image/jpeg"/>
</draw:frame>
</text:a>
</text:p>
      <text:p text:style-name="P4">
<text:a xlink:type="simple" xlink:href="https://armyinform.com.ua/wp-content/uploads/2023/04/foto6_sholomy.jpeg" text:style-name="Internet_20_link" text:visited-style-name="Visited_20_Internet_20_Link">
<draw:frame draw:style-name="fr1" draw:name="Image353" text:anchor-type="as-char" svg:width="6.9236in" svg:height="6.9236in" draw:z-index="0">
<draw:image xlink:href="../Images/AРМІЯINFORM/2023-04-07T84-00-00-04-00/foto6_sholomy-150x150.jpeg" xlink:type="simple" xlink:show="embed" xlink:actuate="onLoad" draw:mime-type="image/jpeg"/>
</draw:frame>
</text:a>
</text:p>
      <text:p text:style-name="P4">
Працівники бібліотеки, які також долучилися до малювання, обрали собі зазразок роботи Марії Приймаченко. Тож деякі шоломи прикрашені впізнаванимичудернацькими звірами уславленої української художниці.</text:p>
      <text:p text:style-name="P4">
— Я прийшла сюди передусім, щоб допомогти дітям, але мистецтво допомагає менівідвернути увагу й направити надлишок емоцій у творчість. Я сама з Херсона,тому вкладаю в цю акцію особливий сенс, адже вірю, що навіть на руїнах можнастворити мистецтво, якщо докласти зусиль. І сподіваюсь, що в майбутньому мизможемо повернути моєму рідному Херсону його велич та красу, — поділиласьбібліотекарка Анастасія.</text:p>
      <text:p text:style-name="P4">
Особливе місце в артпросторі бібліотеки займає інсталяція в пам’ять прозагиблих дітей, які стали жертвами наслідків збройної агресії росії. На ньомудитячі душі представлені у вигляді паперових янголів, які спостерігають знебес.</text:p>
      <text:p text:style-name="P4">
— Ми винні перед ними, що не змогли вберегти від страшної долі та подаруватищасливе дитинство. Ці дітки більше не зможуть прочитати книжку, пограти вулюблену гру та обійняти батьків. Саме тому ми весь час доносимо нашим юнимвідвідувачам, що вони мають цінувати кожний момент життя… — зауважилазаступник генерального директора бібліотеки України для дітей Людмила Бацай.</text:p>
      <text:p text:style-name="P4">
<draw:frame draw:style-name="fr1" draw:name="Image354" text:anchor-type="as-char" svg:width="6.9236in" svg:height="4.617987in" draw:z-index="0">
<draw:image xlink:href="../Images/AРМІЯINFORM/2023-04-07T84-00-00-04-00/foto7_sholomy.jpeg" xlink:type="simple" xlink:show="embed" xlink:actuate="onLoad" draw:mime-type="image/jpeg"/>
</draw:frame>
</text:p>
      <text:p text:style-name="P4">
Частина розписаних шоломів і гільз будуть передані захисникам на передову та впідрозділи військових частин для оформлення кімнат традицій. Іншу ж частинуорганізатори планують реалізувати на благодійному аукціоні, щоб допомогтипридбати нове обладнання та амуніцію для підрозділів Збройних Сил України.</text:p>
      <text:p text:style-name="P4">
<text:span text:style-name="T5">
Фото Командування Сил логістики ЗСУ</text:span>
</text:p>
      <text:p text:style-name="P4">
Source: <text:a xlink:type="simple" xlink:href="https://armyinform.com.ua/2023/04/07/foto-u-stolyczi-dity-peretvoryly-stari-gilzy-ta-sholomy-na-artobyekty/" text:style-name="Internet_20_link" text:visited-style-name="Visited_20_Internet_20_Link">
https://armyinform.com.ua/2023/04/07/foto-u-stolyczi-dity-peretvoryly-stari-gilzy-ta-sholomy-na-artobyekty/</text:a>
</text:p>
      <!--NEWS-->
      <text:h text:style-name="P10" text:outline-level="1">
<text:span text:style-name="T4">
Окупанти погрожують виселенням з домівок українцям, які не отримали паспорти рф</text:span>
</text:h>
      <text:p text:style-name="P4">
Author: ['АРМІЯINFORM']</text:p>
      <text:p text:style-name="P4">
Time: 2023-04-07T85:00:00-04:00</text:p>
      <text:p text:style-name="P4">
Description: російські окупанти активно продовжують примусову паспортизацію населення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ОПЕРАТИВНА ІНФОРМАЦІЯ']</text:p>
      <text:p text:style-name="P4">
Category: News</text:p>
      <!--METADATA-->
      <text:p text:style-name="P4">
<draw:frame draw:style-name="fr1" draw:name="Image355" text:anchor-type="as-char" svg:width="6.9236in" svg:height="4.33302in" draw:z-index="0">
<draw:image xlink:href="../Images/AРМІЯINFORM/2023-04-07T85-00-00-04-00/okupanty-strilby.jpg" xlink:type="simple" xlink:show="embed" xlink:actuate="onLoad" draw:mime-type="image/jpeg"/>
</draw:frame>
Ілюстративне фото <text:span text:style-name="T4">
🔥 Ситуація щодо російського вторгнення</text:span>
</text:p>
      <text:p text:style-name="P4">
російські окупанти активно продовжують примусову паспортизацію населеннятимчасово зайнятої території Запорізької та Херсонської областей, здійснюючина людей психологічний та фізичний тиск. Зокрема, на блокпостах ворог обмежуєпересування громадян України, які не отримали паспорти російської федерації.Окупанти цілеспрямовано та навмисно обшукують транспортні засоби, фіксують усіособисті дані громадян, які не мають російських документів, погрожуютьзабороною в’їзду в місто.</text:p>
      <text:p text:style-name="P4">
Про це у Facebook<text:a xlink:type="simple" xlink:href="https://www.facebook.com/GeneralStaff.ua/posts/pfbid08CCjtXPDCf7daRkqPPQRpTNQXZtXzHmZL56g8tmc33arsgvuiJqhjjZyrwmbNmjVl" text:style-name="Internet_20_link" text:visited-style-name="Visited_20_Internet_20_Link">
повідомляє</text:a>
Генеральний штаб ЗСУ.</text:p>
      <text:p text:style-name="P4">
Також ворог примушує листонош роздавати місцевому населенню бланки, в якихпотрібно вказати відомості про наявність російського паспорта. Громадяни, якіне мають ворожого паспорта піддаються постійним обшукам, залякуванням тапримусу до отримання цього документа. Окупанти активно погрожують примусовимвиселенням з власних помешкань та конфіскацією приватної власності у разівідмови отримувати російський паспорт.</text:p>
      <text:p text:style-name="P4">
Водночас, з тієї ж причини, батькам школярів-випускників ворог погрожуєвідмовою в отримані дітьми свідоцтва про базову середню освіту. Такожзагарбники примушують змінювати з українського на російські зразки свідоцтвопро шлюб та свідоцтво про реєстрацію технічних засобів.</text:p>
      <text:p text:style-name="P4">
Source: <text:a xlink:type="simple" xlink:href="https://armyinform.com.ua/2023/04/07/okupanty-pogrozhuyut-vyselennyam-z-domivok-ukrayinczyam-yaki-ne-otrymaly-pasporty-rf/" text:style-name="Internet_20_link" text:visited-style-name="Visited_20_Internet_20_Link">
https://armyinform.com.ua/2023/04/07/okupanty-pogrozhuyut-vyselennyam-z-domivok-ukrayinczyam-yaki-ne-otrymaly-pasporty-rf/</text:a>
</text:p>
      <!--NEWS-->
      <text:h text:style-name="P10" text:outline-level="1">
<text:span text:style-name="T4">
Польські самохідні міномети Rak значно технологічніші за російські аналоги</text:span>
</text:h>
      <text:p text:style-name="P4">
Author: ['Сергій Місюра']</text:p>
      <text:p text:style-name="P4">
Time: 2023-04-07T86:00:00-04:00</text:p>
      <text:p text:style-name="P4">
Description: Під час офіційного візиту Володимира Зеленського до Польщі було підписано Лист про намі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4-1.jpg" text:style-name="Internet_20_link" text:visited-style-name="Visited_20_Internet_20_Link">
golovna-4-1.jpg</text:a>
', '<text:a xlink:type="simple" xlink:href="https://armyinform.com.ua/wp-content/uploads/2023/04/foto-2-2.jpg" text:style-name="Internet_20_link" text:visited-style-name="Visited_20_Internet_20_Link">
foto-2-2.jpg</text:a>
', '<text:a xlink:type="simple" xlink:href="https://armyinform.com.ua/wp-content/uploads/2023/04/foto-3-2.png" text:style-name="Internet_20_link" text:visited-style-name="Visited_20_Internet_20_Link">
foto-3-2.png</text:a>
', '<text:a xlink:type="simple" xlink:href="https://armyinform.com.ua/wp-content/uploads/2023/04/rak-infografika-scaled.jpg" text:style-name="Internet_20_link" text:visited-style-name="Visited_20_Internet_20_Link">
rak-infografika-scaled.jpg</text:a>
']</text:p>
      <text:p text:style-name="P4">
Tags: ['STOPRUSSIA', 'АГРЕСІЯ РФ', 'ВТОРГНЕННЯ РФ', 'ОВТ']</text:p>
      <text:p text:style-name="P4">
Category: News</text:p>
      <!--METADATA-->
      <text:p text:style-name="P4">
<draw:frame draw:style-name="fr1" draw:name="Image356" text:anchor-type="as-char" svg:width="6.9236in" svg:height="3.554115in" draw:z-index="0">
<draw:image xlink:href="../Images/AРМІЯINFORM/2023-04-07T86-00-00-04-00/golovna-4-1.jpg" xlink:type="simple" xlink:show="embed" xlink:actuate="onLoad" draw:mime-type="image/jpeg"/>
</draw:frame>
</text:p>
      <text:p text:style-name="P4">
Під час офіційного візиту Володимира Зеленського до Польщі було<text:a xlink:type="simple" xlink:href="https://www.president.gov.ua/news/prezident-ukrayini-ta-premyer-ministr-polshi-u-varshavi-pidp-82113" text:style-name="Internet_20_link" text:visited-style-name="Visited_20_Internet_20_Link">
підписано</text:a>
 Лист про наміри співпраці з питаньпостачання оборонної техніки. Зокрема йшлося про придбання <text:a xlink:type="simple" xlink:href="https://armyinform.com.ua/2023/04/06/polskyj-bronetransporter-rosomak-otrymuye-nove-zhyttya-z-bashtoyu-zssw-30/" text:style-name="Internet_20_link" text:visited-style-name="Visited_20_Internet_20_Link">
БТР<text:span text:style-name="T4">
Rosomak</text:span>
</text:a>
, самохідних мінометів<text:span text:style-name="T4">
Rak</text:span>
 та ракет до переносних зенітно-ракетних комплексів <text:span text:style-name="T4">
Piorun</text:span>
.Кількість озброєння уточнив <text:a xlink:type="simple" xlink:href="https://twitter.com/michaldworczyk/status/1643656380757204992" text:style-name="Internet_20_link" text:visited-style-name="Visited_20_Internet_20_Link">
у своємуTwitter</text:a>
керівник канцелярії прем’єр-міністра Міхал Дворчик: <text:span text:style-name="T5">
«Україна закуповує вПольщі 150 БТР Rosomak, 3 модулі самохідних мінометів Rak, 100</text:span>
<text:a xlink:type="simple" xlink:href="https://armyinform.com.ua/2022/02/02/use-shho-vam-potribno-znaty-pro-pzrk-perun-onovlenogo-boga-gromu-dlya-zsu-vid-polshhi/" text:style-name="Internet_20_link" text:visited-style-name="Visited_20_Internet_20_Link">
 <text:span text:style-name="T5">
ПЗРКPiorun</text:span>
</text:a>
 <text:span text:style-name="T5">
».</text:span>
</text:p>
      <text:p text:style-name="P4">
Однак у медіапросторі інформацію щодо кількості мінометів Rak зрозуміли по-різному: «Україна закупить 3 міномети Rak», «ЗСУ отримають 24 машини». Деякіповідомляли про кількість у «понад 50 машин»… Кореспондент АрміяІnformрозібрався в цьому питанні: 3, 24, 54 — усі цифри правильні, але потребуютьроз’яснення.</text:p>
      <text:h text:style-name="P12" text:outline-level="3">
<text:span text:style-name="T4">
<text:span text:style-name="T4">
Три ротні модулі Rak — це 24 самохідні міномети</text:span>
</text:span>
</text:h>
      <text:p text:style-name="P4">
Оригінальність комплектації самохідних мінометів <text:span text:style-name="T4">
Rak</text:span>
 у тому, що допоміжнихмашин більше, ніж самохідних мінометів. Так, дійсно, Україна отримає три ротнімодулі. Але для восьми самохідних мінометів одного модуля додаються чотирикомандирські машини, три транспортні для перевезення мін та іншогоустаткування, а також дві розвідувальні та одна ремонтна! Тобто на вісімбойових машин у ротному модулі додається ще 10 допоміжних. Тож типовий модуль<text:span text:style-name="T4">
Rak</text:span>
 складається з 18 машин.</text:p>
      <text:p text:style-name="P4">
Проте якщо рахувати тільки самохідні міномети, то для трьох модулів їх дійсно24, і загалом Україна отримає саме 54 машини, які входять до трьох ротнихмодулів.</text:p>
      <text:p text:style-name="P4">
<draw:frame draw:style-name="fr1" draw:name="Image357" text:anchor-type="as-char" svg:width="6.9236in" svg:height="3.894525in" draw:z-index="0">
<draw:image xlink:href="../Images/AРМІЯINFORM/2023-04-07T86-00-00-04-00/foto-2-2.jpg" xlink:type="simple" xlink:show="embed" xlink:actuate="onLoad" draw:mime-type="image/jpeg"/>
</draw:frame>
</text:p>
      <text:p text:style-name="P4">
Польська машинобудівна компанія <text:a xlink:type="simple" xlink:href="https://www.hsw.pl/produkty/mozdzierze-samobiezne-m120g-m120k/" text:style-name="Internet_20_link" text:visited-style-name="Visited_20_Internet_20_Link">
Huta StalowaWola</text:a>
 почаларозроблення концепції самохідного міномета 2004 року. Уже у 2016-му наозброєнні польської армії повноцінний бойовий ротний модуль був на 54 штатнихмашинах.</text:p>
      <text:p text:style-name="P4">
<draw:frame draw:style-name="fr1" draw:name="Image358" text:anchor-type="as-char" svg:width="6.9236in" svg:height="3.554115in" draw:z-index="0">
<draw:image xlink:href="../Images/AРМІЯINFORM/2023-04-07T86-00-00-04-00/foto-3-2.png" xlink:type="simple" xlink:show="embed" xlink:actuate="onLoad" draw:mime-type="image/png"/>
</draw:frame>
</text:p>
      <text:p text:style-name="P4">
Кореспондент АрміяInform поцікавився у дослідника бронетанкової техніки,доктора історичних наук, професора Національної академії сухопутних військімені гетьмана Петра Сагайдачного Андрія Харука, чим кращий польський Rak заросійський самохідний міномет «Нона»?</text:p>
      <text:p text:style-name="P4">
— Їх узагалі не можна порівнювати. Це якісно краща зброя, зовсім іншоїгенерації, з сучасною системою управління вогнем, — зауважив експерт.</text:p>
      <text:h text:style-name="P12" text:outline-level="3">
<text:span text:style-name="T4">
<text:span text:style-name="T4">
Здатний запускати міни аж до 12 км</text:span>
</text:span>
</text:h>
      <text:p text:style-name="P4">
До сучасної та якісної системи управління вогнем Topaz, що дає змогу такожвзаємодіяти з іншими підрозділами, додаються і високі технічні характеристикиміномета. Для його шасі використана база <text:a xlink:type="simple" xlink:href="https://armyinform.com.ua/2023/04/06/polskyj-bronetransporter-rosomak-otrymuye-nove-zhyttya-z-bashtoyu-zssw-30/" text:style-name="Internet_20_link" text:visited-style-name="Visited_20_Internet_20_Link">
БТРRosomak</text:a>
. 150 машин БТР Rosomak та54 машини з модулів Rak — універсальні в подальшій експлуатації та ремонті,адже мають однакове шасі.</text:p>
      <text:p text:style-name="P4">
<draw:frame draw:style-name="fr1" draw:name="Image359" text:anchor-type="as-char" svg:width="6.9236in" svg:height="5.094616in" draw:z-index="0">
<draw:image xlink:href="../Images/AРМІЯINFORM/2023-04-07T86-00-00-04-00/rak-infografika-scaled.jpg" xlink:type="simple" xlink:show="embed" xlink:actuate="onLoad" draw:mime-type="image/jpeg"/>
</draw:frame>
</text:p>
      <text:p text:style-name="P4">
120-мм міномет M120K Rak здатний запускати міни аж до 12 км (стандартна 120-ммміна має максимальну дальність польоту до 8 км. — Авт.). Усе через те, що,окрім стандартних мін для <text:span text:style-name="T4">
Rak</text:span>
 , на підприємстві Dezamet SA розробили щеміну збільшеної дальності. Крім того, є високоточна міна APR 120 від компаніїMesko, яка має напівлазерне наведення.</text:p>
      <text:p text:style-name="P4">
У комплекті однієї бойової машини — 46 мін, які можуть бути запущені ще й урежимі MRSI (multiple rounds simultaneous impact — Одночасний удар кількомапострілами. — Авт.), схожому на серію снарядів у <text:a xlink:type="simple" xlink:href="https://armyinform.com.ua/2022/06/10/pzh-2000-pro-osoblyvosti-nimeczkoyi-samohidnoyi-gaubyczi/" text:style-name="Internet_20_link" text:visited-style-name="Visited_20_Internet_20_Link">
САУ PzH2000</text:a>
. Це дає можливість запустити до 5 мін зрізною траєкторією з одночасним влучанням по цілі. Автоматизована системаподачі мін забезпечує високу скорострільність — від 6 до 8 пострілів захвилину.</text:p>
      <text:p text:style-name="P4">
Source: <text:a xlink:type="simple" xlink:href="https://armyinform.com.ua/2023/04/07/polski-samohidni-minomety-rak-yaki-nezabarom-otrymayut-zsu-znachno-tehnologichnishi-za-rosijski-analogy/" text:style-name="Internet_20_link" text:visited-style-name="Visited_20_Internet_20_Link">
https://armyinform.com.ua/2023/04/07/polski-samohidni-minomety-rak-yaki-nezabarom-otrymayut-zsu-znachno-tehnologichnishi-za-rosijski-analogy/</text:a>
</text:p>
      <!--NEWS-->
      <text:h text:style-name="P10" text:outline-level="1">
<text:span text:style-name="T4">
В Україні триває проєкт Eng4PublicService з безоплатного вивчення англійської мови для держслужбовців</text:span>
</text:h>
      <text:p text:style-name="P4">
Author: ['Євген Проворний']</text:p>
      <text:p text:style-name="P4">
Time: 2023-04-07T87:00:00-04:00</text:p>
      <text:p text:style-name="P4">
Description: У лютому розпочався всеукраїнський проєкт Eng4PublicService з безоплатного вив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1.jpg" text:style-name="Internet_20_link" text:visited-style-name="Visited_20_Internet_20_Link">
golovna-5-1.jpg</text:a>
', '<text:a xlink:type="simple" xlink:href="https://armyinform.com.ua/wp-content/uploads/2023/04/divak.jpg" text:style-name="Internet_20_link" text:visited-style-name="Visited_20_Internet_20_Link">
divak.jpg</text:a>
', '<text:a xlink:type="simple" xlink:href="https://armyinform.com.ua/wp-content/uploads/2023/04/yanyshpilska.jpg" text:style-name="Internet_20_link" text:visited-style-name="Visited_20_Internet_20_Link">
yanyshpilska.jpg</text:a>
']</text:p>
      <text:p text:style-name="P4">
Tags: ['STOPRUSSIA', 'АГРЕСІЯ РФ', 'ВТОРГНЕННЯ РФ']</text:p>
      <text:p text:style-name="P4">
Category: News</text:p>
      <!--METADATA-->
      <text:p text:style-name="P4">
<draw:frame draw:style-name="fr1" draw:name="Image360" text:anchor-type="as-char" svg:width="6.9236in" svg:height="3.882986in" draw:z-index="0">
<draw:image xlink:href="../Images/AРМІЯINFORM/2023-04-07T87-00-00-04-00/golovna-5-1.jpg" xlink:type="simple" xlink:show="embed" xlink:actuate="onLoad" draw:mime-type="image/jpeg"/>
</draw:frame>
</text:p>
      <text:p text:style-name="P4">
<text:span text:style-name="T5">
У лютому розпочався всеукраїнський проєкт Eng4PublicService з безоплатноговивчення англійської мови для державних службовців на освітній онлайнплатформі.</text:span>
</text:p>
      <text:p text:style-name="P4">
<text:span text:style-name="T5">
Проєкт організовано Національним агентством України з питань державної служби(НАДС) разом з освітньою організацією EF Language Learning Solutions.</text:span>
</text:p>
      <text:p text:style-name="P4">
<text:span text:style-name="T5">
АрміяInform вирішила дізнатись трішки більше про цей проєкт та як до ньогодолучились у Міністерстві оборони України (МОУ).</text:span>
</text:p>
      <text:p text:style-name="P4">
Вивчення англійської мови на платформі EF передбачає доступ до відповідногоресурсу з різних девайсів та самостійний вибір темпу навчання.</text:p>
      <text:p text:style-name="P4">
Навчальні модулі адаптовані під українські реалії й передбачають вивченняграматики, аудіювання, читання та тренування розмовних навичок.</text:p>
      <text:p text:style-name="P4">
Начальник відділу оцінювання та розвитку персоналу управління з питань роботиз держслужбовцями та керівниками державних підприємств Департаменту кадровоїполітики МОУ Вікторія Дівак розповіла, що нині на Порталі управління знаннямизареєстровано переважну більшість держслужбовців апарату Міністерства оборонита органів військового управління, підпорядкованих Міноборони, держслужбовцівГенерального штабу.</text:p>
      <text:p text:style-name="P4">
— Якщо брати у відсотковому значенні, то доступ до вивчення англійської мовими надали майже половині з тих, хто зареєструвався для навчання.</text:p>
      <text:p text:style-name="P4">
<draw:frame draw:style-name="fr1" draw:name="Image361" text:anchor-type="as-char" svg:width="6.9236in" svg:height="5.118699in" draw:z-index="0">
<draw:image xlink:href="../Images/AРМІЯINFORM/2023-04-07T87-00-00-04-00/divak.jpg" xlink:type="simple" xlink:show="embed" xlink:actuate="onLoad" draw:mime-type="image/jpeg"/>
</draw:frame>
ВікторіяДівак</text:p>
      <text:p text:style-name="P4">
За словами Вікторії Дівак, перед початком навчального процесу людині потрібнопройти півгодинний тест.</text:p>
      <text:p text:style-name="P4">
— Він розроблений організацією EF Language Learning Solutions і має визначатирівень знань держслужбовця: від Elementary до Advanced. Якщо в людини рівеньElementary, то вона після його проходження може перейти на вищий модуль.Звісно, якщо має бажання. Тобто якщо в людини є час і можливості, то вонамогла би пройти, приміром, від рівня А1 до С1. За відгуками, що чую від людей,які вже долучилися до проходження навчання, курс цікавий і корисний дляособистого розвитку, — зауважила представниця Департаменту кадрової політикиМОУ.</text:p>
      <text:p text:style-name="P4">
Відповідно до листа НАДС, у Департаменті кадрової політики Міноборонивизначено фахівця, який наразі виконує функцію адміністратора і надає доступдо навчальної платформи державним службовцям, які хочуть вивчати англійську.</text:p>
      <text:p text:style-name="P4">
— Далі ми, як служба управління персоналу, писали лист на керівниківсамостійних структурних підрозділів Міноборони й органів військовогоуправління, які підпорядковані МОУ, щоб ті подали нам списки державнихслужбовців, які мають бажання навчатися. Відповідно до цього списку ми йнадавали доступ до навчальної платформи, — додала Вікторія Дівак.</text:p>
      <text:p text:style-name="P4">
Ірина Янишпільська, яка нині проходить навчання на платформі EF LanguageLearning Solutions, розповіла, що держслужбовці мають можливість покращитисвої знання з англійської мови навіть з початкового рівня.</text:p>
      <text:p text:style-name="P4">
<draw:frame draw:style-name="fr1" draw:name="Image362" text:anchor-type="as-char" svg:width="6.9236in" svg:height="6.256614in" draw:z-index="0">
<draw:image xlink:href="../Images/AРМІЯINFORM/2023-04-07T87-00-00-04-00/yanyshpilska.jpg" xlink:type="simple" xlink:show="embed" xlink:actuate="onLoad" draw:mime-type="image/jpeg"/>
</draw:frame>
Ірина Янишпільська</text:p>
      <text:p text:style-name="P4">
— Курс дуже зручний. Будь-коли у вільний час ви заходите за відповіднимпосиланням у свій особистий кабінет на Порталі управління знаннями, проходитевизначені модулі, навчаєтеся. Відповідно, навчатися можуть державні службовців будь-якому куточку України. Я, наприклад, навчаюсь на середньому рівні свогознання англійської у вільний від роботи час. Сам курс складено цікаво,інформативно й різносторонньо.</text:p>
      <text:p text:style-name="P4">
Як <text:a xlink:type="simple" xlink:href="https://nads.gov.ua/news/nads-dlia-publichnykh-sluzhbovtsiv-startuvav-vseukrainskyi-proiekt-eng4publicservice-z-vyvchennia-anhliiskoi-movy-na-osvitnii-onlain-platformi" text:style-name="Internet_20_link" text:visited-style-name="Visited_20_Internet_20_Link">
зазначила</text:a>
 голова НАДС Наталія Алюшина, «інтеграціяУкраїни до ЄС потребує, аби наші громадяни говорили з європейськими партнерамиспільною мовою. Наша країна наближається до ЄС політично, юридично таекономічно. Тому активні українці, насамперед публічні службовці, які єобличчям держави, мусять «мовити in English».</text:p>
      <text:p text:style-name="P4">
Програма вивчення англійської мови для публічних службовців у рамках проєктуEng4PublicService доступна зареєстрованим користувачам Порталу управліннязнаннями. Алгоритм реєстрації на навчання —<text:a xlink:type="simple" xlink:href="https://nads.gov.ua/storage/app/sites/5/%D0%BF%D1%80%D0%BE%D1%84%D0%B5%D1%81%D1%96%D0%B9%D0%BD%D0%B5%20%D0%BD%D0%B0%D0%B2%D1%87%D0%B0%D0%BD%D0%BD%D1%8F/ef-instruktsiya-z-reestratsii-v3.pdf" text:style-name="Internet_20_link" text:visited-style-name="Visited_20_Internet_20_Link">
тут.</text:a>
</text:p>
      <text:p text:style-name="P4">
Source: <text:a xlink:type="simple" xlink:href="https://armyinform.com.ua/2023/04/07/v-ukrayini-tryvaye-proyekt-eng4publicservice-z-bezoplatnogo-vyvchennya-anglijskoyi-movy-dlya-derzhsluzhbovcziv/" text:style-name="Internet_20_link" text:visited-style-name="Visited_20_Internet_20_Link">
https://armyinform.com.ua/2023/04/07/v-ukrayini-tryvaye-proyekt-eng4publicservice-z-bezoplatnogo-vyvchennya-anglijskoyi-movy-dlya-derzhsluzhbovcziv/</text:a>
</text:p>
      <!--NEWS-->
      <text:h text:style-name="P10" text:outline-level="1">
<text:span text:style-name="T4">
Олексій Резніков обговорив ситуацію на фронті з міністром оборони Кіпру</text:span>
</text:h>
      <text:p text:style-name="P4">
Author: ['АРМІЯINFORM']</text:p>
      <text:p text:style-name="P4">
Time: 2023-04-07T88:00:00-04:00</text:p>
      <text:p text:style-name="P4">
Description: Міністр оборони України Олексій Резніков в ході візиту до Республіки Кіпр в п`ятни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02-1.jpg" text:style-name="Internet_20_link" text:visited-style-name="Visited_20_Internet_20_Link">
002-1.jpg</text:a>
', '<text:a xlink:type="simple" xlink:href="https://armyinform.com.ua/wp-content/uploads/2023/04/reznikov.jpeg" text:style-name="Internet_20_link" text:visited-style-name="Visited_20_Internet_20_Link">
reznikov.jpe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363" text:anchor-type="as-char" svg:width="6.9236in" svg:height="4.615733in" draw:z-index="0">
<draw:image xlink:href="../Images/AРМІЯINFORM/2023-04-07T88-00-00-04-00/002-1.jpg" xlink:type="simple" xlink:show="embed" xlink:actuate="onLoad" draw:mime-type="image/jpeg"/>
</draw:frame>
 ОлексійРезніков. Фото: Дмитро Юрченко / АрміяInform</text:p>
      <text:p text:style-name="P4">
Міністр оборони України Олексій Резніков в ході візиту до Республіки Кіпр вп`ятницю зустрівся зі своїм колегою Міхалісом Георгалласом.</text:p>
      <text:p text:style-name="P4">
Про це Міністр оборони України<text:a xlink:type="simple" xlink:href="https://twitter.com/oleksiireznikov/status/1644352207817433092" text:style-name="Internet_20_link" text:visited-style-name="Visited_20_Internet_20_Link">
написав</text:a>
у Twitter.</text:p>
      <text:p text:style-name="Quotations">

<text:p text:style-name="P4">
Visiting 🇨🇾  &gt;
  Had a great meeting with my colleague&gt;
 <text:a xlink:type="simple" xlink:href="https://twitter.com/GiorgallasM" text:style-name="Internet_20_link" text:visited-style-name="Visited_20_Internet_20_Link">
@GiorgallasM</text:a>
  &gt;
  Provided an update on the situation on the battlefield.  &gt;
  Grateful to 🇨🇾 for its strong support of our territorial integrity,&gt;
 assistance in defense (trainings, incl. a course on de-mining) &amp;&gt;
 humanitarian spheres  &gt;
  🇺🇦🤝🇨🇾 <text:a xlink:type="simple" xlink:href="https://t.co/Vkbp6Iop5K" text:style-name="Internet_20_link" text:visited-style-name="Visited_20_Internet_20_Link">
pic.twitter.com/Vkbp6Iop5K</text:a>
&gt;
&gt;
 — Oleksii Reznikov (@oleksiireznikov) <text:a xlink:type="simple" xlink:href="https://twitter.com/oleksiireznikov/status/1644352207817433092" text:style-name="Internet_20_link" text:visited-style-name="Visited_20_Internet_20_Link">
April 7,&gt;
 2023</text:a>
</text:p>

</text:p>
      <text:p text:style-name="P4">
Олексій Резніков подякував колезі за тверду підтримку територіальноїцілісності України та допомогу в гуманітарній сфері й обороні, зокрема занавчальний курс з розмінування.</text:p>
      <text:p text:style-name="P4">
<draw:frame draw:style-name="fr1" draw:name="Image364" text:anchor-type="as-char" svg:width="6.9236in" svg:height="6.9236in" draw:z-index="0">
<draw:image xlink:href="../Images/AРМІЯINFORM/2023-04-07T88-00-00-04-00/reznikov.jpeg" xlink:type="simple" xlink:show="embed" xlink:actuate="onLoad" draw:mime-type="image/jpeg"/>
</draw:frame>
</text:p>
      <text:p text:style-name="P4">
«Відвідую Республіку Кіпр. Мав чудову зустріч із моїм колегою МіхалісомГеоргалласом. Надав актуальну інформацію про ситуацію на полі бою. ВдячнийКіпру за рішучу підтримку нашої територіальної цілісності, допомогу воборонній (тренінги, в т.ч. курс з розмінування) та гуманітарній сферах», —йдеться у дописі.</text:p>
      <text:p text:style-name="P4">
Source: <text:a xlink:type="simple" xlink:href="https://armyinform.com.ua/2023/04/07/oleksij-reznikov-obgovoryv-sytuacziyu-na-fronti-na-zustrichi-z-ministrom-oborony-kipru/" text:style-name="Internet_20_link" text:visited-style-name="Visited_20_Internet_20_Link">
https://armyinform.com.ua/2023/04/07/oleksij-reznikov-obgovoryv-sytuacziyu-na-fronti-na-zustrichi-z-ministrom-oborony-kipru/</text:a>
</text:p>
      <!--NEWS-->
      <text:h text:style-name="P10" text:outline-level="1">
<text:span text:style-name="T4">
Затверджено Стратегію формування системи переходу від військової служби до цивільного життя</text:span>
</text:h>
      <text:p text:style-name="P4">
Author: ['АРМІЯINFORM']</text:p>
      <text:p text:style-name="P4">
Time: 2023-04-07T89:00:00-04:00</text:p>
      <text:p text:style-name="P4">
Description: Уряд затвердив Стратегію формування системи переходу від військової служби до циві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095_820_360_0_0_auto.jpg" text:style-name="Internet_20_link" text:visited-style-name="Visited_20_Internet_20_Link">
thumb_202095_820_360_0_0_auto.jpg</text:a>
']</text:p>
      <text:p text:style-name="P4">
Tags: ['STOPRUSSIA', 'АГРЕСІЯ РФ']</text:p>
      <text:p text:style-name="P4">
Category: News</text:p>
      <!--METADATA-->
      <text:p text:style-name="P4">
<draw:frame draw:style-name="fr1" draw:name="Image365" text:anchor-type="as-char" svg:width="6.9236in" svg:height="4.610104in" draw:z-index="0">
<draw:image xlink:href="../Images/AРМІЯINFORM/2023-04-07T89-00-00-04-00/thumb_202095_820_360_0_0_auto.jpg" xlink:type="simple" xlink:show="embed" xlink:actuate="onLoad" draw:mime-type="image/jpeg"/>
</draw:frame>
</text:p>
      <text:p text:style-name="P4">
Уряд затвердив Стратегію формування системи переходу від військової служби доцивільного життя на період до 2032 року, а також План дій щодо допомогиветеранам в адаптації на наступні два роки. Про це повідомив Прем’єр-міністрДенис Шмигаль.</text:p>
      <text:p text:style-name="P4">
«Стратегія дозволить створити чіткий алгоритм і систему допомоги українськимветеранам-героям, аби забезпечити для них комфортні умови з першого дня післязвільнення зі служби, допомогти із роботою чи створенням власного бізнесу», —відзначив очільник Уряду.</text:p>
      <text:p text:style-name="P4">
Як зауважив Прем’єр-міністр, визначено чотири ключові стратегічні цілі, процесмоніторингу та організаційного забезпечення. Денис Шмигаль додав, що стратегіюбуде винесено на розгляд РНБО.</text:p>
      <text:p text:style-name="P4">
<text:span text:style-name="T5">
Джерело:<text:a xlink:type="simple" xlink:href="https://www.kmu.gov.ua/news/denys-shmyhal-stratehiia-perekhodu-vid-viiskovoi-sluzhby-do-tsyvilnoho-zhyttia-dozvolyt-zabezpechyty-komfortni-umovy-dlia-veteraniv" text:style-name="Internet_20_link" text:visited-style-name="Visited_20_Internet_20_Link">
Урядовий портал</text:a>
</text:span>
</text:p>
      <text:p text:style-name="P4">
Source: <text:a xlink:type="simple" xlink:href="https://armyinform.com.ua/2023/04/07/zatverdzheno-strategiyu-formuvannya-systemy-perehodu-vid-vijskovoyi-sluzhby-do-czyvilnogo-zhyttya/" text:style-name="Internet_20_link" text:visited-style-name="Visited_20_Internet_20_Link">
https://armyinform.com.ua/2023/04/07/zatverdzheno-strategiyu-formuvannya-systemy-perehodu-vid-vijskovoyi-sluzhby-do-czyvilnogo-zhyttya/</text:a>
</text:p>
      <!--NEWS-->
      <text:h text:style-name="P10" text:outline-level="1">
<text:span text:style-name="T4">
У столиці відбулася зустріч пам’яті добровольця Дениса Артюхова</text:span>
</text:h>
      <text:p text:style-name="P4">
Author: ['Володимир Загребельний']</text:p>
      <text:p text:style-name="P4">
Time: 2023-04-07T90:00:00-04:00</text:p>
      <text:p text:style-name="P4">
Description: У просторі виставки «Україна — розп’яття» Національного музею історії України у Друг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6-1.jpg" text:style-name="Internet_20_link" text:visited-style-name="Visited_20_Internet_20_Link">
golovna-6-1.jpg</text:a>
', '<text:a xlink:type="simple" xlink:href="https://armyinform.com.ua/wp-content/uploads/2023/04/zustrich-pamyati-001-150x150.jpg" text:style-name="Internet_20_link" text:visited-style-name="Visited_20_Internet_20_Link">
zustrich-pamyati-001-150x150.jpg</text:a>
', '<text:a xlink:type="simple" xlink:href="https://armyinform.com.ua/wp-content/uploads/2023/04/zustrich-pamyati-002-150x150.jpg" text:style-name="Internet_20_link" text:visited-style-name="Visited_20_Internet_20_Link">
zustrich-pamyati-002-150x150.jpg</text:a>
', '<text:a xlink:type="simple" xlink:href="https://armyinform.com.ua/wp-content/uploads/2023/04/zustrich-pamyati-004-150x150.jpg" text:style-name="Internet_20_link" text:visited-style-name="Visited_20_Internet_20_Link">
zustrich-pamyati-004-150x150.jpg</text:a>
', '<text:a xlink:type="simple" xlink:href="https://armyinform.com.ua/wp-content/uploads/2023/04/zustrich-pamyati-006-150x150.jpg" text:style-name="Internet_20_link" text:visited-style-name="Visited_20_Internet_20_Link">
zustrich-pamyati-006-150x150.jpg</text:a>
', '<text:a xlink:type="simple" xlink:href="https://armyinform.com.ua/wp-content/uploads/2023/04/zustrich-pamyati-007-150x150.jpg" text:style-name="Internet_20_link" text:visited-style-name="Visited_20_Internet_20_Link">
zustrich-pamyati-007-150x150.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ІЙНА', 'ВТОРГНЕННЯ РФ', 'ЗУСТРІЧ']</text:p>
      <text:p text:style-name="P4">
Category: News</text:p>
      <!--METADATA-->
      <text:p text:style-name="P4">
<draw:frame draw:style-name="fr1" draw:name="Image366" text:anchor-type="as-char" svg:width="6.9236in" svg:height="4.615733in" draw:z-index="0">
<draw:image xlink:href="../Images/AРМІЯINFORM/2023-04-07T90-00-00-04-00/golovna-6-1.jpg" xlink:type="simple" xlink:show="embed" xlink:actuate="onLoad" draw:mime-type="image/jpeg"/>
</draw:frame>
</text:p>
      <text:p text:style-name="P4">
У просторі виставки «Україна — розп’яття» Національного музею історії Україниу Другій світовій війні відбулася зустріч пам’яті Дениса Артюхова, на псевдо«Ден», старшого солдата окремої механізованої бригади імені князя ВолодимираМономаха Збройних Сил України, який загинув 7 квітня 2022 року.</text:p>
      <text:p text:style-name="P4">
Денис народився на Донеччині у місті Горлівка. Закінчив Горлівське вищепрофесійне училище № 37. У мирному житті любив зустрічатися з друзями тарибалити. Починаючи з 2015 року й до останнього подиху, захищав рідну землю улавах Збройних Сил України.</text:p>
      <text:p text:style-name="P4">
Побратими знали його позицію: він став добровольцем, щоб повернутись у ріднемісто. З осудом ставився до земляків, які піддалися російській пропаганді йзрадили країну. Останній його пост у Facebook — цитата Ґолди Меїр: «Не можнадомовлятися про мир з тими, хто прийшов тебе вбивати».</text:p>
      <text:p text:style-name="P4">
<text:a xlink:type="simple" xlink:href="https://armyinform.com.ua/wp-content/uploads/2023/04/zustrich-pamyati-001.jpg" text:style-name="Internet_20_link" text:visited-style-name="Visited_20_Internet_20_Link">
<draw:frame draw:style-name="fr1" draw:name="Image367" text:anchor-type="as-char" svg:width="6.9236in" svg:height="6.9236in" draw:z-index="0">
<draw:image xlink:href="../Images/AРМІЯINFORM/2023-04-07T90-00-00-04-00/zustrich-pamyati-001-150x150.jpg" xlink:type="simple" xlink:show="embed" xlink:actuate="onLoad" draw:mime-type="image/jpeg"/>
</draw:frame>
</text:a>
</text:p>
      <text:p text:style-name="P4">
<text:a xlink:type="simple" xlink:href="https://armyinform.com.ua/wp-content/uploads/2023/04/zustrich-pamyati-002.jpg" text:style-name="Internet_20_link" text:visited-style-name="Visited_20_Internet_20_Link">
<draw:frame draw:style-name="fr1" draw:name="Image368" text:anchor-type="as-char" svg:width="6.9236in" svg:height="6.9236in" draw:z-index="0">
<draw:image xlink:href="../Images/AРМІЯINFORM/2023-04-07T90-00-00-04-00/zustrich-pamyati-002-150x150.jpg" xlink:type="simple" xlink:show="embed" xlink:actuate="onLoad" draw:mime-type="image/jpeg"/>
</draw:frame>
</text:a>
</text:p>
      <text:p text:style-name="P4">
Денис любив відвідувати Музей війни, зокрема виставковий проєкт «УкраїнськийСхід». Це й стало вирішальним чинником для родини передати його особисті речіна довічне зберігання до Музею.</text:p>
      <text:p text:style-name="P4">
читайте також:</text:p>
      <text:p text:style-name="P4">
<text:a xlink:type="simple" xlink:href="https://armyinform.com.ua/2023/03/14/u-kyyevi-vidbulasya-zustrich-pamyati-dobrovolczya-artema-sohanya/" text:style-name="Internet_20_link" text:visited-style-name="Visited_20_Internet_20_Link">
У Києві відбулася зустріч пам’яті добровольця АртемаСоханя</text:a>
</text:p>
      <text:p text:style-name="P4">
«Я дуже вдячна музею, який погодився на пропозицію увічнити пам’ять про могобрата. Цей музей є знаковим для нашої родини. Денис з відкриття експозиції провійну на Сході України часто приходив сюди й довго дивився на експонати.Подовгу зупинявся на локаціях. І завжди виходив засмучений. І від сьогодні увідвідувачів музею є можливість дивитися на його речі, а працівники музеюбудуть розповідати про нього», — зазначила Алла Борових, сестра ДенисаАртюхова.</text:p>
      <text:p text:style-name="P4">
<text:a xlink:type="simple" xlink:href="https://armyinform.com.ua/wp-content/uploads/2023/04/zustrich-pamyati-004.jpg" text:style-name="Internet_20_link" text:visited-style-name="Visited_20_Internet_20_Link">
<draw:frame draw:style-name="fr1" draw:name="Image369" text:anchor-type="as-char" svg:width="6.9236in" svg:height="6.9236in" draw:z-index="0">
<draw:image xlink:href="../Images/AРМІЯINFORM/2023-04-07T90-00-00-04-00/zustrich-pamyati-004-150x150.jpg" xlink:type="simple" xlink:show="embed" xlink:actuate="onLoad" draw:mime-type="image/jpeg"/>
</draw:frame>
</text:a>
</text:p>
      <text:p text:style-name="P4">
<text:a xlink:type="simple" xlink:href="https://armyinform.com.ua/wp-content/uploads/2023/04/zustrich-pamyati-006.jpg" text:style-name="Internet_20_link" text:visited-style-name="Visited_20_Internet_20_Link">
<draw:frame draw:style-name="fr1" draw:name="Image370" text:anchor-type="as-char" svg:width="6.9236in" svg:height="6.9236in" draw:z-index="0">
<draw:image xlink:href="../Images/AРМІЯINFORM/2023-04-07T90-00-00-04-00/zustrich-pamyati-006-150x150.jpg" xlink:type="simple" xlink:show="embed" xlink:actuate="onLoad" draw:mime-type="image/jpeg"/>
</draw:frame>
</text:a>
</text:p>
      <text:p text:style-name="P4">
<text:a xlink:type="simple" xlink:href="https://armyinform.com.ua/wp-content/uploads/2023/04/zustrich-pamyati-007.jpg" text:style-name="Internet_20_link" text:visited-style-name="Visited_20_Internet_20_Link">
<draw:frame draw:style-name="fr1" draw:name="Image371" text:anchor-type="as-char" svg:width="6.9236in" svg:height="6.9236in" draw:z-index="0">
<draw:image xlink:href="../Images/AРМІЯINFORM/2023-04-07T90-00-00-04-00/zustrich-pamyati-007-150x150.jpg" xlink:type="simple" xlink:show="embed" xlink:actuate="onLoad" draw:mime-type="image/jpeg"/>
</draw:frame>
</text:a>
</text:p>
      <text:p text:style-name="P4">
Довідково: За особисту мужність і самовіддані дії, виявлені у захистідержавного суверенітету та територіальної цілісності України, вірністьвійськовій присязі Президент України<text:a xlink:type="simple" xlink:href="https://armyinform.com.ua/2022/05/13/ukazom-prezydenta-derzhavnymy-nagorodamy-vidznacheni-269-vijskovosluzhbovcziv-zs-ukrayiny-14-z-nyh-posmertno/" text:style-name="Internet_20_link" text:visited-style-name="Visited_20_Internet_20_Link">
нагородив</text:a>
 старшого солдата Артюхова Дениса Володимировичамедаллю «За військову службу Україні».</text:p>
      <text:p text:style-name="P4">
Старший солдат Артюхов Денис Володимирович прийняв останній бій 7 квітня 2022року поблизу села Павлівка Волноваського району на рідній Донеччині.</text:p>
      <text:p text:style-name="P4">
<text:span text:style-name="T5">
Фото авторів</text:span>
</text:p>
      <text:p text:style-name="P4">
<draw:frame draw:style-name="fr1" draw:name="Image372" text:anchor-type="as-char" svg:width="6.9236in" svg:height="6.9236in" draw:z-index="0">
<draw:image xlink:href="../Images/AРМІЯINFORM/2023-04-07T90-00-00-04-00/volodymyr-zagrebelnyj-2.jpg" xlink:type="simple" xlink:show="embed" xlink:actuate="onLoad" draw:mime-type="image/jpeg"/>
</draw:frame>
</text:p>
      <text:p text:style-name="P4">
<text:a xlink:type="simple" xlink:href="https://armyinform.com.ua/army-authors/volodymyr-zagrebelnyj/" text:style-name="Internet_20_link" text:visited-style-name="Visited_20_Internet_20_Link">
Володимир Загребельний</text:a>
</text:p>
      <text:p text:style-name="P4">
Кореспондент АрміяInform</text:p>
      <text:p text:style-name="P4">
Source: <text:a xlink:type="simple" xlink:href="https://armyinform.com.ua/2023/04/07/u-stolyczi-vidbulasya-zustrich-pamyati-dobrovolczya-denysa-artyuhova/" text:style-name="Internet_20_link" text:visited-style-name="Visited_20_Internet_20_Link">
https://armyinform.com.ua/2023/04/07/u-stolyczi-vidbulasya-zustrich-pamyati-dobrovolczya-denysa-artyuhova/</text:a>
</text:p>
      <!--NEWS-->
      <text:h text:style-name="P10" text:outline-level="1">
<text:span text:style-name="T4">
Повідомлено про підозру колишньому «політологу» Медведчука, який переховується у Криму</text:span>
</text:h>
      <text:p text:style-name="P4">
Author: ['АРМІЯINFORM']</text:p>
      <text:p text:style-name="P4">
Time: 2023-04-07T91:00:00-04:00</text:p>
      <text:p text:style-name="P4">
Description: Служба безпеки зібрала доказову базу на прокремлівського «політолога» Олександ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0acd8ca75268f170abc0343caffc3db0eeb62b1.jpg" text:style-name="Internet_20_link" text:visited-style-name="Visited_20_Internet_20_Link">
00acd8ca75268f170abc0343caffc3db0eeb62b1.jpg</text:a>
']</text:p>
      <text:p text:style-name="P4">
Tags: ['STOPRUSSIA', 'АГРЕСІЯ РФ', 'СБУ']</text:p>
      <text:p text:style-name="P4">
Category: News</text:p>
      <!--METADATA-->
      <text:p text:style-name="P4">
<draw:frame draw:style-name="fr1" draw:name="Image373" text:anchor-type="as-char" svg:width="6.9236in" svg:height="4.473711in" draw:z-index="0">
<draw:image xlink:href="../Images/AРМІЯINFORM/2023-04-07T91-00-00-04-00/00acd8ca75268f170abc0343caffc3db0eeb62b1.jpg" xlink:type="simple" xlink:show="embed" xlink:actuate="onLoad" draw:mime-type="image/jpeg"/>
</draw:frame>
</text:p>
      <text:p text:style-name="P4">
Служба безпеки зібрала доказову базу на прокремлівського «політолога»Олександра Лазарєва, який допомагає агресору у війні проти України.</text:p>
      <text:p text:style-name="P4">
Фігурант ще до початку повномасштабного вторгнення входив до пулу публічнихпсевдоекспертів, які працювали на Медведчука, Мураєва та Шарія.</text:p>
      <text:p text:style-name="P4">
Сам Лазарєв безпосередньо займався «розкруткою» медійних образів поплічниківкремля і допомагав їм у просуванні ворожих наративів в інформпросторі.</text:p>
      <text:p text:style-name="P4">
Для цього був частим «гостем» в ефірах підсанкційних каналів «Наш», «Zik»,«NewsOne», «112» і «russia today».</text:p>
      <text:p text:style-name="P4">
У своїх коментарях він неодноразово виправдовував агресивну політику москви іназивав бойові дії на сході України «громадянською війною».</text:p>
      <text:p text:style-name="P4">
Втім, після 24 лютого минулого року Лазарєв приховано виїхав за кордон.</text:p>
      <text:p text:style-name="P4">
Згодом він прибув на територію окупованого Криму та приєднався до найближчогооточення Аксьонова, якому допомагає у проведенні ворожих інформкампаній напівострові.</text:p>
      <text:p text:style-name="P4">
На підставі зібраних доказів слідчі Служби безпеки повідомили фігуранту пропідозру у державній зраді, а також за порушення рівноправності громадянзалежно від їх расової, національної, регіональної належності, релігійнихпереконань, інвалідності та за іншими ознаками.</text:p>
      <text:p text:style-name="P4">
Тривають комплексні заходи для притягнення його до відповідальності.</text:p>
      <text:p text:style-name="P4">
Розслідування проводили за процесуального керівництва Київської обласноїпрокуратури.</text:p>
      <text:p text:style-name="P4">
<text:span text:style-name="T5">
Джерело:<text:a xlink:type="simple" xlink:href="https://ssu.gov.ua/novyny/sbu-povidomyla-pro-pidozru-politolohu-medvedchuka-yakyi-perekhovuietsia-u-krymu" text:style-name="Internet_20_link" text:visited-style-name="Visited_20_Internet_20_Link">
СБУ</text:a>
</text:span>
</text:p>
      <text:p text:style-name="P4">
Source: <text:a xlink:type="simple" xlink:href="https://armyinform.com.ua/2023/04/07/povidomleno-pro-pidozru-kolyshnomu-politologu-medvedchuka-yakyj-perehovuyetsya-u-krymu/" text:style-name="Internet_20_link" text:visited-style-name="Visited_20_Internet_20_Link">
https://armyinform.com.ua/2023/04/07/povidomleno-pro-pidozru-kolyshnomu-politologu-medvedchuka-yakyj-perehovuyetsya-u-krymu/</text:a>
</text:p>
      <!--NEWS-->
      <text:h text:style-name="P10" text:outline-level="1">
<text:span text:style-name="T4">
Війна відкинула нас на 16 років назад у контексті добробуту громадян — Мінсоцполітики</text:span>
</text:h>
      <text:p text:style-name="P4">
Author: ['Леся Медведенко']</text:p>
      <text:p text:style-name="P4">
Time: 2023-04-07T92:00:00-04:00</text:p>
      <text:p text:style-name="P4">
Description: Про це розповіла під час дискусії на тему «Зміна демографічної ситуації в 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jpeg" text:style-name="Internet_20_link" text:visited-style-name="Visited_20_Internet_20_Link">
foto-1.jpeg</text:a>
', '<text:a xlink:type="simple" xlink:href="https://armyinform.com.ua/wp-content/uploads/2023/04/foto-2-3.jpg" text:style-name="Internet_20_link" text:visited-style-name="Visited_20_Internet_20_Link">
foto-2-3.jpg</text:a>
', '<text:a xlink:type="simple" xlink:href="https://armyinform.com.ua/wp-content/uploads/2023/04/foto-3-2-1-e1680888448329.jpg" text:style-name="Internet_20_link" text:visited-style-name="Visited_20_Internet_20_Link">
foto-3-2-1-e1680888448329.jpg</text:a>
']</text:p>
      <text:p text:style-name="P4">
Tags: ['STOPRUSSIA', 'АГРЕСІЯ РФ', 'ВТОРГНЕННЯ РФ', 'СОЦЗАХИСТ', 'СОЦІАЛЬНИЙ ЗАХИСТ']</text:p>
      <text:p text:style-name="P4">
Category: News</text:p>
      <!--METADATA-->
      <text:p text:style-name="P4">
<draw:frame draw:style-name="fr1" draw:name="Image374" text:anchor-type="as-char" svg:width="6.9236in" svg:height="4.615733in" draw:z-index="0">
<draw:image xlink:href="../Images/AРМІЯINFORM/2023-04-07T92-00-00-04-00/foto-1.jpeg" xlink:type="simple" xlink:show="embed" xlink:actuate="onLoad" draw:mime-type="image/jpeg"/>
</draw:frame>
</text:p>
      <text:p text:style-name="P4">
Про це розповіла під час<text:a xlink:type="simple" xlink:href="https://www.facebook.com/photo/" text:style-name="Internet_20_link" text:visited-style-name="Visited_20_Internet_20_Link">
дискусії</text:a>
на тему «Зміна демографічної ситуації в країні: прогнози і виклики длядержави» перший заступник Міністра соціальної політики України Дарія Марчак.Учасники заходу обговорили виклики демографічної кризи, спричинені війною урізних сферах життя українців.</text:p>
      <text:p text:style-name="P4">
Демографічна криза має значний вплив на соціальну сферу. Перший виклик — цевиїзд українських громадян за кордон. Через зменшення кількості людей у країнівідповідно зменшується кількість платників податків. Наприклад, число тих, хтопрацює, які сплачують ЄСВ (без військових), знизилась на 25 %.</text:p>
      <text:p text:style-name="P4">
Водночас спостерігається масштабна внутрішня міграція, а це другий викликдемографічної кризи. Наразі вже зареєстровано 4,8 млн внутрішньо переміщенихосіб.</text:p>
      <text:p text:style-name="P4">
— Наголошую, що реєструються не всі ВПО, і це окрема проблема. З-поміжзареєстрованих близько 1,1 млн громадян повторно переміщені, тобто спочаткувони перемістилися з території ОРДЛО, а після широкомасштабного вторгненняперемістилися знову. Більше як 1 мільйон ВПО — це діти. В цілому 3,5 млн —переміщені з 24 лютого 2022 року, а 4,8 млн — з урахуванням ВПО з 2014 року, —зазначила Дарія Марчак.</text:p>
      <text:p text:style-name="P4">
<draw:frame draw:style-name="fr1" draw:name="Image375" text:anchor-type="as-char" svg:width="6.9236in" svg:height="4.615733in" draw:z-index="0">
<draw:image xlink:href="../Images/AРМІЯINFORM/2023-04-07T92-00-00-04-00/foto-2-3.jpg" xlink:type="simple" xlink:show="embed" xlink:actuate="onLoad" draw:mime-type="image/jpeg"/>
</draw:frame>
</text:p>
      <text:p text:style-name="P4">
Значна частина ВПО не зможуть повернутися додому. За оцінками Світового банкущодо шкоди і збитків, завданих війною, майже пів мільйона одиниць житла вУкраїні повністю зруйновано, майже мільйон одиниць житла пошкоджено. Соціальнапідтримка таких громадян відбувається через програму виплат (2000 грн надорослого зареєстрованого ВПО та 3000 грн на дитину).</text:p>
      <text:p text:style-name="P4">
— Крім того, відбувається тиск на спроможність системи соціального захистунадавати необхідний обсяг послуг у всіх громадах, куди переїжджають такі люди.Оскільки необхідні додаткові місця в дитячих садках, школах, закладах охорониздоров’я, виникає додаткове навантаження на соціальних працівників, і ми неможемо спрогнозувати станом на сьогодні, який обсяг інфраструктури потрібно вдовгостроковій перспективі будувати в цих громадах. Не відомо, скільки з ВПОповернуться додому, а скільки назавжди залишаться в цій громаді, — пояснилаперший заступник міністра соціальної політики України.</text:p>
      <text:p text:style-name="P4">
<draw:frame draw:style-name="fr1" draw:name="Image376" text:anchor-type="as-char" svg:width="6.9236in" svg:height="7.812441in" draw:z-index="0">
<draw:image xlink:href="../Images/AРМІЯINFORM/2023-04-07T92-00-00-04-00/foto-3-2-1-e1680888448329.jpg" xlink:type="simple" xlink:show="embed" xlink:actuate="onLoad" draw:mime-type="image/jpeg"/>
</draw:frame>
</text:p>
      <text:p text:style-name="P4">
Третій суттєвий виклик — це зростання кількості громадян, які опинилися замежею бідності.</text:p>
      <text:p text:style-name="P4">
— Війна відкинула нас на 16 років у контексті добробуту громадян. 25 %домогосподарств у країні опинилися за межею бідності, а це — 7,1 млн громадян.Ще 3,7 млн ризикують потрапити за межу бідності. Крім того, ми втратили 2,4млн робочих місць.</text:p>
      <text:p text:style-name="P4">
Ще одна лінія негативного впливу демографічних змін на систему соціальногозахисту —це стрімка інвалідизація суспільства. За даними системи Пенсійногофонду, який реєструє виплати пенсій з інвалідності, протягом 2022 рокудодатково 13 тис. осіб почали отримувати пенсію з інвалідності.</text:p>
      <text:p text:style-name="P4">
— Ми не маємо повної картини в цій сфері, але розуміємо, що цифри масштабні.Це великий системний ризик для країни, бо якщо швидко не допомогти цимгромадянам, ми отримаємо потенційно нову когорту непрацездатних людей, які нематимуть власних джерел доходів і повністю залежатимуть від держави, — визналаДарія Марчак.</text:p>
      <text:p text:style-name="P4">
Наступний системний негативний вплив війни це збільшення кількості дітей, яківтратили одного чи обох батьків. Водночас, за словами посадовиці,спостерігається різке призупинення темпів деінституціалізації системи закладівопіки. Однак пріоритетом соціальної політики залишається забезпеченнявиховання дітей у родинах, зокрема розвиток дитячих будинків сімейного типу.Війна сильно порушила цей тренд, і це додатковий ризик, від цього залежить,якою виросте ця дитина, наскільки вона буде соціалізована, чи матиме добруосвіту й згодом власні джерела доходів.</text:p>
      <text:p text:style-name="P4">
<text:span text:style-name="T4">
За даними Мінсоцполітики, якщо говорити про середньо та довгостроковінаслідки впливу війни на демографічну ситуацію, то очікується:</text:span>
</text:p>
      <ul>
        <li>
зменшення кількості громадян, що працюють (за даними Світового банку 19 % тих, хто покинув країну, не планують повертатися додому);  * 2 млн громадян були насильно депортовані до країни-агресора, також є ризик, що вони не зможуть повернутися додому;  * 1,5 млн робочих місць можуть бути повністю втрачені;  * збільшення кількості тих, хто має право на достроковий вихід на пенсію.</li>
      </ul>
      <text:p text:style-name="P4">
<text:span text:style-name="T4">
Водночас збільшиться кількість осіб, які матимуть право на постійнісоціальні виплати від держави та ранні терміни виходу на пенсію:</text:span>
</text:p>
      <ul>
        <li>
особи, які втратили годувальника,  * особи, які отримали інвалідність,  * всі, хто матимуть статус УБД (вийдуть на пенсію у віці 50-55 років).</li>
      </ul>
      <text:p text:style-name="P4">
У зв’язку з цим серед пріоритетів соціальної підтримки Дарія Марчак назваланадання соціальних послуг. Це означає, що кожна людина, яка потребуєпідтримки, має знати телефон або місцеперебування кейс-менеджера, якийпідкаже, як розв’язати проблему.</text:p>
      <text:p text:style-name="P4">
Особливу увагу приділятимуть підтримці ветеранів у період переходу відвійськової служби до цивільного життя, яка включає психологічну та фізичнуреабілітацію, сприяння у працевлаштуванні, перенавчанні, забезпеченні житлом.Серед цілей цього складного періоду для країни стане сприяння економічнійсамостійності громадян, запровадження стимулів до працевлаштування ітривалішої трудової активності.</text:p>
      <text:p text:style-name="P4">
<text:span text:style-name="T5">
Фото Юрія Вереса</text:span>
</text:p>
      <text:p text:style-name="P4">
Source: <text:a xlink:type="simple" xlink:href="https://armyinform.com.ua/2023/04/07/vijna-vidkynula-nas-na-16-rokiv-nazad-u-konteksti-dobrobutu-gromadyan-minsoczpolityky/" text:style-name="Internet_20_link" text:visited-style-name="Visited_20_Internet_20_Link">
https://armyinform.com.ua/2023/04/07/vijna-vidkynula-nas-na-16-rokiv-nazad-u-konteksti-dobrobutu-gromadyan-minsoczpolityky/</text:a>
</text:p>
      <!--NEWS-->
      <text:h text:style-name="P10" text:outline-level="1">
<text:span text:style-name="T4">
Багато росіян підробляють довідки про хвороби, щоб не повертатися на фронт — перехоплення ГУР</text:span>
</text:h>
      <text:p text:style-name="P4">
Author: ['АРМІЯINFORM']</text:p>
      <text:p text:style-name="P4">
Time: 2023-04-07T93:00:00-04:00</text:p>
      <text:p text:style-name="P4">
Description: Військовий рф розповів колезі про крадіжки серед військових, відсутність відпустк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e83dd9f-2872f5f0f83457327eeef050da99eb55.jpg" text:style-name="Internet_20_link" text:visited-style-name="Visited_20_Internet_20_Link">
5e83dd9f-2872f5f0f83457327eeef050da99eb55.jpg</text:a>
']</text:p>
      <text:p text:style-name="P4">
Tags: ['STOPRUSSIA', 'АГРЕСІЯ РФ', 'ГУР МО УКРАЇНИ', 'ДУТА ВЕЛИЧ РОСАРМІЇ']</text:p>
      <text:p text:style-name="P4">
Category: News</text:p>
      <!--METADATA-->
      <text:p text:style-name="P4">
<draw:frame draw:style-name="fr1" draw:name="Image377" text:anchor-type="as-char" svg:width="6.9236in" svg:height="4.32725in" draw:z-index="0">
<draw:image xlink:href="../Images/AРМІЯINFORM/2023-04-07T93-00-00-04-00/5e83dd9f-2872f5f0f83457327eeef050da99eb55.jpg" xlink:type="simple" xlink:show="embed" xlink:actuate="onLoad" draw:mime-type="image/jpeg"/>
</draw:frame>
Ілюстративне фото</text:p>
      <text:p text:style-name="P4">
Військовий рф розповів колезі про крадіжки серед військових, відсутністьвідпустки і зарплатні. Вони шоковані і кажуть, що скоро будуть ходити всюди зусіма своїми речами. Також окупант розповідає про безлад у наметовомумістечку, де всім на все байдуже.</text:p>
      <text:p text:style-name="P4">
<text:span text:style-name="T5">
Джерело:<text:a xlink:type="simple" xlink:href="https://t.me/DIUkraine/2180" text:style-name="Internet_20_link" text:visited-style-name="Visited_20_Internet_20_Link">
ГУР МОУ</text:a>
</text:span>
</text:p>
      <text:p text:style-name="P4">
Source: <text:a xlink:type="simple" xlink:href="https://armyinform.com.ua/2023/04/07/bagato-rosiyan-pidroblyayut-dovidky-pro-hvoroby-shhob-ne-povertatysya-na-front-perehoplennya-gur/" text:style-name="Internet_20_link" text:visited-style-name="Visited_20_Internet_20_Link">
https://armyinform.com.ua/2023/04/07/bagato-rosiyan-pidroblyayut-dovidky-pro-hvoroby-shhob-ne-povertatysya-na-front-perehoplennya-gur/</text:a>
</text:p>
      <!--NEWS-->
      <text:h text:style-name="P10" text:outline-level="1">
<text:span text:style-name="T4">
Міжнародні організації допомагатимуть пошуковим командам Мінреінтеграції</text:span>
</text:h>
      <text:p text:style-name="P4">
Author: ['АРМІЯINFORM']</text:p>
      <text:p text:style-name="P4">
Time: 2023-04-07T94:00:00-04:00</text:p>
      <text:p text:style-name="P4">
Description: Відповідний напрям взаємодії обговорювався під час зустрічі представників міжнар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45a055896b7227a0856879da86b26c9.jpg" text:style-name="Internet_20_link" text:visited-style-name="Visited_20_Internet_20_Link">
d45a055896b7227a0856879da86b26c9.jpg</text:a>
']</text:p>
      <text:p text:style-name="P4">
Tags: ['STOPRUSSIA', 'АГРЕСІЯ РФ', 'СВІТ ПІДТРИМУЄ УКРАЇНУ']</text:p>
      <text:p text:style-name="P4">
Category: News</text:p>
      <!--METADATA-->
      <text:p text:style-name="P4">
<draw:frame draw:style-name="fr1" draw:name="Image378" text:anchor-type="as-char" svg:width="6.9236in" svg:height="3.4618in" draw:z-index="0">
<draw:image xlink:href="../Images/AРМІЯINFORM/2023-04-07T94-00-00-04-00/d45a055896b7227a0856879da86b26c9.jpg" xlink:type="simple" xlink:show="embed" xlink:actuate="onLoad" draw:mime-type="image/jpeg"/>
</draw:frame>
 Ілюстративнефото</text:p>
      <text:p text:style-name="P4">
Відповідний напрям взаємодії обговорювався під час зустрічі представниківміжнародного благодійного фонду Sons of Liberty International та Legenda TNT &amp;Military archaeology з Уповноваженим зі зниклих безвісти Олегом Котенком.</text:p>
      <text:p text:style-name="P4">
Під час зустрічі керівництво міжнародних організацій повідомило про готовністьпроводити тренінги з обізнаності щодо вибухонебезпечних предметів (ВНП) дляучасників пошукових команд Мінреінтеграції. А також – організовувати їхсупровід до локацій ймовірних поховань зниклих безвісти в умовах підвищеноїмінної небезпеки.</text:p>
      <text:p text:style-name="P4">
Зазначені заходи сприятимуть зменшенню ризиків уражень членів таких командмінами та нерозірваними боєприпасами.</text:p>
      <text:p text:style-name="P4">
У підсумку зустрічі представники міжнародних організацій передалиУповноваженому зі зниклих безвісти безпілотний авіаційний комплекс. Обладнаннядопомагатиме пошуковим командам Міністерства здійснювати превентивнеобстеження місць ймовірного поховання та виявляти ВНП на місцях таких локацій.</text:p>
      <text:p text:style-name="P4">
<text:span text:style-name="T5">
Джерело:<text:a xlink:type="simple" xlink:href="https://www.kmu.gov.ua/news/mizhnarodni-orhanizatsii-dopomahatymut-poshukovym-komandam-minreintehratsii" text:style-name="Internet_20_link" text:visited-style-name="Visited_20_Internet_20_Link">
Урядовий портал</text:a>
</text:span>
</text:p>
      <text:p text:style-name="P4">
Source: <text:a xlink:type="simple" xlink:href="https://armyinform.com.ua/2023/04/07/mizhnarodni-organizacziyi-dopomagatymut-poshukovym-komandam-minreintegracziyi/" text:style-name="Internet_20_link" text:visited-style-name="Visited_20_Internet_20_Link">
https://armyinform.com.ua/2023/04/07/mizhnarodni-organizacziyi-dopomagatymut-poshukovym-komandam-minreintegracziyi/</text:a>
</text:p>
      <!--NEWS-->
      <text:h text:style-name="P10" text:outline-level="1">
<text:span text:style-name="T4">
Уряд схвалив Стратегію державної політики щодо внутрішнього переміщення на період до 2025 року</text:span>
</text:h>
      <text:p text:style-name="P4">
Author: ['АРМІЯINFORM']</text:p>
      <text:p text:style-name="P4">
Time: 2023-04-07T95:00:00-04:00</text:p>
      <text:p text:style-name="P4">
Description: Сьогодні Кабмін схвалив Стратегію державної політики щодо внутрішнього переміщен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45021971_613x321_2_0_nw.jpeg" text:style-name="Internet_20_link" text:visited-style-name="Visited_20_Internet_20_Link">
1645021971_613x321_2_0_nw.jpeg</text:a>
']</text:p>
      <text:p text:style-name="P4">
Tags: ['STOPRUSSIA', 'ВТОРГНЕННЯ РФ', 'МІНРЕІНТЕГРАЦІЇ']</text:p>
      <text:p text:style-name="P4">
Category: News</text:p>
      <!--METADATA-->
      <text:p text:style-name="P4">
<draw:frame draw:style-name="fr1" draw:name="Image379" text:anchor-type="as-char" svg:width="6.9236in" svg:height="3.625572in" draw:z-index="0">
<draw:image xlink:href="../Images/AРМІЯINFORM/2023-04-07T95-00-00-04-00/1645021971_613x321_2_0_nw.jpeg" xlink:type="simple" xlink:show="embed" xlink:actuate="onLoad" draw:mime-type="image/jpeg"/>
</draw:frame>
 Ілюстративне фото</text:p>
      <text:p text:style-name="P4">
Сьогодні Кабмін схвалив Стратегію державної політики щодо внутрішньогопереміщення на період до 2025 року. Також затверджено відповідний операційнийплан на 2023-2025 роки.</text:p>
      <text:p text:style-name="P4">
Документ розроблений Мінреінтеграції за підтримки Ради Європи. До йогонапрацювання також долучилися експерти міжнародних і громадських організацій,які опікуються захистом прав внутрішньо переміщених осіб.</text:p>
      <text:p text:style-name="P4">
Прийняття нової Стратегії – це реагування держави на виклики масовогопереміщення населення, спричинені повномасштабною агресією рф. Нею передбаченадержавна підтримка ВПО на всіх етапах – від евакуації, у процесі соціальноїадаптації на новому місці й до моменту повернення до місця постійногопроживання.</text:p>
      <text:p text:style-name="P4">
Таким чином, держава буде фокусуватися на 5 стратегічних цілях:  1. Реагування держави на виклики внутрішнього переміщення.  2. Безпечна евакуація громадян із небезпечних районів і задоволення їхніхгуманітарних потреб.  3. Адаптація ВПО на новому місці проживання.  4. Інтеграція та розвиток ВПО у приймаючих територіальних громадах.  5. Підтримка безпечного повернення до покинутого місця проживання тареінтеграції.</text:p>
      <text:p text:style-name="P4">
«Державна політика щодо внутрішнього переміщення має формуватися комплексно.Зараз основну увагу маємо зосередити на адаптації та подальшій інтеграціївнутрішньо переміщених осіб у приймаючих громадах. Це і доступ до освітніхпослуг, і працевлаштування, і підтримка самозайнятості. Важливою складовою єнадання фахової психологічної допомоги. Дякую Раді Європи та громадськиморганізаціям, які долучилися до розробки Стратегії. Відтепер ми маємо чіткебачення, як реагувати на виклики внутрішнього переміщення», – наголосилаВіцепрем’єр-міністр Ірина Верещук.</text:p>
      <text:p text:style-name="P4">
<text:span text:style-name="T5">
Джерело:<text:a xlink:type="simple" xlink:href="https://minre.gov.ua/2023/04/07/uryad-shvalyv-strategiyu-derzhavnoyi-polityky-shhodo-vnutrishnogo-peremishhennya-na-period-do-2025-roku/" text:style-name="Internet_20_link" text:visited-style-name="Visited_20_Internet_20_Link">
Мінреінтеграції </text:a>
</text:span>
</text:p>
      <text:p text:style-name="P4">
Source: <text:a xlink:type="simple" xlink:href="https://armyinform.com.ua/2023/04/07/uryad-shvalyv-strategiyu-derzhavnoyi-polityky-shhodo-vnutrishnogo-peremishhennya-na-period-do-2025-roku/" text:style-name="Internet_20_link" text:visited-style-name="Visited_20_Internet_20_Link">
https://armyinform.com.ua/2023/04/07/uryad-shvalyv-strategiyu-derzhavnoyi-polityky-shhodo-vnutrishnogo-peremishhennya-na-period-do-2025-roku/</text:a>
</text:p>
      <!--NEWS-->
      <text:h text:style-name="P10" text:outline-level="1">
<text:span text:style-name="T4">
Спроба росії поставити Україну в рабські умови розпочалася з окупації Криму – Володимир Зеленський</text:span>
</text:h>
      <text:p text:style-name="P4">
Author: ['АРМІЯINFORM']</text:p>
      <text:p text:style-name="P4">
Time: 2023-04-07T96:00:00-04:00</text:p>
      <text:p text:style-name="P4">
Description: Не забудемо, що саме з окупації українського Криму, саме з репресій у Криму проти своб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png" text:style-name="Internet_20_link" text:visited-style-name="Visited_20_Internet_20_Link">
bez-imeni-1.png</text:a>
', '<text:a xlink:type="simple" xlink:href="https://armyinform.com.ua/wp-content/uploads/2023/04/84b3b9c1c87f9ecefde0699626f1346a_1680897263_extra_large-150x150.jpeg" text:style-name="Internet_20_link" text:visited-style-name="Visited_20_Internet_20_Link">
84b3b9c1c87f9ecefde0699626f1346a_1680897263_extra_large-150x150.jpeg</text:a>
', '<text:a xlink:type="simple" xlink:href="https://armyinform.com.ua/wp-content/uploads/2023/04/2f0e9d33c82cc960a6cae6a3ed909604_1680897244_extra_large-150x150.jpeg" text:style-name="Internet_20_link" text:visited-style-name="Visited_20_Internet_20_Link">
2f0e9d33c82cc960a6cae6a3ed909604_1680897244_extra_large-150x150.jpeg</text:a>
', '<text:a xlink:type="simple" xlink:href="https://armyinform.com.ua/wp-content/uploads/2023/04/043a4e583a8d6351217f23987df93cb8_1680897247_extra_large-150x150.jpeg" text:style-name="Internet_20_link" text:visited-style-name="Visited_20_Internet_20_Link">
043a4e583a8d6351217f23987df93cb8_1680897247_extra_large-150x150.jpeg</text:a>
', '<text:a xlink:type="simple" xlink:href="https://armyinform.com.ua/wp-content/uploads/2023/04/cfdd5b96f62f9e6e9bb2190ff957bbf1_1680897247_extra_large-150x150.jpeg" text:style-name="Internet_20_link" text:visited-style-name="Visited_20_Internet_20_Link">
cfdd5b96f62f9e6e9bb2190ff957bbf1_1680897247_extra_large-150x150.jpeg</text:a>
']</text:p>
      <text:p text:style-name="P4">
Tags: ['STOPRUSSIA', 'АГРЕСІЯ РФ', 'ВОЛОДИМИР ЗЕЛЕНСЬКИЙ']</text:p>
      <text:p text:style-name="P4">
Category: News</text:p>
      <!--METADATA-->
      <text:p text:style-name="P4">
<draw:frame draw:style-name="fr1" draw:name="Image380" text:anchor-type="as-char" svg:width="6.9236in" svg:height="3.934913in" draw:z-index="0">
<draw:image xlink:href="../Images/AРМІЯINFORM/2023-04-07T96-00-00-04-00/bez-imeni-1.png" xlink:type="simple" xlink:show="embed" xlink:actuate="onLoad" draw:mime-type="image/png"/>
</draw:frame>
</text:p>
      <text:p text:style-name="P4">
Не забудемо, що саме з окупації українського Криму, саме з репресій у Кримупроти свободи української та кримськотатарської, проти кримських мусульманпочалася спроба росії поставити в рабські умови Україну й інші народи Європи.На жаль, на землі Криму зараз – під російським триколором – панує зло.Приниження, репресії, убивства, війна…</text:p>
      <text:p text:style-name="P4">
Але там, де почався шлях зла, саме там на нас чекає і перемога над ним.Деокупація Криму є безальтернативною не лише для України, а й для всьогосвіту. Для порядку у світі, що заснований на конвенціях і Статуті ООН, а не накримінальних звичках убивць, ґвалтівників і грабіжників, які росія намагаєтьсяпоширити.</text:p>
      <text:p text:style-name="P4">
Вірю, що молитви за мир для всієї нашої землі без винятку будуть почуті.Україна заслуговує на це так само, як і всі інші країни всюди, де Богблагословив землю життям. Ми повернемся в Крим – і тоді світу повернетьсяспокій, бо агресор програє. Перемога України означатиме перемогу життя – життяукраїнців усіх конфесій, різного походження, але з однією мрією та вірою: ізвірою в добро.</text:p>
      <text:p text:style-name="P4">
Сказав про це перед іфтаром, який мав честь розділити з нашими воїнами, атакож із представниками Меджлісу, кримськотатарського народу і дипкорпусумусульманських країн.</text:p>
      <text:p text:style-name="P4">
Попри сум і біль війни хай священний Рамадан буде світлим!</text:p>
      <text:p text:style-name="P4">
<text:a xlink:type="simple" xlink:href="https://armyinform.com.ua/wp-content/uploads/2023/04/84b3b9c1c87f9ecefde0699626f1346a_1680897263_extra_large.jpeg" text:style-name="Internet_20_link" text:visited-style-name="Visited_20_Internet_20_Link">
<draw:frame draw:style-name="fr1" draw:name="Image381" text:anchor-type="as-char" svg:width="6.9236in" svg:height="6.9236in" draw:z-index="0">
<draw:image xlink:href="../Images/AРМІЯINFORM/2023-04-07T96-00-00-04-00/84b3b9c1c87f9ecefde0699626f1346a_1680897263_extra_large-150x150.jpeg" xlink:type="simple" xlink:show="embed" xlink:actuate="onLoad" draw:mime-type="image/jpeg"/>
</draw:frame>
</text:a>
</text:p>
      <text:p text:style-name="P4">
<text:a xlink:type="simple" xlink:href="https://armyinform.com.ua/wp-content/uploads/2023/04/2f0e9d33c82cc960a6cae6a3ed909604_1680897244_extra_large.jpeg" text:style-name="Internet_20_link" text:visited-style-name="Visited_20_Internet_20_Link">
<draw:frame draw:style-name="fr1" draw:name="Image382" text:anchor-type="as-char" svg:width="6.9236in" svg:height="6.9236in" draw:z-index="0">
<draw:image xlink:href="../Images/AРМІЯINFORM/2023-04-07T96-00-00-04-00/2f0e9d33c82cc960a6cae6a3ed909604_1680897244_extra_large-150x150.jpeg" xlink:type="simple" xlink:show="embed" xlink:actuate="onLoad" draw:mime-type="image/jpeg"/>
</draw:frame>
</text:a>
</text:p>
      <text:p text:style-name="P4">
<text:a xlink:type="simple" xlink:href="https://armyinform.com.ua/wp-content/uploads/2023/04/043a4e583a8d6351217f23987df93cb8_1680897247_extra_large.jpeg" text:style-name="Internet_20_link" text:visited-style-name="Visited_20_Internet_20_Link">
<draw:frame draw:style-name="fr1" draw:name="Image383" text:anchor-type="as-char" svg:width="6.9236in" svg:height="6.9236in" draw:z-index="0">
<draw:image xlink:href="../Images/AРМІЯINFORM/2023-04-07T96-00-00-04-00/043a4e583a8d6351217f23987df93cb8_1680897247_extra_large-150x150.jpeg" xlink:type="simple" xlink:show="embed" xlink:actuate="onLoad" draw:mime-type="image/jpeg"/>
</draw:frame>
</text:a>
</text:p>
      <text:p text:style-name="P4">
<text:a xlink:type="simple" xlink:href="https://armyinform.com.ua/wp-content/uploads/2023/04/cfdd5b96f62f9e6e9bb2190ff957bbf1_1680897247_extra_large.jpeg" text:style-name="Internet_20_link" text:visited-style-name="Visited_20_Internet_20_Link">
<draw:frame draw:style-name="fr1" draw:name="Image384" text:anchor-type="as-char" svg:width="6.9236in" svg:height="6.9236in" draw:z-index="0">
<draw:image xlink:href="../Images/AРМІЯINFORM/2023-04-07T96-00-00-04-00/cfdd5b96f62f9e6e9bb2190ff957bbf1_1680897247_extra_large-150x150.jpeg" xlink:type="simple" xlink:show="embed" xlink:actuate="onLoad" draw:mime-type="image/jpeg"/>
</draw:frame>
</text:a>
</text:p>
      <text:p text:style-name="P4">
<text:span text:style-name="T5">
Джерело:<text:a xlink:type="simple" xlink:href="https://t.me/V_Zelenskiy_official/5795" text:style-name="Internet_20_link" text:visited-style-name="Visited_20_Internet_20_Link">
Президент України</text:a>
</text:span>
</text:p>
      <text:p text:style-name="P4">
Source: <text:a xlink:type="simple" xlink:href="https://armyinform.com.ua/2023/04/07/sproba-rosiyi-postavyty-v-rabski-umovy-ukrayinu-rozpochalasya-z-okupacziyi-krymu-volodymyr-zelenskyj/" text:style-name="Internet_20_link" text:visited-style-name="Visited_20_Internet_20_Link">
https://armyinform.com.ua/2023/04/07/sproba-rosiyi-postavyty-v-rabski-umovy-ukrayinu-rozpochalasya-z-okupacziyi-krymu-volodymyr-zelenskyj/</text:a>
</text:p>
      <!--NEWS-->
      <text:h text:style-name="P10" text:outline-level="1">
<text:span text:style-name="T4">
В міжнародні відносини повернуться повага й порядок, коли у Крим повернеться український прапор – Володимир Зеленський</text:span>
</text:h>
      <text:p text:style-name="P4">
Author: ['АРМІЯINFORM']</text:p>
      <text:p text:style-name="P4">
Time: 2023-04-07T97:00:00-04:00</text:p>
      <text:p text:style-name="P4">
Description: Сьогодні насичений день.    Перше – Ставка. Основна увага – боям за Авдіївку і Бахмут,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2.png" text:style-name="Internet_20_link" text:visited-style-name="Visited_20_Internet_20_Link">
bez-imeni-2.png</text:a>
']</text:p>
      <text:p text:style-name="P4">
Tags: ['STOPRUSSIA', 'АГРЕСІЯ РФ', 'ВОЛОДИМИР ЗЕЛЕНСЬКИЙ']</text:p>
      <text:p text:style-name="P4">
Category: News</text:p>
      <!--METADATA-->
      <text:p text:style-name="P4">
<draw:frame draw:style-name="fr1" draw:name="Image385" text:anchor-type="as-char" svg:width="6.9236in" svg:height="3.854375in" draw:z-index="0">
<draw:image xlink:href="../Images/AРМІЯINFORM/2023-04-07T97-00-00-04-00/bez-imeni-2.png" xlink:type="simple" xlink:show="embed" xlink:actuate="onLoad" draw:mime-type="image/png"/>
</draw:frame>
</text:p>
      <text:p text:style-name="P4">
<text:span text:style-name="T4">
Сьогодні насичений день.</text:span>
</text:p>
      <text:p text:style-name="P4">
<text:span text:style-name="T4">
Перше</text:span>
 – Ставка. Основна увага – боям за Авдіївку і Бахмут, за Луганщину,за кожен із тих напрямків, де ворог намагається зламати оборону всієї України.</text:p>
      <text:p text:style-name="P4">
<text:span text:style-name="T4">
Друге</text:span>
 – апарат РНБО разом з Урядом, разом із міністерствами готує новийпотужний санкційний список осіб, які працюють на агресію, – вони будутьзаблоковані.</text:p>
      <text:p text:style-name="P4">
<text:span text:style-name="T4">
Третє</text:span>
 – провів тривалу нараду щодо енергетики, питань як стратегічних –розвитку й захисту нашої енергосистеми за будь-яких умов, – так і поточнихпитань, про енергозабезпечення наших людей і українського бізнесу.</text:p>
      <text:p text:style-name="P4">
<text:span text:style-name="T4">
Четверте</text:span>
 – в офіційне життя нашої держави додаємо нову традицію поваги.Сотні тисяч мусульман України та мусульманська спільнота світу – різнідержави, різні народи – у період священного Рамадану дотримуються суворогопосту. Коли сідає сонце, відбувається іфтар – вечеря. Мав честь розділитиіфтар із нашими воїнами, із представниками Меджлісу, з усією українськоюмусульманською спільнотою.</text:p>
      <text:p text:style-name="P4">
<text:span text:style-name="T4">
І пʼяте</text:span>
 – підписав сьогодні кілька указів про відзначення державниминагородами наших воїнів: 771 бійця. Загалом за час повномасштабної війнибільше ніж 43,5 тисяч наших захисників і захисниць відзначені державниминагородами.</text:p>
      <text:p text:style-name="P4">
Дякую всім, хто боронить державу!</text:p>
      <text:p text:style-name="P4">
І вітаю всіх, хто сьогодні святкує Благовіщення! Молимося за перемогу нашихвоїнів і порятунок усіх наших людей від зла окупації!</text:p>
      <text:p text:style-name="P4">
<text:span text:style-name="T5">
Джерело:<text:a xlink:type="simple" xlink:href="https://t.me/V_Zelenskiy_official/5796" text:style-name="Internet_20_link" text:visited-style-name="Visited_20_Internet_20_Link">
Президент України</text:a>
</text:span>
</text:p>
      <text:p text:style-name="P4">
Source: <text:a xlink:type="simple" xlink:href="https://armyinform.com.ua/2023/04/07/v-mizhnarodni-vidnosyny-povernutsya-povaga-j-poryadok-koly-u-krym-povernetsya-ukrayinskyj-prapor-volodymyr-zelenskyj/" text:style-name="Internet_20_link" text:visited-style-name="Visited_20_Internet_20_Link">
https://armyinform.com.ua/2023/04/07/v-mizhnarodni-vidnosyny-povernutsya-povaga-j-poryadok-koly-u-krym-povernetsya-ukrayinskyj-prapor-volodymyr-zelenskyj/</text:a>
</text:p>
      <!--NEWS-->
      <text:h text:style-name="P10" text:outline-level="1">
<text:span text:style-name="T4">
російське моз поширює дезінформацію, що українські лікарні на ТОТ були у занедбаному стані</text:span>
</text:h>
      <text:p text:style-name="P4">
Author: ['АРМІЯINFORM']</text:p>
      <text:p text:style-name="P4">
Time: 2023-04-07T98:00:00-04:00</text:p>
      <text:p text:style-name="P4">
Description: 🔶 Дезінформація  У міноборони рф заявили: «На прикладі України ми бачимо, як нав'яза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axovska_centralna_miska_likarnya.png" text:style-name="Internet_20_link" text:visited-style-name="Visited_20_Internet_20_Link">
kaxovska_centralna_miska_likarnya.png</text:a>
']</text:p>
      <text:p text:style-name="P4">
Tags: ['STOPRUSSIA', 'АГРЕСІЯ РФ', 'РОСІЙСЬКІ ФЕЙКИ']</text:p>
      <text:p text:style-name="P4">
Category: News</text:p>
      <!--METADATA-->
      <text:p text:style-name="P4">
<draw:frame draw:style-name="fr1" draw:name="Image386" text:anchor-type="as-char" svg:width="6.9236in" svg:height="3.866426in" draw:z-index="0">
<draw:image xlink:href="../Images/AРМІЯINFORM/2023-04-07T98-00-00-04-00/kaxovska_centralna_miska_likarnya.png" xlink:type="simple" xlink:show="embed" xlink:actuate="onLoad" draw:mime-type="image/png"/>
</draw:frame>
 Ілюстративнефото</text:p>
      <text:p text:style-name="P4">
🔶 Дезінформація  У міноборони рф заявили: «На прикладі України ми бачимо, як нав'язанеколективним Заходом фінансування військово-біологічних програм призводить довтрати національного біологічного суверенітету та підриву власного науково-технологічного потенціалу у сфері біологічної, продовольчої та фармацевтичноїбезпеки».</text:p>
      <text:p text:style-name="P4">
🔶 Маніпуляція  «Заяви Заходу про те, що припиняти військові дії в Україні не можна, – це«недбалий прийом», – заявив глава мзс рф с.лавров.</text:p>
      <text:p text:style-name="P4">
🔶 Дезінформація  глава моз рф м.мурашко заявив, що «медичні заклади в Донецькій, Луганській,Херсонській та Запорізькій областях не ремонтувалися десятиліттями».</text:p>
      <text:p text:style-name="P4">
Щоб спростувати останній фейк АрміяІнформ знайшла доокупаційне фото лікарні зм.Нова Каховка.</text:p>
      <text:p text:style-name="P4">
Джерело:<text:a xlink:type="simple" xlink:href="https://www.facebook.com/protydiyadezinformatsiyi.cpd/posts/pfbid02WxzMVbtVK1jWUMBtqS3z7o5RfVqWS3WJ5SBT7MZfTYWSrqzQt8SYg9dHNAJGrw9sl" text:style-name="Internet_20_link" text:visited-style-name="Visited_20_Internet_20_Link">
ЦПД</text:a>
</text:p>
      <text:p text:style-name="P4">
Source: <text:a xlink:type="simple" xlink:href="https://armyinform.com.ua/2023/04/07/rosijske-moz-poshyryuye-dezinformacziyu-shho-ukrayinski-likarni-na-tot-buly-u-zanedbanomu-stani/" text:style-name="Internet_20_link" text:visited-style-name="Visited_20_Internet_20_Link">
https://armyinform.com.ua/2023/04/07/rosijske-moz-poshyryuye-dezinformacziyu-shho-ukrayinski-likarni-na-tot-buly-u-zanedbanomu-stani/</text:a>
</text:p>
      <!--NEWS-->
      <text:h text:style-name="P10" text:outline-level="1">
<text:span text:style-name="T4">
Коротко. Війна. День 408</text:span>
</text:h>
      <text:p text:style-name="P4">
Author: ['АРМІЯINFORM']</text:p>
      <text:p text:style-name="P4">
Time: 2023-04-07T99:00:00-04:00</text:p>
      <text:p text:style-name="P4">
Description: Джерело: Генеральний штаб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0/sso4.jpg" text:style-name="Internet_20_link" text:visited-style-name="Visited_20_Internet_20_Link">
sso4.jpg</text:a>
']</text:p>
      <text:p text:style-name="P4">
Tags: ['STOPRUSSIA', 'АГРЕСІЯ РФ', 'ГШ ЗСУ']</text:p>
      <text:p text:style-name="P4">
Category: News</text:p>
      <!--METADATA-->
      <text:p text:style-name="P4">
<draw:frame draw:style-name="fr1" draw:name="Image387" text:anchor-type="as-char" svg:width="6.9236in" svg:height="4.614606in" draw:z-index="0">
<draw:image xlink:href="../Images/AРМІЯINFORM/2023-04-07T99-00-00-04-00/sso4.jpg" xlink:type="simple" xlink:show="embed" xlink:actuate="onLoad" draw:mime-type="image/jpeg"/>
</draw:frame>
Ілюстративне фото</text:p>
      <text:p text:style-name="P4">
<text:span text:style-name="T5">
Джерело:<text:a xlink:type="simple" xlink:href="https://www.facebook.com/GeneralStaff.ua/videos/749741703527678/" text:style-name="Internet_20_link" text:visited-style-name="Visited_20_Internet_20_Link">
Генеральний штабЗСУ</text:a>
</text:span>
</text:p>
      <text:p text:style-name="P4">
Source: <text:a xlink:type="simple" xlink:href="https://armyinform.com.ua/2023/04/07/korotko-vijna-den-408/" text:style-name="Internet_20_link" text:visited-style-name="Visited_20_Internet_20_Link">
https://armyinform.com.ua/2023/04/07/korotko-vijna-den-408/</text:a>
</text:p>
      <!--NEWS-->
      <text:h text:style-name="P10" text:outline-level="1">
<text:span text:style-name="T4">
В Ізраїлі скоїли ще два теракти, є жертви</text:span>
</text:h>
      <text:p text:style-name="P4">
Authors: Ukrinform (Person)</text:p>
      <text:p text:style-name="P4">
Publisher: Укринформ (Organization)</text:p>
      <text:p text:style-name="P4">
Published Time: 2023-04-08T-30:47:00+03:00</text:p>
      <text:p text:style-name="P4">
Modified Time: 2023-04-08T00:47:00+03:00</text:p>
      <text:p text:style-name="P4">
Description: Щонайменше один чоловік загинув, ще кілька людей зазнали поранень різного ступеня тяжкості внаслідок двох терактів, скоєних однією людиною в Тель-Авіві. — Укрінформ.</text:p>
      <text:p text:style-name="P4">
Images: ["<text:a xlink:type="simple" xlink:href="https://static.ukrinform.com/photos/2023_04/thumb_files/630_360_1680904917-204.jpg" text:style-name="Internet_20_link" text:visited-style-name="Visited_20_Internet_20_Link">
630_360_16809...</text:a>
"]</text:p>
      <text:p text:style-name="P4">
Tags: ['Ізраїль', 'Теракт', 'Тероризм']</text:p>
      <text:p text:style-name="P4">
Type: Article</text:p>
      <!--METADATA-->
      <text:p text:style-name="P4">
<draw:frame draw:style-name="fr1" draw:name="Image388" text:anchor-type="as-char" svg:width="6.9236in" svg:height="3.956343in" draw:z-index="0">
<draw:image xlink:href="../Images/yкринформ/2023-04-08T-30-47-00-03-00/630_360_1680904917-204.jpg" xlink:type="simple" xlink:show="embed" xlink:actuate="onLoad" draw:mime-type="image/jpeg"/>
</draw:frame>
Щонайменше один чоловік загинув, ще кілька людей зазнали поранень різногоступеня тяжкості внаслідок двох терактів, скоєних однією людиною в Тель-Авіві.</text:p>
      <text:p text:style-name="P4">
Про це повідомляє в п’ятницю <text:a xlink:type="simple" xlink:href="https://www.jpost.com/breaking-news/article-738698" text:style-name="Internet_20_link" text:visited-style-name="Visited_20_Internet_20_Link">
 </text:a>
 , передає Укрінформ.</text:p>
      <text:p text:style-name="P4">
«30-річного чоловіка було вбито, ще семеро дістали поранень унаслідок двох <text:a xlink:type="simple" xlink:href="https://www.ukrinform.ua/tag-terakt" text:style-name="Internet_20_link" text:visited-style-name="Visited_20_Internet_20_Link">
</text:a>
 , скоєних одним і тим же терористом уТель-Авіві»,- зазначається у повідомленні.</text:p>
      <text:p text:style-name="P4">
Зауважується, що принаймні троє громадян отримали поранення середньої тяжкостіта були доставлені до лікарні.</text:p>
      <text:p text:style-name="P4">
Відомо, що терорист їхав вздовж набережної Тель-Авіва та відкрив вогонь помирних жителях, убивши при цьому чоловіка.</text:p>
      <text:p text:style-name="P4">
<text:span text:style-name="T4">
Читайте також:</text:span>
 <text:a xlink:type="simple" xlink:href="https://www.ukrinform.ua/rubric-polytics/3692992-mzs-ukraini-zasudilo-zapuski-raket-po-izrailu-z-livanu-ta-sektoru-gazi.html" text:style-name="Internet_20_link" text:visited-style-name="Visited_20_Internet_20_Link">
 <text:span text:style-name="T4">
Ізраїлю</text:span>
 </text:a>
</text:p>
      <text:p text:style-name="P4">
Пізніше ізраїльська поліція повідомила, що терорист намагався протаранитипішоходів у місті, однак його автомобіль перекинувся. Відомо також, що офіцерполіції застрелив терориста, коли той наблизився до машини та, за свідченнямиправоохоронця, намагався дістати зброю.</text:p>
      <text:p text:style-name="P4">
Як повідомляв Укрінформ, у п’ятницю загинули дві ізраїльтянки, ще одна жінкадістала важких поранень <text:a xlink:type="simple" xlink:href="https://www.ukrinform.ua/rubric-world/3692877-u-izraili-rozstrilali-avto-zaginuli-dvi-zinki-se-odna-poranena.html" text:style-name="Internet_20_link" text:visited-style-name="Visited_20_Internet_20_Link">
 </text:a>
 по цивільному автомобілю на окупованому Західному березіЙордану.</text:p>
      <text:p text:style-name="P4">
<text:span text:style-name="T5">
Фото: AVSHALOM SASSONI</text:span>
</text:p>
      <text:p text:style-name="P4">
Source: <text:a xlink:type="simple" xlink:href="https://www.ukrinform.ua/rubric-world/3693109-v-izraili-skoili-se-dva-terakti-e-zertvi.html" text:style-name="Internet_20_link" text:visited-style-name="Visited_20_Internet_20_Link">
https://www.ukrinform.ua/rubric-world/3693109-v-izraili-skoili-se-dva-terakti-e-zertvi.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4-08T-32:34:00+03:00</text:p>
      <text:p text:style-name="P4">
Modified Time: 2023-04-08T00:34:00+03:00</text:p>
      <text:p text:style-name="P4">
Description: Україною шириться повітряна тривога. Наразі її оголошено у 12 областях та АРК Крим.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89" text:anchor-type="as-char" svg:width="6.9236in" svg:height="3.956343in" draw:z-index="0">
<draw:image xlink:href="../Images/yкринформ/2023-04-08T-32-34-00-03-00/630_360_1645871571-868.jpg" xlink:type="simple" xlink:show="embed" xlink:actuate="onLoad" draw:mime-type="image/jpeg"/>
</draw:frame>
 Україноюшириться повітряна тривога. Наразі її оголошено у 12 областях та АРК Крим.</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text:a xlink:type="simple" xlink:href="https://www.ukrinform.ua/tag-povitrana-trivoga" text:style-name="Internet_20_link" text:visited-style-name="Visited_20_Internet_20_Link">
 </text:a>
 , зокрема, оголошено вОдеській, Херсонській, Миколаївській, Запорізькій, Донецькій, Луганській,Дніпропетровській, Полтавській, Кіровоградській, Черкаській, Сумській,Харківській областях та АРК Крим.</text:p>
      <text:p text:style-name="P4">
Source: <text:a xlink:type="simple" xlink:href="https://www.ukrinform.ua/rubric-ato/3693108-ukrainou-siritsa-povitrana-trivoga.html" text:style-name="Internet_20_link" text:visited-style-name="Visited_20_Internet_20_Link">
https://www.ukrinform.ua/rubric-ato/3693108-ukrainou-siritsa-povitrana-trivoga.html</text:a>
</text:p>
      <!--NEWS-->
      <text:h text:style-name="P10" text:outline-level="1">
<text:span text:style-name="T4">
У Вашингтоні наступного тижня відбудеться Форум партнерства США - Україна</text:span>
</text:h>
      <text:p text:style-name="P4">
Authors: Ukrinform (Person)</text:p>
      <text:p text:style-name="P4">
Publisher: Укринформ (Organization)</text:p>
      <text:p text:style-name="P4">
Published Time: 2023-04-08T-34:26:00+03:00</text:p>
      <text:p text:style-name="P4">
Modified Time: 2023-04-08T00:26:00+03:00</text:p>
      <text:p text:style-name="P4">
Description: Держдепартамент США, USAID і Міністерство торгівлі в партнерстві з Урядом України 13 квітня проведуть Форум партнерства США - Україна у великій залі Торгової палати Сполучених Штатів. — Укрінформ.</text:p>
      <text:p text:style-name="P4">
Images: ["<text:a xlink:type="simple" xlink:href="https://static.ukrinform.com/photos/2015_10/thumb_files/630_360_1444037341-7465.jpg" text:style-name="Internet_20_link" text:visited-style-name="Visited_20_Internet_20_Link">
630_360_14440...</text:a>
"]</text:p>
      <text:p text:style-name="P4">
Tags: ['Інвестиції', 'США', 'Україна']</text:p>
      <text:p text:style-name="P4">
Type: Article</text:p>
      <!--METADATA-->
      <text:p text:style-name="P4">
<draw:frame draw:style-name="fr1" draw:name="Image390" text:anchor-type="as-char" svg:width="6.9236in" svg:height="3.956343in" draw:z-index="0">
<draw:image xlink:href="../Images/yкринформ/2023-04-08T-34-26-00-03-00/630_360_1444037341-7465.jpg" xlink:type="simple" xlink:show="embed" xlink:actuate="onLoad" draw:mime-type="image/jpeg"/>
</draw:frame>
Держдепартамент США, USAID і Міністерство торгівлі в партнерстві з УрядомУкраїни 13 квітня проведуть Форум партнерства США - Україна у великій заліТоргової палати Сполучених Штатів.</text:p>
      <text:p text:style-name="P4">
Про це йдеться в <text:a xlink:type="simple" xlink:href="https://www.state.gov/u-s-government-mobilizing-partnership-opportunities-in-ukraine/" text:style-name="Internet_20_link" text:visited-style-name="Visited_20_Internet_20_Link">
 </text:a>
 , поширеному в п’ятницю американськимзовнішньополітичним відомством, передає Укрінформ.</text:p>
      <text:p text:style-name="P4">
«Цей спільний захід має на меті прискорити американські інвестиції та їхзалучення в Україну шляхом створення можливостей для планування і взаємодії впроцесі відновленні української економіки»,- зазначається в повідомленні.</text:p>
      <text:p text:style-name="P4">
<text:span text:style-name="T4">
Читайте також:</text:span>
 <text:a xlink:type="simple" xlink:href="https://www.ukrinform.ua/rubric-economy/3689174-ministr-ekonomiki-nimeccini-zbiraetsa-vidvidati-ukrainu.html" text:style-name="Internet_20_link" text:visited-style-name="Visited_20_Internet_20_Link">
 </text:a>
</text:p>
      <text:p text:style-name="P4">
При цьому на високому рівні обговорюватимуться різні теми – від стимулюванняінвестицій до розкриття ринкового потенціалу в Україні та побудови сталогомайбутнього. Крім того, йтиметься про створення привабливої нормативної бази,підприємництва та відновлюваної енергетики.</text:p>
      <text:p text:style-name="P4">
Зазначається, що в заході візьмуть участь представники уряду обох країн, атакож бізнесу, діаспори, громадянського суспільства, інвестиційних груп тафондів.</text:p>
      <text:p text:style-name="P4">
Як повідомляв Укрінформ, цього тижня президент України Володимир Зеленський <text:a xlink:type="simple" xlink:href="https://www.ukrinform.ua/rubric-economy/3692194-zelenskij-zaprosiv-polskij-biznes-do-vidbudovi-ukraini.html" text:style-name="Internet_20_link" text:visited-style-name="Visited_20_Internet_20_Link">
</text:a>
 . Він запросив інвесторів з Польщі домайбутньої відбудови України.</text:p>
      <text:p text:style-name="P4">
Source: <text:a xlink:type="simple" xlink:href="https://www.ukrinform.ua/rubric-economy/3693094-u-vasingtoni-nastupnogo-tizna-vidbudetsa-forum-partnerstva-ssa-ukraina.html" text:style-name="Internet_20_link" text:visited-style-name="Visited_20_Internet_20_Link">
https://www.ukrinform.ua/rubric-economy/3693094-u-vasingtoni-nastupnogo-tizna-vidbudetsa-forum-partnerstva-ssa-ukraina.html</text:a>
</text:p>
      <!--NEWS-->
      <text:h text:style-name="P10" text:outline-level="1">
<text:span text:style-name="T4">
Журналіста Аркадія Бабченка визнали у росії «іноагентом»</text:span>
</text:h>
      <text:p text:style-name="P4">
Authors: Ukrinform (Person)</text:p>
      <text:p text:style-name="P4">
Publisher: Укринформ (Organization)</text:p>
      <text:p text:style-name="P4">
Published Time: 2023-04-08T-36:09:00+03:00</text:p>
      <text:p text:style-name="P4">
Modified Time: 2023-04-08T00:09:00+03:00</text:p>
      <text:p text:style-name="P4">
Description: Міністерство юстиції росії у п'ятницю внесло до реєстру так званих «іноземних агентів» журналіста Аркадія Бабченка. — Укрінформ.</text:p>
      <text:p text:style-name="P4">
Images: ["<text:a xlink:type="simple" xlink:href="https://static.ukrinform.com/photos/2018_05/thumb_files/630_360_1527622540-9552-arkadij-babcenko-foto-dwcom.jpg" text:style-name="Internet_20_link" text:visited-style-name="Visited_20_Internet_20_Link">
630_360_15276...</text:a>
"]</text:p>
      <text:p text:style-name="P4">
Tags: ['Цензура', 'Журналіст', 'Бабченко', 'росія', 'Іноагент']</text:p>
      <text:p text:style-name="P4">
Type: Article</text:p>
      <!--METADATA-->
      <text:p text:style-name="P4">
<draw:frame draw:style-name="fr1" draw:name="Image391" text:anchor-type="as-char" svg:width="6.9236in" svg:height="3.956343in" draw:z-index="0">
<draw:image xlink:href="../Images/yкринформ/2023-04-08T-36-09-00-03-00/630_360_1527622540-9552-arkadij-babcenko-foto-dwcom.jpg" xlink:type="simple" xlink:show="embed" xlink:actuate="onLoad" draw:mime-type="image/jpeg"/>
</draw:frame>
 Міністерство юстиції росії у п'ятницю внесло дореєстру так званих «іноземних агентів» журналіста Аркадія Бабченка.</text:p>
      <text:p text:style-name="P4">
Як передає Укрінформ, про це повідомляється на <text:a xlink:type="simple" xlink:href="https://minjust.gov.ru/ru/events/49421/" text:style-name="Internet_20_link" text:visited-style-name="Visited_20_Internet_20_Link">
</text:a>
 .</text:p>
      <text:p text:style-name="P4">
Згідно із заявою мінюсту рф, Бабченко "здійснював збір коштів на підтримкуЗСУ" і "розповсюджував недостовірну інформацію про прийняті органами публічноївлади (росії, - ред.) рішення та політику, яку вони проводять".</text:p>
      <text:p text:style-name="P4">
Бабченко з 2017 року живе за межами <text:a xlink:type="simple" xlink:href="https://www.ukrinform.ua/tag-rosia" text:style-name="Internet_20_link" text:visited-style-name="Visited_20_Internet_20_Link">
 </text:a>
 тарізко критикує владу рф. З 2020 року Бабченко перебуває у списку терористів таекстремістів росфінмоніторингу, а у січні 2023 року його оголосило у розшукМВС росії. У 2020 році росфінмоніторинг включив Бабченка до перелікутерористів та екстремістів. У січні 2023 року МВС росії оголосило його урозшук.</text:p>
      <text:p text:style-name="P4">
<text:span text:style-name="T4">
Читайте також:</text:span>
 <text:a xlink:type="simple" xlink:href="https://www.ukrinform.ua/rubric-world/3692633-u-rf-prokuror-vimagae-dla-opozicionera-karamurzi-25-rokiv-kolonii.html" text:style-name="Internet_20_link" text:visited-style-name="Visited_20_Internet_20_Link">
 </text:a>
</text:p>
      <text:p text:style-name="P4">
До реєстру іноагентів внесено також ТОВ "Хронікер" - юридичну особу ранішевизнаного іноагентом журналіста, колишнього головного редактора сайтурадіостанції "Эхо Москвы" Віталія Рувінського.</text:p>
      <text:p text:style-name="P4">
Тепер у <text:a xlink:type="simple" xlink:href="https://minjust.gov.ru/uploaded/files/reestr-inostrannyih-agentov-07-04-2023.pdf" text:style-name="Internet_20_link" text:visited-style-name="Visited_20_Internet_20_Link">
 </text:a>
 російського мінюсту 573 позиції.</text:p>
      <text:p text:style-name="P4">
Source: <text:a xlink:type="simple" xlink:href="https://www.ukrinform.ua/rubric-world/3693106-zurnalista-arkadia-babcenko-viznali-u-rosii-inoagentom.html" text:style-name="Internet_20_link" text:visited-style-name="Visited_20_Internet_20_Link">
https://www.ukrinform.ua/rubric-world/3693106-zurnalista-arkadia-babcenko-viznali-u-rosii-inoagentom.html</text:a>
</text:p>
      <!--NEWS-->
      <text:h text:style-name="P10" text:outline-level="1">
<text:span text:style-name="T4">
Журналіста Аркадія Бабченка визнали у росії «іноагентом»</text:span>
</text:h>
      <text:p text:style-name="P4">
Authors: Ukrinform (Person)</text:p>
      <text:p text:style-name="P4">
Publisher: Укринформ (Organization)</text:p>
      <text:p text:style-name="P4">
Published Time: 2023-04-08T00:09:00+03:00</text:p>
      <text:p text:style-name="P4">
Modified Time: 2023-04-08T00:09:00+03:00</text:p>
      <text:p text:style-name="P4">
Description: Міністерство юстиції росії у п'ятницю внесло до реєстру так званих «іноземних агентів» журналіста Аркадія Бабченка. — Укрінформ.</text:p>
      <text:p text:style-name="P4">
Images: ["<text:a xlink:type="simple" xlink:href="https://static.ukrinform.com/photos/2018_05/thumb_files/630_360_1527622540-9552-arkadij-babcenko-foto-dwcom.jpg" text:style-name="Internet_20_link" text:visited-style-name="Visited_20_Internet_20_Link">
630_360_15276...</text:a>
"]</text:p>
      <text:p text:style-name="P4">
Tags: ['Цензура', 'Журналіст', 'Бабченко', 'росія', 'Іноагент']</text:p>
      <text:p text:style-name="P4">
Type: Article</text:p>
      <!--METADATA-->
      <text:p text:style-name="P4">
<draw:frame draw:style-name="fr1" draw:name="Image392" text:anchor-type="as-char" svg:width="6.9236in" svg:height="3.956343in" draw:z-index="0">
<draw:image xlink:href="../Images/yкринформ/2023-04-08T00-09-00-03-00/630_360_1527622540-9552-arkadij-babcenko-foto-dwcom.jpg" xlink:type="simple" xlink:show="embed" xlink:actuate="onLoad" draw:mime-type="image/jpeg"/>
</draw:frame>
 Міністерство юстиції росії у п'ятницю внесло дореєстру так званих «іноземних агентів» журналіста Аркадія Бабченка.</text:p>
      <text:p text:style-name="P4">
Як передає Укрінформ, про це повідомляється на <text:a xlink:type="simple" xlink:href="https://minjust.gov.ru/ru/events/49421/" text:style-name="Internet_20_link" text:visited-style-name="Visited_20_Internet_20_Link">
</text:a>
 .</text:p>
      <text:p text:style-name="P4">
Згідно із заявою мінюсту рф, Бабченко "здійснював збір коштів на підтримкуЗСУ" і "розповсюджував недостовірну інформацію про прийняті органами публічноївлади (росії, - ред.) рішення та політику, яку вони проводять".</text:p>
      <text:p text:style-name="P4">
Бабченко з 2017 року живе за межами <text:a xlink:type="simple" xlink:href="https://www.ukrinform.ua/tag-rosia" text:style-name="Internet_20_link" text:visited-style-name="Visited_20_Internet_20_Link">
 </text:a>
 тарізко критикує владу рф. З 2020 року Бабченко перебуває у списку терористів таекстремістів росфінмоніторингу, а у січні 2023 року його оголосило у розшукМВС росії. У 2020 році росфінмоніторинг включив Бабченка до перелікутерористів та екстремістів. У січні 2023 року МВС росії оголосило його урозшук.</text:p>
      <text:p text:style-name="P4">
<text:span text:style-name="T4">
Читайте також:</text:span>
 <text:a xlink:type="simple" xlink:href="https://www.ukrinform.ua/rubric-world/3692633-u-rf-prokuror-vimagae-dla-opozicionera-karamurzi-25-rokiv-kolonii.html" text:style-name="Internet_20_link" text:visited-style-name="Visited_20_Internet_20_Link">
 </text:a>
</text:p>
      <text:p text:style-name="P4">
До реєстру іноагентів внесено також ТОВ "Хронікер" - юридичну особу ранішевизнаного іноагентом журналіста, колишнього головного редактора сайтурадіостанції "Эхо Москвы" Віталія Рувінського.</text:p>
      <text:p text:style-name="P4">
Тепер у <text:a xlink:type="simple" xlink:href="https://minjust.gov.ru/uploaded/files/reestr-inostrannyih-agentov-07-04-2023.pdf" text:style-name="Internet_20_link" text:visited-style-name="Visited_20_Internet_20_Link">
 </text:a>
 російського мінюсту 573 позиції.</text:p>
      <text:p text:style-name="P4">
Source: <text:a xlink:type="simple" xlink:href="https://www.ukrinform.ua/rubric-world/3693106-zurnalista-arkadia-babcenko-viznali-u-rosii-inoagentom.html" text:style-name="Internet_20_link" text:visited-style-name="Visited_20_Internet_20_Link">
https://www.ukrinform.ua/rubric-world/3693106-zurnalista-arkadia-babcenko-viznali-u-rosii-inoagentom.html</text:a>
</text:p>
      <!--NEWS-->
      <text:h text:style-name="P10" text:outline-level="1">
<text:span text:style-name="T4">
У Вашингтоні наступного тижня відбудеться Форум партнерства США - Україна</text:span>
</text:h>
      <text:p text:style-name="P4">
Authors: Ukrinform (Person)</text:p>
      <text:p text:style-name="P4">
Publisher: Укринформ (Organization)</text:p>
      <text:p text:style-name="P4">
Published Time: 2023-04-08T00:26:00+03:00</text:p>
      <text:p text:style-name="P4">
Modified Time: 2023-04-08T00:26:00+03:00</text:p>
      <text:p text:style-name="P4">
Description: Держдепартамент США, USAID і Міністерство торгівлі в партнерстві з Урядом України 13 квітня проведуть Форум партнерства США - Україна у великій залі Торгової палати Сполучених Штатів. — Укрінформ.</text:p>
      <text:p text:style-name="P4">
Images: ["<text:a xlink:type="simple" xlink:href="https://static.ukrinform.com/photos/2015_10/thumb_files/630_360_1444037341-7465.jpg" text:style-name="Internet_20_link" text:visited-style-name="Visited_20_Internet_20_Link">
630_360_14440...</text:a>
"]</text:p>
      <text:p text:style-name="P4">
Tags: ['Інвестиції', 'США', 'Україна']</text:p>
      <text:p text:style-name="P4">
Type: Article</text:p>
      <!--METADATA-->
      <text:p text:style-name="P4">
<draw:frame draw:style-name="fr1" draw:name="Image393" text:anchor-type="as-char" svg:width="6.9236in" svg:height="3.956343in" draw:z-index="0">
<draw:image xlink:href="../Images/yкринформ/2023-04-08T00-26-00-03-00/630_360_1444037341-7465.jpg" xlink:type="simple" xlink:show="embed" xlink:actuate="onLoad" draw:mime-type="image/jpeg"/>
</draw:frame>
Держдепартамент США, USAID і Міністерство торгівлі в партнерстві з УрядомУкраїни 13 квітня проведуть Форум партнерства США - Україна у великій заліТоргової палати Сполучених Штатів.</text:p>
      <text:p text:style-name="P4">
Про це йдеться в <text:a xlink:type="simple" xlink:href="https://www.state.gov/u-s-government-mobilizing-partnership-opportunities-in-ukraine/" text:style-name="Internet_20_link" text:visited-style-name="Visited_20_Internet_20_Link">
 </text:a>
 , поширеному в п’ятницю американськимзовнішньополітичним відомством, передає Укрінформ.</text:p>
      <text:p text:style-name="P4">
«Цей спільний захід має на меті прискорити американські інвестиції та їхзалучення в Україну шляхом створення можливостей для планування і взаємодії впроцесі відновленні української економіки»,- зазначається в повідомленні.</text:p>
      <text:p text:style-name="P4">
<text:span text:style-name="T4">
Читайте також:</text:span>
 <text:a xlink:type="simple" xlink:href="https://www.ukrinform.ua/rubric-economy/3689174-ministr-ekonomiki-nimeccini-zbiraetsa-vidvidati-ukrainu.html" text:style-name="Internet_20_link" text:visited-style-name="Visited_20_Internet_20_Link">
 </text:a>
</text:p>
      <text:p text:style-name="P4">
При цьому на високому рівні обговорюватимуться різні теми – від стимулюванняінвестицій до розкриття ринкового потенціалу в Україні та побудови сталогомайбутнього. Крім того, йтиметься про створення привабливої нормативної бази,підприємництва та відновлюваної енергетики.</text:p>
      <text:p text:style-name="P4">
Зазначається, що в заході візьмуть участь представники уряду обох країн, атакож бізнесу, діаспори, громадянського суспільства, інвестиційних груп тафондів.</text:p>
      <text:p text:style-name="P4">
Як повідомляв Укрінформ, цього тижня президент України Володимир Зеленський <text:a xlink:type="simple" xlink:href="https://www.ukrinform.ua/rubric-economy/3692194-zelenskij-zaprosiv-polskij-biznes-do-vidbudovi-ukraini.html" text:style-name="Internet_20_link" text:visited-style-name="Visited_20_Internet_20_Link">
</text:a>
 . Він запросив інвесторів з Польщі домайбутньої відбудови України.</text:p>
      <text:p text:style-name="P4">
Source: <text:a xlink:type="simple" xlink:href="https://www.ukrinform.ua/rubric-economy/3693094-u-vasingtoni-nastupnogo-tizna-vidbudetsa-forum-partnerstva-ssa-ukraina.html" text:style-name="Internet_20_link" text:visited-style-name="Visited_20_Internet_20_Link">
https://www.ukrinform.ua/rubric-economy/3693094-u-vasingtoni-nastupnogo-tizna-vidbudetsa-forum-partnerstva-ssa-ukraina.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4-08T00:34:00+03:00</text:p>
      <text:p text:style-name="P4">
Modified Time: 2023-04-08T00:34:00+03:00</text:p>
      <text:p text:style-name="P4">
Description: Україною шириться повітряна тривога. Наразі її оголошено у 12 областях та АРК Крим.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94" text:anchor-type="as-char" svg:width="6.9236in" svg:height="3.956343in" draw:z-index="0">
<draw:image xlink:href="../Images/yкринформ/2023-04-08T00-34-00-03-00/630_360_1645871571-868.jpg" xlink:type="simple" xlink:show="embed" xlink:actuate="onLoad" draw:mime-type="image/jpeg"/>
</draw:frame>
 Україноюшириться повітряна тривога. Наразі її оголошено у 12 областях та АРК Крим.</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text:a xlink:type="simple" xlink:href="https://www.ukrinform.ua/tag-povitrana-trivoga" text:style-name="Internet_20_link" text:visited-style-name="Visited_20_Internet_20_Link">
 </text:a>
 , зокрема, оголошено вОдеській, Херсонській, Миколаївській, Запорізькій, Донецькій, Луганській,Дніпропетровській, Полтавській, Кіровоградській, Черкаській, Сумській,Харківській областях та АРК Крим.</text:p>
      <text:p text:style-name="P4">
Source: <text:a xlink:type="simple" xlink:href="https://www.ukrinform.ua/rubric-ato/3693108-ukrainou-siritsa-povitrana-trivoga.html" text:style-name="Internet_20_link" text:visited-style-name="Visited_20_Internet_20_Link">
https://www.ukrinform.ua/rubric-ato/3693108-ukrainou-siritsa-povitrana-trivoga.html</text:a>
</text:p>
      <!--NEWS-->
      <text:h text:style-name="P10" text:outline-level="1">
<text:span text:style-name="T4">
В Ізраїлі скоїли ще два теракти, є жертви</text:span>
</text:h>
      <text:p text:style-name="P4">
Authors: Ukrinform (Person)</text:p>
      <text:p text:style-name="P4">
Publisher: Укринформ (Organization)</text:p>
      <text:p text:style-name="P4">
Published Time: 2023-04-08T00:47:00+03:00</text:p>
      <text:p text:style-name="P4">
Modified Time: 2023-04-08T00:47:00+03:00</text:p>
      <text:p text:style-name="P4">
Description: Щонайменше один чоловік загинув, ще кілька людей зазнали поранень різного ступеня тяжкості внаслідок двох терактів, скоєних однією людиною в Тель-Авіві. — Укрінформ.</text:p>
      <text:p text:style-name="P4">
Images: ["<text:a xlink:type="simple" xlink:href="https://static.ukrinform.com/photos/2023_04/thumb_files/630_360_1680904917-204.jpg" text:style-name="Internet_20_link" text:visited-style-name="Visited_20_Internet_20_Link">
630_360_16809...</text:a>
"]</text:p>
      <text:p text:style-name="P4">
Tags: ['Ізраїль', 'Теракт', 'Тероризм']</text:p>
      <text:p text:style-name="P4">
Type: Article</text:p>
      <!--METADATA-->
      <text:p text:style-name="P4">
<draw:frame draw:style-name="fr1" draw:name="Image395" text:anchor-type="as-char" svg:width="6.9236in" svg:height="3.956343in" draw:z-index="0">
<draw:image xlink:href="../Images/yкринформ/2023-04-08T00-47-00-03-00/630_360_1680904917-204.jpg" xlink:type="simple" xlink:show="embed" xlink:actuate="onLoad" draw:mime-type="image/jpeg"/>
</draw:frame>
 Щонайменшеодин чоловік загинув, ще кілька людей зазнали поранень різного ступенятяжкості внаслідок двох терактів, скоєних однією людиною в Тель-Авіві.</text:p>
      <text:p text:style-name="P4">
Про це повідомляє в п’ятницю <text:a xlink:type="simple" xlink:href="https://www.jpost.com/breaking-news/article-738698" text:style-name="Internet_20_link" text:visited-style-name="Visited_20_Internet_20_Link">
 </text:a>
 , передає Укрінформ.</text:p>
      <text:p text:style-name="P4">
«30-річного чоловіка було вбито, ще семеро дістали поранень унаслідок двох <text:a xlink:type="simple" xlink:href="https://www.ukrinform.ua/tag-terakt" text:style-name="Internet_20_link" text:visited-style-name="Visited_20_Internet_20_Link">
</text:a>
 , скоєних одним і тим же терористом уТель-Авіві»,- зазначається у повідомленні.</text:p>
      <text:p text:style-name="P4">
Зауважується, що принаймні троє громадян отримали поранення середньої тяжкостіта були доставлені до лікарні.</text:p>
      <text:p text:style-name="P4">
Відомо, що терорист їхав вздовж набережної Тель-Авіва та відкрив вогонь помирних жителях, убивши при цьому чоловіка.</text:p>
      <text:p text:style-name="P4">
<text:span text:style-name="T4">
Читайте також:</text:span>
 <text:a xlink:type="simple" xlink:href="https://www.ukrinform.ua/rubric-polytics/3692992-mzs-ukraini-zasudilo-zapuski-raket-po-izrailu-z-livanu-ta-sektoru-gazi.html" text:style-name="Internet_20_link" text:visited-style-name="Visited_20_Internet_20_Link">
 <text:span text:style-name="T4">
Ізраїлю</text:span>
 </text:a>
</text:p>
      <text:p text:style-name="P4">
Пізніше ізраїльська поліція повідомила, що терорист намагався протаранитипішоходів у місті, однак його автомобіль перекинувся. Відомо також, що офіцерполіції застрелив терориста, коли той наблизився до машини та, за свідченнямиправоохоронця, намагався дістати зброю.</text:p>
      <text:p text:style-name="P4">
Як повідомляв Укрінформ, у п’ятницю загинули дві ізраїльтянки, ще одна жінкадістала важких поранень <text:a xlink:type="simple" xlink:href="https://www.ukrinform.ua/rubric-world/3692877-u-izraili-rozstrilali-avto-zaginuli-dvi-zinki-se-odna-poranena.html" text:style-name="Internet_20_link" text:visited-style-name="Visited_20_Internet_20_Link">
 </text:a>
 по цивільному автомобілю на окупованому Західному березіЙордану.</text:p>
      <text:p text:style-name="P4">
<text:span text:style-name="T5">
Фото: AVSHALOM SASSONI</text:span>
</text:p>
      <text:p text:style-name="P4">
Source: <text:a xlink:type="simple" xlink:href="https://www.ukrinform.ua/rubric-world/3693109-v-izraili-skoili-se-dva-terakti-e-zertvi.html" text:style-name="Internet_20_link" text:visited-style-name="Visited_20_Internet_20_Link">
https://www.ukrinform.ua/rubric-world/3693109-v-izraili-skoili-se-dva-terakti-e-zertvi.html</text:a>
</text:p>
      <!--NEWS-->
      <text:h text:style-name="P10" text:outline-level="1">
<text:span text:style-name="T4">
У Києві вшанували спортсменів, які загинули через війну</text:span>
</text:h>
      <text:p text:style-name="P4">
Author: ['АРМІЯINFORM']</text:p>
      <text:p text:style-name="P4">
Time: 2023-04-08T98:00:00-04:00</text:p>
      <text:p text:style-name="P4">
Description: Акція пам’яті пройшла у «Кличко Експо» на НСК «Олімпійський». Під портретами розміст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 '<text:a xlink:type="simple" xlink:href="https://vechirniy.kyiv.ua/uploads/2023/04/06/642edc813ffca.jpg" text:style-name="Internet_20_link" text:visited-style-name="Visited_20_Internet_20_Link">
642edc813ffca.jpg</text:a>
']</text:p>
      <text:p text:style-name="P4">
Tags: []</text:p>
      <text:p text:style-name="P4">
Category: News</text:p>
      <!--METADATA-->
      <text:p text:style-name="P4">
<draw:frame draw:style-name="fr1" draw:name="Image396" text:anchor-type="as-char" svg:width="6.9236in" svg:height="4.615733in" draw:z-index="0">
<draw:image xlink:href="../Images/AРМІЯINFORM/2023-04-08T98-00-00-04-00/photo_2023-04-07_14-00-22.jpg" xlink:type="simple" xlink:show="embed" xlink:actuate="onLoad" draw:mime-type="image/jpeg"/>
</draw:frame>
</text:p>
      <text:p text:style-name="P4">
Акція пам’яті пройшла у «Кличко Експо» на НСК «Олімпійський». Під портретамирозмістили інсталяцію з взуттям. Серед них є одна боксерська рукавичка.Особисті речі належать спортсменам та тренерам, які загинули через російськуокупацію, ворожі обстріли або ж захищали Україну на полі бою.</text:p>
      <text:p text:style-name="P4">
Про це<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повідомляє</text:a>
Вечірній Київ.<draw:frame draw:style-name="fr1" draw:name="Image397" text:anchor-type="as-char" svg:width="6.9236in" svg:height="4.61393in" draw:z-index="0">
<draw:image xlink:href="../Images/AРМІЯINFORM/2023-04-08T98-00-00-04-00/642ee1d07a750.jpg" xlink:type="simple" xlink:show="embed" xlink:actuate="onLoad" draw:mime-type="image/jpeg"/>
</draw:frame>
</text:p>
      <text:p text:style-name="P4">
Як наголосила директорка Департаменту молоді та спорту КМДА Юлія Хан,російська військова агресія на території України несе суцільну руйнацію тасмерть.</text:p>
      <text:p text:style-name="P4">
«Серед загиблих — чемпіони світу, Європи, багаторазові переможці національнихпершостей з олімпійських та неолімпійських видів спорту. Тут також є історіїветеранів спорту та тих, хто тільки починали свій спортивний шлях. Неможливонавіть уявити скільки всього вони б ще встигли зробити, якби війна не забралав них життя», — розповіла Юлія Хан.</text:p>
      <text:p text:style-name="P4">
Ніна Семенівна втратила на війні сина. Вадим Зеленюк загинув на Донеччині підчас виконання бойового завдання, прикриваючи товаришів. Він був бронзовимпризером чемпіонату світу з бойового самбо та чемпіоном Європи зуніверсального бою. На честь Героя України буде проводитися щорічний турнір зсамбо.</text:p>
      <text:p text:style-name="P4">
Батько Олександри Захарової, альпініст Олександр Заколодний, загинув у боях заСоледар, рятуючи друга Григорія Григор’єва. Олександр був членом збірноїУкраїни з альпінізму. За сходження на п’ять найвищих вершин Паміру і Тянь-Шанюздобув звання «Сніговий барс».</text:p>
      <text:p text:style-name="P4">
Всю родину Олени Радченко викрали і закатували рашисти. Мати Олени, ОльгаСухенко була старостою села Мотижин. Батько Ігор очолював місцевий аматорськийфутбольний клуб «Колос». Брат Олександр теж був футболістом, на позиціїправого вінгера та нападника ФК «Чайка» виступав у Другій лізі чемпіонатуУкраїни у сезоні 2018-2019 рр.</text:p>
      <text:p text:style-name="P4">
Подію «Янголи спорту: рік пам’яті» відвідали родини загиблих та спортсмени —олімпійська призерка Ольга Саладуха, тенісист Сергій Стаховський, фристайліст,олімпійський чемпіон Олександр Абраменко, веслувальник-каноїст, дворазовийолімпійський чемпіон Юрій Чебан, футболіст Владислав Ващук та гімнаст,олімпійський чемпіон Олег Верняєв.</text:p>
      <text:p text:style-name="P4">
<draw:frame draw:style-name="fr1" draw:name="Image398" text:anchor-type="as-char" svg:width="6.9236in" svg:height="4.67416in" draw:z-index="0">
<draw:image xlink:href="../Images/AРМІЯINFORM/2023-04-08T98-00-00-04-00/642edc813ffca.jpg" xlink:type="simple" xlink:show="embed" xlink:actuate="onLoad" draw:mime-type="image/jpeg"/>
</draw:frame>
Гімнаст,олімпійський чемпіон Олег Верняєв. Фото: Міністерство молоді та спорту України</text:p>
      <text:p text:style-name="P4">
За словами Олега Верняєва, з моменту повномасштабного вторгнення від рукворогів загинули понад 250 спортсменів і тренерів.</text:p>
      <text:p text:style-name="P4">
«Дехто з них за життя свідомо взяв до рук зброю, пішов захищати нашу державута загинув у бою. До інших російська ракета прилетіла в дім, — зазначив ОлегВерняєв. — Проєкт „Янголи спорту“ зібрав історії атлетів, які більше ніколи невийдуть на спортивні арени, не піднімуть синьо-жовтий стяг на п’єдесталах. Їхзабрала війна. Кожна історія трагічної смерті українських спортсменівзаслуговує на те, щоб її почув увесь світ. Вічна слава та низький уклін нашимГероям».</text:p>
      <text:p text:style-name="P4">
У столиці проєкт «Янголи спорту» вперше<text:a xlink:type="simple" xlink:href="https://vechirniy.kyiv.ua/news/72962/" text:style-name="Internet_20_link" text:visited-style-name="Visited_20_Internet_20_Link">
презентували</text:a>
 у жовтні 2022 року.Історії представників спортивної спільноти, що загинули через війну, на<text:a xlink:type="simple" xlink:href="https://yangoly-sportu.teamukraine.com.ua/" text:style-name="Internet_20_link" text:visited-style-name="Visited_20_Internet_20_Link">
сайті-реквіємі</text:a>
 «Янголи спорту»зібрав Спортивний комітет України.</text:p>
      <text:p text:style-name="P4">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NEWS-->
      <text:h text:style-name="P10" text:outline-level="1">
<text:span text:style-name="T4">
Політологу з Хмельниччини повідомлено про підозру у держзраді</text:span>
</text:h>
      <text:p text:style-name="P4">
Author: ['АРМІЯINFORM']</text:p>
      <text:p text:style-name="P4">
Time: 2023-04-08T99:00:00-04:00</text:p>
      <text:p text:style-name="P4">
Description: За процесуального керівництва Київської міської прокуратури громадянину України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5.jpg" text:style-name="Internet_20_link" text:visited-style-name="Visited_20_Internet_20_Link">
10-5.jpg</text:a>
']</text:p>
      <text:p text:style-name="P4">
Tags: ['STOPRUSSIA', 'АГРЕСІЯ РФ', 'ОФІС ГЕНЕРАЛЬНОГО ПРОКУРОРА УКРАЇНИ']</text:p>
      <text:p text:style-name="P4">
Category: News</text:p>
      <!--METADATA-->
      <text:p text:style-name="P4">
<draw:frame draw:style-name="fr1" draw:name="Image399" text:anchor-type="as-char" svg:width="6.9236in" svg:height="3.63489in" draw:z-index="0">
<draw:image xlink:href="../Images/AРМІЯINFORM/2023-04-08T99-00-00-04-00/10-5.jpg" xlink:type="simple" xlink:show="embed" xlink:actuate="onLoad" draw:mime-type="image/jpeg"/>
</draw:frame>
</text:p>
      <text:p text:style-name="P4">
За процесуального керівництва Київської міської прокуратури громадянинуУкраїни заочно повідомлено про підозру у державній зраді та приниженнінаціональної честі і гідності.</text:p>
      <text:p text:style-name="P4">
За даними слідства, ще до початку повномасштабного вторгнення держави-агресорав Україну уродженець Хмельницької області почав активно допомагати РФ впроведенні підривної діяльності.</text:p>
      <text:p text:style-name="P4">
На виконання завдань російських кураторів він готував та публікував усоціальних мережах деструктивну пропаганду, в якій висловлював проросійськіпогляди. У якості політолога він неодноразово брав участь у різних політичнихшоу, в тому числі на російських телеканалах.</text:p>
      <text:p text:style-name="P4">
У своїх публікаціях та виступах підозрюваний поширював російські наративи про«нацизм в Україні», пропагував ідеї, спрямовані на дискредитацію незалежностінашої держави.</text:p>
      <text:p text:style-name="P4">
Політолог переконував свою аудиторію у помилковості зовнішньої політикиУкраїни, орієнтованої на євроінтеграцію.</text:p>
      <text:p text:style-name="P4">
Зазначені публікації та відеозаписи активно «розганялися» пропагандистами вінтернеті та соцмережах і були доступними необмеженій кількості користувачів.</text:p>
      <text:p text:style-name="P4">
Своїми діями політолог вчинив шкоду суверенітету, територіальній цілісності,недоторканості та інформаційній безпеці України, надавши допомогупредставникам РФ в проведенні підривної діяльності проти України вінформаційній сфері.</text:p>
      <text:p text:style-name="P4">
Досудове розслідування здійснюється слідчими ГУ СБУ України в м. Києві таКиївській області за оперативного супроводу СБУ.</text:p>
      <text:p text:style-name="P4">
<text:span text:style-name="T5">
Джерело:<text:a xlink:type="simple" xlink:href="https://gp.gov.ua/ua/posts/politologu-povidomleno-pro-pidozru-u-derzzradi-ta-prinizenni-nacionalnoyi-cesti-i-gidnosti" text:style-name="Internet_20_link" text:visited-style-name="Visited_20_Internet_20_Link">
Офіс Генерального прокурораУкраїни</text:a>
</text:span>
</text:p>
      <text:p text:style-name="P4">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